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Sequence 1</text:p>
          </table:table-cell>
          <table:table-cell table:number-columns-repeated="3"/>
          <table:table-cell office:value-type="string" calcext:value-type="string">
            <text:p>Sequence 2</text:p>
          </table:table-cell>
          <table:table-cell table:number-columns-repeated="3"/>
          <table:table-cell office:value-type="string" calcext:value-type="string">
            <text:p>Sequence 3</text:p>
          </table:table-cell>
          <table:table-cell table:number-columns-repeated="3"/>
          <table:table-cell office:value-type="string" calcext:value-type="string">
            <text:p>Sequence 4</text:p>
          </table:table-cell>
          <table:table-cell table:number-columns-repeated="3"/>
          <table:table-cell office:value-type="string" calcext:value-type="string">
            <text:p>Sequence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d (pixels)</text:p>
          </table:table-cell>
          <table:table-cell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  <table:table-cell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  <table:table-cell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  <table:table-cell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  <table:table-cell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3]*2" office:value-type="float" office:value="109.802623482228" calcext:value-type="float">
            <text:p>109.8026234822</text:p>
          </table:table-cell>
          <table:table-cell table:formula="of:=([.B3]-[.E3])^2" office:value-type="float" office:value="0.0389574897678791" calcext:value-type="float">
            <text:p>0.0389574898</text:p>
          </table:table-cell>
          <table:table-cell/>
          <table:table-cell office:value-type="float" office:value="55.0806030831445" calcext:value-type="float">
            <text:p>55.0806030831</text:p>
          </table:table-cell>
          <table:table-cell table:formula="of:=[.H3]*2" office:value-type="float" office:value="110.161206166289" calcext:value-type="float">
            <text:p>110.1612061663</text:p>
          </table:table-cell>
          <table:table-cell table:formula="of:=([.B3]-[.I3])^2" office:value-type="float" office:value="0.0259874280495985" calcext:value-type="float">
            <text:p>0.025987428</text:p>
          </table:table-cell>
          <table:table-cell/>
          <table:table-cell office:value-type="float" office:value="55.0153254079907" calcext:value-type="float">
            <text:p>55.015325408</text:p>
          </table:table-cell>
          <table:table-cell table:formula="of:=[.L3]*2" office:value-type="float" office:value="110.030650815981" calcext:value-type="float">
            <text:p>110.030650816</text:p>
          </table:table-cell>
          <table:table-cell table:formula="of:=([.M3]-[.B3])^2" office:value-type="float" office:value="0.000939472520325827" calcext:value-type="float">
            <text:p>0.0009394725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]*2" office:value-type="float" office:value="5.19709785618396" calcext:value-type="float">
            <text:p>5.1970978562</text:p>
          </table:table-cell>
          <table:table-cell table:formula="of:=([.Q3]-[.B3])^2" office:value-type="float" office:value="10983.6482977663" calcext:value-type="float">
            <text:p>10983.6482977663</text:p>
          </table:table-cell>
          <table:table-cell/>
          <table:table-cell office:value-type="string" calcext:value-type="string">
            <text:p>NaN</text:p>
          </table:table-cell>
          <table:table-cell table:formula="of:=[.T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.9990909" calcext:value-type="float">
            <text:p>109.999090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4]*2" office:value-type="float" office:value="109.802623482228" calcext:value-type="float">
            <text:p>109.8026234822</text:p>
          </table:table-cell>
          <table:table-cell table:formula="of:=([.B4]-[.E4])^2" office:value-type="float" office:value="0.0385994462460752" calcext:value-type="float">
            <text:p>0.0385994462</text:p>
          </table:table-cell>
          <table:table-cell/>
          <table:table-cell office:value-type="float" office:value="54.9776491287623" calcext:value-type="float">
            <text:p>54.9776491288</text:p>
          </table:table-cell>
          <table:table-cell table:formula="of:=[.H4]*2" office:value-type="float" office:value="109.955298257525" calcext:value-type="float">
            <text:p>109.9552982575</text:p>
          </table:table-cell>
          <table:table-cell table:formula="of:=([.B4]-[.I4])^2" office:value-type="float" office:value="0.0019177955349778" calcext:value-type="float">
            <text:p>0.0019177955</text:p>
          </table:table-cell>
          <table:table-cell/>
          <table:table-cell office:value-type="float" office:value="54.9766597511202" calcext:value-type="float">
            <text:p>54.9766597511</text:p>
          </table:table-cell>
          <table:table-cell table:formula="of:=[.L4]*2" office:value-type="float" office:value="109.95331950224" calcext:value-type="float">
            <text:p>109.9533195022</text:p>
          </table:table-cell>
          <table:table-cell table:formula="of:=([.M4]-[.B4])^2" office:value-type="float" office:value="0.002095020852867" calcext:value-type="float">
            <text:p>0.0020950209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]*2" office:value-type="float" office:value="5.19709785618396" calcext:value-type="float">
            <text:p>5.1970978562</text:p>
          </table:table-cell>
          <table:table-cell table:formula="of:=([.Q4]-[.B4])^2" office:value-type="float" office:value="10983.4577459561" calcext:value-type="float">
            <text:p>10983.4577459561</text:p>
          </table:table-cell>
          <table:table-cell/>
          <table:table-cell office:value-type="string" calcext:value-type="string">
            <text:p>NaN</text:p>
          </table:table-cell>
          <table:table-cell table:formula="of:=[.T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9972727" calcext:value-type="float">
            <text:p>109.9972727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5]*2" office:value-type="float" office:value="109.802623482228" calcext:value-type="float">
            <text:p>109.8026234822</text:p>
          </table:table-cell>
          <table:table-cell table:formula="of:=([.B5]-[.E5])^2" office:value-type="float" office:value="0.0378883179793274" calcext:value-type="float">
            <text:p>0.037888318</text:p>
          </table:table-cell>
          <table:table-cell/>
          <table:table-cell office:value-type="float" office:value="55.058821529875" calcext:value-type="float">
            <text:p>55.0588215299</text:p>
          </table:table-cell>
          <table:table-cell table:formula="of:=[.H5]*2" office:value-type="float" office:value="110.11764305975" calcext:value-type="float">
            <text:p>110.1176430598</text:p>
          </table:table-cell>
          <table:table-cell table:formula="of:=([.B5]-[.I5])^2" office:value-type="float" office:value="0.014489023506344" calcext:value-type="float">
            <text:p>0.0144890235</text:p>
          </table:table-cell>
          <table:table-cell/>
          <table:table-cell office:value-type="float" office:value="55.1005236990434" calcext:value-type="float">
            <text:p>55.100523699</text:p>
          </table:table-cell>
          <table:table-cell table:formula="of:=[.L5]*2" office:value-type="float" office:value="110.201047398087" calcext:value-type="float">
            <text:p>110.2010473981</text:p>
          </table:table-cell>
          <table:table-cell table:formula="of:=([.M5]-[.B5])^2" office:value-type="float" office:value="0.041524127580368" calcext:value-type="float">
            <text:p>0.0415241276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5]*2" office:value-type="float" office:value="5.19709785618396" calcext:value-type="float">
            <text:p>5.1970978562</text:p>
          </table:table-cell>
          <table:table-cell table:formula="of:=([.Q5]-[.B5])^2" office:value-type="float" office:value="10983.0766472944" calcext:value-type="float">
            <text:p>10983.0766472944</text:p>
          </table:table-cell>
          <table:table-cell/>
          <table:table-cell office:value-type="string" calcext:value-type="string">
            <text:p>NaN</text:p>
          </table:table-cell>
          <table:table-cell table:formula="of:=[.T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9945453" calcext:value-type="float">
            <text:p>109.9945453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6]*2" office:value-type="float" office:value="109.802623482228" calcext:value-type="float">
            <text:p>109.8026234822</text:p>
          </table:table-cell>
          <table:table-cell table:formula="of:=([.B6]-[.E6])^2" office:value-type="float" office:value="0.0368339841369845" calcext:value-type="float">
            <text:p>0.0368339841</text:p>
          </table:table-cell>
          <table:table-cell/>
          <table:table-cell office:value-type="float" office:value="55.0581825435937" calcext:value-type="float">
            <text:p>55.0581825436</text:p>
          </table:table-cell>
          <table:table-cell table:formula="of:=[.H6]*2" office:value-type="float" office:value="110.116365087187" calcext:value-type="float">
            <text:p>110.1163650872</text:p>
          </table:table-cell>
          <table:table-cell table:formula="of:=([.B6]-[.I6])^2" office:value-type="float" office:value="0.0148400605503847" calcext:value-type="float">
            <text:p>0.0148400606</text:p>
          </table:table-cell>
          <table:table-cell/>
          <table:table-cell office:value-type="float" office:value="54.987196727579" calcext:value-type="float">
            <text:p>54.9871967276</text:p>
          </table:table-cell>
          <table:table-cell table:formula="of:=[.L6]*2" office:value-type="float" office:value="109.974393455158" calcext:value-type="float">
            <text:p>109.9743934552</text:p>
          </table:table-cell>
          <table:table-cell table:formula="of:=([.M6]-[.B6])^2" office:value-type="float" office:value="0.000406096850536228" calcext:value-type="float">
            <text:p>0.0004060969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6]*2" office:value-type="float" office:value="5.19709785618396" calcext:value-type="float">
            <text:p>5.1970978562</text:p>
          </table:table-cell>
          <table:table-cell table:formula="of:=([.Q6]-[.B6])^2" office:value-type="float" office:value="10982.5049907394" calcext:value-type="float">
            <text:p>10982.5049907394</text:p>
          </table:table-cell>
          <table:table-cell/>
          <table:table-cell office:value-type="string" calcext:value-type="string">
            <text:p>NaN</text:p>
          </table:table-cell>
          <table:table-cell table:formula="of:=[.T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.9909087" calcext:value-type="float">
            <text:p>109.9909087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7]*2" office:value-type="float" office:value="109.802623482228" calcext:value-type="float">
            <text:p>109.8026234822</text:p>
          </table:table-cell>
          <table:table-cell table:formula="of:=([.B7]-[.E7])^2" office:value-type="float" office:value="0.0354513232315264" calcext:value-type="float">
            <text:p>0.0354513232</text:p>
          </table:table-cell>
          <table:table-cell/>
          <table:table-cell office:value-type="float" office:value="54.9534774153202" calcext:value-type="float">
            <text:p>54.9534774153</text:p>
          </table:table-cell>
          <table:table-cell table:formula="of:=[.H7]*2" office:value-type="float" office:value="109.90695483064" calcext:value-type="float">
            <text:p>109.9069548306</text:p>
          </table:table-cell>
          <table:table-cell table:formula="of:=([.B7]-[.I7])^2" office:value-type="float" office:value="0.00704825218044946" calcext:value-type="float">
            <text:p>0.0070482522</text:p>
          </table:table-cell>
          <table:table-cell/>
          <table:table-cell office:value-type="float" office:value="55.0425989366997" calcext:value-type="float">
            <text:p>55.0425989367</text:p>
          </table:table-cell>
          <table:table-cell table:formula="of:=[.L7]*2" office:value-type="float" office:value="110.085197873399" calcext:value-type="float">
            <text:p>110.0851978734</text:p>
          </table:table-cell>
          <table:table-cell table:formula="of:=([.M7]-[.B7])^2" office:value-type="float" office:value="0.00889044822034003" calcext:value-type="float">
            <text:p>0.0088904482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7]*2" office:value-type="float" office:value="5.19709785618396" calcext:value-type="float">
            <text:p>5.1970978562</text:p>
          </table:table-cell>
          <table:table-cell table:formula="of:=([.Q7]-[.B7])^2" office:value-type="float" office:value="10981.7427911695" calcext:value-type="float">
            <text:p>10981.7427911695</text:p>
          </table:table-cell>
          <table:table-cell/>
          <table:table-cell office:value-type="string" calcext:value-type="string">
            <text:p>NaN</text:p>
          </table:table-cell>
          <table:table-cell table:formula="of:=[.T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.9863628" calcext:value-type="float">
            <text:p>109.9863628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8]*2" office:value-type="float" office:value="109.802623482228" calcext:value-type="float">
            <text:p>109.8026234822</text:p>
          </table:table-cell>
          <table:table-cell table:formula="of:=([.B8]-[.E8])^2" office:value-type="float" office:value="0.0337601368953911" calcext:value-type="float">
            <text:p>0.0337601369</text:p>
          </table:table-cell>
          <table:table-cell/>
          <table:table-cell office:value-type="float" office:value="55.0324953516098" calcext:value-type="float">
            <text:p>55.0324953516</text:p>
          </table:table-cell>
          <table:table-cell table:formula="of:=[.H8]*2" office:value-type="float" office:value="110.06499070322" calcext:value-type="float">
            <text:p>110.0649907032</text:p>
          </table:table-cell>
          <table:table-cell table:formula="of:=([.B8]-[.I8])^2" office:value-type="float" office:value="0.00618234716471267" calcext:value-type="float">
            <text:p>0.0061823472</text:p>
          </table:table-cell>
          <table:table-cell/>
          <table:table-cell office:value-type="float" office:value="55.1089344061244" calcext:value-type="float">
            <text:p>55.1089344061</text:p>
          </table:table-cell>
          <table:table-cell table:formula="of:=[.L8]*2" office:value-type="float" office:value="110.217868812249" calcext:value-type="float">
            <text:p>110.2178688122</text:p>
          </table:table-cell>
          <table:table-cell table:formula="of:=([.M8]-[.B8])^2" office:value-type="float" office:value="0.0535950337073418" calcext:value-type="float">
            <text:p>0.053595033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8]*2" office:value-type="float" office:value="5.19709785618396" calcext:value-type="float">
            <text:p>5.1970978562</text:p>
          </table:table-cell>
          <table:table-cell table:formula="of:=([.Q8]-[.B8])^2" office:value-type="float" office:value="10980.7900474653" calcext:value-type="float">
            <text:p>10980.7900474653</text:p>
          </table:table-cell>
          <table:table-cell/>
          <table:table-cell office:value-type="string" calcext:value-type="string">
            <text:p>NaN</text:p>
          </table:table-cell>
          <table:table-cell table:formula="of:=[.T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.9809074" calcext:value-type="float">
            <text:p>109.9809074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9]*2" office:value-type="float" office:value="109.802623482228" calcext:value-type="float">
            <text:p>109.8026234822</text:p>
          </table:table-cell>
          <table:table-cell table:formula="of:=([.B9]-[.E9])^2" office:value-type="float" office:value="0.0317851553362065" calcext:value-type="float">
            <text:p>0.0317851553</text:p>
          </table:table-cell>
          <table:table-cell/>
          <table:table-cell office:value-type="float" office:value="55.0373987260472" calcext:value-type="float">
            <text:p>55.037398726</text:p>
          </table:table-cell>
          <table:table-cell table:formula="of:=[.H9]*2" office:value-type="float" office:value="110.074797452094" calcext:value-type="float">
            <text:p>110.0747974521</text:p>
          </table:table-cell>
          <table:table-cell table:formula="of:=([.B9]-[.I9])^2" office:value-type="float" office:value="0.00881534188228813" calcext:value-type="float">
            <text:p>0.0088153419</text:p>
          </table:table-cell>
          <table:table-cell/>
          <table:table-cell office:value-type="float" office:value="54.9682835581396" calcext:value-type="float">
            <text:p>54.9682835581</text:p>
          </table:table-cell>
          <table:table-cell table:formula="of:=[.L9]*2" office:value-type="float" office:value="109.936567116279" calcext:value-type="float">
            <text:p>109.9365671163</text:p>
          </table:table-cell>
          <table:table-cell table:formula="of:=([.M9]-[.B9])^2" office:value-type="float" office:value="0.00196606076044102" calcext:value-type="float">
            <text:p>0.0019660608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9]*2" office:value-type="float" office:value="5.19709785618396" calcext:value-type="float">
            <text:p>5.1970978562</text:p>
          </table:table-cell>
          <table:table-cell table:formula="of:=([.Q9]-[.B9])^2" office:value-type="float" office:value="10979.6467425147" calcext:value-type="float">
            <text:p>10979.6467425147</text:p>
          </table:table-cell>
          <table:table-cell/>
          <table:table-cell office:value-type="string" calcext:value-type="string">
            <text:p>NaN</text:p>
          </table:table-cell>
          <table:table-cell table:formula="of:=[.T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.9745425" calcext:value-type="float">
            <text:p>109.9745425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0]*2" office:value-type="float" office:value="109.802623482228" calcext:value-type="float">
            <text:p>109.8026234822</text:p>
          </table:table-cell>
          <table:table-cell table:formula="of:=([.B10]-[.E10])^2" office:value-type="float" office:value="0.029556148671757" calcext:value-type="float">
            <text:p>0.0295561487</text:p>
          </table:table-cell>
          <table:table-cell/>
          <table:table-cell office:value-type="float" office:value="55.0099731606319" calcext:value-type="float">
            <text:p>55.0099731606</text:p>
          </table:table-cell>
          <table:table-cell table:formula="of:=[.H10]*2" office:value-type="float" office:value="110.019946321264" calcext:value-type="float">
            <text:p>110.0199463213</text:p>
          </table:table-cell>
          <table:table-cell table:formula="of:=([.B10]-[.I10])^2" office:value-type="float" office:value="0.00206150698535545" calcext:value-type="float">
            <text:p>0.002061507</text:p>
          </table:table-cell>
          <table:table-cell/>
          <table:table-cell office:value-type="float" office:value="55.0150307665216" calcext:value-type="float">
            <text:p>55.0150307665</text:p>
          </table:table-cell>
          <table:table-cell table:formula="of:=[.L10]*2" office:value-type="float" office:value="110.030061533043" calcext:value-type="float">
            <text:p>110.030061533</text:p>
          </table:table-cell>
          <table:table-cell table:formula="of:=([.M10]-[.B10])^2" office:value-type="float" office:value="0.00308236303005159" calcext:value-type="float">
            <text:p>0.00308236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0]*2" office:value-type="float" office:value="5.19709785618396" calcext:value-type="float">
            <text:p>5.1970978562</text:p>
          </table:table-cell>
          <table:table-cell table:formula="of:=([.Q10]-[.B10])^2" office:value-type="float" office:value="10978.3129060879" calcext:value-type="float">
            <text:p>10978.3129060879</text:p>
          </table:table-cell>
          <table:table-cell/>
          <table:table-cell office:value-type="string" calcext:value-type="string">
            <text:p>NaN</text:p>
          </table:table-cell>
          <table:table-cell table:formula="of:=[.T1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.9672679" calcext:value-type="float">
            <text:p>109.967267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1]*2" office:value-type="float" office:value="109.802623482228" calcext:value-type="float">
            <text:p>109.8026234822</text:p>
          </table:table-cell>
          <table:table-cell table:formula="of:=([.B11]-[.E11])^2" office:value-type="float" office:value="0.027107784303545" calcext:value-type="float">
            <text:p>0.0271077843</text:p>
          </table:table-cell>
          <table:table-cell/>
          <table:table-cell office:value-type="float" office:value="54.9852520227346" calcext:value-type="float">
            <text:p>54.9852520227</text:p>
          </table:table-cell>
          <table:table-cell table:formula="of:=[.H11]*2" office:value-type="float" office:value="109.970504045469" calcext:value-type="float">
            <text:p>109.9705040455</text:p>
          </table:table-cell>
          <table:table-cell table:formula="of:=([.B11]-[.I11])^2" office:value-type="float" office:value="0.0000104726374978383" calcext:value-type="float">
            <text:p>1.04726374978383E-005</text:p>
          </table:table-cell>
          <table:table-cell/>
          <table:table-cell office:value-type="float" office:value="54.9368919469554" calcext:value-type="float">
            <text:p>54.936891947</text:p>
          </table:table-cell>
          <table:table-cell table:formula="of:=[.L11]*2" office:value-type="float" office:value="109.873783893911" calcext:value-type="float">
            <text:p>109.8737838939</text:p>
          </table:table-cell>
          <table:table-cell table:formula="of:=([.M11]-[.B11])^2" office:value-type="float" office:value="0.00873925939448532" calcext:value-type="float">
            <text:p>0.008739259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1]*2" office:value-type="float" office:value="5.19709785618396" calcext:value-type="float">
            <text:p>5.1970978562</text:p>
          </table:table-cell>
          <table:table-cell table:formula="of:=([.Q11]-[.B11])^2" office:value-type="float" office:value="10976.7885310101" calcext:value-type="float">
            <text:p>10976.7885310101</text:p>
          </table:table-cell>
          <table:table-cell/>
          <table:table-cell office:value-type="string" calcext:value-type="string">
            <text:p>NaN</text:p>
          </table:table-cell>
          <table:table-cell table:formula="of:=[.T1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.9590833" calcext:value-type="float">
            <text:p>109.9590833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2]*2" office:value-type="float" office:value="109.802623482228" calcext:value-type="float">
            <text:p>109.8026234822</text:p>
          </table:table-cell>
          <table:table-cell table:formula="of:=([.B12]-[.E12])^2" office:value-type="float" office:value="0.0244796745773106" calcext:value-type="float">
            <text:p>0.0244796746</text:p>
          </table:table-cell>
          <table:table-cell/>
          <table:table-cell office:value-type="float" office:value="54.9406397866581" calcext:value-type="float">
            <text:p>54.9406397867</text:p>
          </table:table-cell>
          <table:table-cell table:formula="of:=[.H12]*2" office:value-type="float" office:value="109.881279573316" calcext:value-type="float">
            <text:p>109.8812795733</text:p>
          </table:table-cell>
          <table:table-cell table:formula="of:=([.B12]-[.I12])^2" office:value-type="float" office:value="0.00605341988588698" calcext:value-type="float">
            <text:p>0.0060534199</text:p>
          </table:table-cell>
          <table:table-cell/>
          <table:table-cell office:value-type="float" office:value="55.0214032272599" calcext:value-type="float">
            <text:p>55.0214032273</text:p>
          </table:table-cell>
          <table:table-cell table:formula="of:=[.L12]*2" office:value-type="float" office:value="110.04280645452" calcext:value-type="float">
            <text:p>110.0428064545</text:p>
          </table:table-cell>
          <table:table-cell table:formula="of:=([.M12]-[.B12])^2" office:value-type="float" office:value="0.00700956660274669" calcext:value-type="float">
            <text:p>0.0070095666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2]*2" office:value-type="float" office:value="5.19709785618396" calcext:value-type="float">
            <text:p>5.1970978562</text:p>
          </table:table-cell>
          <table:table-cell table:formula="of:=([.Q12]-[.B12])^2" office:value-type="float" office:value="10975.0735941303" calcext:value-type="float">
            <text:p>10975.0735941303</text:p>
          </table:table-cell>
          <table:table-cell/>
          <table:table-cell office:value-type="string" calcext:value-type="string">
            <text:p>NaN</text:p>
          </table:table-cell>
          <table:table-cell table:formula="of:=[.T1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.9499886" calcext:value-type="float">
            <text:p>109.9499886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3]*2" office:value-type="float" office:value="109.802623482228" calcext:value-type="float">
            <text:p>109.8026234822</text:p>
          </table:table-cell>
          <table:table-cell table:formula="of:=([.B13]-[.E13])^2" office:value-type="float" office:value="0.0217164779360133" calcext:value-type="float">
            <text:p>0.0217164779</text:p>
          </table:table-cell>
          <table:table-cell/>
          <table:table-cell office:value-type="float" office:value="54.9525182757094" calcext:value-type="float">
            <text:p>54.9525182757</text:p>
          </table:table-cell>
          <table:table-cell table:formula="of:=[.H13]*2" office:value-type="float" office:value="109.905036551419" calcext:value-type="float">
            <text:p>109.9050365514</text:p>
          </table:table-cell>
          <table:table-cell table:formula="of:=([.B13]-[.I13])^2" office:value-type="float" office:value="0.00202068667164607" calcext:value-type="float">
            <text:p>0.0020206867</text:p>
          </table:table-cell>
          <table:table-cell/>
          <table:table-cell office:value-type="float" office:value="54.9999930348811" calcext:value-type="float">
            <text:p>54.9999930349</text:p>
          </table:table-cell>
          <table:table-cell table:formula="of:=[.L13]*2" office:value-type="float" office:value="109.999986069762" calcext:value-type="float">
            <text:p>109.9999860698</text:p>
          </table:table-cell>
          <table:table-cell table:formula="of:=([.M13]-[.B13])^2" office:value-type="float" office:value="0.00249974698262247" calcext:value-type="float">
            <text:p>0.00249974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3]*2" office:value-type="float" office:value="5.19709785618396" calcext:value-type="float">
            <text:p>5.1970978562</text:p>
          </table:table-cell>
          <table:table-cell table:formula="of:=([.Q13]-[.B13])^2" office:value-type="float" office:value="10973.1681191859" calcext:value-type="float">
            <text:p>10973.1681191859</text:p>
          </table:table-cell>
          <table:table-cell/>
          <table:table-cell office:value-type="string" calcext:value-type="string">
            <text:p>NaN</text:p>
          </table:table-cell>
          <table:table-cell table:formula="of:=[.T1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9399836" calcext:value-type="float">
            <text:p>109.9399836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4]*2" office:value-type="float" office:value="109.802623482228" calcext:value-type="float">
            <text:p>109.8026234822</text:p>
          </table:table-cell>
          <table:table-cell table:formula="of:=([.B14]-[.E14])^2" office:value-type="float" office:value="0.0188678019543937" calcext:value-type="float">
            <text:p>0.018867802</text:p>
          </table:table-cell>
          <table:table-cell/>
          <table:table-cell office:value-type="float" office:value="54.9862601444803" calcext:value-type="float">
            <text:p>54.9862601445</text:p>
          </table:table-cell>
          <table:table-cell table:formula="of:=[.H14]*2" office:value-type="float" office:value="109.972520288961" calcext:value-type="float">
            <text:p>109.972520289</text:p>
          </table:table-cell>
          <table:table-cell table:formula="of:=([.B14]-[.I14])^2" office:value-type="float" office:value="0.0010586361285182" calcext:value-type="float">
            <text:p>0.0010586361</text:p>
          </table:table-cell>
          <table:table-cell/>
          <table:table-cell office:value-type="float" office:value="54.9088182393663" calcext:value-type="float">
            <text:p>54.9088182394</text:p>
          </table:table-cell>
          <table:table-cell table:formula="of:=[.L14]*2" office:value-type="float" office:value="109.817636478733" calcext:value-type="float">
            <text:p>109.8176364787</text:p>
          </table:table-cell>
          <table:table-cell table:formula="of:=([.M14]-[.B14])^2" office:value-type="float" office:value="0.0149688180824223" calcext:value-type="float">
            <text:p>0.014968818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4]*2" office:value-type="float" office:value="5.19709785618396" calcext:value-type="float">
            <text:p>5.1970978562</text:p>
          </table:table-cell>
          <table:table-cell table:formula="of:=([.Q14]-[.B14])^2" office:value-type="float" office:value="10971.0721139421" calcext:value-type="float">
            <text:p>10971.0721139421</text:p>
          </table:table-cell>
          <table:table-cell/>
          <table:table-cell office:value-type="string" calcext:value-type="string">
            <text:p>NaN</text:p>
          </table:table-cell>
          <table:table-cell table:formula="of:=[.T1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.929068" calcext:value-type="float">
            <text:p>109.929068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5]*2" office:value-type="float" office:value="109.802623482228" calcext:value-type="float">
            <text:p>109.8026234822</text:p>
          </table:table-cell>
          <table:table-cell table:formula="of:=([.B15]-[.E15])^2" office:value-type="float" office:value="0.0159882160746441" calcext:value-type="float">
            <text:p>0.0159882161</text:p>
          </table:table-cell>
          <table:table-cell/>
          <table:table-cell office:value-type="float" office:value="54.9941868298484" calcext:value-type="float">
            <text:p>54.9941868298</text:p>
          </table:table-cell>
          <table:table-cell table:formula="of:=[.H15]*2" office:value-type="float" office:value="109.988373659697" calcext:value-type="float">
            <text:p>109.9883736597</text:p>
          </table:table-cell>
          <table:table-cell table:formula="of:=([.B15]-[.I15])^2" office:value-type="float" office:value="0.00351716127207312" calcext:value-type="float">
            <text:p>0.0035171613</text:p>
          </table:table-cell>
          <table:table-cell/>
          <table:table-cell office:value-type="float" office:value="54.9405022284847" calcext:value-type="float">
            <text:p>54.9405022285</text:p>
          </table:table-cell>
          <table:table-cell table:formula="of:=[.L15]*2" office:value-type="float" office:value="109.881004456969" calcext:value-type="float">
            <text:p>109.881004457</text:p>
          </table:table-cell>
          <table:table-cell table:formula="of:=([.M15]-[.B15])^2" office:value-type="float" office:value="0.00231010416865374" calcext:value-type="float">
            <text:p>0.0023101042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5]*2" office:value-type="float" office:value="5.19709785618396" calcext:value-type="float">
            <text:p>5.1970978562</text:p>
          </table:table-cell>
          <table:table-cell table:formula="of:=([.Q15]-[.B15])^2" office:value-type="float" office:value="10968.7855702052" calcext:value-type="float">
            <text:p>10968.7855702052</text:p>
          </table:table-cell>
          <table:table-cell/>
          <table:table-cell office:value-type="string" calcext:value-type="string">
            <text:p>NaN</text:p>
          </table:table-cell>
          <table:table-cell table:formula="of:=[.T1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9172416" calcext:value-type="float">
            <text:p>109.9172416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6]*2" office:value-type="float" office:value="109.802623482228" calcext:value-type="float">
            <text:p>109.8026234822</text:p>
          </table:table-cell>
          <table:table-cell table:formula="of:=([.B16]-[.E16])^2" office:value-type="float" office:value="0.0131373129216409" calcext:value-type="float">
            <text:p>0.0131373129</text:p>
          </table:table-cell>
          <table:table-cell/>
          <table:table-cell office:value-type="float" office:value="54.9727859063825" calcext:value-type="float">
            <text:p>54.9727859064</text:p>
          </table:table-cell>
          <table:table-cell table:formula="of:=[.H16]*2" office:value-type="float" office:value="109.945571812765" calcext:value-type="float">
            <text:p>109.9455718128</text:p>
          </table:table-cell>
          <table:table-cell table:formula="of:=([.B16]-[.I16])^2" office:value-type="float" office:value="0.000802600955310108" calcext:value-type="float">
            <text:p>0.000802601</text:p>
          </table:table-cell>
          <table:table-cell/>
          <table:table-cell office:value-type="float" office:value="54.9658865431763" calcext:value-type="float">
            <text:p>54.9658865432</text:p>
          </table:table-cell>
          <table:table-cell table:formula="of:=[.L16]*2" office:value-type="float" office:value="109.931773086353" calcext:value-type="float">
            <text:p>109.9317730864</text:p>
          </table:table-cell>
          <table:table-cell table:formula="of:=([.M16]-[.B16])^2" office:value-type="float" office:value="0.000211164095616079" calcext:value-type="float">
            <text:p>0.000211164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6]*2" office:value-type="float" office:value="5.19709785618396" calcext:value-type="float">
            <text:p>5.1970978562</text:p>
          </table:table-cell>
          <table:table-cell table:formula="of:=([.Q16]-[.B16])^2" office:value-type="float" office:value="10966.3085057255" calcext:value-type="float">
            <text:p>10966.3085057255</text:p>
          </table:table-cell>
          <table:table-cell/>
          <table:table-cell office:value-type="string" calcext:value-type="string">
            <text:p>NaN</text:p>
          </table:table-cell>
          <table:table-cell table:formula="of:=[.T1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904504" calcext:value-type="float">
            <text:p>109.904504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7]*2" office:value-type="float" office:value="109.802623482228" calcext:value-type="float">
            <text:p>109.8026234822</text:p>
          </table:table-cell>
          <table:table-cell table:formula="of:=([.B17]-[.E17])^2" office:value-type="float" office:value="0.0103796399015319" calcext:value-type="float">
            <text:p>0.0103796399</text:p>
          </table:table-cell>
          <table:table-cell/>
          <table:table-cell office:value-type="float" office:value="54.9273217976444" calcext:value-type="float">
            <text:p>54.9273217976</text:p>
          </table:table-cell>
          <table:table-cell table:formula="of:=[.H17]*2" office:value-type="float" office:value="109.854643595289" calcext:value-type="float">
            <text:p>109.8546435953</text:p>
          </table:table-cell>
          <table:table-cell table:formula="of:=([.B17]-[.I17])^2" office:value-type="float" office:value="0.00248605995796434" calcext:value-type="float">
            <text:p>0.00248606</text:p>
          </table:table-cell>
          <table:table-cell/>
          <table:table-cell office:value-type="float" office:value="54.9888730880659" calcext:value-type="float">
            <text:p>54.9888730881</text:p>
          </table:table-cell>
          <table:table-cell table:formula="of:=[.L17]*2" office:value-type="float" office:value="109.977746176132" calcext:value-type="float">
            <text:p>109.9777461761</text:p>
          </table:table-cell>
          <table:table-cell table:formula="of:=([.M17]-[.B17])^2" office:value-type="float" office:value="0.00536441636452153" calcext:value-type="float">
            <text:p>0.005364416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7]*2" office:value-type="float" office:value="5.19709785618396" calcext:value-type="float">
            <text:p>5.1970978562</text:p>
          </table:table-cell>
          <table:table-cell table:formula="of:=([.Q17]-[.B17])^2" office:value-type="float" office:value="10963.640901366" calcext:value-type="float">
            <text:p>10963.640901366</text:p>
          </table:table-cell>
          <table:table-cell/>
          <table:table-cell office:value-type="string" calcext:value-type="string">
            <text:p>NaN</text:p>
          </table:table-cell>
          <table:table-cell table:formula="of:=[.T1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.8908549" calcext:value-type="float">
            <text:p>109.890854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8]*2" office:value-type="float" office:value="109.802623482228" calcext:value-type="float">
            <text:p>109.8026234822</text:p>
          </table:table-cell>
          <table:table-cell table:formula="of:=([.B18]-[.E18])^2" office:value-type="float" office:value="0.00778478308209114" calcext:value-type="float">
            <text:p>0.0077847831</text:p>
          </table:table-cell>
          <table:table-cell/>
          <table:table-cell office:value-type="float" office:value="54.9290213295917" calcext:value-type="float">
            <text:p>54.9290213296</text:p>
          </table:table-cell>
          <table:table-cell table:formula="of:=[.H18]*2" office:value-type="float" office:value="109.858042659183" calcext:value-type="float">
            <text:p>109.8580426592</text:p>
          </table:table-cell>
          <table:table-cell table:formula="of:=([.B18]-[.I18])^2" office:value-type="float" office:value="0.00107664314740634" calcext:value-type="float">
            <text:p>0.0010766431</text:p>
          </table:table-cell>
          <table:table-cell/>
          <table:table-cell office:value-type="float" office:value="54.9523014138006" calcext:value-type="float">
            <text:p>54.9523014138</text:p>
          </table:table-cell>
          <table:table-cell table:formula="of:=[.L18]*2" office:value-type="float" office:value="109.904602827601" calcext:value-type="float">
            <text:p>109.9046028276</text:p>
          </table:table-cell>
          <table:table-cell table:formula="of:=([.M18]-[.B18])^2" office:value-type="float" office:value="0.00018900551332788" calcext:value-type="float">
            <text:p>0.0001890055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8]*2" office:value-type="float" office:value="5.19709785618396" calcext:value-type="float">
            <text:p>5.1970978562</text:p>
          </table:table-cell>
          <table:table-cell table:formula="of:=([.Q18]-[.B18])^2" office:value-type="float" office:value="10960.7827639496" calcext:value-type="float">
            <text:p>10960.7827639496</text:p>
          </table:table-cell>
          <table:table-cell/>
          <table:table-cell office:value-type="string" calcext:value-type="string">
            <text:p>NaN</text:p>
          </table:table-cell>
          <table:table-cell table:formula="of:=[.T1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.8762941" calcext:value-type="float">
            <text:p>109.8762941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19]*2" office:value-type="float" office:value="109.802623482228" calcext:value-type="float">
            <text:p>109.8026234822</text:p>
          </table:table-cell>
          <table:table-cell table:formula="of:=([.B19]-[.E19])^2" office:value-type="float" office:value="0.00542735992293673" calcext:value-type="float">
            <text:p>0.0054273599</text:p>
          </table:table-cell>
          <table:table-cell/>
          <table:table-cell office:value-type="float" office:value="54.9617709270394" calcext:value-type="float">
            <text:p>54.961770927</text:p>
          </table:table-cell>
          <table:table-cell table:formula="of:=[.H19]*2" office:value-type="float" office:value="109.923541854079" calcext:value-type="float">
            <text:p>109.9235418541</text:p>
          </table:table-cell>
          <table:table-cell table:formula="of:=([.B19]-[.I19])^2" office:value-type="float" office:value="0.00223235026549176" calcext:value-type="float">
            <text:p>0.0022323503</text:p>
          </table:table-cell>
          <table:table-cell/>
          <table:table-cell office:value-type="float" office:value="54.8683166530414" calcext:value-type="float">
            <text:p>54.868316653</text:p>
          </table:table-cell>
          <table:table-cell table:formula="of:=[.L19]*2" office:value-type="float" office:value="109.736633306083" calcext:value-type="float">
            <text:p>109.7366333061</text:p>
          </table:table-cell>
          <table:table-cell table:formula="of:=([.M19]-[.B19])^2" office:value-type="float" office:value="0.019505137357583" calcext:value-type="float">
            <text:p>0.019505137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19]*2" office:value-type="float" office:value="5.19709785618396" calcext:value-type="float">
            <text:p>5.1970978562</text:p>
          </table:table-cell>
          <table:table-cell table:formula="of:=([.Q19]-[.B19])^2" office:value-type="float" office:value="10957.7341262513" calcext:value-type="float">
            <text:p>10957.7341262513</text:p>
          </table:table-cell>
          <table:table-cell/>
          <table:table-cell office:value-type="string" calcext:value-type="string">
            <text:p>NaN</text:p>
          </table:table-cell>
          <table:table-cell table:formula="of:=[.T1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.860821" calcext:value-type="float">
            <text:p>109.860821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0]*2" office:value-type="float" office:value="109.802623482228" calcext:value-type="float">
            <text:p>109.8026234822</text:p>
          </table:table-cell>
          <table:table-cell table:formula="of:=([.B20]-[.E20])^2" office:value-type="float" office:value="0.00338695107484554" calcext:value-type="float">
            <text:p>0.0033869511</text:p>
          </table:table-cell>
          <table:table-cell/>
          <table:table-cell office:value-type="float" office:value="54.9433190642718" calcext:value-type="float">
            <text:p>54.9433190643</text:p>
          </table:table-cell>
          <table:table-cell table:formula="of:=[.H20]*2" office:value-type="float" office:value="109.886638128544" calcext:value-type="float">
            <text:p>109.8866381285</text:p>
          </table:table-cell>
          <table:table-cell table:formula="of:=([.B20]-[.I20])^2" office:value-type="float" office:value="0.000666524126236432" calcext:value-type="float">
            <text:p>0.0006665241</text:p>
          </table:table-cell>
          <table:table-cell/>
          <table:table-cell office:value-type="float" office:value="54.8621717632856" calcext:value-type="float">
            <text:p>54.8621717633</text:p>
          </table:table-cell>
          <table:table-cell table:formula="of:=[.L20]*2" office:value-type="float" office:value="109.724343526571" calcext:value-type="float">
            <text:p>109.7243435266</text:p>
          </table:table-cell>
          <table:table-cell table:formula="of:=([.M20]-[.B20])^2" office:value-type="float" office:value="0.0186261007535082" calcext:value-type="float">
            <text:p>0.0186261008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0]*2" office:value-type="float" office:value="5.19709785618396" calcext:value-type="float">
            <text:p>5.1970978562</text:p>
          </table:table-cell>
          <table:table-cell table:formula="of:=([.Q20]-[.B20])^2" office:value-type="float" office:value="10954.4949423254" calcext:value-type="float">
            <text:p>10954.4949423254</text:p>
          </table:table-cell>
          <table:table-cell/>
          <table:table-cell office:value-type="string" calcext:value-type="string">
            <text:p>NaN</text:p>
          </table:table-cell>
          <table:table-cell table:formula="of:=[.T2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.8444355" calcext:value-type="float">
            <text:p>109.8444355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1]*2" office:value-type="float" office:value="109.802623482228" calcext:value-type="float">
            <text:p>109.8026234822</text:p>
          </table:table-cell>
          <table:table-cell table:formula="of:=([.B21]-[.E21])^2" office:value-type="float" office:value="0.00174824483018291" calcext:value-type="float">
            <text:p>0.0017482448</text:p>
          </table:table-cell>
          <table:table-cell/>
          <table:table-cell office:value-type="float" office:value="54.9216146599091" calcext:value-type="float">
            <text:p>54.9216146599</text:p>
          </table:table-cell>
          <table:table-cell table:formula="of:=[.H21]*2" office:value-type="float" office:value="109.843229319818" calcext:value-type="float">
            <text:p>109.8432293198</text:p>
          </table:table-cell>
          <table:table-cell table:formula="of:=([.B21]-[.I21])^2" office:value-type="float" office:value="0.00000145487063095843" calcext:value-type="float">
            <text:p>1.45487063095843E-006</text:p>
          </table:table-cell>
          <table:table-cell/>
          <table:table-cell office:value-type="float" office:value="54.9049794082607" calcext:value-type="float">
            <text:p>54.9049794083</text:p>
          </table:table-cell>
          <table:table-cell table:formula="of:=[.L21]*2" office:value-type="float" office:value="109.809958816521" calcext:value-type="float">
            <text:p>109.8099588165</text:p>
          </table:table-cell>
          <table:table-cell table:formula="of:=([.M21]-[.B21])^2" office:value-type="float" office:value="0.00118864170368367" calcext:value-type="float">
            <text:p>0.001188641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1]*2" office:value-type="float" office:value="5.19709785618396" calcext:value-type="float">
            <text:p>5.1970978562</text:p>
          </table:table-cell>
          <table:table-cell table:formula="of:=([.Q21]-[.B21])^2" office:value-type="float" office:value="10951.0652759388" calcext:value-type="float">
            <text:p>10951.0652759388</text:p>
          </table:table-cell>
          <table:table-cell/>
          <table:table-cell office:value-type="string" calcext:value-type="string">
            <text:p>NaN</text:p>
          </table:table-cell>
          <table:table-cell table:formula="of:=[.T2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.8271369" calcext:value-type="float">
            <text:p>109.827136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2]*2" office:value-type="float" office:value="109.802623482228" calcext:value-type="float">
            <text:p>109.8026234822</text:p>
          </table:table-cell>
          <table:table-cell table:formula="of:=([.B22]-[.E22])^2" office:value-type="float" office:value="0.000600907650874311" calcext:value-type="float">
            <text:p>0.0006009077</text:p>
          </table:table-cell>
          <table:table-cell/>
          <table:table-cell office:value-type="float" office:value="54.9973805440005" calcext:value-type="float">
            <text:p>54.997380544</text:p>
          </table:table-cell>
          <table:table-cell table:formula="of:=[.H22]*2" office:value-type="float" office:value="109.994761088001" calcext:value-type="float">
            <text:p>109.994761088</text:p>
          </table:table-cell>
          <table:table-cell table:formula="of:=([.B22]-[.I22])^2" office:value-type="float" office:value="0.0280978684029945" calcext:value-type="float">
            <text:p>0.0280978684</text:p>
          </table:table-cell>
          <table:table-cell/>
          <table:table-cell office:value-type="float" office:value="54.9088496389918" calcext:value-type="float">
            <text:p>54.908849639</text:p>
          </table:table-cell>
          <table:table-cell table:formula="of:=[.L22]*2" office:value-type="float" office:value="109.817699277984" calcext:value-type="float">
            <text:p>109.817699278</text:p>
          </table:table-cell>
          <table:table-cell table:formula="of:=([.M22]-[.B22])^2" office:value-type="float" office:value="0.0000890687093242929" calcext:value-type="float">
            <text:p>8.90687093242929E-005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2]*2" office:value-type="float" office:value="5.19709785618396" calcext:value-type="float">
            <text:p>5.1970978562</text:p>
          </table:table-cell>
          <table:table-cell table:formula="of:=([.Q22]-[.B22])^2" office:value-type="float" office:value="10947.4450703105" calcext:value-type="float">
            <text:p>10947.4450703105</text:p>
          </table:table-cell>
          <table:table-cell/>
          <table:table-cell office:value-type="string" calcext:value-type="string">
            <text:p>NaN</text:p>
          </table:table-cell>
          <table:table-cell table:formula="of:=[.T2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.808925" calcext:value-type="float">
            <text:p>109.808925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3]*2" office:value-type="float" office:value="109.802623482228" calcext:value-type="float">
            <text:p>109.8026234822</text:p>
          </table:table-cell>
          <table:table-cell table:formula="of:=([.B23]-[.E23])^2" office:value-type="float" office:value="0.0000397091262333623" calcext:value-type="float">
            <text:p>3.97091262333623E-005</text:p>
          </table:table-cell>
          <table:table-cell/>
          <table:table-cell office:value-type="float" office:value="54.9979621126367" calcext:value-type="float">
            <text:p>54.9979621126</text:p>
          </table:table-cell>
          <table:table-cell table:formula="of:=[.H23]*2" office:value-type="float" office:value="109.995924225273" calcext:value-type="float">
            <text:p>109.9959242253</text:p>
          </table:table-cell>
          <table:table-cell table:formula="of:=([.B23]-[.I23])^2" office:value-type="float" office:value="0.0349687102528505" calcext:value-type="float">
            <text:p>0.0349687103</text:p>
          </table:table-cell>
          <table:table-cell/>
          <table:table-cell office:value-type="float" office:value="54.8630284978826" calcext:value-type="float">
            <text:p>54.8630284979</text:p>
          </table:table-cell>
          <table:table-cell table:formula="of:=[.L23]*2" office:value-type="float" office:value="109.726056995765" calcext:value-type="float">
            <text:p>109.7260569958</text:p>
          </table:table-cell>
          <table:table-cell table:formula="of:=([.M23]-[.B23])^2" office:value-type="float" office:value="0.00686710612585832" calcext:value-type="float">
            <text:p>0.006867106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3]*2" office:value-type="float" office:value="5.19709785618396" calcext:value-type="float">
            <text:p>5.1970978562</text:p>
          </table:table-cell>
          <table:table-cell table:formula="of:=([.Q23]-[.B23])^2" office:value-type="float" office:value="10943.6343783676" calcext:value-type="float">
            <text:p>10943.6343783676</text:p>
          </table:table-cell>
          <table:table-cell/>
          <table:table-cell office:value-type="string" calcext:value-type="string">
            <text:p>NaN</text:p>
          </table:table-cell>
          <table:table-cell table:formula="of:=[.T2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.7897992" calcext:value-type="float">
            <text:p>109.7897992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4]*2" office:value-type="float" office:value="109.802623482228" calcext:value-type="float">
            <text:p>109.8026234822</text:p>
          </table:table-cell>
          <table:table-cell table:formula="of:=([.B24]-[.E24])^2" office:value-type="float" office:value="0.000164462214658186" calcext:value-type="float">
            <text:p>0.0001644622</text:p>
          </table:table-cell>
          <table:table-cell/>
          <table:table-cell office:value-type="float" office:value="54.8871923674171" calcext:value-type="float">
            <text:p>54.8871923674</text:p>
          </table:table-cell>
          <table:table-cell table:formula="of:=[.H24]*2" office:value-type="float" office:value="109.774384734834" calcext:value-type="float">
            <text:p>109.7743847348</text:p>
          </table:table-cell>
          <table:table-cell table:formula="of:=([.B24]-[.I24])^2" office:value-type="float" office:value="0.000237605736347796" calcext:value-type="float">
            <text:p>0.0002376057</text:p>
          </table:table-cell>
          <table:table-cell/>
          <table:table-cell office:value-type="float" office:value="54.8320348837239" calcext:value-type="float">
            <text:p>54.8320348837</text:p>
          </table:table-cell>
          <table:table-cell table:formula="of:=[.L24]*2" office:value-type="float" office:value="109.664069767448" calcext:value-type="float">
            <text:p>109.6640697674</text:p>
          </table:table-cell>
          <table:table-cell table:formula="of:=([.M24]-[.B24])^2" office:value-type="float" office:value="0.0158078902098996" calcext:value-type="float">
            <text:p>0.0158078902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4]*2" office:value-type="float" office:value="5.19709785618396" calcext:value-type="float">
            <text:p>5.1970978562</text:p>
          </table:table-cell>
          <table:table-cell table:formula="of:=([.Q24]-[.B24])^2" office:value-type="float" office:value="10939.6331743967" calcext:value-type="float">
            <text:p>10939.6331743967</text:p>
          </table:table-cell>
          <table:table-cell/>
          <table:table-cell office:value-type="string" calcext:value-type="string">
            <text:p>NaN</text:p>
          </table:table-cell>
          <table:table-cell table:formula="of:=[.T2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.769759" calcext:value-type="float">
            <text:p>109.76975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5]*2" office:value-type="float" office:value="109.802623482228" calcext:value-type="float">
            <text:p>109.8026234822</text:p>
          </table:table-cell>
          <table:table-cell table:formula="of:=([.B25]-[.E25])^2" office:value-type="float" office:value="0.0010800741921019" calcext:value-type="float">
            <text:p>0.0010800742</text:p>
          </table:table-cell>
          <table:table-cell/>
          <table:table-cell office:value-type="float" office:value="54.9208746968501" calcext:value-type="float">
            <text:p>54.9208746969</text:p>
          </table:table-cell>
          <table:table-cell table:formula="of:=[.H25]*2" office:value-type="float" office:value="109.8417493937" calcext:value-type="float">
            <text:p>109.8417493937</text:p>
          </table:table-cell>
          <table:table-cell table:formula="of:=([.B25]-[.I25])^2" office:value-type="float" office:value="0.00518261678511043" calcext:value-type="float">
            <text:p>0.0051826168</text:p>
          </table:table-cell>
          <table:table-cell/>
          <table:table-cell office:value-type="float" office:value="54.8010026628557" calcext:value-type="float">
            <text:p>54.8010026629</text:p>
          </table:table-cell>
          <table:table-cell table:formula="of:=[.L25]*2" office:value-type="float" office:value="109.602005325711" calcext:value-type="float">
            <text:p>109.6020053257</text:p>
          </table:table-cell>
          <table:table-cell table:formula="of:=([.M25]-[.B25])^2" office:value-type="float" office:value="0.0281412952373225" calcext:value-type="float">
            <text:p>0.0281412952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5]*2" office:value-type="float" office:value="5.19709785618396" calcext:value-type="float">
            <text:p>5.1970978562</text:p>
          </table:table-cell>
          <table:table-cell table:formula="of:=([.Q25]-[.B25])^2" office:value-type="float" office:value="10935.4414586994" calcext:value-type="float">
            <text:p>10935.4414586994</text:p>
          </table:table-cell>
          <table:table-cell/>
          <table:table-cell office:value-type="string" calcext:value-type="string">
            <text:p>NaN</text:p>
          </table:table-cell>
          <table:table-cell table:formula="of:=[.T2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.7488041" calcext:value-type="float">
            <text:p>109.7488041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6]*2" office:value-type="float" office:value="109.802623482228" calcext:value-type="float">
            <text:p>109.8026234822</text:p>
          </table:table-cell>
          <table:table-cell table:formula="of:=([.B26]-[.E26])^2" office:value-type="float" office:value="0.00289652590338207" calcext:value-type="float">
            <text:p>0.0028965259</text:p>
          </table:table-cell>
          <table:table-cell/>
          <table:table-cell office:value-type="float" office:value="54.9298052000715" calcext:value-type="float">
            <text:p>54.9298052001</text:p>
          </table:table-cell>
          <table:table-cell table:formula="of:=[.H26]*2" office:value-type="float" office:value="109.859610400143" calcext:value-type="float">
            <text:p>109.8596104001</text:p>
          </table:table-cell>
          <table:table-cell table:formula="of:=([.B26]-[.I26])^2" office:value-type="float" office:value="0.0122780361513799" calcext:value-type="float">
            <text:p>0.0122780362</text:p>
          </table:table-cell>
          <table:table-cell/>
          <table:table-cell office:value-type="float" office:value="54.937173402856" calcext:value-type="float">
            <text:p>54.9371734029</text:p>
          </table:table-cell>
          <table:table-cell table:formula="of:=[.L26]*2" office:value-type="float" office:value="109.874346805712" calcext:value-type="float">
            <text:p>109.8743468057</text:p>
          </table:table-cell>
          <table:table-cell table:formula="of:=([.M26]-[.B26])^2" office:value-type="float" office:value="0.0157609709574881" calcext:value-type="float">
            <text:p>0.01576097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6]*2" office:value-type="float" office:value="5.19709785618396" calcext:value-type="float">
            <text:p>5.1970978562</text:p>
          </table:table-cell>
          <table:table-cell table:formula="of:=([.Q26]-[.B26])^2" office:value-type="float" office:value="10931.0592784932" calcext:value-type="float">
            <text:p>10931.0592784932</text:p>
          </table:table-cell>
          <table:table-cell/>
          <table:table-cell office:value-type="string" calcext:value-type="string">
            <text:p>NaN</text:p>
          </table:table-cell>
          <table:table-cell table:formula="of:=[.T2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.7269338" calcext:value-type="float">
            <text:p>109.7269338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7]*2" office:value-type="float" office:value="109.802623482228" calcext:value-type="float">
            <text:p>109.8026234822</text:p>
          </table:table-cell>
          <table:table-cell table:formula="of:=([.B27]-[.E27])^2" office:value-type="float" office:value="0.0057289279957459" calcext:value-type="float">
            <text:p>0.005728928</text:p>
          </table:table-cell>
          <table:table-cell/>
          <table:table-cell office:value-type="float" office:value="54.8747022743245" calcext:value-type="float">
            <text:p>54.8747022743</text:p>
          </table:table-cell>
          <table:table-cell table:formula="of:=[.H27]*2" office:value-type="float" office:value="109.749404548649" calcext:value-type="float">
            <text:p>109.7494045486</text:p>
          </table:table-cell>
          <table:table-cell table:formula="of:=([.B27]-[.I27])^2" office:value-type="float" office:value="0.000504934544846491" calcext:value-type="float">
            <text:p>0.0005049345</text:p>
          </table:table-cell>
          <table:table-cell/>
          <table:table-cell office:value-type="float" office:value="54.7938771727386" calcext:value-type="float">
            <text:p>54.7938771727</text:p>
          </table:table-cell>
          <table:table-cell table:formula="of:=[.L27]*2" office:value-type="float" office:value="109.587754345477" calcext:value-type="float">
            <text:p>109.5877543455</text:p>
          </table:table-cell>
          <table:table-cell table:formula="of:=([.M27]-[.B27])^2" office:value-type="float" office:value="0.0193709205612652" calcext:value-type="float">
            <text:p>0.0193709206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7]*2" office:value-type="float" office:value="5.19709785618396" calcext:value-type="float">
            <text:p>5.1970978562</text:p>
          </table:table-cell>
          <table:table-cell table:formula="of:=([.Q27]-[.B27])^2" office:value-type="float" office:value="10926.4866024411" calcext:value-type="float">
            <text:p>10926.4866024411</text:p>
          </table:table-cell>
          <table:table-cell/>
          <table:table-cell office:value-type="string" calcext:value-type="string">
            <text:p>NaN</text:p>
          </table:table-cell>
          <table:table-cell table:formula="of:=[.T2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.7041476" calcext:value-type="float">
            <text:p>109.7041476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8]*2" office:value-type="float" office:value="109.802623482228" calcext:value-type="float">
            <text:p>109.8026234822</text:p>
          </table:table-cell>
          <table:table-cell table:formula="of:=([.B28]-[.E28])^2" office:value-type="float" office:value="0.00969749938054402" calcext:value-type="float">
            <text:p>0.0096974994</text:p>
          </table:table-cell>
          <table:table-cell/>
          <table:table-cell office:value-type="float" office:value="54.8973455741865" calcext:value-type="float">
            <text:p>54.8973455742</text:p>
          </table:table-cell>
          <table:table-cell table:formula="of:=[.H28]*2" office:value-type="float" office:value="109.794691148373" calcext:value-type="float">
            <text:p>109.7946911484</text:p>
          </table:table-cell>
          <table:table-cell table:formula="of:=([.B28]-[.I28])^2" office:value-type="float" office:value="0.00819813415197487" calcext:value-type="float">
            <text:p>0.0081981342</text:p>
          </table:table-cell>
          <table:table-cell/>
          <table:table-cell office:value-type="float" office:value="54.8023082549374" calcext:value-type="float">
            <text:p>54.8023082549</text:p>
          </table:table-cell>
          <table:table-cell table:formula="of:=[.L28]*2" office:value-type="float" office:value="109.604616509875" calcext:value-type="float">
            <text:p>109.6046165099</text:p>
          </table:table-cell>
          <table:table-cell table:formula="of:=([.M28]-[.B28])^2" office:value-type="float" office:value="0.00990643790151007" calcext:value-type="float">
            <text:p>0.0099064379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8]*2" office:value-type="float" office:value="5.19709785618396" calcext:value-type="float">
            <text:p>5.1970978562</text:p>
          </table:table-cell>
          <table:table-cell table:formula="of:=([.Q28]-[.B28])^2" office:value-type="float" office:value="10921.7234461564" calcext:value-type="float">
            <text:p>10921.7234461564</text:p>
          </table:table-cell>
          <table:table-cell/>
          <table:table-cell office:value-type="string" calcext:value-type="string">
            <text:p>NaN</text:p>
          </table:table-cell>
          <table:table-cell table:formula="of:=[.T2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.6804449" calcext:value-type="float">
            <text:p>109.6804449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29]*2" office:value-type="float" office:value="109.802623482228" calcext:value-type="float">
            <text:p>109.8026234822</text:p>
          </table:table-cell>
          <table:table-cell table:formula="of:=([.B29]-[.E29])^2" office:value-type="float" office:value="0.0149276059551962" calcext:value-type="float">
            <text:p>0.014927606</text:p>
          </table:table-cell>
          <table:table-cell/>
          <table:table-cell office:value-type="float" office:value="54.8668777709432" calcext:value-type="float">
            <text:p>54.8668777709</text:p>
          </table:table-cell>
          <table:table-cell table:formula="of:=[.H29]*2" office:value-type="float" office:value="109.733755541886" calcext:value-type="float">
            <text:p>109.7337555419</text:p>
          </table:table-cell>
          <table:table-cell table:formula="of:=([.B29]-[.I29])^2" office:value-type="float" office:value="0.00284202453833977" calcext:value-type="float">
            <text:p>0.0028420245</text:p>
          </table:table-cell>
          <table:table-cell/>
          <table:table-cell office:value-type="float" office:value="54.8058257774722" calcext:value-type="float">
            <text:p>54.8058257775</text:p>
          </table:table-cell>
          <table:table-cell table:formula="of:=[.L29]*2" office:value-type="float" office:value="109.611651554944" calcext:value-type="float">
            <text:p>109.6116515549</text:p>
          </table:table-cell>
          <table:table-cell table:formula="of:=([.M29]-[.B29])^2" office:value-type="float" office:value="0.00473252432393829" calcext:value-type="float">
            <text:p>0.004732524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29]*2" office:value-type="float" office:value="5.19709785618396" calcext:value-type="float">
            <text:p>5.1970978562</text:p>
          </table:table-cell>
          <table:table-cell table:formula="of:=([.Q29]-[.B29])^2" office:value-type="float" office:value="10916.7698094785" calcext:value-type="float">
            <text:p>10916.7698094785</text:p>
          </table:table-cell>
          <table:table-cell/>
          <table:table-cell office:value-type="string" calcext:value-type="string">
            <text:p>NaN</text:p>
          </table:table-cell>
          <table:table-cell table:formula="of:=[.T2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.6558252" calcext:value-type="float">
            <text:p>109.6558252</text:p>
          </table:table-cell>
          <table:table-cell/>
          <table:table-cell office:value-type="float" office:value="54.9013117411139" calcext:value-type="float">
            <text:p>54.9013117411</text:p>
          </table:table-cell>
          <table:table-cell table:formula="of:=[.D30]*2" office:value-type="float" office:value="109.802623482228" calcext:value-type="float">
            <text:p>109.8026234822</text:p>
          </table:table-cell>
          <table:table-cell table:formula="of:=([.B30]-[.E30])^2" office:value-type="float" office:value="0.0215497356650346" calcext:value-type="float">
            <text:p>0.0215497357</text:p>
          </table:table-cell>
          <table:table-cell/>
          <table:table-cell office:value-type="float" office:value="54.8028277072249" calcext:value-type="float">
            <text:p>54.8028277072</text:p>
          </table:table-cell>
          <table:table-cell table:formula="of:=[.H30]*2" office:value-type="float" office:value="109.60565541445" calcext:value-type="float">
            <text:p>109.6056554145</text:p>
          </table:table-cell>
          <table:table-cell table:formula="of:=([.B30]-[.I30])^2" office:value-type="float" office:value="0.00251700738215265" calcext:value-type="float">
            <text:p>0.0025170074</text:p>
          </table:table-cell>
          <table:table-cell/>
          <table:table-cell office:value-type="float" office:value="54.8056477864075" calcext:value-type="float">
            <text:p>54.8056477864</text:p>
          </table:table-cell>
          <table:table-cell table:formula="of:=[.L30]*2" office:value-type="float" office:value="109.611295572815" calcext:value-type="float">
            <text:p>109.6112955728</text:p>
          </table:table-cell>
          <table:table-cell table:formula="of:=([.M30]-[.B30])^2" office:value-type="float" office:value="0.00198288769723507" calcext:value-type="float">
            <text:p>0.001982887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0]*2" office:value-type="float" office:value="5.19709785618396" calcext:value-type="float">
            <text:p>5.1970978562</text:p>
          </table:table-cell>
          <table:table-cell table:formula="of:=([.Q30]-[.B30])^2" office:value-type="float" office:value="10911.6257182897" calcext:value-type="float">
            <text:p>10911.6257182897</text:p>
          </table:table-cell>
          <table:table-cell/>
          <table:table-cell office:value-type="string" calcext:value-type="string">
            <text:p>NaN</text:p>
          </table:table-cell>
          <table:table-cell table:formula="of:=[.T3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.6302878" calcext:value-type="float">
            <text:p>109.6302878</text:p>
          </table:table-cell>
          <table:table-cell/>
          <table:table-cell office:value-type="float" office:value="54.8723439746411" calcext:value-type="float">
            <text:p>54.8723439746</text:p>
          </table:table-cell>
          <table:table-cell table:formula="of:=[.D31]*2" office:value-type="float" office:value="109.744687949282" calcext:value-type="float">
            <text:p>109.7446879493</text:p>
          </table:table-cell>
          <table:table-cell table:formula="of:=([.B31]-[.E31])^2" office:value-type="float" office:value="0.0130873941557874" calcext:value-type="float">
            <text:p>0.0130873942</text:p>
          </table:table-cell>
          <table:table-cell/>
          <table:table-cell office:value-type="float" office:value="54.8153208183242" calcext:value-type="float">
            <text:p>54.8153208183</text:p>
          </table:table-cell>
          <table:table-cell table:formula="of:=[.H31]*2" office:value-type="float" office:value="109.630641636648" calcext:value-type="float">
            <text:p>109.6306416366</text:p>
          </table:table-cell>
          <table:table-cell table:formula="of:=([.B31]-[.I31])^2" office:value-type="float" office:value="0.000000125200373751532" calcext:value-type="float">
            <text:p>1.25200373751532E-007</text:p>
          </table:table-cell>
          <table:table-cell/>
          <table:table-cell office:value-type="float" office:value="54.7867555407716" calcext:value-type="float">
            <text:p>54.7867555408</text:p>
          </table:table-cell>
          <table:table-cell table:formula="of:=[.L31]*2" office:value-type="float" office:value="109.573511081543" calcext:value-type="float">
            <text:p>109.5735110815</text:p>
          </table:table-cell>
          <table:table-cell table:formula="of:=([.M31]-[.B31])^2" office:value-type="float" office:value="0.00322359575872304" calcext:value-type="float">
            <text:p>0.0032235958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1]*2" office:value-type="float" office:value="5.19709785618396" calcext:value-type="float">
            <text:p>5.1970978562</text:p>
          </table:table-cell>
          <table:table-cell table:formula="of:=([.Q31]-[.B31])^2" office:value-type="float" office:value="10906.2911618412" calcext:value-type="float">
            <text:p>10906.2911618412</text:p>
          </table:table-cell>
          <table:table-cell/>
          <table:table-cell office:value-type="string" calcext:value-type="string">
            <text:p>NaN</text:p>
          </table:table-cell>
          <table:table-cell table:formula="of:=[.T3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.603832" calcext:value-type="float">
            <text:p>109.603832</text:p>
          </table:table-cell>
          <table:table-cell/>
          <table:table-cell office:value-type="float" office:value="54.8723439746411" calcext:value-type="float">
            <text:p>54.8723439746</text:p>
          </table:table-cell>
          <table:table-cell table:formula="of:=[.D32]*2" office:value-type="float" office:value="109.744687949282" calcext:value-type="float">
            <text:p>109.7446879493</text:p>
          </table:table-cell>
          <table:table-cell table:formula="of:=([.B32]-[.E32])^2" office:value-type="float" office:value="0.0198403984481891" calcext:value-type="float">
            <text:p>0.0198403984</text:p>
          </table:table-cell>
          <table:table-cell/>
          <table:table-cell office:value-type="float" office:value="54.8809694768114" calcext:value-type="float">
            <text:p>54.8809694768</text:p>
          </table:table-cell>
          <table:table-cell table:formula="of:=[.H32]*2" office:value-type="float" office:value="109.761938953623" calcext:value-type="float">
            <text:p>109.7619389536</text:p>
          </table:table-cell>
          <table:table-cell table:formula="of:=([.B32]-[.I32])^2" office:value-type="float" office:value="0.024997808783884" calcext:value-type="float">
            <text:p>0.0249978088</text:p>
          </table:table-cell>
          <table:table-cell/>
          <table:table-cell office:value-type="float" office:value="54.7558425411782" calcext:value-type="float">
            <text:p>54.7558425412</text:p>
          </table:table-cell>
          <table:table-cell table:formula="of:=[.L32]*2" office:value-type="float" office:value="109.511685082356" calcext:value-type="float">
            <text:p>109.5116850824</text:p>
          </table:table-cell>
          <table:table-cell table:formula="of:=([.M32]-[.B32])^2" office:value-type="float" office:value="0.00849105443121703" calcext:value-type="float">
            <text:p>0.008491054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2]*2" office:value-type="float" office:value="5.19709785618396" calcext:value-type="float">
            <text:p>5.1970978562</text:p>
          </table:table-cell>
          <table:table-cell table:formula="of:=([.Q32]-[.B32])^2" office:value-type="float" office:value="10900.7661345775" calcext:value-type="float">
            <text:p>10900.7661345775</text:p>
          </table:table-cell>
          <table:table-cell/>
          <table:table-cell office:value-type="string" calcext:value-type="string">
            <text:p>NaN</text:p>
          </table:table-cell>
          <table:table-cell table:formula="of:=[.T3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.5764573" calcext:value-type="float">
            <text:p>109.5764573</text:p>
          </table:table-cell>
          <table:table-cell/>
          <table:table-cell office:value-type="float" office:value="54.7421949333532" calcext:value-type="float">
            <text:p>54.7421949334</text:p>
          </table:table-cell>
          <table:table-cell table:formula="of:=[.D33]*2" office:value-type="float" office:value="109.484389866706" calcext:value-type="float">
            <text:p>109.4843898667</text:p>
          </table:table-cell>
          <table:table-cell table:formula="of:=([.B33]-[.E33])^2" office:value-type="float" office:value="0.00847641227327284" calcext:value-type="float">
            <text:p>0.0084764123</text:p>
          </table:table-cell>
          <table:table-cell/>
          <table:table-cell office:value-type="float" office:value="54.7782972572159" calcext:value-type="float">
            <text:p>54.7782972572</text:p>
          </table:table-cell>
          <table:table-cell table:formula="of:=[.H33]*2" office:value-type="float" office:value="109.556594514432" calcext:value-type="float">
            <text:p>109.5565945144</text:p>
          </table:table-cell>
          <table:table-cell table:formula="of:=([.B33]-[.I33])^2" office:value-type="float" office:value="0.000394530250528598" calcext:value-type="float">
            <text:p>0.0003945303</text:p>
          </table:table-cell>
          <table:table-cell/>
          <table:table-cell office:value-type="float" office:value="54.8372254925436" calcext:value-type="float">
            <text:p>54.8372254925</text:p>
          </table:table-cell>
          <table:table-cell table:formula="of:=[.L33]*2" office:value-type="float" office:value="109.674450985087" calcext:value-type="float">
            <text:p>109.6744509851</text:p>
          </table:table-cell>
          <table:table-cell table:formula="of:=([.M33]-[.B33])^2" office:value-type="float" office:value="0.00960276231697003" calcext:value-type="float">
            <text:p>0.009602762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3]*2" office:value-type="float" office:value="5.19709785618396" calcext:value-type="float">
            <text:p>5.1970978562</text:p>
          </table:table-cell>
          <table:table-cell table:formula="of:=([.Q33]-[.B33])^2" office:value-type="float" office:value="10895.0506779013" calcext:value-type="float">
            <text:p>10895.0506779013</text:p>
          </table:table-cell>
          <table:table-cell/>
          <table:table-cell office:value-type="string" calcext:value-type="string">
            <text:p>NaN</text:p>
          </table:table-cell>
          <table:table-cell table:formula="of:=[.T3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5481629" calcext:value-type="float">
            <text:p>109.5481629</text:p>
          </table:table-cell>
          <table:table-cell/>
          <table:table-cell office:value-type="float" office:value="54.742691523513" calcext:value-type="float">
            <text:p>54.7426915235</text:p>
          </table:table-cell>
          <table:table-cell table:formula="of:=[.D34]*2" office:value-type="float" office:value="109.485383047026" calcext:value-type="float">
            <text:p>109.485383047</text:p>
          </table:table-cell>
          <table:table-cell table:formula="of:=([.B34]-[.E34])^2" office:value-type="float" office:value="0.00394130993943569" calcext:value-type="float">
            <text:p>0.0039413099</text:p>
          </table:table-cell>
          <table:table-cell/>
          <table:table-cell office:value-type="float" office:value="54.8880491321837" calcext:value-type="float">
            <text:p>54.8880491322</text:p>
          </table:table-cell>
          <table:table-cell table:formula="of:=[.H34]*2" office:value-type="float" office:value="109.776098264367" calcext:value-type="float">
            <text:p>109.7760982644</text:p>
          </table:table-cell>
          <table:table-cell table:formula="of:=([.B34]-[.I34])^2" office:value-type="float" office:value="0.0519545303293046" calcext:value-type="float">
            <text:p>0.0519545303</text:p>
          </table:table-cell>
          <table:table-cell/>
          <table:table-cell office:value-type="float" office:value="54.6965815620975" calcext:value-type="float">
            <text:p>54.6965815621</text:p>
          </table:table-cell>
          <table:table-cell table:formula="of:=[.L34]*2" office:value-type="float" office:value="109.393163124195" calcext:value-type="float">
            <text:p>109.3931631242</text:p>
          </table:table-cell>
          <table:table-cell table:formula="of:=([.M34]-[.B34])^2" office:value-type="float" office:value="0.0240249304995989" calcext:value-type="float">
            <text:p>0.0240249305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4]*2" office:value-type="float" office:value="5.19709785618396" calcext:value-type="float">
            <text:p>5.1970978562</text:p>
          </table:table-cell>
          <table:table-cell table:formula="of:=([.Q34]-[.B34])^2" office:value-type="float" office:value="10889.1447757787" calcext:value-type="float">
            <text:p>10889.1447757787</text:p>
          </table:table-cell>
          <table:table-cell/>
          <table:table-cell office:value-type="string" calcext:value-type="string">
            <text:p>NaN</text:p>
          </table:table-cell>
          <table:table-cell table:formula="of:=[.T3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5189481" calcext:value-type="float">
            <text:p>109.5189481</text:p>
          </table:table-cell>
          <table:table-cell/>
          <table:table-cell office:value-type="float" office:value="54.7421949333532" calcext:value-type="float">
            <text:p>54.7421949334</text:p>
          </table:table-cell>
          <table:table-cell table:formula="of:=[.D35]*2" office:value-type="float" office:value="109.484389866706" calcext:value-type="float">
            <text:p>109.4843898667</text:p>
          </table:table-cell>
          <table:table-cell table:formula="of:=([.B35]-[.E35])^2" office:value-type="float" office:value="0.0011942714883755" calcext:value-type="float">
            <text:p>0.0011942715</text:p>
          </table:table-cell>
          <table:table-cell/>
          <table:table-cell office:value-type="float" office:value="54.8200538727615" calcext:value-type="float">
            <text:p>54.8200538728</text:p>
          </table:table-cell>
          <table:table-cell table:formula="of:=[.H35]*2" office:value-type="float" office:value="109.640107745523" calcext:value-type="float">
            <text:p>109.6401077455</text:p>
          </table:table-cell>
          <table:table-cell table:formula="of:=([.B35]-[.I35])^2" office:value-type="float" office:value="0.0146796597032575" calcext:value-type="float">
            <text:p>0.0146796597</text:p>
          </table:table-cell>
          <table:table-cell/>
          <table:table-cell office:value-type="float" office:value="54.7796927602935" calcext:value-type="float">
            <text:p>54.7796927603</text:p>
          </table:table-cell>
          <table:table-cell table:formula="of:=[.L35]*2" office:value-type="float" office:value="109.559385520587" calcext:value-type="float">
            <text:p>109.5593855206</text:p>
          </table:table-cell>
          <table:table-cell table:formula="of:=([.M35]-[.B35])^2" office:value-type="float" office:value="0.00163518498372969" calcext:value-type="float">
            <text:p>0.001635185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35]*2" office:value-type="float" office:value="6.34735743626806" calcext:value-type="float">
            <text:p>6.3473574363</text:p>
          </table:table-cell>
          <table:table-cell table:formula="of:=([.Q35]-[.B35])^2" office:value-type="float" office:value="10644.3771200847" calcext:value-type="float">
            <text:p>10644.3771200847</text:p>
          </table:table-cell>
          <table:table-cell/>
          <table:table-cell office:value-type="string" calcext:value-type="string">
            <text:p>NaN</text:p>
          </table:table-cell>
          <table:table-cell table:formula="of:=[.T3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.4888122" calcext:value-type="float">
            <text:p>109.4888122</text:p>
          </table:table-cell>
          <table:table-cell/>
          <table:table-cell office:value-type="float" office:value="54.7880619348727" calcext:value-type="float">
            <text:p>54.7880619349</text:p>
          </table:table-cell>
          <table:table-cell table:formula="of:=[.D36]*2" office:value-type="float" office:value="109.576123869745" calcext:value-type="float">
            <text:p>109.5761238697</text:p>
          </table:table-cell>
          <table:table-cell table:formula="of:=([.B36]-[.E36])^2" office:value-type="float" office:value="0.00762332767373045" calcext:value-type="float">
            <text:p>0.0076233277</text:p>
          </table:table-cell>
          <table:table-cell/>
          <table:table-cell office:value-type="float" office:value="54.7735961854006" calcext:value-type="float">
            <text:p>54.7735961854</text:p>
          </table:table-cell>
          <table:table-cell table:formula="of:=[.H36]*2" office:value-type="float" office:value="109.547192370801" calcext:value-type="float">
            <text:p>109.5471923708</text:p>
          </table:table-cell>
          <table:table-cell table:formula="of:=([.B36]-[.I36])^2" office:value-type="float" office:value="0.00340824434277733" calcext:value-type="float">
            <text:p>0.0034082443</text:p>
          </table:table-cell>
          <table:table-cell/>
          <table:table-cell office:value-type="float" office:value="54.6906025669309" calcext:value-type="float">
            <text:p>54.6906025669</text:p>
          </table:table-cell>
          <table:table-cell table:formula="of:=[.L36]*2" office:value-type="float" office:value="109.381205133862" calcext:value-type="float">
            <text:p>109.3812051339</text:p>
          </table:table-cell>
          <table:table-cell table:formula="of:=([.M36]-[.B36])^2" office:value-type="float" office:value="0.0115792806828711" calcext:value-type="float">
            <text:p>0.0115792807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36]*2" office:value-type="float" office:value="6.34735743626806" calcext:value-type="float">
            <text:p>6.3473574363</text:p>
          </table:table-cell>
          <table:table-cell table:formula="of:=([.Q36]-[.B36])^2" office:value-type="float" office:value="10638.159690779" calcext:value-type="float">
            <text:p>10638.159690779</text:p>
          </table:table-cell>
          <table:table-cell/>
          <table:table-cell office:value-type="string" calcext:value-type="string">
            <text:p>NaN</text:p>
          </table:table-cell>
          <table:table-cell table:formula="of:=[.T3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4577544" calcext:value-type="float">
            <text:p>109.4577544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37]*2" office:value-type="float" office:value="109.660240428959" calcext:value-type="float">
            <text:p>109.660240429</text:p>
          </table:table-cell>
          <table:table-cell table:formula="of:=([.B37]-[.E37])^2" office:value-type="float" office:value="0.0410005919237465" calcext:value-type="float">
            <text:p>0.0410005919</text:p>
          </table:table-cell>
          <table:table-cell/>
          <table:table-cell office:value-type="float" office:value="54.7495323356213" calcext:value-type="float">
            <text:p>54.7495323356</text:p>
          </table:table-cell>
          <table:table-cell table:formula="of:=[.H37]*2" office:value-type="float" office:value="109.499064671243" calcext:value-type="float">
            <text:p>109.4990646712</text:p>
          </table:table-cell>
          <table:table-cell table:formula="of:=([.B37]-[.I37])^2" office:value-type="float" office:value="0.00170653851013785" calcext:value-type="float">
            <text:p>0.0017065385</text:p>
          </table:table-cell>
          <table:table-cell/>
          <table:table-cell office:value-type="float" office:value="54.6374219087501" calcext:value-type="float">
            <text:p>54.6374219088</text:p>
          </table:table-cell>
          <table:table-cell table:formula="of:=[.L37]*2" office:value-type="float" office:value="109.2748438175" calcext:value-type="float">
            <text:p>109.2748438175</text:p>
          </table:table-cell>
          <table:table-cell table:formula="of:=([.M37]-[.B37])^2" office:value-type="float" office:value="0.0334562811904165" calcext:value-type="float">
            <text:p>0.0334562812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37]*2" office:value-type="float" office:value="6.34735743626806" calcext:value-type="float">
            <text:p>6.3473574363</text:p>
          </table:table-cell>
          <table:table-cell table:formula="of:=([.Q37]-[.B37])^2" office:value-type="float" office:value="10631.7539620184" calcext:value-type="float">
            <text:p>10631.7539620184</text:p>
          </table:table-cell>
          <table:table-cell/>
          <table:table-cell office:value-type="string" calcext:value-type="string">
            <text:p>NaN</text:p>
          </table:table-cell>
          <table:table-cell table:formula="of:=[.T3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9.4257739" calcext:value-type="float">
            <text:p>109.4257739</text:p>
          </table:table-cell>
          <table:table-cell/>
          <table:table-cell office:value-type="float" office:value="54.8266631513798" calcext:value-type="float">
            <text:p>54.8266631514</text:p>
          </table:table-cell>
          <table:table-cell table:formula="of:=[.D38]*2" office:value-type="float" office:value="109.65332630276" calcext:value-type="float">
            <text:p>109.6533263028</text:p>
          </table:table-cell>
          <table:table-cell table:formula="of:=([.B38]-[.E38])^2" office:value-type="float" office:value="0.0517800960016668" calcext:value-type="float">
            <text:p>0.051780096</text:p>
          </table:table-cell>
          <table:table-cell/>
          <table:table-cell office:value-type="float" office:value="54.7228739137823" calcext:value-type="float">
            <text:p>54.7228739138</text:p>
          </table:table-cell>
          <table:table-cell table:formula="of:=[.H38]*2" office:value-type="float" office:value="109.445747827565" calcext:value-type="float">
            <text:p>109.4457478276</text:p>
          </table:table-cell>
          <table:table-cell table:formula="of:=([.B38]-[.I38])^2" office:value-type="float" office:value="0.000398957782356155" calcext:value-type="float">
            <text:p>0.0003989578</text:p>
          </table:table-cell>
          <table:table-cell/>
          <table:table-cell office:value-type="float" office:value="54.6528262897161" calcext:value-type="float">
            <text:p>54.6528262897</text:p>
          </table:table-cell>
          <table:table-cell table:formula="of:=[.L38]*2" office:value-type="float" office:value="109.305652579432" calcext:value-type="float">
            <text:p>109.3056525794</text:p>
          </table:table-cell>
          <table:table-cell table:formula="of:=([.M38]-[.B38])^2" office:value-type="float" office:value="0.0144291316549498" calcext:value-type="float">
            <text:p>0.014429131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38]*2" office:value-type="float" office:value="5.19709785618396" calcext:value-type="float">
            <text:p>5.1970978562</text:p>
          </table:table-cell>
          <table:table-cell table:formula="of:=([.Q38]-[.B38])^2" office:value-type="float" office:value="10863.6169098468" calcext:value-type="float">
            <text:p>10863.6169098468</text:p>
          </table:table-cell>
          <table:table-cell/>
          <table:table-cell office:value-type="string" calcext:value-type="string">
            <text:p>NaN</text:p>
          </table:table-cell>
          <table:table-cell table:formula="of:=[.T3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.39287" calcext:value-type="float">
            <text:p>109.39287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39]*2" office:value-type="float" office:value="109.660240428959" calcext:value-type="float">
            <text:p>109.660240429</text:p>
          </table:table-cell>
          <table:table-cell table:formula="of:=([.B39]-[.E39])^2" office:value-type="float" office:value="0.0714869462819313" calcext:value-type="float">
            <text:p>0.0714869463</text:p>
          </table:table-cell>
          <table:table-cell/>
          <table:table-cell office:value-type="float" office:value="54.7265637561679" calcext:value-type="float">
            <text:p>54.7265637562</text:p>
          </table:table-cell>
          <table:table-cell table:formula="of:=[.H39]*2" office:value-type="float" office:value="109.453127512336" calcext:value-type="float">
            <text:p>109.4531275123</text:p>
          </table:table-cell>
          <table:table-cell table:formula="of:=([.B39]-[.I39])^2" office:value-type="float" office:value="0.0036309677928985" calcext:value-type="float">
            <text:p>0.0036309678</text:p>
          </table:table-cell>
          <table:table-cell/>
          <table:table-cell office:value-type="float" office:value="54.6664067918827" calcext:value-type="float">
            <text:p>54.6664067919</text:p>
          </table:table-cell>
          <table:table-cell table:formula="of:=[.L39]*2" office:value-type="float" office:value="109.332813583765" calcext:value-type="float">
            <text:p>109.3328135838</text:p>
          </table:table-cell>
          <table:table-cell table:formula="of:=([.M39]-[.B39])^2" office:value-type="float" office:value="0.00360677313094374" calcext:value-type="float">
            <text:p>0.0036067731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39]*2" office:value-type="float" office:value="6.34735743626806" calcext:value-type="float">
            <text:p>6.3473574363</text:p>
          </table:table-cell>
          <table:table-cell table:formula="of:=([.Q39]-[.B39])^2" office:value-type="float" office:value="10618.3776595222" calcext:value-type="float">
            <text:p>10618.3776595222</text:p>
          </table:table-cell>
          <table:table-cell/>
          <table:table-cell office:value-type="string" calcext:value-type="string">
            <text:p>NaN</text:p>
          </table:table-cell>
          <table:table-cell table:formula="of:=[.T3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9.3590417" calcext:value-type="float">
            <text:p>109.3590417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0]*2" office:value-type="float" office:value="109.660240428959" calcext:value-type="float">
            <text:p>109.660240429</text:p>
          </table:table-cell>
          <table:table-cell table:formula="of:=([.B40]-[.E40])^2" office:value-type="float" office:value="0.0907206743267532" calcext:value-type="float">
            <text:p>0.0907206743</text:p>
          </table:table-cell>
          <table:table-cell/>
          <table:table-cell office:value-type="float" office:value="54.7579205943778" calcext:value-type="float">
            <text:p>54.7579205944</text:p>
          </table:table-cell>
          <table:table-cell table:formula="of:=[.H40]*2" office:value-type="float" office:value="109.515841188756" calcext:value-type="float">
            <text:p>109.5158411888</text:p>
          </table:table-cell>
          <table:table-cell table:formula="of:=([.B40]-[.I40])^2" office:value-type="float" office:value="0.0245860796740161" calcext:value-type="float">
            <text:p>0.0245860797</text:p>
          </table:table-cell>
          <table:table-cell/>
          <table:table-cell office:value-type="float" office:value="54.7226106465109" calcext:value-type="float">
            <text:p>54.7226106465</text:p>
          </table:table-cell>
          <table:table-cell table:formula="of:=[.L40]*2" office:value-type="float" office:value="109.445221293022" calcext:value-type="float">
            <text:p>109.445221293</text:p>
          </table:table-cell>
          <table:table-cell table:formula="of:=([.M40]-[.B40])^2" office:value-type="float" office:value="0.00742692225340249" calcext:value-type="float">
            <text:p>0.007426922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0]*2" office:value-type="float" office:value="5.19709785618396" calcext:value-type="float">
            <text:p>5.1970978562</text:p>
          </table:table-cell>
          <table:table-cell table:formula="of:=([.Q40]-[.B40])^2" office:value-type="float" office:value="10849.7105453223" calcext:value-type="float">
            <text:p>10849.7105453223</text:p>
          </table:table-cell>
          <table:table-cell/>
          <table:table-cell office:value-type="string" calcext:value-type="string">
            <text:p>NaN</text:p>
          </table:table-cell>
          <table:table-cell table:formula="of:=[.T4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.3242882" calcext:value-type="float">
            <text:p>109.3242882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1]*2" office:value-type="float" office:value="109.660240428959" calcext:value-type="float">
            <text:p>109.660240429</text:p>
          </table:table-cell>
          <table:table-cell table:formula="of:=([.B41]-[.E41])^2" office:value-type="float" office:value="0.112863900142789" calcext:value-type="float">
            <text:p>0.1128639001</text:p>
          </table:table-cell>
          <table:table-cell/>
          <table:table-cell office:value-type="float" office:value="54.7190526379396" calcext:value-type="float">
            <text:p>54.7190526379</text:p>
          </table:table-cell>
          <table:table-cell table:formula="of:=[.H41]*2" office:value-type="float" office:value="109.438105275879" calcext:value-type="float">
            <text:p>109.4381052759</text:p>
          </table:table-cell>
          <table:table-cell table:formula="of:=([.B41]-[.I41])^2" office:value-type="float" office:value="0.0129543267616909" calcext:value-type="float">
            <text:p>0.0129543268</text:p>
          </table:table-cell>
          <table:table-cell/>
          <table:table-cell office:value-type="float" office:value="54.7054375153559" calcext:value-type="float">
            <text:p>54.7054375154</text:p>
          </table:table-cell>
          <table:table-cell table:formula="of:=[.L41]*2" office:value-type="float" office:value="109.410875030712" calcext:value-type="float">
            <text:p>109.4108750307</text:p>
          </table:table-cell>
          <table:table-cell table:formula="of:=([.M41]-[.B41])^2" office:value-type="float" office:value="0.00749727925271304" calcext:value-type="float">
            <text:p>0.007497279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1]*2" office:value-type="float" office:value="5.19709785618396" calcext:value-type="float">
            <text:p>5.1970978562</text:p>
          </table:table-cell>
          <table:table-cell table:formula="of:=([.Q41]-[.B41])^2" office:value-type="float" office:value="10842.4717688973" calcext:value-type="float">
            <text:p>10842.4717688973</text:p>
          </table:table-cell>
          <table:table-cell/>
          <table:table-cell office:value-type="string" calcext:value-type="string">
            <text:p>NaN</text:p>
          </table:table-cell>
          <table:table-cell table:formula="of:=[.T4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2886087" calcext:value-type="float">
            <text:p>109.2886087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2]*2" office:value-type="float" office:value="109.660240428959" calcext:value-type="float">
            <text:p>109.660240429</text:p>
          </table:table-cell>
          <table:table-cell table:formula="of:=([.B42]-[.E42])^2" office:value-type="float" office:value="0.138110141969353" calcext:value-type="float">
            <text:p>0.138110142</text:p>
          </table:table-cell>
          <table:table-cell/>
          <table:table-cell office:value-type="float" office:value="54.6867363778545" calcext:value-type="float">
            <text:p>54.6867363779</text:p>
          </table:table-cell>
          <table:table-cell table:formula="of:=[.H42]*2" office:value-type="float" office:value="109.373472755709" calcext:value-type="float">
            <text:p>109.3734727557</text:p>
          </table:table-cell>
          <table:table-cell table:formula="of:=([.B42]-[.I42])^2" office:value-type="float" office:value="0.00720190795138111" calcext:value-type="float">
            <text:p>0.007201908</text:p>
          </table:table-cell>
          <table:table-cell/>
          <table:table-cell office:value-type="float" office:value="54.6837911760475" calcext:value-type="float">
            <text:p>54.683791176</text:p>
          </table:table-cell>
          <table:table-cell table:formula="of:=[.L42]*2" office:value-type="float" office:value="109.367582352095" calcext:value-type="float">
            <text:p>109.3675823521</text:p>
          </table:table-cell>
          <table:table-cell table:formula="of:=([.M42]-[.B42])^2" office:value-type="float" office:value="0.00623683772522234" calcext:value-type="float">
            <text:p>0.0062368377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2]*2" office:value-type="float" office:value="5.19709785618396" calcext:value-type="float">
            <text:p>5.1970978562</text:p>
          </table:table-cell>
          <table:table-cell table:formula="of:=([.Q42]-[.B42])^2" office:value-type="float" office:value="10835.0426297483" calcext:value-type="float">
            <text:p>10835.0426297483</text:p>
          </table:table-cell>
          <table:table-cell/>
          <table:table-cell office:value-type="string" calcext:value-type="string">
            <text:p>NaN</text:p>
          </table:table-cell>
          <table:table-cell table:formula="of:=[.T4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2520023" calcext:value-type="float">
            <text:p>109.2520023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3]*2" office:value-type="float" office:value="109.660240428959" calcext:value-type="float">
            <text:p>109.660240429</text:p>
          </table:table-cell>
          <table:table-cell table:formula="of:=([.B43]-[.E43])^2" office:value-type="float" office:value="0.166658369936269" calcext:value-type="float">
            <text:p>0.1666583699</text:p>
          </table:table-cell>
          <table:table-cell/>
          <table:table-cell office:value-type="float" office:value="54.6824360586344" calcext:value-type="float">
            <text:p>54.6824360586</text:p>
          </table:table-cell>
          <table:table-cell table:formula="of:=[.H43]*2" office:value-type="float" office:value="109.364872117269" calcext:value-type="float">
            <text:p>109.3648721173</text:p>
          </table:table-cell>
          <table:table-cell table:formula="of:=([.B43]-[.I43])^2" office:value-type="float" office:value="0.0127395956502927" calcext:value-type="float">
            <text:p>0.0127395957</text:p>
          </table:table-cell>
          <table:table-cell/>
          <table:table-cell office:value-type="float" office:value="54.6714926713485" calcext:value-type="float">
            <text:p>54.6714926713</text:p>
          </table:table-cell>
          <table:table-cell table:formula="of:=[.L43]*2" office:value-type="float" office:value="109.342985342697" calcext:value-type="float">
            <text:p>109.3429853427</text:p>
          </table:table-cell>
          <table:table-cell table:formula="of:=([.M43]-[.B43])^2" office:value-type="float" office:value="0.00827791405840497" calcext:value-type="float">
            <text:p>0.008277914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3]*2" office:value-type="float" office:value="5.19709785618396" calcext:value-type="float">
            <text:p>5.1970978562</text:p>
          </table:table-cell>
          <table:table-cell table:formula="of:=([.Q43]-[.B43])^2" office:value-type="float" office:value="10827.4231388117" calcext:value-type="float">
            <text:p>10827.4231388117</text:p>
          </table:table-cell>
          <table:table-cell/>
          <table:table-cell office:value-type="string" calcext:value-type="string">
            <text:p>NaN</text:p>
          </table:table-cell>
          <table:table-cell table:formula="of:=[.T4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9.2144679" calcext:value-type="float">
            <text:p>109.2144679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4]*2" office:value-type="float" office:value="109.660240428959" calcext:value-type="float">
            <text:p>109.660240429</text:p>
          </table:table-cell>
          <table:table-cell table:formula="of:=([.B44]-[.E44])^2" office:value-type="float" office:value="0.198713147574855" calcext:value-type="float">
            <text:p>0.1987131476</text:p>
          </table:table-cell>
          <table:table-cell/>
          <table:table-cell office:value-type="float" office:value="54.6773282206273" calcext:value-type="float">
            <text:p>54.6773282206</text:p>
          </table:table-cell>
          <table:table-cell table:formula="of:=[.H44]*2" office:value-type="float" office:value="109.354656441255" calcext:value-type="float">
            <text:p>109.3546564413</text:p>
          </table:table-cell>
          <table:table-cell table:formula="of:=([.B44]-[.I44])^2" office:value-type="float" office:value="0.0196528270990933" calcext:value-type="float">
            <text:p>0.0196528271</text:p>
          </table:table-cell>
          <table:table-cell/>
          <table:table-cell office:value-type="float" office:value="54.5342912093884" calcext:value-type="float">
            <text:p>54.5342912094</text:p>
          </table:table-cell>
          <table:table-cell table:formula="of:=[.L44]*2" office:value-type="float" office:value="109.068582418777" calcext:value-type="float">
            <text:p>109.0685824188</text:p>
          </table:table-cell>
          <table:table-cell table:formula="of:=([.M44]-[.B44])^2" office:value-type="float" office:value="0.0212825736317256" calcext:value-type="float">
            <text:p>0.0212825736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4]*2" office:value-type="float" office:value="5.19709785618396" calcext:value-type="float">
            <text:p>5.1970978562</text:p>
          </table:table-cell>
          <table:table-cell table:formula="of:=([.Q44]-[.B44])^2" office:value-type="float" office:value="10819.6132708322" calcext:value-type="float">
            <text:p>10819.6132708322</text:p>
          </table:table-cell>
          <table:table-cell/>
          <table:table-cell office:value-type="string" calcext:value-type="string">
            <text:p>NaN</text:p>
          </table:table-cell>
          <table:table-cell table:formula="of:=[.T4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.1760047" calcext:value-type="float">
            <text:p>109.1760047</text:p>
          </table:table-cell>
          <table:table-cell/>
          <table:table-cell office:value-type="float" office:value="54.8266782393965" calcext:value-type="float">
            <text:p>54.8266782394</text:p>
          </table:table-cell>
          <table:table-cell table:formula="of:=[.D45]*2" office:value-type="float" office:value="109.653356478793" calcext:value-type="float">
            <text:p>109.6533564788</text:p>
          </table:table-cell>
          <table:table-cell table:formula="of:=([.B45]-[.E45])^2" office:value-type="float" office:value="0.227864720716848" calcext:value-type="float">
            <text:p>0.2278647207</text:p>
          </table:table-cell>
          <table:table-cell/>
          <table:table-cell office:value-type="float" office:value="54.6028931907351" calcext:value-type="float">
            <text:p>54.6028931907</text:p>
          </table:table-cell>
          <table:table-cell table:formula="of:=[.H45]*2" office:value-type="float" office:value="109.20578638147" calcext:value-type="float">
            <text:p>109.2057863815</text:p>
          </table:table-cell>
          <table:table-cell table:formula="of:=([.B45]-[.I45])^2" office:value-type="float" office:value="0.000886948551193148" calcext:value-type="float">
            <text:p>0.0008869486</text:p>
          </table:table-cell>
          <table:table-cell/>
          <table:table-cell office:value-type="float" office:value="54.4845573197893" calcext:value-type="float">
            <text:p>54.4845573198</text:p>
          </table:table-cell>
          <table:table-cell table:formula="of:=[.L45]*2" office:value-type="float" office:value="108.969114639579" calcext:value-type="float">
            <text:p>108.9691146396</text:p>
          </table:table-cell>
          <table:table-cell table:formula="of:=([.M45]-[.B45])^2" office:value-type="float" office:value="0.042803497101165" calcext:value-type="float">
            <text:p>0.0428034971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5]*2" office:value-type="float" office:value="5.19709785618396" calcext:value-type="float">
            <text:p>5.1970978562</text:p>
          </table:table-cell>
          <table:table-cell table:formula="of:=([.Q45]-[.B45])^2" office:value-type="float" office:value="10811.613068435" calcext:value-type="float">
            <text:p>10811.613068435</text:p>
          </table:table-cell>
          <table:table-cell/>
          <table:table-cell office:value-type="string" calcext:value-type="string">
            <text:p>NaN</text:p>
          </table:table-cell>
          <table:table-cell table:formula="of:=[.T4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.1366116" calcext:value-type="float">
            <text:p>109.1366116</text:p>
          </table:table-cell>
          <table:table-cell/>
          <table:table-cell office:value-type="float" office:value="54.8266782393965" calcext:value-type="float">
            <text:p>54.8266782394</text:p>
          </table:table-cell>
          <table:table-cell table:formula="of:=[.D46]*2" office:value-type="float" office:value="109.653356478793" calcext:value-type="float">
            <text:p>109.6533564788</text:p>
          </table:table-cell>
          <table:table-cell table:formula="of:=([.B46]-[.E46])^2" office:value-type="float" office:value="0.267025269758798" calcext:value-type="float">
            <text:p>0.2670252698</text:p>
          </table:table-cell>
          <table:table-cell/>
          <table:table-cell office:value-type="float" office:value="54.6084785758687" calcext:value-type="float">
            <text:p>54.6084785759</text:p>
          </table:table-cell>
          <table:table-cell table:formula="of:=[.H46]*2" office:value-type="float" office:value="109.216957151737" calcext:value-type="float">
            <text:p>109.2169571517</text:p>
          </table:table-cell>
          <table:table-cell table:formula="of:=([.B46]-[.I46])^2" office:value-type="float" office:value="0.00645540768398866" calcext:value-type="float">
            <text:p>0.0064554077</text:p>
          </table:table-cell>
          <table:table-cell/>
          <table:table-cell office:value-type="float" office:value="54.4684687186468" calcext:value-type="float">
            <text:p>54.4684687186</text:p>
          </table:table-cell>
          <table:table-cell table:formula="of:=[.L46]*2" office:value-type="float" office:value="108.936937437294" calcext:value-type="float">
            <text:p>108.9369374373</text:p>
          </table:table-cell>
          <table:table-cell table:formula="of:=([.M46]-[.B46])^2" office:value-type="float" office:value="0.0398697712525024" calcext:value-type="float">
            <text:p>0.0398697713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6]*2" office:value-type="float" office:value="5.19709785618396" calcext:value-type="float">
            <text:p>5.1970978562</text:p>
          </table:table-cell>
          <table:table-cell table:formula="of:=([.Q46]-[.B46])^2" office:value-type="float" office:value="10803.4225173009" calcext:value-type="float">
            <text:p>10803.4225173009</text:p>
          </table:table-cell>
          <table:table-cell/>
          <table:table-cell office:value-type="string" calcext:value-type="string">
            <text:p>NaN</text:p>
          </table:table-cell>
          <table:table-cell table:formula="of:=[.T4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.0962877" calcext:value-type="float">
            <text:p>109.0962877</text:p>
          </table:table-cell>
          <table:table-cell/>
          <table:table-cell office:value-type="float" office:value="54.8301202144797" calcext:value-type="float">
            <text:p>54.8301202145</text:p>
          </table:table-cell>
          <table:table-cell table:formula="of:=[.D47]*2" office:value-type="float" office:value="109.660240428959" calcext:value-type="float">
            <text:p>109.660240429</text:p>
          </table:table-cell>
          <table:table-cell table:formula="of:=([.B47]-[.E47])^2" office:value-type="float" office:value="0.318042680500746" calcext:value-type="float">
            <text:p>0.3180426805</text:p>
          </table:table-cell>
          <table:table-cell/>
          <table:table-cell office:value-type="float" office:value="54.5599703066369" calcext:value-type="float">
            <text:p>54.5599703066</text:p>
          </table:table-cell>
          <table:table-cell table:formula="of:=[.H47]*2" office:value-type="float" office:value="109.119940613274" calcext:value-type="float">
            <text:p>109.1199406133</text:p>
          </table:table-cell>
          <table:table-cell table:formula="of:=([.B47]-[.I47])^2" office:value-type="float" office:value="0.000559460306337565" calcext:value-type="float">
            <text:p>0.0005594603</text:p>
          </table:table-cell>
          <table:table-cell/>
          <table:table-cell office:value-type="float" office:value="54.4794359530213" calcext:value-type="float">
            <text:p>54.479435953</text:p>
          </table:table-cell>
          <table:table-cell table:formula="of:=[.L47]*2" office:value-type="float" office:value="108.958871906043" calcext:value-type="float">
            <text:p>108.958871906</text:p>
          </table:table-cell>
          <table:table-cell table:formula="of:=([.M47]-[.B47])^2" office:value-type="float" office:value="0.0188831004289431" calcext:value-type="float">
            <text:p>0.018883100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7]*2" office:value-type="float" office:value="5.19709785618396" calcext:value-type="float">
            <text:p>5.1970978562</text:p>
          </table:table-cell>
          <table:table-cell table:formula="of:=([.Q47]-[.B47])^2" office:value-type="float" office:value="10795.0416502013" calcext:value-type="float">
            <text:p>10795.0416502013</text:p>
          </table:table-cell>
          <table:table-cell/>
          <table:table-cell office:value-type="string" calcext:value-type="string">
            <text:p>NaN</text:p>
          </table:table-cell>
          <table:table-cell table:formula="of:=[.T4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.055032" calcext:value-type="float">
            <text:p>109.055032</text:p>
          </table:table-cell>
          <table:table-cell table:number-columns-repeated="2"/>
          <table:table-cell table:formula="of:=[.D48]*2" office:value-type="float" office:value="0" calcext:value-type="float">
            <text:p>0</text:p>
          </table:table-cell>
          <table:table-cell table:number-columns-repeated="2"/>
          <table:table-cell office:value-type="float" office:value="54.5378873434142" calcext:value-type="float">
            <text:p>54.5378873434</text:p>
          </table:table-cell>
          <table:table-cell table:formula="of:=[.H48]*2" office:value-type="float" office:value="109.075774686828" calcext:value-type="float">
            <text:p>109.0757746868</text:p>
          </table:table-cell>
          <table:table-cell table:formula="of:=([.B48]-[.I48])^2" office:value-type="float" office:value="0.000430259056861032" calcext:value-type="float">
            <text:p>0.0004302591</text:p>
          </table:table-cell>
          <table:table-cell/>
          <table:table-cell office:value-type="float" office:value="54.4752812764024" calcext:value-type="float">
            <text:p>54.4752812764</text:p>
          </table:table-cell>
          <table:table-cell table:formula="of:=[.L48]*2" office:value-type="float" office:value="108.950562552805" calcext:value-type="float">
            <text:p>108.9505625528</text:p>
          </table:table-cell>
          <table:table-cell table:formula="of:=([.M48]-[.B48])^2" office:value-type="float" office:value="0.0109138653972707" calcext:value-type="float">
            <text:p>0.0109138654</text:p>
          </table:table-cell>
          <table:table-cell/>
          <table:table-cell office:value-type="float" office:value="2.59854892809198" calcext:value-type="float">
            <text:p>2.5985489281</text:p>
          </table:table-cell>
          <table:table-cell table:formula="of:=[.P48]*2" office:value-type="float" office:value="5.19709785618396" calcext:value-type="float">
            <text:p>5.1970978562</text:p>
          </table:table-cell>
          <table:table-cell table:formula="of:=([.Q48]-[.B48])^2" office:value-type="float" office:value="10786.4704846212" calcext:value-type="float">
            <text:p>10786.4704846212</text:p>
          </table:table-cell>
          <table:table-cell/>
          <table:table-cell office:value-type="string" calcext:value-type="string">
            <text:p>NaN</text:p>
          </table:table-cell>
          <table:table-cell table:formula="of:=[.T4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.0128433" calcext:value-type="float">
            <text:p>109.0128433</text:p>
          </table:table-cell>
          <table:table-cell/>
          <table:table-cell office:value-type="float" office:value="54.5097815977089" calcext:value-type="float">
            <text:p>54.5097815977</text:p>
          </table:table-cell>
          <table:table-cell table:formula="of:=[.D49]*2" office:value-type="float" office:value="109.019563195418" calcext:value-type="float">
            <text:p>109.0195631954</text:p>
          </table:table-cell>
          <table:table-cell table:formula="of:=([.B49]-[.E49])^2" office:value-type="float" office:value="0.0000451569944262029" calcext:value-type="float">
            <text:p>0.000045157</text:p>
          </table:table-cell>
          <table:table-cell/>
          <table:table-cell office:value-type="float" office:value="54.5911521127262" calcext:value-type="float">
            <text:p>54.5911521127</text:p>
          </table:table-cell>
          <table:table-cell table:formula="of:=[.H49]*2" office:value-type="float" office:value="109.182304225452" calcext:value-type="float">
            <text:p>109.1823042255</text:p>
          </table:table-cell>
          <table:table-cell table:formula="of:=([.B49]-[.I49])^2" office:value-type="float" office:value="0.0287170052551833" calcext:value-type="float">
            <text:p>0.0287170053</text:p>
          </table:table-cell>
          <table:table-cell/>
          <table:table-cell office:value-type="float" office:value="54.5092711330086" calcext:value-type="float">
            <text:p>54.509271133</text:p>
          </table:table-cell>
          <table:table-cell table:formula="of:=[.L49]*2" office:value-type="float" office:value="109.018542266017" calcext:value-type="float">
            <text:p>109.018542266</text:p>
          </table:table-cell>
          <table:table-cell table:formula="of:=([.M49]-[.B49])^2" office:value-type="float" office:value="0.0000324782136652737" calcext:value-type="float">
            <text:p>3.24782136652737E-005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49]*2" office:value-type="float" office:value="6.34735743626806" calcext:value-type="float">
            <text:p>6.3473574363</text:p>
          </table:table-cell>
          <table:table-cell table:formula="of:=([.Q49]-[.B49])^2" office:value-type="float" office:value="10540.2019876361" calcext:value-type="float">
            <text:p>10540.2019876361</text:p>
          </table:table-cell>
          <table:table-cell/>
          <table:table-cell office:value-type="string" calcext:value-type="string">
            <text:p>NaN</text:p>
          </table:table-cell>
          <table:table-cell table:formula="of:=[.T4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.9697206" calcext:value-type="float">
            <text:p>108.9697206</text:p>
          </table:table-cell>
          <table:table-cell/>
          <table:table-cell office:value-type="float" office:value="54.4863355619517" calcext:value-type="float">
            <text:p>54.486335562</text:p>
          </table:table-cell>
          <table:table-cell table:formula="of:=[.D50]*2" office:value-type="float" office:value="108.972671123903" calcext:value-type="float">
            <text:p>108.9726711239</text:p>
          </table:table-cell>
          <table:table-cell table:formula="of:=([.B50]-[.E50])^2" office:value-type="float" office:value="0.00000870559130449811" calcext:value-type="float">
            <text:p>8.70559130449811E-006</text:p>
          </table:table-cell>
          <table:table-cell/>
          <table:table-cell office:value-type="float" office:value="54.6035551346414" calcext:value-type="float">
            <text:p>54.6035551346</text:p>
          </table:table-cell>
          <table:table-cell table:formula="of:=[.H50]*2" office:value-type="float" office:value="109.207110269283" calcext:value-type="float">
            <text:p>109.2071102693</text:p>
          </table:table-cell>
          <table:table-cell table:formula="of:=([.B50]-[.I50])^2" office:value-type="float" office:value="0.056353855082193" calcext:value-type="float">
            <text:p>0.0563538551</text:p>
          </table:table-cell>
          <table:table-cell/>
          <table:table-cell office:value-type="float" office:value="54.4397199738273" calcext:value-type="float">
            <text:p>54.4397199738</text:p>
          </table:table-cell>
          <table:table-cell table:formula="of:=[.L50]*2" office:value-type="float" office:value="108.879439947655" calcext:value-type="float">
            <text:p>108.8794399477</text:p>
          </table:table-cell>
          <table:table-cell table:formula="of:=([.M50]-[.B50])^2" office:value-type="float" office:value="0.00815059618791079" calcext:value-type="float">
            <text:p>0.0081505962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50]*2" office:value-type="float" office:value="6.34735743626806" calcext:value-type="float">
            <text:p>6.3473574363</text:p>
          </table:table-cell>
          <table:table-cell table:formula="of:=([.Q50]-[.B50])^2" office:value-type="float" office:value="10531.3494213089" calcext:value-type="float">
            <text:p>10531.3494213089</text:p>
          </table:table-cell>
          <table:table-cell/>
          <table:table-cell office:value-type="string" calcext:value-type="string">
            <text:p>NaN</text:p>
          </table:table-cell>
          <table:table-cell table:formula="of:=[.T5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8.9256627" calcext:value-type="float">
            <text:p>108.9256627</text:p>
          </table:table-cell>
          <table:table-cell/>
          <table:table-cell office:value-type="float" office:value="54.4466407503226" calcext:value-type="float">
            <text:p>54.4466407503</text:p>
          </table:table-cell>
          <table:table-cell table:formula="of:=[.D51]*2" office:value-type="float" office:value="108.893281500645" calcext:value-type="float">
            <text:p>108.8932815006</text:p>
          </table:table-cell>
          <table:table-cell table:formula="of:=([.B51]-[.E51])^2" office:value-type="float" office:value="0.00104854207165543" calcext:value-type="float">
            <text:p>0.0010485421</text:p>
          </table:table-cell>
          <table:table-cell/>
          <table:table-cell office:value-type="float" office:value="54.5024919444219" calcext:value-type="float">
            <text:p>54.5024919444</text:p>
          </table:table-cell>
          <table:table-cell table:formula="of:=[.H51]*2" office:value-type="float" office:value="109.004983888844" calcext:value-type="float">
            <text:p>109.0049838888</text:p>
          </table:table-cell>
          <table:table-cell table:formula="of:=([.B51]-[.I51])^2" office:value-type="float" office:value="0.00629185099959257" calcext:value-type="float">
            <text:p>0.006291851</text:p>
          </table:table-cell>
          <table:table-cell/>
          <table:table-cell office:value-type="float" office:value="54.4008669427066" calcext:value-type="float">
            <text:p>54.4008669427</text:p>
          </table:table-cell>
          <table:table-cell table:formula="of:=[.L51]*2" office:value-type="float" office:value="108.801733885413" calcext:value-type="float">
            <text:p>108.8017338854</text:p>
          </table:table-cell>
          <table:table-cell table:formula="of:=([.M51]-[.B51])^2" office:value-type="float" office:value="0.0153583510848906" calcext:value-type="float">
            <text:p>0.0153583511</text:p>
          </table:table-cell>
          <table:table-cell/>
          <table:table-cell office:value-type="float" office:value="3.17367871813403" calcext:value-type="float">
            <text:p>3.1736787181</text:p>
          </table:table-cell>
          <table:table-cell table:formula="of:=[.P51]*2" office:value-type="float" office:value="6.34735743626806" calcext:value-type="float">
            <text:p>6.3473574363</text:p>
          </table:table-cell>
          <table:table-cell table:formula="of:=([.Q51]-[.B51])^2" office:value-type="float" office:value="10522.3087107794" calcext:value-type="float">
            <text:p>10522.3087107794</text:p>
          </table:table-cell>
          <table:table-cell/>
          <table:table-cell office:value-type="string" calcext:value-type="string">
            <text:p>NaN</text:p>
          </table:table-cell>
          <table:table-cell table:formula="of:=[.T5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.8806686" calcext:value-type="float">
            <text:p>108.8806686</text:p>
          </table:table-cell>
          <table:table-cell/>
          <table:table-cell office:value-type="float" office:value="54.378470900321" calcext:value-type="float">
            <text:p>54.3784709003</text:p>
          </table:table-cell>
          <table:table-cell table:formula="of:=[.D52]*2" office:value-type="float" office:value="108.756941800642" calcext:value-type="float">
            <text:p>108.7569418006</text:p>
          </table:table-cell>
          <table:table-cell table:formula="of:=([.B52]-[.E52])^2" office:value-type="float" office:value="0.0153083208793774" calcext:value-type="float">
            <text:p>0.0153083209</text:p>
          </table:table-cell>
          <table:table-cell/>
          <table:table-cell office:value-type="float" office:value="54.4348758195341" calcext:value-type="float">
            <text:p>54.4348758195</text:p>
          </table:table-cell>
          <table:table-cell table:formula="of:=[.H52]*2" office:value-type="float" office:value="108.869751639068" calcext:value-type="float">
            <text:p>108.8697516391</text:p>
          </table:table-cell>
          <table:table-cell table:formula="of:=([.B52]-[.I52])^2" office:value-type="float" office:value="0.000119180035986638" calcext:value-type="float">
            <text:p>0.00011918</text:p>
          </table:table-cell>
          <table:table-cell/>
          <table:table-cell office:value-type="float" office:value="54.4810175326548" calcext:value-type="float">
            <text:p>54.4810175327</text:p>
          </table:table-cell>
          <table:table-cell table:formula="of:=[.L52]*2" office:value-type="float" office:value="108.96203506531" calcext:value-type="float">
            <text:p>108.9620350653</text:p>
          </table:table-cell>
          <table:table-cell table:formula="of:=([.M52]-[.B52])^2" office:value-type="float" office:value="0.00662050167697831" calcext:value-type="float">
            <text:p>0.0066205017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2]*2" office:value-type="float" office:value="6.06851032181696" calcext:value-type="float">
            <text:p>6.0685103218</text:p>
          </table:table-cell>
          <table:table-cell table:formula="of:=([.Q52]-[.B52])^2" office:value-type="float" office:value="10570.3398898182" calcext:value-type="float">
            <text:p>10570.3398898182</text:p>
          </table:table-cell>
          <table:table-cell/>
          <table:table-cell office:value-type="string" calcext:value-type="string">
            <text:p>NaN</text:p>
          </table:table-cell>
          <table:table-cell table:formula="of:=[.T5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.8347371" calcext:value-type="float">
            <text:p>108.8347371</text:p>
          </table:table-cell>
          <table:table-cell/>
          <table:table-cell office:value-type="float" office:value="54.3490355422257" calcext:value-type="float">
            <text:p>54.3490355422</text:p>
          </table:table-cell>
          <table:table-cell table:formula="of:=[.D53]*2" office:value-type="float" office:value="108.698071084451" calcext:value-type="float">
            <text:p>108.6980710845</text:p>
          </table:table-cell>
          <table:table-cell table:formula="of:=([.B53]-[.E53])^2" office:value-type="float" office:value="0.0186775998059299" calcext:value-type="float">
            <text:p>0.0186775998</text:p>
          </table:table-cell>
          <table:table-cell/>
          <table:table-cell office:value-type="float" office:value="54.4502568777588" calcext:value-type="float">
            <text:p>54.4502568778</text:p>
          </table:table-cell>
          <table:table-cell table:formula="of:=[.H53]*2" office:value-type="float" office:value="108.900513755518" calcext:value-type="float">
            <text:p>108.9005137555</text:p>
          </table:table-cell>
          <table:table-cell table:formula="of:=([.B53]-[.I53])^2" office:value-type="float" office:value="0.00432656841108041" calcext:value-type="float">
            <text:p>0.0043265684</text:p>
          </table:table-cell>
          <table:table-cell/>
          <table:table-cell office:value-type="float" office:value="54.3053931198283" calcext:value-type="float">
            <text:p>54.3053931198</text:p>
          </table:table-cell>
          <table:table-cell table:formula="of:=[.L53]*2" office:value-type="float" office:value="108.610786239657" calcext:value-type="float">
            <text:p>108.6107862397</text:p>
          </table:table-cell>
          <table:table-cell table:formula="of:=([.M53]-[.B53])^2" office:value-type="float" office:value="0.050153987848546" calcext:value-type="float">
            <text:p>0.0501539878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3]*2" office:value-type="float" office:value="6.06851032181696" calcext:value-type="float">
            <text:p>6.0685103218</text:p>
          </table:table-cell>
          <table:table-cell table:formula="of:=([.Q53]-[.B53])^2" office:value-type="float" office:value="10560.8973662249" calcext:value-type="float">
            <text:p>10560.8973662249</text:p>
          </table:table-cell>
          <table:table-cell/>
          <table:table-cell office:value-type="string" calcext:value-type="string">
            <text:p>NaN</text:p>
          </table:table-cell>
          <table:table-cell table:formula="of:=[.T5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.787867" calcext:value-type="float">
            <text:p>108.787867</text:p>
          </table:table-cell>
          <table:table-cell/>
          <table:table-cell office:value-type="float" office:value="54.1050737517285" calcext:value-type="float">
            <text:p>54.1050737517</text:p>
          </table:table-cell>
          <table:table-cell table:formula="of:=[.D54]*2" office:value-type="float" office:value="108.210147503457" calcext:value-type="float">
            <text:p>108.2101475035</text:p>
          </table:table-cell>
          <table:table-cell table:formula="of:=([.B54]-[.E54])^2" office:value-type="float" office:value="0.33375981668591" calcext:value-type="float">
            <text:p>0.3337598167</text:p>
          </table:table-cell>
          <table:table-cell/>
          <table:table-cell office:value-type="float" office:value="54.3869083195683" calcext:value-type="float">
            <text:p>54.3869083196</text:p>
          </table:table-cell>
          <table:table-cell table:formula="of:=[.H54]*2" office:value-type="float" office:value="108.773816639137" calcext:value-type="float">
            <text:p>108.7738166391</text:p>
          </table:table-cell>
          <table:table-cell table:formula="of:=([.B54]-[.I54])^2" office:value-type="float" office:value="0.000197412640391979" calcext:value-type="float">
            <text:p>0.0001974126</text:p>
          </table:table-cell>
          <table:table-cell/>
          <table:table-cell office:value-type="float" office:value="54.3728498173342" calcext:value-type="float">
            <text:p>54.3728498173</text:p>
          </table:table-cell>
          <table:table-cell table:formula="of:=[.L54]*2" office:value-type="float" office:value="108.745699634668" calcext:value-type="float">
            <text:p>108.7456996347</text:p>
          </table:table-cell>
          <table:table-cell table:formula="of:=([.M54]-[.B54])^2" office:value-type="float" office:value="0.00177808669900927" calcext:value-type="float">
            <text:p>0.0017780867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4]*2" office:value-type="float" office:value="6.06851032181696" calcext:value-type="float">
            <text:p>6.0685103218</text:p>
          </table:table-cell>
          <table:table-cell table:formula="of:=([.Q54]-[.B54])^2" office:value-type="float" office:value="10551.2662363798" calcext:value-type="float">
            <text:p>10551.2662363798</text:p>
          </table:table-cell>
          <table:table-cell/>
          <table:table-cell office:value-type="string" calcext:value-type="string">
            <text:p>NaN</text:p>
          </table:table-cell>
          <table:table-cell table:formula="of:=[.T5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.740057" calcext:value-type="float">
            <text:p>108.740057</text:p>
          </table:table-cell>
          <table:table-cell/>
          <table:table-cell office:value-type="float" office:value="54.0201727752376" calcext:value-type="float">
            <text:p>54.0201727752</text:p>
          </table:table-cell>
          <table:table-cell table:formula="of:=[.D55]*2" office:value-type="float" office:value="108.040345550475" calcext:value-type="float">
            <text:p>108.0403455505</text:p>
          </table:table-cell>
          <table:table-cell table:formula="of:=([.B55]-[.E55])^2" office:value-type="float" office:value="0.489596112596095" calcext:value-type="float">
            <text:p>0.4895961126</text:p>
          </table:table-cell>
          <table:table-cell/>
          <table:table-cell office:value-type="float" office:value="54.4096287641761" calcext:value-type="float">
            <text:p>54.4096287642</text:p>
          </table:table-cell>
          <table:table-cell table:formula="of:=[.H55]*2" office:value-type="float" office:value="108.819257528352" calcext:value-type="float">
            <text:p>108.8192575284</text:p>
          </table:table-cell>
          <table:table-cell table:formula="of:=([.B55]-[.I55])^2" office:value-type="float" office:value="0.00627272369126812" calcext:value-type="float">
            <text:p>0.0062727237</text:p>
          </table:table-cell>
          <table:table-cell/>
          <table:table-cell office:value-type="float" office:value="54.2688888630352" calcext:value-type="float">
            <text:p>54.268888863</text:p>
          </table:table-cell>
          <table:table-cell table:formula="of:=[.L55]*2" office:value-type="float" office:value="108.53777772607" calcext:value-type="float">
            <text:p>108.5377777261</text:p>
          </table:table-cell>
          <table:table-cell table:formula="of:=([.M55]-[.B55])^2" office:value-type="float" office:value="0.0409169046614825" calcext:value-type="float">
            <text:p>0.0409169047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5]*2" office:value-type="float" office:value="6.06851032181696" calcext:value-type="float">
            <text:p>6.0685103218</text:p>
          </table:table-cell>
          <table:table-cell table:formula="of:=([.Q55]-[.B55])^2" office:value-type="float" office:value="10541.4464972903" calcext:value-type="float">
            <text:p>10541.4464972903</text:p>
          </table:table-cell>
          <table:table-cell/>
          <table:table-cell office:value-type="string" calcext:value-type="string">
            <text:p>NaN</text:p>
          </table:table-cell>
          <table:table-cell table:formula="of:=[.T5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.691306" calcext:value-type="float">
            <text:p>108.691306</text:p>
          </table:table-cell>
          <table:table-cell/>
          <table:table-cell office:value-type="float" office:value="54.009397665876" calcext:value-type="float">
            <text:p>54.0093976659</text:p>
          </table:table-cell>
          <table:table-cell table:formula="of:=[.D56]*2" office:value-type="float" office:value="108.018795331752" calcext:value-type="float">
            <text:p>108.0187953318</text:p>
          </table:table-cell>
          <table:table-cell table:formula="of:=([.B56]-[.E56])^2" office:value-type="float" office:value="0.452270598907364" calcext:value-type="float">
            <text:p>0.4522705989</text:p>
          </table:table-cell>
          <table:table-cell/>
          <table:table-cell office:value-type="float" office:value="54.3738223364288" calcext:value-type="float">
            <text:p>54.3738223364</text:p>
          </table:table-cell>
          <table:table-cell table:formula="of:=[.H56]*2" office:value-type="float" office:value="108.747644672858" calcext:value-type="float">
            <text:p>108.7476446729</text:p>
          </table:table-cell>
          <table:table-cell table:formula="of:=([.B56]-[.I56])^2" office:value-type="float" office:value="0.00317404605935638" calcext:value-type="float">
            <text:p>0.0031740461</text:p>
          </table:table-cell>
          <table:table-cell/>
          <table:table-cell office:value-type="float" office:value="54.3020189204871" calcext:value-type="float">
            <text:p>54.3020189205</text:p>
          </table:table-cell>
          <table:table-cell table:formula="of:=[.L56]*2" office:value-type="float" office:value="108.604037840974" calcext:value-type="float">
            <text:p>108.604037841</text:p>
          </table:table-cell>
          <table:table-cell table:formula="of:=([.M56]-[.B56])^2" office:value-type="float" office:value="0.00761573157975177" calcext:value-type="float">
            <text:p>0.0076157316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6]*2" office:value-type="float" office:value="6.06851032181696" calcext:value-type="float">
            <text:p>6.0685103218</text:p>
          </table:table-cell>
          <table:table-cell table:formula="of:=([.Q56]-[.B56])^2" office:value-type="float" office:value="10531.4381928061" calcext:value-type="float">
            <text:p>10531.4381928061</text:p>
          </table:table-cell>
          <table:table-cell/>
          <table:table-cell office:value-type="string" calcext:value-type="string">
            <text:p>NaN</text:p>
          </table:table-cell>
          <table:table-cell table:formula="of:=[.T5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.6416127" calcext:value-type="float">
            <text:p>108.6416127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57]*2" office:value-type="float" office:value="107.99573684691" calcext:value-type="float">
            <text:p>107.9957368469</text:p>
          </table:table-cell>
          <table:table-cell table:formula="of:=([.B57]-[.E57])^2" office:value-type="float" office:value="0.417155617604465" calcext:value-type="float">
            <text:p>0.4171556176</text:p>
          </table:table-cell>
          <table:table-cell/>
          <table:table-cell office:value-type="float" office:value="54.335124749304" calcext:value-type="float">
            <text:p>54.3351247493</text:p>
          </table:table-cell>
          <table:table-cell table:formula="of:=[.H57]*2" office:value-type="float" office:value="108.670249498608" calcext:value-type="float">
            <text:p>108.6702494986</text:p>
          </table:table-cell>
          <table:table-cell table:formula="of:=([.B57]-[.I57])^2" office:value-type="float" office:value="0.000820066234515447" calcext:value-type="float">
            <text:p>0.0008200662</text:p>
          </table:table-cell>
          <table:table-cell/>
          <table:table-cell office:value-type="float" office:value="54.224500082753" calcext:value-type="float">
            <text:p>54.2245000828</text:p>
          </table:table-cell>
          <table:table-cell table:formula="of:=[.L57]*2" office:value-type="float" office:value="108.449000165506" calcext:value-type="float">
            <text:p>108.4490001655</text:p>
          </table:table-cell>
          <table:table-cell table:formula="of:=([.M57]-[.B57])^2" office:value-type="float" office:value="0.0370995884441981" calcext:value-type="float">
            <text:p>0.0370995884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7]*2" office:value-type="float" office:value="6.06851032181696" calcext:value-type="float">
            <text:p>6.0685103218</text:p>
          </table:table-cell>
          <table:table-cell table:formula="of:=([.Q57]-[.B57])^2" office:value-type="float" office:value="10521.2413314852" calcext:value-type="float">
            <text:p>10521.2413314852</text:p>
          </table:table-cell>
          <table:table-cell/>
          <table:table-cell office:value-type="string" calcext:value-type="string">
            <text:p>NaN</text:p>
          </table:table-cell>
          <table:table-cell table:formula="of:=[.T5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8.5909757" calcext:value-type="float">
            <text:p>108.5909757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58]*2" office:value-type="float" office:value="107.99573684691" calcext:value-type="float">
            <text:p>107.9957368469</text:p>
          </table:table-cell>
          <table:table-cell table:formula="of:=([.B58]-[.E58])^2" office:value-type="float" office:value="0.354309292227656" calcext:value-type="float">
            <text:p>0.3543092922</text:p>
          </table:table-cell>
          <table:table-cell/>
          <table:table-cell office:value-type="float" office:value="54.2720370583906" calcext:value-type="float">
            <text:p>54.2720370584</text:p>
          </table:table-cell>
          <table:table-cell table:formula="of:=[.H58]*2" office:value-type="float" office:value="108.544074116781" calcext:value-type="float">
            <text:p>108.5440741168</text:p>
          </table:table-cell>
          <table:table-cell table:formula="of:=([.B58]-[.I58])^2" office:value-type="float" office:value="0.00219975850842981" calcext:value-type="float">
            <text:p>0.0021997585</text:p>
          </table:table-cell>
          <table:table-cell/>
          <table:table-cell office:value-type="float" office:value="54.2327656484982" calcext:value-type="float">
            <text:p>54.2327656485</text:p>
          </table:table-cell>
          <table:table-cell table:formula="of:=[.L58]*2" office:value-type="float" office:value="108.465531296996" calcext:value-type="float">
            <text:p>108.465531297</text:p>
          </table:table-cell>
          <table:table-cell table:formula="of:=([.M58]-[.B58])^2" office:value-type="float" office:value="0.0157362982449292" calcext:value-type="float">
            <text:p>0.0157362982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8]*2" office:value-type="float" office:value="6.06851032181696" calcext:value-type="float">
            <text:p>6.0685103218</text:p>
          </table:table-cell>
          <table:table-cell table:formula="of:=([.Q58]-[.B58])^2" office:value-type="float" office:value="10510.8559072207" calcext:value-type="float">
            <text:p>10510.8559072207</text:p>
          </table:table-cell>
          <table:table-cell/>
          <table:table-cell office:value-type="string" calcext:value-type="string">
            <text:p>NaN</text:p>
          </table:table-cell>
          <table:table-cell table:formula="of:=[.T5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.5393938" calcext:value-type="float">
            <text:p>108.5393938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59]*2" office:value-type="float" office:value="107.99573684691" calcext:value-type="float">
            <text:p>107.9957368469</text:p>
          </table:table-cell>
          <table:table-cell table:formula="of:=([.B59]-[.E59])^2" office:value-type="float" office:value="0.295562882642879" calcext:value-type="float">
            <text:p>0.2955628826</text:p>
          </table:table-cell>
          <table:table-cell/>
          <table:table-cell office:value-type="float" office:value="54.2812564780902" calcext:value-type="float">
            <text:p>54.2812564781</text:p>
          </table:table-cell>
          <table:table-cell table:formula="of:=[.H59]*2" office:value-type="float" office:value="108.56251295618" calcext:value-type="float">
            <text:p>108.5625129562</text:p>
          </table:table-cell>
          <table:table-cell table:formula="of:=([.B59]-[.I59])^2" office:value-type="float" office:value="0.00053449538249371" calcext:value-type="float">
            <text:p>0.0005344954</text:p>
          </table:table-cell>
          <table:table-cell/>
          <table:table-cell office:value-type="float" office:value="54.3415005363668" calcext:value-type="float">
            <text:p>54.3415005364</text:p>
          </table:table-cell>
          <table:table-cell table:formula="of:=[.L59]*2" office:value-type="float" office:value="108.683001072734" calcext:value-type="float">
            <text:p>108.6830010727</text:p>
          </table:table-cell>
          <table:table-cell table:formula="of:=([.M59]-[.B59])^2" office:value-type="float" office:value="0.0206230487819837" calcext:value-type="float">
            <text:p>0.0206230488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59]*2" office:value-type="float" office:value="6.06851032181696" calcext:value-type="float">
            <text:p>6.0685103218</text:p>
          </table:table-cell>
          <table:table-cell table:formula="of:=([.Q59]-[.B59])^2" office:value-type="float" office:value="10500.2819607994" calcext:value-type="float">
            <text:p>10500.2819607994</text:p>
          </table:table-cell>
          <table:table-cell/>
          <table:table-cell office:value-type="string" calcext:value-type="string">
            <text:p>NaN</text:p>
          </table:table-cell>
          <table:table-cell table:formula="of:=[.T5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8.4868656" calcext:value-type="float">
            <text:p>108.4868656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0]*2" office:value-type="float" office:value="107.99573684691" calcext:value-type="float">
            <text:p>107.9957368469</text:p>
          </table:table-cell>
          <table:table-cell table:formula="of:=([.B60]-[.E60])^2" office:value-type="float" office:value="0.241207452111538" calcext:value-type="float">
            <text:p>0.2412074521</text:p>
          </table:table-cell>
          <table:table-cell/>
          <table:table-cell office:value-type="float" office:value="54.1810475603195" calcext:value-type="float">
            <text:p>54.1810475603</text:p>
          </table:table-cell>
          <table:table-cell table:formula="of:=[.H60]*2" office:value-type="float" office:value="108.362095120639" calcext:value-type="float">
            <text:p>108.3620951206</text:p>
          </table:table-cell>
          <table:table-cell table:formula="of:=([.B60]-[.I60])^2" office:value-type="float" office:value="0.0155676725199747" calcext:value-type="float">
            <text:p>0.0155676725</text:p>
          </table:table-cell>
          <table:table-cell/>
          <table:table-cell office:value-type="float" office:value="54.2060161205143" calcext:value-type="float">
            <text:p>54.2060161205</text:p>
          </table:table-cell>
          <table:table-cell table:formula="of:=[.L60]*2" office:value-type="float" office:value="108.412032241029" calcext:value-type="float">
            <text:p>108.412032241</text:p>
          </table:table-cell>
          <table:table-cell table:formula="of:=([.M60]-[.B60])^2" office:value-type="float" office:value="0.00560003161494296" calcext:value-type="float">
            <text:p>0.0056000316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0]*2" office:value-type="float" office:value="6.06851032181696" calcext:value-type="float">
            <text:p>6.0685103218</text:p>
          </table:table-cell>
          <table:table-cell table:formula="of:=([.Q60]-[.B60])^2" office:value-type="float" office:value="10489.5194978881" calcext:value-type="float">
            <text:p>10489.5194978881</text:p>
          </table:table-cell>
          <table:table-cell/>
          <table:table-cell office:value-type="string" calcext:value-type="string">
            <text:p>NaN</text:p>
          </table:table-cell>
          <table:table-cell table:formula="of:=[.T6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.4333897" calcext:value-type="float">
            <text:p>108.4333897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1]*2" office:value-type="float" office:value="107.99573684691" calcext:value-type="float">
            <text:p>107.9957368469</text:p>
          </table:table-cell>
          <table:table-cell table:formula="of:=([.B61]-[.E61])^2" office:value-type="float" office:value="0.191540019817643" calcext:value-type="float">
            <text:p>0.1915400198</text:p>
          </table:table-cell>
          <table:table-cell/>
          <table:table-cell office:value-type="float" office:value="54.2311760540793" calcext:value-type="float">
            <text:p>54.2311760541</text:p>
          </table:table-cell>
          <table:table-cell table:formula="of:=[.H61]*2" office:value-type="float" office:value="108.462352108159" calcext:value-type="float">
            <text:p>108.4623521082</text:p>
          </table:table-cell>
          <table:table-cell table:formula="of:=([.B61]-[.I61])^2" office:value-type="float" office:value="0.000838821086344836" calcext:value-type="float">
            <text:p>0.0008388211</text:p>
          </table:table-cell>
          <table:table-cell/>
          <table:table-cell office:value-type="float" office:value="54.1434689737466" calcext:value-type="float">
            <text:p>54.1434689737</text:p>
          </table:table-cell>
          <table:table-cell table:formula="of:=[.L61]*2" office:value-type="float" office:value="108.286937947493" calcext:value-type="float">
            <text:p>108.2869379475</text:p>
          </table:table-cell>
          <table:table-cell table:formula="of:=([.M61]-[.B61])^2" office:value-type="float" office:value="0.0214481158123148" calcext:value-type="float">
            <text:p>0.0214481158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1]*2" office:value-type="float" office:value="6.06851032181696" calcext:value-type="float">
            <text:p>6.0685103218</text:p>
          </table:table-cell>
          <table:table-cell table:formula="of:=([.Q61]-[.B61])^2" office:value-type="float" office:value="10478.56853011" calcext:value-type="float">
            <text:p>10478.56853011</text:p>
          </table:table-cell>
          <table:table-cell/>
          <table:table-cell office:value-type="string" calcext:value-type="string">
            <text:p>NaN</text:p>
          </table:table-cell>
          <table:table-cell table:formula="of:=[.T6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.3789647" calcext:value-type="float">
            <text:p>108.3789647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2]*2" office:value-type="float" office:value="107.99573684691" calcext:value-type="float">
            <text:p>107.9957368469</text:p>
          </table:table-cell>
          <table:table-cell table:formula="of:=([.B62]-[.E62])^2" office:value-type="float" office:value="0.146863587383811" calcext:value-type="float">
            <text:p>0.1468635874</text:p>
          </table:table-cell>
          <table:table-cell/>
          <table:table-cell office:value-type="float" office:value="54.1573122850076" calcext:value-type="float">
            <text:p>54.157312285</text:p>
          </table:table-cell>
          <table:table-cell table:formula="of:=[.H62]*2" office:value-type="float" office:value="108.314624570015" calcext:value-type="float">
            <text:p>108.31462457</text:p>
          </table:table-cell>
          <table:table-cell table:formula="of:=([.B62]-[.I62])^2" office:value-type="float" office:value="0.00413965232646089" calcext:value-type="float">
            <text:p>0.0041396523</text:p>
          </table:table-cell>
          <table:table-cell/>
          <table:table-cell office:value-type="float" office:value="54.1352254562382" calcext:value-type="float">
            <text:p>54.1352254562</text:p>
          </table:table-cell>
          <table:table-cell table:formula="of:=[.L62]*2" office:value-type="float" office:value="108.270450912476" calcext:value-type="float">
            <text:p>108.2704509125</text:p>
          </table:table-cell>
          <table:table-cell table:formula="of:=([.M62]-[.B62])^2" office:value-type="float" office:value="0.0117752420827152" calcext:value-type="float">
            <text:p>0.0117752421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2]*2" office:value-type="float" office:value="6.06851032181696" calcext:value-type="float">
            <text:p>6.0685103218</text:p>
          </table:table-cell>
          <table:table-cell table:formula="of:=([.Q62]-[.B62])^2" office:value-type="float" office:value="10467.4290750703" calcext:value-type="float">
            <text:p>10467.4290750703</text:p>
          </table:table-cell>
          <table:table-cell/>
          <table:table-cell office:value-type="string" calcext:value-type="string">
            <text:p>NaN</text:p>
          </table:table-cell>
          <table:table-cell table:formula="of:=[.T6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8.3235893" calcext:value-type="float">
            <text:p>108.3235893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3]*2" office:value-type="float" office:value="107.99573684691" calcext:value-type="float">
            <text:p>107.9957368469</text:p>
          </table:table-cell>
          <table:table-cell table:formula="of:=([.B63]-[.E63])^2" office:value-type="float" office:value="0.107487230996993" calcext:value-type="float">
            <text:p>0.107487231</text:p>
          </table:table-cell>
          <table:table-cell/>
          <table:table-cell office:value-type="float" office:value="54.1649855516189" calcext:value-type="float">
            <text:p>54.1649855516</text:p>
          </table:table-cell>
          <table:table-cell table:formula="of:=[.H63]*2" office:value-type="float" office:value="108.329971103238" calcext:value-type="float">
            <text:p>108.3299711032</text:p>
          </table:table-cell>
          <table:table-cell table:formula="of:=([.B63]-[.I63])^2" office:value-type="float" office:value="0.0000407274125660062" calcext:value-type="float">
            <text:p>4.07274125660062E-005</text:p>
          </table:table-cell>
          <table:table-cell/>
          <table:table-cell office:value-type="float" office:value="54.1892517363088" calcext:value-type="float">
            <text:p>54.1892517363</text:p>
          </table:table-cell>
          <table:table-cell table:formula="of:=[.L63]*2" office:value-type="float" office:value="108.378503472618" calcext:value-type="float">
            <text:p>108.3785034726</text:p>
          </table:table-cell>
          <table:table-cell table:formula="of:=([.M63]-[.B63])^2" office:value-type="float" office:value="0.00301556635427561" calcext:value-type="float">
            <text:p>0.0030155664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3]*2" office:value-type="float" office:value="6.06851032181696" calcext:value-type="float">
            <text:p>6.0685103218</text:p>
          </table:table-cell>
          <table:table-cell table:formula="of:=([.Q63]-[.B63])^2" office:value-type="float" office:value="10456.1011768345" calcext:value-type="float">
            <text:p>10456.1011768345</text:p>
          </table:table-cell>
          <table:table-cell/>
          <table:table-cell office:value-type="string" calcext:value-type="string">
            <text:p>NaN</text:p>
          </table:table-cell>
          <table:table-cell table:formula="of:=[.T6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8.2672619" calcext:value-type="float">
            <text:p>108.2672619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4]*2" office:value-type="float" office:value="107.99573684691" calcext:value-type="float">
            <text:p>107.9957368469</text:p>
          </table:table-cell>
          <table:table-cell table:formula="of:=([.B64]-[.E64])^2" office:value-type="float" office:value="0.0737258544554127" calcext:value-type="float">
            <text:p>0.0737258545</text:p>
          </table:table-cell>
          <table:table-cell/>
          <table:table-cell office:value-type="float" office:value="54.0981200474352" calcext:value-type="float">
            <text:p>54.0981200474</text:p>
          </table:table-cell>
          <table:table-cell table:formula="of:=[.H64]*2" office:value-type="float" office:value="108.19624009487" calcext:value-type="float">
            <text:p>108.1962400949</text:p>
          </table:table-cell>
          <table:table-cell table:formula="of:=([.B64]-[.I64])^2" office:value-type="float" office:value="0.00504409680386541" calcext:value-type="float">
            <text:p>0.0050440968</text:p>
          </table:table-cell>
          <table:table-cell/>
          <table:table-cell office:value-type="float" office:value="54.1350750403673" calcext:value-type="float">
            <text:p>54.1350750404</text:p>
          </table:table-cell>
          <table:table-cell table:formula="of:=[.L64]*2" office:value-type="float" office:value="108.270150080735" calcext:value-type="float">
            <text:p>108.2701500807</text:p>
          </table:table-cell>
          <table:table-cell table:formula="of:=([.M64]-[.B64])^2" office:value-type="float" office:value="0.00000834158795572075" calcext:value-type="float">
            <text:p>8.34158795572075E-006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4]*2" office:value-type="float" office:value="6.06851032181696" calcext:value-type="float">
            <text:p>6.0685103218</text:p>
          </table:table-cell>
          <table:table-cell table:formula="of:=([.Q64]-[.B64])^2" office:value-type="float" office:value="10444.5848241392" calcext:value-type="float">
            <text:p>10444.5848241392</text:p>
          </table:table-cell>
          <table:table-cell/>
          <table:table-cell office:value-type="string" calcext:value-type="string">
            <text:p>NaN</text:p>
          </table:table-cell>
          <table:table-cell table:formula="of:=[.T6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8.2099811" calcext:value-type="float">
            <text:p>108.2099811</text:p>
          </table:table-cell>
          <table:table-cell/>
          <table:table-cell office:value-type="float" office:value="53.9978684234551" calcext:value-type="float">
            <text:p>53.9978684235</text:p>
          </table:table-cell>
          <table:table-cell table:formula="of:=[.D65]*2" office:value-type="float" office:value="107.99573684691" calcext:value-type="float">
            <text:p>107.9957368469</text:p>
          </table:table-cell>
          <table:table-cell table:formula="of:=([.B65]-[.E65])^2" office:value-type="float" office:value="0.0459005999820012" calcext:value-type="float">
            <text:p>0.0459006</text:p>
          </table:table-cell>
          <table:table-cell/>
          <table:table-cell office:value-type="float" office:value="54.072256514633" calcext:value-type="float">
            <text:p>54.0722565146</text:p>
          </table:table-cell>
          <table:table-cell table:formula="of:=[.H65]*2" office:value-type="float" office:value="108.144513029266" calcext:value-type="float">
            <text:p>108.1445130293</text:p>
          </table:table-cell>
          <table:table-cell table:formula="of:=([.B65]-[.I65])^2" office:value-type="float" office:value="0.00428606828563192" calcext:value-type="float">
            <text:p>0.0042860683</text:p>
          </table:table-cell>
          <table:table-cell/>
          <table:table-cell office:value-type="float" office:value="54.0202141236934" calcext:value-type="float">
            <text:p>54.0202141237</text:p>
          </table:table-cell>
          <table:table-cell table:formula="of:=[.L65]*2" office:value-type="float" office:value="108.040428247387" calcext:value-type="float">
            <text:p>108.0404282474</text:p>
          </table:table-cell>
          <table:table-cell table:formula="of:=([.M65]-[.B65])^2" office:value-type="float" office:value="0.0287481698292714" calcext:value-type="float">
            <text:p>0.0287481698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5]*2" office:value-type="float" office:value="6.06851032181696" calcext:value-type="float">
            <text:p>6.0685103218</text:p>
          </table:table-cell>
          <table:table-cell table:formula="of:=([.Q65]-[.B65])^2" office:value-type="float" office:value="10432.8800527304" calcext:value-type="float">
            <text:p>10432.8800527304</text:p>
          </table:table-cell>
          <table:table-cell/>
          <table:table-cell office:value-type="string" calcext:value-type="string">
            <text:p>NaN</text:p>
          </table:table-cell>
          <table:table-cell table:formula="of:=[.T6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.1517452" calcext:value-type="float">
            <text:p>108.1517452</text:p>
          </table:table-cell>
          <table:table-cell/>
          <table:table-cell office:value-type="float" office:value="53.9583590474483" calcext:value-type="float">
            <text:p>53.9583590474</text:p>
          </table:table-cell>
          <table:table-cell table:formula="of:=[.D66]*2" office:value-type="float" office:value="107.916718094897" calcext:value-type="float">
            <text:p>107.9167180949</text:p>
          </table:table-cell>
          <table:table-cell table:formula="of:=([.B66]-[.E66])^2" office:value-type="float" office:value="0.0552377401332839" calcext:value-type="float">
            <text:p>0.0552377401</text:p>
          </table:table-cell>
          <table:table-cell/>
          <table:table-cell office:value-type="float" office:value="54.0195257072323" calcext:value-type="float">
            <text:p>54.0195257072</text:p>
          </table:table-cell>
          <table:table-cell table:formula="of:=[.H66]*2" office:value-type="float" office:value="108.039051414465" calcext:value-type="float">
            <text:p>108.0390514145</text:p>
          </table:table-cell>
          <table:table-cell table:formula="of:=([.B66]-[.I66])^2" office:value-type="float" office:value="0.0126998892982984" calcext:value-type="float">
            <text:p>0.0126998893</text:p>
          </table:table-cell>
          <table:table-cell/>
          <table:table-cell office:value-type="float" office:value="53.9910291840551" calcext:value-type="float">
            <text:p>53.9910291841</text:p>
          </table:table-cell>
          <table:table-cell table:formula="of:=[.L66]*2" office:value-type="float" office:value="107.98205836811" calcext:value-type="float">
            <text:p>107.9820583681</text:p>
          </table:table-cell>
          <table:table-cell table:formula="of:=([.M66]-[.B66])^2" office:value-type="float" office:value="0.0287936209167943" calcext:value-type="float">
            <text:p>0.0287936209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6]*2" office:value-type="float" office:value="6.06851032181696" calcext:value-type="float">
            <text:p>6.0685103218</text:p>
          </table:table-cell>
          <table:table-cell table:formula="of:=([.Q66]-[.B66])^2" office:value-type="float" office:value="10420.9868431943" calcext:value-type="float">
            <text:p>10420.9868431943</text:p>
          </table:table-cell>
          <table:table-cell/>
          <table:table-cell office:value-type="string" calcext:value-type="string">
            <text:p>NaN</text:p>
          </table:table-cell>
          <table:table-cell table:formula="of:=[.T6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.0925529" calcext:value-type="float">
            <text:p>108.0925529</text:p>
          </table:table-cell>
          <table:table-cell/>
          <table:table-cell office:value-type="float" office:value="53.9342311923897" calcext:value-type="float">
            <text:p>53.9342311924</text:p>
          </table:table-cell>
          <table:table-cell table:formula="of:=[.D67]*2" office:value-type="float" office:value="107.868462384779" calcext:value-type="float">
            <text:p>107.8684623848</text:p>
          </table:table-cell>
          <table:table-cell table:formula="of:=([.B67]-[.E67])^2" office:value-type="float" office:value="0.0502165590118319" calcext:value-type="float">
            <text:p>0.050216559</text:p>
          </table:table-cell>
          <table:table-cell/>
          <table:table-cell office:value-type="float" office:value="54.0642590295226" calcext:value-type="float">
            <text:p>54.0642590295</text:p>
          </table:table-cell>
          <table:table-cell table:formula="of:=[.H67]*2" office:value-type="float" office:value="108.128518059045" calcext:value-type="float">
            <text:p>108.128518059</text:p>
          </table:table-cell>
          <table:table-cell table:formula="of:=([.B67]-[.I67])^2" office:value-type="float" office:value="0.00129349266514686" calcext:value-type="float">
            <text:p>0.0012934927</text:p>
          </table:table-cell>
          <table:table-cell/>
          <table:table-cell office:value-type="float" office:value="53.9976099117398" calcext:value-type="float">
            <text:p>53.9976099117</text:p>
          </table:table-cell>
          <table:table-cell table:formula="of:=[.L67]*2" office:value-type="float" office:value="107.99521982348" calcext:value-type="float">
            <text:p>107.9952198235</text:p>
          </table:table-cell>
          <table:table-cell table:formula="of:=([.M67]-[.B67])^2" office:value-type="float" office:value="0.00947372778492598" calcext:value-type="float">
            <text:p>0.0094737278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7]*2" office:value-type="float" office:value="6.06851032181696" calcext:value-type="float">
            <text:p>6.0685103218</text:p>
          </table:table-cell>
          <table:table-cell table:formula="of:=([.Q67]-[.B67])^2" office:value-type="float" office:value="10408.9052639949" calcext:value-type="float">
            <text:p>10408.9052639949</text:p>
          </table:table-cell>
          <table:table-cell/>
          <table:table-cell office:value-type="string" calcext:value-type="string">
            <text:p>NaN</text:p>
          </table:table-cell>
          <table:table-cell table:formula="of:=[.T6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.0324025" calcext:value-type="float">
            <text:p>108.0324025</text:p>
          </table:table-cell>
          <table:table-cell/>
          <table:table-cell office:value-type="float" office:value="53.9342311923897" calcext:value-type="float">
            <text:p>53.9342311924</text:p>
          </table:table-cell>
          <table:table-cell table:formula="of:=[.D68]*2" office:value-type="float" office:value="107.868462384779" calcext:value-type="float">
            <text:p>107.8684623848</text:p>
          </table:table-cell>
          <table:table-cell table:formula="of:=([.B68]-[.E68])^2" office:value-type="float" office:value="0.0268763613785429" calcext:value-type="float">
            <text:p>0.0268763614</text:p>
          </table:table-cell>
          <table:table-cell/>
          <table:table-cell office:value-type="float" office:value="53.9009318612972" calcext:value-type="float">
            <text:p>53.9009318613</text:p>
          </table:table-cell>
          <table:table-cell table:formula="of:=[.H68]*2" office:value-type="float" office:value="107.801863722594" calcext:value-type="float">
            <text:p>107.8018637226</text:p>
          </table:table-cell>
          <table:table-cell table:formula="of:=([.B68]-[.I68])^2" office:value-type="float" office:value="0.0531481278876682" calcext:value-type="float">
            <text:p>0.0531481279</text:p>
          </table:table-cell>
          <table:table-cell/>
          <table:table-cell office:value-type="float" office:value="54.0110163549697" calcext:value-type="float">
            <text:p>54.011016355</text:p>
          </table:table-cell>
          <table:table-cell table:formula="of:=[.L68]*2" office:value-type="float" office:value="108.022032709939" calcext:value-type="float">
            <text:p>108.0220327099</text:p>
          </table:table-cell>
          <table:table-cell table:formula="of:=([.M68]-[.B68])^2" office:value-type="float" office:value="0.000107532545901082" calcext:value-type="float">
            <text:p>0.0001075325</text:p>
          </table:table-cell>
          <table:table-cell/>
          <table:table-cell office:value-type="float" office:value="3.03425516090848" calcext:value-type="float">
            <text:p>3.0342551609</text:p>
          </table:table-cell>
          <table:table-cell table:formula="of:=[.P68]*2" office:value-type="float" office:value="6.06851032181696" calcext:value-type="float">
            <text:p>6.0685103218</text:p>
          </table:table-cell>
          <table:table-cell table:formula="of:=([.Q68]-[.B68])^2" office:value-type="float" office:value="10396.6353081241" calcext:value-type="float">
            <text:p>10396.6353081241</text:p>
          </table:table-cell>
          <table:table-cell/>
          <table:table-cell office:value-type="string" calcext:value-type="string">
            <text:p>NaN</text:p>
          </table:table-cell>
          <table:table-cell table:formula="of:=[.T6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.9712925" calcext:value-type="float">
            <text:p>107.9712925</text:p>
          </table:table-cell>
          <table:table-cell/>
          <table:table-cell office:value-type="float" office:value="53.9342311923897" calcext:value-type="float">
            <text:p>53.9342311924</text:p>
          </table:table-cell>
          <table:table-cell table:formula="of:=[.D69]*2" office:value-type="float" office:value="107.868462384779" calcext:value-type="float">
            <text:p>107.8684623848</text:p>
          </table:table-cell>
          <table:table-cell table:formula="of:=([.B69]-[.E69])^2" office:value-type="float" office:value="0.0105740325962815" calcext:value-type="float">
            <text:p>0.0105740326</text:p>
          </table:table-cell>
          <table:table-cell/>
          <table:table-cell office:value-type="float" office:value="53.9867824259397" calcext:value-type="float">
            <text:p>53.9867824259</text:p>
          </table:table-cell>
          <table:table-cell table:formula="of:=[.H69]*2" office:value-type="float" office:value="107.973564851879" calcext:value-type="float">
            <text:p>107.9735648519</text:p>
          </table:table-cell>
          <table:table-cell table:formula="of:=([.B69]-[.I69])^2" office:value-type="float" office:value="0.00000516358306380415" calcext:value-type="float">
            <text:p>5.16358306380415E-006</text:p>
          </table:table-cell>
          <table:table-cell/>
          <table:table-cell office:value-type="float" office:value="53.8732127744753" calcext:value-type="float">
            <text:p>53.8732127745</text:p>
          </table:table-cell>
          <table:table-cell table:formula="of:=[.L69]*2" office:value-type="float" office:value="107.746425548951" calcext:value-type="float">
            <text:p>107.746425549</text:p>
          </table:table-cell>
          <table:table-cell table:formula="of:=([.M69]-[.B69])^2" office:value-type="float" office:value="0.0505651456742563" calcext:value-type="float">
            <text:p>0.0505651457</text:p>
          </table:table-cell>
          <table:table-cell/>
          <table:table-cell office:value-type="float" office:value="3.04145689573997" calcext:value-type="float">
            <text:p>3.0414568957</text:p>
          </table:table-cell>
          <table:table-cell table:formula="of:=[.P69]*2" office:value-type="float" office:value="6.08291379147994" calcext:value-type="float">
            <text:p>6.0829137915</text:p>
          </table:table-cell>
          <table:table-cell table:formula="of:=([.Q69]-[.B69])^2" office:value-type="float" office:value="10381.2417158508" calcext:value-type="float">
            <text:p>10381.2417158508</text:p>
          </table:table-cell>
          <table:table-cell/>
          <table:table-cell office:value-type="string" calcext:value-type="string">
            <text:p>NaN</text:p>
          </table:table-cell>
          <table:table-cell table:formula="of:=[.T6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.9092211" calcext:value-type="float">
            <text:p>107.9092211</text:p>
          </table:table-cell>
          <table:table-cell/>
          <table:table-cell office:value-type="float" office:value="53.9342311923897" calcext:value-type="float">
            <text:p>53.9342311924</text:p>
          </table:table-cell>
          <table:table-cell table:formula="of:=[.D70]*2" office:value-type="float" office:value="107.868462384779" calcext:value-type="float">
            <text:p>107.8684623848</text:p>
          </table:table-cell>
          <table:table-cell table:formula="of:=([.B70]-[.E70])^2" office:value-type="float" office:value="0.0016612728664332" calcext:value-type="float">
            <text:p>0.0016612729</text:p>
          </table:table-cell>
          <table:table-cell/>
          <table:table-cell office:value-type="float" office:value="53.9541641879563" calcext:value-type="float">
            <text:p>53.954164188</text:p>
          </table:table-cell>
          <table:table-cell table:formula="of:=[.H70]*2" office:value-type="float" office:value="107.908328375913" calcext:value-type="float">
            <text:p>107.9083283759</text:p>
          </table:table-cell>
          <table:table-cell table:formula="of:=([.B70]-[.I70])^2" office:value-type="float" office:value="0.000000796956296211752" calcext:value-type="float">
            <text:p>0.000000797</text:p>
          </table:table-cell>
          <table:table-cell/>
          <table:table-cell office:value-type="float" office:value="53.9307380009973" calcext:value-type="float">
            <text:p>53.930738001</text:p>
          </table:table-cell>
          <table:table-cell table:formula="of:=[.L70]*2" office:value-type="float" office:value="107.861476001995" calcext:value-type="float">
            <text:p>107.861476002</text:p>
          </table:table-cell>
          <table:table-cell table:formula="of:=([.M70]-[.B70])^2" office:value-type="float" office:value="0.00227959438354459" calcext:value-type="float">
            <text:p>0.0022795944</text:p>
          </table:table-cell>
          <table:table-cell/>
          <table:table-cell office:value-type="float" office:value="3.11804289421765" calcext:value-type="float">
            <text:p>3.1180428942</text:p>
          </table:table-cell>
          <table:table-cell table:formula="of:=[.P70]*2" office:value-type="float" office:value="6.2360857884353" calcext:value-type="float">
            <text:p>6.2360857884</text:p>
          </table:table-cell>
          <table:table-cell table:formula="of:=([.Q70]-[.B70])^2" office:value-type="float" office:value="10337.4264440837" calcext:value-type="float">
            <text:p>10337.4264440837</text:p>
          </table:table-cell>
          <table:table-cell/>
          <table:table-cell office:value-type="string" calcext:value-type="string">
            <text:p>NaN</text:p>
          </table:table-cell>
          <table:table-cell table:formula="of:=[.T7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7.8461868" calcext:value-type="float">
            <text:p>107.8461868</text:p>
          </table:table-cell>
          <table:table-cell/>
          <table:table-cell office:value-type="float" office:value="53.9056362831365" calcext:value-type="float">
            <text:p>53.9056362831</text:p>
          </table:table-cell>
          <table:table-cell table:formula="of:=[.D71]*2" office:value-type="float" office:value="107.811272566273" calcext:value-type="float">
            <text:p>107.8112725663</text:p>
          </table:table-cell>
          <table:table-cell table:formula="of:=([.B71]-[.E71])^2" office:value-type="float" office:value="0.00121900371674316" calcext:value-type="float">
            <text:p>0.0012190037</text:p>
          </table:table-cell>
          <table:table-cell/>
          <table:table-cell office:value-type="float" office:value="53.9030852934948" calcext:value-type="float">
            <text:p>53.9030852935</text:p>
          </table:table-cell>
          <table:table-cell table:formula="of:=[.H71]*2" office:value-type="float" office:value="107.80617058699" calcext:value-type="float">
            <text:p>107.806170587</text:p>
          </table:table-cell>
          <table:table-cell table:formula="of:=([.B71]-[.I71])^2" office:value-type="float" office:value="0.00160129730369399" calcext:value-type="float">
            <text:p>0.0016012973</text:p>
          </table:table-cell>
          <table:table-cell/>
          <table:table-cell office:value-type="float" office:value="53.8531119022714" calcext:value-type="float">
            <text:p>53.8531119023</text:p>
          </table:table-cell>
          <table:table-cell table:formula="of:=[.L71]*2" office:value-type="float" office:value="107.706223804543" calcext:value-type="float">
            <text:p>107.7062238045</text:p>
          </table:table-cell>
          <table:table-cell table:formula="of:=([.M71]-[.B71])^2" office:value-type="float" office:value="0.0195896400973512" calcext:value-type="float">
            <text:p>0.0195896401</text:p>
          </table:table-cell>
          <table:table-cell/>
          <table:table-cell office:value-type="float" office:value="3.11804289421765" calcext:value-type="float">
            <text:p>3.1180428942</text:p>
          </table:table-cell>
          <table:table-cell table:formula="of:=[.P71]*2" office:value-type="float" office:value="6.2360857884353" calcext:value-type="float">
            <text:p>6.2360857884</text:p>
          </table:table-cell>
          <table:table-cell table:formula="of:=([.Q71]-[.B71])^2" office:value-type="float" office:value="10324.6126275804" calcext:value-type="float">
            <text:p>10324.6126275804</text:p>
          </table:table-cell>
          <table:table-cell/>
          <table:table-cell office:value-type="string" calcext:value-type="string">
            <text:p>NaN</text:p>
          </table:table-cell>
          <table:table-cell table:formula="of:=[.T7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.7821878" calcext:value-type="float">
            <text:p>107.7821878</text:p>
          </table:table-cell>
          <table:table-cell/>
          <table:table-cell office:value-type="float" office:value="53.8390452174203" calcext:value-type="float">
            <text:p>53.8390452174</text:p>
          </table:table-cell>
          <table:table-cell table:formula="of:=[.D72]*2" office:value-type="float" office:value="107.678090434841" calcext:value-type="float">
            <text:p>107.6780904348</text:p>
          </table:table-cell>
          <table:table-cell table:formula="of:=([.B72]-[.E72])^2" office:value-type="float" office:value="0.0108362614331304" calcext:value-type="float">
            <text:p>0.0108362614</text:p>
          </table:table-cell>
          <table:table-cell/>
          <table:table-cell office:value-type="float" office:value="53.9716505734044" calcext:value-type="float">
            <text:p>53.9716505734</text:p>
          </table:table-cell>
          <table:table-cell table:formula="of:=[.H72]*2" office:value-type="float" office:value="107.943301146809" calcext:value-type="float">
            <text:p>107.9433011468</text:p>
          </table:table-cell>
          <table:table-cell table:formula="of:=([.B72]-[.I72])^2" office:value-type="float" office:value="0.025957510519934" calcext:value-type="float">
            <text:p>0.0259575105</text:p>
          </table:table-cell>
          <table:table-cell/>
          <table:table-cell office:value-type="float" office:value="53.9297188155734" calcext:value-type="float">
            <text:p>53.9297188156</text:p>
          </table:table-cell>
          <table:table-cell table:formula="of:=[.L72]*2" office:value-type="float" office:value="107.859437631147" calcext:value-type="float">
            <text:p>107.8594376311</text:p>
          </table:table-cell>
          <table:table-cell table:formula="of:=([.M72]-[.B72])^2" office:value-type="float" office:value="0.00596753641220931" calcext:value-type="float">
            <text:p>0.0059675364</text:p>
          </table:table-cell>
          <table:table-cell/>
          <table:table-cell office:value-type="float" office:value="3.11804289421765" calcext:value-type="float">
            <text:p>3.1180428942</text:p>
          </table:table-cell>
          <table:table-cell table:formula="of:=[.P72]*2" office:value-type="float" office:value="6.2360857884353" calcext:value-type="float">
            <text:p>6.2360857884</text:p>
          </table:table-cell>
          <table:table-cell table:formula="of:=([.Q72]-[.B72])^2" office:value-type="float" office:value="10311.6108337431" calcext:value-type="float">
            <text:p>10311.6108337431</text:p>
          </table:table-cell>
          <table:table-cell/>
          <table:table-cell office:value-type="string" calcext:value-type="string">
            <text:p>NaN</text:p>
          </table:table-cell>
          <table:table-cell table:formula="of:=[.T7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.7172224" calcext:value-type="float">
            <text:p>107.7172224</text:p>
          </table:table-cell>
          <table:table-cell/>
          <table:table-cell office:value-type="float" office:value="53.8196223530099" calcext:value-type="float">
            <text:p>53.819622353</text:p>
          </table:table-cell>
          <table:table-cell table:formula="of:=[.D73]*2" office:value-type="float" office:value="107.63924470602" calcext:value-type="float">
            <text:p>107.639244706</text:p>
          </table:table-cell>
          <table:table-cell table:formula="of:=([.B73]-[.E73])^2" office:value-type="float" office:value="0.00608052075847002" calcext:value-type="float">
            <text:p>0.0060805208</text:p>
          </table:table-cell>
          <table:table-cell/>
          <table:table-cell office:value-type="float" office:value="53.8696535301898" calcext:value-type="float">
            <text:p>53.8696535302</text:p>
          </table:table-cell>
          <table:table-cell table:formula="of:=[.H73]*2" office:value-type="float" office:value="107.73930706038" calcext:value-type="float">
            <text:p>107.7393070604</text:p>
          </table:table-cell>
          <table:table-cell table:formula="of:=([.B73]-[.I73])^2" office:value-type="float" office:value="0.000487732224082485" calcext:value-type="float">
            <text:p>0.0004877322</text:p>
          </table:table-cell>
          <table:table-cell/>
          <table:table-cell office:value-type="float" office:value="53.8910074617954" calcext:value-type="float">
            <text:p>53.8910074618</text:p>
          </table:table-cell>
          <table:table-cell table:formula="of:=[.L73]*2" office:value-type="float" office:value="107.782014923591" calcext:value-type="float">
            <text:p>107.7820149236</text:p>
          </table:table-cell>
          <table:table-cell table:formula="of:=([.M73]-[.B73])^2" office:value-type="float" office:value="0.00419807111326389" calcext:value-type="float">
            <text:p>0.0041980711</text:p>
          </table:table-cell>
          <table:table-cell/>
          <table:table-cell office:value-type="float" office:value="3.10491022869492" calcext:value-type="float">
            <text:p>3.1049102287</text:p>
          </table:table-cell>
          <table:table-cell table:formula="of:=[.P73]*2" office:value-type="float" office:value="6.20982045738984" calcext:value-type="float">
            <text:p>6.2098204574</text:p>
          </table:table-cell>
          <table:table-cell table:formula="of:=([.Q73]-[.B73])^2" office:value-type="float" office:value="10303.7526491386" calcext:value-type="float">
            <text:p>10303.7526491386</text:p>
          </table:table-cell>
          <table:table-cell/>
          <table:table-cell office:value-type="string" calcext:value-type="string">
            <text:p>NaN</text:p>
          </table:table-cell>
          <table:table-cell table:formula="of:=[.T7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.6512889" calcext:value-type="float">
            <text:p>107.6512889</text:p>
          </table:table-cell>
          <table:table-cell table:number-columns-repeated="2"/>
          <table:table-cell table:formula="of:=[.D74]*2" office:value-type="float" office:value="0" calcext:value-type="float">
            <text:p>0</text:p>
          </table:table-cell>
          <table:table-cell table:number-columns-repeated="2"/>
          <table:table-cell office:value-type="float" office:value="53.9189670803449" calcext:value-type="float">
            <text:p>53.9189670803</text:p>
          </table:table-cell>
          <table:table-cell table:formula="of:=[.H74]*2" office:value-type="float" office:value="107.83793416069" calcext:value-type="float">
            <text:p>107.8379341607</text:p>
          </table:table-cell>
          <table:table-cell table:formula="of:=([.B74]-[.I74])^2" office:value-type="float" office:value="0.0348364533379637" calcext:value-type="float">
            <text:p>0.0348364533</text:p>
          </table:table-cell>
          <table:table-cell/>
          <table:table-cell office:value-type="float" office:value="53.8023897447723" calcext:value-type="float">
            <text:p>53.8023897448</text:p>
          </table:table-cell>
          <table:table-cell table:formula="of:=[.L74]*2" office:value-type="float" office:value="107.604779489545" calcext:value-type="float">
            <text:p>107.6047794895</text:p>
          </table:table-cell>
          <table:table-cell table:formula="of:=([.M74]-[.B74])^2" office:value-type="float" office:value="0.00216312526090885" calcext:value-type="float">
            <text:p>0.0021631253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4]*2" office:value-type="float" office:value="6.19237772024228" calcext:value-type="float">
            <text:p>6.1923777202</text:p>
          </table:table-cell>
          <table:table-cell table:formula="of:=([.Q74]-[.B74])^2" office:value-type="float" office:value="10293.910657782" calcext:value-type="float">
            <text:p>10293.910657782</text:p>
          </table:table-cell>
          <table:table-cell/>
          <table:table-cell office:value-type="string" calcext:value-type="string">
            <text:p>NaN</text:p>
          </table:table-cell>
          <table:table-cell table:formula="of:=[.T7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.5843855" calcext:value-type="float">
            <text:p>107.5843855</text:p>
          </table:table-cell>
          <table:table-cell/>
          <table:table-cell office:value-type="float" office:value="53.8650409116785" calcext:value-type="float">
            <text:p>53.8650409117</text:p>
          </table:table-cell>
          <table:table-cell table:formula="of:=[.D75]*2" office:value-type="float" office:value="107.730081823357" calcext:value-type="float">
            <text:p>107.7300818234</text:p>
          </table:table-cell>
          <table:table-cell table:formula="of:=([.B75]-[.E75])^2" office:value-type="float" office:value="0.0212274186397477" calcext:value-type="float">
            <text:p>0.0212274186</text:p>
          </table:table-cell>
          <table:table-cell/>
          <table:table-cell office:value-type="float" office:value="53.812926558529" calcext:value-type="float">
            <text:p>53.8129265585</text:p>
          </table:table-cell>
          <table:table-cell table:formula="of:=[.H75]*2" office:value-type="float" office:value="107.625853117058" calcext:value-type="float">
            <text:p>107.6258531171</text:p>
          </table:table-cell>
          <table:table-cell table:formula="of:=([.B75]-[.I75])^2" office:value-type="float" office:value="0.00171956326446924" calcext:value-type="float">
            <text:p>0.0017195633</text:p>
          </table:table-cell>
          <table:table-cell/>
          <table:table-cell office:value-type="float" office:value="53.7606513833116" calcext:value-type="float">
            <text:p>53.7606513833</text:p>
          </table:table-cell>
          <table:table-cell table:formula="of:=[.L75]*2" office:value-type="float" office:value="107.521302766623" calcext:value-type="float">
            <text:p>107.5213027666</text:p>
          </table:table-cell>
          <table:table-cell table:formula="of:=([.M75]-[.B75])^2" office:value-type="float" office:value="0.00397943125028875" calcext:value-type="float">
            <text:p>0.0039794313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5]*2" office:value-type="float" office:value="6.19237772024228" calcext:value-type="float">
            <text:p>6.1923777202</text:p>
          </table:table-cell>
          <table:table-cell table:formula="of:=([.Q75]-[.B75])^2" office:value-type="float" office:value="10280.3392416105" calcext:value-type="float">
            <text:p>10280.3392416105</text:p>
          </table:table-cell>
          <table:table-cell/>
          <table:table-cell office:value-type="string" calcext:value-type="string">
            <text:p>NaN</text:p>
          </table:table-cell>
          <table:table-cell table:formula="of:=[.T7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.5165104" calcext:value-type="float">
            <text:p>107.5165104</text:p>
          </table:table-cell>
          <table:table-cell/>
          <table:table-cell office:value-type="float" office:value="54.0240007128797" calcext:value-type="float">
            <text:p>54.0240007129</text:p>
          </table:table-cell>
          <table:table-cell table:formula="of:=[.D76]*2" office:value-type="float" office:value="108.048001425759" calcext:value-type="float">
            <text:p>108.0480014258</text:p>
          </table:table-cell>
          <table:table-cell table:formula="of:=([.B76]-[.E76])^2" office:value-type="float" office:value="0.282482710462772" calcext:value-type="float">
            <text:p>0.2824827105</text:p>
          </table:table-cell>
          <table:table-cell/>
          <table:table-cell office:value-type="float" office:value="53.7873532584165" calcext:value-type="float">
            <text:p>53.7873532584</text:p>
          </table:table-cell>
          <table:table-cell table:formula="of:=[.H76]*2" office:value-type="float" office:value="107.574706516833" calcext:value-type="float">
            <text:p>107.5747065168</text:p>
          </table:table-cell>
          <table:table-cell table:formula="of:=([.B76]-[.I76])^2" office:value-type="float" office:value="0.00338678801444048" calcext:value-type="float">
            <text:p>0.003386788</text:p>
          </table:table-cell>
          <table:table-cell/>
          <table:table-cell office:value-type="float" office:value="53.8040248857347" calcext:value-type="float">
            <text:p>53.8040248857</text:p>
          </table:table-cell>
          <table:table-cell table:formula="of:=[.L76]*2" office:value-type="float" office:value="107.608049771469" calcext:value-type="float">
            <text:p>107.6080497715</text:p>
          </table:table-cell>
          <table:table-cell table:formula="of:=([.M76]-[.B76])^2" office:value-type="float" office:value="0.00837945652901186" calcext:value-type="float">
            <text:p>0.0083794565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6]*2" office:value-type="float" office:value="6.19237772024228" calcext:value-type="float">
            <text:p>6.1923777202</text:p>
          </table:table-cell>
          <table:table-cell table:formula="of:=([.Q76]-[.B76])^2" office:value-type="float" office:value="10266.5798633051" calcext:value-type="float">
            <text:p>10266.5798633051</text:p>
          </table:table-cell>
          <table:table-cell/>
          <table:table-cell office:value-type="string" calcext:value-type="string">
            <text:p>NaN</text:p>
          </table:table-cell>
          <table:table-cell table:formula="of:=[.T7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.4476617" calcext:value-type="float">
            <text:p>107.4476617</text:p>
          </table:table-cell>
          <table:table-cell/>
          <table:table-cell office:value-type="float" office:value="53.8352921012764" calcext:value-type="float">
            <text:p>53.8352921013</text:p>
          </table:table-cell>
          <table:table-cell table:formula="of:=[.D77]*2" office:value-type="float" office:value="107.670584202553" calcext:value-type="float">
            <text:p>107.6705842026</text:p>
          </table:table-cell>
          <table:table-cell table:formula="of:=([.B77]-[.E77])^2" office:value-type="float" office:value="0.0496944421444054" calcext:value-type="float">
            <text:p>0.0496944421</text:p>
          </table:table-cell>
          <table:table-cell/>
          <table:table-cell office:value-type="float" office:value="53.8296257682133" calcext:value-type="float">
            <text:p>53.8296257682</text:p>
          </table:table-cell>
          <table:table-cell table:formula="of:=[.H77]*2" office:value-type="float" office:value="107.659251536427" calcext:value-type="float">
            <text:p>107.6592515364</text:p>
          </table:table-cell>
          <table:table-cell table:formula="of:=([.B77]-[.I77])^2" office:value-type="float" office:value="0.0447702588790342" calcext:value-type="float">
            <text:p>0.0447702589</text:p>
          </table:table-cell>
          <table:table-cell/>
          <table:table-cell office:value-type="float" office:value="53.7441637217259" calcext:value-type="float">
            <text:p>53.7441637217</text:p>
          </table:table-cell>
          <table:table-cell table:formula="of:=[.L77]*2" office:value-type="float" office:value="107.488327443452" calcext:value-type="float">
            <text:p>107.4883274435</text:p>
          </table:table-cell>
          <table:table-cell table:formula="of:=([.M77]-[.B77])^2" office:value-type="float" office:value="0.00165370269048735" calcext:value-type="float">
            <text:p>0.0016537027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7]*2" office:value-type="float" office:value="6.19237772024228" calcext:value-type="float">
            <text:p>6.1923777202</text:p>
          </table:table-cell>
          <table:table-cell table:formula="of:=([.Q77]-[.B77])^2" office:value-type="float" office:value="10252.6325338214" calcext:value-type="float">
            <text:p>10252.6325338214</text:p>
          </table:table-cell>
          <table:table-cell/>
          <table:table-cell office:value-type="string" calcext:value-type="string">
            <text:p>NaN</text:p>
          </table:table-cell>
          <table:table-cell table:formula="of:=[.T7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.3778376" calcext:value-type="float">
            <text:p>107.3778376</text:p>
          </table:table-cell>
          <table:table-cell/>
          <table:table-cell office:value-type="float" office:value="53.8316943661498" calcext:value-type="float">
            <text:p>53.8316943661</text:p>
          </table:table-cell>
          <table:table-cell table:formula="of:=[.D78]*2" office:value-type="float" office:value="107.6633887323" calcext:value-type="float">
            <text:p>107.6633887323</text:p>
          </table:table-cell>
          <table:table-cell table:formula="of:=([.B78]-[.E78])^2" office:value-type="float" office:value="0.0815394491575768" calcext:value-type="float">
            <text:p>0.0815394492</text:p>
          </table:table-cell>
          <table:table-cell/>
          <table:table-cell office:value-type="float" office:value="53.8031564095897" calcext:value-type="float">
            <text:p>53.8031564096</text:p>
          </table:table-cell>
          <table:table-cell table:formula="of:=[.H78]*2" office:value-type="float" office:value="107.606312819179" calcext:value-type="float">
            <text:p>107.6063128192</text:p>
          </table:table-cell>
          <table:table-cell table:formula="of:=([.B78]-[.I78])^2" office:value-type="float" office:value="0.052200925779069" calcext:value-type="float">
            <text:p>0.0522009258</text:p>
          </table:table-cell>
          <table:table-cell/>
          <table:table-cell office:value-type="float" office:value="53.7397284182195" calcext:value-type="float">
            <text:p>53.7397284182</text:p>
          </table:table-cell>
          <table:table-cell table:formula="of:=[.L78]*2" office:value-type="float" office:value="107.479456836439" calcext:value-type="float">
            <text:p>107.4794568364</text:p>
          </table:table-cell>
          <table:table-cell table:formula="of:=([.M78]-[.B78])^2" office:value-type="float" office:value="0.0103264692144438" calcext:value-type="float">
            <text:p>0.0103264692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8]*2" office:value-type="float" office:value="6.19237772024228" calcext:value-type="float">
            <text:p>6.1923777202</text:p>
          </table:table-cell>
          <table:table-cell table:formula="of:=([.Q78]-[.B78])^2" office:value-type="float" office:value="10238.4972910781" calcext:value-type="float">
            <text:p>10238.4972910781</text:p>
          </table:table-cell>
          <table:table-cell/>
          <table:table-cell office:value-type="string" calcext:value-type="string">
            <text:p>NaN</text:p>
          </table:table-cell>
          <table:table-cell table:formula="of:=[.T7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.3070361" calcext:value-type="float">
            <text:p>107.3070361</text:p>
          </table:table-cell>
          <table:table-cell/>
          <table:table-cell office:value-type="float" office:value="53.8352921012764" calcext:value-type="float">
            <text:p>53.8352921013</text:p>
          </table:table-cell>
          <table:table-cell table:formula="of:=[.D79]*2" office:value-type="float" office:value="107.670584202553" calcext:value-type="float">
            <text:p>107.6705842026</text:p>
          </table:table-cell>
          <table:table-cell table:formula="of:=([.B79]-[.E79])^2" office:value-type="float" office:value="0.13216722286974" calcext:value-type="float">
            <text:p>0.1321672229</text:p>
          </table:table-cell>
          <table:table-cell/>
          <table:table-cell office:value-type="float" office:value="53.738096460836" calcext:value-type="float">
            <text:p>53.7380964608</text:p>
          </table:table-cell>
          <table:table-cell table:formula="of:=[.H79]*2" office:value-type="float" office:value="107.476192921672" calcext:value-type="float">
            <text:p>107.4761929217</text:p>
          </table:table-cell>
          <table:table-cell table:formula="of:=([.B79]-[.I79])^2" office:value-type="float" office:value="0.0286140303181695" calcext:value-type="float">
            <text:p>0.0286140303</text:p>
          </table:table-cell>
          <table:table-cell/>
          <table:table-cell office:value-type="float" office:value="53.7664931768991" calcext:value-type="float">
            <text:p>53.7664931769</text:p>
          </table:table-cell>
          <table:table-cell table:formula="of:=[.L79]*2" office:value-type="float" office:value="107.532986353798" calcext:value-type="float">
            <text:p>107.5329863538</text:p>
          </table:table-cell>
          <table:table-cell table:formula="of:=([.M79]-[.B79])^2" office:value-type="float" office:value="0.0510535171914659" calcext:value-type="float">
            <text:p>0.0510535172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79]*2" office:value-type="float" office:value="6.19237772024228" calcext:value-type="float">
            <text:p>6.1923777202</text:p>
          </table:table-cell>
          <table:table-cell table:formula="of:=([.Q79]-[.B79])^2" office:value-type="float" office:value="10224.1741392551" calcext:value-type="float">
            <text:p>10224.1741392551</text:p>
          </table:table-cell>
          <table:table-cell/>
          <table:table-cell office:value-type="string" calcext:value-type="string">
            <text:p>NaN</text:p>
          </table:table-cell>
          <table:table-cell table:formula="of:=[.T7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.2352554" calcext:value-type="float">
            <text:p>107.2352554</text:p>
          </table:table-cell>
          <table:table-cell/>
          <table:table-cell office:value-type="float" office:value="53.8280382044132" calcext:value-type="float">
            <text:p>53.8280382044</text:p>
          </table:table-cell>
          <table:table-cell table:formula="of:=[.D80]*2" office:value-type="float" office:value="107.656076408826" calcext:value-type="float">
            <text:p>107.6560764088</text:p>
          </table:table-cell>
          <table:table-cell table:formula="of:=([.B80]-[.E80])^2" office:value-type="float" office:value="0.177090321469664" calcext:value-type="float">
            <text:p>0.1770903215</text:p>
          </table:table-cell>
          <table:table-cell/>
          <table:table-cell office:value-type="float" office:value="53.6952275658607" calcext:value-type="float">
            <text:p>53.6952275659</text:p>
          </table:table-cell>
          <table:table-cell table:formula="of:=[.H80]*2" office:value-type="float" office:value="107.390455131721" calcext:value-type="float">
            <text:p>107.3904551317</text:p>
          </table:table-cell>
          <table:table-cell table:formula="of:=([.B80]-[.I80])^2" office:value-type="float" office:value="0.0240869567263933" calcext:value-type="float">
            <text:p>0.0240869567</text:p>
          </table:table-cell>
          <table:table-cell/>
          <table:table-cell office:value-type="float" office:value="53.577265209327" calcext:value-type="float">
            <text:p>53.5772652093</text:p>
          </table:table-cell>
          <table:table-cell table:formula="of:=[.L80]*2" office:value-type="float" office:value="107.154530418654" calcext:value-type="float">
            <text:p>107.1545304187</text:p>
          </table:table-cell>
          <table:table-cell table:formula="of:=([.M80]-[.B80])^2" office:value-type="float" office:value="0.00651652261331119" calcext:value-type="float">
            <text:p>0.0065165226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80]*2" office:value-type="float" office:value="6.19237772024228" calcext:value-type="float">
            <text:p>6.1923777202</text:p>
          </table:table-cell>
          <table:table-cell table:formula="of:=([.Q80]-[.B80])^2" office:value-type="float" office:value="10209.6631298065" calcext:value-type="float">
            <text:p>10209.6631298065</text:p>
          </table:table-cell>
          <table:table-cell/>
          <table:table-cell office:value-type="string" calcext:value-type="string">
            <text:p>NaN</text:p>
          </table:table-cell>
          <table:table-cell table:formula="of:=[.T8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.1624934" calcext:value-type="float">
            <text:p>107.1624934</text:p>
          </table:table-cell>
          <table:table-cell/>
          <table:table-cell office:value-type="float" office:value="53.8316943661498" calcext:value-type="float">
            <text:p>53.8316943661</text:p>
          </table:table-cell>
          <table:table-cell table:formula="of:=[.D81]*2" office:value-type="float" office:value="107.6633887323" calcext:value-type="float">
            <text:p>107.6633887323</text:p>
          </table:table-cell>
          <table:table-cell table:formula="of:=([.B81]-[.E81])^2" office:value-type="float" office:value="0.250896133919519" calcext:value-type="float">
            <text:p>0.2508961339</text:p>
          </table:table-cell>
          <table:table-cell/>
          <table:table-cell office:value-type="float" office:value="53.5794867421518" calcext:value-type="float">
            <text:p>53.5794867422</text:p>
          </table:table-cell>
          <table:table-cell table:formula="of:=[.H81]*2" office:value-type="float" office:value="107.158973484304" calcext:value-type="float">
            <text:p>107.1589734843</text:p>
          </table:table-cell>
          <table:table-cell table:formula="of:=([.B81]-[.I81])^2" office:value-type="float" office:value="0.0000123898065097715" calcext:value-type="float">
            <text:p>1.23898065097715E-005</text:p>
          </table:table-cell>
          <table:table-cell/>
          <table:table-cell office:value-type="float" office:value="53.529647052546" calcext:value-type="float">
            <text:p>53.5296470525</text:p>
          </table:table-cell>
          <table:table-cell table:formula="of:=[.L81]*2" office:value-type="float" office:value="107.059294105092" calcext:value-type="float">
            <text:p>107.0592941051</text:p>
          </table:table-cell>
          <table:table-cell table:formula="of:=([.M81]-[.B81])^2" office:value-type="float" office:value="0.0106500944695102" calcext:value-type="float">
            <text:p>0.0106500945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81]*2" office:value-type="float" office:value="6.19237772024228" calcext:value-type="float">
            <text:p>6.1923777202</text:p>
          </table:table-cell>
          <table:table-cell table:formula="of:=([.Q81]-[.B81])^2" office:value-type="float" office:value="10194.9642603837" calcext:value-type="float">
            <text:p>10194.9642603837</text:p>
          </table:table-cell>
          <table:table-cell/>
          <table:table-cell office:value-type="string" calcext:value-type="string">
            <text:p>NaN</text:p>
          </table:table-cell>
          <table:table-cell table:formula="of:=[.T8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.0887482" calcext:value-type="float">
            <text:p>107.0887482</text:p>
          </table:table-cell>
          <table:table-cell table:number-columns-repeated="2"/>
          <table:table-cell table:formula="of:=[.D82]*2" office:value-type="float" office:value="0" calcext:value-type="float">
            <text:p>0</text:p>
          </table:table-cell>
          <table:table-cell table:number-columns-repeated="2"/>
          <table:table-cell office:value-type="float" office:value="53.6479361169713" calcext:value-type="float">
            <text:p>53.647936117</text:p>
          </table:table-cell>
          <table:table-cell table:formula="of:=[.H82]*2" office:value-type="float" office:value="107.295872233943" calcext:value-type="float">
            <text:p>107.2958722339</text:p>
          </table:table-cell>
          <table:table-cell table:formula="of:=([.B82]-[.I82])^2" office:value-type="float" office:value="0.0429003654366576" calcext:value-type="float">
            <text:p>0.0429003654</text:p>
          </table:table-cell>
          <table:table-cell/>
          <table:table-cell office:value-type="float" office:value="53.4568151979971" calcext:value-type="float">
            <text:p>53.456815198</text:p>
          </table:table-cell>
          <table:table-cell table:formula="of:=[.L82]*2" office:value-type="float" office:value="106.913630395994" calcext:value-type="float">
            <text:p>106.913630396</text:p>
          </table:table-cell>
          <table:table-cell table:formula="of:=([.M82]-[.B82])^2" office:value-type="float" office:value="0.0306662452798116" calcext:value-type="float">
            <text:p>0.0306662453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82]*2" office:value-type="float" office:value="6.19237772024228" calcext:value-type="float">
            <text:p>6.1923777202</text:p>
          </table:table-cell>
          <table:table-cell table:formula="of:=([.Q82]-[.B82])^2" office:value-type="float" office:value="10180.0775759885" calcext:value-type="float">
            <text:p>10180.0775759885</text:p>
          </table:table-cell>
          <table:table-cell/>
          <table:table-cell office:value-type="string" calcext:value-type="string">
            <text:p>NaN</text:p>
          </table:table-cell>
          <table:table-cell table:formula="of:=[.T8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7.0140178" calcext:value-type="float">
            <text:p>107.0140178</text:p>
          </table:table-cell>
          <table:table-cell table:number-columns-repeated="2"/>
          <table:table-cell table:formula="of:=[.D83]*2" office:value-type="float" office:value="0" calcext:value-type="float">
            <text:p>0</text:p>
          </table:table-cell>
          <table:table-cell table:number-columns-repeated="2"/>
          <table:table-cell office:value-type="float" office:value="53.5701934223249" calcext:value-type="float">
            <text:p>53.5701934223</text:p>
          </table:table-cell>
          <table:table-cell table:formula="of:=[.H83]*2" office:value-type="float" office:value="107.14038684465" calcext:value-type="float">
            <text:p>107.1403868447</text:p>
          </table:table-cell>
          <table:table-cell table:formula="of:=([.B83]-[.I83])^2" office:value-type="float" office:value="0.0159691354457011" calcext:value-type="float">
            <text:p>0.0159691354</text:p>
          </table:table-cell>
          <table:table-cell/>
          <table:table-cell office:value-type="float" office:value="53.481232142847" calcext:value-type="float">
            <text:p>53.4812321428</text:p>
          </table:table-cell>
          <table:table-cell table:formula="of:=[.L83]*2" office:value-type="float" office:value="106.962464285694" calcext:value-type="float">
            <text:p>106.9624642857</text:p>
          </table:table-cell>
          <table:table-cell table:formula="of:=([.M83]-[.B83])^2" office:value-type="float" office:value="0.00265776483729974" calcext:value-type="float">
            <text:p>0.0026577648</text:p>
          </table:table-cell>
          <table:table-cell/>
          <table:table-cell office:value-type="float" office:value="3.09618886012114" calcext:value-type="float">
            <text:p>3.0961888601</text:p>
          </table:table-cell>
          <table:table-cell table:formula="of:=[.P83]*2" office:value-type="float" office:value="6.19237772024228" calcext:value-type="float">
            <text:p>6.1923777202</text:p>
          </table:table-cell>
          <table:table-cell table:formula="of:=([.Q83]-[.B83])^2" office:value-type="float" office:value="10165.0031083722" calcext:value-type="float">
            <text:p>10165.0031083722</text:p>
          </table:table-cell>
          <table:table-cell/>
          <table:table-cell office:value-type="string" calcext:value-type="string">
            <text:p>NaN</text:p>
          </table:table-cell>
          <table:table-cell table:formula="of:=[.T8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.9383" calcext:value-type="float">
            <text:p>106.9383</text:p>
          </table:table-cell>
          <table:table-cell/>
          <table:table-cell office:value-type="float" office:value="53.4289111057602" calcext:value-type="float">
            <text:p>53.4289111058</text:p>
          </table:table-cell>
          <table:table-cell table:formula="of:=[.D84]*2" office:value-type="float" office:value="106.85782221152" calcext:value-type="float">
            <text:p>106.8578222115</text:p>
          </table:table-cell>
          <table:table-cell table:formula="of:=([.B84]-[.E84])^2" office:value-type="float" office:value="0.00647667443856695" calcext:value-type="float">
            <text:p>0.0064766744</text:p>
          </table:table-cell>
          <table:table-cell/>
          <table:table-cell office:value-type="float" office:value="53.4678495555796" calcext:value-type="float">
            <text:p>53.4678495556</text:p>
          </table:table-cell>
          <table:table-cell table:formula="of:=[.H84]*2" office:value-type="float" office:value="106.935699111159" calcext:value-type="float">
            <text:p>106.9356991112</text:p>
          </table:table-cell>
          <table:table-cell table:formula="of:=([.B84]-[.I84])^2" office:value-type="float" office:value="0.00000676462276221303" calcext:value-type="float">
            <text:p>6.76462276221303E-006</text:p>
          </table:table-cell>
          <table:table-cell/>
          <table:table-cell office:value-type="float" office:value="53.41608421768" calcext:value-type="float">
            <text:p>53.4160842177</text:p>
          </table:table-cell>
          <table:table-cell table:formula="of:=[.L84]*2" office:value-type="float" office:value="106.83216843536" calcext:value-type="float">
            <text:p>106.8321684354</text:p>
          </table:table-cell>
          <table:table-cell table:formula="of:=([.M84]-[.B84])^2" office:value-type="float" office:value="0.0112639090129334" calcext:value-type="float">
            <text:p>0.011263909</text:p>
          </table:table-cell>
          <table:table-cell/>
          <table:table-cell office:value-type="float" office:value="3.15516025831551" calcext:value-type="float">
            <text:p>3.1551602583</text:p>
          </table:table-cell>
          <table:table-cell table:formula="of:=[.P84]*2" office:value-type="float" office:value="6.31032051663102" calcext:value-type="float">
            <text:p>6.3103205166</text:p>
          </table:table-cell>
          <table:table-cell table:formula="of:=([.Q84]-[.B84])^2" office:value-type="float" office:value="10125.9902549053" calcext:value-type="float">
            <text:p>10125.9902549053</text:p>
          </table:table-cell>
          <table:table-cell/>
          <table:table-cell office:value-type="string" calcext:value-type="string">
            <text:p>NaN</text:p>
          </table:table-cell>
          <table:table-cell table:formula="of:=[.T8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.8615927" calcext:value-type="float">
            <text:p>106.8615927</text:p>
          </table:table-cell>
          <table:table-cell/>
          <table:table-cell office:value-type="float" office:value="53.2322847509433" calcext:value-type="float">
            <text:p>53.2322847509</text:p>
          </table:table-cell>
          <table:table-cell table:formula="of:=[.D85]*2" office:value-type="float" office:value="106.464569501887" calcext:value-type="float">
            <text:p>106.4645695019</text:p>
          </table:table-cell>
          <table:table-cell table:formula="of:=([.B85]-[.E85])^2" office:value-type="float" office:value="0.157627419840194" calcext:value-type="float">
            <text:p>0.1576274198</text:p>
          </table:table-cell>
          <table:table-cell/>
          <table:table-cell office:value-type="float" office:value="53.3981241872363" calcext:value-type="float">
            <text:p>53.3981241872</text:p>
          </table:table-cell>
          <table:table-cell table:formula="of:=[.H85]*2" office:value-type="float" office:value="106.796248374473" calcext:value-type="float">
            <text:p>106.7962483745</text:p>
          </table:table-cell>
          <table:table-cell table:formula="of:=([.B85]-[.I85])^2" office:value-type="float" office:value="0.00426988087863154" calcext:value-type="float">
            <text:p>0.0042698809</text:p>
          </table:table-cell>
          <table:table-cell/>
          <table:table-cell office:value-type="float" office:value="53.3829656564731" calcext:value-type="float">
            <text:p>53.3829656565</text:p>
          </table:table-cell>
          <table:table-cell table:formula="of:=[.L85]*2" office:value-type="float" office:value="106.765931312946" calcext:value-type="float">
            <text:p>106.7659313129</text:p>
          </table:table-cell>
          <table:table-cell table:formula="of:=([.M85]-[.B85])^2" office:value-type="float" office:value="0.0091511009730587" calcext:value-type="float">
            <text:p>0.00915110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85]*2" office:value-type="float" office:value="6.42142277732202" calcext:value-type="float">
            <text:p>6.4214227773</text:p>
          </table:table-cell>
          <table:table-cell table:formula="of:=([.Q85]-[.B85])^2" office:value-type="float" office:value="10088.2277340964" calcext:value-type="float">
            <text:p>10088.2277340964</text:p>
          </table:table-cell>
          <table:table-cell/>
          <table:table-cell office:value-type="string" calcext:value-type="string">
            <text:p>NaN</text:p>
          </table:table-cell>
          <table:table-cell table:formula="of:=[.T8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6.7838939" calcext:value-type="float">
            <text:p>106.7838939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86]*2" office:value-type="float" office:value="106.53184873086" calcext:value-type="float">
            <text:p>106.5318487309</text:p>
          </table:table-cell>
          <table:table-cell table:formula="of:=([.B86]-[.E86])^2" office:value-type="float" office:value="0.0635267672869064" calcext:value-type="float">
            <text:p>0.0635267673</text:p>
          </table:table-cell>
          <table:table-cell/>
          <table:table-cell office:value-type="float" office:value="53.3192993538579" calcext:value-type="float">
            <text:p>53.3192993539</text:p>
          </table:table-cell>
          <table:table-cell table:formula="of:=[.H86]*2" office:value-type="float" office:value="106.638598707716" calcext:value-type="float">
            <text:p>106.6385987077</text:p>
          </table:table-cell>
          <table:table-cell table:formula="of:=([.B86]-[.I86])^2" office:value-type="float" office:value="0.0211106929009011" calcext:value-type="float">
            <text:p>0.0211106929</text:p>
          </table:table-cell>
          <table:table-cell/>
          <table:table-cell office:value-type="float" office:value="53.3246111435997" calcext:value-type="float">
            <text:p>53.3246111436</text:p>
          </table:table-cell>
          <table:table-cell table:formula="of:=[.L86]*2" office:value-type="float" office:value="106.649222287199" calcext:value-type="float">
            <text:p>106.6492222872</text:p>
          </table:table-cell>
          <table:table-cell table:formula="of:=([.M86]-[.B86])^2" office:value-type="float" office:value="0.0181364432943153" calcext:value-type="float">
            <text:p>0.018136443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86]*2" office:value-type="float" office:value="6.42142277732202" calcext:value-type="float">
            <text:p>6.4214227773</text:p>
          </table:table-cell>
          <table:table-cell table:formula="of:=([.Q86]-[.B86])^2" office:value-type="float" office:value="10072.6256098504" calcext:value-type="float">
            <text:p>10072.6256098504</text:p>
          </table:table-cell>
          <table:table-cell/>
          <table:table-cell office:value-type="string" calcext:value-type="string">
            <text:p>NaN</text:p>
          </table:table-cell>
          <table:table-cell table:formula="of:=[.T8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.7052014" calcext:value-type="float">
            <text:p>106.7052014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87]*2" office:value-type="float" office:value="106.53184873086" calcext:value-type="float">
            <text:p>106.5318487309</text:p>
          </table:table-cell>
          <table:table-cell table:formula="of:=([.B87]-[.E87])^2" office:value-type="float" office:value="0.0300511478980269" calcext:value-type="float">
            <text:p>0.0300511479</text:p>
          </table:table-cell>
          <table:table-cell/>
          <table:table-cell office:value-type="float" office:value="53.206153603622" calcext:value-type="float">
            <text:p>53.2061536036</text:p>
          </table:table-cell>
          <table:table-cell table:formula="of:=[.H87]*2" office:value-type="float" office:value="106.412307207244" calcext:value-type="float">
            <text:p>106.4123072072</text:p>
          </table:table-cell>
          <table:table-cell table:formula="of:=([.B87]-[.I87])^2" office:value-type="float" office:value="0.0857870081501858" calcext:value-type="float">
            <text:p>0.0857870082</text:p>
          </table:table-cell>
          <table:table-cell/>
          <table:table-cell office:value-type="float" office:value="53.3223557655238" calcext:value-type="float">
            <text:p>53.3223557655</text:p>
          </table:table-cell>
          <table:table-cell table:formula="of:=[.L87]*2" office:value-type="float" office:value="106.644711531048" calcext:value-type="float">
            <text:p>106.644711531</text:p>
          </table:table-cell>
          <table:table-cell table:formula="of:=([.M87]-[.B87])^2" office:value-type="float" office:value="0.00365902424587705" calcext:value-type="float">
            <text:p>0.003659024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87]*2" office:value-type="float" office:value="6.42142277732202" calcext:value-type="float">
            <text:p>6.4214227773</text:p>
          </table:table-cell>
          <table:table-cell table:formula="of:=([.Q87]-[.B87])^2" office:value-type="float" office:value="10056.8362548423" calcext:value-type="float">
            <text:p>10056.8362548423</text:p>
          </table:table-cell>
          <table:table-cell/>
          <table:table-cell office:value-type="string" calcext:value-type="string">
            <text:p>NaN</text:p>
          </table:table-cell>
          <table:table-cell table:formula="of:=[.T8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6.6255129" calcext:value-type="float">
            <text:p>106.6255129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88]*2" office:value-type="float" office:value="106.53184873086" calcext:value-type="float">
            <text:p>106.5318487309</text:p>
          </table:table-cell>
          <table:table-cell table:formula="of:=([.B88]-[.E88])^2" office:value-type="float" office:value="0.0087729765807235" calcext:value-type="float">
            <text:p>0.0087729766</text:p>
          </table:table-cell>
          <table:table-cell/>
          <table:table-cell office:value-type="float" office:value="53.2523642401219" calcext:value-type="float">
            <text:p>53.2523642401</text:p>
          </table:table-cell>
          <table:table-cell table:formula="of:=[.H88]*2" office:value-type="float" office:value="106.504728480244" calcext:value-type="float">
            <text:p>106.5047284802</text:p>
          </table:table-cell>
          <table:table-cell table:formula="of:=([.B88]-[.I88])^2" office:value-type="float" office:value="0.0145888760558432" calcext:value-type="float">
            <text:p>0.0145888761</text:p>
          </table:table-cell>
          <table:table-cell/>
          <table:table-cell office:value-type="float" office:value="53.2644335012425" calcext:value-type="float">
            <text:p>53.2644335012</text:p>
          </table:table-cell>
          <table:table-cell table:formula="of:=[.L88]*2" office:value-type="float" office:value="106.528867002485" calcext:value-type="float">
            <text:p>106.5288670025</text:p>
          </table:table-cell>
          <table:table-cell table:formula="of:=([.M88]-[.B88])^2" office:value-type="float" office:value="0.00934042950648052" calcext:value-type="float">
            <text:p>0.009340429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88]*2" office:value-type="float" office:value="6.42142277732202" calcext:value-type="float">
            <text:p>6.4214227773</text:p>
          </table:table-cell>
          <table:table-cell table:formula="of:=([.Q88]-[.B88])^2" office:value-type="float" office:value="10040.8596773138" calcext:value-type="float">
            <text:p>10040.8596773138</text:p>
          </table:table-cell>
          <table:table-cell/>
          <table:table-cell office:value-type="string" calcext:value-type="string">
            <text:p>NaN</text:p>
          </table:table-cell>
          <table:table-cell table:formula="of:=[.T8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6.5448262" calcext:value-type="float">
            <text:p>106.5448262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89]*2" office:value-type="float" office:value="106.53184873086" calcext:value-type="float">
            <text:p>106.5318487309</text:p>
          </table:table-cell>
          <table:table-cell table:formula="of:=([.B89]-[.E89])^2" office:value-type="float" office:value="0.000168414705284746" calcext:value-type="float">
            <text:p>0.0001684147</text:p>
          </table:table-cell>
          <table:table-cell/>
          <table:table-cell office:value-type="float" office:value="53.2133414112299" calcext:value-type="float">
            <text:p>53.2133414112</text:p>
          </table:table-cell>
          <table:table-cell table:formula="of:=[.H89]*2" office:value-type="float" office:value="106.42668282246" calcext:value-type="float">
            <text:p>106.4266828225</text:p>
          </table:table-cell>
          <table:table-cell table:formula="of:=([.B89]-[.I89])^2" office:value-type="float" office:value="0.0139578576566079" calcext:value-type="float">
            <text:p>0.0139578577</text:p>
          </table:table-cell>
          <table:table-cell/>
          <table:table-cell office:value-type="float" office:value="53.1969234593623" calcext:value-type="float">
            <text:p>53.1969234594</text:p>
          </table:table-cell>
          <table:table-cell table:formula="of:=[.L89]*2" office:value-type="float" office:value="106.393846918725" calcext:value-type="float">
            <text:p>106.3938469187</text:p>
          </table:table-cell>
          <table:table-cell table:formula="of:=([.M89]-[.B89])^2" office:value-type="float" office:value="0.0227947433744355" calcext:value-type="float">
            <text:p>0.022794743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89]*2" office:value-type="float" office:value="6.42142277732202" calcext:value-type="float">
            <text:p>6.4214227773</text:p>
          </table:table-cell>
          <table:table-cell table:formula="of:=([.Q89]-[.B89])^2" office:value-type="float" office:value="10024.6959129403" calcext:value-type="float">
            <text:p>10024.6959129403</text:p>
          </table:table-cell>
          <table:table-cell/>
          <table:table-cell office:value-type="string" calcext:value-type="string">
            <text:p>NaN</text:p>
          </table:table-cell>
          <table:table-cell table:formula="of:=[.T8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.4631392" calcext:value-type="float">
            <text:p>106.4631392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90]*2" office:value-type="float" office:value="106.53184873086" calcext:value-type="float">
            <text:p>106.5318487309</text:p>
          </table:table-cell>
          <table:table-cell table:formula="of:=([.B90]-[.E90])^2" office:value-type="float" office:value="0.00472099963097464" calcext:value-type="float">
            <text:p>0.0047209996</text:p>
          </table:table-cell>
          <table:table-cell/>
          <table:table-cell office:value-type="float" office:value="53.2179673424235" calcext:value-type="float">
            <text:p>53.2179673424</text:p>
          </table:table-cell>
          <table:table-cell table:formula="of:=[.H90]*2" office:value-type="float" office:value="106.435934684847" calcext:value-type="float">
            <text:p>106.4359346848</text:p>
          </table:table-cell>
          <table:table-cell table:formula="of:=([.B90]-[.I90])^2" office:value-type="float" office:value="0.00074008564470993" calcext:value-type="float">
            <text:p>0.0007400856</text:p>
          </table:table-cell>
          <table:table-cell/>
          <table:table-cell office:value-type="float" office:value="53.0640670381936" calcext:value-type="float">
            <text:p>53.0640670382</text:p>
          </table:table-cell>
          <table:table-cell table:formula="of:=[.L90]*2" office:value-type="float" office:value="106.128134076387" calcext:value-type="float">
            <text:p>106.1281340764</text:p>
          </table:table-cell>
          <table:table-cell table:formula="of:=([.M90]-[.B90])^2" office:value-type="float" office:value="0.112228432846829" calcext:value-type="float">
            <text:p>0.112228432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0]*2" office:value-type="float" office:value="6.42142277732202" calcext:value-type="float">
            <text:p>6.4214227773</text:p>
          </table:table-cell>
          <table:table-cell table:formula="of:=([.Q90]-[.B90])^2" office:value-type="float" office:value="10008.3450247955" calcext:value-type="float">
            <text:p>10008.3450247955</text:p>
          </table:table-cell>
          <table:table-cell/>
          <table:table-cell office:value-type="string" calcext:value-type="string">
            <text:p>NaN</text:p>
          </table:table-cell>
          <table:table-cell table:formula="of:=[.T9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.3804493" calcext:value-type="float">
            <text:p>106.3804493</text:p>
          </table:table-cell>
          <table:table-cell/>
          <table:table-cell office:value-type="float" office:value="53.2659243654299" calcext:value-type="float">
            <text:p>53.2659243654</text:p>
          </table:table-cell>
          <table:table-cell table:formula="of:=[.D91]*2" office:value-type="float" office:value="106.53184873086" calcext:value-type="float">
            <text:p>106.5318487309</text:p>
          </table:table-cell>
          <table:table-cell table:formula="of:=([.B91]-[.E91])^2" office:value-type="float" office:value="0.0229217876646748" calcext:value-type="float">
            <text:p>0.0229217877</text:p>
          </table:table-cell>
          <table:table-cell/>
          <table:table-cell office:value-type="float" office:value="53.1788232894603" calcext:value-type="float">
            <text:p>53.1788232895</text:p>
          </table:table-cell>
          <table:table-cell table:formula="of:=[.H91]*2" office:value-type="float" office:value="106.357646578921" calcext:value-type="float">
            <text:p>106.3576465789</text:p>
          </table:table-cell>
          <table:table-cell table:formula="of:=([.B91]-[.I91])^2" office:value-type="float" office:value="0.000519964088624962" calcext:value-type="float">
            <text:p>0.0005199641</text:p>
          </table:table-cell>
          <table:table-cell/>
          <table:table-cell office:value-type="float" office:value="53.0634471783524" calcext:value-type="float">
            <text:p>53.0634471784</text:p>
          </table:table-cell>
          <table:table-cell table:formula="of:=[.L91]*2" office:value-type="float" office:value="106.126894356705" calcext:value-type="float">
            <text:p>106.1268943567</text:p>
          </table:table-cell>
          <table:table-cell table:formula="of:=([.M91]-[.B91])^2" office:value-type="float" office:value="0.0642901092694319" calcext:value-type="float">
            <text:p>0.064290109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1]*2" office:value-type="float" office:value="6.42142277732202" calcext:value-type="float">
            <text:p>6.4214227773</text:p>
          </table:table-cell>
          <table:table-cell table:formula="of:=([.Q91]-[.B91])^2" office:value-type="float" office:value="9991.80698336144" calcext:value-type="float">
            <text:p>9991.8069833614</text:p>
          </table:table-cell>
          <table:table-cell/>
          <table:table-cell office:value-type="string" calcext:value-type="string">
            <text:p>NaN</text:p>
          </table:table-cell>
          <table:table-cell table:formula="of:=[.T9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.2967544" calcext:value-type="float">
            <text:p>106.2967544</text:p>
          </table:table-cell>
          <table:table-cell/>
          <table:table-cell office:value-type="float" office:value="53.2464940485061" calcext:value-type="float">
            <text:p>53.2464940485</text:p>
          </table:table-cell>
          <table:table-cell table:formula="of:=[.D92]*2" office:value-type="float" office:value="106.492988097012" calcext:value-type="float">
            <text:p>106.492988097</text:p>
          </table:table-cell>
          <table:table-cell table:formula="of:=([.B92]-[.E92])^2" office:value-type="float" office:value="0.0385076638430774" calcext:value-type="float">
            <text:p>0.0385076638</text:p>
          </table:table-cell>
          <table:table-cell/>
          <table:table-cell office:value-type="float" office:value="53.1763682157719" calcext:value-type="float">
            <text:p>53.1763682158</text:p>
          </table:table-cell>
          <table:table-cell table:formula="of:=[.H92]*2" office:value-type="float" office:value="106.352736431544" calcext:value-type="float">
            <text:p>106.3527364315</text:p>
          </table:table-cell>
          <table:table-cell table:formula="of:=([.B92]-[.I92])^2" office:value-type="float" office:value="0.00313398785577169" calcext:value-type="float">
            <text:p>0.0031339879</text:p>
          </table:table-cell>
          <table:table-cell/>
          <table:table-cell office:value-type="float" office:value="53.0418344085996" calcext:value-type="float">
            <text:p>53.0418344086</text:p>
          </table:table-cell>
          <table:table-cell table:formula="of:=[.L92]*2" office:value-type="float" office:value="106.083668817199" calcext:value-type="float">
            <text:p>106.0836688172</text:p>
          </table:table-cell>
          <table:table-cell table:formula="of:=([.M92]-[.B92])^2" office:value-type="float" office:value="0.045405465597557" calcext:value-type="float">
            <text:p>0.045405465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2]*2" office:value-type="float" office:value="6.42142277732202" calcext:value-type="float">
            <text:p>6.4214227773</text:p>
          </table:table-cell>
          <table:table-cell table:formula="of:=([.Q92]-[.B92])^2" office:value-type="float" office:value="9975.0818667399" calcext:value-type="float">
            <text:p>9975.0818667399</text:p>
          </table:table-cell>
          <table:table-cell/>
          <table:table-cell office:value-type="string" calcext:value-type="string">
            <text:p>NaN</text:p>
          </table:table-cell>
          <table:table-cell table:formula="of:=[.T9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.212052" calcext:value-type="float">
            <text:p>106.212052</text:p>
          </table:table-cell>
          <table:table-cell/>
          <table:table-cell office:value-type="float" office:value="53.0423457315518" calcext:value-type="float">
            <text:p>53.0423457316</text:p>
          </table:table-cell>
          <table:table-cell table:formula="of:=[.D93]*2" office:value-type="float" office:value="106.084691463104" calcext:value-type="float">
            <text:p>106.0846914631</text:p>
          </table:table-cell>
          <table:table-cell table:formula="of:=([.B93]-[.E93])^2" office:value-type="float" office:value="0.0162207063585403" calcext:value-type="float">
            <text:p>0.0162207064</text:p>
          </table:table-cell>
          <table:table-cell/>
          <table:table-cell office:value-type="float" office:value="53.134935989483" calcext:value-type="float">
            <text:p>53.1349359895</text:p>
          </table:table-cell>
          <table:table-cell table:formula="of:=[.H93]*2" office:value-type="float" office:value="106.269871978966" calcext:value-type="float">
            <text:p>106.269871979</text:p>
          </table:table-cell>
          <table:table-cell table:formula="of:=([.B93]-[.I93])^2" office:value-type="float" office:value="0.00334314996762808" calcext:value-type="float">
            <text:p>0.00334315</text:p>
          </table:table-cell>
          <table:table-cell/>
          <table:table-cell office:value-type="float" office:value="53.0654342621017" calcext:value-type="float">
            <text:p>53.0654342621</text:p>
          </table:table-cell>
          <table:table-cell table:formula="of:=[.L93]*2" office:value-type="float" office:value="106.130868524203" calcext:value-type="float">
            <text:p>106.1308685242</text:p>
          </table:table-cell>
          <table:table-cell table:formula="of:=([.M93]-[.B93])^2" office:value-type="float" office:value="0.00659075674241824" calcext:value-type="float">
            <text:p>0.006590756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3]*2" office:value-type="float" office:value="6.42142277732202" calcext:value-type="float">
            <text:p>6.4214227773</text:p>
          </table:table-cell>
          <table:table-cell table:formula="of:=([.Q93]-[.B93])^2" office:value-type="float" office:value="9958.16968065799" calcext:value-type="float">
            <text:p>9958.169680658</text:p>
          </table:table-cell>
          <table:table-cell/>
          <table:table-cell office:value-type="string" calcext:value-type="string">
            <text:p>NaN</text:p>
          </table:table-cell>
          <table:table-cell table:formula="of:=[.T9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6.1263398" calcext:value-type="float">
            <text:p>106.1263398</text:p>
          </table:table-cell>
          <table:table-cell/>
          <table:table-cell office:value-type="float" office:value="52.9881814648935" calcext:value-type="float">
            <text:p>52.9881814649</text:p>
          </table:table-cell>
          <table:table-cell table:formula="of:=[.D94]*2" office:value-type="float" office:value="105.976362929787" calcext:value-type="float">
            <text:p>105.9763629298</text:p>
          </table:table-cell>
          <table:table-cell table:formula="of:=([.B94]-[.E94])^2" office:value-type="float" office:value="0.0224930615988857" calcext:value-type="float">
            <text:p>0.0224930616</text:p>
          </table:table-cell>
          <table:table-cell/>
          <table:table-cell office:value-type="float" office:value="53.0128253853633" calcext:value-type="float">
            <text:p>53.0128253854</text:p>
          </table:table-cell>
          <table:table-cell table:formula="of:=[.H94]*2" office:value-type="float" office:value="106.025650770727" calcext:value-type="float">
            <text:p>106.0256507707</text:p>
          </table:table-cell>
          <table:table-cell table:formula="of:=([.B94]-[.I94])^2" office:value-type="float" office:value="0.010138280616019" calcext:value-type="float">
            <text:p>0.0101382806</text:p>
          </table:table-cell>
          <table:table-cell/>
          <table:table-cell office:value-type="float" office:value="52.9514208036058" calcext:value-type="float">
            <text:p>52.9514208036</text:p>
          </table:table-cell>
          <table:table-cell table:formula="of:=[.L94]*2" office:value-type="float" office:value="105.902841607212" calcext:value-type="float">
            <text:p>105.9028416072</text:p>
          </table:table-cell>
          <table:table-cell table:formula="of:=([.M94]-[.B94])^2" office:value-type="float" office:value="0.0499514421796799" calcext:value-type="float">
            <text:p>0.049951442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4]*2" office:value-type="float" office:value="6.42142277732202" calcext:value-type="float">
            <text:p>6.4214227773</text:p>
          </table:table-cell>
          <table:table-cell table:formula="of:=([.Q94]-[.B94])^2" office:value-type="float" office:value="9941.0704784991" calcext:value-type="float">
            <text:p>9941.0704784991</text:p>
          </table:table-cell>
          <table:table-cell/>
          <table:table-cell office:value-type="string" calcext:value-type="string">
            <text:p>NaN</text:p>
          </table:table-cell>
          <table:table-cell table:formula="of:=[.T9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.0396152" calcext:value-type="float">
            <text:p>106.0396152</text:p>
          </table:table-cell>
          <table:table-cell/>
          <table:table-cell office:value-type="float" office:value="52.7854730353289" calcext:value-type="float">
            <text:p>52.7854730353</text:p>
          </table:table-cell>
          <table:table-cell table:formula="of:=[.D95]*2" office:value-type="float" office:value="105.570946070658" calcext:value-type="float">
            <text:p>105.5709460707</text:p>
          </table:table-cell>
          <table:table-cell table:formula="of:=([.B95]-[.E95])^2" office:value-type="float" office:value="0.219650752798379" calcext:value-type="float">
            <text:p>0.2196507528</text:p>
          </table:table-cell>
          <table:table-cell/>
          <table:table-cell office:value-type="float" office:value="53.0137256188969" calcext:value-type="float">
            <text:p>53.0137256189</text:p>
          </table:table-cell>
          <table:table-cell table:formula="of:=[.H95]*2" office:value-type="float" office:value="106.027451237794" calcext:value-type="float">
            <text:p>106.0274512378</text:p>
          </table:table-cell>
          <table:table-cell table:formula="of:=([.B95]-[.I95])^2" office:value-type="float" office:value="0.00014796197655391" calcext:value-type="float">
            <text:p>0.000147962</text:p>
          </table:table-cell>
          <table:table-cell/>
          <table:table-cell office:value-type="float" office:value="52.9986997426858" calcext:value-type="float">
            <text:p>52.9986997427</text:p>
          </table:table-cell>
          <table:table-cell table:formula="of:=[.L95]*2" office:value-type="float" office:value="105.997399485372" calcext:value-type="float">
            <text:p>105.9973994854</text:p>
          </table:table-cell>
          <table:table-cell table:formula="of:=([.M95]-[.B95])^2" office:value-type="float" office:value="0.00178216656158633" calcext:value-type="float">
            <text:p>0.001782166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5]*2" office:value-type="float" office:value="6.42142277732202" calcext:value-type="float">
            <text:p>6.4214227773</text:p>
          </table:table-cell>
          <table:table-cell table:formula="of:=([.Q95]-[.B95])^2" office:value-type="float" office:value="9923.7842615617" calcext:value-type="float">
            <text:p>9923.7842615617</text:p>
          </table:table-cell>
          <table:table-cell/>
          <table:table-cell office:value-type="string" calcext:value-type="string">
            <text:p>NaN</text:p>
          </table:table-cell>
          <table:table-cell table:formula="of:=[.T9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.9518759" calcext:value-type="float">
            <text:p>105.9518759</text:p>
          </table:table-cell>
          <table:table-cell/>
          <table:table-cell office:value-type="float" office:value="52.7502769792914" calcext:value-type="float">
            <text:p>52.7502769793</text:p>
          </table:table-cell>
          <table:table-cell table:formula="of:=[.D96]*2" office:value-type="float" office:value="105.500553958583" calcext:value-type="float">
            <text:p>105.5005539586</text:p>
          </table:table-cell>
          <table:table-cell table:formula="of:=([.B96]-[.E96])^2" office:value-type="float" office:value="0.203691494804596" calcext:value-type="float">
            <text:p>0.2036914948</text:p>
          </table:table-cell>
          <table:table-cell/>
          <table:table-cell office:value-type="float" office:value="52.9989352970388" calcext:value-type="float">
            <text:p>52.998935297</text:p>
          </table:table-cell>
          <table:table-cell table:formula="of:=[.H96]*2" office:value-type="float" office:value="105.997870594078" calcext:value-type="float">
            <text:p>105.9978705941</text:p>
          </table:table-cell>
          <table:table-cell table:formula="of:=([.B96]-[.I96])^2" office:value-type="float" office:value="0.00211551188329129" calcext:value-type="float">
            <text:p>0.0021155119</text:p>
          </table:table-cell>
          <table:table-cell/>
          <table:table-cell office:value-type="float" office:value="52.9172787897298" calcext:value-type="float">
            <text:p>52.9172787897</text:p>
          </table:table-cell>
          <table:table-cell table:formula="of:=[.L96]*2" office:value-type="float" office:value="105.83455757946" calcext:value-type="float">
            <text:p>105.8345575795</text:p>
          </table:table-cell>
          <table:table-cell table:formula="of:=([.M96]-[.B96])^2" office:value-type="float" office:value="0.0137635883344214" calcext:value-type="float">
            <text:p>0.013763588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6]*2" office:value-type="float" office:value="6.42142277732202" calcext:value-type="float">
            <text:p>6.4214227773</text:p>
          </table:table-cell>
          <table:table-cell table:formula="of:=([.Q96]-[.B96])^2" office:value-type="float" office:value="9906.3110988056" calcext:value-type="float">
            <text:p>9906.3110988056</text:p>
          </table:table-cell>
          <table:table-cell/>
          <table:table-cell office:value-type="string" calcext:value-type="string">
            <text:p>NaN</text:p>
          </table:table-cell>
          <table:table-cell table:formula="of:=[.T9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.8631192" calcext:value-type="float">
            <text:p>105.8631192</text:p>
          </table:table-cell>
          <table:table-cell/>
          <table:table-cell office:value-type="float" office:value="52.7502769792914" calcext:value-type="float">
            <text:p>52.7502769793</text:p>
          </table:table-cell>
          <table:table-cell table:formula="of:=[.D97]*2" office:value-type="float" office:value="105.500553958583" calcext:value-type="float">
            <text:p>105.5005539586</text:p>
          </table:table-cell>
          <table:table-cell table:formula="of:=([.B97]-[.E97])^2" office:value-type="float" office:value="0.131453554283913" calcext:value-type="float">
            <text:p>0.1314535543</text:p>
          </table:table-cell>
          <table:table-cell/>
          <table:table-cell office:value-type="float" office:value="52.9771357766539" calcext:value-type="float">
            <text:p>52.9771357767</text:p>
          </table:table-cell>
          <table:table-cell table:formula="of:=[.H97]*2" office:value-type="float" office:value="105.954271553308" calcext:value-type="float">
            <text:p>105.9542715533</text:p>
          </table:table-cell>
          <table:table-cell table:formula="of:=([.B97]-[.I97])^2" office:value-type="float" office:value="0.00830875151355097" calcext:value-type="float">
            <text:p>0.0083087515</text:p>
          </table:table-cell>
          <table:table-cell/>
          <table:table-cell office:value-type="float" office:value="52.9286500365563" calcext:value-type="float">
            <text:p>52.9286500366</text:p>
          </table:table-cell>
          <table:table-cell table:formula="of:=[.L97]*2" office:value-type="float" office:value="105.857300073113" calcext:value-type="float">
            <text:p>105.8573000731</text:p>
          </table:table-cell>
          <table:table-cell table:formula="of:=([.M97]-[.B97])^2" office:value-type="float" office:value="0.0000338622377316919" calcext:value-type="float">
            <text:p>3.38622377316919E-00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7]*2" office:value-type="float" office:value="6.42142277732202" calcext:value-type="float">
            <text:p>6.4214227773</text:p>
          </table:table-cell>
          <table:table-cell table:formula="of:=([.Q97]-[.B97])^2" office:value-type="float" office:value="9888.65098742005" calcext:value-type="float">
            <text:p>9888.6509874201</text:p>
          </table:table-cell>
          <table:table-cell/>
          <table:table-cell office:value-type="string" calcext:value-type="string">
            <text:p>NaN</text:p>
          </table:table-cell>
          <table:table-cell table:formula="of:=[.T9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.7733426" calcext:value-type="float">
            <text:p>105.7733426</text:p>
          </table:table-cell>
          <table:table-cell/>
          <table:table-cell office:value-type="float" office:value="52.7502769792914" calcext:value-type="float">
            <text:p>52.7502769793</text:p>
          </table:table-cell>
          <table:table-cell table:formula="of:=[.D98]*2" office:value-type="float" office:value="105.500553958583" calcext:value-type="float">
            <text:p>105.5005539586</text:p>
          </table:table-cell>
          <table:table-cell table:formula="of:=([.B98]-[.E98])^2" office:value-type="float" office:value="0.0744136428862459" calcext:value-type="float">
            <text:p>0.0744136429</text:p>
          </table:table-cell>
          <table:table-cell/>
          <table:table-cell office:value-type="float" office:value="52.9464345855925" calcext:value-type="float">
            <text:p>52.9464345856</text:p>
          </table:table-cell>
          <table:table-cell table:formula="of:=[.H98]*2" office:value-type="float" office:value="105.892869171185" calcext:value-type="float">
            <text:p>105.8928691712</text:p>
          </table:table-cell>
          <table:table-cell table:formula="of:=([.B98]-[.I98])^2" office:value-type="float" office:value="0.0142866012192408" calcext:value-type="float">
            <text:p>0.0142866012</text:p>
          </table:table-cell>
          <table:table-cell/>
          <table:table-cell office:value-type="float" office:value="52.8989353792145" calcext:value-type="float">
            <text:p>52.8989353792</text:p>
          </table:table-cell>
          <table:table-cell table:formula="of:=[.L98]*2" office:value-type="float" office:value="105.797870758429" calcext:value-type="float">
            <text:p>105.7978707584</text:p>
          </table:table-cell>
          <table:table-cell table:formula="of:=([.M98]-[.B98])^2" office:value-type="float" office:value="0.000601630555917765" calcext:value-type="float">
            <text:p>0.000601630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8]*2" office:value-type="float" office:value="6.42142277732202" calcext:value-type="float">
            <text:p>6.4214227773</text:p>
          </table:table-cell>
          <table:table-cell table:formula="of:=([.Q98]-[.B98])^2" office:value-type="float" office:value="9870.80397245184" calcext:value-type="float">
            <text:p>9870.8039724518</text:p>
          </table:table-cell>
          <table:table-cell/>
          <table:table-cell office:value-type="string" calcext:value-type="string">
            <text:p>NaN</text:p>
          </table:table-cell>
          <table:table-cell table:formula="of:=[.T9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.6825435" calcext:value-type="float">
            <text:p>105.6825435</text:p>
          </table:table-cell>
          <table:table-cell/>
          <table:table-cell office:value-type="float" office:value="52.7839505688601" calcext:value-type="float">
            <text:p>52.7839505689</text:p>
          </table:table-cell>
          <table:table-cell table:formula="of:=[.D99]*2" office:value-type="float" office:value="105.56790113772" calcext:value-type="float">
            <text:p>105.5679011377</text:p>
          </table:table-cell>
          <table:table-cell table:formula="of:=([.B99]-[.E99])^2" office:value-type="float" office:value="0.0131428712290919" calcext:value-type="float">
            <text:p>0.0131428712</text:p>
          </table:table-cell>
          <table:table-cell/>
          <table:table-cell office:value-type="float" office:value="53.0035370965087" calcext:value-type="float">
            <text:p>53.0035370965</text:p>
          </table:table-cell>
          <table:table-cell table:formula="of:=[.H99]*2" office:value-type="float" office:value="106.007074193017" calcext:value-type="float">
            <text:p>106.007074193</text:p>
          </table:table-cell>
          <table:table-cell table:formula="of:=([.B99]-[.I99])^2" office:value-type="float" office:value="0.105320170710359" calcext:value-type="float">
            <text:p>0.1053201707</text:p>
          </table:table-cell>
          <table:table-cell/>
          <table:table-cell office:value-type="float" office:value="52.7636411632507" calcext:value-type="float">
            <text:p>52.7636411633</text:p>
          </table:table-cell>
          <table:table-cell table:formula="of:=[.L99]*2" office:value-type="float" office:value="105.527282326501" calcext:value-type="float">
            <text:p>105.5272823265</text:p>
          </table:table-cell>
          <table:table-cell table:formula="of:=([.M99]-[.B99])^2" office:value-type="float" office:value="0.0241060319961584" calcext:value-type="float">
            <text:p>0.02410603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99]*2" office:value-type="float" office:value="6.42142277732202" calcext:value-type="float">
            <text:p>6.4214227773</text:p>
          </table:table-cell>
          <table:table-cell table:formula="of:=([.Q99]-[.B99])^2" office:value-type="float" office:value="9852.77008712205" calcext:value-type="float">
            <text:p>9852.7700871221</text:p>
          </table:table-cell>
          <table:table-cell/>
          <table:table-cell office:value-type="string" calcext:value-type="string">
            <text:p>NaN</text:p>
          </table:table-cell>
          <table:table-cell table:formula="of:=[.T9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5.5907193" calcext:value-type="float">
            <text:p>105.5907193</text:p>
          </table:table-cell>
          <table:table-cell/>
          <table:table-cell office:value-type="float" office:value="52.8216275887505" calcext:value-type="float">
            <text:p>52.8216275888</text:p>
          </table:table-cell>
          <table:table-cell table:formula="of:=[.D100]*2" office:value-type="float" office:value="105.643255177501" calcext:value-type="float">
            <text:p>105.6432551775</text:p>
          </table:table-cell>
          <table:table-cell table:formula="of:=([.B100]-[.E100])^2" office:value-type="float" office:value="0.00276001842480013" calcext:value-type="float">
            <text:p>0.0027600184</text:p>
          </table:table-cell>
          <table:table-cell/>
          <table:table-cell office:value-type="float" office:value="52.8695493132484" calcext:value-type="float">
            <text:p>52.8695493132</text:p>
          </table:table-cell>
          <table:table-cell table:formula="of:=[.H100]*2" office:value-type="float" office:value="105.739098626497" calcext:value-type="float">
            <text:p>105.7390986265</text:p>
          </table:table-cell>
          <table:table-cell table:formula="of:=([.B100]-[.I100])^2" office:value-type="float" office:value="0.0220164245316423" calcext:value-type="float">
            <text:p>0.0220164245</text:p>
          </table:table-cell>
          <table:table-cell/>
          <table:table-cell office:value-type="float" office:value="52.8705139183258" calcext:value-type="float">
            <text:p>52.8705139183</text:p>
          </table:table-cell>
          <table:table-cell table:formula="of:=[.L100]*2" office:value-type="float" office:value="105.741027836652" calcext:value-type="float">
            <text:p>105.7410278367</text:p>
          </table:table-cell>
          <table:table-cell table:formula="of:=([.M100]-[.B100])^2" office:value-type="float" office:value="0.0225926561903434" calcext:value-type="float">
            <text:p>0.022592656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0]*2" office:value-type="float" office:value="6.42142277732202" calcext:value-type="float">
            <text:p>6.4214227773</text:p>
          </table:table-cell>
          <table:table-cell table:formula="of:=([.Q100]-[.B100])^2" office:value-type="float" office:value="9834.54937280283" calcext:value-type="float">
            <text:p>9834.5493728028</text:p>
          </table:table-cell>
          <table:table-cell/>
          <table:table-cell office:value-type="string" calcext:value-type="string">
            <text:p>NaN</text:p>
          </table:table-cell>
          <table:table-cell table:formula="of:=[.T10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.4978673" calcext:value-type="float">
            <text:p>105.4978673</text:p>
          </table:table-cell>
          <table:table-cell/>
          <table:table-cell office:value-type="float" office:value="52.8216275887505" calcext:value-type="float">
            <text:p>52.8216275888</text:p>
          </table:table-cell>
          <table:table-cell table:formula="of:=[.D101]*2" office:value-type="float" office:value="105.643255177501" calcext:value-type="float">
            <text:p>105.6432551775</text:p>
          </table:table-cell>
          <table:table-cell table:formula="of:=([.B101]-[.E101])^2" office:value-type="float" office:value="0.0211376349242482" calcext:value-type="float">
            <text:p>0.0211376349</text:p>
          </table:table-cell>
          <table:table-cell/>
          <table:table-cell office:value-type="float" office:value="52.8405279312492" calcext:value-type="float">
            <text:p>52.8405279312</text:p>
          </table:table-cell>
          <table:table-cell table:formula="of:=[.H101]*2" office:value-type="float" office:value="105.681055862498" calcext:value-type="float">
            <text:p>105.6810558625</text:p>
          </table:table-cell>
          <table:table-cell table:formula="of:=([.B101]-[.I101])^2" office:value-type="float" office:value="0.0335580494302306" calcext:value-type="float">
            <text:p>0.0335580494</text:p>
          </table:table-cell>
          <table:table-cell/>
          <table:table-cell office:value-type="float" office:value="52.795812058447" calcext:value-type="float">
            <text:p>52.7958120584</text:p>
          </table:table-cell>
          <table:table-cell table:formula="of:=[.L101]*2" office:value-type="float" office:value="105.591624116894" calcext:value-type="float">
            <text:p>105.5916241169</text:p>
          </table:table-cell>
          <table:table-cell table:formula="of:=([.M101]-[.B101])^2" office:value-type="float" office:value="0.00879034071409512" calcext:value-type="float">
            <text:p>0.008790340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1]*2" office:value-type="float" office:value="6.42142277732202" calcext:value-type="float">
            <text:p>6.4214227773</text:p>
          </table:table-cell>
          <table:table-cell table:formula="of:=([.Q101]-[.B101])^2" office:value-type="float" office:value="9816.14185925529" calcext:value-type="float">
            <text:p>9816.1418592553</text:p>
          </table:table-cell>
          <table:table-cell/>
          <table:table-cell office:value-type="string" calcext:value-type="string">
            <text:p>NaN</text:p>
          </table:table-cell>
          <table:table-cell table:formula="of:=[.T10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.4039847" calcext:value-type="float">
            <text:p>105.4039847</text:p>
          </table:table-cell>
          <table:table-cell/>
          <table:table-cell office:value-type="float" office:value="52.8216275887505" calcext:value-type="float">
            <text:p>52.8216275888</text:p>
          </table:table-cell>
          <table:table-cell table:formula="of:=[.D102]*2" office:value-type="float" office:value="105.643255177501" calcext:value-type="float">
            <text:p>105.6432551775</text:p>
          </table:table-cell>
          <table:table-cell table:formula="of:=([.B102]-[.E102])^2" office:value-type="float" office:value="0.0572503614035608" calcext:value-type="float">
            <text:p>0.0572503614</text:p>
          </table:table-cell>
          <table:table-cell/>
          <table:table-cell office:value-type="float" office:value="52.7941418847359" calcext:value-type="float">
            <text:p>52.7941418847</text:p>
          </table:table-cell>
          <table:table-cell table:formula="of:=[.H102]*2" office:value-type="float" office:value="105.588283769472" calcext:value-type="float">
            <text:p>105.5882837695</text:p>
          </table:table-cell>
          <table:table-cell table:formula="of:=([.B102]-[.I102])^2" office:value-type="float" office:value="0.0339661470081734" calcext:value-type="float">
            <text:p>0.033966147</text:p>
          </table:table-cell>
          <table:table-cell/>
          <table:table-cell office:value-type="float" office:value="52.6206708508615" calcext:value-type="float">
            <text:p>52.6206708509</text:p>
          </table:table-cell>
          <table:table-cell table:formula="of:=[.L102]*2" office:value-type="float" office:value="105.241341701723" calcext:value-type="float">
            <text:p>105.2413417017</text:p>
          </table:table-cell>
          <table:table-cell table:formula="of:=([.M102]-[.B102])^2" office:value-type="float" office:value="0.0264527448885301" calcext:value-type="float">
            <text:p>0.026452744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2]*2" office:value-type="float" office:value="6.42142277732202" calcext:value-type="float">
            <text:p>6.4214227773</text:p>
          </table:table-cell>
          <table:table-cell table:formula="of:=([.Q102]-[.B102])^2" office:value-type="float" office:value="9797.54756477678" calcext:value-type="float">
            <text:p>9797.5475647768</text:p>
          </table:table-cell>
          <table:table-cell/>
          <table:table-cell office:value-type="string" calcext:value-type="string">
            <text:p>NaN</text:p>
          </table:table-cell>
          <table:table-cell table:formula="of:=[.T10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.3090689" calcext:value-type="float">
            <text:p>105.3090689</text:p>
          </table:table-cell>
          <table:table-cell/>
          <table:table-cell office:value-type="float" office:value="52.8216275887505" calcext:value-type="float">
            <text:p>52.8216275888</text:p>
          </table:table-cell>
          <table:table-cell table:formula="of:=[.D103]*2" office:value-type="float" office:value="105.643255177501" calcext:value-type="float">
            <text:p>105.6432551775</text:p>
          </table:table-cell>
          <table:table-cell table:formula="of:=([.B103]-[.E103])^2" office:value-type="float" office:value="0.111680468069978" calcext:value-type="float">
            <text:p>0.1116804681</text:p>
          </table:table-cell>
          <table:table-cell/>
          <table:table-cell office:value-type="float" office:value="52.6411838933304" calcext:value-type="float">
            <text:p>52.6411838933</text:p>
          </table:table-cell>
          <table:table-cell table:formula="of:=[.H103]*2" office:value-type="float" office:value="105.282367786661" calcext:value-type="float">
            <text:p>105.2823677867</text:p>
          </table:table-cell>
          <table:table-cell table:formula="of:=([.B103]-[.I103])^2" office:value-type="float" office:value="0.000712949453552822" calcext:value-type="float">
            <text:p>0.0007129495</text:p>
          </table:table-cell>
          <table:table-cell/>
          <table:table-cell office:value-type="float" office:value="52.6135638458309" calcext:value-type="float">
            <text:p>52.6135638458</text:p>
          </table:table-cell>
          <table:table-cell table:formula="of:=[.L103]*2" office:value-type="float" office:value="105.227127691662" calcext:value-type="float">
            <text:p>105.2271276917</text:p>
          </table:table-cell>
          <table:table-cell table:formula="of:=([.M103]-[.B103])^2" office:value-type="float" office:value="0.00671436162392322" calcext:value-type="float">
            <text:p>0.006714361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3]*2" office:value-type="float" office:value="6.42142277732202" calcext:value-type="float">
            <text:p>6.4214227773</text:p>
          </table:table-cell>
          <table:table-cell table:formula="of:=([.Q103]-[.B103])^2" office:value-type="float" office:value="9778.76655568399" calcext:value-type="float">
            <text:p>9778.766555684</text:p>
          </table:table-cell>
          <table:table-cell/>
          <table:table-cell office:value-type="string" calcext:value-type="string">
            <text:p>NaN</text:p>
          </table:table-cell>
          <table:table-cell table:formula="of:=[.T10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.2131171" calcext:value-type="float">
            <text:p>105.2131171</text:p>
          </table:table-cell>
          <table:table-cell/>
          <table:table-cell office:value-type="float" office:value="52.8216275887505" calcext:value-type="float">
            <text:p>52.8216275888</text:p>
          </table:table-cell>
          <table:table-cell table:formula="of:=[.D104]*2" office:value-type="float" office:value="105.643255177501" calcext:value-type="float">
            <text:p>105.6432551775</text:p>
          </table:table-cell>
          <table:table-cell table:formula="of:=([.B104]-[.E104])^2" office:value-type="float" office:value="0.185018765716255" calcext:value-type="float">
            <text:p>0.1850187657</text:p>
          </table:table-cell>
          <table:table-cell/>
          <table:table-cell office:value-type="float" office:value="52.6056529826407" calcext:value-type="float">
            <text:p>52.6056529826</text:p>
          </table:table-cell>
          <table:table-cell table:formula="of:=[.H104]*2" office:value-type="float" office:value="105.211305965281" calcext:value-type="float">
            <text:p>105.2113059653</text:p>
          </table:table-cell>
          <table:table-cell table:formula="of:=([.B104]-[.I104])^2" office:value-type="float" office:value="0.00000328020896894667" calcext:value-type="float">
            <text:p>3.28020896894667E-006</text:p>
          </table:table-cell>
          <table:table-cell/>
          <table:table-cell office:value-type="float" office:value="52.5543126868198" calcext:value-type="float">
            <text:p>52.5543126868</text:p>
          </table:table-cell>
          <table:table-cell table:formula="of:=[.L104]*2" office:value-type="float" office:value="105.10862537364" calcext:value-type="float">
            <text:p>105.1086253736</text:p>
          </table:table-cell>
          <table:table-cell table:formula="of:=([.M104]-[.B104])^2" office:value-type="float" office:value="0.0109185208777783" calcext:value-type="float">
            <text:p>0.010918520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4]*2" office:value-type="float" office:value="6.42142277732202" calcext:value-type="float">
            <text:p>6.4214227773</text:p>
          </table:table-cell>
          <table:table-cell table:formula="of:=([.Q104]-[.B104])^2" office:value-type="float" office:value="9759.79886714545" calcext:value-type="float">
            <text:p>9759.7988671455</text:p>
          </table:table-cell>
          <table:table-cell/>
          <table:table-cell office:value-type="string" calcext:value-type="string">
            <text:p>NaN</text:p>
          </table:table-cell>
          <table:table-cell table:formula="of:=[.T10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161263" calcext:value-type="float">
            <text:p>105.1161263</text:p>
          </table:table-cell>
          <table:table-cell table:number-columns-repeated="2"/>
          <table:table-cell table:formula="of:=[.D105]*2" office:value-type="float" office:value="0" calcext:value-type="float">
            <text:p>0</text:p>
          </table:table-cell>
          <table:table-cell table:number-columns-repeated="2"/>
          <table:table-cell office:value-type="float" office:value="52.5123202650489" calcext:value-type="float">
            <text:p>52.512320265</text:p>
          </table:table-cell>
          <table:table-cell table:formula="of:=[.H105]*2" office:value-type="float" office:value="105.024640530098" calcext:value-type="float">
            <text:p>105.0246405301</text:p>
          </table:table-cell>
          <table:table-cell table:formula="of:=([.B105]-[.I105])^2" office:value-type="float" office:value="0.00836964609459947" calcext:value-type="float">
            <text:p>0.0083696461</text:p>
          </table:table-cell>
          <table:table-cell/>
          <table:table-cell office:value-type="float" office:value="52.5025332182905" calcext:value-type="float">
            <text:p>52.5025332183</text:p>
          </table:table-cell>
          <table:table-cell table:formula="of:=[.L105]*2" office:value-type="float" office:value="105.005066436581" calcext:value-type="float">
            <text:p>105.0050664366</text:p>
          </table:table-cell>
          <table:table-cell table:formula="of:=([.M105]-[.B105])^2" office:value-type="float" office:value="0.0123342932626472" calcext:value-type="float">
            <text:p>0.012334293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5]*2" office:value-type="float" office:value="6.42142277732202" calcext:value-type="float">
            <text:p>6.4214227773</text:p>
          </table:table-cell>
          <table:table-cell table:formula="of:=([.Q105]-[.B105])^2" office:value-type="float" office:value="9740.64450342931" calcext:value-type="float">
            <text:p>9740.6445034293</text:p>
          </table:table-cell>
          <table:table-cell/>
          <table:table-cell office:value-type="string" calcext:value-type="string">
            <text:p>NaN</text:p>
          </table:table-cell>
          <table:table-cell table:formula="of:=[.T10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.0180937" calcext:value-type="float">
            <text:p>105.0180937</text:p>
          </table:table-cell>
          <table:table-cell/>
          <table:table-cell office:value-type="float" office:value="52.5547282689727" calcext:value-type="float">
            <text:p>52.554728269</text:p>
          </table:table-cell>
          <table:table-cell table:formula="of:=[.D106]*2" office:value-type="float" office:value="105.109456537945" calcext:value-type="float">
            <text:p>105.1094565379</text:p>
          </table:table-cell>
          <table:table-cell table:formula="of:=([.B106]-[.E106])^2" office:value-type="float" office:value="0.00834716815743943" calcext:value-type="float">
            <text:p>0.0083471682</text:p>
          </table:table-cell>
          <table:table-cell/>
          <table:table-cell office:value-type="float" office:value="52.5121349594002" calcext:value-type="float">
            <text:p>52.5121349594</text:p>
          </table:table-cell>
          <table:table-cell table:formula="of:=[.H106]*2" office:value-type="float" office:value="105.0242699188" calcext:value-type="float">
            <text:p>105.0242699188</text:p>
          </table:table-cell>
          <table:table-cell table:formula="of:=([.B106]-[.I106])^2" office:value-type="float" office:value="0.00003814567867048" calcext:value-type="float">
            <text:p>3.814567867048E-005</text:p>
          </table:table-cell>
          <table:table-cell/>
          <table:table-cell office:value-type="float" office:value="52.4381115103608" calcext:value-type="float">
            <text:p>52.4381115104</text:p>
          </table:table-cell>
          <table:table-cell table:formula="of:=[.L106]*2" office:value-type="float" office:value="104.876223020722" calcext:value-type="float">
            <text:p>104.8762230207</text:p>
          </table:table-cell>
          <table:table-cell table:formula="of:=([.M106]-[.B106])^2" office:value-type="float" office:value="0.020127289638914" calcext:value-type="float">
            <text:p>0.020127289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6]*2" office:value-type="float" office:value="6.42142277732202" calcext:value-type="float">
            <text:p>6.4214227773</text:p>
          </table:table-cell>
          <table:table-cell table:formula="of:=([.Q106]-[.B106])^2" office:value-type="float" office:value="9721.30351703485" calcext:value-type="float">
            <text:p>9721.3035170349</text:p>
          </table:table-cell>
          <table:table-cell/>
          <table:table-cell office:value-type="string" calcext:value-type="string">
            <text:p>NaN</text:p>
          </table:table-cell>
          <table:table-cell table:formula="of:=[.T10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.9190164" calcext:value-type="float">
            <text:p>104.9190164</text:p>
          </table:table-cell>
          <table:table-cell/>
          <table:table-cell office:value-type="float" office:value="52.394470293624" calcext:value-type="float">
            <text:p>52.3944702936</text:p>
          </table:table-cell>
          <table:table-cell table:formula="of:=[.D107]*2" office:value-type="float" office:value="104.788940587248" calcext:value-type="float">
            <text:p>104.7889405872</text:p>
          </table:table-cell>
          <table:table-cell table:formula="of:=([.B107]-[.E107])^2" office:value-type="float" office:value="0.0169197170630926" calcext:value-type="float">
            <text:p>0.0169197171</text:p>
          </table:table-cell>
          <table:table-cell/>
          <table:table-cell office:value-type="float" office:value="52.4782213595816" calcext:value-type="float">
            <text:p>52.4782213596</text:p>
          </table:table-cell>
          <table:table-cell table:formula="of:=[.H107]*2" office:value-type="float" office:value="104.956442719163" calcext:value-type="float">
            <text:p>104.9564427192</text:p>
          </table:table-cell>
          <table:table-cell table:formula="of:=([.B107]-[.I107])^2" office:value-type="float" office:value="0.0014007293661059" calcext:value-type="float">
            <text:p>0.0014007294</text:p>
          </table:table-cell>
          <table:table-cell/>
          <table:table-cell office:value-type="float" office:value="52.4172381581579" calcext:value-type="float">
            <text:p>52.4172381582</text:p>
          </table:table-cell>
          <table:table-cell table:formula="of:=[.L107]*2" office:value-type="float" office:value="104.834476316316" calcext:value-type="float">
            <text:p>104.8344763163</text:p>
          </table:table-cell>
          <table:table-cell table:formula="of:=([.M107]-[.B107])^2" office:value-type="float" office:value="0.00714702574933208" calcext:value-type="float">
            <text:p>0.007147025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7]*2" office:value-type="float" office:value="6.42142277732202" calcext:value-type="float">
            <text:p>6.4214227773</text:p>
          </table:table-cell>
          <table:table-cell table:formula="of:=([.Q107]-[.B107])^2" office:value-type="float" office:value="9701.77594945822" calcext:value-type="float">
            <text:p>9701.7759494582</text:p>
          </table:table-cell>
          <table:table-cell/>
          <table:table-cell office:value-type="string" calcext:value-type="string">
            <text:p>NaN</text:p>
          </table:table-cell>
          <table:table-cell table:formula="of:=[.T10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.8188914" calcext:value-type="float">
            <text:p>104.8188914</text:p>
          </table:table-cell>
          <table:table-cell table:number-columns-repeated="2"/>
          <table:table-cell table:formula="of:=[.D108]*2" office:value-type="float" office:value="0" calcext:value-type="float">
            <text:p>0</text:p>
          </table:table-cell>
          <table:table-cell table:number-columns-repeated="2"/>
          <table:table-cell office:value-type="float" office:value="52.3316827310081" calcext:value-type="float">
            <text:p>52.331682731</text:p>
          </table:table-cell>
          <table:table-cell table:formula="of:=[.H108]*2" office:value-type="float" office:value="104.663365462016" calcext:value-type="float">
            <text:p>104.663365462</text:p>
          </table:table-cell>
          <table:table-cell table:formula="of:=([.B108]-[.I108])^2" office:value-type="float" office:value="0.0241883173857397" calcext:value-type="float">
            <text:p>0.0241883174</text:p>
          </table:table-cell>
          <table:table-cell/>
          <table:table-cell office:value-type="float" office:value="52.337606449297" calcext:value-type="float">
            <text:p>52.3376064493</text:p>
          </table:table-cell>
          <table:table-cell table:formula="of:=[.L108]*2" office:value-type="float" office:value="104.675212898594" calcext:value-type="float">
            <text:p>104.6752128986</text:p>
          </table:table-cell>
          <table:table-cell table:formula="of:=([.M108]-[.B108])^2" office:value-type="float" office:value="0.0206435117662741" calcext:value-type="float">
            <text:p>0.020643511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8]*2" office:value-type="float" office:value="6.42142277732202" calcext:value-type="float">
            <text:p>6.4214227773</text:p>
          </table:table-cell>
          <table:table-cell table:formula="of:=([.Q108]-[.B108])^2" office:value-type="float" office:value="9682.0618313509" calcext:value-type="float">
            <text:p>9682.0618313509</text:p>
          </table:table-cell>
          <table:table-cell/>
          <table:table-cell office:value-type="string" calcext:value-type="string">
            <text:p>NaN</text:p>
          </table:table-cell>
          <table:table-cell table:formula="of:=[.T10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.7177158" calcext:value-type="float">
            <text:p>104.7177158</text:p>
          </table:table-cell>
          <table:table-cell table:number-columns-repeated="2"/>
          <table:table-cell table:formula="of:=[.D109]*2" office:value-type="float" office:value="0" calcext:value-type="float">
            <text:p>0</text:p>
          </table:table-cell>
          <table:table-cell table:number-columns-repeated="2"/>
          <table:table-cell office:value-type="float" office:value="52.3576207867389" calcext:value-type="float">
            <text:p>52.3576207867</text:p>
          </table:table-cell>
          <table:table-cell table:formula="of:=[.H109]*2" office:value-type="float" office:value="104.715241573478" calcext:value-type="float">
            <text:p>104.7152415735</text:p>
          </table:table-cell>
          <table:table-cell table:formula="of:=([.B109]-[.I109])^2" office:value-type="float" office:value="0.000006121796883138" calcext:value-type="float">
            <text:p>6.121796883138E-006</text:p>
          </table:table-cell>
          <table:table-cell/>
          <table:table-cell office:value-type="float" office:value="52.3486408993054" calcext:value-type="float">
            <text:p>52.3486408993</text:p>
          </table:table-cell>
          <table:table-cell table:formula="of:=[.L109]*2" office:value-type="float" office:value="104.697281798611" calcext:value-type="float">
            <text:p>104.6972817986</text:p>
          </table:table-cell>
          <table:table-cell table:formula="of:=([.M109]-[.B109])^2" office:value-type="float" office:value="0.000417548412773453" calcext:value-type="float">
            <text:p>0.000417548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09]*2" office:value-type="float" office:value="6.42142277732202" calcext:value-type="float">
            <text:p>6.4214227773</text:p>
          </table:table-cell>
          <table:table-cell table:formula="of:=([.Q109]-[.B109])^2" office:value-type="float" office:value="9662.16122200017" calcext:value-type="float">
            <text:p>9662.1612220002</text:p>
          </table:table-cell>
          <table:table-cell/>
          <table:table-cell office:value-type="string" calcext:value-type="string">
            <text:p>NaN</text:p>
          </table:table-cell>
          <table:table-cell table:formula="of:=[.T10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.6154864" calcext:value-type="float">
            <text:p>104.6154864</text:p>
          </table:table-cell>
          <table:table-cell/>
          <table:table-cell office:value-type="float" office:value="52.262778079951" calcext:value-type="float">
            <text:p>52.26277808</text:p>
          </table:table-cell>
          <table:table-cell table:formula="of:=[.D110]*2" office:value-type="float" office:value="104.525556159902" calcext:value-type="float">
            <text:p>104.5255561599</text:p>
          </table:table-cell>
          <table:table-cell table:formula="of:=([.B110]-[.E110])^2" office:value-type="float" office:value="0.00808744808408377" calcext:value-type="float">
            <text:p>0.0080874481</text:p>
          </table:table-cell>
          <table:table-cell/>
          <table:table-cell office:value-type="float" office:value="52.3009774814288" calcext:value-type="float">
            <text:p>52.3009774814</text:p>
          </table:table-cell>
          <table:table-cell table:formula="of:=[.H110]*2" office:value-type="float" office:value="104.601954962858" calcext:value-type="float">
            <text:p>104.6019549629</text:p>
          </table:table-cell>
          <table:table-cell table:formula="of:=([.B110]-[.I110])^2" office:value-type="float" office:value="0.000183099791138458" calcext:value-type="float">
            <text:p>0.0001830998</text:p>
          </table:table-cell>
          <table:table-cell/>
          <table:table-cell office:value-type="float" office:value="52.2799450641101" calcext:value-type="float">
            <text:p>52.2799450641</text:p>
          </table:table-cell>
          <table:table-cell table:formula="of:=[.L110]*2" office:value-type="float" office:value="104.55989012822" calcext:value-type="float">
            <text:p>104.5598901282</text:p>
          </table:table-cell>
          <table:table-cell table:formula="of:=([.M110]-[.B110])^2" office:value-type="float" office:value="0.0030909454358124" calcext:value-type="float">
            <text:p>0.003090945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0]*2" office:value-type="float" office:value="6.42142277732202" calcext:value-type="float">
            <text:p>6.4214227773</text:p>
          </table:table-cell>
          <table:table-cell table:formula="of:=([.Q110]-[.B110])^2" office:value-type="float" office:value="9642.07413073453" calcext:value-type="float">
            <text:p>9642.0741307345</text:p>
          </table:table-cell>
          <table:table-cell/>
          <table:table-cell office:value-type="string" calcext:value-type="string">
            <text:p>NaN</text:p>
          </table:table-cell>
          <table:table-cell table:formula="of:=[.T11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.5122002" calcext:value-type="float">
            <text:p>104.5122002</text:p>
          </table:table-cell>
          <table:table-cell/>
          <table:table-cell office:value-type="float" office:value="52.262778079951" calcext:value-type="float">
            <text:p>52.26277808</text:p>
          </table:table-cell>
          <table:table-cell table:formula="of:=[.D111]*2" office:value-type="float" office:value="104.525556159902" calcext:value-type="float">
            <text:p>104.5255561599</text:p>
          </table:table-cell>
          <table:table-cell table:formula="of:=([.B111]-[.E111])^2" office:value-type="float" office:value="0.000178381664903841" calcext:value-type="float">
            <text:p>0.0001783817</text:p>
          </table:table-cell>
          <table:table-cell/>
          <table:table-cell office:value-type="float" office:value="52.3277264895227" calcext:value-type="float">
            <text:p>52.3277264895</text:p>
          </table:table-cell>
          <table:table-cell table:formula="of:=[.H111]*2" office:value-type="float" office:value="104.655452979045" calcext:value-type="float">
            <text:p>104.655452979</text:p>
          </table:table-cell>
          <table:table-cell table:formula="of:=([.B111]-[.I111])^2" office:value-type="float" office:value="0.0205213587042335" calcext:value-type="float">
            <text:p>0.0205213587</text:p>
          </table:table-cell>
          <table:table-cell/>
          <table:table-cell office:value-type="float" office:value="52.1879609453333" calcext:value-type="float">
            <text:p>52.1879609453</text:p>
          </table:table-cell>
          <table:table-cell table:formula="of:=[.L111]*2" office:value-type="float" office:value="104.375921890667" calcext:value-type="float">
            <text:p>104.3759218907</text:p>
          </table:table-cell>
          <table:table-cell table:formula="of:=([.M111]-[.B111])^2" office:value-type="float" office:value="0.0185717775947676" calcext:value-type="float">
            <text:p>0.018571777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1]*2" office:value-type="float" office:value="6.42142277732202" calcext:value-type="float">
            <text:p>6.4214227773</text:p>
          </table:table-cell>
          <table:table-cell table:formula="of:=([.Q111]-[.B111])^2" office:value-type="float" office:value="9621.80061538535" calcext:value-type="float">
            <text:p>9621.8006153854</text:p>
          </table:table-cell>
          <table:table-cell/>
          <table:table-cell office:value-type="string" calcext:value-type="string">
            <text:p>NaN</text:p>
          </table:table-cell>
          <table:table-cell table:formula="of:=[.T11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.4078541" calcext:value-type="float">
            <text:p>104.4078541</text:p>
          </table:table-cell>
          <table:table-cell/>
          <table:table-cell office:value-type="float" office:value="52.2627220521359" calcext:value-type="float">
            <text:p>52.2627220521</text:p>
          </table:table-cell>
          <table:table-cell table:formula="of:=[.D112]*2" office:value-type="float" office:value="104.525444104272" calcext:value-type="float">
            <text:p>104.5254441043</text:p>
          </table:table-cell>
          <table:table-cell table:formula="of:=([.B112]-[.E112])^2" office:value-type="float" office:value="0.0138274091046429" calcext:value-type="float">
            <text:p>0.0138274091</text:p>
          </table:table-cell>
          <table:table-cell/>
          <table:table-cell office:value-type="float" office:value="52.2498012783936" calcext:value-type="float">
            <text:p>52.2498012784</text:p>
          </table:table-cell>
          <table:table-cell table:formula="of:=[.H112]*2" office:value-type="float" office:value="104.499602556787" calcext:value-type="float">
            <text:p>104.4996025568</text:p>
          </table:table-cell>
          <table:table-cell table:formula="of:=([.B112]-[.I112])^2" office:value-type="float" office:value="0.00841777932283287" calcext:value-type="float">
            <text:p>0.0084177793</text:p>
          </table:table-cell>
          <table:table-cell/>
          <table:table-cell office:value-type="float" office:value="52.1746764553962" calcext:value-type="float">
            <text:p>52.1746764554</text:p>
          </table:table-cell>
          <table:table-cell table:formula="of:=[.L112]*2" office:value-type="float" office:value="104.349352910792" calcext:value-type="float">
            <text:p>104.3493529108</text:p>
          </table:table-cell>
          <table:table-cell table:formula="of:=([.M112]-[.B112])^2" office:value-type="float" office:value="0.00342238913870221" calcext:value-type="float">
            <text:p>0.003422389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2]*2" office:value-type="float" office:value="6.42142277732202" calcext:value-type="float">
            <text:p>6.4214227773</text:p>
          </table:table-cell>
          <table:table-cell table:formula="of:=([.Q112]-[.B112])^2" office:value-type="float" office:value="9601.34072335389" calcext:value-type="float">
            <text:p>9601.3407233539</text:p>
          </table:table-cell>
          <table:table-cell/>
          <table:table-cell office:value-type="string" calcext:value-type="string">
            <text:p>NaN</text:p>
          </table:table-cell>
          <table:table-cell table:formula="of:=[.T11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4.3024448" calcext:value-type="float">
            <text:p>104.3024448</text:p>
          </table:table-cell>
          <table:table-cell/>
          <table:table-cell office:value-type="float" office:value="51.9311499268101" calcext:value-type="float">
            <text:p>51.9311499268</text:p>
          </table:table-cell>
          <table:table-cell table:formula="of:=[.D113]*2" office:value-type="float" office:value="103.86229985362" calcext:value-type="float">
            <text:p>103.8622998536</text:p>
          </table:table-cell>
          <table:table-cell table:formula="of:=([.B113]-[.E113])^2" office:value-type="float" office:value="0.19372757382368" calcext:value-type="float">
            <text:p>0.1937275738</text:p>
          </table:table-cell>
          <table:table-cell/>
          <table:table-cell office:value-type="float" office:value="52.1269152685089" calcext:value-type="float">
            <text:p>52.1269152685</text:p>
          </table:table-cell>
          <table:table-cell table:formula="of:=[.H113]*2" office:value-type="float" office:value="104.253830537018" calcext:value-type="float">
            <text:p>104.253830537</text:p>
          </table:table-cell>
          <table:table-cell table:formula="of:=([.B113]-[.I113])^2" office:value-type="float" office:value="0.00236334656530235" calcext:value-type="float">
            <text:p>0.0023633466</text:p>
          </table:table-cell>
          <table:table-cell/>
          <table:table-cell office:value-type="float" office:value="52.0914525832667" calcext:value-type="float">
            <text:p>52.0914525833</text:p>
          </table:table-cell>
          <table:table-cell table:formula="of:=[.L113]*2" office:value-type="float" office:value="104.182905166533" calcext:value-type="float">
            <text:p>104.1829051665</text:p>
          </table:table-cell>
          <table:table-cell table:formula="of:=([.M113]-[.B113])^2" office:value-type="float" office:value="0.0142897239693294" calcext:value-type="float">
            <text:p>0.01428972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3]*2" office:value-type="float" office:value="6.42142277732202" calcext:value-type="float">
            <text:p>6.4214227773</text:p>
          </table:table-cell>
          <table:table-cell table:formula="of:=([.Q113]-[.B113])^2" office:value-type="float" office:value="9580.69447220397" calcext:value-type="float">
            <text:p>9580.694472204</text:p>
          </table:table-cell>
          <table:table-cell/>
          <table:table-cell office:value-type="string" calcext:value-type="string">
            <text:p>NaN</text:p>
          </table:table-cell>
          <table:table-cell table:formula="of:=[.T11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.1959692" calcext:value-type="float">
            <text:p>104.1959692</text:p>
          </table:table-cell>
          <table:table-cell/>
          <table:table-cell office:value-type="float" office:value="51.891181960457" calcext:value-type="float">
            <text:p>51.8911819605</text:p>
          </table:table-cell>
          <table:table-cell table:formula="of:=[.D114]*2" office:value-type="float" office:value="103.782363920914" calcext:value-type="float">
            <text:p>103.7823639209</text:p>
          </table:table-cell>
          <table:table-cell table:formula="of:=([.B114]-[.E114])^2" office:value-type="float" office:value="0.171069326887807" calcext:value-type="float">
            <text:p>0.1710693269</text:p>
          </table:table-cell>
          <table:table-cell/>
          <table:table-cell office:value-type="float" office:value="52.0786073307385" calcext:value-type="float">
            <text:p>52.0786073307</text:p>
          </table:table-cell>
          <table:table-cell table:formula="of:=[.H114]*2" office:value-type="float" office:value="104.157214661477" calcext:value-type="float">
            <text:p>104.1572146615</text:p>
          </table:table-cell>
          <table:table-cell table:formula="of:=([.B114]-[.I114])^2" office:value-type="float" office:value="0.00150191425613024" calcext:value-type="float">
            <text:p>0.0015019143</text:p>
          </table:table-cell>
          <table:table-cell/>
          <table:table-cell office:value-type="float" office:value="51.9868790339177" calcext:value-type="float">
            <text:p>51.9868790339</text:p>
          </table:table-cell>
          <table:table-cell table:formula="of:=[.L114]*2" office:value-type="float" office:value="103.973758067835" calcext:value-type="float">
            <text:p>103.9737580678</text:p>
          </table:table-cell>
          <table:table-cell table:formula="of:=([.M114]-[.B114])^2" office:value-type="float" office:value="0.0493777872578681" calcext:value-type="float">
            <text:p>0.049377787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4]*2" office:value-type="float" office:value="6.42142277732202" calcext:value-type="float">
            <text:p>6.4214227773</text:p>
          </table:table-cell>
          <table:table-cell table:formula="of:=([.Q114]-[.B114])^2" office:value-type="float" office:value="9559.86192816041" calcext:value-type="float">
            <text:p>9559.8619281604</text:p>
          </table:table-cell>
          <table:table-cell/>
          <table:table-cell office:value-type="string" calcext:value-type="string">
            <text:p>NaN</text:p>
          </table:table-cell>
          <table:table-cell table:formula="of:=[.T11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4.0884239" calcext:value-type="float">
            <text:p>104.0884239</text:p>
          </table:table-cell>
          <table:table-cell/>
          <table:table-cell office:value-type="float" office:value="51.8662304029807" calcext:value-type="float">
            <text:p>51.866230403</text:p>
          </table:table-cell>
          <table:table-cell table:formula="of:=[.D115]*2" office:value-type="float" office:value="103.732460805961" calcext:value-type="float">
            <text:p>103.732460806</text:p>
          </table:table-cell>
          <table:table-cell table:formula="of:=([.B115]-[.E115])^2" office:value-type="float" office:value="0.126709724317533" calcext:value-type="float">
            <text:p>0.1267097243</text:p>
          </table:table-cell>
          <table:table-cell/>
          <table:table-cell office:value-type="float" office:value="52.1654359384996" calcext:value-type="float">
            <text:p>52.1654359385</text:p>
          </table:table-cell>
          <table:table-cell table:formula="of:=[.H115]*2" office:value-type="float" office:value="104.330871876999" calcext:value-type="float">
            <text:p>104.330871877</text:p>
          </table:table-cell>
          <table:table-cell table:formula="of:=([.B115]-[.I115])^2" office:value-type="float" office:value="0.0587810215510055" calcext:value-type="float">
            <text:p>0.0587810216</text:p>
          </table:table-cell>
          <table:table-cell/>
          <table:table-cell office:value-type="float" office:value="52.0211182988645" calcext:value-type="float">
            <text:p>52.0211182989</text:p>
          </table:table-cell>
          <table:table-cell table:formula="of:=[.L115]*2" office:value-type="float" office:value="104.042236597729" calcext:value-type="float">
            <text:p>104.0422365977</text:p>
          </table:table-cell>
          <table:table-cell table:formula="of:=([.M115]-[.B115])^2" office:value-type="float" office:value="0.00213326689107215" calcext:value-type="float">
            <text:p>0.002133266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5]*2" office:value-type="float" office:value="6.42142277732202" calcext:value-type="float">
            <text:p>6.4214227773</text:p>
          </table:table-cell>
          <table:table-cell table:formula="of:=([.Q115]-[.B115])^2" office:value-type="float" office:value="9538.84310829718" calcext:value-type="float">
            <text:p>9538.8431082972</text:p>
          </table:table-cell>
          <table:table-cell/>
          <table:table-cell office:value-type="string" calcext:value-type="string">
            <text:p>NaN</text:p>
          </table:table-cell>
          <table:table-cell table:formula="of:=[.T11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.9798057" calcext:value-type="float">
            <text:p>103.9798057</text:p>
          </table:table-cell>
          <table:table-cell/>
          <table:table-cell office:value-type="float" office:value="51.8662304029807" calcext:value-type="float">
            <text:p>51.866230403</text:p>
          </table:table-cell>
          <table:table-cell table:formula="of:=[.D116]*2" office:value-type="float" office:value="103.732460805961" calcext:value-type="float">
            <text:p>103.732460806</text:p>
          </table:table-cell>
          <table:table-cell table:formula="of:=([.B116]-[.E116])^2" office:value-type="float" office:value="0.0611794966069687" calcext:value-type="float">
            <text:p>0.0611794966</text:p>
          </table:table-cell>
          <table:table-cell/>
          <table:table-cell office:value-type="float" office:value="52.008362244493" calcext:value-type="float">
            <text:p>52.0083622445</text:p>
          </table:table-cell>
          <table:table-cell table:formula="of:=[.H116]*2" office:value-type="float" office:value="104.016724488986" calcext:value-type="float">
            <text:p>104.016724489</text:p>
          </table:table-cell>
          <table:table-cell table:formula="of:=([.B116]-[.I116])^2" office:value-type="float" office:value="0.0013629969801928" calcext:value-type="float">
            <text:p>0.001362997</text:p>
          </table:table-cell>
          <table:table-cell/>
          <table:table-cell office:value-type="float" office:value="51.878288354769" calcext:value-type="float">
            <text:p>51.8782883548</text:p>
          </table:table-cell>
          <table:table-cell table:formula="of:=[.L116]*2" office:value-type="float" office:value="103.756576709538" calcext:value-type="float">
            <text:p>103.7565767095</text:p>
          </table:table-cell>
          <table:table-cell table:formula="of:=([.M116]-[.B116])^2" office:value-type="float" office:value="0.0498311821826858" calcext:value-type="float">
            <text:p>0.049831182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6]*2" office:value-type="float" office:value="6.42142277732202" calcext:value-type="float">
            <text:p>6.4214227773</text:p>
          </table:table-cell>
          <table:table-cell table:formula="of:=([.Q116]-[.B116])^2" office:value-type="float" office:value="9517.63807848787" calcext:value-type="float">
            <text:p>9517.6380784879</text:p>
          </table:table-cell>
          <table:table-cell/>
          <table:table-cell office:value-type="string" calcext:value-type="string">
            <text:p>NaN</text:p>
          </table:table-cell>
          <table:table-cell table:formula="of:=[.T11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.8701112" calcext:value-type="float">
            <text:p>103.8701112</text:p>
          </table:table-cell>
          <table:table-cell/>
          <table:table-cell office:value-type="float" office:value="51.8662304029807" calcext:value-type="float">
            <text:p>51.866230403</text:p>
          </table:table-cell>
          <table:table-cell table:formula="of:=[.D117]*2" office:value-type="float" office:value="103.732460805961" calcext:value-type="float">
            <text:p>103.732460806</text:p>
          </table:table-cell>
          <table:table-cell table:formula="of:=([.B117]-[.E117])^2" office:value-type="float" office:value="0.0189476309789823" calcext:value-type="float">
            <text:p>0.018947631</text:p>
          </table:table-cell>
          <table:table-cell/>
          <table:table-cell office:value-type="float" office:value="51.8922832832984" calcext:value-type="float">
            <text:p>51.8922832833</text:p>
          </table:table-cell>
          <table:table-cell table:formula="of:=[.H117]*2" office:value-type="float" office:value="103.784566566597" calcext:value-type="float">
            <text:p>103.7845665666</text:p>
          </table:table-cell>
          <table:table-cell table:formula="of:=([.B117]-[.I117])^2" office:value-type="float" office:value="0.00731788430408829" calcext:value-type="float">
            <text:p>0.0073178843</text:p>
          </table:table-cell>
          <table:table-cell/>
          <table:table-cell office:value-type="float" office:value="51.9369046434274" calcext:value-type="float">
            <text:p>51.9369046434</text:p>
          </table:table-cell>
          <table:table-cell table:formula="of:=[.L117]*2" office:value-type="float" office:value="103.873809286855" calcext:value-type="float">
            <text:p>103.8738092869</text:p>
          </table:table-cell>
          <table:table-cell table:formula="of:=([.M117]-[.B117])^2" office:value-type="float" office:value="0.0000136758463856232" calcext:value-type="float">
            <text:p>1.36758463856232E-00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7]*2" office:value-type="float" office:value="6.42142277732202" calcext:value-type="float">
            <text:p>6.4214227773</text:p>
          </table:table-cell>
          <table:table-cell table:formula="of:=([.Q117]-[.B117])^2" office:value-type="float" office:value="9496.24687530017" calcext:value-type="float">
            <text:p>9496.2468753002</text:p>
          </table:table-cell>
          <table:table-cell/>
          <table:table-cell office:value-type="string" calcext:value-type="string">
            <text:p>NaN</text:p>
          </table:table-cell>
          <table:table-cell table:formula="of:=[.T11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7593369" calcext:value-type="float">
            <text:p>103.7593369</text:p>
          </table:table-cell>
          <table:table-cell/>
          <table:table-cell office:value-type="float" office:value="51.8814708768258" calcext:value-type="float">
            <text:p>51.8814708768</text:p>
          </table:table-cell>
          <table:table-cell table:formula="of:=[.D118]*2" office:value-type="float" office:value="103.762941753652" calcext:value-type="float">
            <text:p>103.7629417537</text:p>
          </table:table-cell>
          <table:table-cell table:formula="of:=([.B118]-[.E118])^2" office:value-type="float" office:value="0.0000129949698495196" calcext:value-type="float">
            <text:p>0.000012995</text:p>
          </table:table-cell>
          <table:table-cell/>
          <table:table-cell office:value-type="float" office:value="51.8875117992304" calcext:value-type="float">
            <text:p>51.8875117992</text:p>
          </table:table-cell>
          <table:table-cell table:formula="of:=[.H118]*2" office:value-type="float" office:value="103.775023598461" calcext:value-type="float">
            <text:p>103.7750235985</text:p>
          </table:table-cell>
          <table:table-cell table:formula="of:=([.B118]-[.I118])^2" office:value-type="float" office:value="0.000246072508600426" calcext:value-type="float">
            <text:p>0.0002460725</text:p>
          </table:table-cell>
          <table:table-cell/>
          <table:table-cell office:value-type="float" office:value="51.8401513738968" calcext:value-type="float">
            <text:p>51.8401513739</text:p>
          </table:table-cell>
          <table:table-cell table:formula="of:=[.L118]*2" office:value-type="float" office:value="103.680302747794" calcext:value-type="float">
            <text:p>103.6803027478</text:p>
          </table:table-cell>
          <table:table-cell table:formula="of:=([.M118]-[.B118])^2" office:value-type="float" office:value="0.00624639721498278" calcext:value-type="float">
            <text:p>0.006246397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8]*2" office:value-type="float" office:value="6.42142277732202" calcext:value-type="float">
            <text:p>6.4214227773</text:p>
          </table:table-cell>
          <table:table-cell table:formula="of:=([.Q118]-[.B118])^2" office:value-type="float" office:value="9474.66952575383" calcext:value-type="float">
            <text:p>9474.6695257538</text:p>
          </table:table-cell>
          <table:table-cell/>
          <table:table-cell office:value-type="string" calcext:value-type="string">
            <text:p>NaN</text:p>
          </table:table-cell>
          <table:table-cell table:formula="of:=[.T11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.6474795" calcext:value-type="float">
            <text:p>103.6474795</text:p>
          </table:table-cell>
          <table:table-cell/>
          <table:table-cell office:value-type="float" office:value="51.9245347406773" calcext:value-type="float">
            <text:p>51.9245347407</text:p>
          </table:table-cell>
          <table:table-cell table:formula="of:=[.D119]*2" office:value-type="float" office:value="103.849069481355" calcext:value-type="float">
            <text:p>103.8490694814</text:p>
          </table:table-cell>
          <table:table-cell table:formula="of:=([.B119]-[.E119])^2" office:value-type="float" office:value="0.0406385205825485" calcext:value-type="float">
            <text:p>0.0406385206</text:p>
          </table:table-cell>
          <table:table-cell/>
          <table:table-cell office:value-type="float" office:value="51.8756898796922" calcext:value-type="float">
            <text:p>51.8756898797</text:p>
          </table:table-cell>
          <table:table-cell table:formula="of:=[.H119]*2" office:value-type="float" office:value="103.751379759384" calcext:value-type="float">
            <text:p>103.7513797594</text:p>
          </table:table-cell>
          <table:table-cell table:formula="of:=([.B119]-[.I119])^2" office:value-type="float" office:value="0.0107952639001463" calcext:value-type="float">
            <text:p>0.0107952639</text:p>
          </table:table-cell>
          <table:table-cell/>
          <table:table-cell office:value-type="float" office:value="51.8068245926749" calcext:value-type="float">
            <text:p>51.8068245927</text:p>
          </table:table-cell>
          <table:table-cell table:formula="of:=[.L119]*2" office:value-type="float" office:value="103.61364918535" calcext:value-type="float">
            <text:p>103.6136491854</text:p>
          </table:table-cell>
          <table:table-cell table:formula="of:=([.M119]-[.B119])^2" office:value-type="float" office:value="0.00114449018933173" calcext:value-type="float">
            <text:p>0.001144490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19]*2" office:value-type="float" office:value="6.42142277732202" calcext:value-type="float">
            <text:p>6.4214227773</text:p>
          </table:table-cell>
          <table:table-cell table:formula="of:=([.Q119]-[.B119])^2" office:value-type="float" office:value="9452.9061058414" calcext:value-type="float">
            <text:p>9452.9061058414</text:p>
          </table:table-cell>
          <table:table-cell/>
          <table:table-cell office:value-type="string" calcext:value-type="string">
            <text:p>NaN</text:p>
          </table:table-cell>
          <table:table-cell table:formula="of:=[.T11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.5345353" calcext:value-type="float">
            <text:p>103.5345353</text:p>
          </table:table-cell>
          <table:table-cell/>
          <table:table-cell office:value-type="float" office:value="51.9268421695916" calcext:value-type="float">
            <text:p>51.9268421696</text:p>
          </table:table-cell>
          <table:table-cell table:formula="of:=[.D120]*2" office:value-type="float" office:value="103.853684339183" calcext:value-type="float">
            <text:p>103.8536843392</text:p>
          </table:table-cell>
          <table:table-cell table:formula="of:=([.B120]-[.E120])^2" office:value-type="float" office:value="0.101856109211561" calcext:value-type="float">
            <text:p>0.1018561092</text:p>
          </table:table-cell>
          <table:table-cell/>
          <table:table-cell office:value-type="float" office:value="51.7939964814815" calcext:value-type="float">
            <text:p>51.7939964815</text:p>
          </table:table-cell>
          <table:table-cell table:formula="of:=[.H120]*2" office:value-type="float" office:value="103.587992962963" calcext:value-type="float">
            <text:p>103.587992963</text:p>
          </table:table-cell>
          <table:table-cell table:formula="of:=([.B120]-[.I120])^2" office:value-type="float" office:value="0.0028577217294655" calcext:value-type="float">
            <text:p>0.0028577217</text:p>
          </table:table-cell>
          <table:table-cell/>
          <table:table-cell office:value-type="float" office:value="51.742511703577" calcext:value-type="float">
            <text:p>51.7425117036</text:p>
          </table:table-cell>
          <table:table-cell table:formula="of:=[.L120]*2" office:value-type="float" office:value="103.485023407154" calcext:value-type="float">
            <text:p>103.4850234072</text:p>
          </table:table-cell>
          <table:table-cell table:formula="of:=([.M120]-[.B120])^2" office:value-type="float" office:value="0.00245142753319366" calcext:value-type="float">
            <text:p>0.002451427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0]*2" office:value-type="float" office:value="6.42142277732202" calcext:value-type="float">
            <text:p>6.4214227773</text:p>
          </table:table-cell>
          <table:table-cell table:formula="of:=([.Q120]-[.B120])^2" office:value-type="float" office:value="9430.95662384232" calcext:value-type="float">
            <text:p>9430.9566238423</text:p>
          </table:table-cell>
          <table:table-cell/>
          <table:table-cell office:value-type="string" calcext:value-type="string">
            <text:p>NaN</text:p>
          </table:table-cell>
          <table:table-cell table:formula="of:=[.T12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.4205009" calcext:value-type="float">
            <text:p>103.4205009</text:p>
          </table:table-cell>
          <table:table-cell/>
          <table:table-cell office:value-type="float" office:value="51.9523034529029" calcext:value-type="float">
            <text:p>51.9523034529</text:p>
          </table:table-cell>
          <table:table-cell table:formula="of:=[.D121]*2" office:value-type="float" office:value="103.904606905806" calcext:value-type="float">
            <text:p>103.9046069058</text:p>
          </table:table-cell>
          <table:table-cell table:formula="of:=([.B121]-[.E121])^2" office:value-type="float" office:value="0.234358624857258" calcext:value-type="float">
            <text:p>0.2343586249</text:p>
          </table:table-cell>
          <table:table-cell/>
          <table:table-cell office:value-type="float" office:value="51.7547947795215" calcext:value-type="float">
            <text:p>51.7547947795</text:p>
          </table:table-cell>
          <table:table-cell table:formula="of:=[.H121]*2" office:value-type="float" office:value="103.509589559043" calcext:value-type="float">
            <text:p>103.509589559</text:p>
          </table:table-cell>
          <table:table-cell table:formula="of:=([.B121]-[.I121])^2" office:value-type="float" office:value="0.00793678917007991" calcext:value-type="float">
            <text:p>0.0079367892</text:p>
          </table:table-cell>
          <table:table-cell/>
          <table:table-cell office:value-type="float" office:value="51.6282904240458" calcext:value-type="float">
            <text:p>51.628290424</text:p>
          </table:table-cell>
          <table:table-cell table:formula="of:=[.L121]*2" office:value-type="float" office:value="103.256580848092" calcext:value-type="float">
            <text:p>103.2565808481</text:p>
          </table:table-cell>
          <table:table-cell table:formula="of:=([.M121]-[.B121])^2" office:value-type="float" office:value="0.0268697834176497" calcext:value-type="float">
            <text:p>0.026869783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1]*2" office:value-type="float" office:value="6.42142277732202" calcext:value-type="float">
            <text:p>6.4214227773</text:p>
          </table:table-cell>
          <table:table-cell table:formula="of:=([.Q121]-[.B121])^2" office:value-type="float" office:value="9408.82115664939" calcext:value-type="float">
            <text:p>9408.8211566494</text:p>
          </table:table-cell>
          <table:table-cell/>
          <table:table-cell office:value-type="string" calcext:value-type="string">
            <text:p>NaN</text:p>
          </table:table-cell>
          <table:table-cell table:formula="of:=[.T12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.3053726" calcext:value-type="float">
            <text:p>103.3053726</text:p>
          </table:table-cell>
          <table:table-cell table:number-columns-repeated="2"/>
          <table:table-cell table:formula="of:=[.D122]*2" office:value-type="float" office:value="0" calcext:value-type="float">
            <text:p>0</text:p>
          </table:table-cell>
          <table:table-cell table:number-columns-repeated="2"/>
          <table:table-cell office:value-type="float" office:value="51.7044611837557" calcext:value-type="float">
            <text:p>51.7044611838</text:p>
          </table:table-cell>
          <table:table-cell table:formula="of:=[.H122]*2" office:value-type="float" office:value="103.408922367511" calcext:value-type="float">
            <text:p>103.4089223675</text:p>
          </table:table-cell>
          <table:table-cell table:formula="of:=([.B122]-[.I122])^2" office:value-type="float" office:value="0.0107225543516641" calcext:value-type="float">
            <text:p>0.0107225544</text:p>
          </table:table-cell>
          <table:table-cell/>
          <table:table-cell office:value-type="float" office:value="51.5717715351159" calcext:value-type="float">
            <text:p>51.5717715351</text:p>
          </table:table-cell>
          <table:table-cell table:formula="of:=[.L122]*2" office:value-type="float" office:value="103.143543070232" calcext:value-type="float">
            <text:p>103.1435430702</text:p>
          </table:table-cell>
          <table:table-cell table:formula="of:=([.M122]-[.B122])^2" office:value-type="float" office:value="0.0261887967049961" calcext:value-type="float">
            <text:p>0.026188796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2]*2" office:value-type="float" office:value="6.42142277732202" calcext:value-type="float">
            <text:p>6.4214227773</text:p>
          </table:table-cell>
          <table:table-cell table:formula="of:=([.Q122]-[.B122])^2" office:value-type="float" office:value="9386.49973324318" calcext:value-type="float">
            <text:p>9386.4997332432</text:p>
          </table:table-cell>
          <table:table-cell/>
          <table:table-cell office:value-type="string" calcext:value-type="string">
            <text:p>NaN</text:p>
          </table:table-cell>
          <table:table-cell table:formula="of:=[.T12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.1891467" calcext:value-type="float">
            <text:p>103.1891467</text:p>
          </table:table-cell>
          <table:table-cell/>
          <table:table-cell office:value-type="float" office:value="51.674626108231" calcext:value-type="float">
            <text:p>51.6746261082</text:p>
          </table:table-cell>
          <table:table-cell table:formula="of:=[.D123]*2" office:value-type="float" office:value="103.349252216462" calcext:value-type="float">
            <text:p>103.3492522165</text:p>
          </table:table-cell>
          <table:table-cell table:formula="of:=([.B123]-[.E123])^2" office:value-type="float" office:value="0.0256337764015672" calcext:value-type="float">
            <text:p>0.0256337764</text:p>
          </table:table-cell>
          <table:table-cell/>
          <table:table-cell office:value-type="float" office:value="51.563954884169" calcext:value-type="float">
            <text:p>51.5639548842</text:p>
          </table:table-cell>
          <table:table-cell table:formula="of:=[.H123]*2" office:value-type="float" office:value="103.127909768338" calcext:value-type="float">
            <text:p>103.1279097683</text:p>
          </table:table-cell>
          <table:table-cell table:formula="of:=([.B123]-[.I123])^2" office:value-type="float" office:value="0.00374996179937581" calcext:value-type="float">
            <text:p>0.0037499618</text:p>
          </table:table-cell>
          <table:table-cell/>
          <table:table-cell office:value-type="float" office:value="51.4693747894877" calcext:value-type="float">
            <text:p>51.4693747895</text:p>
          </table:table-cell>
          <table:table-cell table:formula="of:=[.L123]*2" office:value-type="float" office:value="102.938749578975" calcext:value-type="float">
            <text:p>102.938749579</text:p>
          </table:table-cell>
          <table:table-cell table:formula="of:=([.M123]-[.B123])^2" office:value-type="float" office:value="0.0626987182174036" calcext:value-type="float">
            <text:p>0.062698718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3]*2" office:value-type="float" office:value="6.42142277732202" calcext:value-type="float">
            <text:p>6.4214227773</text:p>
          </table:table-cell>
          <table:table-cell table:formula="of:=([.Q123]-[.B123])^2" office:value-type="float" office:value="9363.99239317562" calcext:value-type="float">
            <text:p>9363.9923931756</text:p>
          </table:table-cell>
          <table:table-cell/>
          <table:table-cell office:value-type="string" calcext:value-type="string">
            <text:p>NaN</text:p>
          </table:table-cell>
          <table:table-cell table:formula="of:=[.T12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.0718196" calcext:value-type="float">
            <text:p>103.0718196</text:p>
          </table:table-cell>
          <table:table-cell/>
          <table:table-cell office:value-type="float" office:value="51.6519363431641" calcext:value-type="float">
            <text:p>51.6519363432</text:p>
          </table:table-cell>
          <table:table-cell table:formula="of:=[.D124]*2" office:value-type="float" office:value="103.303872686328" calcext:value-type="float">
            <text:p>103.3038726863</text:p>
          </table:table-cell>
          <table:table-cell table:formula="of:=([.B124]-[.E124])^2" office:value-type="float" office:value="0.0538486348744464" calcext:value-type="float">
            <text:p>0.0538486349</text:p>
          </table:table-cell>
          <table:table-cell/>
          <table:table-cell office:value-type="float" office:value="51.5998317041945" calcext:value-type="float">
            <text:p>51.5998317042</text:p>
          </table:table-cell>
          <table:table-cell table:formula="of:=[.H124]*2" office:value-type="float" office:value="103.199663408389" calcext:value-type="float">
            <text:p>103.1996634084</text:p>
          </table:table-cell>
          <table:table-cell table:formula="of:=([.B124]-[.I124])^2" office:value-type="float" office:value="0.0163440393434039" calcext:value-type="float">
            <text:p>0.0163440393</text:p>
          </table:table-cell>
          <table:table-cell/>
          <table:table-cell office:value-type="float" office:value="51.4749482073449" calcext:value-type="float">
            <text:p>51.4749482073</text:p>
          </table:table-cell>
          <table:table-cell table:formula="of:=[.L124]*2" office:value-type="float" office:value="102.94989641469" calcext:value-type="float">
            <text:p>102.9498964147</text:p>
          </table:table-cell>
          <table:table-cell table:formula="of:=([.M124]-[.B124])^2" office:value-type="float" office:value="0.014865263116184" calcext:value-type="float">
            <text:p>0.014865263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4]*2" office:value-type="float" office:value="6.42142277732202" calcext:value-type="float">
            <text:p>6.4214227773</text:p>
          </table:table-cell>
          <table:table-cell table:formula="of:=([.Q124]-[.B124])^2" office:value-type="float" office:value="9341.29920598112" calcext:value-type="float">
            <text:p>9341.2992059811</text:p>
          </table:table-cell>
          <table:table-cell/>
          <table:table-cell office:value-type="string" calcext:value-type="string">
            <text:p>NaN</text:p>
          </table:table-cell>
          <table:table-cell table:formula="of:=[.T12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.9533875" calcext:value-type="float">
            <text:p>102.9533875</text:p>
          </table:table-cell>
          <table:table-cell/>
          <table:table-cell office:value-type="float" office:value="51.3889049755519" calcext:value-type="float">
            <text:p>51.3889049756</text:p>
          </table:table-cell>
          <table:table-cell table:formula="of:=[.D125]*2" office:value-type="float" office:value="102.777809951104" calcext:value-type="float">
            <text:p>102.7778099511</text:p>
          </table:table-cell>
          <table:table-cell table:formula="of:=([.B125]-[.E125])^2" office:value-type="float" office:value="0.0308274756763975" calcext:value-type="float">
            <text:p>0.0308274757</text:p>
          </table:table-cell>
          <table:table-cell/>
          <table:table-cell office:value-type="float" office:value="51.4930314988619" calcext:value-type="float">
            <text:p>51.4930314989</text:p>
          </table:table-cell>
          <table:table-cell table:formula="of:=[.H125]*2" office:value-type="float" office:value="102.986062997724" calcext:value-type="float">
            <text:p>102.9860629977</text:p>
          </table:table-cell>
          <table:table-cell table:formula="of:=([.B125]-[.I125])^2" office:value-type="float" office:value="0.00106768815149813" calcext:value-type="float">
            <text:p>0.0010676882</text:p>
          </table:table-cell>
          <table:table-cell/>
          <table:table-cell office:value-type="float" office:value="51.4718816035572" calcext:value-type="float">
            <text:p>51.4718816036</text:p>
          </table:table-cell>
          <table:table-cell table:formula="of:=[.L125]*2" office:value-type="float" office:value="102.943763207114" calcext:value-type="float">
            <text:p>102.9437632071</text:p>
          </table:table-cell>
          <table:table-cell table:formula="of:=([.M125]-[.B125])^2" office:value-type="float" office:value="0.0000926270135478934" calcext:value-type="float">
            <text:p>0.00009262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5]*2" office:value-type="float" office:value="6.42142277732202" calcext:value-type="float">
            <text:p>6.4214227773</text:p>
          </table:table-cell>
          <table:table-cell table:formula="of:=([.Q125]-[.B125])^2" office:value-type="float" office:value="9318.42021322035" calcext:value-type="float">
            <text:p>9318.4202132204</text:p>
          </table:table-cell>
          <table:table-cell/>
          <table:table-cell office:value-type="string" calcext:value-type="string">
            <text:p>NaN</text:p>
          </table:table-cell>
          <table:table-cell table:formula="of:=[.T12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.8338466" calcext:value-type="float">
            <text:p>102.8338466</text:p>
          </table:table-cell>
          <table:table-cell/>
          <table:table-cell office:value-type="float" office:value="51.3889049755519" calcext:value-type="float">
            <text:p>51.3889049756</text:p>
          </table:table-cell>
          <table:table-cell table:formula="of:=[.D126]*2" office:value-type="float" office:value="102.777809951104" calcext:value-type="float">
            <text:p>102.7778099511</text:p>
          </table:table-cell>
          <table:table-cell table:formula="of:=([.B126]-[.E126])^2" office:value-type="float" office:value="0.00314010601951555" calcext:value-type="float">
            <text:p>0.003140106</text:p>
          </table:table-cell>
          <table:table-cell/>
          <table:table-cell office:value-type="float" office:value="51.5246410560095" calcext:value-type="float">
            <text:p>51.524641056</text:p>
          </table:table-cell>
          <table:table-cell table:formula="of:=[.H126]*2" office:value-type="float" office:value="103.049282112019" calcext:value-type="float">
            <text:p>103.049282112</text:p>
          </table:table-cell>
          <table:table-cell table:formula="of:=([.B126]-[.I126])^2" office:value-type="float" office:value="0.0464124598388883" calcext:value-type="float">
            <text:p>0.0464124598</text:p>
          </table:table-cell>
          <table:table-cell/>
          <table:table-cell office:value-type="float" office:value="51.3515465536648" calcext:value-type="float">
            <text:p>51.3515465537</text:p>
          </table:table-cell>
          <table:table-cell table:formula="of:=[.L126]*2" office:value-type="float" office:value="102.70309310733" calcext:value-type="float">
            <text:p>102.7030931073</text:p>
          </table:table-cell>
          <table:table-cell table:formula="of:=([.M126]-[.B126])^2" office:value-type="float" office:value="0.0170964758455104" calcext:value-type="float">
            <text:p>0.017096475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6]*2" office:value-type="float" office:value="6.42142277732202" calcext:value-type="float">
            <text:p>6.4214227773</text:p>
          </table:table-cell>
          <table:table-cell table:formula="of:=([.Q126]-[.B126])^2" office:value-type="float" office:value="9295.35546736368" calcext:value-type="float">
            <text:p>9295.3554673637</text:p>
          </table:table-cell>
          <table:table-cell/>
          <table:table-cell office:value-type="string" calcext:value-type="string">
            <text:p>NaN</text:p>
          </table:table-cell>
          <table:table-cell table:formula="of:=[.T12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.7131929" calcext:value-type="float">
            <text:p>102.7131929</text:p>
          </table:table-cell>
          <table:table-cell/>
          <table:table-cell office:value-type="float" office:value="51.3889049755519" calcext:value-type="float">
            <text:p>51.3889049756</text:p>
          </table:table-cell>
          <table:table-cell table:formula="of:=[.D127]*2" office:value-type="float" office:value="102.777809951104" calcext:value-type="float">
            <text:p>102.7778099511</text:p>
          </table:table-cell>
          <table:table-cell table:formula="of:=([.B127]-[.E127])^2" office:value-type="float" office:value="0.00417536329335231" calcext:value-type="float">
            <text:p>0.0041753633</text:p>
          </table:table-cell>
          <table:table-cell/>
          <table:table-cell office:value-type="float" office:value="51.4031650309359" calcext:value-type="float">
            <text:p>51.4031650309</text:p>
          </table:table-cell>
          <table:table-cell table:formula="of:=[.H127]*2" office:value-type="float" office:value="102.806330061872" calcext:value-type="float">
            <text:p>102.8063300619</text:p>
          </table:table-cell>
          <table:table-cell table:formula="of:=([.B127]-[.I127])^2" office:value-type="float" office:value="0.00867453092153553" calcext:value-type="float">
            <text:p>0.0086745309</text:p>
          </table:table-cell>
          <table:table-cell/>
          <table:table-cell office:value-type="float" office:value="51.2626382233307" calcext:value-type="float">
            <text:p>51.2626382233</text:p>
          </table:table-cell>
          <table:table-cell table:formula="of:=[.L127]*2" office:value-type="float" office:value="102.525276446661" calcext:value-type="float">
            <text:p>102.5252764467</text:p>
          </table:table-cell>
          <table:table-cell table:formula="of:=([.M127]-[.B127])^2" office:value-type="float" office:value="0.0353125934353589" calcext:value-type="float">
            <text:p>0.035312593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7]*2" office:value-type="float" office:value="6.42142277732202" calcext:value-type="float">
            <text:p>6.4214227773</text:p>
          </table:table-cell>
          <table:table-cell table:formula="of:=([.Q127]-[.B127])^2" office:value-type="float" office:value="9272.10499335866" calcext:value-type="float">
            <text:p>9272.1049933587</text:p>
          </table:table-cell>
          <table:table-cell/>
          <table:table-cell office:value-type="string" calcext:value-type="string">
            <text:p>NaN</text:p>
          </table:table-cell>
          <table:table-cell table:formula="of:=[.T12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.5914226" calcext:value-type="float">
            <text:p>102.5914226</text:p>
          </table:table-cell>
          <table:table-cell/>
          <table:table-cell office:value-type="float" office:value="51.3889049755519" calcext:value-type="float">
            <text:p>51.3889049756</text:p>
          </table:table-cell>
          <table:table-cell table:formula="of:=[.D128]*2" office:value-type="float" office:value="102.777809951104" calcext:value-type="float">
            <text:p>102.7778099511</text:p>
          </table:table-cell>
          <table:table-cell table:formula="of:=([.B128]-[.E128])^2" office:value-type="float" office:value="0.0347402446514926" calcext:value-type="float">
            <text:p>0.0347402447</text:p>
          </table:table-cell>
          <table:table-cell/>
          <table:table-cell office:value-type="float" office:value="51.282553183702" calcext:value-type="float">
            <text:p>51.2825531837</text:p>
          </table:table-cell>
          <table:table-cell table:formula="of:=[.H128]*2" office:value-type="float" office:value="102.565106367404" calcext:value-type="float">
            <text:p>102.5651063674</text:p>
          </table:table-cell>
          <table:table-cell table:formula="of:=([.B128]-[.I128])^2" office:value-type="float" office:value="0.000692544098046903" calcext:value-type="float">
            <text:p>0.0006925441</text:p>
          </table:table-cell>
          <table:table-cell/>
          <table:table-cell office:value-type="float" office:value="51.2311257956275" calcext:value-type="float">
            <text:p>51.2311257956</text:p>
          </table:table-cell>
          <table:table-cell table:formula="of:=[.L128]*2" office:value-type="float" office:value="102.462251591255" calcext:value-type="float">
            <text:p>102.4622515913</text:p>
          </table:table-cell>
          <table:table-cell table:formula="of:=([.M128]-[.B128])^2" office:value-type="float" office:value="0.016685149500202" calcext:value-type="float">
            <text:p>0.016685149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8]*2" office:value-type="float" office:value="6.42142277732202" calcext:value-type="float">
            <text:p>6.4214227773</text:p>
          </table:table-cell>
          <table:table-cell table:formula="of:=([.Q128]-[.B128])^2" office:value-type="float" office:value="9248.66886589388" calcext:value-type="float">
            <text:p>9248.6688658939</text:p>
          </table:table-cell>
          <table:table-cell/>
          <table:table-cell office:value-type="string" calcext:value-type="string">
            <text:p>NaN</text:p>
          </table:table-cell>
          <table:table-cell table:formula="of:=[.T12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.4685318" calcext:value-type="float">
            <text:p>102.4685318</text:p>
          </table:table-cell>
          <table:table-cell/>
          <table:table-cell office:value-type="float" office:value="51.1425012956742" calcext:value-type="float">
            <text:p>51.1425012957</text:p>
          </table:table-cell>
          <table:table-cell table:formula="of:=[.D129]*2" office:value-type="float" office:value="102.285002591348" calcext:value-type="float">
            <text:p>102.2850025913</text:p>
          </table:table-cell>
          <table:table-cell table:formula="of:=([.B129]-[.E129])^2" office:value-type="float" office:value="0.0336829704282796" calcext:value-type="float">
            <text:p>0.0336829704</text:p>
          </table:table-cell>
          <table:table-cell/>
          <table:table-cell office:value-type="float" office:value="51.2279990879674" calcext:value-type="float">
            <text:p>51.227999088</text:p>
          </table:table-cell>
          <table:table-cell table:formula="of:=[.H129]*2" office:value-type="float" office:value="102.455998175935" calcext:value-type="float">
            <text:p>102.4559981759</text:p>
          </table:table-cell>
          <table:table-cell table:formula="of:=([.B129]-[.I129])^2" office:value-type="float" office:value="0.000157091732207735" calcext:value-type="float">
            <text:p>0.0001570917</text:p>
          </table:table-cell>
          <table:table-cell/>
          <table:table-cell office:value-type="float" office:value="51.1867849329481" calcext:value-type="float">
            <text:p>51.1867849329</text:p>
          </table:table-cell>
          <table:table-cell table:formula="of:=[.L129]*2" office:value-type="float" office:value="102.373569865896" calcext:value-type="float">
            <text:p>102.3735698659</text:p>
          </table:table-cell>
          <table:table-cell table:formula="of:=([.M129]-[.B129])^2" office:value-type="float" office:value="0.00901776892873314" calcext:value-type="float">
            <text:p>0.009017768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29]*2" office:value-type="float" office:value="6.42142277732202" calcext:value-type="float">
            <text:p>6.4214227773</text:p>
          </table:table-cell>
          <table:table-cell table:formula="of:=([.Q129]-[.B129])^2" office:value-type="float" office:value="9225.04715161419" calcext:value-type="float">
            <text:p>9225.0471516142</text:p>
          </table:table-cell>
          <table:table-cell/>
          <table:table-cell office:value-type="string" calcext:value-type="string">
            <text:p>NaN</text:p>
          </table:table-cell>
          <table:table-cell table:formula="of:=[.T12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.3445162" calcext:value-type="float">
            <text:p>102.3445162</text:p>
          </table:table-cell>
          <table:table-cell/>
          <table:table-cell office:value-type="float" office:value="50.973390443233" calcext:value-type="float">
            <text:p>50.9733904432</text:p>
          </table:table-cell>
          <table:table-cell table:formula="of:=[.D130]*2" office:value-type="float" office:value="101.946780886466" calcext:value-type="float">
            <text:p>101.9467808865</text:p>
          </table:table-cell>
          <table:table-cell table:formula="of:=([.B130]-[.E130])^2" office:value-type="float" office:value="0.158193379631989" calcext:value-type="float">
            <text:p>0.1581933796</text:p>
          </table:table-cell>
          <table:table-cell/>
          <table:table-cell office:value-type="float" office:value="51.146892311374" calcext:value-type="float">
            <text:p>51.1468923114</text:p>
          </table:table-cell>
          <table:table-cell table:formula="of:=[.H130]*2" office:value-type="float" office:value="102.293784622748" calcext:value-type="float">
            <text:p>102.2937846227</text:p>
          </table:table-cell>
          <table:table-cell table:formula="of:=([.B130]-[.I130])^2" office:value-type="float" office:value="0.00257369293047509" calcext:value-type="float">
            <text:p>0.0025736929</text:p>
          </table:table-cell>
          <table:table-cell/>
          <table:table-cell office:value-type="float" office:value="51.0543920800406" calcext:value-type="float">
            <text:p>51.05439208</text:p>
          </table:table-cell>
          <table:table-cell table:formula="of:=[.L130]*2" office:value-type="float" office:value="102.108784160081" calcext:value-type="float">
            <text:p>102.1087841601</text:p>
          </table:table-cell>
          <table:table-cell table:formula="of:=([.M130]-[.B130])^2" office:value-type="float" office:value="0.0555695946442793" calcext:value-type="float">
            <text:p>0.055569594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0]*2" office:value-type="float" office:value="6.42142277732202" calcext:value-type="float">
            <text:p>6.4214227773</text:p>
          </table:table-cell>
          <table:table-cell table:formula="of:=([.Q130]-[.B130])^2" office:value-type="float" office:value="9201.23985177581" calcext:value-type="float">
            <text:p>9201.2398517758</text:p>
          </table:table-cell>
          <table:table-cell/>
          <table:table-cell office:value-type="string" calcext:value-type="string">
            <text:p>NaN</text:p>
          </table:table-cell>
          <table:table-cell table:formula="of:=[.T13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.2193719" calcext:value-type="float">
            <text:p>102.2193719</text:p>
          </table:table-cell>
          <table:table-cell/>
          <table:table-cell office:value-type="float" office:value="50.973390443233" calcext:value-type="float">
            <text:p>50.9733904432</text:p>
          </table:table-cell>
          <table:table-cell table:formula="of:=[.D131]*2" office:value-type="float" office:value="101.946780886466" calcext:value-type="float">
            <text:p>101.9467808865</text:p>
          </table:table-cell>
          <table:table-cell table:formula="of:=([.B131]-[.E131])^2" office:value-type="float" office:value="0.0743058606594919" calcext:value-type="float">
            <text:p>0.0743058607</text:p>
          </table:table-cell>
          <table:table-cell/>
          <table:table-cell office:value-type="float" office:value="51.1107253615342" calcext:value-type="float">
            <text:p>51.1107253615</text:p>
          </table:table-cell>
          <table:table-cell table:formula="of:=[.H131]*2" office:value-type="float" office:value="102.221450723068" calcext:value-type="float">
            <text:p>102.2214507231</text:p>
          </table:table-cell>
          <table:table-cell table:formula="of:=([.B131]-[.I131])^2" office:value-type="float" office:value="0.0000043215053497199" calcext:value-type="float">
            <text:p>4.3215053497199E-006</text:p>
          </table:table-cell>
          <table:table-cell/>
          <table:table-cell office:value-type="float" office:value="51.099925858657" calcext:value-type="float">
            <text:p>51.0999258587</text:p>
          </table:table-cell>
          <table:table-cell table:formula="of:=[.L131]*2" office:value-type="float" office:value="102.199851717314" calcext:value-type="float">
            <text:p>102.1998517173</text:p>
          </table:table-cell>
          <table:table-cell table:formula="of:=([.M131]-[.B131])^2" office:value-type="float" office:value="0.000381037532094592" calcext:value-type="float">
            <text:p>0.000381037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1]*2" office:value-type="float" office:value="6.42142277732202" calcext:value-type="float">
            <text:p>6.4214227773</text:p>
          </table:table-cell>
          <table:table-cell table:formula="of:=([.Q131]-[.B131])^2" office:value-type="float" office:value="9177.2470561112" calcext:value-type="float">
            <text:p>9177.2470561112</text:p>
          </table:table-cell>
          <table:table-cell/>
          <table:table-cell office:value-type="string" calcext:value-type="string">
            <text:p>NaN</text:p>
          </table:table-cell>
          <table:table-cell table:formula="of:=[.T13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.0930948" calcext:value-type="float">
            <text:p>102.0930948</text:p>
          </table:table-cell>
          <table:table-cell/>
          <table:table-cell office:value-type="float" office:value="50.973390443233" calcext:value-type="float">
            <text:p>50.9733904432</text:p>
          </table:table-cell>
          <table:table-cell table:formula="of:=[.D132]*2" office:value-type="float" office:value="101.946780886466" calcext:value-type="float">
            <text:p>101.9467808865</text:p>
          </table:table-cell>
          <table:table-cell table:formula="of:=([.B132]-[.E132])^2" office:value-type="float" office:value="0.0214077612936353" calcext:value-type="float">
            <text:p>0.0214077613</text:p>
          </table:table-cell>
          <table:table-cell/>
          <table:table-cell office:value-type="float" office:value="51.0402524449016" calcext:value-type="float">
            <text:p>51.0402524449</text:p>
          </table:table-cell>
          <table:table-cell table:formula="of:=[.H132]*2" office:value-type="float" office:value="102.080504889803" calcext:value-type="float">
            <text:p>102.0805048898</text:p>
          </table:table-cell>
          <table:table-cell table:formula="of:=([.B132]-[.I132])^2" office:value-type="float" office:value="0.00015850583876371" calcext:value-type="float">
            <text:p>0.0001585058</text:p>
          </table:table-cell>
          <table:table-cell/>
          <table:table-cell office:value-type="float" office:value="50.9909130756278" calcext:value-type="float">
            <text:p>50.9909130756</text:p>
          </table:table-cell>
          <table:table-cell table:formula="of:=[.L132]*2" office:value-type="float" office:value="101.981826151256" calcext:value-type="float">
            <text:p>101.9818261513</text:p>
          </table:table-cell>
          <table:table-cell table:formula="of:=([.M132]-[.B132])^2" office:value-type="float" office:value="0.0123807121934045" calcext:value-type="float">
            <text:p>0.012380712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2]*2" office:value-type="float" office:value="6.42142277732202" calcext:value-type="float">
            <text:p>6.4214227773</text:p>
          </table:table-cell>
          <table:table-cell table:formula="of:=([.Q132]-[.B132])^2" office:value-type="float" office:value="9153.06882761487" calcext:value-type="float">
            <text:p>9153.0688276149</text:p>
          </table:table-cell>
          <table:table-cell/>
          <table:table-cell office:value-type="string" calcext:value-type="string">
            <text:p>NaN</text:p>
          </table:table-cell>
          <table:table-cell table:formula="of:=[.T13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.9656805" calcext:value-type="float">
            <text:p>101.9656805</text:p>
          </table:table-cell>
          <table:table-cell/>
          <table:table-cell office:value-type="float" office:value="50.973390443233" calcext:value-type="float">
            <text:p>50.9733904432</text:p>
          </table:table-cell>
          <table:table-cell table:formula="of:=[.D133]*2" office:value-type="float" office:value="101.946780886466" calcext:value-type="float">
            <text:p>101.9467808865</text:p>
          </table:table-cell>
          <table:table-cell table:formula="of:=([.B133]-[.E133])^2" office:value-type="float" office:value="0.000357195391734684" calcext:value-type="float">
            <text:p>0.0003571954</text:p>
          </table:table-cell>
          <table:table-cell/>
          <table:table-cell office:value-type="float" office:value="50.9975566194478" calcext:value-type="float">
            <text:p>50.9975566194</text:p>
          </table:table-cell>
          <table:table-cell table:formula="of:=[.H133]*2" office:value-type="float" office:value="101.995113238896" calcext:value-type="float">
            <text:p>101.9951132389</text:p>
          </table:table-cell>
          <table:table-cell table:formula="of:=([.B133]-[.I133])^2" office:value-type="float" office:value="0.000866286118896183" calcext:value-type="float">
            <text:p>0.0008662861</text:p>
          </table:table-cell>
          <table:table-cell/>
          <table:table-cell office:value-type="float" office:value="50.8472623295737" calcext:value-type="float">
            <text:p>50.8472623296</text:p>
          </table:table-cell>
          <table:table-cell table:formula="of:=[.L133]*2" office:value-type="float" office:value="101.694524659147" calcext:value-type="float">
            <text:p>101.6945246591</text:p>
          </table:table-cell>
          <table:table-cell table:formula="of:=([.M133]-[.B133])^2" office:value-type="float" office:value="0.0735254900284807" calcext:value-type="float">
            <text:p>0.0735254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3]*2" office:value-type="float" office:value="6.42142277732202" calcext:value-type="float">
            <text:p>6.4214227773</text:p>
          </table:table-cell>
          <table:table-cell table:formula="of:=([.Q133]-[.B133])^2" office:value-type="float" office:value="9128.70518377751" calcext:value-type="float">
            <text:p>9128.7051837775</text:p>
          </table:table-cell>
          <table:table-cell/>
          <table:table-cell office:value-type="string" calcext:value-type="string">
            <text:p>NaN</text:p>
          </table:table-cell>
          <table:table-cell table:formula="of:=[.T13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1.8371249" calcext:value-type="float">
            <text:p>101.8371249</text:p>
          </table:table-cell>
          <table:table-cell/>
          <table:table-cell office:value-type="float" office:value="50.7991968999621" calcext:value-type="float">
            <text:p>50.7991969</text:p>
          </table:table-cell>
          <table:table-cell table:formula="of:=[.D134]*2" office:value-type="float" office:value="101.598393799924" calcext:value-type="float">
            <text:p>101.5983937999</text:p>
          </table:table-cell>
          <table:table-cell table:formula="of:=([.B134]-[.E134])^2" office:value-type="float" office:value="0.0569925381434066" calcext:value-type="float">
            <text:p>0.0569925381</text:p>
          </table:table-cell>
          <table:table-cell/>
          <table:table-cell office:value-type="float" office:value="50.8748729881321" calcext:value-type="float">
            <text:p>50.8748729881</text:p>
          </table:table-cell>
          <table:table-cell table:formula="of:=[.H134]*2" office:value-type="float" office:value="101.749745976264" calcext:value-type="float">
            <text:p>101.7497459763</text:p>
          </table:table-cell>
          <table:table-cell table:formula="of:=([.B134]-[.I134])^2" office:value-type="float" office:value="0.00763507631322893" calcext:value-type="float">
            <text:p>0.0076350763</text:p>
          </table:table-cell>
          <table:table-cell/>
          <table:table-cell office:value-type="float" office:value="50.9083116960834" calcext:value-type="float">
            <text:p>50.9083116961</text:p>
          </table:table-cell>
          <table:table-cell table:formula="of:=[.L134]*2" office:value-type="float" office:value="101.816623392167" calcext:value-type="float">
            <text:p>101.8166233922</text:p>
          </table:table-cell>
          <table:table-cell table:formula="of:=([.M134]-[.B134])^2" office:value-type="float" office:value="0.000420311823434863" calcext:value-type="float">
            <text:p>0.000420311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4]*2" office:value-type="float" office:value="6.42142277732202" calcext:value-type="float">
            <text:p>6.4214227773</text:p>
          </table:table-cell>
          <table:table-cell table:formula="of:=([.Q134]-[.B134])^2" office:value-type="float" office:value="9104.15621156362" calcext:value-type="float">
            <text:p>9104.1562115636</text:p>
          </table:table-cell>
          <table:table-cell/>
          <table:table-cell office:value-type="string" calcext:value-type="string">
            <text:p>NaN</text:p>
          </table:table-cell>
          <table:table-cell table:formula="of:=[.T13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.7074235" calcext:value-type="float">
            <text:p>101.7074235</text:p>
          </table:table-cell>
          <table:table-cell/>
          <table:table-cell office:value-type="float" office:value="50.7403382205789" calcext:value-type="float">
            <text:p>50.7403382206</text:p>
          </table:table-cell>
          <table:table-cell table:formula="of:=[.D135]*2" office:value-type="float" office:value="101.480676441158" calcext:value-type="float">
            <text:p>101.4806764412</text:p>
          </table:table-cell>
          <table:table-cell table:formula="of:=([.B135]-[.E135])^2" office:value-type="float" office:value="0.0514142286935913" calcext:value-type="float">
            <text:p>0.0514142287</text:p>
          </table:table-cell>
          <table:table-cell/>
          <table:table-cell office:value-type="float" office:value="50.9171744174223" calcext:value-type="float">
            <text:p>50.9171744174</text:p>
          </table:table-cell>
          <table:table-cell table:formula="of:=[.H135]*2" office:value-type="float" office:value="101.834348834845" calcext:value-type="float">
            <text:p>101.8343488348</text:p>
          </table:table-cell>
          <table:table-cell table:formula="of:=([.B135]-[.I135])^2" office:value-type="float" office:value="0.0161100406254138" calcext:value-type="float">
            <text:p>0.0161100406</text:p>
          </table:table-cell>
          <table:table-cell/>
          <table:table-cell office:value-type="float" office:value="50.8370840061101" calcext:value-type="float">
            <text:p>50.8370840061</text:p>
          </table:table-cell>
          <table:table-cell table:formula="of:=[.L135]*2" office:value-type="float" office:value="101.67416801222" calcext:value-type="float">
            <text:p>101.6741680122</text:p>
          </table:table-cell>
          <table:table-cell table:formula="of:=([.M135]-[.B135])^2" office:value-type="float" office:value="0.00110592746747226" calcext:value-type="float">
            <text:p>0.001105927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5]*2" office:value-type="float" office:value="6.42142277732202" calcext:value-type="float">
            <text:p>6.4214227773</text:p>
          </table:table-cell>
          <table:table-cell table:formula="of:=([.Q135]-[.B135])^2" office:value-type="float" office:value="9079.42193372219" calcext:value-type="float">
            <text:p>9079.4219337222</text:p>
          </table:table-cell>
          <table:table-cell/>
          <table:table-cell office:value-type="string" calcext:value-type="string">
            <text:p>NaN</text:p>
          </table:table-cell>
          <table:table-cell table:formula="of:=[.T13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1.5765721" calcext:value-type="float">
            <text:p>101.5765721</text:p>
          </table:table-cell>
          <table:table-cell/>
          <table:table-cell office:value-type="float" office:value="50.7049211376088" calcext:value-type="float">
            <text:p>50.7049211376</text:p>
          </table:table-cell>
          <table:table-cell table:formula="of:=[.D136]*2" office:value-type="float" office:value="101.409842275218" calcext:value-type="float">
            <text:p>101.4098422752</text:p>
          </table:table-cell>
          <table:table-cell table:formula="of:=([.B136]-[.E136])^2" office:value-type="float" office:value="0.0277988344719677" calcext:value-type="float">
            <text:p>0.0277988345</text:p>
          </table:table-cell>
          <table:table-cell/>
          <table:table-cell office:value-type="float" office:value="50.8706668600651" calcext:value-type="float">
            <text:p>50.8706668601</text:p>
          </table:table-cell>
          <table:table-cell table:formula="of:=[.H136]*2" office:value-type="float" office:value="101.74133372013" calcext:value-type="float">
            <text:p>101.7413337201</text:p>
          </table:table-cell>
          <table:table-cell table:formula="of:=([.B136]-[.I136])^2" office:value-type="float" office:value="0.0271463914679307" calcext:value-type="float">
            <text:p>0.0271463915</text:p>
          </table:table-cell>
          <table:table-cell/>
          <table:table-cell office:value-type="float" office:value="50.8005919875505" calcext:value-type="float">
            <text:p>50.8005919876</text:p>
          </table:table-cell>
          <table:table-cell table:formula="of:=[.L136]*2" office:value-type="float" office:value="101.601183975101" calcext:value-type="float">
            <text:p>101.6011839751</text:p>
          </table:table-cell>
          <table:table-cell table:formula="of:=([.M136]-[.B136])^2" office:value-type="float" office:value="0.000605744395987303" calcext:value-type="float">
            <text:p>0.000605744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6]*2" office:value-type="float" office:value="6.42142277732202" calcext:value-type="float">
            <text:p>6.4214227773</text:p>
          </table:table-cell>
          <table:table-cell table:formula="of:=([.Q136]-[.B136])^2" office:value-type="float" office:value="9054.50244262114" calcext:value-type="float">
            <text:p>9054.5024426212</text:p>
          </table:table-cell>
          <table:table-cell/>
          <table:table-cell office:value-type="string" calcext:value-type="string">
            <text:p>NaN</text:p>
          </table:table-cell>
          <table:table-cell table:formula="of:=[.T13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.4445661" calcext:value-type="float">
            <text:p>101.4445661</text:p>
          </table:table-cell>
          <table:table-cell/>
          <table:table-cell office:value-type="float" office:value="50.6651645383017" calcext:value-type="float">
            <text:p>50.6651645383</text:p>
          </table:table-cell>
          <table:table-cell table:formula="of:=[.D137]*2" office:value-type="float" office:value="101.330329076603" calcext:value-type="float">
            <text:p>101.3303290766</text:p>
          </table:table-cell>
          <table:table-cell table:formula="of:=([.B137]-[.E137])^2" office:value-type="float" office:value="0.0130500975145148" calcext:value-type="float">
            <text:p>0.0130500975</text:p>
          </table:table-cell>
          <table:table-cell/>
          <table:table-cell office:value-type="float" office:value="50.8391326340976" calcext:value-type="float">
            <text:p>50.8391326341</text:p>
          </table:table-cell>
          <table:table-cell table:formula="of:=[.H137]*2" office:value-type="float" office:value="101.678265268195" calcext:value-type="float">
            <text:p>101.6782652682</text:p>
          </table:table-cell>
          <table:table-cell table:formula="of:=([.B137]-[.I137])^2" office:value-type="float" office:value="0.054615301215129" calcext:value-type="float">
            <text:p>0.0546153012</text:p>
          </table:table-cell>
          <table:table-cell/>
          <table:table-cell office:value-type="float" office:value="50.6787741573968" calcext:value-type="float">
            <text:p>50.6787741574</text:p>
          </table:table-cell>
          <table:table-cell table:formula="of:=[.L137]*2" office:value-type="float" office:value="101.357548314794" calcext:value-type="float">
            <text:p>101.3575483148</text:p>
          </table:table-cell>
          <table:table-cell table:formula="of:=([.M137]-[.B137])^2" office:value-type="float" office:value="0.00757209494222698" calcext:value-type="float">
            <text:p>0.007572094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7]*2" office:value-type="float" office:value="6.42142277732202" calcext:value-type="float">
            <text:p>6.4214227773</text:p>
          </table:table-cell>
          <table:table-cell table:formula="of:=([.Q137]-[.B137])^2" office:value-type="float" office:value="9029.3977669222" calcext:value-type="float">
            <text:p>9029.3977669222</text:p>
          </table:table-cell>
          <table:table-cell/>
          <table:table-cell office:value-type="string" calcext:value-type="string">
            <text:p>NaN</text:p>
          </table:table-cell>
          <table:table-cell table:formula="of:=[.T13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.3114011" calcext:value-type="float">
            <text:p>101.3114011</text:p>
          </table:table-cell>
          <table:table-cell/>
          <table:table-cell office:value-type="float" office:value="50.6651645383017" calcext:value-type="float">
            <text:p>50.6651645383</text:p>
          </table:table-cell>
          <table:table-cell table:formula="of:=[.D138]*2" office:value-type="float" office:value="101.330329076603" calcext:value-type="float">
            <text:p>101.3303290766</text:p>
          </table:table-cell>
          <table:table-cell table:formula="of:=([.B138]-[.E138])^2" office:value-type="float" office:value="0.000358268298299146" calcext:value-type="float">
            <text:p>0.0003582683</text:p>
          </table:table-cell>
          <table:table-cell/>
          <table:table-cell office:value-type="float" office:value="50.7521184078189" calcext:value-type="float">
            <text:p>50.7521184078</text:p>
          </table:table-cell>
          <table:table-cell table:formula="of:=[.H138]*2" office:value-type="float" office:value="101.504236815638" calcext:value-type="float">
            <text:p>101.5042368156</text:p>
          </table:table-cell>
          <table:table-cell table:formula="of:=([.B138]-[.I138])^2" office:value-type="float" office:value="0.0371856132255419" calcext:value-type="float">
            <text:p>0.0371856132</text:p>
          </table:table-cell>
          <table:table-cell/>
          <table:table-cell office:value-type="float" office:value="50.6686364058629" calcext:value-type="float">
            <text:p>50.6686364059</text:p>
          </table:table-cell>
          <table:table-cell table:formula="of:=[.L138]*2" office:value-type="float" office:value="101.337272811726" calcext:value-type="float">
            <text:p>101.3372728117</text:p>
          </table:table-cell>
          <table:table-cell table:formula="of:=([.M138]-[.B138])^2" office:value-type="float" office:value="0.000669345467622831" calcext:value-type="float">
            <text:p>0.000669345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8]*2" office:value-type="float" office:value="6.42142277732202" calcext:value-type="float">
            <text:p>6.4214227773</text:p>
          </table:table-cell>
          <table:table-cell table:formula="of:=([.Q138]-[.B138])^2" office:value-type="float" office:value="9004.1079860783" calcext:value-type="float">
            <text:p>9004.1079860783</text:p>
          </table:table-cell>
          <table:table-cell/>
          <table:table-cell office:value-type="string" calcext:value-type="string">
            <text:p>NaN</text:p>
          </table:table-cell>
          <table:table-cell table:formula="of:=[.T13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.1770725" calcext:value-type="float">
            <text:p>101.1770725</text:p>
          </table:table-cell>
          <table:table-cell/>
          <table:table-cell office:value-type="float" office:value="50.8330466404739" calcext:value-type="float">
            <text:p>50.8330466405</text:p>
          </table:table-cell>
          <table:table-cell table:formula="of:=[.D139]*2" office:value-type="float" office:value="101.666093280948" calcext:value-type="float">
            <text:p>101.6660932809</text:p>
          </table:table-cell>
          <table:table-cell table:formula="of:=([.B139]-[.E139])^2" office:value-type="float" office:value="0.239141324198807" calcext:value-type="float">
            <text:p>0.2391413242</text:p>
          </table:table-cell>
          <table:table-cell/>
          <table:table-cell office:value-type="float" office:value="50.6082910164329" calcext:value-type="float">
            <text:p>50.6082910164</text:p>
          </table:table-cell>
          <table:table-cell table:formula="of:=[.H139]*2" office:value-type="float" office:value="101.216582032866" calcext:value-type="float">
            <text:p>101.2165820329</text:p>
          </table:table-cell>
          <table:table-cell table:formula="of:=([.B139]-[.I139])^2" office:value-type="float" office:value="0.00156100318727431" calcext:value-type="float">
            <text:p>0.0015610032</text:p>
          </table:table-cell>
          <table:table-cell/>
          <table:table-cell office:value-type="float" office:value="50.6405144336235" calcext:value-type="float">
            <text:p>50.6405144336</text:p>
          </table:table-cell>
          <table:table-cell table:formula="of:=[.L139]*2" office:value-type="float" office:value="101.281028867247" calcext:value-type="float">
            <text:p>101.2810288672</text:p>
          </table:table-cell>
          <table:table-cell table:formula="of:=([.M139]-[.B139])^2" office:value-type="float" office:value="0.0108069262911948" calcext:value-type="float">
            <text:p>0.010806926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39]*2" office:value-type="float" office:value="6.42142277732202" calcext:value-type="float">
            <text:p>6.4214227773</text:p>
          </table:table-cell>
          <table:table-cell table:formula="of:=([.Q139]-[.B139])^2" office:value-type="float" office:value="8978.63315436684" calcext:value-type="float">
            <text:p>8978.6331543669</text:p>
          </table:table-cell>
          <table:table-cell/>
          <table:table-cell office:value-type="string" calcext:value-type="string">
            <text:p>NaN</text:p>
          </table:table-cell>
          <table:table-cell table:formula="of:=[.T13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.0415756" calcext:value-type="float">
            <text:p>101.0415756</text:p>
          </table:table-cell>
          <table:table-cell/>
          <table:table-cell office:value-type="float" office:value="50.7532284564716" calcext:value-type="float">
            <text:p>50.7532284565</text:p>
          </table:table-cell>
          <table:table-cell table:formula="of:=[.D140]*2" office:value-type="float" office:value="101.506456912943" calcext:value-type="float">
            <text:p>101.5064569129</text:p>
          </table:table-cell>
          <table:table-cell table:formula="of:=([.B140]-[.E140])^2" office:value-type="float" office:value="0.216114635123785" calcext:value-type="float">
            <text:p>0.2161146351</text:p>
          </table:table-cell>
          <table:table-cell/>
          <table:table-cell office:value-type="float" office:value="50.5432838120726" calcext:value-type="float">
            <text:p>50.5432838121</text:p>
          </table:table-cell>
          <table:table-cell table:formula="of:=[.H140]*2" office:value-type="float" office:value="101.086567624145" calcext:value-type="float">
            <text:p>101.0865676241</text:p>
          </table:table-cell>
          <table:table-cell table:formula="of:=([.B140]-[.I140])^2" office:value-type="float" office:value="0.00202428223668244" calcext:value-type="float">
            <text:p>0.0020242822</text:p>
          </table:table-cell>
          <table:table-cell/>
          <table:table-cell office:value-type="float" office:value="50.4473308372443" calcext:value-type="float">
            <text:p>50.4473308372</text:p>
          </table:table-cell>
          <table:table-cell table:formula="of:=[.L140]*2" office:value-type="float" office:value="100.894661674489" calcext:value-type="float">
            <text:p>100.8946616745</text:p>
          </table:table-cell>
          <table:table-cell table:formula="of:=([.M140]-[.B140])^2" office:value-type="float" office:value="0.0215837015091688" calcext:value-type="float">
            <text:p>0.021583701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0]*2" office:value-type="float" office:value="6.42142277732202" calcext:value-type="float">
            <text:p>6.4214227773</text:p>
          </table:table-cell>
          <table:table-cell table:formula="of:=([.Q140]-[.B140])^2" office:value-type="float" office:value="8952.97332018694" calcext:value-type="float">
            <text:p>8952.9733201869</text:p>
          </table:table-cell>
          <table:table-cell/>
          <table:table-cell office:value-type="string" calcext:value-type="string">
            <text:p>NaN</text:p>
          </table:table-cell>
          <table:table-cell table:formula="of:=[.T14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.9049057" calcext:value-type="float">
            <text:p>100.9049057</text:p>
          </table:table-cell>
          <table:table-cell/>
          <table:table-cell office:value-type="float" office:value="50.4950213879805" calcext:value-type="float">
            <text:p>50.495021388</text:p>
          </table:table-cell>
          <table:table-cell table:formula="of:=[.D141]*2" office:value-type="float" office:value="100.990042775961" calcext:value-type="float">
            <text:p>100.990042776</text:p>
          </table:table-cell>
          <table:table-cell table:formula="of:=([.B141]-[.E141])^2" office:value-type="float" office:value="0.00724832170318919" calcext:value-type="float">
            <text:p>0.0072483217</text:p>
          </table:table-cell>
          <table:table-cell/>
          <table:table-cell office:value-type="float" office:value="50.4184241056254" calcext:value-type="float">
            <text:p>50.4184241056</text:p>
          </table:table-cell>
          <table:table-cell table:formula="of:=[.H141]*2" office:value-type="float" office:value="100.836848211251" calcext:value-type="float">
            <text:p>100.8368482113</text:p>
          </table:table-cell>
          <table:table-cell table:formula="of:=([.B141]-[.I141])^2" office:value-type="float" office:value="0.00463182177484806" calcext:value-type="float">
            <text:p>0.0046318218</text:p>
          </table:table-cell>
          <table:table-cell/>
          <table:table-cell office:value-type="float" office:value="50.3336145133195" calcext:value-type="float">
            <text:p>50.3336145133</text:p>
          </table:table-cell>
          <table:table-cell table:formula="of:=[.L141]*2" office:value-type="float" office:value="100.667229026639" calcext:value-type="float">
            <text:p>100.6672290266</text:p>
          </table:table-cell>
          <table:table-cell table:formula="of:=([.M141]-[.B141])^2" office:value-type="float" office:value="0.0564902010599487" calcext:value-type="float">
            <text:p>0.056490201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1]*2" office:value-type="float" office:value="6.42142277732202" calcext:value-type="float">
            <text:p>6.4214227773</text:p>
          </table:table-cell>
          <table:table-cell table:formula="of:=([.Q141]-[.B141])^2" office:value-type="float" office:value="8927.12854519998" calcext:value-type="float">
            <text:p>8927.1285452</text:p>
          </table:table-cell>
          <table:table-cell/>
          <table:table-cell office:value-type="string" calcext:value-type="string">
            <text:p>NaN</text:p>
          </table:table-cell>
          <table:table-cell table:formula="of:=[.T14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.7670581" calcext:value-type="float">
            <text:p>100.7670581</text:p>
          </table:table-cell>
          <table:table-cell/>
          <table:table-cell office:value-type="float" office:value="50.4950213879805" calcext:value-type="float">
            <text:p>50.495021388</text:p>
          </table:table-cell>
          <table:table-cell table:formula="of:=[.D142]*2" office:value-type="float" office:value="100.990042775961" calcext:value-type="float">
            <text:p>100.990042776</text:p>
          </table:table-cell>
          <table:table-cell table:formula="of:=([.B142]-[.E142])^2" office:value-type="float" office:value="0.0497221657134327" calcext:value-type="float">
            <text:p>0.0497221657</text:p>
          </table:table-cell>
          <table:table-cell/>
          <table:table-cell office:value-type="float" office:value="50.3411978199803" calcext:value-type="float">
            <text:p>50.34119782</text:p>
          </table:table-cell>
          <table:table-cell table:formula="of:=[.H142]*2" office:value-type="float" office:value="100.682395639961" calcext:value-type="float">
            <text:p>100.68239564</text:p>
          </table:table-cell>
          <table:table-cell table:formula="of:=([.B142]-[.I142])^2" office:value-type="float" office:value="0.00716773213992243" calcext:value-type="float">
            <text:p>0.0071677321</text:p>
          </table:table-cell>
          <table:table-cell/>
          <table:table-cell office:value-type="float" office:value="50.268464233525" calcext:value-type="float">
            <text:p>50.2684642335</text:p>
          </table:table-cell>
          <table:table-cell table:formula="of:=[.L142]*2" office:value-type="float" office:value="100.53692846705" calcext:value-type="float">
            <text:p>100.5369284671</text:p>
          </table:table-cell>
          <table:table-cell table:formula="of:=([.M142]-[.B142])^2" office:value-type="float" office:value="0.0529596479617" calcext:value-type="float">
            <text:p>0.05295964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2]*2" office:value-type="float" office:value="6.42142277732202" calcext:value-type="float">
            <text:p>6.4214227773</text:p>
          </table:table-cell>
          <table:table-cell table:formula="of:=([.Q142]-[.B142])^2" office:value-type="float" office:value="8901.09890443974" calcext:value-type="float">
            <text:p>8901.0989044398</text:p>
          </table:table-cell>
          <table:table-cell/>
          <table:table-cell office:value-type="string" calcext:value-type="string">
            <text:p>NaN</text:p>
          </table:table-cell>
          <table:table-cell table:formula="of:=[.T14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.6280279" calcext:value-type="float">
            <text:p>100.6280279</text:p>
          </table:table-cell>
          <table:table-cell/>
          <table:table-cell office:value-type="float" office:value="50.4944483092723" calcext:value-type="float">
            <text:p>50.4944483093</text:p>
          </table:table-cell>
          <table:table-cell table:formula="of:=[.D143]*2" office:value-type="float" office:value="100.988896618545" calcext:value-type="float">
            <text:p>100.9888966185</text:p>
          </table:table-cell>
          <table:table-cell table:formula="of:=([.B143]-[.E143])^2" office:value-type="float" office:value="0.130226232024018" calcext:value-type="float">
            <text:p>0.130226232</text:p>
          </table:table-cell>
          <table:table-cell/>
          <table:table-cell office:value-type="float" office:value="50.2785526314023" calcext:value-type="float">
            <text:p>50.2785526314</text:p>
          </table:table-cell>
          <table:table-cell table:formula="of:=[.H143]*2" office:value-type="float" office:value="100.557105262805" calcext:value-type="float">
            <text:p>100.5571052628</text:p>
          </table:table-cell>
          <table:table-cell table:formula="of:=([.B143]-[.I143])^2" office:value-type="float" office:value="0.00503002046675158" calcext:value-type="float">
            <text:p>0.0050300205</text:p>
          </table:table-cell>
          <table:table-cell/>
          <table:table-cell office:value-type="float" office:value="50.2669769298181" calcext:value-type="float">
            <text:p>50.2669769298</text:p>
          </table:table-cell>
          <table:table-cell table:formula="of:=[.L143]*2" office:value-type="float" office:value="100.533953859636" calcext:value-type="float">
            <text:p>100.5339538596</text:p>
          </table:table-cell>
          <table:table-cell table:formula="of:=([.M143]-[.B143])^2" office:value-type="float" office:value="0.00884992507037126" calcext:value-type="float">
            <text:p>0.008849925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3]*2" office:value-type="float" office:value="6.42142277732202" calcext:value-type="float">
            <text:p>6.4214227773</text:p>
          </table:table-cell>
          <table:table-cell table:formula="of:=([.Q143]-[.B143])^2" office:value-type="float" office:value="8874.88444874018" calcext:value-type="float">
            <text:p>8874.8844487402</text:p>
          </table:table-cell>
          <table:table-cell/>
          <table:table-cell office:value-type="string" calcext:value-type="string">
            <text:p>NaN</text:p>
          </table:table-cell>
          <table:table-cell table:formula="of:=[.T14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.4878102" calcext:value-type="float">
            <text:p>100.4878102</text:p>
          </table:table-cell>
          <table:table-cell/>
          <table:table-cell office:value-type="float" office:value="50.2768029047112" calcext:value-type="float">
            <text:p>50.2768029047</text:p>
          </table:table-cell>
          <table:table-cell table:formula="of:=[.D144]*2" office:value-type="float" office:value="100.553605809422" calcext:value-type="float">
            <text:p>100.5536058094</text:p>
          </table:table-cell>
          <table:table-cell table:formula="of:=([.B144]-[.E144])^2" office:value-type="float" office:value="0.00432906221926433" calcext:value-type="float">
            <text:p>0.0043290622</text:p>
          </table:table-cell>
          <table:table-cell/>
          <table:table-cell office:value-type="float" office:value="50.2182616014099" calcext:value-type="float">
            <text:p>50.2182616014</text:p>
          </table:table-cell>
          <table:table-cell table:formula="of:=[.H144]*2" office:value-type="float" office:value="100.43652320282" calcext:value-type="float">
            <text:p>100.4365232028</text:p>
          </table:table-cell>
          <table:table-cell table:formula="of:=([.B144]-[.I144])^2" office:value-type="float" office:value="0.00263035607976174" calcext:value-type="float">
            <text:p>0.0026303561</text:p>
          </table:table-cell>
          <table:table-cell/>
          <table:table-cell office:value-type="float" office:value="50.2054416571225" calcext:value-type="float">
            <text:p>50.2054416571</text:p>
          </table:table-cell>
          <table:table-cell table:formula="of:=[.L144]*2" office:value-type="float" office:value="100.410883314245" calcext:value-type="float">
            <text:p>100.4108833142</text:p>
          </table:table-cell>
          <table:table-cell table:formula="of:=([.M144]-[.B144])^2" office:value-type="float" office:value="0.00591774575196287" calcext:value-type="float">
            <text:p>0.005917745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4]*2" office:value-type="float" office:value="6.42142277732202" calcext:value-type="float">
            <text:p>6.4214227773</text:p>
          </table:table-cell>
          <table:table-cell table:formula="of:=([.Q144]-[.B144])^2" office:value-type="float" office:value="8848.48524275335" calcext:value-type="float">
            <text:p>8848.4852427534</text:p>
          </table:table-cell>
          <table:table-cell/>
          <table:table-cell office:value-type="string" calcext:value-type="string">
            <text:p>NaN</text:p>
          </table:table-cell>
          <table:table-cell table:formula="of:=[.T14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.3464" calcext:value-type="float">
            <text:p>100.3464</text:p>
          </table:table-cell>
          <table:table-cell/>
          <table:table-cell office:value-type="float" office:value="50.1000044581371" calcext:value-type="float">
            <text:p>50.1000044581</text:p>
          </table:table-cell>
          <table:table-cell table:formula="of:=[.D145]*2" office:value-type="float" office:value="100.200008916274" calcext:value-type="float">
            <text:p>100.2000089163</text:p>
          </table:table-cell>
          <table:table-cell table:formula="of:=([.B145]-[.E145])^2" office:value-type="float" office:value="0.021430349394415" calcext:value-type="float">
            <text:p>0.0214303494</text:p>
          </table:table-cell>
          <table:table-cell/>
          <table:table-cell office:value-type="float" office:value="50.2074082536828" calcext:value-type="float">
            <text:p>50.2074082537</text:p>
          </table:table-cell>
          <table:table-cell table:formula="of:=[.H145]*2" office:value-type="float" office:value="100.414816507366" calcext:value-type="float">
            <text:p>100.4148165074</text:p>
          </table:table-cell>
          <table:table-cell table:formula="of:=([.B145]-[.I145])^2" office:value-type="float" office:value="0.00468081848010687" calcext:value-type="float">
            <text:p>0.0046808185</text:p>
          </table:table-cell>
          <table:table-cell/>
          <table:table-cell office:value-type="float" office:value="50.2937940656015" calcext:value-type="float">
            <text:p>50.2937940656</text:p>
          </table:table-cell>
          <table:table-cell table:formula="of:=[.L145]*2" office:value-type="float" office:value="100.587588131203" calcext:value-type="float">
            <text:p>100.5875881312</text:p>
          </table:table-cell>
          <table:table-cell table:formula="of:=([.M145]-[.B145])^2" office:value-type="float" office:value="0.0581717146331971" calcext:value-type="float">
            <text:p>0.058171714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5]*2" office:value-type="float" office:value="6.42142277732202" calcext:value-type="float">
            <text:p>6.4214227773</text:p>
          </table:table-cell>
          <table:table-cell table:formula="of:=([.Q145]-[.B145])^2" office:value-type="float" office:value="8821.90134628058" calcext:value-type="float">
            <text:p>8821.9013462806</text:p>
          </table:table-cell>
          <table:table-cell/>
          <table:table-cell office:value-type="string" calcext:value-type="string">
            <text:p>NaN</text:p>
          </table:table-cell>
          <table:table-cell table:formula="of:=[.T14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.2037923" calcext:value-type="float">
            <text:p>100.2037923</text:p>
          </table:table-cell>
          <table:table-cell/>
          <table:table-cell office:value-type="float" office:value="50.1000044581371" calcext:value-type="float">
            <text:p>50.1000044581</text:p>
          </table:table-cell>
          <table:table-cell table:formula="of:=[.D146]*2" office:value-type="float" office:value="100.200008916274" calcext:value-type="float">
            <text:p>100.2000089163</text:p>
          </table:table-cell>
          <table:table-cell table:formula="of:=([.B146]-[.E146])^2" office:value-type="float" office:value="0.0000143139924166744" calcext:value-type="float">
            <text:p>0.000014314</text:p>
          </table:table-cell>
          <table:table-cell/>
          <table:table-cell office:value-type="float" office:value="50.0691495817073" calcext:value-type="float">
            <text:p>50.0691495817</text:p>
          </table:table-cell>
          <table:table-cell table:formula="of:=[.H146]*2" office:value-type="float" office:value="100.138299163415" calcext:value-type="float">
            <text:p>100.1382991634</text:p>
          </table:table-cell>
          <table:table-cell table:formula="of:=([.B146]-[.I146])^2" office:value-type="float" office:value="0.0042893509397942" calcext:value-type="float">
            <text:p>0.0042893509</text:p>
          </table:table-cell>
          <table:table-cell/>
          <table:table-cell office:value-type="float" office:value="50.1052638188993" calcext:value-type="float">
            <text:p>50.1052638189</text:p>
          </table:table-cell>
          <table:table-cell table:formula="of:=[.L146]*2" office:value-type="float" office:value="100.210527637799" calcext:value-type="float">
            <text:p>100.2105276378</text:p>
          </table:table-cell>
          <table:table-cell table:formula="of:=([.M146]-[.B146])^2" office:value-type="float" office:value="0.0000453647752612817" calcext:value-type="float">
            <text:p>4.53647752612817E-00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6]*2" office:value-type="float" office:value="6.42142277732202" calcext:value-type="float">
            <text:p>6.4214227773</text:p>
          </table:table-cell>
          <table:table-cell table:formula="of:=([.Q146]-[.B146])^2" office:value-type="float" office:value="8795.13283328812" calcext:value-type="float">
            <text:p>8795.1328332881</text:p>
          </table:table-cell>
          <table:table-cell/>
          <table:table-cell office:value-type="string" calcext:value-type="string">
            <text:p>NaN</text:p>
          </table:table-cell>
          <table:table-cell table:formula="of:=[.T14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.059982" calcext:value-type="float">
            <text:p>100.059982</text:p>
          </table:table-cell>
          <table:table-cell/>
          <table:table-cell office:value-type="float" office:value="50.1002794881153" calcext:value-type="float">
            <text:p>50.1002794881</text:p>
          </table:table-cell>
          <table:table-cell table:formula="of:=[.D147]*2" office:value-type="float" office:value="100.200558976231" calcext:value-type="float">
            <text:p>100.2005589762</text:p>
          </table:table-cell>
          <table:table-cell table:formula="of:=([.B147]-[.E147])^2" office:value-type="float" office:value="0.0197618862461361" calcext:value-type="float">
            <text:p>0.0197618862</text:p>
          </table:table-cell>
          <table:table-cell/>
          <table:table-cell office:value-type="float" office:value="50.0960726888794" calcext:value-type="float">
            <text:p>50.0960726889</text:p>
          </table:table-cell>
          <table:table-cell table:formula="of:=[.H147]*2" office:value-type="float" office:value="100.192145377759" calcext:value-type="float">
            <text:p>100.1921453778</text:p>
          </table:table-cell>
          <table:table-cell table:formula="of:=([.B147]-[.I147])^2" office:value-type="float" office:value="0.0174671584206154" calcext:value-type="float">
            <text:p>0.0174671584</text:p>
          </table:table-cell>
          <table:table-cell/>
          <table:table-cell office:value-type="float" office:value="50.0083298916737" calcext:value-type="float">
            <text:p>50.0083298917</text:p>
          </table:table-cell>
          <table:table-cell table:formula="of:=[.L147]*2" office:value-type="float" office:value="100.016659783347" calcext:value-type="float">
            <text:p>100.0166597833</text:p>
          </table:table-cell>
          <table:table-cell table:formula="of:=([.M147]-[.B147])^2" office:value-type="float" office:value="0.00187681445569587" calcext:value-type="float">
            <text:p>0.001876814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7]*2" office:value-type="float" office:value="6.42142277732202" calcext:value-type="float">
            <text:p>6.4214227773</text:p>
          </table:table-cell>
          <table:table-cell table:formula="of:=([.Q147]-[.B147])^2" office:value-type="float" office:value="8768.17977329897" calcext:value-type="float">
            <text:p>8768.179773299</text:p>
          </table:table-cell>
          <table:table-cell/>
          <table:table-cell office:value-type="string" calcext:value-type="string">
            <text:p>NaN</text:p>
          </table:table-cell>
          <table:table-cell table:formula="of:=[.T14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9.91496384" calcext:value-type="float">
            <text:p>99.91496384</text:p>
          </table:table-cell>
          <table:table-cell/>
          <table:table-cell office:value-type="float" office:value="49.8427906645106" calcext:value-type="float">
            <text:p>49.8427906645</text:p>
          </table:table-cell>
          <table:table-cell table:formula="of:=[.D148]*2" office:value-type="float" office:value="99.6855813290212" calcext:value-type="float">
            <text:p>99.685581329</text:p>
          </table:table-cell>
          <table:table-cell table:formula="of:=([.B148]-[.E148])^2" office:value-type="float" office:value="0.0526163363429368" calcext:value-type="float">
            <text:p>0.0526163363</text:p>
          </table:table-cell>
          <table:table-cell/>
          <table:table-cell office:value-type="float" office:value="49.9540269486592" calcext:value-type="float">
            <text:p>49.9540269487</text:p>
          </table:table-cell>
          <table:table-cell table:formula="of:=[.H148]*2" office:value-type="float" office:value="99.9080538973184" calcext:value-type="float">
            <text:p>99.9080538973</text:p>
          </table:table-cell>
          <table:table-cell table:formula="of:=([.B148]-[.I148])^2" office:value-type="float" office:value="0.0000477473078630304" calcext:value-type="float">
            <text:p>4.77473078630304E-005</text:p>
          </table:table-cell>
          <table:table-cell/>
          <table:table-cell office:value-type="float" office:value="49.9110121617881" calcext:value-type="float">
            <text:p>49.9110121618</text:p>
          </table:table-cell>
          <table:table-cell table:formula="of:=[.L148]*2" office:value-type="float" office:value="99.8220243235762" calcext:value-type="float">
            <text:p>99.8220243236</text:p>
          </table:table-cell>
          <table:table-cell table:formula="of:=([.M148]-[.B148])^2" office:value-type="float" office:value="0.00863775371308931" calcext:value-type="float">
            <text:p>0.008637753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8]*2" office:value-type="float" office:value="6.42142277732202" calcext:value-type="float">
            <text:p>6.4214227773</text:p>
          </table:table-cell>
          <table:table-cell table:formula="of:=([.Q148]-[.B148])^2" office:value-type="float" office:value="8741.04222043865" calcext:value-type="float">
            <text:p>8741.0422204387</text:p>
          </table:table-cell>
          <table:table-cell/>
          <table:table-cell office:value-type="string" calcext:value-type="string">
            <text:p>NaN</text:p>
          </table:table-cell>
          <table:table-cell table:formula="of:=[.T14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.76873258" calcext:value-type="float">
            <text:p>99.76873258</text:p>
          </table:table-cell>
          <table:table-cell/>
          <table:table-cell office:value-type="float" office:value="49.6965025429874" calcext:value-type="float">
            <text:p>49.696502543</text:p>
          </table:table-cell>
          <table:table-cell table:formula="of:=[.D149]*2" office:value-type="float" office:value="99.3930050859748" calcext:value-type="float">
            <text:p>99.393005086</text:p>
          </table:table-cell>
          <table:table-cell table:formula="of:=([.B149]-[.E149])^2" office:value-type="float" office:value="0.141171149766456" calcext:value-type="float">
            <text:p>0.1411711498</text:p>
          </table:table-cell>
          <table:table-cell/>
          <table:table-cell office:value-type="float" office:value="49.9191696949662" calcext:value-type="float">
            <text:p>49.919169695</text:p>
          </table:table-cell>
          <table:table-cell table:formula="of:=[.H149]*2" office:value-type="float" office:value="99.8383393899324" calcext:value-type="float">
            <text:p>99.8383393899</text:p>
          </table:table-cell>
          <table:table-cell table:formula="of:=([.B149]-[.I149])^2" office:value-type="float" office:value="0.00484510798896459" calcext:value-type="float">
            <text:p>0.004845108</text:p>
          </table:table-cell>
          <table:table-cell/>
          <table:table-cell office:value-type="float" office:value="49.8459082685988" calcext:value-type="float">
            <text:p>49.8459082686</text:p>
          </table:table-cell>
          <table:table-cell table:formula="of:=[.L149]*2" office:value-type="float" office:value="99.6918165371976" calcext:value-type="float">
            <text:p>99.6918165372</text:p>
          </table:table-cell>
          <table:table-cell table:formula="of:=([.M149]-[.B149])^2" office:value-type="float" office:value="0.00591607764038207" calcext:value-type="float">
            <text:p>0.005916077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49]*2" office:value-type="float" office:value="6.42142277732202" calcext:value-type="float">
            <text:p>6.4214227773</text:p>
          </table:table-cell>
          <table:table-cell table:formula="of:=([.Q149]-[.B149])^2" office:value-type="float" office:value="8713.72024739714" calcext:value-type="float">
            <text:p>8713.7202473972</text:p>
          </table:table-cell>
          <table:table-cell/>
          <table:table-cell office:value-type="string" calcext:value-type="string">
            <text:p>NaN</text:p>
          </table:table-cell>
          <table:table-cell table:formula="of:=[.T14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9.62128287" calcext:value-type="float">
            <text:p>99.62128287</text:p>
          </table:table-cell>
          <table:table-cell/>
          <table:table-cell office:value-type="float" office:value="49.6662471533219" calcext:value-type="float">
            <text:p>49.6662471533</text:p>
          </table:table-cell>
          <table:table-cell table:formula="of:=[.D150]*2" office:value-type="float" office:value="99.3324943066438" calcext:value-type="float">
            <text:p>99.3324943066</text:p>
          </table:table-cell>
          <table:table-cell table:formula="of:=([.B150]-[.E150])^2" office:value-type="float" office:value="0.0833988343253416" calcext:value-type="float">
            <text:p>0.0833988343</text:p>
          </table:table-cell>
          <table:table-cell/>
          <table:table-cell office:value-type="float" office:value="49.8179832504603" calcext:value-type="float">
            <text:p>49.8179832505</text:p>
          </table:table-cell>
          <table:table-cell table:formula="of:=[.H150]*2" office:value-type="float" office:value="99.6359665009206" calcext:value-type="float">
            <text:p>99.6359665009</text:p>
          </table:table-cell>
          <table:table-cell table:formula="of:=([.B150]-[.I150])^2" office:value-type="float" office:value="0.000215609017012426" calcext:value-type="float">
            <text:p>0.000215609</text:p>
          </table:table-cell>
          <table:table-cell/>
          <table:table-cell office:value-type="float" office:value="49.7917799571704" calcext:value-type="float">
            <text:p>49.7917799572</text:p>
          </table:table-cell>
          <table:table-cell table:formula="of:=[.L150]*2" office:value-type="float" office:value="99.5835599143408" calcext:value-type="float">
            <text:p>99.5835599143</text:p>
          </table:table-cell>
          <table:table-cell table:formula="of:=([.M150]-[.B150])^2" office:value-type="float" office:value="0.00142302138366639" calcext:value-type="float">
            <text:p>0.001423021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0]*2" office:value-type="float" office:value="6.42142277732202" calcext:value-type="float">
            <text:p>6.4214227773</text:p>
          </table:table-cell>
          <table:table-cell table:formula="of:=([.Q150]-[.B150])^2" office:value-type="float" office:value="8686.21392129475" calcext:value-type="float">
            <text:p>8686.2139212948</text:p>
          </table:table-cell>
          <table:table-cell/>
          <table:table-cell office:value-type="string" calcext:value-type="string">
            <text:p>NaN</text:p>
          </table:table-cell>
          <table:table-cell table:formula="of:=[.T15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.4726093" calcext:value-type="float">
            <text:p>99.4726093</text:p>
          </table:table-cell>
          <table:table-cell/>
          <table:table-cell office:value-type="float" office:value="49.6662471533219" calcext:value-type="float">
            <text:p>49.6662471533</text:p>
          </table:table-cell>
          <table:table-cell table:formula="of:=[.D151]*2" office:value-type="float" office:value="99.3324943066438" calcext:value-type="float">
            <text:p>99.3324943066</text:p>
          </table:table-cell>
          <table:table-cell table:formula="of:=([.B151]-[.E151])^2" office:value-type="float" office:value="0.0196322113632098" calcext:value-type="float">
            <text:p>0.0196322114</text:p>
          </table:table-cell>
          <table:table-cell/>
          <table:table-cell office:value-type="float" office:value="49.7424109014398" calcext:value-type="float">
            <text:p>49.7424109014</text:p>
          </table:table-cell>
          <table:table-cell table:formula="of:=[.H151]*2" office:value-type="float" office:value="99.4848218028796" calcext:value-type="float">
            <text:p>99.4848218029</text:p>
          </table:table-cell>
          <table:table-cell table:formula="of:=([.B151]-[.I151])^2" office:value-type="float" office:value="0.000149145226584045" calcext:value-type="float">
            <text:p>0.0001491452</text:p>
          </table:table-cell>
          <table:table-cell/>
          <table:table-cell office:value-type="float" office:value="49.7421120590312" calcext:value-type="float">
            <text:p>49.742112059</text:p>
          </table:table-cell>
          <table:table-cell table:formula="of:=[.L151]*2" office:value-type="float" office:value="99.4842241180624" calcext:value-type="float">
            <text:p>99.4842241181</text:p>
          </table:table-cell>
          <table:table-cell table:formula="of:=([.M151]-[.B151])^2" office:value-type="float" office:value="0.000134903998622608" calcext:value-type="float">
            <text:p>0.00013490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1]*2" office:value-type="float" office:value="6.42142277732202" calcext:value-type="float">
            <text:p>6.4214227773</text:p>
          </table:table-cell>
          <table:table-cell table:formula="of:=([.Q151]-[.B151])^2" office:value-type="float" office:value="8658.52331327821" calcext:value-type="float">
            <text:p>8658.5233132782</text:p>
          </table:table-cell>
          <table:table-cell/>
          <table:table-cell office:value-type="string" calcext:value-type="string">
            <text:p>NaN</text:p>
          </table:table-cell>
          <table:table-cell table:formula="of:=[.T15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32270637" calcext:value-type="float">
            <text:p>99.32270637</text:p>
          </table:table-cell>
          <table:table-cell/>
          <table:table-cell office:value-type="float" office:value="49.679347576116" calcext:value-type="float">
            <text:p>49.6793475761</text:p>
          </table:table-cell>
          <table:table-cell table:formula="of:=[.D152]*2" office:value-type="float" office:value="99.358695152232" calcext:value-type="float">
            <text:p>99.3586951522</text:p>
          </table:table-cell>
          <table:table-cell table:formula="of:=([.B152]-[.E152])^2" office:value-type="float" office:value="0.00129519244654205" calcext:value-type="float">
            <text:p>0.0012951924</text:p>
          </table:table-cell>
          <table:table-cell/>
          <table:table-cell office:value-type="float" office:value="49.6877195767616" calcext:value-type="float">
            <text:p>49.6877195768</text:p>
          </table:table-cell>
          <table:table-cell table:formula="of:=[.H152]*2" office:value-type="float" office:value="99.3754391535232" calcext:value-type="float">
            <text:p>99.3754391535</text:p>
          </table:table-cell>
          <table:table-cell table:formula="of:=([.B152]-[.I152])^2" office:value-type="float" office:value="0.00278074645810438" calcext:value-type="float">
            <text:p>0.0027807465</text:p>
          </table:table-cell>
          <table:table-cell/>
          <table:table-cell office:value-type="float" office:value="49.638154582023" calcext:value-type="float">
            <text:p>49.638154582</text:p>
          </table:table-cell>
          <table:table-cell table:formula="of:=[.L152]*2" office:value-type="float" office:value="99.276309164046" calcext:value-type="float">
            <text:p>99.276309164</text:p>
          </table:table-cell>
          <table:table-cell table:formula="of:=([.M152]-[.B152])^2" office:value-type="float" office:value="0.00215270072033866" calcext:value-type="float">
            <text:p>0.002152700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2]*2" office:value-type="float" office:value="6.42142277732202" calcext:value-type="float">
            <text:p>6.4214227773</text:p>
          </table:table-cell>
          <table:table-cell table:formula="of:=([.Q152]-[.B152])^2" office:value-type="float" office:value="8630.64849316718" calcext:value-type="float">
            <text:p>8630.6484931672</text:p>
          </table:table-cell>
          <table:table-cell/>
          <table:table-cell office:value-type="string" calcext:value-type="string">
            <text:p>NaN</text:p>
          </table:table-cell>
          <table:table-cell table:formula="of:=[.T15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.17156851" calcext:value-type="float">
            <text:p>99.17156851</text:p>
          </table:table-cell>
          <table:table-cell/>
          <table:table-cell office:value-type="float" office:value="49.7422811217877" calcext:value-type="float">
            <text:p>49.7422811218</text:p>
          </table:table-cell>
          <table:table-cell table:formula="of:=[.D153]*2" office:value-type="float" office:value="99.4845622435754" calcext:value-type="float">
            <text:p>99.4845622436</text:p>
          </table:table-cell>
          <table:table-cell table:formula="of:=([.B153]-[.E153])^2" office:value-type="float" office:value="0.0979650772574663" calcext:value-type="float">
            <text:p>0.0979650773</text:p>
          </table:table-cell>
          <table:table-cell/>
          <table:table-cell office:value-type="float" office:value="49.5379672058608" calcext:value-type="float">
            <text:p>49.5379672059</text:p>
          </table:table-cell>
          <table:table-cell table:formula="of:=[.H153]*2" office:value-type="float" office:value="99.0759344117216" calcext:value-type="float">
            <text:p>99.0759344117</text:p>
          </table:table-cell>
          <table:table-cell table:formula="of:=([.B153]-[.I153])^2" office:value-type="float" office:value="0.00914588075352184" calcext:value-type="float">
            <text:p>0.0091458808</text:p>
          </table:table-cell>
          <table:table-cell/>
          <table:table-cell office:value-type="float" office:value="49.5166521687373" calcext:value-type="float">
            <text:p>49.5166521687</text:p>
          </table:table-cell>
          <table:table-cell table:formula="of:=[.L153]*2" office:value-type="float" office:value="99.0333043374746" calcext:value-type="float">
            <text:p>99.0333043375</text:p>
          </table:table-cell>
          <table:table-cell table:formula="of:=([.M153]-[.B153])^2" office:value-type="float" office:value="0.0191169814041325" calcext:value-type="float">
            <text:p>0.019116981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3]*2" office:value-type="float" office:value="6.42142277732202" calcext:value-type="float">
            <text:p>6.4214227773</text:p>
          </table:table-cell>
          <table:table-cell table:formula="of:=([.Q153]-[.B153])^2" office:value-type="float" office:value="8602.589533433" calcext:value-type="float">
            <text:p>8602.589533433</text:p>
          </table:table-cell>
          <table:table-cell/>
          <table:table-cell office:value-type="string" calcext:value-type="string">
            <text:p>NaN</text:p>
          </table:table-cell>
          <table:table-cell table:formula="of:=[.T15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.01919006" calcext:value-type="float">
            <text:p>99.01919006</text:p>
          </table:table-cell>
          <table:table-cell table:number-columns-repeated="2"/>
          <table:table-cell table:formula="of:=[.D154]*2" office:value-type="float" office:value="0" calcext:value-type="float">
            <text:p>0</text:p>
          </table:table-cell>
          <table:table-cell table:number-columns-repeated="2"/>
          <table:table-cell office:value-type="float" office:value="49.5348411262102" calcext:value-type="float">
            <text:p>49.5348411262</text:p>
          </table:table-cell>
          <table:table-cell table:formula="of:=[.H154]*2" office:value-type="float" office:value="99.0696822524204" calcext:value-type="float">
            <text:p>99.0696822524</text:p>
          </table:table-cell>
          <table:table-cell table:formula="of:=([.B154]-[.I154])^2" office:value-type="float" office:value="0.0025494614954194" calcext:value-type="float">
            <text:p>0.0025494615</text:p>
          </table:table-cell>
          <table:table-cell/>
          <table:table-cell office:value-type="float" office:value="49.5227413969431" calcext:value-type="float">
            <text:p>49.5227413969</text:p>
          </table:table-cell>
          <table:table-cell table:formula="of:=[.L154]*2" office:value-type="float" office:value="99.0454827938862" calcext:value-type="float">
            <text:p>99.0454827939</text:p>
          </table:table-cell>
          <table:table-cell table:formula="of:=([.M154]-[.B154])^2" office:value-type="float" office:value="0.000691307855210227" calcext:value-type="float">
            <text:p>0.000691307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4]*2" office:value-type="float" office:value="6.42142277732202" calcext:value-type="float">
            <text:p>6.4214227773</text:p>
          </table:table-cell>
          <table:table-cell table:formula="of:=([.Q154]-[.B154])^2" office:value-type="float" office:value="8574.34650573699" calcext:value-type="float">
            <text:p>8574.346505737</text:p>
          </table:table-cell>
          <table:table-cell/>
          <table:table-cell office:value-type="string" calcext:value-type="string">
            <text:p>NaN</text:p>
          </table:table-cell>
          <table:table-cell table:formula="of:=[.T15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.86556529" calcext:value-type="float">
            <text:p>98.86556529</text:p>
          </table:table-cell>
          <table:table-cell/>
          <table:table-cell office:value-type="float" office:value="49.2294330068157" calcext:value-type="float">
            <text:p>49.2294330068</text:p>
          </table:table-cell>
          <table:table-cell table:formula="of:=[.D155]*2" office:value-type="float" office:value="98.4588660136314" calcext:value-type="float">
            <text:p>98.4588660136</text:p>
          </table:table-cell>
          <table:table-cell table:formula="of:=([.B155]-[.E155])^2" office:value-type="float" office:value="0.165404301398753" calcext:value-type="float">
            <text:p>0.1654043014</text:p>
          </table:table-cell>
          <table:table-cell/>
          <table:table-cell office:value-type="float" office:value="49.4757114181145" calcext:value-type="float">
            <text:p>49.4757114181</text:p>
          </table:table-cell>
          <table:table-cell table:formula="of:=[.H155]*2" office:value-type="float" office:value="98.951422836229" calcext:value-type="float">
            <text:p>98.9514228362</text:p>
          </table:table-cell>
          <table:table-cell table:formula="of:=([.B155]-[.I155])^2" office:value-type="float" office:value="0.00737151824446375" calcext:value-type="float">
            <text:p>0.0073715182</text:p>
          </table:table-cell>
          <table:table-cell/>
          <table:table-cell office:value-type="float" office:value="49.365783416796" calcext:value-type="float">
            <text:p>49.3657834168</text:p>
          </table:table-cell>
          <table:table-cell table:formula="of:=[.L155]*2" office:value-type="float" office:value="98.731566833592" calcext:value-type="float">
            <text:p>98.7315668336</text:p>
          </table:table-cell>
          <table:table-cell table:formula="of:=([.M155]-[.B155])^2" office:value-type="float" office:value="0.0179555863197289" calcext:value-type="float">
            <text:p>0.017955586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5]*2" office:value-type="float" office:value="6.42142277732202" calcext:value-type="float">
            <text:p>6.4214227773</text:p>
          </table:table-cell>
          <table:table-cell table:formula="of:=([.Q155]-[.B155])^2" office:value-type="float" office:value="8545.91948490432" calcext:value-type="float">
            <text:p>8545.9194849043</text:p>
          </table:table-cell>
          <table:table-cell/>
          <table:table-cell office:value-type="string" calcext:value-type="string">
            <text:p>NaN</text:p>
          </table:table-cell>
          <table:table-cell table:formula="of:=[.T15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.71068838" calcext:value-type="float">
            <text:p>98.71068838</text:p>
          </table:table-cell>
          <table:table-cell/>
          <table:table-cell office:value-type="float" office:value="49.3407268828867" calcext:value-type="float">
            <text:p>49.3407268829</text:p>
          </table:table-cell>
          <table:table-cell table:formula="of:=[.D156]*2" office:value-type="float" office:value="98.6814537657734" calcext:value-type="float">
            <text:p>98.6814537658</text:p>
          </table:table-cell>
          <table:table-cell table:formula="of:=([.B156]-[.E156])^2" office:value-type="float" office:value="0.000854662668977864" calcext:value-type="float">
            <text:p>0.0008546627</text:p>
          </table:table-cell>
          <table:table-cell/>
          <table:table-cell office:value-type="float" office:value="49.320549102986" calcext:value-type="float">
            <text:p>49.320549103</text:p>
          </table:table-cell>
          <table:table-cell table:formula="of:=[.H156]*2" office:value-type="float" office:value="98.641098205972" calcext:value-type="float">
            <text:p>98.641098206</text:p>
          </table:table-cell>
          <table:table-cell table:formula="of:=([.B156]-[.I156])^2" office:value-type="float" office:value="0.00484279232124644" calcext:value-type="float">
            <text:p>0.0048427923</text:p>
          </table:table-cell>
          <table:table-cell/>
          <table:table-cell office:value-type="float" office:value="49.3198089666739" calcext:value-type="float">
            <text:p>49.3198089667</text:p>
          </table:table-cell>
          <table:table-cell table:formula="of:=[.L156]*2" office:value-type="float" office:value="98.6396179333478" calcext:value-type="float">
            <text:p>98.6396179333</text:p>
          </table:table-cell>
          <table:table-cell table:formula="of:=([.M156]-[.B156])^2" office:value-type="float" office:value="0.00505100838734325" calcext:value-type="float">
            <text:p>0.005051008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6]*2" office:value-type="float" office:value="6.42142277732202" calcext:value-type="float">
            <text:p>6.4214227773</text:p>
          </table:table-cell>
          <table:table-cell table:formula="of:=([.Q156]-[.B156])^2" office:value-type="float" office:value="8517.30854548164" calcext:value-type="float">
            <text:p>8517.3085454816</text:p>
          </table:table-cell>
          <table:table-cell/>
          <table:table-cell office:value-type="string" calcext:value-type="string">
            <text:p>NaN</text:p>
          </table:table-cell>
          <table:table-cell table:formula="of:=[.T15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8.55455342" calcext:value-type="float">
            <text:p>98.55455342</text:p>
          </table:table-cell>
          <table:table-cell/>
          <table:table-cell office:value-type="float" office:value="49.2853110280894" calcext:value-type="float">
            <text:p>49.2853110281</text:p>
          </table:table-cell>
          <table:table-cell table:formula="of:=[.D157]*2" office:value-type="float" office:value="98.5706220561788" calcext:value-type="float">
            <text:p>98.5706220562</text:p>
          </table:table-cell>
          <table:table-cell table:formula="of:=([.B157]-[.E157])^2" office:value-type="float" office:value="0.000258201068646671" calcext:value-type="float">
            <text:p>0.0002582011</text:p>
          </table:table-cell>
          <table:table-cell/>
          <table:table-cell office:value-type="float" office:value="49.2927645438194" calcext:value-type="float">
            <text:p>49.2927645438</text:p>
          </table:table-cell>
          <table:table-cell table:formula="of:=[.H157]*2" office:value-type="float" office:value="98.5855290876388" calcext:value-type="float">
            <text:p>98.5855290876</text:p>
          </table:table-cell>
          <table:table-cell table:formula="of:=([.B157]-[.I157])^2" office:value-type="float" office:value="0.000959491985669346" calcext:value-type="float">
            <text:p>0.000959492</text:p>
          </table:table-cell>
          <table:table-cell/>
          <table:table-cell office:value-type="float" office:value="49.2348849384139" calcext:value-type="float">
            <text:p>49.2348849384</text:p>
          </table:table-cell>
          <table:table-cell table:formula="of:=[.L157]*2" office:value-type="float" office:value="98.4697698768278" calcext:value-type="float">
            <text:p>98.4697698768</text:p>
          </table:table-cell>
          <table:table-cell table:formula="of:=([.M157]-[.B157])^2" office:value-type="float" office:value="0.00718824919283357" calcext:value-type="float">
            <text:p>0.007188249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7]*2" office:value-type="float" office:value="6.42142277732202" calcext:value-type="float">
            <text:p>6.4214227773</text:p>
          </table:table-cell>
          <table:table-cell table:formula="of:=([.Q157]-[.B157])^2" office:value-type="float" office:value="8488.51376202077" calcext:value-type="float">
            <text:p>8488.5137620208</text:p>
          </table:table-cell>
          <table:table-cell/>
          <table:table-cell office:value-type="string" calcext:value-type="string">
            <text:p>NaN</text:p>
          </table:table-cell>
          <table:table-cell table:formula="of:=[.T15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.39715443" calcext:value-type="float">
            <text:p>98.39715443</text:p>
          </table:table-cell>
          <table:table-cell/>
          <table:table-cell office:value-type="float" office:value="49.2853110280894" calcext:value-type="float">
            <text:p>49.2853110281</text:p>
          </table:table-cell>
          <table:table-cell table:formula="of:=[.D158]*2" office:value-type="float" office:value="98.5706220561788" calcext:value-type="float">
            <text:p>98.5706220562</text:p>
          </table:table-cell>
          <table:table-cell table:formula="of:=([.B158]-[.E158])^2" office:value-type="float" office:value="0.0300910173321097" calcext:value-type="float">
            <text:p>0.0300910173</text:p>
          </table:table-cell>
          <table:table-cell/>
          <table:table-cell office:value-type="float" office:value="49.2034701956995" calcext:value-type="float">
            <text:p>49.2034701957</text:p>
          </table:table-cell>
          <table:table-cell table:formula="of:=[.H158]*2" office:value-type="float" office:value="98.406940391399" calcext:value-type="float">
            <text:p>98.4069403914</text:p>
          </table:table-cell>
          <table:table-cell table:formula="of:=([.B158]-[.I158])^2" office:value-type="float" office:value="0.0000957650405027943" calcext:value-type="float">
            <text:p>0.000095765</text:p>
          </table:table-cell>
          <table:table-cell/>
          <table:table-cell office:value-type="float" office:value="49.214591657679" calcext:value-type="float">
            <text:p>49.2145916577</text:p>
          </table:table-cell>
          <table:table-cell table:formula="of:=[.L158]*2" office:value-type="float" office:value="98.429183315358" calcext:value-type="float">
            <text:p>98.4291833154</text:p>
          </table:table-cell>
          <table:table-cell table:formula="of:=([.M158]-[.B158])^2" office:value-type="float" office:value="0.00102584949727606" calcext:value-type="float">
            <text:p>0.001025849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8]*2" office:value-type="float" office:value="6.42142277732202" calcext:value-type="float">
            <text:p>6.4214227773</text:p>
          </table:table-cell>
          <table:table-cell table:formula="of:=([.Q158]-[.B158])^2" office:value-type="float" office:value="8459.53521304543" calcext:value-type="float">
            <text:p>8459.5352130454</text:p>
          </table:table-cell>
          <table:table-cell/>
          <table:table-cell office:value-type="string" calcext:value-type="string">
            <text:p>NaN</text:p>
          </table:table-cell>
          <table:table-cell table:formula="of:=[.T15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8.23848533" calcext:value-type="float">
            <text:p>98.23848533</text:p>
          </table:table-cell>
          <table:table-cell/>
          <table:table-cell office:value-type="float" office:value="49.2853110280894" calcext:value-type="float">
            <text:p>49.2853110281</text:p>
          </table:table-cell>
          <table:table-cell table:formula="of:=[.D159]*2" office:value-type="float" office:value="98.5706220561788" calcext:value-type="float">
            <text:p>98.5706220562</text:p>
          </table:table-cell>
          <table:table-cell table:formula="of:=([.B159]-[.E159])^2" office:value-type="float" office:value="0.110314804876773" calcext:value-type="float">
            <text:p>0.1103148049</text:p>
          </table:table-cell>
          <table:table-cell/>
          <table:table-cell office:value-type="float" office:value="49.1005977605327" calcext:value-type="float">
            <text:p>49.1005977605</text:p>
          </table:table-cell>
          <table:table-cell table:formula="of:=[.H159]*2" office:value-type="float" office:value="98.2011955210654" calcext:value-type="float">
            <text:p>98.2011955211</text:p>
          </table:table-cell>
          <table:table-cell table:formula="of:=([.B159]-[.I159])^2" office:value-type="float" office:value="0.00139052985037915" calcext:value-type="float">
            <text:p>0.0013905299</text:p>
          </table:table-cell>
          <table:table-cell/>
          <table:table-cell office:value-type="float" office:value="49.0069537061021" calcext:value-type="float">
            <text:p>49.0069537061</text:p>
          </table:table-cell>
          <table:table-cell table:formula="of:=[.L159]*2" office:value-type="float" office:value="98.0139074122042" calcext:value-type="float">
            <text:p>98.0139074122</text:p>
          </table:table-cell>
          <table:table-cell table:formula="of:=([.M159]-[.B159])^2" office:value-type="float" office:value="0.0504352411614964" calcext:value-type="float">
            <text:p>0.050435241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59]*2" office:value-type="float" office:value="6.42142277732202" calcext:value-type="float">
            <text:p>6.4214227773</text:p>
          </table:table-cell>
          <table:table-cell table:formula="of:=([.Q159]-[.B159])^2" office:value-type="float" office:value="8430.37297580238" calcext:value-type="float">
            <text:p>8430.3729758024</text:p>
          </table:table-cell>
          <table:table-cell/>
          <table:table-cell office:value-type="string" calcext:value-type="string">
            <text:p>NaN</text:p>
          </table:table-cell>
          <table:table-cell table:formula="of:=[.T15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.07853996" calcext:value-type="float">
            <text:p>98.07853996</text:p>
          </table:table-cell>
          <table:table-cell/>
          <table:table-cell office:value-type="float" office:value="49.2852873746013" calcext:value-type="float">
            <text:p>49.2852873746</text:p>
          </table:table-cell>
          <table:table-cell table:formula="of:=[.D160]*2" office:value-type="float" office:value="98.5705747492026" calcext:value-type="float">
            <text:p>98.5705747492</text:p>
          </table:table-cell>
          <table:table-cell table:formula="of:=([.B160]-[.E160])^2" office:value-type="float" office:value="0.242098233785653" calcext:value-type="float">
            <text:p>0.2420982338</text:p>
          </table:table-cell>
          <table:table-cell/>
          <table:table-cell office:value-type="float" office:value="49.0211584002607" calcext:value-type="float">
            <text:p>49.0211584003</text:p>
          </table:table-cell>
          <table:table-cell table:formula="of:=[.H160]*2" office:value-type="float" office:value="98.0423168005214" calcext:value-type="float">
            <text:p>98.0423168005</text:p>
          </table:table-cell>
          <table:table-cell table:formula="of:=([.B160]-[.I160])^2" office:value-type="float" office:value="0.00131211728261175" calcext:value-type="float">
            <text:p>0.0013121173</text:p>
          </table:table-cell>
          <table:table-cell/>
          <table:table-cell office:value-type="float" office:value="48.9313008184929" calcext:value-type="float">
            <text:p>48.9313008185</text:p>
          </table:table-cell>
          <table:table-cell table:formula="of:=[.L160]*2" office:value-type="float" office:value="97.8626016369858" calcext:value-type="float">
            <text:p>97.862601637</text:p>
          </table:table-cell>
          <table:table-cell table:formula="of:=([.M160]-[.B160])^2" office:value-type="float" office:value="0.0466293593461849" calcext:value-type="float">
            <text:p>0.046629359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0]*2" office:value-type="float" office:value="6.42142277732202" calcext:value-type="float">
            <text:p>6.4214227773</text:p>
          </table:table-cell>
          <table:table-cell table:formula="of:=([.Q160]-[.B160])^2" office:value-type="float" office:value="8401.02713023916" calcext:value-type="float">
            <text:p>8401.0271302392</text:p>
          </table:table-cell>
          <table:table-cell/>
          <table:table-cell office:value-type="string" calcext:value-type="string">
            <text:p>NaN</text:p>
          </table:table-cell>
          <table:table-cell table:formula="of:=[.T16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.91731205" calcext:value-type="float">
            <text:p>97.91731205</text:p>
          </table:table-cell>
          <table:table-cell/>
          <table:table-cell office:value-type="float" office:value="48.7862783144953" calcext:value-type="float">
            <text:p>48.7862783145</text:p>
          </table:table-cell>
          <table:table-cell table:formula="of:=[.D161]*2" office:value-type="float" office:value="97.5725566289906" calcext:value-type="float">
            <text:p>97.572556629</text:p>
          </table:table-cell>
          <table:table-cell table:formula="of:=([.B161]-[.E161])^2" office:value-type="float" office:value="0.118856300315375" calcext:value-type="float">
            <text:p>0.1188563003</text:p>
          </table:table-cell>
          <table:table-cell/>
          <table:table-cell office:value-type="float" office:value="49.052281744947" calcext:value-type="float">
            <text:p>49.0522817449</text:p>
          </table:table-cell>
          <table:table-cell table:formula="of:=[.H161]*2" office:value-type="float" office:value="98.104563489894" calcext:value-type="float">
            <text:p>98.1045634899</text:p>
          </table:table-cell>
          <table:table-cell table:formula="of:=([.B161]-[.I161])^2" office:value-type="float" office:value="0.0350631017423757" calcext:value-type="float">
            <text:p>0.0350631017</text:p>
          </table:table-cell>
          <table:table-cell/>
          <table:table-cell office:value-type="float" office:value="48.9590735141079" calcext:value-type="float">
            <text:p>48.9590735141</text:p>
          </table:table-cell>
          <table:table-cell table:formula="of:=[.L161]*2" office:value-type="float" office:value="97.9181470282158" calcext:value-type="float">
            <text:p>97.9181470282</text:p>
          </table:table-cell>
          <table:table-cell table:formula="of:=([.M161]-[.B161])^2" office:value-type="float" office:value="0.000000697188620847439" calcext:value-type="float">
            <text:p>6.97188620847439E-00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1]*2" office:value-type="float" office:value="6.42142277732202" calcext:value-type="float">
            <text:p>6.4214227773</text:p>
          </table:table-cell>
          <table:table-cell table:formula="of:=([.Q161]-[.B161])^2" office:value-type="float" office:value="8371.49775379815" calcext:value-type="float">
            <text:p>8371.4977537982</text:p>
          </table:table-cell>
          <table:table-cell/>
          <table:table-cell office:value-type="string" calcext:value-type="string">
            <text:p>NaN</text:p>
          </table:table-cell>
          <table:table-cell table:formula="of:=[.T16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.75479528" calcext:value-type="float">
            <text:p>97.75479528</text:p>
          </table:table-cell>
          <table:table-cell/>
          <table:table-cell office:value-type="float" office:value="48.7862783144953" calcext:value-type="float">
            <text:p>48.7862783145</text:p>
          </table:table-cell>
          <table:table-cell table:formula="of:=[.D162]*2" office:value-type="float" office:value="97.5725566289906" calcext:value-type="float">
            <text:p>97.572556629</text:p>
          </table:table-cell>
          <table:table-cell table:formula="of:=([.B162]-[.E162])^2" office:value-type="float" office:value="0.0332109259217256" calcext:value-type="float">
            <text:p>0.0332109259</text:p>
          </table:table-cell>
          <table:table-cell/>
          <table:table-cell office:value-type="float" office:value="48.9135298957286" calcext:value-type="float">
            <text:p>48.9135298957</text:p>
          </table:table-cell>
          <table:table-cell table:formula="of:=[.H162]*2" office:value-type="float" office:value="97.8270597914572" calcext:value-type="float">
            <text:p>97.8270597915</text:p>
          </table:table-cell>
          <table:table-cell table:formula="of:=([.B162]-[.I162])^2" office:value-type="float" office:value="0.00522215961614866" calcext:value-type="float">
            <text:p>0.0052221596</text:p>
          </table:table-cell>
          <table:table-cell/>
          <table:table-cell office:value-type="float" office:value="48.8965370574889" calcext:value-type="float">
            <text:p>48.8965370575</text:p>
          </table:table-cell>
          <table:table-cell table:formula="of:=[.L162]*2" office:value-type="float" office:value="97.7930741149778" calcext:value-type="float">
            <text:p>97.793074115</text:p>
          </table:table-cell>
          <table:table-cell table:formula="of:=([.M162]-[.B162])^2" office:value-type="float" office:value="0.00146526920725784" calcext:value-type="float">
            <text:p>0.001465269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2]*2" office:value-type="float" office:value="6.42142277732202" calcext:value-type="float">
            <text:p>6.4214227773</text:p>
          </table:table-cell>
          <table:table-cell table:formula="of:=([.Q162]-[.B162])^2" office:value-type="float" office:value="8341.78493271293" calcext:value-type="float">
            <text:p>8341.7849327129</text:p>
          </table:table-cell>
          <table:table-cell/>
          <table:table-cell office:value-type="string" calcext:value-type="string">
            <text:p>NaN</text:p>
          </table:table-cell>
          <table:table-cell table:formula="of:=[.T16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.59098319" calcext:value-type="float">
            <text:p>97.59098319</text:p>
          </table:table-cell>
          <table:table-cell/>
          <table:table-cell office:value-type="float" office:value="48.649347425755" calcext:value-type="float">
            <text:p>48.6493474258</text:p>
          </table:table-cell>
          <table:table-cell table:formula="of:=[.D163]*2" office:value-type="float" office:value="97.29869485151" calcext:value-type="float">
            <text:p>97.2986948515</text:p>
          </table:table-cell>
          <table:table-cell table:formula="of:=([.B163]-[.E163])^2" office:value-type="float" office:value="0.0854324728172426" calcext:value-type="float">
            <text:p>0.0854324728</text:p>
          </table:table-cell>
          <table:table-cell/>
          <table:table-cell office:value-type="float" office:value="48.8864769553604" calcext:value-type="float">
            <text:p>48.8864769554</text:p>
          </table:table-cell>
          <table:table-cell table:formula="of:=[.H163]*2" office:value-type="float" office:value="97.7729539107208" calcext:value-type="float">
            <text:p>97.7729539107</text:p>
          </table:table-cell>
          <table:table-cell table:formula="of:=([.B163]-[.I163])^2" office:value-type="float" office:value="0.0331133431996468" calcext:value-type="float">
            <text:p>0.0331133432</text:p>
          </table:table-cell>
          <table:table-cell/>
          <table:table-cell office:value-type="float" office:value="48.8983095022657" calcext:value-type="float">
            <text:p>48.8983095023</text:p>
          </table:table-cell>
          <table:table-cell table:formula="of:=[.L163]*2" office:value-type="float" office:value="97.7966190045314" calcext:value-type="float">
            <text:p>97.7966190045</text:p>
          </table:table-cell>
          <table:table-cell table:formula="of:=([.M163]-[.B163])^2" office:value-type="float" office:value="0.0422860882179886" calcext:value-type="float">
            <text:p>0.042286088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3]*2" office:value-type="float" office:value="6.42142277732202" calcext:value-type="float">
            <text:p>6.4214227773</text:p>
          </table:table-cell>
          <table:table-cell table:formula="of:=([.Q163]-[.B163])^2" office:value-type="float" office:value="8311.88874584094" calcext:value-type="float">
            <text:p>8311.8887458409</text:p>
          </table:table-cell>
          <table:table-cell/>
          <table:table-cell office:value-type="string" calcext:value-type="string">
            <text:p>NaN</text:p>
          </table:table-cell>
          <table:table-cell table:formula="of:=[.T16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.42586925" calcext:value-type="float">
            <text:p>97.42586925</text:p>
          </table:table-cell>
          <table:table-cell/>
          <table:table-cell office:value-type="float" office:value="48.6267919715141" calcext:value-type="float">
            <text:p>48.6267919715</text:p>
          </table:table-cell>
          <table:table-cell table:formula="of:=[.D164]*2" office:value-type="float" office:value="97.2535839430282" calcext:value-type="float">
            <text:p>97.253583943</text:p>
          </table:table-cell>
          <table:table-cell table:formula="of:=([.B164]-[.E164])^2" office:value-type="float" office:value="0.0296822269983678" calcext:value-type="float">
            <text:p>0.029682227</text:p>
          </table:table-cell>
          <table:table-cell/>
          <table:table-cell office:value-type="float" office:value="48.83492940422" calcext:value-type="float">
            <text:p>48.8349294042</text:p>
          </table:table-cell>
          <table:table-cell table:formula="of:=[.H164]*2" office:value-type="float" office:value="97.66985880844" calcext:value-type="float">
            <text:p>97.6698588084</text:p>
          </table:table-cell>
          <table:table-cell table:formula="of:=([.B164]-[.I164])^2" office:value-type="float" office:value="0.0595309046277423" calcext:value-type="float">
            <text:p>0.0595309046</text:p>
          </table:table-cell>
          <table:table-cell/>
          <table:table-cell office:value-type="float" office:value="48.7426397359287" calcext:value-type="float">
            <text:p>48.7426397359</text:p>
          </table:table-cell>
          <table:table-cell table:formula="of:=[.L164]*2" office:value-type="float" office:value="97.4852794718574" calcext:value-type="float">
            <text:p>97.4852794719</text:p>
          </table:table-cell>
          <table:table-cell table:formula="of:=([.M164]-[.B164])^2" office:value-type="float" office:value="0.0035295744611444" calcext:value-type="float">
            <text:p>0.003529574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4]*2" office:value-type="float" office:value="6.42142277732202" calcext:value-type="float">
            <text:p>6.4214227773</text:p>
          </table:table-cell>
          <table:table-cell table:formula="of:=([.Q164]-[.B164])^2" office:value-type="float" office:value="8281.80927779851" calcext:value-type="float">
            <text:p>8281.8092777985</text:p>
          </table:table-cell>
          <table:table-cell/>
          <table:table-cell office:value-type="string" calcext:value-type="string">
            <text:p>NaN</text:p>
          </table:table-cell>
          <table:table-cell table:formula="of:=[.T16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.25944684" calcext:value-type="float">
            <text:p>97.25944684</text:p>
          </table:table-cell>
          <table:table-cell/>
          <table:table-cell office:value-type="float" office:value="48.685597927523" calcext:value-type="float">
            <text:p>48.6855979275</text:p>
          </table:table-cell>
          <table:table-cell table:formula="of:=[.D165]*2" office:value-type="float" office:value="97.371195855046" calcext:value-type="float">
            <text:p>97.371195855</text:p>
          </table:table-cell>
          <table:table-cell table:formula="of:=([.B165]-[.E165])^2" office:value-type="float" office:value="0.0124878423637515" calcext:value-type="float">
            <text:p>0.0124878424</text:p>
          </table:table-cell>
          <table:table-cell/>
          <table:table-cell office:value-type="float" office:value="48.6937295492533" calcext:value-type="float">
            <text:p>48.6937295493</text:p>
          </table:table-cell>
          <table:table-cell table:formula="of:=[.H165]*2" office:value-type="float" office:value="97.3874590985066" calcext:value-type="float">
            <text:p>97.3874590985</text:p>
          </table:table-cell>
          <table:table-cell table:formula="of:=([.B165]-[.I165])^2" office:value-type="float" office:value="0.0163871383279608" calcext:value-type="float">
            <text:p>0.0163871383</text:p>
          </table:table-cell>
          <table:table-cell/>
          <table:table-cell office:value-type="float" office:value="48.5691244056899" calcext:value-type="float">
            <text:p>48.5691244057</text:p>
          </table:table-cell>
          <table:table-cell table:formula="of:=[.L165]*2" office:value-type="float" office:value="97.1382488113798" calcext:value-type="float">
            <text:p>97.1382488114</text:p>
          </table:table-cell>
          <table:table-cell table:formula="of:=([.M165]-[.B165])^2" office:value-type="float" office:value="0.0146889621414226" calcext:value-type="float">
            <text:p>0.014688962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5]*2" office:value-type="float" office:value="6.42142277732202" calcext:value-type="float">
            <text:p>6.4214227773</text:p>
          </table:table-cell>
          <table:table-cell table:formula="of:=([.Q165]-[.B165])^2" office:value-type="float" office:value="8251.54661561166" calcext:value-type="float">
            <text:p>8251.5466156117</text:p>
          </table:table-cell>
          <table:table-cell/>
          <table:table-cell office:value-type="string" calcext:value-type="string">
            <text:p>NaN</text:p>
          </table:table-cell>
          <table:table-cell table:formula="of:=[.T16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.09170922" calcext:value-type="float">
            <text:p>97.09170922</text:p>
          </table:table-cell>
          <table:table-cell table:number-columns-repeated="2"/>
          <table:table-cell table:formula="of:=[.D166]*2" office:value-type="float" office:value="0" calcext:value-type="float">
            <text:p>0</text:p>
          </table:table-cell>
          <table:table-cell table:number-columns-repeated="2"/>
          <table:table-cell office:value-type="float" office:value="48.5461167883258" calcext:value-type="float">
            <text:p>48.5461167883</text:p>
          </table:table-cell>
          <table:table-cell table:formula="of:=[.H166]*2" office:value-type="float" office:value="97.0922335766516" calcext:value-type="float">
            <text:p>97.0922335767</text:p>
          </table:table-cell>
          <table:table-cell table:formula="of:=([.B166]-[.I166])^2" office:value-type="float" office:value="0.000000274949898072739" calcext:value-type="float">
            <text:p>2.74949898072739E-007</text:p>
          </table:table-cell>
          <table:table-cell/>
          <table:table-cell office:value-type="float" office:value="48.5696349708797" calcext:value-type="float">
            <text:p>48.5696349709</text:p>
          </table:table-cell>
          <table:table-cell table:formula="of:=[.L166]*2" office:value-type="float" office:value="97.1392699417594" calcext:value-type="float">
            <text:p>97.1392699418</text:p>
          </table:table-cell>
          <table:table-cell table:formula="of:=([.M166]-[.B166])^2" office:value-type="float" office:value="0.00226202225427469" calcext:value-type="float">
            <text:p>0.002262022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6]*2" office:value-type="float" office:value="6.42142277732202" calcext:value-type="float">
            <text:p>6.4214227773</text:p>
          </table:table-cell>
          <table:table-cell table:formula="of:=([.Q166]-[.B166])^2" office:value-type="float" office:value="8221.10084359727" calcext:value-type="float">
            <text:p>8221.1008435973</text:p>
          </table:table-cell>
          <table:table-cell/>
          <table:table-cell office:value-type="string" calcext:value-type="string">
            <text:p>NaN</text:p>
          </table:table-cell>
          <table:table-cell table:formula="of:=[.T16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6.92264957" calcext:value-type="float">
            <text:p>96.92264957</text:p>
          </table:table-cell>
          <table:table-cell/>
          <table:table-cell office:value-type="float" office:value="48.3192111624571" calcext:value-type="float">
            <text:p>48.3192111625</text:p>
          </table:table-cell>
          <table:table-cell table:formula="of:=[.D167]*2" office:value-type="float" office:value="96.6384223249142" calcext:value-type="float">
            <text:p>96.6384223249</text:p>
          </table:table-cell>
          <table:table-cell table:formula="of:=([.B167]-[.E167])^2" office:value-type="float" office:value="0.0807851268490645" calcext:value-type="float">
            <text:p>0.0807851268</text:p>
          </table:table-cell>
          <table:table-cell/>
          <table:table-cell office:value-type="float" office:value="48.4043376457745" calcext:value-type="float">
            <text:p>48.4043376458</text:p>
          </table:table-cell>
          <table:table-cell table:formula="of:=[.H167]*2" office:value-type="float" office:value="96.808675291549" calcext:value-type="float">
            <text:p>96.8086752915</text:p>
          </table:table-cell>
          <table:table-cell table:formula="of:=([.B167]-[.I167])^2" office:value-type="float" office:value="0.0129901361484285" calcext:value-type="float">
            <text:p>0.0129901361</text:p>
          </table:table-cell>
          <table:table-cell/>
          <table:table-cell office:value-type="float" office:value="48.3030070381297" calcext:value-type="float">
            <text:p>48.3030070381</text:p>
          </table:table-cell>
          <table:table-cell table:formula="of:=[.L167]*2" office:value-type="float" office:value="96.6060140762594" calcext:value-type="float">
            <text:p>96.6060140763</text:p>
          </table:table-cell>
          <table:table-cell table:formula="of:=([.M167]-[.B167])^2" office:value-type="float" office:value="0.100258035896357" calcext:value-type="float">
            <text:p>0.100258035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7]*2" office:value-type="float" office:value="6.42142277732202" calcext:value-type="float">
            <text:p>6.4214227773</text:p>
          </table:table-cell>
          <table:table-cell table:formula="of:=([.Q167]-[.B167])^2" office:value-type="float" office:value="8190.47205097974" calcext:value-type="float">
            <text:p>8190.4720509797</text:p>
          </table:table-cell>
          <table:table-cell/>
          <table:table-cell office:value-type="string" calcext:value-type="string">
            <text:p>NaN</text:p>
          </table:table-cell>
          <table:table-cell table:formula="of:=[.T16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.75226096" calcext:value-type="float">
            <text:p>96.75226096</text:p>
          </table:table-cell>
          <table:table-cell/>
          <table:table-cell office:value-type="float" office:value="48.4089265716585" calcext:value-type="float">
            <text:p>48.4089265717</text:p>
          </table:table-cell>
          <table:table-cell table:formula="of:=[.D168]*2" office:value-type="float" office:value="96.817853143317" calcext:value-type="float">
            <text:p>96.8178531433</text:p>
          </table:table-cell>
          <table:table-cell table:formula="of:=([.B168]-[.E168])^2" office:value-type="float" office:value="0.00430233451229016" calcext:value-type="float">
            <text:p>0.0043023345</text:p>
          </table:table-cell>
          <table:table-cell/>
          <table:table-cell office:value-type="float" office:value="48.3367628982253" calcext:value-type="float">
            <text:p>48.3367628982</text:p>
          </table:table-cell>
          <table:table-cell table:formula="of:=[.H168]*2" office:value-type="float" office:value="96.6735257964506" calcext:value-type="float">
            <text:p>96.6735257965</text:p>
          </table:table-cell>
          <table:table-cell table:formula="of:=([.B168]-[.I168])^2" office:value-type="float" office:value="0.00619922597915018" calcext:value-type="float">
            <text:p>0.006199226</text:p>
          </table:table-cell>
          <table:table-cell/>
          <table:table-cell office:value-type="float" office:value="48.2633763833087" calcext:value-type="float">
            <text:p>48.2633763833</text:p>
          </table:table-cell>
          <table:table-cell table:formula="of:=[.L168]*2" office:value-type="float" office:value="96.5267527666174" calcext:value-type="float">
            <text:p>96.5267527666</text:p>
          </table:table-cell>
          <table:table-cell table:formula="of:=([.M168]-[.B168])^2" office:value-type="float" office:value="0.0508539452826818" calcext:value-type="float">
            <text:p>0.050853945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8]*2" office:value-type="float" office:value="6.42142277732202" calcext:value-type="float">
            <text:p>6.4214227773</text:p>
          </table:table-cell>
          <table:table-cell table:formula="of:=([.Q168]-[.B168])^2" office:value-type="float" office:value="8159.66032678515" calcext:value-type="float">
            <text:p>8159.6603267852</text:p>
          </table:table-cell>
          <table:table-cell/>
          <table:table-cell office:value-type="string" calcext:value-type="string">
            <text:p>NaN</text:p>
          </table:table-cell>
          <table:table-cell table:formula="of:=[.T16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.58053634" calcext:value-type="float">
            <text:p>96.58053634</text:p>
          </table:table-cell>
          <table:table-cell/>
          <table:table-cell office:value-type="float" office:value="48.4089265716585" calcext:value-type="float">
            <text:p>48.4089265717</text:p>
          </table:table-cell>
          <table:table-cell table:formula="of:=[.D169]*2" office:value-type="float" office:value="96.817853143317" calcext:value-type="float">
            <text:p>96.8178531433</text:p>
          </table:table-cell>
          <table:table-cell table:formula="of:=([.B169]-[.E169])^2" office:value-type="float" office:value="0.0563192651365998" calcext:value-type="float">
            <text:p>0.0563192651</text:p>
          </table:table-cell>
          <table:table-cell/>
          <table:table-cell office:value-type="float" office:value="48.2554458578633" calcext:value-type="float">
            <text:p>48.2554458579</text:p>
          </table:table-cell>
          <table:table-cell table:formula="of:=[.H169]*2" office:value-type="float" office:value="96.5108917157266" calcext:value-type="float">
            <text:p>96.5108917157</text:p>
          </table:table-cell>
          <table:table-cell table:formula="of:=([.B169]-[.I169])^2" office:value-type="float" office:value="0.00485037369018224" calcext:value-type="float">
            <text:p>0.0048503737</text:p>
          </table:table-cell>
          <table:table-cell/>
          <table:table-cell office:value-type="float" office:value="48.1990393191013" calcext:value-type="float">
            <text:p>48.1990393191</text:p>
          </table:table-cell>
          <table:table-cell table:formula="of:=[.L169]*2" office:value-type="float" office:value="96.3980786382026" calcext:value-type="float">
            <text:p>96.3980786382</text:p>
          </table:table-cell>
          <table:table-cell table:formula="of:=([.M169]-[.B169])^2" office:value-type="float" office:value="0.0332908129451851" calcext:value-type="float">
            <text:p>0.033290812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69]*2" office:value-type="float" office:value="6.42142277732202" calcext:value-type="float">
            <text:p>6.4214227773</text:p>
          </table:table-cell>
          <table:table-cell table:formula="of:=([.Q169]-[.B169])^2" office:value-type="float" office:value="8128.66575840786" calcext:value-type="float">
            <text:p>8128.6657584079</text:p>
          </table:table-cell>
          <table:table-cell/>
          <table:table-cell office:value-type="string" calcext:value-type="string">
            <text:p>NaN</text:p>
          </table:table-cell>
          <table:table-cell table:formula="of:=[.T16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.40746859" calcext:value-type="float">
            <text:p>96.40746859</text:p>
          </table:table-cell>
          <table:table-cell/>
          <table:table-cell office:value-type="float" office:value="48.4090823307892" calcext:value-type="float">
            <text:p>48.4090823308</text:p>
          </table:table-cell>
          <table:table-cell table:formula="of:=[.D170]*2" office:value-type="float" office:value="96.8181646615784" calcext:value-type="float">
            <text:p>96.8181646616</text:p>
          </table:table-cell>
          <table:table-cell table:formula="of:=([.B170]-[.E170])^2" office:value-type="float" office:value="0.16867126320993" calcext:value-type="float">
            <text:p>0.1686712632</text:p>
          </table:table-cell>
          <table:table-cell/>
          <table:table-cell office:value-type="float" office:value="48.2025862990402" calcext:value-type="float">
            <text:p>48.202586299</text:p>
          </table:table-cell>
          <table:table-cell table:formula="of:=[.H170]*2" office:value-type="float" office:value="96.4051725980804" calcext:value-type="float">
            <text:p>96.4051725981</text:p>
          </table:table-cell>
          <table:table-cell table:formula="of:=([.B170]-[.I170])^2" office:value-type="float" office:value="0.00000527157889484787" calcext:value-type="float">
            <text:p>5.27157889484787E-006</text:p>
          </table:table-cell>
          <table:table-cell/>
          <table:table-cell office:value-type="float" office:value="48.1690097751006" calcext:value-type="float">
            <text:p>48.1690097751</text:p>
          </table:table-cell>
          <table:table-cell table:formula="of:=[.L170]*2" office:value-type="float" office:value="96.3380195502012" calcext:value-type="float">
            <text:p>96.3380195502</text:p>
          </table:table-cell>
          <table:table-cell table:formula="of:=([.M170]-[.B170])^2" office:value-type="float" office:value="0.00482316912897498" calcext:value-type="float">
            <text:p>0.004823169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0]*2" office:value-type="float" office:value="6.42142277732202" calcext:value-type="float">
            <text:p>6.4214227773</text:p>
          </table:table-cell>
          <table:table-cell table:formula="of:=([.Q170]-[.B170])^2" office:value-type="float" office:value="8097.48844100138" calcext:value-type="float">
            <text:p>8097.4884410014</text:p>
          </table:table-cell>
          <table:table-cell/>
          <table:table-cell office:value-type="string" calcext:value-type="string">
            <text:p>NaN</text:p>
          </table:table-cell>
          <table:table-cell table:formula="of:=[.T17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6.23305046" calcext:value-type="float">
            <text:p>96.23305046</text:p>
          </table:table-cell>
          <table:table-cell table:number-columns-repeated="2"/>
          <table:table-cell table:formula="of:=[.D171]*2" office:value-type="float" office:value="0" calcext:value-type="float">
            <text:p>0</text:p>
          </table:table-cell>
          <table:table-cell table:number-columns-repeated="2"/>
          <table:table-cell office:value-type="float" office:value="48.1341837156751" calcext:value-type="float">
            <text:p>48.1341837157</text:p>
          </table:table-cell>
          <table:table-cell table:formula="of:=[.H171]*2" office:value-type="float" office:value="96.2683674313502" calcext:value-type="float">
            <text:p>96.2683674314</text:p>
          </table:table-cell>
          <table:table-cell table:formula="of:=([.B171]-[.I171])^2" office:value-type="float" office:value="0.00124728846535073" calcext:value-type="float">
            <text:p>0.0012472885</text:p>
          </table:table-cell>
          <table:table-cell/>
          <table:table-cell office:value-type="float" office:value="48.1049244343036" calcext:value-type="float">
            <text:p>48.1049244343</text:p>
          </table:table-cell>
          <table:table-cell table:formula="of:=[.L171]*2" office:value-type="float" office:value="96.2098488686072" calcext:value-type="float">
            <text:p>96.2098488686</text:p>
          </table:table-cell>
          <table:table-cell table:formula="of:=([.M171]-[.B171])^2" office:value-type="float" office:value="0.000538313843158692" calcext:value-type="float">
            <text:p>0.000538313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1]*2" office:value-type="float" office:value="6.42142277732202" calcext:value-type="float">
            <text:p>6.4214227773</text:p>
          </table:table-cell>
          <table:table-cell table:formula="of:=([.Q171]-[.B171])^2" office:value-type="float" office:value="8066.12846701197" calcext:value-type="float">
            <text:p>8066.128467012</text:p>
          </table:table-cell>
          <table:table-cell/>
          <table:table-cell office:value-type="string" calcext:value-type="string">
            <text:p>NaN</text:p>
          </table:table-cell>
          <table:table-cell table:formula="of:=[.T17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.05727458" calcext:value-type="float">
            <text:p>96.05727458</text:p>
          </table:table-cell>
          <table:table-cell/>
          <table:table-cell office:value-type="float" office:value="47.7104140692729" calcext:value-type="float">
            <text:p>47.7104140693</text:p>
          </table:table-cell>
          <table:table-cell table:formula="of:=[.D172]*2" office:value-type="float" office:value="95.4208281385458" calcext:value-type="float">
            <text:p>95.4208281385</text:p>
          </table:table-cell>
          <table:table-cell table:formula="of:=([.B172]-[.E172])^2" office:value-type="float" office:value="0.405064072839711" calcext:value-type="float">
            <text:p>0.4050640728</text:p>
          </table:table-cell>
          <table:table-cell/>
          <table:table-cell office:value-type="float" office:value="48.0469489584166" calcext:value-type="float">
            <text:p>48.0469489584</text:p>
          </table:table-cell>
          <table:table-cell table:formula="of:=[.H172]*2" office:value-type="float" office:value="96.0938979168332" calcext:value-type="float">
            <text:p>96.0938979168</text:p>
          </table:table-cell>
          <table:table-cell table:formula="of:=([.B172]-[.I172])^2" office:value-type="float" office:value="0.00134126880079816" calcext:value-type="float">
            <text:p>0.0013412688</text:p>
          </table:table-cell>
          <table:table-cell/>
          <table:table-cell office:value-type="float" office:value="48.0104987424133" calcext:value-type="float">
            <text:p>48.0104987424</text:p>
          </table:table-cell>
          <table:table-cell table:formula="of:=[.L172]*2" office:value-type="float" office:value="96.0209974848266" calcext:value-type="float">
            <text:p>96.0209974848</text:p>
          </table:table-cell>
          <table:table-cell table:formula="of:=([.M172]-[.B172])^2" office:value-type="float" office:value="0.00131602763422018" calcext:value-type="float">
            <text:p>0.001316027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2]*2" office:value-type="float" office:value="6.42142277732202" calcext:value-type="float">
            <text:p>6.4214227773</text:p>
          </table:table-cell>
          <table:table-cell table:formula="of:=([.Q172]-[.B172])^2" office:value-type="float" office:value="8034.58592839165" calcext:value-type="float">
            <text:p>8034.5859283917</text:p>
          </table:table-cell>
          <table:table-cell/>
          <table:table-cell office:value-type="string" calcext:value-type="string">
            <text:p>NaN</text:p>
          </table:table-cell>
          <table:table-cell table:formula="of:=[.T17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.8801335" calcext:value-type="float">
            <text:p>95.8801335</text:p>
          </table:table-cell>
          <table:table-cell/>
          <table:table-cell office:value-type="float" office:value="47.7104140692729" calcext:value-type="float">
            <text:p>47.7104140693</text:p>
          </table:table-cell>
          <table:table-cell table:formula="of:=[.D173]*2" office:value-type="float" office:value="95.4208281385458" calcext:value-type="float">
            <text:p>95.4208281385</text:p>
          </table:table-cell>
          <table:table-cell table:formula="of:=([.B173]-[.E173])^2" office:value-type="float" office:value="0.210961415060572" calcext:value-type="float">
            <text:p>0.2109614151</text:p>
          </table:table-cell>
          <table:table-cell/>
          <table:table-cell office:value-type="float" office:value="48.004193382496" calcext:value-type="float">
            <text:p>48.0041933825</text:p>
          </table:table-cell>
          <table:table-cell table:formula="of:=[.H173]*2" office:value-type="float" office:value="96.008386764992" calcext:value-type="float">
            <text:p>96.008386765</text:p>
          </table:table-cell>
          <table:table-cell table:formula="of:=([.B173]-[.I173])^2" office:value-type="float" office:value="0.0164488999811075" calcext:value-type="float">
            <text:p>0.0164489</text:p>
          </table:table-cell>
          <table:table-cell/>
          <table:table-cell office:value-type="float" office:value="47.909179218262" calcext:value-type="float">
            <text:p>47.9091792183</text:p>
          </table:table-cell>
          <table:table-cell table:formula="of:=[.L173]*2" office:value-type="float" office:value="95.818358436524" calcext:value-type="float">
            <text:p>95.8183584365</text:p>
          </table:table-cell>
          <table:table-cell table:formula="of:=([.M173]-[.B173])^2" office:value-type="float" office:value="0.00381615846746453" calcext:value-type="float">
            <text:p>0.003816158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3]*2" office:value-type="float" office:value="6.42142277732202" calcext:value-type="float">
            <text:p>6.4214227773</text:p>
          </table:table-cell>
          <table:table-cell table:formula="of:=([.Q173]-[.B173])^2" office:value-type="float" office:value="8002.86092416378" calcext:value-type="float">
            <text:p>8002.8609241638</text:p>
          </table:table-cell>
          <table:table-cell/>
          <table:table-cell office:value-type="string" calcext:value-type="string">
            <text:p>NaN</text:p>
          </table:table-cell>
          <table:table-cell table:formula="of:=[.T17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.70161963" calcext:value-type="float">
            <text:p>95.70161963</text:p>
          </table:table-cell>
          <table:table-cell/>
          <table:table-cell office:value-type="float" office:value="47.7104140692729" calcext:value-type="float">
            <text:p>47.7104140693</text:p>
          </table:table-cell>
          <table:table-cell table:formula="of:=[.D174]*2" office:value-type="float" office:value="95.4208281385458" calcext:value-type="float">
            <text:p>95.4208281385</text:p>
          </table:table-cell>
          <table:table-cell table:formula="of:=([.B174]-[.E174])^2" office:value-type="float" office:value="0.0788438616730715" calcext:value-type="float">
            <text:p>0.0788438617</text:p>
          </table:table-cell>
          <table:table-cell/>
          <table:table-cell office:value-type="float" office:value="47.921986675751" calcext:value-type="float">
            <text:p>47.9219866758</text:p>
          </table:table-cell>
          <table:table-cell table:formula="of:=[.H174]*2" office:value-type="float" office:value="95.843973351502" calcext:value-type="float">
            <text:p>95.8439733515</text:p>
          </table:table-cell>
          <table:table-cell table:formula="of:=([.B174]-[.I174])^2" office:value-type="float" office:value="0.0202645820254703" calcext:value-type="float">
            <text:p>0.020264582</text:p>
          </table:table-cell>
          <table:table-cell/>
          <table:table-cell office:value-type="float" office:value="47.8395367934427" calcext:value-type="float">
            <text:p>47.8395367934</text:p>
          </table:table-cell>
          <table:table-cell table:formula="of:=[.L174]*2" office:value-type="float" office:value="95.6790735868854" calcext:value-type="float">
            <text:p>95.6790735869</text:p>
          </table:table-cell>
          <table:table-cell table:formula="of:=([.M174]-[.B174])^2" office:value-type="float" office:value="0.000508324060125485" calcext:value-type="float">
            <text:p>0.000508324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4]*2" office:value-type="float" office:value="6.42142277732202" calcext:value-type="float">
            <text:p>6.4214227773</text:p>
          </table:table-cell>
          <table:table-cell table:formula="of:=([.Q174]-[.B174])^2" office:value-type="float" office:value="7970.95355005293" calcext:value-type="float">
            <text:p>7970.9535500529</text:p>
          </table:table-cell>
          <table:table-cell/>
          <table:table-cell office:value-type="string" calcext:value-type="string">
            <text:p>NaN</text:p>
          </table:table-cell>
          <table:table-cell table:formula="of:=[.T17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.52172528" calcext:value-type="float">
            <text:p>95.52172528</text:p>
          </table:table-cell>
          <table:table-cell/>
          <table:table-cell office:value-type="float" office:value="47.6124588734662" calcext:value-type="float">
            <text:p>47.6124588735</text:p>
          </table:table-cell>
          <table:table-cell table:formula="of:=[.D175]*2" office:value-type="float" office:value="95.2249177469324" calcext:value-type="float">
            <text:p>95.2249177469</text:p>
          </table:table-cell>
          <table:table-cell table:formula="of:=([.B175]-[.E175])^2" office:value-type="float" office:value="0.0880947116856703" calcext:value-type="float">
            <text:p>0.0880947117</text:p>
          </table:table-cell>
          <table:table-cell/>
          <table:table-cell office:value-type="float" office:value="47.8053726455966" calcext:value-type="float">
            <text:p>47.8053726456</text:p>
          </table:table-cell>
          <table:table-cell table:formula="of:=[.H175]*2" office:value-type="float" office:value="95.6107452911932" calcext:value-type="float">
            <text:p>95.6107452912</text:p>
          </table:table-cell>
          <table:table-cell table:formula="of:=([.B175]-[.I175])^2" office:value-type="float" office:value="0.00792456239283726" calcext:value-type="float">
            <text:p>0.0079245624</text:p>
          </table:table-cell>
          <table:table-cell/>
          <table:table-cell office:value-type="float" office:value="47.7353707084598" calcext:value-type="float">
            <text:p>47.7353707085</text:p>
          </table:table-cell>
          <table:table-cell table:formula="of:=[.L175]*2" office:value-type="float" office:value="95.4707414169196" calcext:value-type="float">
            <text:p>95.4707414169</text:p>
          </table:table-cell>
          <table:table-cell table:formula="of:=([.M175]-[.B175])^2" office:value-type="float" office:value="0.00259935429460139" calcext:value-type="float">
            <text:p>0.002599354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5]*2" office:value-type="float" office:value="6.42142277732202" calcext:value-type="float">
            <text:p>6.4214227773</text:p>
          </table:table-cell>
          <table:table-cell table:formula="of:=([.Q175]-[.B175])^2" office:value-type="float" office:value="7938.86390606872" calcext:value-type="float">
            <text:p>7938.8639060687</text:p>
          </table:table-cell>
          <table:table-cell/>
          <table:table-cell office:value-type="string" calcext:value-type="string">
            <text:p>NaN</text:p>
          </table:table-cell>
          <table:table-cell table:formula="of:=[.T17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.34044263" calcext:value-type="float">
            <text:p>95.34044263</text:p>
          </table:table-cell>
          <table:table-cell/>
          <table:table-cell office:value-type="float" office:value="47.5701667504188" calcext:value-type="float">
            <text:p>47.5701667504</text:p>
          </table:table-cell>
          <table:table-cell table:formula="of:=[.D176]*2" office:value-type="float" office:value="95.1403335008376" calcext:value-type="float">
            <text:p>95.1403335008</text:p>
          </table:table-cell>
          <table:table-cell table:formula="of:=([.B176]-[.E176])^2" office:value-type="float" office:value="0.0400436635741338" calcext:value-type="float">
            <text:p>0.0400436636</text:p>
          </table:table-cell>
          <table:table-cell/>
          <table:table-cell office:value-type="float" office:value="47.6394526779637" calcext:value-type="float">
            <text:p>47.639452678</text:p>
          </table:table-cell>
          <table:table-cell table:formula="of:=[.H176]*2" office:value-type="float" office:value="95.2789053559274" calcext:value-type="float">
            <text:p>95.2789053559</text:p>
          </table:table-cell>
          <table:table-cell table:formula="of:=([.B176]-[.I176])^2" office:value-type="float" office:value="0.00378683610028526" calcext:value-type="float">
            <text:p>0.0037868361</text:p>
          </table:table-cell>
          <table:table-cell/>
          <table:table-cell office:value-type="float" office:value="47.5522878698631" calcext:value-type="float">
            <text:p>47.5522878699</text:p>
          </table:table-cell>
          <table:table-cell table:formula="of:=[.L176]*2" office:value-type="float" office:value="95.1045757397262" calcext:value-type="float">
            <text:p>95.1045757397</text:p>
          </table:table-cell>
          <table:table-cell table:formula="of:=([.M176]-[.B176])^2" office:value-type="float" office:value="0.0556331899274316" calcext:value-type="float">
            <text:p>0.055633189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6]*2" office:value-type="float" office:value="6.42142277732202" calcext:value-type="float">
            <text:p>6.4214227773</text:p>
          </table:table-cell>
          <table:table-cell table:formula="of:=([.Q176]-[.B176])^2" office:value-type="float" office:value="7906.59209156094" calcext:value-type="float">
            <text:p>7906.5920915609</text:p>
          </table:table-cell>
          <table:table-cell/>
          <table:table-cell office:value-type="string" calcext:value-type="string">
            <text:p>NaN</text:p>
          </table:table-cell>
          <table:table-cell table:formula="of:=[.T17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5.15776374" calcext:value-type="float">
            <text:p>95.15776374</text:p>
          </table:table-cell>
          <table:table-cell/>
          <table:table-cell office:value-type="float" office:value="47.5114172750602" calcext:value-type="float">
            <text:p>47.5114172751</text:p>
          </table:table-cell>
          <table:table-cell table:formula="of:=[.D177]*2" office:value-type="float" office:value="95.0228345501204" calcext:value-type="float">
            <text:p>95.0228345501</text:p>
          </table:table-cell>
          <table:table-cell table:formula="of:=([.B177]-[.E177])^2" office:value-type="float" office:value="0.0182058862815651" calcext:value-type="float">
            <text:p>0.0182058863</text:p>
          </table:table-cell>
          <table:table-cell/>
          <table:table-cell office:value-type="float" office:value="47.6249217625045" calcext:value-type="float">
            <text:p>47.6249217625</text:p>
          </table:table-cell>
          <table:table-cell table:formula="of:=[.H177]*2" office:value-type="float" office:value="95.249843525009" calcext:value-type="float">
            <text:p>95.249843525</text:p>
          </table:table-cell>
          <table:table-cell table:formula="of:=([.B177]-[.I177])^2" office:value-type="float" office:value="0.00847868680730465" calcext:value-type="float">
            <text:p>0.0084786868</text:p>
          </table:table-cell>
          <table:table-cell/>
          <table:table-cell office:value-type="float" office:value="47.5228566968709" calcext:value-type="float">
            <text:p>47.5228566969</text:p>
          </table:table-cell>
          <table:table-cell table:formula="of:=[.L177]*2" office:value-type="float" office:value="95.0457133937418" calcext:value-type="float">
            <text:p>95.0457133937</text:p>
          </table:table-cell>
          <table:table-cell table:formula="of:=([.M177]-[.B177])^2" office:value-type="float" office:value="0.0125552800965795" calcext:value-type="float">
            <text:p>0.012555280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7]*2" office:value-type="float" office:value="6.42142277732202" calcext:value-type="float">
            <text:p>6.4214227773</text:p>
          </table:table-cell>
          <table:table-cell table:formula="of:=([.Q177]-[.B177])^2" office:value-type="float" office:value="7874.13820744464" calcext:value-type="float">
            <text:p>7874.1382074446</text:p>
          </table:table-cell>
          <table:table-cell/>
          <table:table-cell office:value-type="string" calcext:value-type="string">
            <text:p>NaN</text:p>
          </table:table-cell>
          <table:table-cell table:formula="of:=[.T17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4.97368056" calcext:value-type="float">
            <text:p>94.97368056</text:p>
          </table:table-cell>
          <table:table-cell/>
          <table:table-cell office:value-type="float" office:value="47.2544568950567" calcext:value-type="float">
            <text:p>47.2544568951</text:p>
          </table:table-cell>
          <table:table-cell table:formula="of:=[.D178]*2" office:value-type="float" office:value="94.5089137901134" calcext:value-type="float">
            <text:p>94.5089137901</text:p>
          </table:table-cell>
          <table:table-cell table:formula="of:=([.B178]-[.E178])^2" office:value-type="float" office:value="0.216008150390832" calcext:value-type="float">
            <text:p>0.2160081504</text:p>
          </table:table-cell>
          <table:table-cell/>
          <table:table-cell office:value-type="float" office:value="47.4985669526619" calcext:value-type="float">
            <text:p>47.4985669527</text:p>
          </table:table-cell>
          <table:table-cell table:formula="of:=[.H178]*2" office:value-type="float" office:value="94.9971339053238" calcext:value-type="float">
            <text:p>94.9971339053</text:p>
          </table:table-cell>
          <table:table-cell table:formula="of:=([.B178]-[.I178])^2" office:value-type="float" office:value="0.000550059406877482" calcext:value-type="float">
            <text:p>0.0005500594</text:p>
          </table:table-cell>
          <table:table-cell/>
          <table:table-cell office:value-type="float" office:value="47.3215224421149" calcext:value-type="float">
            <text:p>47.3215224421</text:p>
          </table:table-cell>
          <table:table-cell table:formula="of:=[.L178]*2" office:value-type="float" office:value="94.6430448842298" calcext:value-type="float">
            <text:p>94.6430448842</text:p>
          </table:table-cell>
          <table:table-cell table:formula="of:=([.M178]-[.B178])^2" office:value-type="float" office:value="0.109319950092024" calcext:value-type="float">
            <text:p>0.109319950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8]*2" office:value-type="float" office:value="6.42142277732202" calcext:value-type="float">
            <text:p>6.4214227773</text:p>
          </table:table-cell>
          <table:table-cell table:formula="of:=([.Q178]-[.B178])^2" office:value-type="float" office:value="7841.50235840985" calcext:value-type="float">
            <text:p>7841.5023584099</text:p>
          </table:table-cell>
          <table:table-cell/>
          <table:table-cell office:value-type="string" calcext:value-type="string">
            <text:p>NaN</text:p>
          </table:table-cell>
          <table:table-cell table:formula="of:=[.T17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4.78818492" calcext:value-type="float">
            <text:p>94.78818492</text:p>
          </table:table-cell>
          <table:table-cell/>
          <table:table-cell office:value-type="float" office:value="47.3077324186075" calcext:value-type="float">
            <text:p>47.3077324186</text:p>
          </table:table-cell>
          <table:table-cell table:formula="of:=[.D179]*2" office:value-type="float" office:value="94.615464837215" calcext:value-type="float">
            <text:p>94.6154648372</text:p>
          </table:table-cell>
          <table:table-cell table:formula="of:=([.B179]-[.E179])^2" office:value-type="float" office:value="0.0298322269972592" calcext:value-type="float">
            <text:p>0.029832227</text:p>
          </table:table-cell>
          <table:table-cell/>
          <table:table-cell office:value-type="float" office:value="47.3523803417926" calcext:value-type="float">
            <text:p>47.3523803418</text:p>
          </table:table-cell>
          <table:table-cell table:formula="of:=[.H179]*2" office:value-type="float" office:value="94.7047606835852" calcext:value-type="float">
            <text:p>94.7047606836</text:p>
          </table:table-cell>
          <table:table-cell table:formula="of:=([.B179]-[.I179])^2" office:value-type="float" office:value="0.00695960322139239" calcext:value-type="float">
            <text:p>0.0069596032</text:p>
          </table:table-cell>
          <table:table-cell/>
          <table:table-cell office:value-type="float" office:value="47.4356664588487" calcext:value-type="float">
            <text:p>47.4356664588</text:p>
          </table:table-cell>
          <table:table-cell table:formula="of:=[.L179]*2" office:value-type="float" office:value="94.8713329176974" calcext:value-type="float">
            <text:p>94.8713329177</text:p>
          </table:table-cell>
          <table:table-cell table:formula="of:=([.M179]-[.B179])^2" office:value-type="float" office:value="0.00691358952108604" calcext:value-type="float">
            <text:p>0.006913589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79]*2" office:value-type="float" office:value="6.42142277732202" calcext:value-type="float">
            <text:p>6.4214227773</text:p>
          </table:table-cell>
          <table:table-cell table:formula="of:=([.Q179]-[.B179])^2" office:value-type="float" office:value="7808.68465158063" calcext:value-type="float">
            <text:p>7808.6846515806</text:p>
          </table:table-cell>
          <table:table-cell/>
          <table:table-cell office:value-type="string" calcext:value-type="string">
            <text:p>NaN</text:p>
          </table:table-cell>
          <table:table-cell table:formula="of:=[.T17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4.60126849" calcext:value-type="float">
            <text:p>94.60126849</text:p>
          </table:table-cell>
          <table:table-cell/>
          <table:table-cell office:value-type="float" office:value="47.2535866693095" calcext:value-type="float">
            <text:p>47.2535866693</text:p>
          </table:table-cell>
          <table:table-cell table:formula="of:=[.D180]*2" office:value-type="float" office:value="94.507173338619" calcext:value-type="float">
            <text:p>94.5071733386</text:p>
          </table:table-cell>
          <table:table-cell table:formula="of:=([.B180]-[.E180])^2" office:value-type="float" office:value="0.00885389751341289" calcext:value-type="float">
            <text:p>0.0088538975</text:p>
          </table:table-cell>
          <table:table-cell/>
          <table:table-cell office:value-type="float" office:value="47.2732395214249" calcext:value-type="float">
            <text:p>47.2732395214</text:p>
          </table:table-cell>
          <table:table-cell table:formula="of:=[.H180]*2" office:value-type="float" office:value="94.5464790428498" calcext:value-type="float">
            <text:p>94.5464790428</text:p>
          </table:table-cell>
          <table:table-cell table:formula="of:=([.B180]-[.I180])^2" office:value-type="float" office:value="0.00300188351902446" calcext:value-type="float">
            <text:p>0.0030018835</text:p>
          </table:table-cell>
          <table:table-cell/>
          <table:table-cell office:value-type="float" office:value="47.2229487886748" calcext:value-type="float">
            <text:p>47.2229487887</text:p>
          </table:table-cell>
          <table:table-cell table:formula="of:=[.L180]*2" office:value-type="float" office:value="94.4458975773496" calcext:value-type="float">
            <text:p>94.4458975773</text:p>
          </table:table-cell>
          <table:table-cell table:formula="of:=([.M180]-[.B180])^2" office:value-type="float" office:value="0.0241401204978174" calcext:value-type="float">
            <text:p>0.024140120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0]*2" office:value-type="float" office:value="6.42142277732202" calcext:value-type="float">
            <text:p>6.4214227773</text:p>
          </table:table-cell>
          <table:table-cell table:formula="of:=([.Q180]-[.B180])^2" office:value-type="float" office:value="7775.68518991169" calcext:value-type="float">
            <text:p>7775.6851899117</text:p>
          </table:table-cell>
          <table:table-cell/>
          <table:table-cell office:value-type="string" calcext:value-type="string">
            <text:p>NaN</text:p>
          </table:table-cell>
          <table:table-cell table:formula="of:=[.T18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.41292284" calcext:value-type="float">
            <text:p>94.41292284</text:p>
          </table:table-cell>
          <table:table-cell/>
          <table:table-cell office:value-type="float" office:value="47.2221605355044" calcext:value-type="float">
            <text:p>47.2221605355</text:p>
          </table:table-cell>
          <table:table-cell table:formula="of:=[.D181]*2" office:value-type="float" office:value="94.4443210710088" calcext:value-type="float">
            <text:p>94.444321071</text:p>
          </table:table-cell>
          <table:table-cell table:formula="of:=([.B181]-[.E181])^2" office:value-type="float" office:value="0.000985848910482466" calcext:value-type="float">
            <text:p>0.0009858489</text:p>
          </table:table-cell>
          <table:table-cell/>
          <table:table-cell office:value-type="float" office:value="47.2143088657514" calcext:value-type="float">
            <text:p>47.2143088658</text:p>
          </table:table-cell>
          <table:table-cell table:formula="of:=[.H181]*2" office:value-type="float" office:value="94.4286177315028" calcext:value-type="float">
            <text:p>94.4286177315</text:p>
          </table:table-cell>
          <table:table-cell table:formula="of:=([.B181]-[.I181])^2" office:value-type="float" office:value="0.000246329619284786" calcext:value-type="float">
            <text:p>0.0002463296</text:p>
          </table:table-cell>
          <table:table-cell/>
          <table:table-cell office:value-type="float" office:value="47.175029773795" calcext:value-type="float">
            <text:p>47.1750297738</text:p>
          </table:table-cell>
          <table:table-cell table:formula="of:=[.L181]*2" office:value-type="float" office:value="94.35005954759" calcext:value-type="float">
            <text:p>94.3500595476</text:p>
          </table:table-cell>
          <table:table-cell table:formula="of:=([.M181]-[.B181])^2" office:value-type="float" office:value="0.00395179353262342" calcext:value-type="float">
            <text:p>0.003951793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1]*2" office:value-type="float" office:value="6.42142277732202" calcext:value-type="float">
            <text:p>6.4214227773</text:p>
          </table:table-cell>
          <table:table-cell table:formula="of:=([.Q181]-[.B181])^2" office:value-type="float" office:value="7742.50408328026" calcext:value-type="float">
            <text:p>7742.5040832803</text:p>
          </table:table-cell>
          <table:table-cell/>
          <table:table-cell office:value-type="string" calcext:value-type="string">
            <text:p>NaN</text:p>
          </table:table-cell>
          <table:table-cell table:formula="of:=[.T18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.22313941" calcext:value-type="float">
            <text:p>94.22313941</text:p>
          </table:table-cell>
          <table:table-cell/>
          <table:table-cell office:value-type="float" office:value="47.1692384230081" calcext:value-type="float">
            <text:p>47.169238423</text:p>
          </table:table-cell>
          <table:table-cell table:formula="of:=[.D182]*2" office:value-type="float" office:value="94.3384768460162" calcext:value-type="float">
            <text:p>94.338476846</text:p>
          </table:table-cell>
          <table:table-cell table:formula="of:=([.B182]-[.E182])^2" office:value-type="float" office:value="0.0133027241467921" calcext:value-type="float">
            <text:p>0.0133027241</text:p>
          </table:table-cell>
          <table:table-cell/>
          <table:table-cell office:value-type="float" office:value="47.1161528278455" calcext:value-type="float">
            <text:p>47.1161528278</text:p>
          </table:table-cell>
          <table:table-cell table:formula="of:=[.H182]*2" office:value-type="float" office:value="94.232305655691" calcext:value-type="float">
            <text:p>94.2323056557</text:p>
          </table:table-cell>
          <table:table-cell table:formula="of:=([.B182]-[.I182])^2" office:value-type="float" office:value="0.0000840200600676213" calcext:value-type="float">
            <text:p>8.40200600676213E-005</text:p>
          </table:table-cell>
          <table:table-cell/>
          <table:table-cell office:value-type="float" office:value="47.049083345088" calcext:value-type="float">
            <text:p>47.0490833451</text:p>
          </table:table-cell>
          <table:table-cell table:formula="of:=[.L182]*2" office:value-type="float" office:value="94.098166690176" calcext:value-type="float">
            <text:p>94.0981666902</text:p>
          </table:table-cell>
          <table:table-cell table:formula="of:=([.M182]-[.B182])^2" office:value-type="float" office:value="0.0156181807002082" calcext:value-type="float">
            <text:p>0.015618180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2]*2" office:value-type="float" office:value="6.42142277732202" calcext:value-type="float">
            <text:p>6.4214227773</text:p>
          </table:table-cell>
          <table:table-cell table:formula="of:=([.Q182]-[.B182])^2" office:value-type="float" office:value="7709.14144364508" calcext:value-type="float">
            <text:p>7709.1414436451</text:p>
          </table:table-cell>
          <table:table-cell/>
          <table:table-cell office:value-type="string" calcext:value-type="string">
            <text:p>NaN</text:p>
          </table:table-cell>
          <table:table-cell table:formula="of:=[.T18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4.03190948" calcext:value-type="float">
            <text:p>94.03190948</text:p>
          </table:table-cell>
          <table:table-cell/>
          <table:table-cell office:value-type="float" office:value="47.066435647077" calcext:value-type="float">
            <text:p>47.0664356471</text:p>
          </table:table-cell>
          <table:table-cell table:formula="of:=[.D183]*2" office:value-type="float" office:value="94.132871294154" calcext:value-type="float">
            <text:p>94.1328712942</text:p>
          </table:table-cell>
          <table:table-cell table:formula="of:=([.B183]-[.E183])^2" office:value-type="float" office:value="0.0101932879172677" calcext:value-type="float">
            <text:p>0.0101932879</text:p>
          </table:table-cell>
          <table:table-cell/>
          <table:table-cell office:value-type="float" office:value="46.9773110749844" calcext:value-type="float">
            <text:p>46.977311075</text:p>
          </table:table-cell>
          <table:table-cell table:formula="of:=[.H183]*2" office:value-type="float" office:value="93.9546221499688" calcext:value-type="float">
            <text:p>93.95462215</text:p>
          </table:table-cell>
          <table:table-cell table:formula="of:=([.B183]-[.I183])^2" office:value-type="float" office:value="0.00597333138335119" calcext:value-type="float">
            <text:p>0.0059733314</text:p>
          </table:table-cell>
          <table:table-cell/>
          <table:table-cell office:value-type="float" office:value="47.0121593564163" calcext:value-type="float">
            <text:p>47.0121593564</text:p>
          </table:table-cell>
          <table:table-cell table:formula="of:=[.L183]*2" office:value-type="float" office:value="94.0243187128326" calcext:value-type="float">
            <text:p>94.0243187128</text:p>
          </table:table-cell>
          <table:table-cell table:formula="of:=([.M183]-[.B183])^2" office:value-type="float" office:value="0.0000576197461896817" calcext:value-type="float">
            <text:p>5.76197461896817E-00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3]*2" office:value-type="float" office:value="6.42142277732202" calcext:value-type="float">
            <text:p>6.4214227773</text:p>
          </table:table-cell>
          <table:table-cell table:formula="of:=([.Q183]-[.B183])^2" office:value-type="float" office:value="7675.59738028012" calcext:value-type="float">
            <text:p>7675.5973802801</text:p>
          </table:table-cell>
          <table:table-cell/>
          <table:table-cell office:value-type="string" calcext:value-type="string">
            <text:p>NaN</text:p>
          </table:table-cell>
          <table:table-cell table:formula="of:=[.T18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83922421" calcext:value-type="float">
            <text:p>93.83922421</text:p>
          </table:table-cell>
          <table:table-cell/>
          <table:table-cell office:value-type="float" office:value="47.0683233467387" calcext:value-type="float">
            <text:p>47.0683233467</text:p>
          </table:table-cell>
          <table:table-cell table:formula="of:=[.D184]*2" office:value-type="float" office:value="94.1366466934774" calcext:value-type="float">
            <text:p>94.1366466935</text:p>
          </table:table-cell>
          <table:table-cell table:formula="of:=([.B184]-[.E184])^2" office:value-type="float" office:value="0.0884601336778672" calcext:value-type="float">
            <text:p>0.0884601337</text:p>
          </table:table-cell>
          <table:table-cell/>
          <table:table-cell office:value-type="float" office:value="46.9664433874263" calcext:value-type="float">
            <text:p>46.9664433874</text:p>
          </table:table-cell>
          <table:table-cell table:formula="of:=[.H184]*2" office:value-type="float" office:value="93.9328867748526" calcext:value-type="float">
            <text:p>93.9328867749</text:p>
          </table:table-cell>
          <table:table-cell table:formula="of:=([.B184]-[.I184])^2" office:value-type="float" office:value="0.0087726760547689" calcext:value-type="float">
            <text:p>0.0087726761</text:p>
          </table:table-cell>
          <table:table-cell/>
          <table:table-cell office:value-type="float" office:value="46.85182231405" calcext:value-type="float">
            <text:p>46.8518223141</text:p>
          </table:table-cell>
          <table:table-cell table:formula="of:=[.L184]*2" office:value-type="float" office:value="93.7036446281" calcext:value-type="float">
            <text:p>93.7036446281</text:p>
          </table:table-cell>
          <table:table-cell table:formula="of:=([.M184]-[.B184])^2" office:value-type="float" office:value="0.0183818230281798" calcext:value-type="float">
            <text:p>0.01838182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4]*2" office:value-type="float" office:value="6.42142277732202" calcext:value-type="float">
            <text:p>6.4214227773</text:p>
          </table:table-cell>
          <table:table-cell table:formula="of:=([.Q184]-[.B184])^2" office:value-type="float" office:value="7641.87200732312" calcext:value-type="float">
            <text:p>7641.8720073231</text:p>
          </table:table-cell>
          <table:table-cell/>
          <table:table-cell office:value-type="string" calcext:value-type="string">
            <text:p>NaN</text:p>
          </table:table-cell>
          <table:table-cell table:formula="of:=[.T18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.64507462" calcext:value-type="float">
            <text:p>93.64507462</text:p>
          </table:table-cell>
          <table:table-cell/>
          <table:table-cell office:value-type="float" office:value="46.8780492392428" calcext:value-type="float">
            <text:p>46.8780492392</text:p>
          </table:table-cell>
          <table:table-cell table:formula="of:=[.D185]*2" office:value-type="float" office:value="93.7560984784856" calcext:value-type="float">
            <text:p>93.7560984785</text:p>
          </table:table-cell>
          <table:table-cell table:formula="of:=([.B185]-[.E185])^2" office:value-type="float" office:value="0.0123262971530294" calcext:value-type="float">
            <text:p>0.0123262972</text:p>
          </table:table-cell>
          <table:table-cell/>
          <table:table-cell office:value-type="float" office:value="46.8479130914934" calcext:value-type="float">
            <text:p>46.8479130915</text:p>
          </table:table-cell>
          <table:table-cell table:formula="of:=[.H185]*2" office:value-type="float" office:value="93.6958261829868" calcext:value-type="float">
            <text:p>93.695826183</text:p>
          </table:table-cell>
          <table:table-cell table:formula="of:=([.B185]-[.I185])^2" office:value-type="float" office:value="0.00257572114560352" calcext:value-type="float">
            <text:p>0.0025757211</text:p>
          </table:table-cell>
          <table:table-cell/>
          <table:table-cell office:value-type="float" office:value="46.7608865675945" calcext:value-type="float">
            <text:p>46.7608865676</text:p>
          </table:table-cell>
          <table:table-cell table:formula="of:=[.L185]*2" office:value-type="float" office:value="93.521773135189" calcext:value-type="float">
            <text:p>93.5217731352</text:p>
          </table:table-cell>
          <table:table-cell table:formula="of:=([.M185]-[.B185])^2" office:value-type="float" office:value="0.0152032561565994" calcext:value-type="float">
            <text:p>0.015203256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5]*2" office:value-type="float" office:value="6.42142277732202" calcext:value-type="float">
            <text:p>6.4214227773</text:p>
          </table:table-cell>
          <table:table-cell table:formula="of:=([.Q185]-[.B185])^2" office:value-type="float" office:value="7607.9654407727" calcext:value-type="float">
            <text:p>7607.9654407727</text:p>
          </table:table-cell>
          <table:table-cell/>
          <table:table-cell office:value-type="string" calcext:value-type="string">
            <text:p>NaN</text:p>
          </table:table-cell>
          <table:table-cell table:formula="of:=[.T18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.44945158" calcext:value-type="float">
            <text:p>93.44945158</text:p>
          </table:table-cell>
          <table:table-cell/>
          <table:table-cell office:value-type="float" office:value="46.6915723756883" calcext:value-type="float">
            <text:p>46.6915723757</text:p>
          </table:table-cell>
          <table:table-cell table:formula="of:=[.D186]*2" office:value-type="float" office:value="93.3831447513766" calcext:value-type="float">
            <text:p>93.3831447514</text:p>
          </table:table-cell>
          <table:table-cell table:formula="of:=([.B186]-[.E186])^2" office:value-type="float" office:value="0.00439659552209248" calcext:value-type="float">
            <text:p>0.0043965955</text:p>
          </table:table-cell>
          <table:table-cell/>
          <table:table-cell office:value-type="float" office:value="46.7736962047817" calcext:value-type="float">
            <text:p>46.7736962048</text:p>
          </table:table-cell>
          <table:table-cell table:formula="of:=[.H186]*2" office:value-type="float" office:value="93.5473924095634" calcext:value-type="float">
            <text:p>93.5473924096</text:p>
          </table:table-cell>
          <table:table-cell table:formula="of:=([.B186]-[.I186])^2" office:value-type="float" office:value="0.00959240609556673" calcext:value-type="float">
            <text:p>0.0095924061</text:p>
          </table:table-cell>
          <table:table-cell/>
          <table:table-cell office:value-type="float" office:value="46.7620215645581" calcext:value-type="float">
            <text:p>46.7620215646</text:p>
          </table:table-cell>
          <table:table-cell table:formula="of:=[.L186]*2" office:value-type="float" office:value="93.5240431291162" calcext:value-type="float">
            <text:p>93.5240431291</text:p>
          </table:table-cell>
          <table:table-cell table:formula="of:=([.M186]-[.B186])^2" office:value-type="float" office:value="0.00556389919955334" calcext:value-type="float">
            <text:p>0.005563899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6]*2" office:value-type="float" office:value="6.42142277732202" calcext:value-type="float">
            <text:p>6.4214227773</text:p>
          </table:table-cell>
          <table:table-cell table:formula="of:=([.Q186]-[.B186])^2" office:value-type="float" office:value="7573.87779727975" calcext:value-type="float">
            <text:p>7573.8777972798</text:p>
          </table:table-cell>
          <table:table-cell/>
          <table:table-cell office:value-type="string" calcext:value-type="string">
            <text:p>NaN</text:p>
          </table:table-cell>
          <table:table-cell table:formula="of:=[.T18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.25234581" calcext:value-type="float">
            <text:p>93.25234581</text:p>
          </table:table-cell>
          <table:table-cell/>
          <table:table-cell office:value-type="float" office:value="46.5067276239397" calcext:value-type="float">
            <text:p>46.5067276239</text:p>
          </table:table-cell>
          <table:table-cell table:formula="of:=[.D187]*2" office:value-type="float" office:value="93.0134552478794" calcext:value-type="float">
            <text:p>93.0134552479</text:p>
          </table:table-cell>
          <table:table-cell table:formula="of:=([.B187]-[.E187])^2" office:value-type="float" office:value="0.0570687006702905" calcext:value-type="float">
            <text:p>0.0570687007</text:p>
          </table:table-cell>
          <table:table-cell/>
          <table:table-cell office:value-type="float" office:value="46.7192200539705" calcext:value-type="float">
            <text:p>46.719220054</text:p>
          </table:table-cell>
          <table:table-cell table:formula="of:=[.H187]*2" office:value-type="float" office:value="93.438440107941" calcext:value-type="float">
            <text:p>93.4384401079</text:p>
          </table:table-cell>
          <table:table-cell table:formula="of:=([.B187]-[.I187])^2" office:value-type="float" office:value="0.0346310877261578" calcext:value-type="float">
            <text:p>0.0346310877</text:p>
          </table:table-cell>
          <table:table-cell/>
          <table:table-cell office:value-type="float" office:value="46.6084897583273" calcext:value-type="float">
            <text:p>46.6084897583</text:p>
          </table:table-cell>
          <table:table-cell table:formula="of:=[.L187]*2" office:value-type="float" office:value="93.2169795166546" calcext:value-type="float">
            <text:p>93.2169795167</text:p>
          </table:table-cell>
          <table:table-cell table:formula="of:=([.M187]-[.B187])^2" office:value-type="float" office:value="0.00125077470499221" calcext:value-type="float">
            <text:p>0.001250774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7]*2" office:value-type="float" office:value="6.42142277732202" calcext:value-type="float">
            <text:p>6.4214227773</text:p>
          </table:table-cell>
          <table:table-cell table:formula="of:=([.Q187]-[.B187])^2" office:value-type="float" office:value="7539.60919470685" calcext:value-type="float">
            <text:p>7539.6091947069</text:p>
          </table:table-cell>
          <table:table-cell/>
          <table:table-cell office:value-type="string" calcext:value-type="string">
            <text:p>NaN</text:p>
          </table:table-cell>
          <table:table-cell table:formula="of:=[.T18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3.05374791" calcext:value-type="float">
            <text:p>93.05374791</text:p>
          </table:table-cell>
          <table:table-cell/>
          <table:table-cell office:value-type="float" office:value="46.4782953760403" calcext:value-type="float">
            <text:p>46.478295376</text:p>
          </table:table-cell>
          <table:table-cell table:formula="of:=[.D188]*2" office:value-type="float" office:value="92.9565907520806" calcext:value-type="float">
            <text:p>92.9565907521</text:p>
          </table:table-cell>
          <table:table-cell table:formula="of:=([.B188]-[.E188])^2" office:value-type="float" office:value="0.00943951333497479" calcext:value-type="float">
            <text:p>0.0094395133</text:p>
          </table:table-cell>
          <table:table-cell/>
          <table:table-cell office:value-type="float" office:value="46.5755909676942" calcext:value-type="float">
            <text:p>46.5755909677</text:p>
          </table:table-cell>
          <table:table-cell table:formula="of:=[.H188]*2" office:value-type="float" office:value="93.1511819353884" calcext:value-type="float">
            <text:p>93.1511819354</text:p>
          </table:table-cell>
          <table:table-cell table:formula="of:=([.B188]-[.I188])^2" office:value-type="float" office:value="0.00949338930338644" calcext:value-type="float">
            <text:p>0.0094933893</text:p>
          </table:table-cell>
          <table:table-cell/>
          <table:table-cell office:value-type="float" office:value="46.4745612338189" calcext:value-type="float">
            <text:p>46.4745612338</text:p>
          </table:table-cell>
          <table:table-cell table:formula="of:=[.L188]*2" office:value-type="float" office:value="92.9491224676378" calcext:value-type="float">
            <text:p>92.9491224676</text:p>
          </table:table-cell>
          <table:table-cell table:formula="of:=([.M188]-[.B188])^2" office:value-type="float" office:value="0.0109464831894843" calcext:value-type="float">
            <text:p>0.010946483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8]*2" office:value-type="float" office:value="6.42142277732202" calcext:value-type="float">
            <text:p>6.4214227773</text:p>
          </table:table-cell>
          <table:table-cell table:formula="of:=([.Q188]-[.B188])^2" office:value-type="float" office:value="7505.15975789403" calcext:value-type="float">
            <text:p>7505.159757894</text:p>
          </table:table-cell>
          <table:table-cell/>
          <table:table-cell office:value-type="string" calcext:value-type="string">
            <text:p>NaN</text:p>
          </table:table-cell>
          <table:table-cell table:formula="of:=[.T18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.85364829" calcext:value-type="float">
            <text:p>92.85364829</text:p>
          </table:table-cell>
          <table:table-cell/>
          <table:table-cell office:value-type="float" office:value="46.2822305081027" calcext:value-type="float">
            <text:p>46.2822305081</text:p>
          </table:table-cell>
          <table:table-cell table:formula="of:=[.D189]*2" office:value-type="float" office:value="92.5644610162054" calcext:value-type="float">
            <text:p>92.5644610162</text:p>
          </table:table-cell>
          <table:table-cell table:formula="of:=([.B189]-[.E189])^2" office:value-type="float" office:value="0.0836292793247506" calcext:value-type="float">
            <text:p>0.0836292793</text:p>
          </table:table-cell>
          <table:table-cell/>
          <table:table-cell office:value-type="float" office:value="46.4118026861361" calcext:value-type="float">
            <text:p>46.4118026861</text:p>
          </table:table-cell>
          <table:table-cell table:formula="of:=[.H189]*2" office:value-type="float" office:value="92.8236053722722" calcext:value-type="float">
            <text:p>92.8236053723</text:p>
          </table:table-cell>
          <table:table-cell table:formula="of:=([.B189]-[.I189])^2" office:value-type="float" office:value="0.000902576905599219" calcext:value-type="float">
            <text:p>0.0009025769</text:p>
          </table:table-cell>
          <table:table-cell/>
          <table:table-cell office:value-type="float" office:value="46.4213408613531" calcext:value-type="float">
            <text:p>46.4213408614</text:p>
          </table:table-cell>
          <table:table-cell table:formula="of:=[.L189]*2" office:value-type="float" office:value="92.8426817227062" calcext:value-type="float">
            <text:p>92.8426817227</text:p>
          </table:table-cell>
          <table:table-cell table:formula="of:=([.M189]-[.B189])^2" office:value-type="float" office:value="0.000120265598209273" calcext:value-type="float">
            <text:p>0.000120265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89]*2" office:value-type="float" office:value="6.42142277732202" calcext:value-type="float">
            <text:p>6.4214227773</text:p>
          </table:table-cell>
          <table:table-cell table:formula="of:=([.Q189]-[.B189])^2" office:value-type="float" office:value="7470.52960707442" calcext:value-type="float">
            <text:p>7470.5296070744</text:p>
          </table:table-cell>
          <table:table-cell/>
          <table:table-cell office:value-type="string" calcext:value-type="string">
            <text:p>NaN</text:p>
          </table:table-cell>
          <table:table-cell table:formula="of:=[.T18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2.65203721" calcext:value-type="float">
            <text:p>92.65203721</text:p>
          </table:table-cell>
          <table:table-cell/>
          <table:table-cell office:value-type="float" office:value="46.1991205287069" calcext:value-type="float">
            <text:p>46.1991205287</text:p>
          </table:table-cell>
          <table:table-cell table:formula="of:=[.D190]*2" office:value-type="float" office:value="92.3982410574138" calcext:value-type="float">
            <text:p>92.3982410574</text:p>
          </table:table-cell>
          <table:table-cell table:formula="of:=([.B190]-[.E190])^2" office:value-type="float" office:value="0.06441248706756" calcext:value-type="float">
            <text:p>0.0644124871</text:p>
          </table:table-cell>
          <table:table-cell/>
          <table:table-cell office:value-type="float" office:value="46.3172708526389" calcext:value-type="float">
            <text:p>46.3172708526</text:p>
          </table:table-cell>
          <table:table-cell table:formula="of:=[.H190]*2" office:value-type="float" office:value="92.6345417052778" calcext:value-type="float">
            <text:p>92.6345417053</text:p>
          </table:table-cell>
          <table:table-cell table:formula="of:=([.B190]-[.I190])^2" office:value-type="float" office:value="0.000306092685484719" calcext:value-type="float">
            <text:p>0.0003060927</text:p>
          </table:table-cell>
          <table:table-cell/>
          <table:table-cell office:value-type="float" office:value="46.3372152381397" calcext:value-type="float">
            <text:p>46.3372152381</text:p>
          </table:table-cell>
          <table:table-cell table:formula="of:=[.L190]*2" office:value-type="float" office:value="92.6744304762794" calcext:value-type="float">
            <text:p>92.6744304763</text:p>
          </table:table-cell>
          <table:table-cell table:formula="of:=([.M190]-[.B190])^2" office:value-type="float" office:value="0.000501458374659853" calcext:value-type="float">
            <text:p>0.000501458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0]*2" office:value-type="float" office:value="6.42142277732202" calcext:value-type="float">
            <text:p>6.4214227773</text:p>
          </table:table-cell>
          <table:table-cell table:formula="of:=([.Q190]-[.B190])^2" office:value-type="float" office:value="7435.71886543717" calcext:value-type="float">
            <text:p>7435.7188654372</text:p>
          </table:table-cell>
          <table:table-cell/>
          <table:table-cell office:value-type="string" calcext:value-type="string">
            <text:p>NaN</text:p>
          </table:table-cell>
          <table:table-cell table:formula="of:=[.T19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.44890481" calcext:value-type="float">
            <text:p>92.44890481</text:p>
          </table:table-cell>
          <table:table-cell/>
          <table:table-cell office:value-type="float" office:value="46.2499537989171" calcext:value-type="float">
            <text:p>46.2499537989</text:p>
          </table:table-cell>
          <table:table-cell table:formula="of:=[.D191]*2" office:value-type="float" office:value="92.4999075978342" calcext:value-type="float">
            <text:p>92.4999075978</text:p>
          </table:table-cell>
          <table:table-cell table:formula="of:=([.B191]-[.E191])^2" office:value-type="float" office:value="0.0026012843668597" calcext:value-type="float">
            <text:p>0.0026012844</text:p>
          </table:table-cell>
          <table:table-cell/>
          <table:table-cell office:value-type="float" office:value="46.18244548927" calcext:value-type="float">
            <text:p>46.1824454893</text:p>
          </table:table-cell>
          <table:table-cell table:formula="of:=[.H191]*2" office:value-type="float" office:value="92.36489097854" calcext:value-type="float">
            <text:p>92.3648909785</text:p>
          </table:table-cell>
          <table:table-cell table:formula="of:=([.B191]-[.I191])^2" office:value-type="float" office:value="0.007058323876589" calcext:value-type="float">
            <text:p>0.0070583239</text:p>
          </table:table-cell>
          <table:table-cell/>
          <table:table-cell office:value-type="float" office:value="46.1353411841777" calcext:value-type="float">
            <text:p>46.1353411842</text:p>
          </table:table-cell>
          <table:table-cell table:formula="of:=[.L191]*2" office:value-type="float" office:value="92.2706823683554" calcext:value-type="float">
            <text:p>92.2706823684</text:p>
          </table:table-cell>
          <table:table-cell table:formula="of:=([.M191]-[.B191])^2" office:value-type="float" office:value="0.0317632387057653" calcext:value-type="float">
            <text:p>0.031763238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1]*2" office:value-type="float" office:value="6.42142277732202" calcext:value-type="float">
            <text:p>6.4214227773</text:p>
          </table:table-cell>
          <table:table-cell table:formula="of:=([.Q191]-[.B191])^2" office:value-type="float" office:value="7400.72766488273" calcext:value-type="float">
            <text:p>7400.7276648827</text:p>
          </table:table-cell>
          <table:table-cell/>
          <table:table-cell office:value-type="string" calcext:value-type="string">
            <text:p>NaN</text:p>
          </table:table-cell>
          <table:table-cell table:formula="of:=[.T19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.24424101" calcext:value-type="float">
            <text:p>92.24424101</text:p>
          </table:table-cell>
          <table:table-cell/>
          <table:table-cell office:value-type="float" office:value="46.2499537989171" calcext:value-type="float">
            <text:p>46.2499537989</text:p>
          </table:table-cell>
          <table:table-cell table:formula="of:=[.D192]*2" office:value-type="float" office:value="92.4999075978342" calcext:value-type="float">
            <text:p>92.4999075978</text:p>
          </table:table-cell>
          <table:table-cell table:formula="of:=([.B192]-[.E192])^2" office:value-type="float" office:value="0.0653654041347821" calcext:value-type="float">
            <text:p>0.0653654041</text:p>
          </table:table-cell>
          <table:table-cell/>
          <table:table-cell office:value-type="float" office:value="46.1535626797073" calcext:value-type="float">
            <text:p>46.1535626797</text:p>
          </table:table-cell>
          <table:table-cell table:formula="of:=[.H192]*2" office:value-type="float" office:value="92.3071253594146" calcext:value-type="float">
            <text:p>92.3071253594</text:p>
          </table:table-cell>
          <table:table-cell table:formula="of:=([.B192]-[.I192])^2" office:value-type="float" office:value="0.00395444140129782" calcext:value-type="float">
            <text:p>0.0039544414</text:p>
          </table:table-cell>
          <table:table-cell/>
          <table:table-cell office:value-type="float" office:value="46.0335976830319" calcext:value-type="float">
            <text:p>46.033597683</text:p>
          </table:table-cell>
          <table:table-cell table:formula="of:=[.L192]*2" office:value-type="float" office:value="92.0671953660638" calcext:value-type="float">
            <text:p>92.0671953661</text:p>
          </table:table-cell>
          <table:table-cell table:formula="of:=([.M192]-[.B192])^2" office:value-type="float" office:value="0.0313451600367825" calcext:value-type="float">
            <text:p>0.0313451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2]*2" office:value-type="float" office:value="6.42142277732202" calcext:value-type="float">
            <text:p>6.4214227773</text:p>
          </table:table-cell>
          <table:table-cell table:formula="of:=([.Q192]-[.B192])^2" office:value-type="float" office:value="7365.55612939928" calcext:value-type="float">
            <text:p>7365.5561293993</text:p>
          </table:table-cell>
          <table:table-cell/>
          <table:table-cell office:value-type="string" calcext:value-type="string">
            <text:p>NaN</text:p>
          </table:table-cell>
          <table:table-cell table:formula="of:=[.T19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.03803562" calcext:value-type="float">
            <text:p>92.03803562</text:p>
          </table:table-cell>
          <table:table-cell/>
          <table:table-cell office:value-type="float" office:value="46.2499537989171" calcext:value-type="float">
            <text:p>46.2499537989</text:p>
          </table:table-cell>
          <table:table-cell table:formula="of:=[.D193]*2" office:value-type="float" office:value="92.4999075978342" calcext:value-type="float">
            <text:p>92.4999075978</text:p>
          </table:table-cell>
          <table:table-cell table:formula="of:=([.B193]-[.E193])^2" office:value-type="float" office:value="0.213325723908469" calcext:value-type="float">
            <text:p>0.2133257239</text:p>
          </table:table-cell>
          <table:table-cell/>
          <table:table-cell office:value-type="float" office:value="46.0759169411462" calcext:value-type="float">
            <text:p>46.0759169411</text:p>
          </table:table-cell>
          <table:table-cell table:formula="of:=[.H193]*2" office:value-type="float" office:value="92.1518338822924" calcext:value-type="float">
            <text:p>92.1518338823</text:p>
          </table:table-cell>
          <table:table-cell table:formula="of:=([.B193]-[.I193])^2" office:value-type="float" office:value="0.0129500445007679" calcext:value-type="float">
            <text:p>0.0129500445</text:p>
          </table:table-cell>
          <table:table-cell/>
          <table:table-cell office:value-type="float" office:value="45.9468766542012" calcext:value-type="float">
            <text:p>45.9468766542</text:p>
          </table:table-cell>
          <table:table-cell table:formula="of:=[.L193]*2" office:value-type="float" office:value="91.8937533084024" calcext:value-type="float">
            <text:p>91.8937533084</text:p>
          </table:table-cell>
          <table:table-cell table:formula="of:=([.M193]-[.B193])^2" office:value-type="float" office:value="0.0208173854399489" calcext:value-type="float">
            <text:p>0.020817385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3]*2" office:value-type="float" office:value="6.42142277732202" calcext:value-type="float">
            <text:p>6.4214227773</text:p>
          </table:table-cell>
          <table:table-cell table:formula="of:=([.Q193]-[.B193])^2" office:value-type="float" office:value="7330.20439465301" calcext:value-type="float">
            <text:p>7330.204394653</text:p>
          </table:table-cell>
          <table:table-cell/>
          <table:table-cell office:value-type="string" calcext:value-type="string">
            <text:p>NaN</text:p>
          </table:table-cell>
          <table:table-cell table:formula="of:=[.T19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.83027823" calcext:value-type="float">
            <text:p>91.83027823</text:p>
          </table:table-cell>
          <table:table-cell/>
          <table:table-cell office:value-type="float" office:value="46.1292616873762" calcext:value-type="float">
            <text:p>46.1292616874</text:p>
          </table:table-cell>
          <table:table-cell table:formula="of:=[.D194]*2" office:value-type="float" office:value="92.2585233747524" calcext:value-type="float">
            <text:p>92.2585233748</text:p>
          </table:table-cell>
          <table:table-cell table:formula="of:=([.B194]-[.E194])^2" office:value-type="float" office:value="0.183393904004" calcext:value-type="float">
            <text:p>0.183393904</text:p>
          </table:table-cell>
          <table:table-cell/>
          <table:table-cell office:value-type="float" office:value="45.9049035580431" calcext:value-type="float">
            <text:p>45.904903558</text:p>
          </table:table-cell>
          <table:table-cell table:formula="of:=[.H194]*2" office:value-type="float" office:value="91.8098071160862" calcext:value-type="float">
            <text:p>91.8098071161</text:p>
          </table:table-cell>
          <table:table-cell table:formula="of:=([.B194]-[.I194])^2" office:value-type="float" office:value="0.00041906650487177" calcext:value-type="float">
            <text:p>0.0004190665</text:p>
          </table:table-cell>
          <table:table-cell/>
          <table:table-cell office:value-type="float" office:value="45.8240899846019" calcext:value-type="float">
            <text:p>45.8240899846</text:p>
          </table:table-cell>
          <table:table-cell table:formula="of:=[.L194]*2" office:value-type="float" office:value="91.6481799692038" calcext:value-type="float">
            <text:p>91.6481799692</text:p>
          </table:table-cell>
          <table:table-cell table:formula="of:=([.M194]-[.B194])^2" office:value-type="float" office:value="0.0331597765850043" calcext:value-type="float">
            <text:p>0.033159776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4]*2" office:value-type="float" office:value="6.42142277732202" calcext:value-type="float">
            <text:p>6.4214227773</text:p>
          </table:table-cell>
          <table:table-cell table:formula="of:=([.Q194]-[.B194])^2" office:value-type="float" office:value="7294.67258973644" calcext:value-type="float">
            <text:p>7294.6725897365</text:p>
          </table:table-cell>
          <table:table-cell/>
          <table:table-cell office:value-type="string" calcext:value-type="string">
            <text:p>NaN</text:p>
          </table:table-cell>
          <table:table-cell table:formula="of:=[.T19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1.6209583" calcext:value-type="float">
            <text:p>91.6209583</text:p>
          </table:table-cell>
          <table:table-cell/>
          <table:table-cell office:value-type="float" office:value="45.5377617087138" calcext:value-type="float">
            <text:p>45.5377617087</text:p>
          </table:table-cell>
          <table:table-cell table:formula="of:=[.D195]*2" office:value-type="float" office:value="91.0755234174276" calcext:value-type="float">
            <text:p>91.0755234174</text:p>
          </table:table-cell>
          <table:table-cell table:formula="of:=([.B195]-[.E195])^2" office:value-type="float" office:value="0.297499211126761" calcext:value-type="float">
            <text:p>0.2974992111</text:p>
          </table:table-cell>
          <table:table-cell/>
          <table:table-cell office:value-type="float" office:value="45.9105562749364" calcext:value-type="float">
            <text:p>45.9105562749</text:p>
          </table:table-cell>
          <table:table-cell table:formula="of:=[.H195]*2" office:value-type="float" office:value="91.8211125498728" calcext:value-type="float">
            <text:p>91.8211125499</text:p>
          </table:table-cell>
          <table:table-cell table:formula="of:=([.B195]-[.I195])^2" office:value-type="float" office:value="0.0400617237421416" calcext:value-type="float">
            <text:p>0.0400617237</text:p>
          </table:table-cell>
          <table:table-cell/>
          <table:table-cell office:value-type="float" office:value="45.7863575229652" calcext:value-type="float">
            <text:p>45.786357523</text:p>
          </table:table-cell>
          <table:table-cell table:formula="of:=[.L195]*2" office:value-type="float" office:value="91.5727150459304" calcext:value-type="float">
            <text:p>91.5727150459</text:p>
          </table:table-cell>
          <table:table-cell table:formula="of:=([.M195]-[.B195])^2" office:value-type="float" office:value="0.00232741156322435" calcext:value-type="float">
            <text:p>0.002327411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5]*2" office:value-type="float" office:value="6.42142277732202" calcext:value-type="float">
            <text:p>6.4214227773</text:p>
          </table:table-cell>
          <table:table-cell table:formula="of:=([.Q195]-[.B195])^2" office:value-type="float" office:value="7258.96085328007" calcext:value-type="float">
            <text:p>7258.9608532801</text:p>
          </table:table-cell>
          <table:table-cell/>
          <table:table-cell office:value-type="string" calcext:value-type="string">
            <text:p>NaN</text:p>
          </table:table-cell>
          <table:table-cell table:formula="of:=[.T19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.41006509" calcext:value-type="float">
            <text:p>91.41006509</text:p>
          </table:table-cell>
          <table:table-cell/>
          <table:table-cell office:value-type="float" office:value="45.5377617087138" calcext:value-type="float">
            <text:p>45.5377617087</text:p>
          </table:table-cell>
          <table:table-cell table:formula="of:=[.D196]*2" office:value-type="float" office:value="91.0755234174276" calcext:value-type="float">
            <text:p>91.0755234174</text:p>
          </table:table-cell>
          <table:table-cell table:formula="of:=([.B196]-[.E196])^2" office:value-type="float" office:value="0.111918130687538" calcext:value-type="float">
            <text:p>0.1119181307</text:p>
          </table:table-cell>
          <table:table-cell/>
          <table:table-cell office:value-type="float" office:value="45.8029758308615" calcext:value-type="float">
            <text:p>45.8029758309</text:p>
          </table:table-cell>
          <table:table-cell table:formula="of:=[.H196]*2" office:value-type="float" office:value="91.605951661723" calcext:value-type="float">
            <text:p>91.6059516617</text:p>
          </table:table-cell>
          <table:table-cell table:formula="of:=([.B196]-[.I196])^2" office:value-type="float" office:value="0.0383715489813877" calcext:value-type="float">
            <text:p>0.038371549</text:p>
          </table:table-cell>
          <table:table-cell/>
          <table:table-cell office:value-type="float" office:value="45.6988329132372" calcext:value-type="float">
            <text:p>45.6988329132</text:p>
          </table:table-cell>
          <table:table-cell table:formula="of:=[.L196]*2" office:value-type="float" office:value="91.3976658264744" calcext:value-type="float">
            <text:p>91.3976658265</text:p>
          </table:table-cell>
          <table:table-cell table:formula="of:=([.M196]-[.B196])^2" office:value-type="float" office:value="0.000153741735977491" calcext:value-type="float">
            <text:p>0.000153741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6]*2" office:value-type="float" office:value="6.42142277732202" calcext:value-type="float">
            <text:p>6.4214227773</text:p>
          </table:table-cell>
          <table:table-cell table:formula="of:=([.Q196]-[.B196])^2" office:value-type="float" office:value="7223.06932215232" calcext:value-type="float">
            <text:p>7223.0693221523</text:p>
          </table:table-cell>
          <table:table-cell/>
          <table:table-cell office:value-type="string" calcext:value-type="string">
            <text:p>NaN</text:p>
          </table:table-cell>
          <table:table-cell table:formula="of:=[.T19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.19758769" calcext:value-type="float">
            <text:p>91.19758769</text:p>
          </table:table-cell>
          <table:table-cell/>
          <table:table-cell office:value-type="float" office:value="45.5682289392236" calcext:value-type="float">
            <text:p>45.5682289392</text:p>
          </table:table-cell>
          <table:table-cell table:formula="of:=[.D197]*2" office:value-type="float" office:value="91.1364578784472" calcext:value-type="float">
            <text:p>91.1364578784</text:p>
          </table:table-cell>
          <table:table-cell table:formula="of:=([.B197]-[.E197])^2" office:value-type="float" office:value="0.0037368538604812" calcext:value-type="float">
            <text:p>0.0037368539</text:p>
          </table:table-cell>
          <table:table-cell/>
          <table:table-cell office:value-type="float" office:value="45.5971383810064" calcext:value-type="float">
            <text:p>45.597138381</text:p>
          </table:table-cell>
          <table:table-cell table:formula="of:=[.H197]*2" office:value-type="float" office:value="91.1942767620128" calcext:value-type="float">
            <text:p>91.194276762</text:p>
          </table:table-cell>
          <table:table-cell table:formula="of:=([.B197]-[.I197])^2" office:value-type="float" office:value="0.0000109622441364294" calcext:value-type="float">
            <text:p>1.09622441364294E-005</text:p>
          </table:table-cell>
          <table:table-cell/>
          <table:table-cell office:value-type="float" office:value="45.5135846817135" calcext:value-type="float">
            <text:p>45.5135846817</text:p>
          </table:table-cell>
          <table:table-cell table:formula="of:=[.L197]*2" office:value-type="float" office:value="91.027169363427" calcext:value-type="float">
            <text:p>91.0271693634</text:p>
          </table:table-cell>
          <table:table-cell table:formula="of:=([.M197]-[.B197])^2" office:value-type="float" office:value="0.0290424060319415" calcext:value-type="float">
            <text:p>0.02904240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7]*2" office:value-type="float" office:value="6.42142277732202" calcext:value-type="float">
            <text:p>6.4214227773</text:p>
          </table:table-cell>
          <table:table-cell table:formula="of:=([.Q197]-[.B197])^2" office:value-type="float" office:value="7186.99813730157" calcext:value-type="float">
            <text:p>7186.9981373016</text:p>
          </table:table-cell>
          <table:table-cell/>
          <table:table-cell office:value-type="string" calcext:value-type="string">
            <text:p>NaN</text:p>
          </table:table-cell>
          <table:table-cell table:formula="of:=[.T19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.98351499" calcext:value-type="float">
            <text:p>90.98351499</text:p>
          </table:table-cell>
          <table:table-cell/>
          <table:table-cell office:value-type="float" office:value="45.3061893422746" calcext:value-type="float">
            <text:p>45.3061893423</text:p>
          </table:table-cell>
          <table:table-cell table:formula="of:=[.D198]*2" office:value-type="float" office:value="90.6123786845492" calcext:value-type="float">
            <text:p>90.6123786845</text:p>
          </table:table-cell>
          <table:table-cell table:formula="of:=([.B198]-[.E198])^2" office:value-type="float" office:value="0.137742157223673" calcext:value-type="float">
            <text:p>0.1377421572</text:p>
          </table:table-cell>
          <table:table-cell/>
          <table:table-cell office:value-type="float" office:value="45.4426356536091" calcext:value-type="float">
            <text:p>45.4426356536</text:p>
          </table:table-cell>
          <table:table-cell table:formula="of:=[.H198]*2" office:value-type="float" office:value="90.8852713072182" calcext:value-type="float">
            <text:p>90.8852713072</text:p>
          </table:table-cell>
          <table:table-cell table:formula="of:=([.B198]-[.I198])^2" office:value-type="float" office:value="0.00965182120653079" calcext:value-type="float">
            <text:p>0.0096518212</text:p>
          </table:table-cell>
          <table:table-cell/>
          <table:table-cell office:value-type="float" office:value="45.3961303433142" calcext:value-type="float">
            <text:p>45.3961303433</text:p>
          </table:table-cell>
          <table:table-cell table:formula="of:=[.L198]*2" office:value-type="float" office:value="90.7922606866284" calcext:value-type="float">
            <text:p>90.7922606866</text:p>
          </table:table-cell>
          <table:table-cell table:formula="of:=([.M198]-[.B198])^2" office:value-type="float" office:value="0.0365782085581589" calcext:value-type="float">
            <text:p>0.036578208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8]*2" office:value-type="float" office:value="6.42142277732202" calcext:value-type="float">
            <text:p>6.4214227773</text:p>
          </table:table-cell>
          <table:table-cell table:formula="of:=([.Q198]-[.B198])^2" office:value-type="float" office:value="7150.74743938545" calcext:value-type="float">
            <text:p>7150.7474393855</text:p>
          </table:table-cell>
          <table:table-cell/>
          <table:table-cell office:value-type="string" calcext:value-type="string">
            <text:p>NaN</text:p>
          </table:table-cell>
          <table:table-cell table:formula="of:=[.T19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0.76783571" calcext:value-type="float">
            <text:p>90.76783571</text:p>
          </table:table-cell>
          <table:table-cell/>
          <table:table-cell office:value-type="float" office:value="45.1958773297141" calcext:value-type="float">
            <text:p>45.1958773297</text:p>
          </table:table-cell>
          <table:table-cell table:formula="of:=[.D199]*2" office:value-type="float" office:value="90.3917546594282" calcext:value-type="float">
            <text:p>90.3917546594</text:p>
          </table:table-cell>
          <table:table-cell table:formula="of:=([.B199]-[.E199])^2" office:value-type="float" office:value="0.141436956599188" calcext:value-type="float">
            <text:p>0.1414369566</text:p>
          </table:table-cell>
          <table:table-cell/>
          <table:table-cell office:value-type="float" office:value="45.3594139422222" calcext:value-type="float">
            <text:p>45.3594139422</text:p>
          </table:table-cell>
          <table:table-cell table:formula="of:=[.H199]*2" office:value-type="float" office:value="90.7188278844444" calcext:value-type="float">
            <text:p>90.7188278844</text:p>
          </table:table-cell>
          <table:table-cell table:formula="of:=([.B199]-[.I199])^2" office:value-type="float" office:value="0.00240176696568868" calcext:value-type="float">
            <text:p>0.002401767</text:p>
          </table:table-cell>
          <table:table-cell/>
          <table:table-cell office:value-type="float" office:value="45.3033201143254" calcext:value-type="float">
            <text:p>45.3033201143</text:p>
          </table:table-cell>
          <table:table-cell table:formula="of:=[.L199]*2" office:value-type="float" office:value="90.6066402286508" calcext:value-type="float">
            <text:p>90.6066402287</text:p>
          </table:table-cell>
          <table:table-cell table:formula="of:=([.M199]-[.B199])^2" office:value-type="float" office:value="0.0259839832073991" calcext:value-type="float">
            <text:p>0.025983983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199]*2" office:value-type="float" office:value="6.42142277732202" calcext:value-type="float">
            <text:p>6.4214227773</text:p>
          </table:table-cell>
          <table:table-cell table:formula="of:=([.Q199]-[.B199])^2" office:value-type="float" office:value="7114.31737460983" calcext:value-type="float">
            <text:p>7114.3173746098</text:p>
          </table:table-cell>
          <table:table-cell/>
          <table:table-cell office:value-type="string" calcext:value-type="string">
            <text:p>NaN</text:p>
          </table:table-cell>
          <table:table-cell table:formula="of:=[.T19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.55053837" calcext:value-type="float">
            <text:p>90.55053837</text:p>
          </table:table-cell>
          <table:table-cell/>
          <table:table-cell office:value-type="float" office:value="45.1946126537217" calcext:value-type="float">
            <text:p>45.1946126537</text:p>
          </table:table-cell>
          <table:table-cell table:formula="of:=[.D200]*2" office:value-type="float" office:value="90.3892253074434" calcext:value-type="float">
            <text:p>90.3892253074</text:p>
          </table:table-cell>
          <table:table-cell table:formula="of:=([.B200]-[.E200])^2" office:value-type="float" office:value="0.02602190415139" calcext:value-type="float">
            <text:p>0.0260219042</text:p>
          </table:table-cell>
          <table:table-cell/>
          <table:table-cell office:value-type="float" office:value="45.2325510459394" calcext:value-type="float">
            <text:p>45.2325510459</text:p>
          </table:table-cell>
          <table:table-cell table:formula="of:=[.H200]*2" office:value-type="float" office:value="90.4651020918788" calcext:value-type="float">
            <text:p>90.4651020919</text:p>
          </table:table-cell>
          <table:table-cell table:formula="of:=([.B200]-[.I200])^2" office:value-type="float" office:value="0.00729935761920189" calcext:value-type="float">
            <text:p>0.0072993576</text:p>
          </table:table-cell>
          <table:table-cell/>
          <table:table-cell office:value-type="float" office:value="45.1706250416443" calcext:value-type="float">
            <text:p>45.1706250416</text:p>
          </table:table-cell>
          <table:table-cell table:formula="of:=[.L200]*2" office:value-type="float" office:value="90.3412500832886" calcext:value-type="float">
            <text:p>90.3412500833</text:p>
          </table:table-cell>
          <table:table-cell table:formula="of:=([.M200]-[.B200])^2" office:value-type="float" office:value="0.0438015869545926" calcext:value-type="float">
            <text:p>0.04380158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0]*2" office:value-type="float" office:value="6.42142277732202" calcext:value-type="float">
            <text:p>6.4214227773</text:p>
          </table:table-cell>
          <table:table-cell table:formula="of:=([.Q200]-[.B200])^2" office:value-type="float" office:value="7077.70809040617" calcext:value-type="float">
            <text:p>7077.7080904062</text:p>
          </table:table-cell>
          <table:table-cell/>
          <table:table-cell office:value-type="string" calcext:value-type="string">
            <text:p>NaN</text:p>
          </table:table-cell>
          <table:table-cell table:formula="of:=[.T20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.3316113" calcext:value-type="float">
            <text:p>90.3316113</text:p>
          </table:table-cell>
          <table:table-cell/>
          <table:table-cell office:value-type="float" office:value="45.1253437055118" calcext:value-type="float">
            <text:p>45.1253437055</text:p>
          </table:table-cell>
          <table:table-cell table:formula="of:=[.D201]*2" office:value-type="float" office:value="90.2506874110236" calcext:value-type="float">
            <text:p>90.250687411</text:p>
          </table:table-cell>
          <table:table-cell table:formula="of:=([.B201]-[.E201])^2" office:value-type="float" office:value="0.00654867580706477" calcext:value-type="float">
            <text:p>0.0065486758</text:p>
          </table:table-cell>
          <table:table-cell/>
          <table:table-cell office:value-type="float" office:value="45.2103249461327" calcext:value-type="float">
            <text:p>45.2103249461</text:p>
          </table:table-cell>
          <table:table-cell table:formula="of:=[.H201]*2" office:value-type="float" office:value="90.4206498922654" calcext:value-type="float">
            <text:p>90.4206498923</text:p>
          </table:table-cell>
          <table:table-cell table:formula="of:=([.B201]-[.I201])^2" office:value-type="float" office:value="0.00792787091260348" calcext:value-type="float">
            <text:p>0.0079278709</text:p>
          </table:table-cell>
          <table:table-cell/>
          <table:table-cell office:value-type="float" office:value="45.155817593551" calcext:value-type="float">
            <text:p>45.1558175936</text:p>
          </table:table-cell>
          <table:table-cell table:formula="of:=[.L201]*2" office:value-type="float" office:value="90.311635187102" calcext:value-type="float">
            <text:p>90.3116351871</text:p>
          </table:table-cell>
          <table:table-cell table:formula="of:=([.M201]-[.B201])^2" office:value-type="float" office:value="0.000399045086513928" calcext:value-type="float">
            <text:p>0.000399045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1]*2" office:value-type="float" office:value="6.42142277732202" calcext:value-type="float">
            <text:p>6.4214227773</text:p>
          </table:table-cell>
          <table:table-cell table:formula="of:=([.Q201]-[.B201])^2" office:value-type="float" office:value="7040.91973791136" calcext:value-type="float">
            <text:p>7040.9197379114</text:p>
          </table:table-cell>
          <table:table-cell/>
          <table:table-cell office:value-type="string" calcext:value-type="string">
            <text:p>NaN</text:p>
          </table:table-cell>
          <table:table-cell table:formula="of:=[.T20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.11104261" calcext:value-type="float">
            <text:p>90.11104261</text:p>
          </table:table-cell>
          <table:table-cell/>
          <table:table-cell office:value-type="float" office:value="45.1253437055118" calcext:value-type="float">
            <text:p>45.1253437055</text:p>
          </table:table-cell>
          <table:table-cell table:formula="of:=[.D202]*2" office:value-type="float" office:value="90.2506874110236" calcext:value-type="float">
            <text:p>90.250687411</text:p>
          </table:table-cell>
          <table:table-cell table:formula="of:=([.B202]-[.E202])^2" office:value-type="float" office:value="0.0195006704529228" calcext:value-type="float">
            <text:p>0.0195006705</text:p>
          </table:table-cell>
          <table:table-cell/>
          <table:table-cell office:value-type="float" office:value="45.0697079977056" calcext:value-type="float">
            <text:p>45.0697079977</text:p>
          </table:table-cell>
          <table:table-cell table:formula="of:=[.H202]*2" office:value-type="float" office:value="90.1394159954112" calcext:value-type="float">
            <text:p>90.1394159954</text:p>
          </table:table-cell>
          <table:table-cell table:formula="of:=([.B202]-[.I202])^2" office:value-type="float" office:value="0.0008050489996925" calcext:value-type="float">
            <text:p>0.000805049</text:p>
          </table:table-cell>
          <table:table-cell/>
          <table:table-cell office:value-type="float" office:value="44.9811400620062" calcext:value-type="float">
            <text:p>44.981140062</text:p>
          </table:table-cell>
          <table:table-cell table:formula="of:=[.L202]*2" office:value-type="float" office:value="89.9622801240124" calcext:value-type="float">
            <text:p>89.962280124</text:p>
          </table:table-cell>
          <table:table-cell table:formula="of:=([.M202]-[.B202])^2" office:value-type="float" office:value="0.0221302772372119" calcext:value-type="float">
            <text:p>0.022130277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2]*2" office:value-type="float" office:value="6.42142277732202" calcext:value-type="float">
            <text:p>6.4214227773</text:p>
          </table:table-cell>
          <table:table-cell table:formula="of:=([.Q202]-[.B202])^2" office:value-type="float" office:value="7003.95246773817" calcext:value-type="float">
            <text:p>7003.9524677382</text:p>
          </table:table-cell>
          <table:table-cell/>
          <table:table-cell office:value-type="string" calcext:value-type="string">
            <text:p>NaN</text:p>
          </table:table-cell>
          <table:table-cell table:formula="of:=[.T20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88882022" calcext:value-type="float">
            <text:p>89.88882022</text:p>
          </table:table-cell>
          <table:table-cell/>
          <table:table-cell office:value-type="float" office:value="45.0729214429147" calcext:value-type="float">
            <text:p>45.0729214429</text:p>
          </table:table-cell>
          <table:table-cell table:formula="of:=[.D203]*2" office:value-type="float" office:value="90.1458428858294" calcext:value-type="float">
            <text:p>90.1458428858</text:p>
          </table:table-cell>
          <table:table-cell table:formula="of:=([.B203]-[.E203])^2" office:value-type="float" office:value="0.0660606507500494" calcext:value-type="float">
            <text:p>0.0660606508</text:p>
          </table:table-cell>
          <table:table-cell/>
          <table:table-cell office:value-type="float" office:value="44.9948061639717" calcext:value-type="float">
            <text:p>44.994806164</text:p>
          </table:table-cell>
          <table:table-cell table:formula="of:=[.H203]*2" office:value-type="float" office:value="89.9896123279434" calcext:value-type="float">
            <text:p>89.9896123279</text:p>
          </table:table-cell>
          <table:table-cell table:formula="of:=([.B203]-[.I203])^2" office:value-type="float" office:value="0.0101590490236751" calcext:value-type="float">
            <text:p>0.010159049</text:p>
          </table:table-cell>
          <table:table-cell/>
          <table:table-cell office:value-type="float" office:value="44.8838750503154" calcext:value-type="float">
            <text:p>44.8838750503</text:p>
          </table:table-cell>
          <table:table-cell table:formula="of:=[.L203]*2" office:value-type="float" office:value="89.7677501006308" calcext:value-type="float">
            <text:p>89.7677501006</text:p>
          </table:table-cell>
          <table:table-cell table:formula="of:=([.M203]-[.B203])^2" office:value-type="float" office:value="0.0146579738040707" calcext:value-type="float">
            <text:p>0.014657973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3]*2" office:value-type="float" office:value="6.42142277732202" calcext:value-type="float">
            <text:p>6.4214227773</text:p>
          </table:table-cell>
          <table:table-cell table:formula="of:=([.Q203]-[.B203])^2" office:value-type="float" office:value="6966.80643585397" calcext:value-type="float">
            <text:p>6966.806435854</text:p>
          </table:table-cell>
          <table:table-cell/>
          <table:table-cell office:value-type="string" calcext:value-type="string">
            <text:p>NaN</text:p>
          </table:table-cell>
          <table:table-cell table:formula="of:=[.T20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9.66493183" calcext:value-type="float">
            <text:p>89.66493183</text:p>
          </table:table-cell>
          <table:table-cell/>
          <table:table-cell office:value-type="float" office:value="44.7130845753525" calcext:value-type="float">
            <text:p>44.7130845754</text:p>
          </table:table-cell>
          <table:table-cell table:formula="of:=[.D204]*2" office:value-type="float" office:value="89.426169150705" calcext:value-type="float">
            <text:p>89.4261691507</text:p>
          </table:table-cell>
          <table:table-cell table:formula="of:=([.B204]-[.E204])^2" office:value-type="float" office:value="0.0570076170241305" calcext:value-type="float">
            <text:p>0.057007617</text:p>
          </table:table-cell>
          <table:table-cell/>
          <table:table-cell office:value-type="float" office:value="44.8241162645413" calcext:value-type="float">
            <text:p>44.8241162645</text:p>
          </table:table-cell>
          <table:table-cell table:formula="of:=[.H204]*2" office:value-type="float" office:value="89.6482325290826" calcext:value-type="float">
            <text:p>89.6482325291</text:p>
          </table:table-cell>
          <table:table-cell table:formula="of:=([.B204]-[.I204])^2" office:value-type="float" office:value="0.00027886665112971" calcext:value-type="float">
            <text:p>0.0002788667</text:p>
          </table:table-cell>
          <table:table-cell/>
          <table:table-cell office:value-type="float" office:value="44.7967678977117" calcext:value-type="float">
            <text:p>44.7967678977</text:p>
          </table:table-cell>
          <table:table-cell table:formula="of:=[.L204]*2" office:value-type="float" office:value="89.5935357954234" calcext:value-type="float">
            <text:p>89.5935357954</text:p>
          </table:table-cell>
          <table:table-cell table:formula="of:=([.M204]-[.B204])^2" office:value-type="float" office:value="0.00509739375326221" calcext:value-type="float">
            <text:p>0.005097393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4]*2" office:value-type="float" office:value="6.42142277732202" calcext:value-type="float">
            <text:p>6.4214227773</text:p>
          </table:table-cell>
          <table:table-cell table:formula="of:=([.Q204]-[.B204])^2" office:value-type="float" office:value="6929.48179940328" calcext:value-type="float">
            <text:p>6929.4817994033</text:p>
          </table:table-cell>
          <table:table-cell/>
          <table:table-cell office:value-type="string" calcext:value-type="string">
            <text:p>NaN</text:p>
          </table:table-cell>
          <table:table-cell table:formula="of:=[.T20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9.43936494" calcext:value-type="float">
            <text:p>89.43936494</text:p>
          </table:table-cell>
          <table:table-cell/>
          <table:table-cell office:value-type="float" office:value="44.7130845753525" calcext:value-type="float">
            <text:p>44.7130845754</text:p>
          </table:table-cell>
          <table:table-cell table:formula="of:=[.D205]*2" office:value-type="float" office:value="89.426169150705" calcext:value-type="float">
            <text:p>89.4261691507</text:p>
          </table:table-cell>
          <table:table-cell table:formula="of:=([.B205]-[.E205])^2" office:value-type="float" office:value="0.000174128855118332" calcext:value-type="float">
            <text:p>0.0001741289</text:p>
          </table:table-cell>
          <table:table-cell/>
          <table:table-cell office:value-type="float" office:value="44.791527946776" calcext:value-type="float">
            <text:p>44.7915279468</text:p>
          </table:table-cell>
          <table:table-cell table:formula="of:=[.H205]*2" office:value-type="float" office:value="89.583055893552" calcext:value-type="float">
            <text:p>89.5830558936</text:p>
          </table:table-cell>
          <table:table-cell table:formula="of:=([.B205]-[.I205])^2" office:value-type="float" office:value="0.0206470901326818" calcext:value-type="float">
            <text:p>0.0206470901</text:p>
          </table:table-cell>
          <table:table-cell/>
          <table:table-cell office:value-type="float" office:value="44.7477432807093" calcext:value-type="float">
            <text:p>44.7477432807</text:p>
          </table:table-cell>
          <table:table-cell table:formula="of:=[.L205]*2" office:value-type="float" office:value="89.4954865614186" calcext:value-type="float">
            <text:p>89.4954865614</text:p>
          </table:table-cell>
          <table:table-cell table:formula="of:=([.M205]-[.B205])^2" office:value-type="float" office:value="0.00314963639065239" calcext:value-type="float">
            <text:p>0.003149636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5]*2" office:value-type="float" office:value="6.42142277732202" calcext:value-type="float">
            <text:p>6.4214227773</text:p>
          </table:table-cell>
          <table:table-cell table:formula="of:=([.Q205]-[.B205])^2" office:value-type="float" office:value="6891.97872092575" calcext:value-type="float">
            <text:p>6891.9787209258</text:p>
          </table:table-cell>
          <table:table-cell/>
          <table:table-cell office:value-type="string" calcext:value-type="string">
            <text:p>NaN</text:p>
          </table:table-cell>
          <table:table-cell table:formula="of:=[.T205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.2121068" calcext:value-type="float">
            <text:p>89.2121068</text:p>
          </table:table-cell>
          <table:table-cell/>
          <table:table-cell office:value-type="float" office:value="44.6240231835043" calcext:value-type="float">
            <text:p>44.6240231835</text:p>
          </table:table-cell>
          <table:table-cell table:formula="of:=[.D206]*2" office:value-type="float" office:value="89.2480463670086" calcext:value-type="float">
            <text:p>89.248046367</text:p>
          </table:table-cell>
          <table:table-cell table:formula="of:=([.B206]-[.E206])^2" office:value-type="float" office:value="0.00129165247676546" calcext:value-type="float">
            <text:p>0.0012916525</text:p>
          </table:table-cell>
          <table:table-cell/>
          <table:table-cell office:value-type="float" office:value="44.6331954654904" calcext:value-type="float">
            <text:p>44.6331954655</text:p>
          </table:table-cell>
          <table:table-cell table:formula="of:=[.H206]*2" office:value-type="float" office:value="89.2663909309808" calcext:value-type="float">
            <text:p>89.266390931</text:p>
          </table:table-cell>
          <table:table-cell table:formula="of:=([.B206]-[.I206])^2" office:value-type="float" office:value="0.00294676687634108" calcext:value-type="float">
            <text:p>0.0029467669</text:p>
          </table:table-cell>
          <table:table-cell/>
          <table:table-cell office:value-type="float" office:value="44.5772650447101" calcext:value-type="float">
            <text:p>44.5772650447</text:p>
          </table:table-cell>
          <table:table-cell table:formula="of:=[.L206]*2" office:value-type="float" office:value="89.1545300894202" calcext:value-type="float">
            <text:p>89.1545300894</text:p>
          </table:table-cell>
          <table:table-cell table:formula="of:=([.M206]-[.B206])^2" office:value-type="float" office:value="0.00331507760118949" calcext:value-type="float">
            <text:p>0.003315077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6]*2" office:value-type="float" office:value="6.42142277732202" calcext:value-type="float">
            <text:p>6.4214227773</text:p>
          </table:table-cell>
          <table:table-cell table:formula="of:=([.Q206]-[.B206])^2" office:value-type="float" office:value="6854.29736094291" calcext:value-type="float">
            <text:p>6854.2973609429</text:p>
          </table:table-cell>
          <table:table-cell/>
          <table:table-cell office:value-type="string" calcext:value-type="string">
            <text:p>NaN</text:p>
          </table:table-cell>
          <table:table-cell table:formula="of:=[.T20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.98314447" calcext:value-type="float">
            <text:p>88.98314447</text:p>
          </table:table-cell>
          <table:table-cell/>
          <table:table-cell office:value-type="float" office:value="44.1031767436161" calcext:value-type="float">
            <text:p>44.1031767436</text:p>
          </table:table-cell>
          <table:table-cell table:formula="of:=[.D207]*2" office:value-type="float" office:value="88.2063534872322" calcext:value-type="float">
            <text:p>88.2063534872</text:p>
          </table:table-cell>
          <table:table-cell table:formula="of:=([.B207]-[.E207])^2" office:value-type="float" office:value="0.603404230909353" calcext:value-type="float">
            <text:p>0.6034042309</text:p>
          </table:table-cell>
          <table:table-cell/>
          <table:table-cell office:value-type="float" office:value="44.5634053644107" calcext:value-type="float">
            <text:p>44.5634053644</text:p>
          </table:table-cell>
          <table:table-cell table:formula="of:=[.H207]*2" office:value-type="float" office:value="89.1268107288214" calcext:value-type="float">
            <text:p>89.1268107288</text:p>
          </table:table-cell>
          <table:table-cell table:formula="of:=([.B207]-[.I207])^2" office:value-type="float" office:value="0.0206399939237368" calcext:value-type="float">
            <text:p>0.0206399939</text:p>
          </table:table-cell>
          <table:table-cell/>
          <table:table-cell office:value-type="float" office:value="44.5525937652924" calcext:value-type="float">
            <text:p>44.5525937653</text:p>
          </table:table-cell>
          <table:table-cell table:formula="of:=[.L207]*2" office:value-type="float" office:value="89.1051875305848" calcext:value-type="float">
            <text:p>89.1051875306</text:p>
          </table:table-cell>
          <table:table-cell table:formula="of:=([.M207]-[.B207])^2" office:value-type="float" office:value="0.0148945086369054" calcext:value-type="float">
            <text:p>0.014894508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7]*2" office:value-type="float" office:value="6.42142277732202" calcext:value-type="float">
            <text:p>6.4214227773</text:p>
          </table:table-cell>
          <table:table-cell table:formula="of:=([.Q207]-[.B207])^2" office:value-type="float" office:value="6816.43788885921" calcext:value-type="float">
            <text:p>6816.4378888592</text:p>
          </table:table-cell>
          <table:table-cell/>
          <table:table-cell office:value-type="string" calcext:value-type="string">
            <text:p>NaN</text:p>
          </table:table-cell>
          <table:table-cell table:formula="of:=[.T207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8.75246475" calcext:value-type="float">
            <text:p>88.75246475</text:p>
          </table:table-cell>
          <table:table-cell/>
          <table:table-cell office:value-type="float" office:value="44.0992559749672" calcext:value-type="float">
            <text:p>44.099255975</text:p>
          </table:table-cell>
          <table:table-cell table:formula="of:=[.D208]*2" office:value-type="float" office:value="88.1985119499344" calcext:value-type="float">
            <text:p>88.1985119499</text:p>
          </table:table-cell>
          <table:table-cell table:formula="of:=([.B208]-[.E208])^2" office:value-type="float" office:value="0.306863704700521" calcext:value-type="float">
            <text:p>0.3068637047</text:p>
          </table:table-cell>
          <table:table-cell/>
          <table:table-cell office:value-type="float" office:value="44.487373459095" calcext:value-type="float">
            <text:p>44.4873734591</text:p>
          </table:table-cell>
          <table:table-cell table:formula="of:=[.H208]*2" office:value-type="float" office:value="88.97474691819" calcext:value-type="float">
            <text:p>88.9747469182</text:p>
          </table:table-cell>
          <table:table-cell table:formula="of:=([.B208]-[.I208])^2" office:value-type="float" office:value="0.0494093622952437" calcext:value-type="float">
            <text:p>0.0494093623</text:p>
          </table:table-cell>
          <table:table-cell/>
          <table:table-cell office:value-type="float" office:value="44.3735627319506" calcext:value-type="float">
            <text:p>44.373562732</text:p>
          </table:table-cell>
          <table:table-cell table:formula="of:=[.L208]*2" office:value-type="float" office:value="88.7471254639012" calcext:value-type="float">
            <text:p>88.7471254639</text:p>
          </table:table-cell>
          <table:table-cell table:formula="of:=([.M208]-[.B208])^2" office:value-type="float" office:value="0.000028507976044867" calcext:value-type="float">
            <text:p>0.00002850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8]*2" office:value-type="float" office:value="6.42142277732202" calcext:value-type="float">
            <text:p>6.4214227773</text:p>
          </table:table-cell>
          <table:table-cell table:formula="of:=([.Q208]-[.B208])^2" office:value-type="float" office:value="6778.40047230686" calcext:value-type="float">
            <text:p>6778.4004723069</text:p>
          </table:table-cell>
          <table:table-cell/>
          <table:table-cell office:value-type="string" calcext:value-type="string">
            <text:p>NaN</text:p>
          </table:table-cell>
          <table:table-cell table:formula="of:=[.T208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8.52005423" calcext:value-type="float">
            <text:p>88.52005423</text:p>
          </table:table-cell>
          <table:table-cell/>
          <table:table-cell office:value-type="float" office:value="44.2618523501504" calcext:value-type="float">
            <text:p>44.2618523502</text:p>
          </table:table-cell>
          <table:table-cell table:formula="of:=[.D209]*2" office:value-type="float" office:value="88.5237047003008" calcext:value-type="float">
            <text:p>88.5237047003</text:p>
          </table:table-cell>
          <table:table-cell table:formula="of:=([.B209]-[.E209])^2" office:value-type="float" office:value="0.0000133259334170067" calcext:value-type="float">
            <text:p>1.33259334170067E-005</text:p>
          </table:table-cell>
          <table:table-cell/>
          <table:table-cell office:value-type="float" office:value="44.3073933919811" calcext:value-type="float">
            <text:p>44.307393392</text:p>
          </table:table-cell>
          <table:table-cell table:formula="of:=[.H209]*2" office:value-type="float" office:value="88.6147867839622" calcext:value-type="float">
            <text:p>88.614786784</text:p>
          </table:table-cell>
          <table:table-cell table:formula="of:=([.B209]-[.I209])^2" office:value-type="float" office:value="0.00897425678020167" calcext:value-type="float">
            <text:p>0.0089742568</text:p>
          </table:table-cell>
          <table:table-cell/>
          <table:table-cell office:value-type="float" office:value="44.2941146301422" calcext:value-type="float">
            <text:p>44.2941146301</text:p>
          </table:table-cell>
          <table:table-cell table:formula="of:=[.L209]*2" office:value-type="float" office:value="88.5882292602844" calcext:value-type="float">
            <text:p>88.5882292603</text:p>
          </table:table-cell>
          <table:table-cell table:formula="of:=([.M209]-[.B209])^2" office:value-type="float" office:value="0.00464783475427801" calcext:value-type="float">
            <text:p>0.004647834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09]*2" office:value-type="float" office:value="6.42142277732202" calcext:value-type="float">
            <text:p>6.4214227773</text:p>
          </table:table-cell>
          <table:table-cell table:formula="of:=([.Q209]-[.B209])^2" office:value-type="float" office:value="6740.18528640265" calcext:value-type="float">
            <text:p>6740.1852864027</text:p>
          </table:table-cell>
          <table:table-cell/>
          <table:table-cell office:value-type="string" calcext:value-type="string">
            <text:p>NaN</text:p>
          </table:table-cell>
          <table:table-cell table:formula="of:=[.T209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8.28589921" calcext:value-type="float">
            <text:p>88.28589921</text:p>
          </table:table-cell>
          <table:table-cell/>
          <table:table-cell office:value-type="float" office:value="44.2618523501504" calcext:value-type="float">
            <text:p>44.2618523502</text:p>
          </table:table-cell>
          <table:table-cell table:formula="of:=[.D210]*2" office:value-type="float" office:value="88.5237047003008" calcext:value-type="float">
            <text:p>88.5237047003</text:p>
          </table:table-cell>
          <table:table-cell table:formula="of:=([.B210]-[.E210])^2" office:value-type="float" office:value="0.0565514512172042" calcext:value-type="float">
            <text:p>0.0565514512</text:p>
          </table:table-cell>
          <table:table-cell/>
          <table:table-cell office:value-type="float" office:value="44.1070347953422" calcext:value-type="float">
            <text:p>44.1070347953</text:p>
          </table:table-cell>
          <table:table-cell table:formula="of:=[.H210]*2" office:value-type="float" office:value="88.2140695906844" calcext:value-type="float">
            <text:p>88.2140695907</text:p>
          </table:table-cell>
          <table:table-cell table:formula="of:=([.B210]-[.I210])^2" office:value-type="float" office:value="0.0051594942110231" calcext:value-type="float">
            <text:p>0.0051594942</text:p>
          </table:table-cell>
          <table:table-cell/>
          <table:table-cell office:value-type="float" office:value="44.0118746505826" calcext:value-type="float">
            <text:p>44.0118746506</text:p>
          </table:table-cell>
          <table:table-cell table:formula="of:=[.L210]*2" office:value-type="float" office:value="88.0237493011652" calcext:value-type="float">
            <text:p>88.0237493012</text:p>
          </table:table-cell>
          <table:table-cell table:formula="of:=([.M210]-[.B210])^2" office:value-type="float" office:value="0.0687225747020941" calcext:value-type="float">
            <text:p>0.068722574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0]*2" office:value-type="float" office:value="6.42142277732202" calcext:value-type="float">
            <text:p>6.4214227773</text:p>
          </table:table-cell>
          <table:table-cell table:formula="of:=([.Q210]-[.B210])^2" office:value-type="float" office:value="6701.79250159649" calcext:value-type="float">
            <text:p>6701.7925015965</text:p>
          </table:table-cell>
          <table:table-cell/>
          <table:table-cell office:value-type="string" calcext:value-type="string">
            <text:p>NaN</text:p>
          </table:table-cell>
          <table:table-cell table:formula="of:=[.T210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8.0499858" calcext:value-type="float">
            <text:p>88.0499858</text:p>
          </table:table-cell>
          <table:table-cell/>
          <table:table-cell office:value-type="float" office:value="44.1863013640204" calcext:value-type="float">
            <text:p>44.186301364</text:p>
          </table:table-cell>
          <table:table-cell table:formula="of:=[.D211]*2" office:value-type="float" office:value="88.3726027280408" calcext:value-type="float">
            <text:p>88.372602728</text:p>
          </table:table-cell>
          <table:table-cell table:formula="of:=([.B211]-[.E211])^2" office:value-type="float" office:value="0.104081682258484" calcext:value-type="float">
            <text:p>0.1040816823</text:p>
          </table:table-cell>
          <table:table-cell/>
          <table:table-cell office:value-type="float" office:value="44.0425012384779" calcext:value-type="float">
            <text:p>44.0425012385</text:p>
          </table:table-cell>
          <table:table-cell table:formula="of:=[.H211]*2" office:value-type="float" office:value="88.0850024769558" calcext:value-type="float">
            <text:p>88.085002477</text:p>
          </table:table-cell>
          <table:table-cell table:formula="of:=([.B211]-[.I211])^2" office:value-type="float" office:value="0.00122616766502627" calcext:value-type="float">
            <text:p>0.0012261677</text:p>
          </table:table-cell>
          <table:table-cell/>
          <table:table-cell office:value-type="float" office:value="43.9333939290395" calcext:value-type="float">
            <text:p>43.933393929</text:p>
          </table:table-cell>
          <table:table-cell table:formula="of:=[.L211]*2" office:value-type="float" office:value="87.866787858079" calcext:value-type="float">
            <text:p>87.8667878581</text:p>
          </table:table-cell>
          <table:table-cell table:formula="of:=([.M211]-[.B211])^2" office:value-type="float" office:value="0.0335614859240932" calcext:value-type="float">
            <text:p>0.033561485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1]*2" office:value-type="float" office:value="6.42142277732202" calcext:value-type="float">
            <text:p>6.4214227773</text:p>
          </table:table-cell>
          <table:table-cell table:formula="of:=([.Q211]-[.B211])^2" office:value-type="float" office:value="6663.22230114731" calcext:value-type="float">
            <text:p>6663.2223011473</text:p>
          </table:table-cell>
          <table:table-cell/>
          <table:table-cell office:value-type="string" calcext:value-type="string">
            <text:p>NaN</text:p>
          </table:table-cell>
          <table:table-cell table:formula="of:=[.T21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7.81229982" calcext:value-type="float">
            <text:p>87.81229982</text:p>
          </table:table-cell>
          <table:table-cell/>
          <table:table-cell office:value-type="float" office:value="44.108295079654" calcext:value-type="float">
            <text:p>44.1082950797</text:p>
          </table:table-cell>
          <table:table-cell table:formula="of:=[.D212]*2" office:value-type="float" office:value="88.216590159308" calcext:value-type="float">
            <text:p>88.2165901593</text:p>
          </table:table-cell>
          <table:table-cell table:formula="of:=([.B212]-[.E212])^2" office:value-type="float" office:value="0.163450678457771" calcext:value-type="float">
            <text:p>0.1634506785</text:p>
          </table:table-cell>
          <table:table-cell/>
          <table:table-cell office:value-type="float" office:value="43.911608220696" calcext:value-type="float">
            <text:p>43.9116082207</text:p>
          </table:table-cell>
          <table:table-cell table:formula="of:=[.H212]*2" office:value-type="float" office:value="87.823216441392" calcext:value-type="float">
            <text:p>87.8232164414</text:p>
          </table:table-cell>
          <table:table-cell table:formula="of:=([.B212]-[.I212])^2" office:value-type="float" office:value="0.000119172622616253" calcext:value-type="float">
            <text:p>0.0001191726</text:p>
          </table:table-cell>
          <table:table-cell/>
          <table:table-cell office:value-type="float" office:value="43.9559459826065" calcext:value-type="float">
            <text:p>43.9559459826</text:p>
          </table:table-cell>
          <table:table-cell table:formula="of:=[.L212]*2" office:value-type="float" office:value="87.911891965213" calcext:value-type="float">
            <text:p>87.9118919652</text:p>
          </table:table-cell>
          <table:table-cell table:formula="of:=([.M212]-[.B212])^2" office:value-type="float" office:value="0.00991859538812626" calcext:value-type="float">
            <text:p>0.009918595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2]*2" office:value-type="float" office:value="6.42142277732202" calcext:value-type="float">
            <text:p>6.4214227773</text:p>
          </table:table-cell>
          <table:table-cell table:formula="of:=([.Q212]-[.B212])^2" office:value-type="float" office:value="6624.47486577633" calcext:value-type="float">
            <text:p>6624.4748657763</text:p>
          </table:table-cell>
          <table:table-cell/>
          <table:table-cell office:value-type="string" calcext:value-type="string">
            <text:p>NaN</text:p>
          </table:table-cell>
          <table:table-cell table:formula="of:=[.T21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7.57282684" calcext:value-type="float">
            <text:p>87.57282684</text:p>
          </table:table-cell>
          <table:table-cell/>
          <table:table-cell office:value-type="float" office:value="43.9745025335487" calcext:value-type="float">
            <text:p>43.9745025335</text:p>
          </table:table-cell>
          <table:table-cell table:formula="of:=[.D213]*2" office:value-type="float" office:value="87.9490050670974" calcext:value-type="float">
            <text:p>87.9490050671</text:p>
          </table:table-cell>
          <table:table-cell table:formula="of:=([.B213]-[.E213])^2" office:value-type="float" office:value="0.141510058542142" calcext:value-type="float">
            <text:p>0.1415100585</text:p>
          </table:table-cell>
          <table:table-cell/>
          <table:table-cell office:value-type="float" office:value="43.8992931206447" calcext:value-type="float">
            <text:p>43.8992931206</text:p>
          </table:table-cell>
          <table:table-cell table:formula="of:=[.H213]*2" office:value-type="float" office:value="87.7985862412894" calcext:value-type="float">
            <text:p>87.7985862413</text:p>
          </table:table-cell>
          <table:table-cell table:formula="of:=([.B213]-[.I213])^2" office:value-type="float" office:value="0.0509673072705459" calcext:value-type="float">
            <text:p>0.0509673073</text:p>
          </table:table-cell>
          <table:table-cell/>
          <table:table-cell office:value-type="float" office:value="43.8443741788599" calcext:value-type="float">
            <text:p>43.8443741789</text:p>
          </table:table-cell>
          <table:table-cell table:formula="of:=[.L213]*2" office:value-type="float" office:value="87.6887483577198" calcext:value-type="float">
            <text:p>87.6887483577</text:p>
          </table:table-cell>
          <table:table-cell table:formula="of:=([.M213]-[.B213])^2" office:value-type="float" office:value="0.0134377982704614" calcext:value-type="float">
            <text:p>0.013437798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3]*2" office:value-type="float" office:value="6.42142277732202" calcext:value-type="float">
            <text:p>6.4214227773</text:p>
          </table:table-cell>
          <table:table-cell table:formula="of:=([.Q213]-[.B213])^2" office:value-type="float" office:value="6585.55038134403" calcext:value-type="float">
            <text:p>6585.550381344</text:p>
          </table:table-cell>
          <table:table-cell/>
          <table:table-cell office:value-type="float" office:value="43.8617615126879" calcext:value-type="float">
            <text:p>43.8617615127</text:p>
          </table:table-cell>
          <table:table-cell table:formula="of:=[.T213]*2" office:value-type="float" office:value="87.7235230253758" calcext:value-type="float">
            <text:p>87.7235230254</text:p>
          </table:table-cell>
          <table:table-cell table:formula="of:=([.U213]-[.B213])^2" office:value-type="float" office:value="0.0227093402868153" calcext:value-type="float">
            <text:p>0.02270934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7.33155214" calcext:value-type="float">
            <text:p>87.33155214</text:p>
          </table:table-cell>
          <table:table-cell/>
          <table:table-cell office:value-type="float" office:value="43.9745025335487" calcext:value-type="float">
            <text:p>43.9745025335</text:p>
          </table:table-cell>
          <table:table-cell table:formula="of:=[.D214]*2" office:value-type="float" office:value="87.9490050670974" calcext:value-type="float">
            <text:p>87.9490050671</text:p>
          </table:table-cell>
          <table:table-cell table:formula="of:=([.B214]-[.E214])^2" office:value-type="float" office:value="0.381248117181151" calcext:value-type="float">
            <text:p>0.3812481172</text:p>
          </table:table-cell>
          <table:table-cell/>
          <table:table-cell office:value-type="float" office:value="43.778940634071" calcext:value-type="float">
            <text:p>43.7789406341</text:p>
          </table:table-cell>
          <table:table-cell table:formula="of:=[.H214]*2" office:value-type="float" office:value="87.557881268142" calcext:value-type="float">
            <text:p>87.5578812681</text:p>
          </table:table-cell>
          <table:table-cell table:formula="of:=([.B214]-[.I214])^2" office:value-type="float" office:value="0.051224874245517" calcext:value-type="float">
            <text:p>0.0512248742</text:p>
          </table:table-cell>
          <table:table-cell/>
          <table:table-cell office:value-type="float" office:value="43.6938714391683" calcext:value-type="float">
            <text:p>43.6938714392</text:p>
          </table:table-cell>
          <table:table-cell table:formula="of:=[.L214]*2" office:value-type="float" office:value="87.3877428783366" calcext:value-type="float">
            <text:p>87.3877428783</text:p>
          </table:table-cell>
          <table:table-cell table:formula="of:=([.M214]-[.B214])^2" office:value-type="float" office:value="0.00315739907481183" calcext:value-type="float">
            <text:p>0.003157399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4]*2" office:value-type="float" office:value="6.42142277732202" calcext:value-type="float">
            <text:p>6.4214227773</text:p>
          </table:table-cell>
          <table:table-cell table:formula="of:=([.Q214]-[.B214])^2" office:value-type="float" office:value="6546.44903348529" calcext:value-type="float">
            <text:p>6546.4490334853</text:p>
          </table:table-cell>
          <table:table-cell/>
          <table:table-cell office:value-type="float" office:value="43.8787235020099" calcext:value-type="float">
            <text:p>43.878723502</text:p>
          </table:table-cell>
          <table:table-cell table:formula="of:=[.T214]*2" office:value-type="float" office:value="87.7574470040198" calcext:value-type="float">
            <text:p>87.757447004</text:p>
          </table:table-cell>
          <table:table-cell table:formula="of:=([.U214]-[.B214])^2" office:value-type="float" office:value="0.18138643519844" calcext:value-type="float">
            <text:p>0.18138643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7.08846077" calcext:value-type="float">
            <text:p>87.08846077</text:p>
          </table:table-cell>
          <table:table-cell/>
          <table:table-cell office:value-type="float" office:value="43.4660308908078" calcext:value-type="float">
            <text:p>43.4660308908</text:p>
          </table:table-cell>
          <table:table-cell table:formula="of:=[.D215]*2" office:value-type="float" office:value="86.9320617816156" calcext:value-type="float">
            <text:p>86.9320617816</text:p>
          </table:table-cell>
          <table:table-cell table:formula="of:=([.B215]-[.E215])^2" office:value-type="float" office:value="0.0244606435676624" calcext:value-type="float">
            <text:p>0.0244606436</text:p>
          </table:table-cell>
          <table:table-cell/>
          <table:table-cell office:value-type="float" office:value="43.6523624036836" calcext:value-type="float">
            <text:p>43.6523624037</text:p>
          </table:table-cell>
          <table:table-cell table:formula="of:=[.H215]*2" office:value-type="float" office:value="87.3047248073672" calcext:value-type="float">
            <text:p>87.3047248074</text:p>
          </table:table-cell>
          <table:table-cell table:formula="of:=([.B215]-[.I215])^2" office:value-type="float" office:value="0.04677013385836" calcext:value-type="float">
            <text:p>0.0467701339</text:p>
          </table:table-cell>
          <table:table-cell/>
          <table:table-cell office:value-type="float" office:value="43.5150243853387" calcext:value-type="float">
            <text:p>43.5150243853</text:p>
          </table:table-cell>
          <table:table-cell table:formula="of:=[.L215]*2" office:value-type="float" office:value="87.0300487706774" calcext:value-type="float">
            <text:p>87.0300487707</text:p>
          </table:table-cell>
          <table:table-cell table:formula="of:=([.M215]-[.B215])^2" office:value-type="float" office:value="0.00341196166486355" calcext:value-type="float">
            <text:p>0.003411961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5]*2" office:value-type="float" office:value="6.42142277732202" calcext:value-type="float">
            <text:p>6.4214227773</text:p>
          </table:table-cell>
          <table:table-cell table:formula="of:=([.Q215]-[.B215])^2" office:value-type="float" office:value="6507.17101851215" calcext:value-type="float">
            <text:p>6507.1710185122</text:p>
          </table:table-cell>
          <table:table-cell/>
          <table:table-cell office:value-type="float" office:value="42.8096168530307" calcext:value-type="float">
            <text:p>42.809616853</text:p>
          </table:table-cell>
          <table:table-cell table:formula="of:=[.T215]*2" office:value-type="float" office:value="85.6192337060614" calcext:value-type="float">
            <text:p>85.6192337061</text:p>
          </table:table-cell>
          <table:table-cell table:formula="of:=([.U215]-[.B215])^2" office:value-type="float" office:value="2.15862816540965" calcext:value-type="float">
            <text:p>2.15862816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6.84353747" calcext:value-type="float">
            <text:p>86.84353747</text:p>
          </table:table-cell>
          <table:table-cell/>
          <table:table-cell office:value-type="float" office:value="43.152312120723" calcext:value-type="float">
            <text:p>43.1523121207</text:p>
          </table:table-cell>
          <table:table-cell table:formula="of:=[.D216]*2" office:value-type="float" office:value="86.304624241446" calcext:value-type="float">
            <text:p>86.3046242414</text:p>
          </table:table-cell>
          <table:table-cell table:formula="of:=([.B216]-[.E216])^2" office:value-type="float" office:value="0.29042746791049" calcext:value-type="float">
            <text:p>0.2904274679</text:p>
          </table:table-cell>
          <table:table-cell/>
          <table:table-cell office:value-type="float" office:value="43.3813821675225" calcext:value-type="float">
            <text:p>43.3813821675</text:p>
          </table:table-cell>
          <table:table-cell table:formula="of:=[.H216]*2" office:value-type="float" office:value="86.762764335045" calcext:value-type="float">
            <text:p>86.762764335</text:p>
          </table:table-cell>
          <table:table-cell table:formula="of:=([.B216]-[.I216])^2" office:value-type="float" office:value="0.0065242993304579" calcext:value-type="float">
            <text:p>0.0065242993</text:p>
          </table:table-cell>
          <table:table-cell/>
          <table:table-cell office:value-type="float" office:value="43.3455042957888" calcext:value-type="float">
            <text:p>43.3455042958</text:p>
          </table:table-cell>
          <table:table-cell table:formula="of:=[.L216]*2" office:value-type="float" office:value="86.6910085915776" calcext:value-type="float">
            <text:p>86.6910085916</text:p>
          </table:table-cell>
          <table:table-cell table:formula="of:=([.M216]-[.B216])^2" office:value-type="float" office:value="0.0232650587527958" calcext:value-type="float">
            <text:p>0.023265058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16]*2" office:value-type="float" office:value="6.42142277732202" calcext:value-type="float">
            <text:p>6.4214227773</text:p>
          </table:table-cell>
          <table:table-cell table:formula="of:=([.Q216]-[.B216])^2" office:value-type="float" office:value="6467.71653164225" calcext:value-type="float">
            <text:p>6467.7165316423</text:p>
          </table:table-cell>
          <table:table-cell/>
          <table:table-cell office:value-type="float" office:value="43.2842762527395" calcext:value-type="float">
            <text:p>43.2842762527</text:p>
          </table:table-cell>
          <table:table-cell table:formula="of:=[.T216]*2" office:value-type="float" office:value="86.568552505479" calcext:value-type="float">
            <text:p>86.5685525055</text:p>
          </table:table-cell>
          <table:table-cell table:formula="of:=([.U216]-[.B216])^2" office:value-type="float" office:value="0.0756167307126136" calcext:value-type="float">
            <text:p>0.075616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.59676668" calcext:value-type="float">
            <text:p>86.59676668</text:p>
          </table:table-cell>
          <table:table-cell/>
          <table:table-cell office:value-type="float" office:value="43.2317230603655" calcext:value-type="float">
            <text:p>43.2317230604</text:p>
          </table:table-cell>
          <table:table-cell table:formula="of:=[.D217]*2" office:value-type="float" office:value="86.463446120731" calcext:value-type="float">
            <text:p>86.4634461207</text:p>
          </table:table-cell>
          <table:table-cell table:formula="of:=([.B217]-[.E217])^2" office:value-type="float" office:value="0.0177743715237976" calcext:value-type="float">
            <text:p>0.0177743715</text:p>
          </table:table-cell>
          <table:table-cell/>
          <table:table-cell office:value-type="float" office:value="43.3340451926577" calcext:value-type="float">
            <text:p>43.3340451927</text:p>
          </table:table-cell>
          <table:table-cell table:formula="of:=[.H217]*2" office:value-type="float" office:value="86.6680903853154" calcext:value-type="float">
            <text:p>86.6680903853</text:p>
          </table:table-cell>
          <table:table-cell table:formula="of:=([.B217]-[.I217])^2" office:value-type="float" office:value="0.00508707093991705" calcext:value-type="float">
            <text:p>0.0050870709</text:p>
          </table:table-cell>
          <table:table-cell/>
          <table:table-cell office:value-type="float" office:value="43.2334852485665" calcext:value-type="float">
            <text:p>43.2334852486</text:p>
          </table:table-cell>
          <table:table-cell table:formula="of:=[.L217]*2" office:value-type="float" office:value="86.466970497133" calcext:value-type="float">
            <text:p>86.4669704971</text:p>
          </table:table-cell>
          <table:table-cell table:formula="of:=([.M217]-[.B217])^2" office:value-type="float" office:value="0.0168470490868429" calcext:value-type="float">
            <text:p>0.0168470491</text:p>
          </table:table-cell>
          <table:table-cell/>
          <table:table-cell office:value-type="float" office:value="3.86194322896645" calcext:value-type="float">
            <text:p>3.861943229</text:p>
          </table:table-cell>
          <table:table-cell table:formula="of:=[.P217]*2" office:value-type="float" office:value="7.7238864579329" calcext:value-type="float">
            <text:p>7.7238864579</text:p>
          </table:table-cell>
          <table:table-cell table:formula="of:=([.Q217]-[.B217])^2" office:value-type="float" office:value="6220.93123452454" calcext:value-type="float">
            <text:p>6220.9312345246</text:p>
          </table:table-cell>
          <table:table-cell/>
          <table:table-cell office:value-type="float" office:value="43.1745299699119" calcext:value-type="float">
            <text:p>43.1745299699</text:p>
          </table:table-cell>
          <table:table-cell table:formula="of:=[.T217]*2" office:value-type="float" office:value="86.3490599398238" calcext:value-type="float">
            <text:p>86.3490599398</text:p>
          </table:table-cell>
          <table:table-cell table:formula="of:=([.U217]-[.B217])^2" office:value-type="float" office:value="0.0613586291287187" calcext:value-type="float">
            <text:p>0.06135862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6.34813258" calcext:value-type="float">
            <text:p>86.34813258</text:p>
          </table:table-cell>
          <table:table-cell/>
          <table:table-cell office:value-type="float" office:value="43.1893975131464" calcext:value-type="float">
            <text:p>43.1893975131</text:p>
          </table:table-cell>
          <table:table-cell table:formula="of:=[.D218]*2" office:value-type="float" office:value="86.3787950262928" calcext:value-type="float">
            <text:p>86.3787950263</text:p>
          </table:table-cell>
          <table:table-cell table:formula="of:=([.B218]-[.E218])^2" office:value-type="float" office:value="0.000940185612659363" calcext:value-type="float">
            <text:p>0.0009401856</text:p>
          </table:table-cell>
          <table:table-cell/>
          <table:table-cell office:value-type="float" office:value="43.2258161693549" calcext:value-type="float">
            <text:p>43.2258161694</text:p>
          </table:table-cell>
          <table:table-cell table:formula="of:=[.H218]*2" office:value-type="float" office:value="86.4516323387098" calcext:value-type="float">
            <text:p>86.4516323387</text:p>
          </table:table-cell>
          <table:table-cell table:formula="of:=([.B218]-[.I218])^2" office:value-type="float" office:value="0.0107122000529872" calcext:value-type="float">
            <text:p>0.0107122001</text:p>
          </table:table-cell>
          <table:table-cell/>
          <table:table-cell office:value-type="float" office:value="43.1879622510821" calcext:value-type="float">
            <text:p>43.1879622511</text:p>
          </table:table-cell>
          <table:table-cell table:formula="of:=[.L218]*2" office:value-type="float" office:value="86.3759245021642" calcext:value-type="float">
            <text:p>86.3759245022</text:p>
          </table:table-cell>
          <table:table-cell table:formula="of:=([.M218]-[.B218])^2" office:value-type="float" office:value="0.000772390937580841" calcext:value-type="float">
            <text:p>0.0007723909</text:p>
          </table:table-cell>
          <table:table-cell/>
          <table:table-cell office:value-type="float" office:value="3.86194322896645" calcext:value-type="float">
            <text:p>3.861943229</text:p>
          </table:table-cell>
          <table:table-cell table:formula="of:=[.P218]*2" office:value-type="float" office:value="7.7238864579329" calcext:value-type="float">
            <text:p>7.7238864579</text:p>
          </table:table-cell>
          <table:table-cell table:formula="of:=([.Q218]-[.B218])^2" office:value-type="float" office:value="6181.77207826338" calcext:value-type="float">
            <text:p>6181.7720782634</text:p>
          </table:table-cell>
          <table:table-cell/>
          <table:table-cell office:value-type="float" office:value="43.3732840687901" calcext:value-type="float">
            <text:p>43.3732840688</text:p>
          </table:table-cell>
          <table:table-cell table:formula="of:=[.T218]*2" office:value-type="float" office:value="86.7465681375802" calcext:value-type="float">
            <text:p>86.7465681376</text:p>
          </table:table-cell>
          <table:table-cell table:formula="of:=([.U218]-[.B218])^2" office:value-type="float" office:value="0.158750893544245" calcext:value-type="float">
            <text:p>0.15875089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6.09761901" calcext:value-type="float">
            <text:p>86.09761901</text:p>
          </table:table-cell>
          <table:table-cell/>
          <table:table-cell office:value-type="float" office:value="43.0258322722015" calcext:value-type="float">
            <text:p>43.0258322722</text:p>
          </table:table-cell>
          <table:table-cell table:formula="of:=[.D219]*2" office:value-type="float" office:value="86.051664544403" calcext:value-type="float">
            <text:p>86.0516645444</text:p>
          </table:table-cell>
          <table:table-cell table:formula="of:=([.B219]-[.E219])^2" office:value-type="float" office:value="0.00211181290830644" calcext:value-type="float">
            <text:p>0.0021118129</text:p>
          </table:table-cell>
          <table:table-cell/>
          <table:table-cell office:value-type="float" office:value="42.9775926813324" calcext:value-type="float">
            <text:p>42.9775926813</text:p>
          </table:table-cell>
          <table:table-cell table:formula="of:=[.H219]*2" office:value-type="float" office:value="85.9551853626648" calcext:value-type="float">
            <text:p>85.9551853627</text:p>
          </table:table-cell>
          <table:table-cell table:formula="of:=([.B219]-[.I219])^2" office:value-type="float" office:value="0.0202873438932069" calcext:value-type="float">
            <text:p>0.0202873439</text:p>
          </table:table-cell>
          <table:table-cell/>
          <table:table-cell office:value-type="float" office:value="43.0426507812092" calcext:value-type="float">
            <text:p>43.0426507812</text:p>
          </table:table-cell>
          <table:table-cell table:formula="of:=[.L219]*2" office:value-type="float" office:value="86.0853015624184" calcext:value-type="float">
            <text:p>86.0853015624</text:p>
          </table:table-cell>
          <table:table-cell table:formula="of:=([.M219]-[.B219])^2" office:value-type="float" office:value="0.000151719514925675" calcext:value-type="float">
            <text:p>0.0001517195</text:p>
          </table:table-cell>
          <table:table-cell/>
          <table:table-cell office:value-type="float" office:value="3.90728058771367" calcext:value-type="float">
            <text:p>3.9072805877</text:p>
          </table:table-cell>
          <table:table-cell table:formula="of:=[.P219]*2" office:value-type="float" office:value="7.81456117542734" calcext:value-type="float">
            <text:p>7.8145611754</text:p>
          </table:table-cell>
          <table:table-cell table:formula="of:=([.Q219]-[.B219])^2" office:value-type="float" office:value="6128.23714393105" calcext:value-type="float">
            <text:p>6128.2371439311</text:p>
          </table:table-cell>
          <table:table-cell/>
          <table:table-cell office:value-type="float" office:value="42.5529926677109" calcext:value-type="float">
            <text:p>42.5529926677</text:p>
          </table:table-cell>
          <table:table-cell table:formula="of:=[.T219]*2" office:value-type="float" office:value="85.1059853354218" calcext:value-type="float">
            <text:p>85.1059853354</text:p>
          </table:table-cell>
          <table:table-cell table:formula="of:=([.U219]-[.B219])^2" office:value-type="float" office:value="0.983337344557456" calcext:value-type="float">
            <text:p>0.9833373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5.84520953" calcext:value-type="float">
            <text:p>85.84520953</text:p>
          </table:table-cell>
          <table:table-cell/>
          <table:table-cell office:value-type="float" office:value="43.0258322722015" calcext:value-type="float">
            <text:p>43.0258322722</text:p>
          </table:table-cell>
          <table:table-cell table:formula="of:=[.D220]*2" office:value-type="float" office:value="86.051664544403" calcext:value-type="float">
            <text:p>86.0516645444</text:p>
          </table:table-cell>
          <table:table-cell table:formula="of:=([.B220]-[.E220])^2" office:value-type="float" office:value="0.0426236729721392" calcext:value-type="float">
            <text:p>0.042623673</text:p>
          </table:table-cell>
          <table:table-cell/>
          <table:table-cell office:value-type="float" office:value="42.963022568723" calcext:value-type="float">
            <text:p>42.9630225687</text:p>
          </table:table-cell>
          <table:table-cell table:formula="of:=[.H220]*2" office:value-type="float" office:value="85.926045137446" calcext:value-type="float">
            <text:p>85.9260451374</text:p>
          </table:table-cell>
          <table:table-cell table:formula="of:=([.B220]-[.I220])^2" office:value-type="float" office:value="0.00653439543116233" calcext:value-type="float">
            <text:p>0.0065343954</text:p>
          </table:table-cell>
          <table:table-cell/>
          <table:table-cell office:value-type="float" office:value="42.8628744352684" calcext:value-type="float">
            <text:p>42.8628744353</text:p>
          </table:table-cell>
          <table:table-cell table:formula="of:=[.L220]*2" office:value-type="float" office:value="85.7257488705368" calcext:value-type="float">
            <text:p>85.7257488705</text:p>
          </table:table-cell>
          <table:table-cell table:formula="of:=([.M220]-[.B220])^2" office:value-type="float" office:value="0.0142708491593828" calcext:value-type="float">
            <text:p>0.0142708492</text:p>
          </table:table-cell>
          <table:table-cell/>
          <table:table-cell office:value-type="float" office:value="3.90836046556728" calcext:value-type="float">
            <text:p>3.9083604656</text:p>
          </table:table-cell>
          <table:table-cell table:formula="of:=[.P220]*2" office:value-type="float" office:value="7.81672093113456" calcext:value-type="float">
            <text:p>7.8167209311</text:p>
          </table:table-cell>
          <table:table-cell table:formula="of:=([.Q220]-[.B220])^2" office:value-type="float" office:value="6088.44503302328" calcext:value-type="float">
            <text:p>6088.4450330233</text:p>
          </table:table-cell>
          <table:table-cell/>
          <table:table-cell office:value-type="float" office:value="43.0338979892866" calcext:value-type="float">
            <text:p>43.0338979893</text:p>
          </table:table-cell>
          <table:table-cell table:formula="of:=[.T220]*2" office:value-type="float" office:value="86.0677959785732" calcext:value-type="float">
            <text:p>86.0677959786</text:p>
          </table:table-cell>
          <table:table-cell table:formula="of:=([.U220]-[.B220])^2" office:value-type="float" office:value="0.0495447270884281" calcext:value-type="float">
            <text:p>0.04954472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5.59088737" calcext:value-type="float">
            <text:p>85.59088737</text:p>
          </table:table-cell>
          <table:table-cell/>
          <table:table-cell office:value-type="float" office:value="43.0259396217134" calcext:value-type="float">
            <text:p>43.0259396217</text:p>
          </table:table-cell>
          <table:table-cell table:formula="of:=[.D221]*2" office:value-type="float" office:value="86.0518792434268" calcext:value-type="float">
            <text:p>86.0518792434</text:p>
          </table:table-cell>
          <table:table-cell table:formula="of:=([.B221]-[.E221])^2" office:value-type="float" office:value="0.212513507365544" calcext:value-type="float">
            <text:p>0.2125135074</text:p>
          </table:table-cell>
          <table:table-cell/>
          <table:table-cell office:value-type="float" office:value="42.8277663118746" calcext:value-type="float">
            <text:p>42.8277663119</text:p>
          </table:table-cell>
          <table:table-cell table:formula="of:=[.H221]*2" office:value-type="float" office:value="85.6555326237492" calcext:value-type="float">
            <text:p>85.6555326237</text:p>
          </table:table-cell>
          <table:table-cell table:formula="of:=([.B221]-[.I221])^2" office:value-type="float" office:value="0.0041790088322973" calcext:value-type="float">
            <text:p>0.0041790088</text:p>
          </table:table-cell>
          <table:table-cell/>
          <table:table-cell office:value-type="float" office:value="42.6997123935674" calcext:value-type="float">
            <text:p>42.6997123936</text:p>
          </table:table-cell>
          <table:table-cell table:formula="of:=[.L221]*2" office:value-type="float" office:value="85.3994247871348" calcext:value-type="float">
            <text:p>85.3994247871</text:p>
          </table:table-cell>
          <table:table-cell table:formula="of:=([.M221]-[.B221])^2" office:value-type="float" office:value="0.0366579206374133" calcext:value-type="float">
            <text:p>0.0366579206</text:p>
          </table:table-cell>
          <table:table-cell/>
          <table:table-cell office:value-type="float" office:value="3.90836046556728" calcext:value-type="float">
            <text:p>3.9083604656</text:p>
          </table:table-cell>
          <table:table-cell table:formula="of:=[.P221]*2" office:value-type="float" office:value="7.81672093113456" calcext:value-type="float">
            <text:p>7.8167209311</text:p>
          </table:table-cell>
          <table:table-cell table:formula="of:=([.Q221]-[.B221])^2" office:value-type="float" office:value="6048.82096526034" calcext:value-type="float">
            <text:p>6048.8209652604</text:p>
          </table:table-cell>
          <table:table-cell/>
          <table:table-cell office:value-type="float" office:value="42.7557773608293" calcext:value-type="float">
            <text:p>42.7557773608</text:p>
          </table:table-cell>
          <table:table-cell table:formula="of:=[.T221]*2" office:value-type="float" office:value="85.5115547216586" calcext:value-type="float">
            <text:p>85.5115547217</text:p>
          </table:table-cell>
          <table:table-cell table:formula="of:=([.U221]-[.B221])^2" office:value-type="float" office:value="0.00629366909286123" calcext:value-type="float">
            <text:p>0.00629366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5.33463541" calcext:value-type="float">
            <text:p>85.33463541</text:p>
          </table:table-cell>
          <table:table-cell/>
          <table:table-cell office:value-type="float" office:value="42.6127816489008" calcext:value-type="float">
            <text:p>42.6127816489</text:p>
          </table:table-cell>
          <table:table-cell table:formula="of:=[.D222]*2" office:value-type="float" office:value="85.2255632978016" calcext:value-type="float">
            <text:p>85.2255632978</text:p>
          </table:table-cell>
          <table:table-cell table:formula="of:=([.B222]-[.E222])^2" office:value-type="float" office:value="0.0118967256594214" calcext:value-type="float">
            <text:p>0.0118967257</text:p>
          </table:table-cell>
          <table:table-cell/>
          <table:table-cell office:value-type="float" office:value="42.6760372803894" calcext:value-type="float">
            <text:p>42.6760372804</text:p>
          </table:table-cell>
          <table:table-cell table:formula="of:=[.H222]*2" office:value-type="float" office:value="85.3520745607788" calcext:value-type="float">
            <text:p>85.3520745608</text:p>
          </table:table-cell>
          <table:table-cell table:formula="of:=([.B222]-[.I222])^2" office:value-type="float" office:value="0.000304123979885677" calcext:value-type="float">
            <text:p>0.000304124</text:p>
          </table:table-cell>
          <table:table-cell/>
          <table:table-cell office:value-type="float" office:value="42.6982937076445" calcext:value-type="float">
            <text:p>42.6982937076</text:p>
          </table:table-cell>
          <table:table-cell table:formula="of:=[.L222]*2" office:value-type="float" office:value="85.396587415289" calcext:value-type="float">
            <text:p>85.3965874153</text:p>
          </table:table-cell>
          <table:table-cell table:formula="of:=([.M222]-[.B222])^2" office:value-type="float" office:value="0.00383805095932841" calcext:value-type="float">
            <text:p>0.003838051</text:p>
          </table:table-cell>
          <table:table-cell/>
          <table:table-cell office:value-type="float" office:value="3.90836046556728" calcext:value-type="float">
            <text:p>3.9083604656</text:p>
          </table:table-cell>
          <table:table-cell table:formula="of:=[.P222]*2" office:value-type="float" office:value="7.81672093113456" calcext:value-type="float">
            <text:p>7.8167209311</text:p>
          </table:table-cell>
          <table:table-cell table:formula="of:=([.Q222]-[.B222])^2" office:value-type="float" office:value="6009.0270651527" calcext:value-type="float">
            <text:p>6009.0270651527</text:p>
          </table:table-cell>
          <table:table-cell/>
          <table:table-cell office:value-type="float" office:value="41.6601399539678" calcext:value-type="float">
            <text:p>41.660139954</text:p>
          </table:table-cell>
          <table:table-cell table:formula="of:=[.T222]*2" office:value-type="float" office:value="83.3202799079356" calcext:value-type="float">
            <text:p>83.3202799079</text:p>
          </table:table-cell>
          <table:table-cell table:formula="of:=([.U222]-[.B222])^2" office:value-type="float" office:value="4.05762808869714" calcext:value-type="float">
            <text:p>4.05762808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5.07643622" calcext:value-type="float">
            <text:p>85.07643622</text:p>
          </table:table-cell>
          <table:table-cell/>
          <table:table-cell office:value-type="float" office:value="42.4969384685892" calcext:value-type="float">
            <text:p>42.4969384686</text:p>
          </table:table-cell>
          <table:table-cell table:formula="of:=[.D223]*2" office:value-type="float" office:value="84.9938769371784" calcext:value-type="float">
            <text:p>84.9938769372</text:p>
          </table:table-cell>
          <table:table-cell table:formula="of:=([.B223]-[.E223])^2" office:value-type="float" office:value="0.00681603518001792" calcext:value-type="float">
            <text:p>0.0068160352</text:p>
          </table:table-cell>
          <table:table-cell/>
          <table:table-cell office:value-type="float" office:value="42.5841022507057" calcext:value-type="float">
            <text:p>42.5841022507</text:p>
          </table:table-cell>
          <table:table-cell table:formula="of:=[.H223]*2" office:value-type="float" office:value="85.1682045014114" calcext:value-type="float">
            <text:p>85.1682045014</text:p>
          </table:table-cell>
          <table:table-cell table:formula="of:=([.B223]-[.I223])^2" office:value-type="float" office:value="0.00842141747320012" calcext:value-type="float">
            <text:p>0.0084214175</text:p>
          </table:table-cell>
          <table:table-cell/>
          <table:table-cell office:value-type="float" office:value="42.4257163577153" calcext:value-type="float">
            <text:p>42.4257163577</text:p>
          </table:table-cell>
          <table:table-cell table:formula="of:=[.L223]*2" office:value-type="float" office:value="84.8514327154306" calcext:value-type="float">
            <text:p>84.8514327154</text:p>
          </table:table-cell>
          <table:table-cell table:formula="of:=([.M223]-[.B223])^2" office:value-type="float" office:value="0.0506265770685123" calcext:value-type="float">
            <text:p>0.0506265771</text:p>
          </table:table-cell>
          <table:table-cell/>
          <table:table-cell office:value-type="float" office:value="3.93632740978782" calcext:value-type="float">
            <text:p>3.9363274098</text:p>
          </table:table-cell>
          <table:table-cell table:formula="of:=[.P223]*2" office:value-type="float" office:value="7.87265481957564" calcext:value-type="float">
            <text:p>7.8726548196</text:p>
          </table:table-cell>
          <table:table-cell table:formula="of:=([.Q223]-[.B223])^2" office:value-type="float" office:value="5960.42386252451" calcext:value-type="float">
            <text:p>5960.4238625245</text:p>
          </table:table-cell>
          <table:table-cell/>
          <table:table-cell office:value-type="float" office:value="41.9735674704793" calcext:value-type="float">
            <text:p>41.9735674705</text:p>
          </table:table-cell>
          <table:table-cell table:formula="of:=[.T223]*2" office:value-type="float" office:value="83.9471349409586" calcext:value-type="float">
            <text:p>83.947134941</text:p>
          </table:table-cell>
          <table:table-cell table:formula="of:=([.U223]-[.B223])^2" office:value-type="float" office:value="1.27532137884454" calcext:value-type="float">
            <text:p>1.27532137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4.81627202" calcext:value-type="float">
            <text:p>84.81627202</text:p>
          </table:table-cell>
          <table:table-cell/>
          <table:table-cell office:value-type="float" office:value="42.2067740815229" calcext:value-type="float">
            <text:p>42.2067740815</text:p>
          </table:table-cell>
          <table:table-cell table:formula="of:=[.D224]*2" office:value-type="float" office:value="84.4135481630458" calcext:value-type="float">
            <text:p>84.413548163</text:p>
          </table:table-cell>
          <table:table-cell table:formula="of:=([.B224]-[.E224])^2" office:value-type="float" office:value="0.162186504960064" calcext:value-type="float">
            <text:p>0.162186505</text:p>
          </table:table-cell>
          <table:table-cell/>
          <table:table-cell office:value-type="float" office:value="42.4028655267358" calcext:value-type="float">
            <text:p>42.4028655267</text:p>
          </table:table-cell>
          <table:table-cell table:formula="of:=[.H224]*2" office:value-type="float" office:value="84.8057310534716" calcext:value-type="float">
            <text:p>84.8057310535</text:p>
          </table:table-cell>
          <table:table-cell table:formula="of:=([.B224]-[.I224])^2" office:value-type="float" office:value="0.00011111197535276" calcext:value-type="float">
            <text:p>0.000111112</text:p>
          </table:table-cell>
          <table:table-cell/>
          <table:table-cell office:value-type="float" office:value="42.3477376543726" calcext:value-type="float">
            <text:p>42.3477376544</text:p>
          </table:table-cell>
          <table:table-cell table:formula="of:=[.L224]*2" office:value-type="float" office:value="84.6954753087452" calcext:value-type="float">
            <text:p>84.6954753087</text:p>
          </table:table-cell>
          <table:table-cell table:formula="of:=([.M224]-[.B224])^2" office:value-type="float" office:value="0.014591845449975" calcext:value-type="float">
            <text:p>0.0145918454</text:p>
          </table:table-cell>
          <table:table-cell/>
          <table:table-cell office:value-type="float" office:value="3.96843845030085" calcext:value-type="float">
            <text:p>3.9684384503</text:p>
          </table:table-cell>
          <table:table-cell table:formula="of:=[.P224]*2" office:value-type="float" office:value="7.9368769006017" calcext:value-type="float">
            <text:p>7.9368769006</text:p>
          </table:table-cell>
          <table:table-cell table:formula="of:=([.Q224]-[.B224])^2" office:value-type="float" office:value="5910.44139392456" calcext:value-type="float">
            <text:p>5910.4413939246</text:p>
          </table:table-cell>
          <table:table-cell/>
          <table:table-cell office:value-type="float" office:value="41.7131727118719" calcext:value-type="float">
            <text:p>41.7131727119</text:p>
          </table:table-cell>
          <table:table-cell table:formula="of:=[.T224]*2" office:value-type="float" office:value="83.4263454237438" calcext:value-type="float">
            <text:p>83.4263454237</text:p>
          </table:table-cell>
          <table:table-cell table:formula="of:=([.U224]-[.B224])^2" office:value-type="float" office:value="1.93189594298035" calcext:value-type="float">
            <text:p>1.9318959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4.55412468" calcext:value-type="float">
            <text:p>84.55412468</text:p>
          </table:table-cell>
          <table:table-cell/>
          <table:table-cell office:value-type="float" office:value="42.1042287847881" calcext:value-type="float">
            <text:p>42.1042287848</text:p>
          </table:table-cell>
          <table:table-cell table:formula="of:=[.D225]*2" office:value-type="float" office:value="84.2084575695762" calcext:value-type="float">
            <text:p>84.2084575696</text:p>
          </table:table-cell>
          <table:table-cell table:formula="of:=([.B225]-[.E225])^2" office:value-type="float" office:value="0.119485751228742" calcext:value-type="float">
            <text:p>0.1194857512</text:p>
          </table:table-cell>
          <table:table-cell/>
          <table:table-cell office:value-type="float" office:value="42.2378444593004" calcext:value-type="float">
            <text:p>42.2378444593</text:p>
          </table:table-cell>
          <table:table-cell table:formula="of:=[.H225]*2" office:value-type="float" office:value="84.4756889186008" calcext:value-type="float">
            <text:p>84.4756889186</text:p>
          </table:table-cell>
          <table:table-cell table:formula="of:=([.B225]-[.I225])^2" office:value-type="float" office:value="0.00615216866627313" calcext:value-type="float">
            <text:p>0.0061521687</text:p>
          </table:table-cell>
          <table:table-cell/>
          <table:table-cell office:value-type="float" office:value="42.2205949838753" calcext:value-type="float">
            <text:p>42.2205949839</text:p>
          </table:table-cell>
          <table:table-cell table:formula="of:=[.L225]*2" office:value-type="float" office:value="84.4411899677506" calcext:value-type="float">
            <text:p>84.4411899678</text:p>
          </table:table-cell>
          <table:table-cell table:formula="of:=([.M225]-[.B225])^2" office:value-type="float" office:value="0.0127542492308544" calcext:value-type="float">
            <text:p>0.012754249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25]*2" office:value-type="float" office:value="6.42142277732202" calcext:value-type="float">
            <text:p>6.4214227773</text:p>
          </table:table-cell>
          <table:table-cell table:formula="of:=([.Q225]-[.B225])^2" office:value-type="float" office:value="6104.71910661274" calcext:value-type="float">
            <text:p>6104.7191066127</text:p>
          </table:table-cell>
          <table:table-cell/>
          <table:table-cell office:value-type="float" office:value="41.690240039088" calcext:value-type="float">
            <text:p>41.6902400391</text:p>
          </table:table-cell>
          <table:table-cell table:formula="of:=[.T225]*2" office:value-type="float" office:value="83.380480078176" calcext:value-type="float">
            <text:p>83.3804800782</text:p>
          </table:table-cell>
          <table:table-cell table:formula="of:=([.U225]-[.B225])^2" office:value-type="float" office:value="1.3774416513906" calcext:value-type="float">
            <text:p>1.37744165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.28997568" calcext:value-type="float">
            <text:p>84.28997568</text:p>
          </table:table-cell>
          <table:table-cell/>
          <table:table-cell office:value-type="float" office:value="42.0952101906995" calcext:value-type="float">
            <text:p>42.0952101907</text:p>
          </table:table-cell>
          <table:table-cell table:formula="of:=[.D226]*2" office:value-type="float" office:value="84.190420381399" calcext:value-type="float">
            <text:p>84.1904203814</text:p>
          </table:table-cell>
          <table:table-cell table:formula="of:=([.B226]-[.E226])^2" office:value-type="float" office:value="0.00991125747953507" calcext:value-type="float">
            <text:p>0.0099112575</text:p>
          </table:table-cell>
          <table:table-cell/>
          <table:table-cell office:value-type="float" office:value="42.1318557072716" calcext:value-type="float">
            <text:p>42.1318557073</text:p>
          </table:table-cell>
          <table:table-cell table:formula="of:=[.H226]*2" office:value-type="float" office:value="84.2637114145432" calcext:value-type="float">
            <text:p>84.2637114145</text:p>
          </table:table-cell>
          <table:table-cell table:formula="of:=([.B226]-[.I226])^2" office:value-type="float" office:value="0.000689811639985395" calcext:value-type="float">
            <text:p>0.0006898116</text:p>
          </table:table-cell>
          <table:table-cell/>
          <table:table-cell office:value-type="float" office:value="42.0902618477898" calcext:value-type="float">
            <text:p>42.0902618478</text:p>
          </table:table-cell>
          <table:table-cell table:formula="of:=[.L226]*2" office:value-type="float" office:value="84.1805236955796" calcext:value-type="float">
            <text:p>84.1805236956</text:p>
          </table:table-cell>
          <table:table-cell table:formula="of:=([.M226]-[.B226])^2" office:value-type="float" office:value="0.0119797368935641" calcext:value-type="float">
            <text:p>0.011979736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26]*2" office:value-type="float" office:value="6.42142277732202" calcext:value-type="float">
            <text:p>6.4214227773</text:p>
          </table:table-cell>
          <table:table-cell table:formula="of:=([.Q226]-[.B226])^2" office:value-type="float" office:value="6063.51153115716" calcext:value-type="float">
            <text:p>6063.5115311572</text:p>
          </table:table-cell>
          <table:table-cell/>
          <table:table-cell office:value-type="float" office:value="42.0538062573466" calcext:value-type="float">
            <text:p>42.0538062573</text:p>
          </table:table-cell>
          <table:table-cell table:formula="of:=[.T226]*2" office:value-type="float" office:value="84.1076125146932" calcext:value-type="float">
            <text:p>84.1076125147</text:p>
          </table:table-cell>
          <table:table-cell table:formula="of:=([.U226]-[.B226])^2" office:value-type="float" office:value="0.0332563240607139" calcext:value-type="float">
            <text:p>0.03325632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02380615" calcext:value-type="float">
            <text:p>84.02380615</text:p>
          </table:table-cell>
          <table:table-cell/>
          <table:table-cell office:value-type="float" office:value="42.1612700798613" calcext:value-type="float">
            <text:p>42.1612700799</text:p>
          </table:table-cell>
          <table:table-cell table:formula="of:=[.D227]*2" office:value-type="float" office:value="84.3225401597226" calcext:value-type="float">
            <text:p>84.3225401597</text:p>
          </table:table-cell>
          <table:table-cell table:formula="of:=([.B227]-[.E227])^2" office:value-type="float" office:value="0.0892420085649473" calcext:value-type="float">
            <text:p>0.0892420086</text:p>
          </table:table-cell>
          <table:table-cell/>
          <table:table-cell office:value-type="float" office:value="41.9993765437158" calcext:value-type="float">
            <text:p>41.9993765437</text:p>
          </table:table-cell>
          <table:table-cell table:formula="of:=[.H227]*2" office:value-type="float" office:value="83.9987530874316" calcext:value-type="float">
            <text:p>83.9987530874</text:p>
          </table:table-cell>
          <table:table-cell table:formula="of:=([.B227]-[.I227])^2" office:value-type="float" office:value="0.000627655944056344" calcext:value-type="float">
            <text:p>0.0006276559</text:p>
          </table:table-cell>
          <table:table-cell/>
          <table:table-cell office:value-type="float" office:value="41.9470195542956" calcext:value-type="float">
            <text:p>41.9470195543</text:p>
          </table:table-cell>
          <table:table-cell table:formula="of:=[.L227]*2" office:value-type="float" office:value="83.8940391085912" calcext:value-type="float">
            <text:p>83.8940391086</text:p>
          </table:table-cell>
          <table:table-cell table:formula="of:=([.M227]-[.B227])^2" office:value-type="float" office:value="0.0168394850359926" calcext:value-type="float">
            <text:p>0.016839485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27]*2" office:value-type="float" office:value="6.42142277732202" calcext:value-type="float">
            <text:p>6.4214227773</text:p>
          </table:table-cell>
          <table:table-cell table:formula="of:=([.Q227]-[.B227])^2" office:value-type="float" office:value="6022.12990512009" calcext:value-type="float">
            <text:p>6022.1299051201</text:p>
          </table:table-cell>
          <table:table-cell/>
          <table:table-cell office:value-type="float" office:value="41.4153221115828" calcext:value-type="float">
            <text:p>41.4153221116</text:p>
          </table:table-cell>
          <table:table-cell table:formula="of:=[.T227]*2" office:value-type="float" office:value="82.8306442231656" calcext:value-type="float">
            <text:p>82.8306442232</text:p>
          </table:table-cell>
          <table:table-cell table:formula="of:=([.U227]-[.B227])^2" office:value-type="float" office:value="1.42363538364716" calcext:value-type="float">
            <text:p>1.42363538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3.75559683" calcext:value-type="float">
            <text:p>83.75559683</text:p>
          </table:table-cell>
          <table:table-cell/>
          <table:table-cell office:value-type="float" office:value="42.1599957687258" calcext:value-type="float">
            <text:p>42.1599957687</text:p>
          </table:table-cell>
          <table:table-cell table:formula="of:=[.D228]*2" office:value-type="float" office:value="84.3199915374516" calcext:value-type="float">
            <text:p>84.3199915375</text:p>
          </table:table-cell>
          <table:table-cell table:formula="of:=([.B228]-[.E228])^2" office:value-type="float" office:value="0.318541385799375" calcext:value-type="float">
            <text:p>0.3185413858</text:p>
          </table:table-cell>
          <table:table-cell/>
          <table:table-cell office:value-type="float" office:value="41.9308907639811" calcext:value-type="float">
            <text:p>41.930890764</text:p>
          </table:table-cell>
          <table:table-cell table:formula="of:=[.H228]*2" office:value-type="float" office:value="83.8617815279622" calcext:value-type="float">
            <text:p>83.861781528</text:p>
          </table:table-cell>
          <table:table-cell table:formula="of:=([.B228]-[.I228])^2" office:value-type="float" office:value="0.0112751900813219" calcext:value-type="float">
            <text:p>0.0112751901</text:p>
          </table:table-cell>
          <table:table-cell/>
          <table:table-cell office:value-type="float" office:value="41.9325873189112" calcext:value-type="float">
            <text:p>41.9325873189</text:p>
          </table:table-cell>
          <table:table-cell table:formula="of:=[.L228]*2" office:value-type="float" office:value="83.8651746378224" calcext:value-type="float">
            <text:p>83.8651746378</text:p>
          </table:table-cell>
          <table:table-cell table:formula="of:=([.M228]-[.B228])^2" office:value-type="float" office:value="0.0120072959671638" calcext:value-type="float">
            <text:p>0.01200729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28]*2" office:value-type="float" office:value="6.42142277732202" calcext:value-type="float">
            <text:p>6.4214227773</text:p>
          </table:table-cell>
          <table:table-cell table:formula="of:=([.Q228]-[.B228])^2" office:value-type="float" office:value="5980.57447640989" calcext:value-type="float">
            <text:p>5980.5744764099</text:p>
          </table:table-cell>
          <table:table-cell/>
          <table:table-cell office:value-type="float" office:value="41.3911849463898" calcext:value-type="float">
            <text:p>41.3911849464</text:p>
          </table:table-cell>
          <table:table-cell table:formula="of:=[.T228]*2" office:value-type="float" office:value="82.7823698927796" calcext:value-type="float">
            <text:p>82.7823698928</text:p>
          </table:table-cell>
          <table:table-cell table:formula="of:=([.U228]-[.B228])^2" office:value-type="float" office:value="0.947170671331406" calcext:value-type="float">
            <text:p>0.94717067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3.48532805" calcext:value-type="float">
            <text:p>83.48532805</text:p>
          </table:table-cell>
          <table:table-cell/>
          <table:table-cell office:value-type="float" office:value="42.0003904183627" calcext:value-type="float">
            <text:p>42.0003904184</text:p>
          </table:table-cell>
          <table:table-cell table:formula="of:=[.D229]*2" office:value-type="float" office:value="84.0007808367254" calcext:value-type="float">
            <text:p>84.0007808367</text:p>
          </table:table-cell>
          <table:table-cell table:formula="of:=([.B229]-[.E229])^2" office:value-type="float" office:value="0.265691575342971" calcext:value-type="float">
            <text:p>0.2656915753</text:p>
          </table:table-cell>
          <table:table-cell/>
          <table:table-cell office:value-type="float" office:value="41.8758144899823" calcext:value-type="float">
            <text:p>41.87581449</text:p>
          </table:table-cell>
          <table:table-cell table:formula="of:=[.H229]*2" office:value-type="float" office:value="83.7516289799646" calcext:value-type="float">
            <text:p>83.75162898</text:p>
          </table:table-cell>
          <table:table-cell table:formula="of:=([.B229]-[.I229])^2" office:value-type="float" office:value="0.0709161853000036" calcext:value-type="float">
            <text:p>0.0709161853</text:p>
          </table:table-cell>
          <table:table-cell/>
          <table:table-cell office:value-type="float" office:value="41.7593308303996" calcext:value-type="float">
            <text:p>41.7593308304</text:p>
          </table:table-cell>
          <table:table-cell table:formula="of:=[.L229]*2" office:value-type="float" office:value="83.5186616607992" calcext:value-type="float">
            <text:p>83.5186616608</text:p>
          </table:table-cell>
          <table:table-cell table:formula="of:=([.M229]-[.B229])^2" office:value-type="float" office:value="0.00111112960891186" calcext:value-type="float">
            <text:p>0.001111129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29]*2" office:value-type="float" office:value="6.42142277732202" calcext:value-type="float">
            <text:p>6.4214227773</text:p>
          </table:table-cell>
          <table:table-cell table:formula="of:=([.Q229]-[.B229])^2" office:value-type="float" office:value="5938.84549587629" calcext:value-type="float">
            <text:p>5938.8454958763</text:p>
          </table:table-cell>
          <table:table-cell/>
          <table:table-cell office:value-type="float" office:value="41.5298061096892" calcext:value-type="float">
            <text:p>41.5298061097</text:p>
          </table:table-cell>
          <table:table-cell table:formula="of:=[.T229]*2" office:value-type="float" office:value="83.0596122193784" calcext:value-type="float">
            <text:p>83.0596122194</text:p>
          </table:table-cell>
          <table:table-cell table:formula="of:=([.U229]-[.B229])^2" office:value-type="float" office:value="0.18123396844185" calcext:value-type="float">
            <text:p>0.18123396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3.21297976" calcext:value-type="float">
            <text:p>83.21297976</text:p>
          </table:table-cell>
          <table:table-cell/>
          <table:table-cell office:value-type="float" office:value="41.6168725462968" calcext:value-type="float">
            <text:p>41.6168725463</text:p>
          </table:table-cell>
          <table:table-cell table:formula="of:=[.D230]*2" office:value-type="float" office:value="83.2337450925936" calcext:value-type="float">
            <text:p>83.2337450926</text:p>
          </table:table-cell>
          <table:table-cell table:formula="of:=([.B230]-[.E230])^2" office:value-type="float" office:value="0.00043119903772274" calcext:value-type="float">
            <text:p>0.000431199</text:p>
          </table:table-cell>
          <table:table-cell/>
          <table:table-cell office:value-type="float" office:value="41.6330885740157" calcext:value-type="float">
            <text:p>41.633088574</text:p>
          </table:table-cell>
          <table:table-cell table:formula="of:=[.H230]*2" office:value-type="float" office:value="83.2661771480314" calcext:value-type="float">
            <text:p>83.266177148</text:p>
          </table:table-cell>
          <table:table-cell table:formula="of:=([.B230]-[.I230])^2" office:value-type="float" office:value="0.00282996209336408" calcext:value-type="float">
            <text:p>0.0028299621</text:p>
          </table:table-cell>
          <table:table-cell/>
          <table:table-cell office:value-type="float" office:value="41.6493987344025" calcext:value-type="float">
            <text:p>41.6493987344</text:p>
          </table:table-cell>
          <table:table-cell table:formula="of:=[.L230]*2" office:value-type="float" office:value="83.298797468805" calcext:value-type="float">
            <text:p>83.2987974688</text:p>
          </table:table-cell>
          <table:table-cell table:formula="of:=([.M230]-[.B230])^2" office:value-type="float" office:value="0.00736467914454146" calcext:value-type="float">
            <text:p>0.007364679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0]*2" office:value-type="float" office:value="6.42142277732202" calcext:value-type="float">
            <text:p>6.4214227773</text:p>
          </table:table-cell>
          <table:table-cell table:formula="of:=([.Q230]-[.B230])^2" office:value-type="float" office:value="5896.94322382388" calcext:value-type="float">
            <text:p>5896.9432238239</text:p>
          </table:table-cell>
          <table:table-cell/>
          <table:table-cell office:value-type="float" office:value="41.3197814647639" calcext:value-type="float">
            <text:p>41.3197814648</text:p>
          </table:table-cell>
          <table:table-cell table:formula="of:=[.T230]*2" office:value-type="float" office:value="82.6395629295278" calcext:value-type="float">
            <text:p>82.6395629295</text:p>
          </table:table-cell>
          <table:table-cell table:formula="of:=([.U230]-[.B230])^2" office:value-type="float" office:value="0.328806861468781" calcext:value-type="float">
            <text:p>0.32880686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.93853146" calcext:value-type="float">
            <text:p>82.93853146</text:p>
          </table:table-cell>
          <table:table-cell/>
          <table:table-cell office:value-type="float" office:value="41.3160252435713" calcext:value-type="float">
            <text:p>41.3160252436</text:p>
          </table:table-cell>
          <table:table-cell table:formula="of:=[.D231]*2" office:value-type="float" office:value="82.6320504871426" calcext:value-type="float">
            <text:p>82.6320504871</text:p>
          </table:table-cell>
          <table:table-cell table:formula="of:=([.B231]-[.E231])^2" office:value-type="float" office:value="0.09393058672361" calcext:value-type="float">
            <text:p>0.0939305867</text:p>
          </table:table-cell>
          <table:table-cell/>
          <table:table-cell office:value-type="float" office:value="41.4715276910925" calcext:value-type="float">
            <text:p>41.4715276911</text:p>
          </table:table-cell>
          <table:table-cell table:formula="of:=[.H231]*2" office:value-type="float" office:value="82.943055382185" calcext:value-type="float">
            <text:p>82.9430553822</text:p>
          </table:table-cell>
          <table:table-cell table:formula="of:=([.B231]-[.I231])^2" office:value-type="float" office:value="0.000020465871935945" calcext:value-type="float">
            <text:p>2.0465871935945E-005</text:p>
          </table:table-cell>
          <table:table-cell/>
          <table:table-cell office:value-type="float" office:value="41.3501253974124" calcext:value-type="float">
            <text:p>41.3501253974</text:p>
          </table:table-cell>
          <table:table-cell table:formula="of:=[.L231]*2" office:value-type="float" office:value="82.7002507948248" calcext:value-type="float">
            <text:p>82.7002507948</text:p>
          </table:table-cell>
          <table:table-cell table:formula="of:=([.M231]-[.B231])^2" office:value-type="float" office:value="0.056777675396334" calcext:value-type="float">
            <text:p>0.0567776754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1]*2" office:value-type="float" office:value="6.42142277732202" calcext:value-type="float">
            <text:p>6.4214227773</text:p>
          </table:table-cell>
          <table:table-cell table:formula="of:=([.Q231]-[.B231])^2" office:value-type="float" office:value="5854.86792115675" calcext:value-type="float">
            <text:p>5854.8679211568</text:p>
          </table:table-cell>
          <table:table-cell/>
          <table:table-cell office:value-type="float" office:value="41.4343162774209" calcext:value-type="float">
            <text:p>41.4343162774</text:p>
          </table:table-cell>
          <table:table-cell table:formula="of:=[.T231]*2" office:value-type="float" office:value="82.8686325548418" calcext:value-type="float">
            <text:p>82.8686325548</text:p>
          </table:table-cell>
          <table:table-cell table:formula="of:=([.U231]-[.B231])^2" office:value-type="float" office:value="0.00488585694231469" calcext:value-type="float">
            <text:p>0.00488585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2.66196223" calcext:value-type="float">
            <text:p>82.66196223</text:p>
          </table:table-cell>
          <table:table-cell/>
          <table:table-cell office:value-type="float" office:value="41.0113344215626" calcext:value-type="float">
            <text:p>41.0113344216</text:p>
          </table:table-cell>
          <table:table-cell table:formula="of:=[.D232]*2" office:value-type="float" office:value="82.0226688431252" calcext:value-type="float">
            <text:p>82.0226688431</text:p>
          </table:table-cell>
          <table:table-cell table:formula="of:=([.B232]-[.E232])^2" office:value-type="float" office:value="0.408696034501849" calcext:value-type="float">
            <text:p>0.4086960345</text:p>
          </table:table-cell>
          <table:table-cell/>
          <table:table-cell office:value-type="float" office:value="41.2690379894389" calcext:value-type="float">
            <text:p>41.2690379894</text:p>
          </table:table-cell>
          <table:table-cell table:formula="of:=[.H232]*2" office:value-type="float" office:value="82.5380759788778" calcext:value-type="float">
            <text:p>82.5380759789</text:p>
          </table:table-cell>
          <table:table-cell table:formula="of:=([.B232]-[.I232])^2" office:value-type="float" office:value="0.015347803217113" calcext:value-type="float">
            <text:p>0.0153478032</text:p>
          </table:table-cell>
          <table:table-cell/>
          <table:table-cell office:value-type="float" office:value="41.2206801019274" calcext:value-type="float">
            <text:p>41.2206801019</text:p>
          </table:table-cell>
          <table:table-cell table:formula="of:=[.L232]*2" office:value-type="float" office:value="82.4413602038548" calcext:value-type="float">
            <text:p>82.4413602039</text:p>
          </table:table-cell>
          <table:table-cell table:formula="of:=([.M232]-[.B232])^2" office:value-type="float" office:value="0.048665253939368" calcext:value-type="float">
            <text:p>0.048665253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2]*2" office:value-type="float" office:value="6.42142277732202" calcext:value-type="float">
            <text:p>6.4214227773</text:p>
          </table:table-cell>
          <table:table-cell table:formula="of:=([.Q232]-[.B232])^2" office:value-type="float" office:value="5812.61985603535" calcext:value-type="float">
            <text:p>5812.6198560354</text:p>
          </table:table-cell>
          <table:table-cell/>
          <table:table-cell office:value-type="float" office:value="41.3218964217795" calcext:value-type="float">
            <text:p>41.3218964218</text:p>
          </table:table-cell>
          <table:table-cell table:formula="of:=[.T232]*2" office:value-type="float" office:value="82.643792843559" calcext:value-type="float">
            <text:p>82.6437928436</text:p>
          </table:table-cell>
          <table:table-cell table:formula="of:=([.U232]-[.B232])^2" office:value-type="float" office:value="0.000330126603642474" calcext:value-type="float">
            <text:p>0.00033012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2.38325072" calcext:value-type="float">
            <text:p>82.38325072</text:p>
          </table:table-cell>
          <table:table-cell/>
          <table:table-cell office:value-type="float" office:value="41.005884408893" calcext:value-type="float">
            <text:p>41.0058844089</text:p>
          </table:table-cell>
          <table:table-cell table:formula="of:=[.D233]*2" office:value-type="float" office:value="82.011768817786" calcext:value-type="float">
            <text:p>82.0117688178</text:p>
          </table:table-cell>
          <table:table-cell table:formula="of:=([.B233]-[.E233])^2" office:value-type="float" office:value="0.137998803672532" calcext:value-type="float">
            <text:p>0.1379988037</text:p>
          </table:table-cell>
          <table:table-cell/>
          <table:table-cell office:value-type="float" office:value="41.1788056740465" calcext:value-type="float">
            <text:p>41.178805674</text:p>
          </table:table-cell>
          <table:table-cell table:formula="of:=[.H233]*2" office:value-type="float" office:value="82.357611348093" calcext:value-type="float">
            <text:p>82.3576113481</text:p>
          </table:table-cell>
          <table:table-cell table:formula="of:=([.B233]-[.I233])^2" office:value-type="float" office:value="0.000657377391785703" calcext:value-type="float">
            <text:p>0.0006573774</text:p>
          </table:table-cell>
          <table:table-cell/>
          <table:table-cell office:value-type="float" office:value="41.1099224290101" calcext:value-type="float">
            <text:p>41.109922429</text:p>
          </table:table-cell>
          <table:table-cell table:formula="of:=[.L233]*2" office:value-type="float" office:value="82.2198448580202" calcext:value-type="float">
            <text:p>82.219844858</text:p>
          </table:table-cell>
          <table:table-cell table:formula="of:=([.M233]-[.B233])^2" office:value-type="float" office:value="0.0267014757293651" calcext:value-type="float">
            <text:p>0.026701475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3]*2" office:value-type="float" office:value="6.42142277732202" calcext:value-type="float">
            <text:p>6.4214227773</text:p>
          </table:table-cell>
          <table:table-cell table:formula="of:=([.Q233]-[.B233])^2" office:value-type="float" office:value="5770.19930439301" calcext:value-type="float">
            <text:p>5770.199304393</text:p>
          </table:table-cell>
          <table:table-cell/>
          <table:table-cell office:value-type="float" office:value="41.0239487820974" calcext:value-type="float">
            <text:p>41.0239487821</text:p>
          </table:table-cell>
          <table:table-cell table:formula="of:=[.T233]*2" office:value-type="float" office:value="82.0478975641948" calcext:value-type="float">
            <text:p>82.0478975642</text:p>
          </table:table-cell>
          <table:table-cell table:formula="of:=([.U233]-[.B233])^2" office:value-type="float" office:value="0.112461739108512" calcext:value-type="float">
            <text:p>0.11246173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.10237512" calcext:value-type="float">
            <text:p>82.10237512</text:p>
          </table:table-cell>
          <table:table-cell/>
          <table:table-cell office:value-type="float" office:value="41.1885208795812" calcext:value-type="float">
            <text:p>41.1885208796</text:p>
          </table:table-cell>
          <table:table-cell table:formula="of:=[.D234]*2" office:value-type="float" office:value="82.3770417591624" calcext:value-type="float">
            <text:p>82.3770417592</text:p>
          </table:table-cell>
          <table:table-cell table:formula="of:=([.B234]-[.E234])^2" office:value-type="float" office:value="0.0754417626687628" calcext:value-type="float">
            <text:p>0.0754417627</text:p>
          </table:table-cell>
          <table:table-cell/>
          <table:table-cell office:value-type="float" office:value="41.0760026868066" calcext:value-type="float">
            <text:p>41.0760026868</text:p>
          </table:table-cell>
          <table:table-cell table:formula="of:=[.H234]*2" office:value-type="float" office:value="82.1520053736132" calcext:value-type="float">
            <text:p>82.1520053736</text:p>
          </table:table-cell>
          <table:table-cell table:formula="of:=([.B234]-[.I234])^2" office:value-type="float" office:value="0.00246316207371076" calcext:value-type="float">
            <text:p>0.0024631621</text:p>
          </table:table-cell>
          <table:table-cell/>
          <table:table-cell office:value-type="float" office:value="41.0394878344465" calcext:value-type="float">
            <text:p>41.0394878344</text:p>
          </table:table-cell>
          <table:table-cell table:formula="of:=[.L234]*2" office:value-type="float" office:value="82.078975668893" calcext:value-type="float">
            <text:p>82.0789756689</text:p>
          </table:table-cell>
          <table:table-cell table:formula="of:=([.M234]-[.B234])^2" office:value-type="float" office:value="0.000547534312109389" calcext:value-type="float">
            <text:p>0.0005475343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4]*2" office:value-type="float" office:value="6.42142277732202" calcext:value-type="float">
            <text:p>6.4214227773</text:p>
          </table:table-cell>
          <table:table-cell table:formula="of:=([.Q234]-[.B234])^2" office:value-type="float" office:value="5727.6065474947" calcext:value-type="float">
            <text:p>5727.6065474947</text:p>
          </table:table-cell>
          <table:table-cell/>
          <table:table-cell office:value-type="float" office:value="40.8120798997852" calcext:value-type="float">
            <text:p>40.8120798998</text:p>
          </table:table-cell>
          <table:table-cell table:formula="of:=[.T234]*2" office:value-type="float" office:value="81.6241597995704" calcext:value-type="float">
            <text:p>81.6241597996</text:p>
          </table:table-cell>
          <table:table-cell table:formula="of:=([.U234]-[.B234])^2" office:value-type="float" office:value="0.228689892693583" calcext:value-type="float">
            <text:p>0.22868989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1.81931312" calcext:value-type="float">
            <text:p>81.81931312</text:p>
          </table:table-cell>
          <table:table-cell/>
          <table:table-cell office:value-type="float" office:value="40.9119553278618" calcext:value-type="float">
            <text:p>40.9119553279</text:p>
          </table:table-cell>
          <table:table-cell table:formula="of:=[.D235]*2" office:value-type="float" office:value="81.8239106557236" calcext:value-type="float">
            <text:p>81.8239106557</text:p>
          </table:table-cell>
          <table:table-cell table:formula="of:=([.B235]-[.E235])^2" office:value-type="float" office:value="0.0000211373347296894" calcext:value-type="float">
            <text:p>2.11373347296894E-005</text:p>
          </table:table-cell>
          <table:table-cell/>
          <table:table-cell office:value-type="float" office:value="40.9956825960417" calcext:value-type="float">
            <text:p>40.995682596</text:p>
          </table:table-cell>
          <table:table-cell table:formula="of:=[.H235]*2" office:value-type="float" office:value="81.9913651920834" calcext:value-type="float">
            <text:p>81.9913651921</text:p>
          </table:table-cell>
          <table:table-cell table:formula="of:=([.B235]-[.I235])^2" office:value-type="float" office:value="0.0296019155081925" calcext:value-type="float">
            <text:p>0.0296019155</text:p>
          </table:table-cell>
          <table:table-cell/>
          <table:table-cell office:value-type="float" office:value="40.9308890741824" calcext:value-type="float">
            <text:p>40.9308890742</text:p>
          </table:table-cell>
          <table:table-cell table:formula="of:=[.L235]*2" office:value-type="float" office:value="81.8617781483648" calcext:value-type="float">
            <text:p>81.8617781484</text:p>
          </table:table-cell>
          <table:table-cell table:formula="of:=([.M235]-[.B235])^2" office:value-type="float" office:value="0.00180327863402344" calcext:value-type="float">
            <text:p>0.001803278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5]*2" office:value-type="float" office:value="6.42142277732202" calcext:value-type="float">
            <text:p>6.4214227773</text:p>
          </table:table-cell>
          <table:table-cell table:formula="of:=([.Q235]-[.B235])^2" office:value-type="float" office:value="5684.84186812649" calcext:value-type="float">
            <text:p>5684.8418681265</text:p>
          </table:table-cell>
          <table:table-cell/>
          <table:table-cell office:value-type="float" office:value="40.6898727331542" calcext:value-type="float">
            <text:p>40.6898727332</text:p>
          </table:table-cell>
          <table:table-cell table:formula="of:=[.T235]*2" office:value-type="float" office:value="81.3797454663084" calcext:value-type="float">
            <text:p>81.3797454663</text:p>
          </table:table-cell>
          <table:table-cell table:formula="of:=([.U235]-[.B235])^2" office:value-type="float" office:value="0.193219722171936" calcext:value-type="float">
            <text:p>0.19321972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1.53404197" calcext:value-type="float">
            <text:p>81.53404197</text:p>
          </table:table-cell>
          <table:table-cell/>
          <table:table-cell office:value-type="float" office:value="40.8103507668633" calcext:value-type="float">
            <text:p>40.8103507669</text:p>
          </table:table-cell>
          <table:table-cell table:formula="of:=[.D236]*2" office:value-type="float" office:value="81.6207015337266" calcext:value-type="float">
            <text:p>81.6207015337</text:p>
          </table:table-cell>
          <table:table-cell table:formula="of:=([.B236]-[.E236])^2" office:value-type="float" office:value="0.00750987998528443" calcext:value-type="float">
            <text:p>0.00750988</text:p>
          </table:table-cell>
          <table:table-cell/>
          <table:table-cell office:value-type="float" office:value="40.8050661881071" calcext:value-type="float">
            <text:p>40.8050661881</text:p>
          </table:table-cell>
          <table:table-cell table:formula="of:=[.H236]*2" office:value-type="float" office:value="81.6101323762142" calcext:value-type="float">
            <text:p>81.6101323762</text:p>
          </table:table-cell>
          <table:table-cell table:formula="of:=([.B236]-[.I236])^2" office:value-type="float" office:value="0.00578974991784072" calcext:value-type="float">
            <text:p>0.0057897499</text:p>
          </table:table-cell>
          <table:table-cell/>
          <table:table-cell office:value-type="float" office:value="40.880485746877" calcext:value-type="float">
            <text:p>40.8804857469</text:p>
          </table:table-cell>
          <table:table-cell table:formula="of:=[.L236]*2" office:value-type="float" office:value="81.760971493754" calcext:value-type="float">
            <text:p>81.7609714938</text:p>
          </table:table-cell>
          <table:table-cell table:formula="of:=([.M236]-[.B236])^2" office:value-type="float" office:value="0.051497008751215" calcext:value-type="float">
            <text:p>0.0514970088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6]*2" office:value-type="float" office:value="6.42142277732202" calcext:value-type="float">
            <text:p>6.4214227773</text:p>
          </table:table-cell>
          <table:table-cell table:formula="of:=([.Q236]-[.B236])^2" office:value-type="float" office:value="5641.90556198426" calcext:value-type="float">
            <text:p>5641.9055619843</text:p>
          </table:table-cell>
          <table:table-cell/>
          <table:table-cell office:value-type="string" calcext:value-type="string">
            <text:p>NaN</text:p>
          </table:table-cell>
          <table:table-cell table:formula="of:=[.T236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1.24653839" calcext:value-type="float">
            <text:p>81.24653839</text:p>
          </table:table-cell>
          <table:table-cell/>
          <table:table-cell office:value-type="float" office:value="40.8566164584713" calcext:value-type="float">
            <text:p>40.8566164585</text:p>
          </table:table-cell>
          <table:table-cell table:formula="of:=[.D237]*2" office:value-type="float" office:value="81.7132329169426" calcext:value-type="float">
            <text:p>81.7132329169</text:p>
          </table:table-cell>
          <table:table-cell table:formula="of:=([.B237]-[.E237])^2" office:value-type="float" office:value="0.217803781478181" calcext:value-type="float">
            <text:p>0.2178037815</text:p>
          </table:table-cell>
          <table:table-cell/>
          <table:table-cell office:value-type="float" office:value="40.6012175807095" calcext:value-type="float">
            <text:p>40.6012175807</text:p>
          </table:table-cell>
          <table:table-cell table:formula="of:=[.H237]*2" office:value-type="float" office:value="81.202435161419" calcext:value-type="float">
            <text:p>81.2024351614</text:p>
          </table:table-cell>
          <table:table-cell table:formula="of:=([.B237]-[.I237])^2" office:value-type="float" office:value="0.0019450947712674" calcext:value-type="float">
            <text:p>0.0019450948</text:p>
          </table:table-cell>
          <table:table-cell/>
          <table:table-cell office:value-type="float" office:value="40.4357592413063" calcext:value-type="float">
            <text:p>40.4357592413</text:p>
          </table:table-cell>
          <table:table-cell table:formula="of:=[.L237]*2" office:value-type="float" office:value="80.8715184826126" calcext:value-type="float">
            <text:p>80.8715184826</text:p>
          </table:table-cell>
          <table:table-cell table:formula="of:=([.M237]-[.B237])^2" office:value-type="float" office:value="0.140639930936852" calcext:value-type="float">
            <text:p>0.140639930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7]*2" office:value-type="float" office:value="6.42142277732202" calcext:value-type="float">
            <text:p>6.4214227773</text:p>
          </table:table-cell>
          <table:table-cell table:formula="of:=([.Q237]-[.B237])^2" office:value-type="float" office:value="5598.79792645063" calcext:value-type="float">
            <text:p>5598.7979264506</text:p>
          </table:table-cell>
          <table:table-cell/>
          <table:table-cell office:value-type="float" office:value="40.6077336439559" calcext:value-type="float">
            <text:p>40.607733644</text:p>
          </table:table-cell>
          <table:table-cell table:formula="of:=[.T237]*2" office:value-type="float" office:value="81.2154672879118" calcext:value-type="float">
            <text:p>81.2154672879</text:p>
          </table:table-cell>
          <table:table-cell table:formula="of:=([.U237]-[.B237])^2" office:value-type="float" office:value="0.000965413384974792" calcext:value-type="float">
            <text:p>0.00096541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.95677859" calcext:value-type="float">
            <text:p>80.95677859</text:p>
          </table:table-cell>
          <table:table-cell/>
          <table:table-cell office:value-type="float" office:value="40.2228576187083" calcext:value-type="float">
            <text:p>40.2228576187</text:p>
          </table:table-cell>
          <table:table-cell table:formula="of:=[.D238]*2" office:value-type="float" office:value="80.4457152374166" calcext:value-type="float">
            <text:p>80.4457152374</text:p>
          </table:table-cell>
          <table:table-cell table:formula="of:=([.B238]-[.E238])^2" office:value-type="float" office:value="0.261185750353776" calcext:value-type="float">
            <text:p>0.2611857504</text:p>
          </table:table-cell>
          <table:table-cell/>
          <table:table-cell office:value-type="float" office:value="40.416669068251" calcext:value-type="float">
            <text:p>40.4166690683</text:p>
          </table:table-cell>
          <table:table-cell table:formula="of:=[.H238]*2" office:value-type="float" office:value="80.833338136502" calcext:value-type="float">
            <text:p>80.8333381365</text:p>
          </table:table-cell>
          <table:table-cell table:formula="of:=([.B238]-[.I238])^2" office:value-type="float" office:value="0.0152375455597933" calcext:value-type="float">
            <text:p>0.0152375456</text:p>
          </table:table-cell>
          <table:table-cell/>
          <table:table-cell office:value-type="float" office:value="40.3648843984735" calcext:value-type="float">
            <text:p>40.3648843985</text:p>
          </table:table-cell>
          <table:table-cell table:formula="of:=[.L238]*2" office:value-type="float" office:value="80.729768796947" calcext:value-type="float">
            <text:p>80.7297687969</text:p>
          </table:table-cell>
          <table:table-cell table:formula="of:=([.M238]-[.B238])^2" office:value-type="float" office:value="0.0515334461419659" calcext:value-type="float">
            <text:p>0.051533446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8]*2" office:value-type="float" office:value="6.42142277732202" calcext:value-type="float">
            <text:p>6.4214227773</text:p>
          </table:table-cell>
          <table:table-cell table:formula="of:=([.Q238]-[.B238])^2" office:value-type="float" office:value="5555.51926612251" calcext:value-type="float">
            <text:p>5555.5192661225</text:p>
          </table:table-cell>
          <table:table-cell/>
          <table:table-cell office:value-type="float" office:value="40.3311059202515" calcext:value-type="float">
            <text:p>40.3311059203</text:p>
          </table:table-cell>
          <table:table-cell table:formula="of:=[.T238]*2" office:value-type="float" office:value="80.662211840503" calcext:value-type="float">
            <text:p>80.6622118405</text:p>
          </table:table-cell>
          <table:table-cell table:formula="of:=([.U238]-[.B238])^2" office:value-type="float" office:value="0.0867695699092248" calcext:value-type="float">
            <text:p>0.08676956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.66473827" calcext:value-type="float">
            <text:p>80.66473827</text:p>
          </table:table-cell>
          <table:table-cell/>
          <table:table-cell office:value-type="float" office:value="40.0087518699732" calcext:value-type="float">
            <text:p>40.00875187</text:p>
          </table:table-cell>
          <table:table-cell table:formula="of:=[.D239]*2" office:value-type="float" office:value="80.0175037399464" calcext:value-type="float">
            <text:p>80.0175037399</text:p>
          </table:table-cell>
          <table:table-cell table:formula="of:=([.B239]-[.E239])^2" office:value-type="float" office:value="0.418912536893698" calcext:value-type="float">
            <text:p>0.4189125369</text:p>
          </table:table-cell>
          <table:table-cell/>
          <table:table-cell office:value-type="float" office:value="40.4088929874946" calcext:value-type="float">
            <text:p>40.4088929875</text:p>
          </table:table-cell>
          <table:table-cell table:formula="of:=[.H239]*2" office:value-type="float" office:value="80.8177859749892" calcext:value-type="float">
            <text:p>80.817785975</text:p>
          </table:table-cell>
          <table:table-cell table:formula="of:=([.B239]-[.I239])^2" office:value-type="float" office:value="0.0234236000024629" calcext:value-type="float">
            <text:p>0.0234236</text:p>
          </table:table-cell>
          <table:table-cell/>
          <table:table-cell office:value-type="float" office:value="40.3004622054104" calcext:value-type="float">
            <text:p>40.3004622054</text:p>
          </table:table-cell>
          <table:table-cell table:formula="of:=[.L239]*2" office:value-type="float" office:value="80.6009244108208" calcext:value-type="float">
            <text:p>80.6009244108</text:p>
          </table:table-cell>
          <table:table-cell table:formula="of:=([.M239]-[.B239])^2" office:value-type="float" office:value="0.00407220862334349" calcext:value-type="float">
            <text:p>0.0040722086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39]*2" office:value-type="float" office:value="6.42142277732202" calcext:value-type="float">
            <text:p>6.4214227773</text:p>
          </table:table-cell>
          <table:table-cell table:formula="of:=([.Q239]-[.B239])^2" office:value-type="float" office:value="5512.06989534532" calcext:value-type="float">
            <text:p>5512.0698953453</text:p>
          </table:table-cell>
          <table:table-cell/>
          <table:table-cell office:value-type="float" office:value="40.5095195568734" calcext:value-type="float">
            <text:p>40.5095195569</text:p>
          </table:table-cell>
          <table:table-cell table:formula="of:=[.T239]*2" office:value-type="float" office:value="81.0190391137468" calcext:value-type="float">
            <text:p>81.0190391137</text:p>
          </table:table-cell>
          <table:table-cell table:formula="of:=([.U239]-[.B239])^2" office:value-type="float" office:value="0.125529087879694" calcext:value-type="float">
            <text:p>0.12552908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.37039256" calcext:value-type="float">
            <text:p>80.37039256</text:p>
          </table:table-cell>
          <table:table-cell/>
          <table:table-cell office:value-type="float" office:value="40.0315447541956" calcext:value-type="float">
            <text:p>40.0315447542</text:p>
          </table:table-cell>
          <table:table-cell table:formula="of:=[.D240]*2" office:value-type="float" office:value="80.0630895083912" calcext:value-type="float">
            <text:p>80.0630895084</text:p>
          </table:table-cell>
          <table:table-cell table:formula="of:=([.B240]-[.E240])^2" office:value-type="float" office:value="0.0944351655280797" calcext:value-type="float">
            <text:p>0.0944351655</text:p>
          </table:table-cell>
          <table:table-cell/>
          <table:table-cell office:value-type="float" office:value="40.1732137091965" calcext:value-type="float">
            <text:p>40.1732137092</text:p>
          </table:table-cell>
          <table:table-cell table:formula="of:=[.H240]*2" office:value-type="float" office:value="80.346427418393" calcext:value-type="float">
            <text:p>80.3464274184</text:p>
          </table:table-cell>
          <table:table-cell table:formula="of:=([.B240]-[.I240])^2" office:value-type="float" office:value="0.000574328012243239" calcext:value-type="float">
            <text:p>0.000574328</text:p>
          </table:table-cell>
          <table:table-cell/>
          <table:table-cell office:value-type="float" office:value="40.1956477974318" calcext:value-type="float">
            <text:p>40.1956477974</text:p>
          </table:table-cell>
          <table:table-cell table:formula="of:=[.L240]*2" office:value-type="float" office:value="80.3912955948636" calcext:value-type="float">
            <text:p>80.3912955949</text:p>
          </table:table-cell>
          <table:table-cell table:formula="of:=([.M240]-[.B240])^2" office:value-type="float" office:value="0.000436936866509198" calcext:value-type="float">
            <text:p>0.000436936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40]*2" office:value-type="float" office:value="6.42142277732202" calcext:value-type="float">
            <text:p>6.4214227773</text:p>
          </table:table-cell>
          <table:table-cell table:formula="of:=([.Q240]-[.B240])^2" office:value-type="float" office:value="5468.45013191942" calcext:value-type="float">
            <text:p>5468.4501319194</text:p>
          </table:table-cell>
          <table:table-cell/>
          <table:table-cell office:value-type="float" office:value="39.9384479690622" calcext:value-type="float">
            <text:p>39.9384479691</text:p>
          </table:table-cell>
          <table:table-cell table:formula="of:=[.T240]*2" office:value-type="float" office:value="79.8768959381244" calcext:value-type="float">
            <text:p>79.8768959381</text:p>
          </table:table-cell>
          <table:table-cell table:formula="of:=([.U240]-[.B240])^2" office:value-type="float" office:value="0.243538915802622" calcext:value-type="float">
            <text:p>0.24353891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.07371604" calcext:value-type="float">
            <text:p>80.07371604</text:p>
          </table:table-cell>
          <table:table-cell/>
          <table:table-cell office:value-type="float" office:value="39.9371616960242" calcext:value-type="float">
            <text:p>39.937161696</text:p>
          </table:table-cell>
          <table:table-cell table:formula="of:=[.D241]*2" office:value-type="float" office:value="79.8743233920484" calcext:value-type="float">
            <text:p>79.874323392</text:p>
          </table:table-cell>
          <table:table-cell table:formula="of:=([.B241]-[.E241])^2" office:value-type="float" office:value="0.0397574280571498" calcext:value-type="float">
            <text:p>0.0397574281</text:p>
          </table:table-cell>
          <table:table-cell/>
          <table:table-cell office:value-type="float" office:value="40.0517256779326" calcext:value-type="float">
            <text:p>40.0517256779</text:p>
          </table:table-cell>
          <table:table-cell table:formula="of:=[.H241]*2" office:value-type="float" office:value="80.1034513558652" calcext:value-type="float">
            <text:p>80.1034513559</text:p>
          </table:table-cell>
          <table:table-cell table:formula="of:=([.B241]-[.I241])^2" office:value-type="float" office:value="0.000884189009603813" calcext:value-type="float">
            <text:p>0.000884189</text:p>
          </table:table-cell>
          <table:table-cell/>
          <table:table-cell office:value-type="float" office:value="39.9945445414727" calcext:value-type="float">
            <text:p>39.9945445415</text:p>
          </table:table-cell>
          <table:table-cell table:formula="of:=[.L241]*2" office:value-type="float" office:value="79.9890890829454" calcext:value-type="float">
            <text:p>79.9890890829</text:p>
          </table:table-cell>
          <table:table-cell table:formula="of:=([.M241]-[.B241])^2" office:value-type="float" office:value="0.00716172186032038" calcext:value-type="float">
            <text:p>0.007161721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41]*2" office:value-type="float" office:value="6.42142277732202" calcext:value-type="float">
            <text:p>6.4214227773</text:p>
          </table:table-cell>
          <table:table-cell table:formula="of:=([.Q241]-[.B241])^2" office:value-type="float" office:value="5424.66030285152" calcext:value-type="float">
            <text:p>5424.6603028515</text:p>
          </table:table-cell>
          <table:table-cell/>
          <table:table-cell office:value-type="string" calcext:value-type="string">
            <text:p>NaN</text:p>
          </table:table-cell>
          <table:table-cell table:formula="of:=[.T241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9.7746827" calcext:value-type="float">
            <text:p>79.7746827</text:p>
          </table:table-cell>
          <table:table-cell/>
          <table:table-cell office:value-type="float" office:value="40.0293246092286" calcext:value-type="float">
            <text:p>40.0293246092</text:p>
          </table:table-cell>
          <table:table-cell table:formula="of:=[.D242]*2" office:value-type="float" office:value="80.0586492184572" calcext:value-type="float">
            <text:p>80.0586492185</text:p>
          </table:table-cell>
          <table:table-cell table:formula="of:=([.B242]-[.E242])^2" office:value-type="float" office:value="0.0806369836047065" calcext:value-type="float">
            <text:p>0.0806369836</text:p>
          </table:table-cell>
          <table:table-cell/>
          <table:table-cell office:value-type="float" office:value="39.8731806905046" calcext:value-type="float">
            <text:p>39.8731806905</text:p>
          </table:table-cell>
          <table:table-cell table:formula="of:=[.H242]*2" office:value-type="float" office:value="79.7463613810092" calcext:value-type="float">
            <text:p>79.746361381</text:p>
          </table:table-cell>
          <table:table-cell table:formula="of:=([.B242]-[.I242])^2" office:value-type="float" office:value="0.000802097109378953" calcext:value-type="float">
            <text:p>0.0008020971</text:p>
          </table:table-cell>
          <table:table-cell/>
          <table:table-cell office:value-type="float" office:value="39.830491075915" calcext:value-type="float">
            <text:p>39.8304910759</text:p>
          </table:table-cell>
          <table:table-cell table:formula="of:=[.L242]*2" office:value-type="float" office:value="79.66098215183" calcext:value-type="float">
            <text:p>79.6609821518</text:p>
          </table:table-cell>
          <table:table-cell table:formula="of:=([.M242]-[.B242])^2" office:value-type="float" office:value="0.0129278146541588" calcext:value-type="float">
            <text:p>0.0129278147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42]*2" office:value-type="float" office:value="6.42142277732202" calcext:value-type="float">
            <text:p>6.4214227773</text:p>
          </table:table-cell>
          <table:table-cell table:formula="of:=([.Q242]-[.B242])^2" office:value-type="float" office:value="5380.70074128396" calcext:value-type="float">
            <text:p>5380.700741284</text:p>
          </table:table-cell>
          <table:table-cell/>
          <table:table-cell office:value-type="string" calcext:value-type="string">
            <text:p>NaN</text:p>
          </table:table-cell>
          <table:table-cell table:formula="of:=[.T242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9.47326595" calcext:value-type="float">
            <text:p>79.47326595</text:p>
          </table:table-cell>
          <table:table-cell/>
          <table:table-cell office:value-type="float" office:value="40.0294548353648" calcext:value-type="float">
            <text:p>40.0294548354</text:p>
          </table:table-cell>
          <table:table-cell table:formula="of:=[.D243]*2" office:value-type="float" office:value="80.0589096707296" calcext:value-type="float">
            <text:p>80.0589096707</text:p>
          </table:table-cell>
          <table:table-cell table:formula="of:=([.B243]-[.E243])^2" office:value-type="float" office:value="0.342978567630018" calcext:value-type="float">
            <text:p>0.3429785676</text:p>
          </table:table-cell>
          <table:table-cell/>
          <table:table-cell office:value-type="float" office:value="39.822816154221" calcext:value-type="float">
            <text:p>39.8228161542</text:p>
          </table:table-cell>
          <table:table-cell table:formula="of:=[.H243]*2" office:value-type="float" office:value="79.645632308442" calcext:value-type="float">
            <text:p>79.6456323084</text:p>
          </table:table-cell>
          <table:table-cell table:formula="of:=([.B243]-[.I243])^2" office:value-type="float" office:value="0.0297101615225578" calcext:value-type="float">
            <text:p>0.0297101615</text:p>
          </table:table-cell>
          <table:table-cell/>
          <table:table-cell office:value-type="float" office:value="39.6530498049714" calcext:value-type="float">
            <text:p>39.653049805</text:p>
          </table:table-cell>
          <table:table-cell table:formula="of:=[.L243]*2" office:value-type="float" office:value="79.3060996099428" calcext:value-type="float">
            <text:p>79.3060996099</text:p>
          </table:table-cell>
          <table:table-cell table:formula="of:=([.M243]-[.B243])^2" office:value-type="float" office:value="0.0279445852481171" calcext:value-type="float">
            <text:p>0.027944585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43]*2" office:value-type="float" office:value="6.42142277732202" calcext:value-type="float">
            <text:p>6.4214227773</text:p>
          </table:table-cell>
          <table:table-cell table:formula="of:=([.Q243]-[.B243])^2" office:value-type="float" office:value="5336.57179092554" calcext:value-type="float">
            <text:p>5336.5717909255</text:p>
          </table:table-cell>
          <table:table-cell/>
          <table:table-cell office:value-type="string" calcext:value-type="string">
            <text:p>NaN</text:p>
          </table:table-cell>
          <table:table-cell table:formula="of:=[.T243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9.16943855" calcext:value-type="float">
            <text:p>79.16943855</text:p>
          </table:table-cell>
          <table:table-cell/>
          <table:table-cell office:value-type="float" office:value="39.8333519970635" calcext:value-type="float">
            <text:p>39.8333519971</text:p>
          </table:table-cell>
          <table:table-cell table:formula="of:=[.D244]*2" office:value-type="float" office:value="79.666703994127" calcext:value-type="float">
            <text:p>79.6667039941</text:p>
          </table:table-cell>
          <table:table-cell table:formula="of:=([.B244]-[.E244])^2" office:value-type="float" office:value="0.247272921922832" calcext:value-type="float">
            <text:p>0.2472729219</text:p>
          </table:table-cell>
          <table:table-cell/>
          <table:table-cell office:value-type="float" office:value="39.6052076087886" calcext:value-type="float">
            <text:p>39.6052076088</text:p>
          </table:table-cell>
          <table:table-cell table:formula="of:=[.H244]*2" office:value-type="float" office:value="79.2104152175772" calcext:value-type="float">
            <text:p>79.2104152176</text:p>
          </table:table-cell>
          <table:table-cell table:formula="of:=([.B244]-[.I244])^2" office:value-type="float" office:value="0.00167908728573333" calcext:value-type="float">
            <text:p>0.0016790873</text:p>
          </table:table-cell>
          <table:table-cell/>
          <table:table-cell office:value-type="float" office:value="39.6120662527157" calcext:value-type="float">
            <text:p>39.6120662527</text:p>
          </table:table-cell>
          <table:table-cell table:formula="of:=[.L244]*2" office:value-type="float" office:value="79.2241325054314" calcext:value-type="float">
            <text:p>79.2241325054</text:p>
          </table:table-cell>
          <table:table-cell table:formula="of:=([.M244]-[.B244])^2" office:value-type="float" office:value="0.00299142876073237" calcext:value-type="float">
            <text:p>0.0029914288</text:p>
          </table:table-cell>
          <table:table-cell/>
          <table:table-cell office:value-type="float" office:value="2.878205226939" calcext:value-type="float">
            <text:p>2.8782052269</text:p>
          </table:table-cell>
          <table:table-cell table:formula="of:=[.P244]*2" office:value-type="float" office:value="5.756410453878" calcext:value-type="float">
            <text:p>5.7564104539</text:p>
          </table:table-cell>
          <table:table-cell table:formula="of:=([.Q244]-[.B244])^2" office:value-type="float" office:value="5389.472694242" calcext:value-type="float">
            <text:p>5389.472694242</text:p>
          </table:table-cell>
          <table:table-cell/>
          <table:table-cell office:value-type="string" calcext:value-type="string">
            <text:p>NaN</text:p>
          </table:table-cell>
          <table:table-cell table:formula="of:=[.T244]*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8.86317265" calcext:value-type="float">
            <text:p>78.86317265</text:p>
          </table:table-cell>
          <table:table-cell/>
          <table:table-cell office:value-type="float" office:value="39.0531386700913" calcext:value-type="float">
            <text:p>39.0531386701</text:p>
          </table:table-cell>
          <table:table-cell table:formula="of:=[.D245]*2" office:value-type="float" office:value="78.1062773401826" calcext:value-type="float">
            <text:p>78.1062773402</text:p>
          </table:table-cell>
          <table:table-cell table:formula="of:=([.B245]-[.E245])^2" office:value-type="float" office:value="0.57289051002357" calcext:value-type="float">
            <text:p>0.57289051</text:p>
          </table:table-cell>
          <table:table-cell/>
          <table:table-cell office:value-type="float" office:value="39.4685803796359" calcext:value-type="float">
            <text:p>39.4685803796</text:p>
          </table:table-cell>
          <table:table-cell table:formula="of:=[.H245]*2" office:value-type="float" office:value="78.9371607592718" calcext:value-type="float">
            <text:p>78.9371607593</text:p>
          </table:table-cell>
          <table:table-cell table:formula="of:=([.B245]-[.I245])^2" office:value-type="float" office:value="0.0054742403136172" calcext:value-type="float">
            <text:p>0.0054742403</text:p>
          </table:table-cell>
          <table:table-cell/>
          <table:table-cell office:value-type="float" office:value="39.4195342894284" calcext:value-type="float">
            <text:p>39.4195342894</text:p>
          </table:table-cell>
          <table:table-cell table:formula="of:=[.L245]*2" office:value-type="float" office:value="78.8390685788568" calcext:value-type="float">
            <text:p>78.8390685789</text:p>
          </table:table-cell>
          <table:table-cell table:formula="of:=([.M245]-[.B245])^2" office:value-type="float" office:value="0.00058100624567641" calcext:value-type="float">
            <text:p>0.0005810062</text:p>
          </table:table-cell>
          <table:table-cell/>
          <table:table-cell office:value-type="float" office:value="2.878205226939" calcext:value-type="float">
            <text:p>2.8782052269</text:p>
          </table:table-cell>
          <table:table-cell table:formula="of:=[.P245]*2" office:value-type="float" office:value="5.756410453878" calcext:value-type="float">
            <text:p>5.7564104539</text:p>
          </table:table-cell>
          <table:table-cell table:formula="of:=([.Q245]-[.B245])^2" office:value-type="float" office:value="5344.59867880033" calcext:value-type="float">
            <text:p>5344.5986788003</text:p>
          </table:table-cell>
          <table:table-cell/>
          <table:table-cell office:value-type="float" office:value="39.7511452549389" calcext:value-type="float">
            <text:p>39.7511452549</text:p>
          </table:table-cell>
          <table:table-cell table:formula="of:=[.T245]*2" office:value-type="float" office:value="79.5022905098778" calcext:value-type="float">
            <text:p>79.5022905099</text:p>
          </table:table-cell>
          <table:table-cell table:formula="of:=([.U245]-[.B245])^2" office:value-type="float" office:value="0.408471638814779" calcext:value-type="float">
            <text:p>0.40847163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8.55443972" calcext:value-type="float">
            <text:p>78.55443972</text:p>
          </table:table-cell>
          <table:table-cell/>
          <table:table-cell office:value-type="float" office:value="39.0972099335709" calcext:value-type="float">
            <text:p>39.0972099336</text:p>
          </table:table-cell>
          <table:table-cell table:formula="of:=[.D246]*2" office:value-type="float" office:value="78.1944198671418" calcext:value-type="float">
            <text:p>78.1944198671</text:p>
          </table:table-cell>
          <table:table-cell table:formula="of:=([.B246]-[.E246])^2" office:value-type="float" office:value="0.129614294452041" calcext:value-type="float">
            <text:p>0.1296142945</text:p>
          </table:table-cell>
          <table:table-cell/>
          <table:table-cell office:value-type="float" office:value="39.3420734784405" calcext:value-type="float">
            <text:p>39.3420734784</text:p>
          </table:table-cell>
          <table:table-cell table:formula="of:=[.H246]*2" office:value-type="float" office:value="78.684146956881" calcext:value-type="float">
            <text:p>78.6841469569</text:p>
          </table:table-cell>
          <table:table-cell table:formula="of:=([.B246]-[.I246])^2" office:value-type="float" office:value="0.0168239672993011" calcext:value-type="float">
            <text:p>0.0168239673</text:p>
          </table:table-cell>
          <table:table-cell/>
          <table:table-cell office:value-type="float" office:value="39.2734025842303" calcext:value-type="float">
            <text:p>39.2734025842</text:p>
          </table:table-cell>
          <table:table-cell table:formula="of:=[.L246]*2" office:value-type="float" office:value="78.5468051684606" calcext:value-type="float">
            <text:p>78.5468051685</text:p>
          </table:table-cell>
          <table:table-cell table:formula="of:=([.M246]-[.B246])^2" office:value-type="float" office:value="0.0000582863772079221" calcext:value-type="float">
            <text:p>5.82863772079221E-005</text:p>
          </table:table-cell>
          <table:table-cell/>
          <table:table-cell office:value-type="float" office:value="2.878205226939" calcext:value-type="float">
            <text:p>2.8782052269</text:p>
          </table:table-cell>
          <table:table-cell table:formula="of:=[.P246]*2" office:value-type="float" office:value="5.756410453878" calcext:value-type="float">
            <text:p>5.7564104539</text:p>
          </table:table-cell>
          <table:table-cell table:formula="of:=([.Q246]-[.B246])^2" office:value-type="float" office:value="5299.55306503116" calcext:value-type="float">
            <text:p>5299.5530650312</text:p>
          </table:table-cell>
          <table:table-cell/>
          <table:table-cell office:value-type="float" office:value="39.2890354342995" calcext:value-type="float">
            <text:p>39.2890354343</text:p>
          </table:table-cell>
          <table:table-cell table:formula="of:=[.T246]*2" office:value-type="float" office:value="78.578070868599" calcext:value-type="float">
            <text:p>78.5780708686</text:p>
          </table:table-cell>
          <table:table-cell table:formula="of:=([.U246]-[.B246])^2" office:value-type="float" office:value="0.000558431184107755" calcext:value-type="float">
            <text:p>0.00055843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.24321057" calcext:value-type="float">
            <text:p>78.24321057</text:p>
          </table:table-cell>
          <table:table-cell/>
          <table:table-cell office:value-type="float" office:value="38.9312387896694" calcext:value-type="float">
            <text:p>38.9312387897</text:p>
          </table:table-cell>
          <table:table-cell table:formula="of:=[.D247]*2" office:value-type="float" office:value="77.8624775793388" calcext:value-type="float">
            <text:p>77.8624775793</text:p>
          </table:table-cell>
          <table:table-cell table:formula="of:=([.B247]-[.E247])^2" office:value-type="float" office:value="0.144957610177822" calcext:value-type="float">
            <text:p>0.1449576102</text:p>
          </table:table-cell>
          <table:table-cell/>
          <table:table-cell office:value-type="float" office:value="39.0774187110825" calcext:value-type="float">
            <text:p>39.0774187111</text:p>
          </table:table-cell>
          <table:table-cell table:formula="of:=[.H247]*2" office:value-type="float" office:value="78.154837422165" calcext:value-type="float">
            <text:p>78.1548374222</text:p>
          </table:table-cell>
          <table:table-cell table:formula="of:=([.B247]-[.I247])^2" office:value-type="float" office:value="0.00780981325826677" calcext:value-type="float">
            <text:p>0.0078098133</text:p>
          </table:table-cell>
          <table:table-cell/>
          <table:table-cell office:value-type="float" office:value="39.1413784475811" calcext:value-type="float">
            <text:p>39.1413784476</text:p>
          </table:table-cell>
          <table:table-cell table:formula="of:=[.L247]*2" office:value-type="float" office:value="78.2827568951622" calcext:value-type="float">
            <text:p>78.2827568952</text:p>
          </table:table-cell>
          <table:table-cell table:formula="of:=([.M247]-[.B247])^2" office:value-type="float" office:value="0.00156391183383381" calcext:value-type="float">
            <text:p>0.0015639118</text:p>
          </table:table-cell>
          <table:table-cell/>
          <table:table-cell office:value-type="float" office:value="2.878205226939" calcext:value-type="float">
            <text:p>2.8782052269</text:p>
          </table:table-cell>
          <table:table-cell table:formula="of:=[.P247]*2" office:value-type="float" office:value="5.756410453878" calcext:value-type="float">
            <text:p>5.7564104539</text:p>
          </table:table-cell>
          <table:table-cell table:formula="of:=([.Q247]-[.B247])^2" office:value-type="float" office:value="5254.33619107462" calcext:value-type="float">
            <text:p>5254.3361910746</text:p>
          </table:table-cell>
          <table:table-cell/>
          <table:table-cell office:value-type="float" office:value="39.2766525411406" calcext:value-type="float">
            <text:p>39.2766525411</text:p>
          </table:table-cell>
          <table:table-cell table:formula="of:=[.T247]*2" office:value-type="float" office:value="78.5533050822812" calcext:value-type="float">
            <text:p>78.5533050823</text:p>
          </table:table-cell>
          <table:table-cell table:formula="of:=([.U247]-[.B247])^2" office:value-type="float" office:value="0.0961586065469131" calcext:value-type="float">
            <text:p>0.09615860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7.92945528" calcext:value-type="float">
            <text:p>77.92945528</text:p>
          </table:table-cell>
          <table:table-cell/>
          <table:table-cell office:value-type="float" office:value="38.9805682073546" calcext:value-type="float">
            <text:p>38.9805682074</text:p>
          </table:table-cell>
          <table:table-cell table:formula="of:=[.D248]*2" office:value-type="float" office:value="77.9611364147092" calcext:value-type="float">
            <text:p>77.9611364147</text:p>
          </table:table-cell>
          <table:table-cell table:formula="of:=([.B248]-[.E248])^2" office:value-type="float" office:value="0.00100369429646265" calcext:value-type="float">
            <text:p>0.0010036943</text:p>
          </table:table-cell>
          <table:table-cell/>
          <table:table-cell office:value-type="float" office:value="39.0061689220205" calcext:value-type="float">
            <text:p>39.006168922</text:p>
          </table:table-cell>
          <table:table-cell table:formula="of:=[.H248]*2" office:value-type="float" office:value="78.012337844041" calcext:value-type="float">
            <text:p>78.012337844</text:p>
          </table:table-cell>
          <table:table-cell table:formula="of:=([.B248]-[.I248])^2" office:value-type="float" office:value="0.00686951942201051" calcext:value-type="float">
            <text:p>0.0068695194</text:p>
          </table:table-cell>
          <table:table-cell/>
          <table:table-cell office:value-type="float" office:value="38.9815973470582" calcext:value-type="float">
            <text:p>38.9815973471</text:p>
          </table:table-cell>
          <table:table-cell table:formula="of:=[.L248]*2" office:value-type="float" office:value="77.9631946941164" calcext:value-type="float">
            <text:p>77.9631946941</text:p>
          </table:table-cell>
          <table:table-cell table:formula="of:=([.M248]-[.B248])^2" office:value-type="float" office:value="0.00113834806491772" calcext:value-type="float">
            <text:p>0.0011383481</text:p>
          </table:table-cell>
          <table:table-cell/>
          <table:table-cell office:value-type="float" office:value="2.9303740789639" calcext:value-type="float">
            <text:p>2.930374079</text:p>
          </table:table-cell>
          <table:table-cell table:formula="of:=[.P248]*2" office:value-type="float" office:value="5.8607481579278" calcext:value-type="float">
            <text:p>5.8607481579</text:p>
          </table:table-cell>
          <table:table-cell table:formula="of:=([.Q248]-[.B248])^2" office:value-type="float" office:value="5193.89854624702" calcext:value-type="float">
            <text:p>5193.898546247</text:p>
          </table:table-cell>
          <table:table-cell/>
          <table:table-cell office:value-type="float" office:value="38.9621473038788" calcext:value-type="float">
            <text:p>38.9621473039</text:p>
          </table:table-cell>
          <table:table-cell table:formula="of:=[.T248]*2" office:value-type="float" office:value="77.9242946077576" calcext:value-type="float">
            <text:p>77.9242946078</text:p>
          </table:table-cell>
          <table:table-cell table:formula="of:=([.U248]-[.B248])^2" office:value-type="float" office:value="0.000026632537993446" calcext:value-type="float">
            <text:p>2.6632537993446E-0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7.61314322" calcext:value-type="float">
            <text:p>77.61314322</text:p>
          </table:table-cell>
          <table:table-cell/>
          <table:table-cell office:value-type="float" office:value="38.8512210058136" calcext:value-type="float">
            <text:p>38.8512210058</text:p>
          </table:table-cell>
          <table:table-cell table:formula="of:=[.D249]*2" office:value-type="float" office:value="77.7024420116272" calcext:value-type="float">
            <text:p>77.7024420116</text:p>
          </table:table-cell>
          <table:table-cell table:formula="of:=([.B249]-[.E249])^2" office:value-type="float" office:value="0.00797427418607818" calcext:value-type="float">
            <text:p>0.0079742742</text:p>
          </table:table-cell>
          <table:table-cell/>
          <table:table-cell office:value-type="float" office:value="38.9200426930431" calcext:value-type="float">
            <text:p>38.920042693</text:p>
          </table:table-cell>
          <table:table-cell table:formula="of:=[.H249]*2" office:value-type="float" office:value="77.8400853860862" calcext:value-type="float">
            <text:p>77.8400853861</text:p>
          </table:table-cell>
          <table:table-cell table:formula="of:=([.B249]-[.I249])^2" office:value-type="float" office:value="0.051502746747898" calcext:value-type="float">
            <text:p>0.0515027467</text:p>
          </table:table-cell>
          <table:table-cell/>
          <table:table-cell office:value-type="float" office:value="38.8003968116407" calcext:value-type="float">
            <text:p>38.8003968116</text:p>
          </table:table-cell>
          <table:table-cell table:formula="of:=[.L249]*2" office:value-type="float" office:value="77.6007936232814" calcext:value-type="float">
            <text:p>77.6007936233</text:p>
          </table:table-cell>
          <table:table-cell table:formula="of:=([.M249]-[.B249])^2" office:value-type="float" office:value="0.000152512539111887" calcext:value-type="float">
            <text:p>0.0001525125</text:p>
          </table:table-cell>
          <table:table-cell/>
          <table:table-cell office:value-type="float" office:value="2.97788273779329" calcext:value-type="float">
            <text:p>2.9778827378</text:p>
          </table:table-cell>
          <table:table-cell table:formula="of:=[.P249]*2" office:value-type="float" office:value="5.95576547558658" calcext:value-type="float">
            <text:p>5.9557654756</text:p>
          </table:table-cell>
          <table:table-cell table:formula="of:=([.Q249]-[.B249])^2" office:value-type="float" office:value="5134.77978520556" calcext:value-type="float">
            <text:p>5134.7797852056</text:p>
          </table:table-cell>
          <table:table-cell/>
          <table:table-cell office:value-type="float" office:value="38.7423744654805" calcext:value-type="float">
            <text:p>38.7423744655</text:p>
          </table:table-cell>
          <table:table-cell table:formula="of:=[.T249]*2" office:value-type="float" office:value="77.484748930961" calcext:value-type="float">
            <text:p>77.484748931</text:p>
          </table:table-cell>
          <table:table-cell table:formula="of:=([.U249]-[.B249])^2" office:value-type="float" office:value="0.0164850934578287" calcext:value-type="float">
            <text:p>0.01648509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7.29424299" calcext:value-type="float">
            <text:p>77.29424299</text:p>
          </table:table-cell>
          <table:table-cell/>
          <table:table-cell office:value-type="float" office:value="38.7308990380049" calcext:value-type="float">
            <text:p>38.730899038</text:p>
          </table:table-cell>
          <table:table-cell table:formula="of:=[.D250]*2" office:value-type="float" office:value="77.4617980760098" calcext:value-type="float">
            <text:p>77.461798076</text:p>
          </table:table-cell>
          <table:table-cell table:formula="of:=([.B250]-[.E250])^2" office:value-type="float" office:value="0.028074706847751" calcext:value-type="float">
            <text:p>0.0280747068</text:p>
          </table:table-cell>
          <table:table-cell/>
          <table:table-cell office:value-type="float" office:value="38.7002471860753" calcext:value-type="float">
            <text:p>38.7002471861</text:p>
          </table:table-cell>
          <table:table-cell table:formula="of:=[.H250]*2" office:value-type="float" office:value="77.4004943721506" calcext:value-type="float">
            <text:p>77.4004943722</text:p>
          </table:table-cell>
          <table:table-cell table:formula="of:=([.B250]-[.I250])^2" office:value-type="float" office:value="0.0112893562089135" calcext:value-type="float">
            <text:p>0.0112893562</text:p>
          </table:table-cell>
          <table:table-cell/>
          <table:table-cell office:value-type="float" office:value="38.6611768884879" calcext:value-type="float">
            <text:p>38.6611768885</text:p>
          </table:table-cell>
          <table:table-cell table:formula="of:=[.L250]*2" office:value-type="float" office:value="77.3223537769758" calcext:value-type="float">
            <text:p>77.322353777</text:p>
          </table:table-cell>
          <table:table-cell table:formula="of:=([.M250]-[.B250])^2" office:value-type="float" office:value="0.000790216344398903" calcext:value-type="float">
            <text:p>0.000790216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0]*2" office:value-type="float" office:value="6.08610207079484" calcext:value-type="float">
            <text:p>6.0861020708</text:p>
          </table:table-cell>
          <table:table-cell table:formula="of:=([.Q250]-[.B250])^2" office:value-type="float" office:value="5070.59933316938" calcext:value-type="float">
            <text:p>5070.5993331694</text:p>
          </table:table-cell>
          <table:table-cell/>
          <table:table-cell office:value-type="float" office:value="38.4736352589462" calcext:value-type="float">
            <text:p>38.4736352589</text:p>
          </table:table-cell>
          <table:table-cell table:formula="of:=[.T250]*2" office:value-type="float" office:value="76.9472705178924" calcext:value-type="float">
            <text:p>76.9472705179</text:p>
          </table:table-cell>
          <table:table-cell table:formula="of:=([.U250]-[.B250])^2" office:value-type="float" office:value="0.120389896400456" calcext:value-type="float">
            <text:p>0.12038989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6.97272244" calcext:value-type="float">
            <text:p>76.97272244</text:p>
          </table:table-cell>
          <table:table-cell/>
          <table:table-cell office:value-type="float" office:value="38.1992024993059" calcext:value-type="float">
            <text:p>38.1992024993</text:p>
          </table:table-cell>
          <table:table-cell table:formula="of:=[.D251]*2" office:value-type="float" office:value="76.3984049986118" calcext:value-type="float">
            <text:p>76.3984049986</text:p>
          </table:table-cell>
          <table:table-cell table:formula="of:=([.B251]-[.E251])^2" office:value-type="float" office:value="0.329840523482692" calcext:value-type="float">
            <text:p>0.3298405235</text:p>
          </table:table-cell>
          <table:table-cell/>
          <table:table-cell office:value-type="float" office:value="38.5165242869202" calcext:value-type="float">
            <text:p>38.5165242869</text:p>
          </table:table-cell>
          <table:table-cell table:formula="of:=[.H251]*2" office:value-type="float" office:value="77.0330485738404" calcext:value-type="float">
            <text:p>77.0330485738</text:p>
          </table:table-cell>
          <table:table-cell table:formula="of:=([.B251]-[.I251])^2" office:value-type="float" office:value="0.00363924242413049" calcext:value-type="float">
            <text:p>0.0036392424</text:p>
          </table:table-cell>
          <table:table-cell/>
          <table:table-cell office:value-type="float" office:value="38.3413408109658" calcext:value-type="float">
            <text:p>38.341340811</text:p>
          </table:table-cell>
          <table:table-cell table:formula="of:=[.L251]*2" office:value-type="float" office:value="76.6826816219316" calcext:value-type="float">
            <text:p>76.6826816219</text:p>
          </table:table-cell>
          <table:table-cell table:formula="of:=([.M251]-[.B251])^2" office:value-type="float" office:value="0.0841236761457898" calcext:value-type="float">
            <text:p>0.0841236761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51]*2" office:value-type="float" office:value="6.42142277732202" calcext:value-type="float">
            <text:p>6.4214227773</text:p>
          </table:table-cell>
          <table:table-cell table:formula="of:=([.Q251]-[.B251])^2" office:value-type="float" office:value="4977.48588409299" calcext:value-type="float">
            <text:p>4977.485884093</text:p>
          </table:table-cell>
          <table:table-cell/>
          <table:table-cell office:value-type="float" office:value="38.2453685901041" calcext:value-type="float">
            <text:p>38.2453685901</text:p>
          </table:table-cell>
          <table:table-cell table:formula="of:=[.T251]*2" office:value-type="float" office:value="76.4907371802082" calcext:value-type="float">
            <text:p>76.4907371802</text:p>
          </table:table-cell>
          <table:table-cell table:formula="of:=([.U251]-[.B251])^2" office:value-type="float" office:value="0.232309790656568" calcext:value-type="float">
            <text:p>0.23230979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6.64854858" calcext:value-type="float">
            <text:p>76.64854858</text:p>
          </table:table-cell>
          <table:table-cell/>
          <table:table-cell office:value-type="float" office:value="38.1672164102058" calcext:value-type="float">
            <text:p>38.1672164102</text:p>
          </table:table-cell>
          <table:table-cell table:formula="of:=[.D252]*2" office:value-type="float" office:value="76.3344328204116" calcext:value-type="float">
            <text:p>76.3344328204</text:p>
          </table:table-cell>
          <table:table-cell table:formula="of:=([.B252]-[.E252])^2" office:value-type="float" office:value="0.098668710421791" calcext:value-type="float">
            <text:p>0.0986687104</text:p>
          </table:table-cell>
          <table:table-cell/>
          <table:table-cell office:value-type="float" office:value="38.3404518775088" calcext:value-type="float">
            <text:p>38.3404518775</text:p>
          </table:table-cell>
          <table:table-cell table:formula="of:=[.H252]*2" office:value-type="float" office:value="76.6809037550176" calcext:value-type="float">
            <text:p>76.680903755</text:p>
          </table:table-cell>
          <table:table-cell table:formula="of:=([.B252]-[.I252])^2" office:value-type="float" office:value="0.00104685735041949" calcext:value-type="float">
            <text:p>0.0010468574</text:p>
          </table:table-cell>
          <table:table-cell/>
          <table:table-cell office:value-type="float" office:value="38.2958499648803" calcext:value-type="float">
            <text:p>38.2958499649</text:p>
          </table:table-cell>
          <table:table-cell table:formula="of:=[.L252]*2" office:value-type="float" office:value="76.5916999297606" calcext:value-type="float">
            <text:p>76.5916999298</text:p>
          </table:table-cell>
          <table:table-cell table:formula="of:=([.M252]-[.B252])^2" office:value-type="float" office:value="0.0032317690340419" calcext:value-type="float">
            <text:p>0.003231769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52]*2" office:value-type="float" office:value="6.42142277732202" calcext:value-type="float">
            <text:p>6.4214227773</text:p>
          </table:table-cell>
          <table:table-cell table:formula="of:=([.Q252]-[.B252])^2" office:value-type="float" office:value="4931.84919850516" calcext:value-type="float">
            <text:p>4931.8491985052</text:p>
          </table:table-cell>
          <table:table-cell/>
          <table:table-cell office:value-type="float" office:value="38.2672587338122" calcext:value-type="float">
            <text:p>38.2672587338</text:p>
          </table:table-cell>
          <table:table-cell table:formula="of:=[.T252]*2" office:value-type="float" office:value="76.5345174676244" calcext:value-type="float">
            <text:p>76.5345174676</text:p>
          </table:table-cell>
          <table:table-cell table:formula="of:=([.U252]-[.B252])^2" office:value-type="float" office:value="0.0130030945896165" calcext:value-type="float">
            <text:p>0.01300309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6.32168761" calcext:value-type="float">
            <text:p>76.32168761</text:p>
          </table:table-cell>
          <table:table-cell/>
          <table:table-cell office:value-type="float" office:value="37.817345138342" calcext:value-type="float">
            <text:p>37.8173451383</text:p>
          </table:table-cell>
          <table:table-cell table:formula="of:=[.D253]*2" office:value-type="float" office:value="75.634690276684" calcext:value-type="float">
            <text:p>75.6346902767</text:p>
          </table:table-cell>
          <table:table-cell table:formula="of:=([.B253]-[.E253])^2" office:value-type="float" office:value="0.471965335983296" calcext:value-type="float">
            <text:p>0.471965336</text:p>
          </table:table-cell>
          <table:table-cell/>
          <table:table-cell office:value-type="float" office:value="38.2068058049462" calcext:value-type="float">
            <text:p>38.2068058049</text:p>
          </table:table-cell>
          <table:table-cell table:formula="of:=[.H253]*2" office:value-type="float" office:value="76.4136116098924" calcext:value-type="float">
            <text:p>76.4136116099</text:p>
          </table:table-cell>
          <table:table-cell table:formula="of:=([.B253]-[.I253])^2" office:value-type="float" office:value="0.00845002175621819" calcext:value-type="float">
            <text:p>0.0084500218</text:p>
          </table:table-cell>
          <table:table-cell/>
          <table:table-cell office:value-type="float" office:value="38.1982321428822" calcext:value-type="float">
            <text:p>38.1982321429</text:p>
          </table:table-cell>
          <table:table-cell table:formula="of:=[.L253]*2" office:value-type="float" office:value="76.3964642857644" calcext:value-type="float">
            <text:p>76.3964642858</text:p>
          </table:table-cell>
          <table:table-cell table:formula="of:=([.M253]-[.B253])^2" office:value-type="float" office:value="0.0055915512383738" calcext:value-type="float">
            <text:p>0.0055915512</text:p>
          </table:table-cell>
          <table:table-cell/>
          <table:table-cell office:value-type="float" office:value="3.21071138866101" calcext:value-type="float">
            <text:p>3.2107113887</text:p>
          </table:table-cell>
          <table:table-cell table:formula="of:=[.P253]*2" office:value-type="float" office:value="6.42142277732202" calcext:value-type="float">
            <text:p>6.4214227773</text:p>
          </table:table-cell>
          <table:table-cell table:formula="of:=([.Q253]-[.B253])^2" office:value-type="float" office:value="4886.04702367852" calcext:value-type="float">
            <text:p>4886.0470236785</text:p>
          </table:table-cell>
          <table:table-cell/>
          <table:table-cell office:value-type="float" office:value="38.2272809395608" calcext:value-type="float">
            <text:p>38.2272809396</text:p>
          </table:table-cell>
          <table:table-cell table:formula="of:=[.T253]*2" office:value-type="float" office:value="76.4545618791216" calcext:value-type="float">
            <text:p>76.4545618791</text:p>
          </table:table-cell>
          <table:table-cell table:formula="of:=([.U253]-[.B253])^2" office:value-type="float" office:value="0.0176555713945996" calcext:value-type="float">
            <text:p>0.01765557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.99210485" calcext:value-type="float">
            <text:p>75.99210485</text:p>
          </table:table-cell>
          <table:table-cell/>
          <table:table-cell office:value-type="float" office:value="37.8698057575264" calcext:value-type="float">
            <text:p>37.8698057575</text:p>
          </table:table-cell>
          <table:table-cell table:formula="of:=[.D254]*2" office:value-type="float" office:value="75.7396115150528" calcext:value-type="float">
            <text:p>75.7396115151</text:p>
          </table:table-cell>
          <table:table-cell table:formula="of:=([.B254]-[.E254])^2" office:value-type="float" office:value="0.0637528841927607" calcext:value-type="float">
            <text:p>0.0637528842</text:p>
          </table:table-cell>
          <table:table-cell/>
          <table:table-cell office:value-type="float" office:value="38.0722460700363" calcext:value-type="float">
            <text:p>38.07224607</text:p>
          </table:table-cell>
          <table:table-cell table:formula="of:=[.H254]*2" office:value-type="float" office:value="76.1444921400726" calcext:value-type="float">
            <text:p>76.1444921401</text:p>
          </table:table-cell>
          <table:table-cell table:formula="of:=([.B254]-[.I254])^2" office:value-type="float" office:value="0.0232218861756696" calcext:value-type="float">
            <text:p>0.0232218862</text:p>
          </table:table-cell>
          <table:table-cell/>
          <table:table-cell office:value-type="float" office:value="38.0338562187802" calcext:value-type="float">
            <text:p>38.0338562188</text:p>
          </table:table-cell>
          <table:table-cell table:formula="of:=[.L254]*2" office:value-type="float" office:value="76.0677124375604" calcext:value-type="float">
            <text:p>76.0677124376</text:p>
          </table:table-cell>
          <table:table-cell table:formula="of:=([.M254]-[.B254])^2" office:value-type="float" office:value="0.0057165072967033" calcext:value-type="float">
            <text:p>0.005716507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4]*2" office:value-type="float" office:value="6.08610207079484" calcext:value-type="float">
            <text:p>6.0861020708</text:p>
          </table:table-cell>
          <table:table-cell table:formula="of:=([.Q254]-[.B254])^2" office:value-type="float" office:value="4886.84922456624" calcext:value-type="float">
            <text:p>4886.8492245662</text:p>
          </table:table-cell>
          <table:table-cell/>
          <table:table-cell office:value-type="float" office:value="37.9712953726203" calcext:value-type="float">
            <text:p>37.9712953726</text:p>
          </table:table-cell>
          <table:table-cell table:formula="of:=[.T254]*2" office:value-type="float" office:value="75.9425907452406" calcext:value-type="float">
            <text:p>75.9425907452</text:p>
          </table:table-cell>
          <table:table-cell table:formula="of:=([.U254]-[.B254])^2" office:value-type="float" office:value="0.00245164657012586" calcext:value-type="float">
            <text:p>0.002451646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5.65976474" calcext:value-type="float">
            <text:p>75.65976474</text:p>
          </table:table-cell>
          <table:table-cell/>
          <table:table-cell office:value-type="float" office:value="38.0311544669177" calcext:value-type="float">
            <text:p>38.0311544669</text:p>
          </table:table-cell>
          <table:table-cell table:formula="of:=[.D255]*2" office:value-type="float" office:value="76.0623089338354" calcext:value-type="float">
            <text:p>76.0623089338</text:p>
          </table:table-cell>
          <table:table-cell table:formula="of:=([.B255]-[.E255])^2" office:value-type="float" office:value="0.162041827990589" calcext:value-type="float">
            <text:p>0.162041828</text:p>
          </table:table-cell>
          <table:table-cell/>
          <table:table-cell office:value-type="float" office:value="37.8201910832378" calcext:value-type="float">
            <text:p>37.8201910832</text:p>
          </table:table-cell>
          <table:table-cell table:formula="of:=[.H255]*2" office:value-type="float" office:value="75.6403821664756" calcext:value-type="float">
            <text:p>75.6403821665</text:p>
          </table:table-cell>
          <table:table-cell table:formula="of:=([.B255]-[.I255])^2" office:value-type="float" office:value="0.000375684156428625" calcext:value-type="float">
            <text:p>0.0003756842</text:p>
          </table:table-cell>
          <table:table-cell/>
          <table:table-cell office:value-type="float" office:value="37.8102417307867" calcext:value-type="float">
            <text:p>37.8102417308</text:p>
          </table:table-cell>
          <table:table-cell table:formula="of:=[.L255]*2" office:value-type="float" office:value="75.6204834615734" calcext:value-type="float">
            <text:p>75.6204834616</text:p>
          </table:table-cell>
          <table:table-cell table:formula="of:=([.M255]-[.B255])^2" office:value-type="float" office:value="0.00154301883482806" calcext:value-type="float">
            <text:p>0.0015430188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5]*2" office:value-type="float" office:value="6.08610207079484" calcext:value-type="float">
            <text:p>6.0861020708</text:p>
          </table:table-cell>
          <table:table-cell table:formula="of:=([.Q255]-[.B255])^2" office:value-type="float" office:value="4840.49453720835" calcext:value-type="float">
            <text:p>4840.4945372084</text:p>
          </table:table-cell>
          <table:table-cell/>
          <table:table-cell office:value-type="float" office:value="37.6147463631426" calcext:value-type="float">
            <text:p>37.6147463631</text:p>
          </table:table-cell>
          <table:table-cell table:formula="of:=[.T255]*2" office:value-type="float" office:value="75.2294927262852" calcext:value-type="float">
            <text:p>75.2294927263</text:p>
          </table:table-cell>
          <table:table-cell table:formula="of:=([.U255]-[.B255])^2" office:value-type="float" office:value="0.185134005786188" calcext:value-type="float">
            <text:p>0.18513400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5.32463077" calcext:value-type="float">
            <text:p>75.32463077</text:p>
          </table:table-cell>
          <table:table-cell/>
          <table:table-cell office:value-type="float" office:value="37.8944868261158" calcext:value-type="float">
            <text:p>37.8944868261</text:p>
          </table:table-cell>
          <table:table-cell table:formula="of:=[.D256]*2" office:value-type="float" office:value="75.7889736522316" calcext:value-type="float">
            <text:p>75.7889736522</text:p>
          </table:table-cell>
          <table:table-cell table:formula="of:=([.B256]-[.E256])^2" office:value-type="float" office:value="0.215614312279154" calcext:value-type="float">
            <text:p>0.2156143123</text:p>
          </table:table-cell>
          <table:table-cell/>
          <table:table-cell office:value-type="float" office:value="37.7231098631559" calcext:value-type="float">
            <text:p>37.7231098632</text:p>
          </table:table-cell>
          <table:table-cell table:formula="of:=[.H256]*2" office:value-type="float" office:value="75.4462197263118" calcext:value-type="float">
            <text:p>75.4462197263</text:p>
          </table:table-cell>
          <table:table-cell table:formula="of:=([.B256]-[.I256])^2" office:value-type="float" office:value="0.0147838742969921" calcext:value-type="float">
            <text:p>0.0147838743</text:p>
          </table:table-cell>
          <table:table-cell/>
          <table:table-cell office:value-type="float" office:value="37.6415624860443" calcext:value-type="float">
            <text:p>37.641562486</text:p>
          </table:table-cell>
          <table:table-cell table:formula="of:=[.L256]*2" office:value-type="float" office:value="75.2831249720886" calcext:value-type="float">
            <text:p>75.2831249721</text:p>
          </table:table-cell>
          <table:table-cell table:formula="of:=([.M256]-[.B256])^2" office:value-type="float" office:value="0.00172273126026183" calcext:value-type="float">
            <text:p>0.001722731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6]*2" office:value-type="float" office:value="6.08610207079484" calcext:value-type="float">
            <text:p>6.0861020708</text:p>
          </table:table-cell>
          <table:table-cell table:formula="of:=([.Q256]-[.B256])^2" office:value-type="float" office:value="4793.97385643066" calcext:value-type="float">
            <text:p>4793.9738564307</text:p>
          </table:table-cell>
          <table:table-cell/>
          <table:table-cell office:value-type="float" office:value="37.4548574087788" calcext:value-type="float">
            <text:p>37.4548574088</text:p>
          </table:table-cell>
          <table:table-cell table:formula="of:=[.T256]*2" office:value-type="float" office:value="74.9097148175576" calcext:value-type="float">
            <text:p>74.9097148176</text:p>
          </table:table-cell>
          <table:table-cell table:formula="of:=([.U256]-[.B256])^2" office:value-type="float" office:value="0.172155247591183" calcext:value-type="float">
            <text:p>0.17215524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4.98666548" calcext:value-type="float">
            <text:p>74.98666548</text:p>
          </table:table-cell>
          <table:table-cell/>
          <table:table-cell office:value-type="float" office:value="37.5835917024212" calcext:value-type="float">
            <text:p>37.5835917024</text:p>
          </table:table-cell>
          <table:table-cell table:formula="of:=[.D257]*2" office:value-type="float" office:value="75.1671834048424" calcext:value-type="float">
            <text:p>75.1671834048</text:p>
          </table:table-cell>
          <table:table-cell table:formula="of:=([.B257]-[.E257])^2" office:value-type="float" office:value="0.0325867211894083" calcext:value-type="float">
            <text:p>0.0325867212</text:p>
          </table:table-cell>
          <table:table-cell/>
          <table:table-cell office:value-type="float" office:value="37.4910412706203" calcext:value-type="float">
            <text:p>37.4910412706</text:p>
          </table:table-cell>
          <table:table-cell table:formula="of:=[.H257]*2" office:value-type="float" office:value="74.9820825412406" calcext:value-type="float">
            <text:p>74.9820825412</text:p>
          </table:table-cell>
          <table:table-cell table:formula="of:=([.B257]-[.I257])^2" office:value-type="float" office:value="0.0000210033276723952" calcext:value-type="float">
            <text:p>2.10033276723952E-005</text:p>
          </table:table-cell>
          <table:table-cell/>
          <table:table-cell office:value-type="float" office:value="37.4553075451309" calcext:value-type="float">
            <text:p>37.4553075451</text:p>
          </table:table-cell>
          <table:table-cell table:formula="of:=[.L257]*2" office:value-type="float" office:value="74.9106150902618" calcext:value-type="float">
            <text:p>74.9106150903</text:p>
          </table:table-cell>
          <table:table-cell table:formula="of:=([.M257]-[.B257])^2" office:value-type="float" office:value="0.00578366177933203" calcext:value-type="float">
            <text:p>0.0057836618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7]*2" office:value-type="float" office:value="6.08610207079484" calcext:value-type="float">
            <text:p>6.0861020708</text:p>
          </table:table-cell>
          <table:table-cell table:formula="of:=([.Q257]-[.B257])^2" office:value-type="float" office:value="4747.2876381059" calcext:value-type="float">
            <text:p>4747.2876381059</text:p>
          </table:table-cell>
          <table:table-cell/>
          <table:table-cell office:value-type="float" office:value="37.5940824226768" calcext:value-type="float">
            <text:p>37.5940824227</text:p>
          </table:table-cell>
          <table:table-cell table:formula="of:=[.T257]*2" office:value-type="float" office:value="75.1881648453536" calcext:value-type="float">
            <text:p>75.1881648454</text:p>
          </table:table-cell>
          <table:table-cell table:formula="of:=([.U257]-[.B257])^2" office:value-type="float" office:value="0.0406019942379028" calcext:value-type="float">
            <text:p>0.0406019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.64583043" calcext:value-type="float">
            <text:p>74.64583043</text:p>
          </table:table-cell>
          <table:table-cell/>
          <table:table-cell office:value-type="float" office:value="37.3529693876302" calcext:value-type="float">
            <text:p>37.3529693876</text:p>
          </table:table-cell>
          <table:table-cell table:formula="of:=[.D258]*2" office:value-type="float" office:value="74.7059387752604" calcext:value-type="float">
            <text:p>74.7059387753</text:p>
          </table:table-cell>
          <table:table-cell table:formula="of:=([.B258]-[.E258])^2" office:value-type="float" office:value="0.00361301316994381" calcext:value-type="float">
            <text:p>0.0036130132</text:p>
          </table:table-cell>
          <table:table-cell/>
          <table:table-cell office:value-type="float" office:value="37.2766417804027" calcext:value-type="float">
            <text:p>37.2766417804</text:p>
          </table:table-cell>
          <table:table-cell table:formula="of:=[.H258]*2" office:value-type="float" office:value="74.5532835608054" calcext:value-type="float">
            <text:p>74.5532835608</text:p>
          </table:table-cell>
          <table:table-cell table:formula="of:=([.B258]-[.I258])^2" office:value-type="float" office:value="0.00856492299772361" calcext:value-type="float">
            <text:p>0.008564923</text:p>
          </table:table-cell>
          <table:table-cell/>
          <table:table-cell office:value-type="float" office:value="37.227966528054" calcext:value-type="float">
            <text:p>37.2279665281</text:p>
          </table:table-cell>
          <table:table-cell table:formula="of:=[.L258]*2" office:value-type="float" office:value="74.455933056108" calcext:value-type="float">
            <text:p>74.4559330561</text:p>
          </table:table-cell>
          <table:table-cell table:formula="of:=([.M258]-[.B258])^2" office:value-type="float" office:value="0.0360610126110815" calcext:value-type="float">
            <text:p>0.0360610126</text:p>
          </table:table-cell>
          <table:table-cell/>
          <table:table-cell office:value-type="float" office:value="3.01924009390987" calcext:value-type="float">
            <text:p>3.0192400939</text:p>
          </table:table-cell>
          <table:table-cell table:formula="of:=[.P258]*2" office:value-type="float" office:value="6.03848018781974" calcext:value-type="float">
            <text:p>6.0384801878</text:p>
          </table:table-cell>
          <table:table-cell table:formula="of:=([.Q258]-[.B258])^2" office:value-type="float" office:value="4706.96850725319" calcext:value-type="float">
            <text:p>4706.9685072532</text:p>
          </table:table-cell>
          <table:table-cell/>
          <table:table-cell office:value-type="float" office:value="37.0673385875656" calcext:value-type="float">
            <text:p>37.0673385876</text:p>
          </table:table-cell>
          <table:table-cell table:formula="of:=[.T258]*2" office:value-type="float" office:value="74.1346771751312" calcext:value-type="float">
            <text:p>74.1346771751</text:p>
          </table:table-cell>
          <table:table-cell table:formula="of:=([.U258]-[.B258])^2" office:value-type="float" office:value="0.26127764996297" calcext:value-type="float">
            <text:p>0.2612776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.30208611" calcext:value-type="float">
            <text:p>74.30208611</text:p>
          </table:table-cell>
          <table:table-cell/>
          <table:table-cell office:value-type="float" office:value="36.9650716022692" calcext:value-type="float">
            <text:p>36.9650716023</text:p>
          </table:table-cell>
          <table:table-cell table:formula="of:=[.D259]*2" office:value-type="float" office:value="73.9301432045384" calcext:value-type="float">
            <text:p>73.9301432045</text:p>
          </table:table-cell>
          <table:table-cell table:formula="of:=([.B259]-[.E259])^2" office:value-type="float" office:value="0.138341524923223" calcext:value-type="float">
            <text:p>0.1383415249</text:p>
          </table:table-cell>
          <table:table-cell/>
          <table:table-cell office:value-type="float" office:value="37.189305978652" calcext:value-type="float">
            <text:p>37.1893059787</text:p>
          </table:table-cell>
          <table:table-cell table:formula="of:=[.H259]*2" office:value-type="float" office:value="74.378611957304" calcext:value-type="float">
            <text:p>74.3786119573</text:p>
          </table:table-cell>
          <table:table-cell table:formula="of:=([.B259]-[.I259])^2" office:value-type="float" office:value="0.00585620530559479" calcext:value-type="float">
            <text:p>0.0058562053</text:p>
          </table:table-cell>
          <table:table-cell/>
          <table:table-cell office:value-type="float" office:value="37.1982509380265" calcext:value-type="float">
            <text:p>37.198250938</text:p>
          </table:table-cell>
          <table:table-cell table:formula="of:=[.L259]*2" office:value-type="float" office:value="74.396501876053" calcext:value-type="float">
            <text:p>74.3965018761</text:p>
          </table:table-cell>
          <table:table-cell table:formula="of:=([.M259]-[.B259])^2" office:value-type="float" office:value="0.00891433687937287" calcext:value-type="float">
            <text:p>0.0089143369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59]*2" office:value-type="float" office:value="6.08610207079484" calcext:value-type="float">
            <text:p>6.0861020708</text:p>
          </table:table-cell>
          <table:table-cell table:formula="of:=([.Q259]-[.B259])^2" office:value-type="float" office:value="4653.42047843709" calcext:value-type="float">
            <text:p>4653.4204784371</text:p>
          </table:table-cell>
          <table:table-cell/>
          <table:table-cell office:value-type="float" office:value="37.109692469223" calcext:value-type="float">
            <text:p>37.1096924692</text:p>
          </table:table-cell>
          <table:table-cell table:formula="of:=[.T259]*2" office:value-type="float" office:value="74.219384938446" calcext:value-type="float">
            <text:p>74.2193849384</text:p>
          </table:table-cell>
          <table:table-cell table:formula="of:=([.U259]-[.B259])^2" office:value-type="float" office:value="0.00683948377640525" calcext:value-type="float">
            <text:p>0.00683948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3.95539196" calcext:value-type="float">
            <text:p>73.95539196</text:p>
          </table:table-cell>
          <table:table-cell/>
          <table:table-cell office:value-type="float" office:value="37.0264027642704" calcext:value-type="float">
            <text:p>37.0264027643</text:p>
          </table:table-cell>
          <table:table-cell table:formula="of:=[.D260]*2" office:value-type="float" office:value="74.0528055285408" calcext:value-type="float">
            <text:p>74.0528055285</text:p>
          </table:table-cell>
          <table:table-cell table:formula="of:=([.B260]-[.E260])^2" office:value-type="float" office:value="0.00948940333585344" calcext:value-type="float">
            <text:p>0.0094894033</text:p>
          </table:table-cell>
          <table:table-cell/>
          <table:table-cell office:value-type="float" office:value="36.982258619375" calcext:value-type="float">
            <text:p>36.9822586194</text:p>
          </table:table-cell>
          <table:table-cell table:formula="of:=[.H260]*2" office:value-type="float" office:value="73.96451723875" calcext:value-type="float">
            <text:p>73.9645172388</text:p>
          </table:table-cell>
          <table:table-cell table:formula="of:=([.B260]-[.I260])^2" office:value-type="float" office:value="0.0000832707122652992" calcext:value-type="float">
            <text:p>8.32707122652992E-005</text:p>
          </table:table-cell>
          <table:table-cell/>
          <table:table-cell office:value-type="float" office:value="36.9269538384977" calcext:value-type="float">
            <text:p>36.9269538385</text:p>
          </table:table-cell>
          <table:table-cell table:formula="of:=[.L260]*2" office:value-type="float" office:value="73.8539076769954" calcext:value-type="float">
            <text:p>73.853907677</text:p>
          </table:table-cell>
          <table:table-cell table:formula="of:=([.M260]-[.B260])^2" office:value-type="float" office:value="0.0102990596969567" calcext:value-type="float">
            <text:p>0.0102990597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0]*2" office:value-type="float" office:value="6.08610207079484" calcext:value-type="float">
            <text:p>6.0861020708</text:p>
          </table:table-cell>
          <table:table-cell table:formula="of:=([.Q260]-[.B260])^2" office:value-type="float" office:value="4606.24051006497" calcext:value-type="float">
            <text:p>4606.240510065</text:p>
          </table:table-cell>
          <table:table-cell/>
          <table:table-cell office:value-type="float" office:value="36.7789842392795" calcext:value-type="float">
            <text:p>36.7789842393</text:p>
          </table:table-cell>
          <table:table-cell table:formula="of:=[.T260]*2" office:value-type="float" office:value="73.557968478559" calcext:value-type="float">
            <text:p>73.5579684786</text:p>
          </table:table-cell>
          <table:table-cell table:formula="of:=([.U260]-[.B260])^2" office:value-type="float" office:value="0.157945423600681" calcext:value-type="float">
            <text:p>0.15794542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.6057063" calcext:value-type="float">
            <text:p>73.6057063</text:p>
          </table:table-cell>
          <table:table-cell/>
          <table:table-cell office:value-type="float" office:value="36.8097265746952" calcext:value-type="float">
            <text:p>36.8097265747</text:p>
          </table:table-cell>
          <table:table-cell table:formula="of:=[.D261]*2" office:value-type="float" office:value="73.6194531493904" calcext:value-type="float">
            <text:p>73.6194531494</text:p>
          </table:table-cell>
          <table:table-cell table:formula="of:=([.B261]-[.E261])^2" office:value-type="float" office:value="0.000188975868162367" calcext:value-type="float">
            <text:p>0.0001889759</text:p>
          </table:table-cell>
          <table:table-cell/>
          <table:table-cell office:value-type="float" office:value="36.791044875804" calcext:value-type="float">
            <text:p>36.7910448758</text:p>
          </table:table-cell>
          <table:table-cell table:formula="of:=[.H261]*2" office:value-type="float" office:value="73.582089751608" calcext:value-type="float">
            <text:p>73.5820897516</text:p>
          </table:table-cell>
          <table:table-cell table:formula="of:=([.B261]-[.I261])^2" office:value-type="float" office:value="0.000557741357951631" calcext:value-type="float">
            <text:p>0.0005577414</text:p>
          </table:table-cell>
          <table:table-cell/>
          <table:table-cell office:value-type="float" office:value="36.7831859868345" calcext:value-type="float">
            <text:p>36.7831859868</text:p>
          </table:table-cell>
          <table:table-cell table:formula="of:=[.L261]*2" office:value-type="float" office:value="73.566371973669" calcext:value-type="float">
            <text:p>73.5663719737</text:p>
          </table:table-cell>
          <table:table-cell table:formula="of:=([.M261]-[.B261])^2" office:value-type="float" office:value="0.0015471892279126" calcext:value-type="float">
            <text:p>0.0015471892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1]*2" office:value-type="float" office:value="6.08610207079484" calcext:value-type="float">
            <text:p>6.0861020708</text:p>
          </table:table-cell>
          <table:table-cell table:formula="of:=([.Q261]-[.B261])^2" office:value-type="float" office:value="4558.8969552685" calcext:value-type="float">
            <text:p>4558.8969552685</text:p>
          </table:table-cell>
          <table:table-cell/>
          <table:table-cell office:value-type="float" office:value="36.6726631726734" calcext:value-type="float">
            <text:p>36.6726631727</text:p>
          </table:table-cell>
          <table:table-cell table:formula="of:=[.T261]*2" office:value-type="float" office:value="73.3453263453468" calcext:value-type="float">
            <text:p>73.3453263453</text:p>
          </table:table-cell>
          <table:table-cell table:formula="of:=([.U261]-[.B261])^2" office:value-type="float" office:value="0.0677977207851967" calcext:value-type="float">
            <text:p>0.06779772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.25298629" calcext:value-type="float">
            <text:p>73.25298629</text:p>
          </table:table-cell>
          <table:table-cell/>
          <table:table-cell office:value-type="float" office:value="36.7385498334174" calcext:value-type="float">
            <text:p>36.7385498334</text:p>
          </table:table-cell>
          <table:table-cell table:formula="of:=[.D262]*2" office:value-type="float" office:value="73.4770996668348" calcext:value-type="float">
            <text:p>73.4770996668</text:p>
          </table:table-cell>
          <table:table-cell table:formula="of:=([.B262]-[.E262])^2" office:value-type="float" office:value="0.0502268056763006" calcext:value-type="float">
            <text:p>0.0502268057</text:p>
          </table:table-cell>
          <table:table-cell/>
          <table:table-cell office:value-type="float" office:value="36.6755988411294" calcext:value-type="float">
            <text:p>36.6755988411</text:p>
          </table:table-cell>
          <table:table-cell table:formula="of:=[.H262]*2" office:value-type="float" office:value="73.3511976822588" calcext:value-type="float">
            <text:p>73.3511976823</text:p>
          </table:table-cell>
          <table:table-cell table:formula="of:=([.B262]-[.I262])^2" office:value-type="float" office:value="0.0096454775694127" calcext:value-type="float">
            <text:p>0.0096454776</text:p>
          </table:table-cell>
          <table:table-cell/>
          <table:table-cell office:value-type="float" office:value="36.646478207321" calcext:value-type="float">
            <text:p>36.6464782073</text:p>
          </table:table-cell>
          <table:table-cell table:formula="of:=[.L262]*2" office:value-type="float" office:value="73.292956414642" calcext:value-type="float">
            <text:p>73.2929564146</text:p>
          </table:table-cell>
          <table:table-cell table:formula="of:=([.M262]-[.B262])^2" office:value-type="float" office:value="0.00159761086389788" calcext:value-type="float">
            <text:p>0.0015976109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2]*2" office:value-type="float" office:value="6.08610207079484" calcext:value-type="float">
            <text:p>6.0861020708</text:p>
          </table:table-cell>
          <table:table-cell table:formula="of:=([.Q262]-[.B262])^2" office:value-type="float" office:value="4511.39033571611" calcext:value-type="float">
            <text:p>4511.3903357161</text:p>
          </table:table-cell>
          <table:table-cell/>
          <table:table-cell office:value-type="float" office:value="36.3857007458825" calcext:value-type="float">
            <text:p>36.3857007459</text:p>
          </table:table-cell>
          <table:table-cell table:formula="of:=[.T262]*2" office:value-type="float" office:value="72.771401491765" calcext:value-type="float">
            <text:p>72.7714014918</text:p>
          </table:table-cell>
          <table:table-cell table:formula="of:=([.U262]-[.B262])^2" office:value-type="float" office:value="0.231923917891037" calcext:value-type="float">
            <text:p>0.23192391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2.89718787" calcext:value-type="float">
            <text:p>72.89718787</text:p>
          </table:table-cell>
          <table:table-cell/>
          <table:table-cell office:value-type="float" office:value="36.2905897492697" calcext:value-type="float">
            <text:p>36.2905897493</text:p>
          </table:table-cell>
          <table:table-cell table:formula="of:=[.D263]*2" office:value-type="float" office:value="72.5811794985394" calcext:value-type="float">
            <text:p>72.5811794985</text:p>
          </table:table-cell>
          <table:table-cell table:formula="of:=([.B263]-[.E263])^2" office:value-type="float" office:value="0.099861290833179" calcext:value-type="float">
            <text:p>0.0998612908</text:p>
          </table:table-cell>
          <table:table-cell/>
          <table:table-cell office:value-type="float" office:value="36.5393901993507" calcext:value-type="float">
            <text:p>36.5393901994</text:p>
          </table:table-cell>
          <table:table-cell table:formula="of:=[.H263]*2" office:value-type="float" office:value="73.0787803987014" calcext:value-type="float">
            <text:p>73.0787803987</text:p>
          </table:table-cell>
          <table:table-cell table:formula="of:=([.B263]-[.I263])^2" office:value-type="float" office:value="0.0329758464801692" calcext:value-type="float">
            <text:p>0.0329758465</text:p>
          </table:table-cell>
          <table:table-cell/>
          <table:table-cell office:value-type="float" office:value="36.3897551574199" calcext:value-type="float">
            <text:p>36.3897551574</text:p>
          </table:table-cell>
          <table:table-cell table:formula="of:=[.L263]*2" office:value-type="float" office:value="72.7795103148398" calcext:value-type="float">
            <text:p>72.7795103148</text:p>
          </table:table-cell>
          <table:table-cell table:formula="of:=([.M263]-[.B263])^2" office:value-type="float" office:value="0.0138480069884817" calcext:value-type="float">
            <text:p>0.013848007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3]*2" office:value-type="float" office:value="6.08610207079484" calcext:value-type="float">
            <text:p>6.0861020708</text:p>
          </table:table-cell>
          <table:table-cell table:formula="of:=([.Q263]-[.B263])^2" office:value-type="float" office:value="4463.72118566875" calcext:value-type="float">
            <text:p>4463.7211856688</text:p>
          </table:table-cell>
          <table:table-cell/>
          <table:table-cell office:value-type="float" office:value="36.2793344106237" calcext:value-type="float">
            <text:p>36.2793344106</text:p>
          </table:table-cell>
          <table:table-cell table:formula="of:=[.T263]*2" office:value-type="float" office:value="72.5586688212474" calcext:value-type="float">
            <text:p>72.5586688212</text:p>
          </table:table-cell>
          <table:table-cell table:formula="of:=([.U263]-[.B263])^2" office:value-type="float" office:value="0.114595146368366" calcext:value-type="float">
            <text:p>0.114595146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2.53826576" calcext:value-type="float">
            <text:p>72.53826576</text:p>
          </table:table-cell>
          <table:table-cell/>
          <table:table-cell office:value-type="float" office:value="35.9617143955582" calcext:value-type="float">
            <text:p>35.9617143956</text:p>
          </table:table-cell>
          <table:table-cell table:formula="of:=[.D264]*2" office:value-type="float" office:value="71.9234287911164" calcext:value-type="float">
            <text:p>71.9234287911</text:p>
          </table:table-cell>
          <table:table-cell table:formula="of:=([.B264]-[.E264])^2" office:value-type="float" office:value="0.378024498305983" calcext:value-type="float">
            <text:p>0.3780244983</text:p>
          </table:table-cell>
          <table:table-cell/>
          <table:table-cell office:value-type="float" office:value="36.1926172619851" calcext:value-type="float">
            <text:p>36.192617262</text:p>
          </table:table-cell>
          <table:table-cell table:formula="of:=[.H264]*2" office:value-type="float" office:value="72.3852345239702" calcext:value-type="float">
            <text:p>72.385234524</text:p>
          </table:table-cell>
          <table:table-cell table:formula="of:=([.B264]-[.I264])^2" office:value-type="float" office:value="0.0234185592008096" calcext:value-type="float">
            <text:p>0.0234185592</text:p>
          </table:table-cell>
          <table:table-cell/>
          <table:table-cell office:value-type="float" office:value="36.1729821864318" calcext:value-type="float">
            <text:p>36.1729821864</text:p>
          </table:table-cell>
          <table:table-cell table:formula="of:=[.L264]*2" office:value-type="float" office:value="72.3459643728636" calcext:value-type="float">
            <text:p>72.3459643729</text:p>
          </table:table-cell>
          <table:table-cell table:formula="of:=([.M264]-[.B264])^2" office:value-type="float" office:value="0.0369798234945822" calcext:value-type="float">
            <text:p>0.0369798235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4]*2" office:value-type="float" office:value="6.08610207079484" calcext:value-type="float">
            <text:p>6.0861020708</text:p>
          </table:table-cell>
          <table:table-cell table:formula="of:=([.Q264]-[.B264])^2" office:value-type="float" office:value="4415.89005897692" calcext:value-type="float">
            <text:p>4415.8900589769</text:p>
          </table:table-cell>
          <table:table-cell/>
          <table:table-cell office:value-type="float" office:value="36.368131092202" calcext:value-type="float">
            <text:p>36.3681310922</text:p>
          </table:table-cell>
          <table:table-cell table:formula="of:=[.T264]*2" office:value-type="float" office:value="72.736262184404" calcext:value-type="float">
            <text:p>72.7362621844</text:p>
          </table:table-cell>
          <table:table-cell table:formula="of:=([.U264]-[.B264])^2" office:value-type="float" office:value="0.0392025840767674" calcext:value-type="float">
            <text:p>0.03920258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2.17617335" calcext:value-type="float">
            <text:p>72.17617335</text:p>
          </table:table-cell>
          <table:table-cell/>
          <table:table-cell office:value-type="float" office:value="36.0273971582022" calcext:value-type="float">
            <text:p>36.0273971582</text:p>
          </table:table-cell>
          <table:table-cell table:formula="of:=[.D265]*2" office:value-type="float" office:value="72.0547943164044" calcext:value-type="float">
            <text:p>72.0547943164</text:p>
          </table:table-cell>
          <table:table-cell table:formula="of:=([.B265]-[.E265])^2" office:value-type="float" office:value="0.0147328697966023" calcext:value-type="float">
            <text:p>0.0147328698</text:p>
          </table:table-cell>
          <table:table-cell/>
          <table:table-cell office:value-type="float" office:value="36.0852006946578" calcext:value-type="float">
            <text:p>36.0852006947</text:p>
          </table:table-cell>
          <table:table-cell table:formula="of:=[.H265]*2" office:value-type="float" office:value="72.1704013893156" calcext:value-type="float">
            <text:p>72.1704013893</text:p>
          </table:table-cell>
          <table:table-cell table:formula="of:=([.B265]-[.I265])^2" office:value-type="float" office:value="0.0000333155301422465" calcext:value-type="float">
            <text:p>3.33155301422465E-005</text:p>
          </table:table-cell>
          <table:table-cell/>
          <table:table-cell office:value-type="float" office:value="35.9380212472085" calcext:value-type="float">
            <text:p>35.9380212472</text:p>
          </table:table-cell>
          <table:table-cell table:formula="of:=[.L265]*2" office:value-type="float" office:value="71.876042494417" calcext:value-type="float">
            <text:p>71.8760424944</text:p>
          </table:table-cell>
          <table:table-cell table:formula="of:=([.M265]-[.B265])^2" office:value-type="float" office:value="0.0900785304729789" calcext:value-type="float">
            <text:p>0.0900785305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5]*2" office:value-type="float" office:value="6.08610207079484" calcext:value-type="float">
            <text:p>6.0861020708</text:p>
          </table:table-cell>
          <table:table-cell table:formula="of:=([.Q265]-[.B265])^2" office:value-type="float" office:value="4367.89752169042" calcext:value-type="float">
            <text:p>4367.8975216904</text:p>
          </table:table-cell>
          <table:table-cell/>
          <table:table-cell office:value-type="float" office:value="35.6455948929097" calcext:value-type="float">
            <text:p>35.6455948929</text:p>
          </table:table-cell>
          <table:table-cell table:formula="of:=[.T265]*2" office:value-type="float" office:value="71.2911897858194" calcext:value-type="float">
            <text:p>71.2911897858</text:p>
          </table:table-cell>
          <table:table-cell table:formula="of:=([.U265]-[.B265])^2" office:value-type="float" office:value="0.7831959088698" calcext:value-type="float">
            <text:p>0.78319590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1.81086269" calcext:value-type="float">
            <text:p>71.81086269</text:p>
          </table:table-cell>
          <table:table-cell/>
          <table:table-cell office:value-type="float" office:value="35.8047635378698" calcext:value-type="float">
            <text:p>35.8047635379</text:p>
          </table:table-cell>
          <table:table-cell table:formula="of:=[.D266]*2" office:value-type="float" office:value="71.6095270757396" calcext:value-type="float">
            <text:p>71.6095270757</text:p>
          </table:table-cell>
          <table:table-cell table:formula="of:=([.B266]-[.E266])^2" office:value-type="float" office:value="0.0405360295696073" calcext:value-type="float">
            <text:p>0.0405360296</text:p>
          </table:table-cell>
          <table:table-cell/>
          <table:table-cell office:value-type="float" office:value="35.9734300034877" calcext:value-type="float">
            <text:p>35.9734300035</text:p>
          </table:table-cell>
          <table:table-cell table:formula="of:=[.H266]*2" office:value-type="float" office:value="71.9468600069754" calcext:value-type="float">
            <text:p>71.946860007</text:p>
          </table:table-cell>
          <table:table-cell table:formula="of:=([.B266]-[.I266])^2" office:value-type="float" office:value="0.018495270224509" calcext:value-type="float">
            <text:p>0.0184952702</text:p>
          </table:table-cell>
          <table:table-cell/>
          <table:table-cell office:value-type="float" office:value="35.9278699502926" calcext:value-type="float">
            <text:p>35.9278699503</text:p>
          </table:table-cell>
          <table:table-cell table:formula="of:=[.L266]*2" office:value-type="float" office:value="71.8557399005852" calcext:value-type="float">
            <text:p>71.8557399006</text:p>
          </table:table-cell>
          <table:table-cell table:formula="of:=([.M266]-[.B266])^2" office:value-type="float" office:value="0.00201396402990954" calcext:value-type="float">
            <text:p>0.002013964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6]*2" office:value-type="float" office:value="6.08610207079484" calcext:value-type="float">
            <text:p>6.0861020708</text:p>
          </table:table-cell>
          <table:table-cell table:formula="of:=([.Q266]-[.B266])^2" office:value-type="float" office:value="4319.74415845182" calcext:value-type="float">
            <text:p>4319.7441584518</text:p>
          </table:table-cell>
          <table:table-cell/>
          <table:table-cell office:value-type="float" office:value="35.7170936305723" calcext:value-type="float">
            <text:p>35.7170936306</text:p>
          </table:table-cell>
          <table:table-cell table:formula="of:=[.T266]*2" office:value-type="float" office:value="71.4341872611446" calcext:value-type="float">
            <text:p>71.4341872611</text:p>
          </table:table-cell>
          <table:table-cell table:formula="of:=([.U266]-[.B266])^2" office:value-type="float" office:value="0.141884378703394" calcext:value-type="float">
            <text:p>0.14188437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1.4422844" calcext:value-type="float">
            <text:p>71.4422844</text:p>
          </table:table-cell>
          <table:table-cell/>
          <table:table-cell office:value-type="float" office:value="35.8985075165364" calcext:value-type="float">
            <text:p>35.8985075165</text:p>
          </table:table-cell>
          <table:table-cell table:formula="of:=[.D267]*2" office:value-type="float" office:value="71.7970150330728" calcext:value-type="float">
            <text:p>71.7970150331</text:p>
          </table:table-cell>
          <table:table-cell table:formula="of:=([.B267]-[.E267])^2" office:value-type="float" office:value="0.125833822040223" calcext:value-type="float">
            <text:p>0.125833822</text:p>
          </table:table-cell>
          <table:table-cell/>
          <table:table-cell office:value-type="float" office:value="35.8189410193688" calcext:value-type="float">
            <text:p>35.8189410194</text:p>
          </table:table-cell>
          <table:table-cell table:formula="of:=[.H267]*2" office:value-type="float" office:value="71.6378820387376" calcext:value-type="float">
            <text:p>71.6378820387</text:p>
          </table:table-cell>
          <table:table-cell table:formula="of:=([.B267]-[.I267])^2" office:value-type="float" office:value="0.0382584362797229" calcext:value-type="float">
            <text:p>0.0382584363</text:p>
          </table:table-cell>
          <table:table-cell/>
          <table:table-cell office:value-type="float" office:value="35.7480501806719" calcext:value-type="float">
            <text:p>35.7480501807</text:p>
          </table:table-cell>
          <table:table-cell table:formula="of:=[.L267]*2" office:value-type="float" office:value="71.4961003613438" calcext:value-type="float">
            <text:p>71.4961003613</text:p>
          </table:table-cell>
          <table:table-cell table:formula="of:=([.M267]-[.B267])^2" office:value-type="float" office:value="0.0028961576953575" calcext:value-type="float">
            <text:p>0.0028961577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7]*2" office:value-type="float" office:value="6.08610207079484" calcext:value-type="float">
            <text:p>6.0861020708</text:p>
          </table:table-cell>
          <table:table-cell table:formula="of:=([.Q267]-[.B267])^2" office:value-type="float" office:value="4271.43056864831" calcext:value-type="float">
            <text:p>4271.4305686483</text:p>
          </table:table-cell>
          <table:table-cell/>
          <table:table-cell office:value-type="float" office:value="35.4964500213532" calcext:value-type="float">
            <text:p>35.4964500214</text:p>
          </table:table-cell>
          <table:table-cell table:formula="of:=[.T267]*2" office:value-type="float" office:value="70.9929000427064" calcext:value-type="float">
            <text:p>70.9929000427</text:p>
          </table:table-cell>
          <table:table-cell table:formula="of:=([.U267]-[.B267])^2" office:value-type="float" office:value="0.201946300580191" calcext:value-type="float">
            <text:p>0.20194630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1.07038764" calcext:value-type="float">
            <text:p>71.07038764</text:p>
          </table:table-cell>
          <table:table-cell/>
          <table:table-cell office:value-type="float" office:value="35.7804887984389" calcext:value-type="float">
            <text:p>35.7804887984</text:p>
          </table:table-cell>
          <table:table-cell table:formula="of:=[.D268]*2" office:value-type="float" office:value="71.5609775968778" calcext:value-type="float">
            <text:p>71.5609775969</text:p>
          </table:table-cell>
          <table:table-cell table:formula="of:=([.B268]-[.E268])^2" office:value-type="float" office:value="0.24067850578936" calcext:value-type="float">
            <text:p>0.2406785058</text:p>
          </table:table-cell>
          <table:table-cell/>
          <table:table-cell office:value-type="float" office:value="35.5946194499427" calcext:value-type="float">
            <text:p>35.5946194499</text:p>
          </table:table-cell>
          <table:table-cell table:formula="of:=[.H268]*2" office:value-type="float" office:value="71.1892388998854" calcext:value-type="float">
            <text:p>71.1892388999</text:p>
          </table:table-cell>
          <table:table-cell table:formula="of:=([.B268]-[.I268])^2" office:value-type="float" office:value="0.0141256219763443" calcext:value-type="float">
            <text:p>0.014125622</text:p>
          </table:table-cell>
          <table:table-cell/>
          <table:table-cell office:value-type="float" office:value="35.4678843848733" calcext:value-type="float">
            <text:p>35.4678843849</text:p>
          </table:table-cell>
          <table:table-cell table:formula="of:=[.L268]*2" office:value-type="float" office:value="70.9357687697466" calcext:value-type="float">
            <text:p>70.9357687697</text:p>
          </table:table-cell>
          <table:table-cell table:formula="of:=([.M268]-[.B268])^2" office:value-type="float" office:value="0.0181222402283031" calcext:value-type="float">
            <text:p>0.0181222402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8]*2" office:value-type="float" office:value="6.08610207079484" calcext:value-type="float">
            <text:p>6.0861020708</text:p>
          </table:table-cell>
          <table:table-cell table:formula="of:=([.Q268]-[.B268])^2" office:value-type="float" office:value="4222.95737094001" calcext:value-type="float">
            <text:p>4222.95737094</text:p>
          </table:table-cell>
          <table:table-cell/>
          <table:table-cell office:value-type="float" office:value="35.2615320086199" calcext:value-type="float">
            <text:p>35.2615320086</text:p>
          </table:table-cell>
          <table:table-cell table:formula="of:=[.T268]*2" office:value-type="float" office:value="70.5230640172398" calcext:value-type="float">
            <text:p>70.5230640172</text:p>
          </table:table-cell>
          <table:table-cell table:formula="of:=([.U268]-[.B268])^2" office:value-type="float" office:value="0.299563148031353" calcext:value-type="float">
            <text:p>0.2995631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0.69512006" calcext:value-type="float">
            <text:p>70.69512006</text:p>
          </table:table-cell>
          <table:table-cell/>
          <table:table-cell office:value-type="float" office:value="35.0479927575486" calcext:value-type="float">
            <text:p>35.0479927575</text:p>
          </table:table-cell>
          <table:table-cell table:formula="of:=[.D269]*2" office:value-type="float" office:value="70.0959855150972" calcext:value-type="float">
            <text:p>70.0959855151</text:p>
          </table:table-cell>
          <table:table-cell table:formula="of:=([.B269]-[.E269])^2" office:value-type="float" office:value="0.358962202895881" calcext:value-type="float">
            <text:p>0.3589622029</text:p>
          </table:table-cell>
          <table:table-cell/>
          <table:table-cell office:value-type="float" office:value="35.4120481680144" calcext:value-type="float">
            <text:p>35.412048168</text:p>
          </table:table-cell>
          <table:table-cell table:formula="of:=[.H269]*2" office:value-type="float" office:value="70.8240963360288" calcext:value-type="float">
            <text:p>70.824096336</text:p>
          </table:table-cell>
          <table:table-cell table:formula="of:=([.B269]-[.I269])^2" office:value-type="float" office:value="0.0166348797782594" calcext:value-type="float">
            <text:p>0.0166348798</text:p>
          </table:table-cell>
          <table:table-cell/>
          <table:table-cell office:value-type="float" office:value="35.2912461445781" calcext:value-type="float">
            <text:p>35.2912461446</text:p>
          </table:table-cell>
          <table:table-cell table:formula="of:=[.L269]*2" office:value-type="float" office:value="70.5824922891562" calcext:value-type="float">
            <text:p>70.5824922892</text:p>
          </table:table-cell>
          <table:table-cell table:formula="of:=([.M269]-[.B269])^2" office:value-type="float" office:value="0.0126850147652406" calcext:value-type="float">
            <text:p>0.0126850148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69]*2" office:value-type="float" office:value="6.08610207079484" calcext:value-type="float">
            <text:p>6.0861020708</text:p>
          </table:table-cell>
          <table:table-cell table:formula="of:=([.Q269]-[.B269])^2" office:value-type="float" office:value="4174.32520552944" calcext:value-type="float">
            <text:p>4174.3252055294</text:p>
          </table:table-cell>
          <table:table-cell/>
          <table:table-cell office:value-type="float" office:value="35.1549547494976" calcext:value-type="float">
            <text:p>35.1549547495</text:p>
          </table:table-cell>
          <table:table-cell table:formula="of:=[.T269]*2" office:value-type="float" office:value="70.3099094989952" calcext:value-type="float">
            <text:p>70.309909499</text:p>
          </table:table-cell>
          <table:table-cell table:formula="of:=([.U269]-[.B269])^2" office:value-type="float" office:value="0.148387176309631" calcext:value-type="float">
            <text:p>0.14838717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0.31642767" calcext:value-type="float">
            <text:p>70.31642767</text:p>
          </table:table-cell>
          <table:table-cell/>
          <table:table-cell office:value-type="float" office:value="34.9920729272571" calcext:value-type="float">
            <text:p>34.9920729273</text:p>
          </table:table-cell>
          <table:table-cell table:formula="of:=[.D270]*2" office:value-type="float" office:value="69.9841458545142" calcext:value-type="float">
            <text:p>69.9841458545</text:p>
          </table:table-cell>
          <table:table-cell table:formula="of:=([.B270]-[.E270])^2" office:value-type="float" office:value="0.110411204902539" calcext:value-type="float">
            <text:p>0.1104112049</text:p>
          </table:table-cell>
          <table:table-cell/>
          <table:table-cell office:value-type="float" office:value="35.1736862240013" calcext:value-type="float">
            <text:p>35.173686224</text:p>
          </table:table-cell>
          <table:table-cell table:formula="of:=[.H270]*2" office:value-type="float" office:value="70.3473724480026" calcext:value-type="float">
            <text:p>70.347372448</text:p>
          </table:table-cell>
          <table:table-cell table:formula="of:=([.B270]-[.I270])^2" office:value-type="float" office:value="0.000957579285630581" calcext:value-type="float">
            <text:p>0.0009575793</text:p>
          </table:table-cell>
          <table:table-cell/>
          <table:table-cell office:value-type="float" office:value="35.1061737318439" calcext:value-type="float">
            <text:p>35.1061737318</text:p>
          </table:table-cell>
          <table:table-cell table:formula="of:=[.L270]*2" office:value-type="float" office:value="70.2123474636878" calcext:value-type="float">
            <text:p>70.2123474637</text:p>
          </table:table-cell>
          <table:table-cell table:formula="of:=([.M270]-[.B270])^2" office:value-type="float" office:value="0.0108326893459881" calcext:value-type="float">
            <text:p>0.010832689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0]*2" office:value-type="float" office:value="6.08610207079484" calcext:value-type="float">
            <text:p>6.0861020708</text:p>
          </table:table-cell>
          <table:table-cell table:formula="of:=([.Q270]-[.B270])^2" office:value-type="float" office:value="4125.53472657991" calcext:value-type="float">
            <text:p>4125.5347265799</text:p>
          </table:table-cell>
          <table:table-cell/>
          <table:table-cell office:value-type="float" office:value="35.1446126050871" calcext:value-type="float">
            <text:p>35.1446126051</text:p>
          </table:table-cell>
          <table:table-cell table:formula="of:=[.T270]*2" office:value-type="float" office:value="70.2892252101742" calcext:value-type="float">
            <text:p>70.2892252102</text:p>
          </table:table-cell>
          <table:table-cell table:formula="of:=([.U270]-[.B270])^2" office:value-type="float" office:value="0.000739973820574338" calcext:value-type="float">
            <text:p>0.00073997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9.93425484" calcext:value-type="float">
            <text:p>69.93425484</text:p>
          </table:table-cell>
          <table:table-cell/>
          <table:table-cell office:value-type="float" office:value="34.908496045067" calcext:value-type="float">
            <text:p>34.9084960451</text:p>
          </table:table-cell>
          <table:table-cell table:formula="of:=[.D271]*2" office:value-type="float" office:value="69.816992090134" calcext:value-type="float">
            <text:p>69.8169920901</text:p>
          </table:table-cell>
          <table:table-cell table:formula="of:=([.B271]-[.E271])^2" office:value-type="float" office:value="0.0137505525061362" calcext:value-type="float">
            <text:p>0.0137505525</text:p>
          </table:table-cell>
          <table:table-cell/>
          <table:table-cell office:value-type="float" office:value="34.9088965210984" calcext:value-type="float">
            <text:p>34.9088965211</text:p>
          </table:table-cell>
          <table:table-cell table:formula="of:=[.H271]*2" office:value-type="float" office:value="69.8177930421968" calcext:value-type="float">
            <text:p>69.8177930422</text:p>
          </table:table-cell>
          <table:table-cell table:formula="of:=([.B271]-[.I271])^2" office:value-type="float" office:value="0.0135633503475527" calcext:value-type="float">
            <text:p>0.0135633503</text:p>
          </table:table-cell>
          <table:table-cell/>
          <table:table-cell office:value-type="float" office:value="34.9861201733731" calcext:value-type="float">
            <text:p>34.9861201734</text:p>
          </table:table-cell>
          <table:table-cell table:formula="of:=[.L271]*2" office:value-type="float" office:value="69.9722403467462" calcext:value-type="float">
            <text:p>69.9722403467</text:p>
          </table:table-cell>
          <table:table-cell table:formula="of:=([.M271]-[.B271])^2" office:value-type="float" office:value="0.00144289872276639" calcext:value-type="float">
            <text:p>0.0014428987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1]*2" office:value-type="float" office:value="6.08610207079484" calcext:value-type="float">
            <text:p>6.0861020708</text:p>
          </table:table-cell>
          <table:table-cell table:formula="of:=([.Q271]-[.B271])^2" office:value-type="float" office:value="4076.58661203976" calcext:value-type="float">
            <text:p>4076.5866120398</text:p>
          </table:table-cell>
          <table:table-cell/>
          <table:table-cell office:value-type="float" office:value="34.8271521694765" calcext:value-type="float">
            <text:p>34.8271521695</text:p>
          </table:table-cell>
          <table:table-cell table:formula="of:=[.T271]*2" office:value-type="float" office:value="69.654304338953" calcext:value-type="float">
            <text:p>69.654304339</text:p>
          </table:table-cell>
          <table:table-cell table:formula="of:=([.U271]-[.B271])^2" office:value-type="float" office:value="0.0783722830364648" calcext:value-type="float">
            <text:p>0.0783722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9.5485442" calcext:value-type="float">
            <text:p>69.5485442</text:p>
          </table:table-cell>
          <table:table-cell/>
          <table:table-cell office:value-type="float" office:value="35.0784936702667" calcext:value-type="float">
            <text:p>35.0784936703</text:p>
          </table:table-cell>
          <table:table-cell table:formula="of:=[.D272]*2" office:value-type="float" office:value="70.1569873405334" calcext:value-type="float">
            <text:p>70.1569873405</text:p>
          </table:table-cell>
          <table:table-cell table:formula="of:=([.B272]-[.E272])^2" office:value-type="float" office:value="0.370203055262159" calcext:value-type="float">
            <text:p>0.3702030553</text:p>
          </table:table-cell>
          <table:table-cell/>
          <table:table-cell office:value-type="float" office:value="34.7865767048966" calcext:value-type="float">
            <text:p>34.7865767049</text:p>
          </table:table-cell>
          <table:table-cell table:formula="of:=[.H272]*2" office:value-type="float" office:value="69.5731534097932" calcext:value-type="float">
            <text:p>69.5731534098</text:p>
          </table:table-cell>
          <table:table-cell table:formula="of:=([.B272]-[.I272])^2" office:value-type="float" office:value="0.000605613206646322" calcext:value-type="float">
            <text:p>0.0006056132</text:p>
          </table:table-cell>
          <table:table-cell/>
          <table:table-cell office:value-type="float" office:value="34.7523592299382" calcext:value-type="float">
            <text:p>34.7523592299</text:p>
          </table:table-cell>
          <table:table-cell table:formula="of:=[.L272]*2" office:value-type="float" office:value="69.5047184598764" calcext:value-type="float">
            <text:p>69.5047184599</text:p>
          </table:table-cell>
          <table:table-cell table:formula="of:=([.M272]-[.B272])^2" office:value-type="float" office:value="0.00192069549738083" calcext:value-type="float">
            <text:p>0.0019206955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2]*2" office:value-type="float" office:value="6.08610207079484" calcext:value-type="float">
            <text:p>6.0861020708</text:p>
          </table:table-cell>
          <table:table-cell table:formula="of:=([.Q272]-[.B272])^2" office:value-type="float" office:value="4027.48156100271" calcext:value-type="float">
            <text:p>4027.4815610027</text:p>
          </table:table-cell>
          <table:table-cell/>
          <table:table-cell office:value-type="float" office:value="34.7547240140768" calcext:value-type="float">
            <text:p>34.7547240141</text:p>
          </table:table-cell>
          <table:table-cell table:formula="of:=[.T272]*2" office:value-type="float" office:value="69.5094480281536" calcext:value-type="float">
            <text:p>69.5094480282</text:p>
          </table:table-cell>
          <table:table-cell table:formula="of:=([.U272]-[.B272])^2" office:value-type="float" office:value="0.00152851065304289" calcext:value-type="float">
            <text:p>0.00152851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9.15923655" calcext:value-type="float">
            <text:p>69.15923655</text:p>
          </table:table-cell>
          <table:table-cell/>
          <table:table-cell office:value-type="float" office:value="34.6401479575932" calcext:value-type="float">
            <text:p>34.6401479576</text:p>
          </table:table-cell>
          <table:table-cell table:formula="of:=[.D273]*2" office:value-type="float" office:value="69.2802959151864" calcext:value-type="float">
            <text:p>69.2802959152</text:p>
          </table:table-cell>
          <table:table-cell table:formula="of:=([.B273]-[.E273])^2" office:value-type="float" office:value="0.0146553698993335" calcext:value-type="float">
            <text:p>0.0146553699</text:p>
          </table:table-cell>
          <table:table-cell/>
          <table:table-cell office:value-type="float" office:value="34.6510681745538" calcext:value-type="float">
            <text:p>34.6510681746</text:p>
          </table:table-cell>
          <table:table-cell table:formula="of:=[.H273]*2" office:value-type="float" office:value="69.3021363491076" calcext:value-type="float">
            <text:p>69.3021363491</text:p>
          </table:table-cell>
          <table:table-cell table:formula="of:=([.B273]-[.I273])^2" office:value-type="float" office:value="0.0204203525849913" calcext:value-type="float">
            <text:p>0.0204203526</text:p>
          </table:table-cell>
          <table:table-cell/>
          <table:table-cell office:value-type="float" office:value="34.6033131014305" calcext:value-type="float">
            <text:p>34.6033131014</text:p>
          </table:table-cell>
          <table:table-cell table:formula="of:=[.L273]*2" office:value-type="float" office:value="69.206626202861" calcext:value-type="float">
            <text:p>69.2066262029</text:p>
          </table:table-cell>
          <table:table-cell table:formula="of:=([.M273]-[.B273])^2" office:value-type="float" office:value="0.00224577919828607" calcext:value-type="float">
            <text:p>0.0022457792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3]*2" office:value-type="float" office:value="6.08610207079484" calcext:value-type="float">
            <text:p>6.0861020708</text:p>
          </table:table-cell>
          <table:table-cell table:formula="of:=([.Q273]-[.B273])^2" office:value-type="float" office:value="3978.2202930319" calcext:value-type="float">
            <text:p>3978.2202930319</text:p>
          </table:table-cell>
          <table:table-cell/>
          <table:table-cell office:value-type="float" office:value="34.4727418646629" calcext:value-type="float">
            <text:p>34.4727418647</text:p>
          </table:table-cell>
          <table:table-cell table:formula="of:=[.T273]*2" office:value-type="float" office:value="68.9454837293258" calcext:value-type="float">
            <text:p>68.9454837293</text:p>
          </table:table-cell>
          <table:table-cell table:formula="of:=([.U273]-[.B273])^2" office:value-type="float" office:value="0.0456902683461775" calcext:value-type="float">
            <text:p>0.04569026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.7662708" calcext:value-type="float">
            <text:p>68.7662708</text:p>
          </table:table-cell>
          <table:table-cell/>
          <table:table-cell office:value-type="float" office:value="34.2750860382315" calcext:value-type="float">
            <text:p>34.2750860382</text:p>
          </table:table-cell>
          <table:table-cell table:formula="of:=[.D274]*2" office:value-type="float" office:value="68.550172076463" calcext:value-type="float">
            <text:p>68.5501720765</text:p>
          </table:table-cell>
          <table:table-cell table:formula="of:=([.B274]-[.E274])^2" office:value-type="float" office:value="0.0466986583143214" calcext:value-type="float">
            <text:p>0.0466986583</text:p>
          </table:table-cell>
          <table:table-cell/>
          <table:table-cell office:value-type="float" office:value="34.3688745708124" calcext:value-type="float">
            <text:p>34.3688745708</text:p>
          </table:table-cell>
          <table:table-cell table:formula="of:=[.H274]*2" office:value-type="float" office:value="68.7377491416248" calcext:value-type="float">
            <text:p>68.7377491416</text:p>
          </table:table-cell>
          <table:table-cell table:formula="of:=([.B274]-[.I274])^2" office:value-type="float" office:value="0.000813484996471473" calcext:value-type="float">
            <text:p>0.000813485</text:p>
          </table:table-cell>
          <table:table-cell/>
          <table:table-cell office:value-type="float" office:value="34.286504977819" calcext:value-type="float">
            <text:p>34.2865049778</text:p>
          </table:table-cell>
          <table:table-cell table:formula="of:=[.L274]*2" office:value-type="float" office:value="68.573009955638" calcext:value-type="float">
            <text:p>68.5730099556</text:p>
          </table:table-cell>
          <table:table-cell table:formula="of:=([.M274]-[.B274])^2" office:value-type="float" office:value="0.0373497539635136" calcext:value-type="float">
            <text:p>0.037349754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4]*2" office:value-type="float" office:value="6.08610207079484" calcext:value-type="float">
            <text:p>6.0861020708</text:p>
          </table:table-cell>
          <table:table-cell table:formula="of:=([.Q274]-[.B274])^2" office:value-type="float" office:value="3928.80355192163" calcext:value-type="float">
            <text:p>3928.8035519216</text:p>
          </table:table-cell>
          <table:table-cell/>
          <table:table-cell office:value-type="float" office:value="34.2032117717657" calcext:value-type="float">
            <text:p>34.2032117718</text:p>
          </table:table-cell>
          <table:table-cell table:formula="of:=[.T274]*2" office:value-type="float" office:value="68.4064235435314" calcext:value-type="float">
            <text:p>68.4064235435</text:p>
          </table:table-cell>
          <table:table-cell table:formula="of:=([.U274]-[.B274])^2" office:value-type="float" office:value="0.129490047987977" calcext:value-type="float">
            <text:p>0.1294900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8.36958388" calcext:value-type="float">
            <text:p>68.36958388</text:p>
          </table:table-cell>
          <table:table-cell/>
          <table:table-cell office:value-type="float" office:value="34.1649637223266" calcext:value-type="float">
            <text:p>34.1649637223</text:p>
          </table:table-cell>
          <table:table-cell table:formula="of:=[.D275]*2" office:value-type="float" office:value="68.3299274446532" calcext:value-type="float">
            <text:p>68.3299274447</text:p>
          </table:table-cell>
          <table:table-cell table:formula="of:=([.B275]-[.E275])^2" office:value-type="float" office:value="0.00157263286441488" calcext:value-type="float">
            <text:p>0.0015726329</text:p>
          </table:table-cell>
          <table:table-cell/>
          <table:table-cell office:value-type="float" office:value="34.1136997798781" calcext:value-type="float">
            <text:p>34.1136997799</text:p>
          </table:table-cell>
          <table:table-cell table:formula="of:=[.H275]*2" office:value-type="float" office:value="68.2273995597562" calcext:value-type="float">
            <text:p>68.2273995598</text:p>
          </table:table-cell>
          <table:table-cell table:formula="of:=([.B275]-[.I275])^2" office:value-type="float" office:value="0.0202163809231914" calcext:value-type="float">
            <text:p>0.0202163809</text:p>
          </table:table-cell>
          <table:table-cell/>
          <table:table-cell office:value-type="float" office:value="34.0984537721026" calcext:value-type="float">
            <text:p>34.0984537721</text:p>
          </table:table-cell>
          <table:table-cell table:formula="of:=[.L275]*2" office:value-type="float" office:value="68.1969075442052" calcext:value-type="float">
            <text:p>68.1969075442</text:p>
          </table:table-cell>
          <table:table-cell table:formula="of:=([.M275]-[.B275])^2" office:value-type="float" office:value="0.0298171169435152" calcext:value-type="float">
            <text:p>0.0298171169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5]*2" office:value-type="float" office:value="6.08610207079484" calcext:value-type="float">
            <text:p>6.0861020708</text:p>
          </table:table-cell>
          <table:table-cell table:formula="of:=([.Q275]-[.B275])^2" office:value-type="float" office:value="3879.23210627759" calcext:value-type="float">
            <text:p>3879.2321062776</text:p>
          </table:table-cell>
          <table:table-cell/>
          <table:table-cell office:value-type="float" office:value="33.931920221821" calcext:value-type="float">
            <text:p>33.9319202218</text:p>
          </table:table-cell>
          <table:table-cell table:formula="of:=[.T275]*2" office:value-type="float" office:value="67.863840443642" calcext:value-type="float">
            <text:p>67.8638404436</text:p>
          </table:table-cell>
          <table:table-cell table:formula="of:=([.U275]-[.B275])^2" office:value-type="float" office:value="0.255776423419187" calcext:value-type="float">
            <text:p>0.255776423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7.96911063" calcext:value-type="float">
            <text:p>67.96911063</text:p>
          </table:table-cell>
          <table:table-cell/>
          <table:table-cell office:value-type="float" office:value="33.8968246295551" calcext:value-type="float">
            <text:p>33.8968246296</text:p>
          </table:table-cell>
          <table:table-cell table:formula="of:=[.D276]*2" office:value-type="float" office:value="67.7936492591102" calcext:value-type="float">
            <text:p>67.7936492591</text:p>
          </table:table-cell>
          <table:table-cell table:formula="of:=([.B276]-[.E276])^2" office:value-type="float" office:value="0.0307866926745302" calcext:value-type="float">
            <text:p>0.0307866927</text:p>
          </table:table-cell>
          <table:table-cell/>
          <table:table-cell office:value-type="float" office:value="33.9750832066981" calcext:value-type="float">
            <text:p>33.9750832067</text:p>
          </table:table-cell>
          <table:table-cell table:formula="of:=[.H276]*2" office:value-type="float" office:value="67.9501664133962" calcext:value-type="float">
            <text:p>67.9501664134</text:p>
          </table:table-cell>
          <table:table-cell table:formula="of:=([.B276]-[.I276])^2" office:value-type="float" office:value="0.000358883342731661" calcext:value-type="float">
            <text:p>0.0003588833</text:p>
          </table:table-cell>
          <table:table-cell/>
          <table:table-cell office:value-type="float" office:value="34.0654692335095" calcext:value-type="float">
            <text:p>34.0654692335</text:p>
          </table:table-cell>
          <table:table-cell table:formula="of:=[.L276]*2" office:value-type="float" office:value="68.130938467019" calcext:value-type="float">
            <text:p>68.130938467</text:p>
          </table:table-cell>
          <table:table-cell table:formula="of:=([.M276]-[.B276])^2" office:value-type="float" office:value="0.0261882488342493" calcext:value-type="float">
            <text:p>0.0261882488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6]*2" office:value-type="float" office:value="6.08610207079484" calcext:value-type="float">
            <text:p>6.0861020708</text:p>
          </table:table-cell>
          <table:table-cell table:formula="of:=([.Q276]-[.B276])^2" office:value-type="float" office:value="3829.50674833866" calcext:value-type="float">
            <text:p>3829.5067483387</text:p>
          </table:table-cell>
          <table:table-cell/>
          <table:table-cell office:value-type="float" office:value="34.0381816641895" calcext:value-type="float">
            <text:p>34.0381816642</text:p>
          </table:table-cell>
          <table:table-cell table:formula="of:=[.T276]*2" office:value-type="float" office:value="68.076363328379" calcext:value-type="float">
            <text:p>68.0763633284</text:p>
          </table:table-cell>
          <table:table-cell table:formula="of:=([.U276]-[.B276])^2" office:value-type="float" office:value="0.0115031413095767" calcext:value-type="float">
            <text:p>0.01150314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7.56478373" calcext:value-type="float">
            <text:p>67.56478373</text:p>
          </table:table-cell>
          <table:table-cell/>
          <table:table-cell office:value-type="float" office:value="33.754970727564" calcext:value-type="float">
            <text:p>33.7549707276</text:p>
          </table:table-cell>
          <table:table-cell table:formula="of:=[.D277]*2" office:value-type="float" office:value="67.509941455128" calcext:value-type="float">
            <text:p>67.5099414551</text:p>
          </table:table-cell>
          <table:table-cell table:formula="of:=([.B277]-[.E277])^2" office:value-type="float" office:value="0.00300767511313616" calcext:value-type="float">
            <text:p>0.0030076751</text:p>
          </table:table-cell>
          <table:table-cell/>
          <table:table-cell office:value-type="float" office:value="33.80753552835" calcext:value-type="float">
            <text:p>33.8075355284</text:p>
          </table:table-cell>
          <table:table-cell table:formula="of:=[.H277]*2" office:value-type="float" office:value="67.6150710567" calcext:value-type="float">
            <text:p>67.6150710567</text:p>
          </table:table-cell>
          <table:table-cell table:formula="of:=([.B277]-[.I277])^2" office:value-type="float" office:value="0.00252881522663266" calcext:value-type="float">
            <text:p>0.0025288152</text:p>
          </table:table-cell>
          <table:table-cell/>
          <table:table-cell office:value-type="float" office:value="33.7618887133925" calcext:value-type="float">
            <text:p>33.7618887134</text:p>
          </table:table-cell>
          <table:table-cell table:formula="of:=[.L277]*2" office:value-type="float" office:value="67.523777426785" calcext:value-type="float">
            <text:p>67.5237774268</text:p>
          </table:table-cell>
          <table:table-cell table:formula="of:=([.M277]-[.B277])^2" office:value-type="float" office:value="0.00168151690336045" calcext:value-type="float">
            <text:p>0.0016815169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7]*2" office:value-type="float" office:value="6.08610207079484" calcext:value-type="float">
            <text:p>6.0861020708</text:p>
          </table:table-cell>
          <table:table-cell table:formula="of:=([.Q277]-[.B277])^2" office:value-type="float" office:value="3779.62829855389" calcext:value-type="float">
            <text:p>3779.6282985539</text:p>
          </table:table-cell>
          <table:table-cell/>
          <table:table-cell office:value-type="float" office:value="33.7642704429576" calcext:value-type="float">
            <text:p>33.764270443</text:p>
          </table:table-cell>
          <table:table-cell table:formula="of:=[.T277]*2" office:value-type="float" office:value="67.5285408859152" calcext:value-type="float">
            <text:p>67.5285408859</text:p>
          </table:table-cell>
          <table:table-cell table:formula="of:=([.U277]-[.B277])^2" office:value-type="float" office:value="0.00131354374735486" calcext:value-type="float">
            <text:p>0.00131354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7.15653356" calcext:value-type="float">
            <text:p>67.15653356</text:p>
          </table:table-cell>
          <table:table-cell/>
          <table:table-cell office:value-type="float" office:value="33.7798012938587" calcext:value-type="float">
            <text:p>33.7798012939</text:p>
          </table:table-cell>
          <table:table-cell table:formula="of:=[.D278]*2" office:value-type="float" office:value="67.5596025877174" calcext:value-type="float">
            <text:p>67.5596025877</text:p>
          </table:table-cell>
          <table:table-cell table:formula="of:=([.B278]-[.E278])^2" office:value-type="float" office:value="0.162464641105045" calcext:value-type="float">
            <text:p>0.1624646411</text:p>
          </table:table-cell>
          <table:table-cell/>
          <table:table-cell office:value-type="float" office:value="33.5101304769673" calcext:value-type="float">
            <text:p>33.510130477</text:p>
          </table:table-cell>
          <table:table-cell table:formula="of:=[.H278]*2" office:value-type="float" office:value="67.0202609539346" calcext:value-type="float">
            <text:p>67.0202609539</text:p>
          </table:table-cell>
          <table:table-cell table:formula="of:=([.B278]-[.I278])^2" office:value-type="float" office:value="0.0185702231638568" calcext:value-type="float">
            <text:p>0.0185702232</text:p>
          </table:table-cell>
          <table:table-cell/>
          <table:table-cell office:value-type="float" office:value="33.4977499133459" calcext:value-type="float">
            <text:p>33.4977499133</text:p>
          </table:table-cell>
          <table:table-cell table:formula="of:=[.L278]*2" office:value-type="float" office:value="66.9954998266918" calcext:value-type="float">
            <text:p>66.9954998267</text:p>
          </table:table-cell>
          <table:table-cell table:formula="of:=([.M278]-[.B278])^2" office:value-type="float" office:value="0.025931863263177" calcext:value-type="float">
            <text:p>0.025931863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8]*2" office:value-type="float" office:value="6.08610207079484" calcext:value-type="float">
            <text:p>6.0861020708</text:p>
          </table:table-cell>
          <table:table-cell table:formula="of:=([.Q278]-[.B278])^2" office:value-type="float" office:value="3729.5976022777" calcext:value-type="float">
            <text:p>3729.5976022777</text:p>
          </table:table-cell>
          <table:table-cell/>
          <table:table-cell office:value-type="float" office:value="33.5690391495881" calcext:value-type="float">
            <text:p>33.5690391496</text:p>
          </table:table-cell>
          <table:table-cell table:formula="of:=[.T278]*2" office:value-type="float" office:value="67.1380782991762" calcext:value-type="float">
            <text:p>67.1380782992</text:p>
          </table:table-cell>
          <table:table-cell table:formula="of:=([.U278]-[.B278])^2" office:value-type="float" office:value="0.000340596652074463" calcext:value-type="float">
            <text:p>0.00034059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6.74428815" calcext:value-type="float">
            <text:p>66.74428815</text:p>
          </table:table-cell>
          <table:table-cell/>
          <table:table-cell office:value-type="float" office:value="33.466127395627" calcext:value-type="float">
            <text:p>33.4661273956</text:p>
          </table:table-cell>
          <table:table-cell table:formula="of:=[.D279]*2" office:value-type="float" office:value="66.932254791254" calcext:value-type="float">
            <text:p>66.9322547913</text:p>
          </table:table-cell>
          <table:table-cell table:formula="of:=([.B279]-[.E279])^2" office:value-type="float" office:value="0.0353314582243074" calcext:value-type="float">
            <text:p>0.0353314582</text:p>
          </table:table-cell>
          <table:table-cell/>
          <table:table-cell office:value-type="float" office:value="33.3341846024639" calcext:value-type="float">
            <text:p>33.3341846025</text:p>
          </table:table-cell>
          <table:table-cell table:formula="of:=[.H279]*2" office:value-type="float" office:value="66.6683692049278" calcext:value-type="float">
            <text:p>66.6683692049</text:p>
          </table:table-cell>
          <table:table-cell table:formula="of:=([.B279]-[.I279])^2" office:value-type="float" office:value="0.00576368622087622" calcext:value-type="float">
            <text:p>0.0057636862</text:p>
          </table:table-cell>
          <table:table-cell/>
          <table:table-cell office:value-type="float" office:value="33.3160871988717" calcext:value-type="float">
            <text:p>33.3160871989</text:p>
          </table:table-cell>
          <table:table-cell table:formula="of:=[.L279]*2" office:value-type="float" office:value="66.6321743977434" calcext:value-type="float">
            <text:p>66.6321743977</text:p>
          </table:table-cell>
          <table:table-cell table:formula="of:=([.M279]-[.B279])^2" office:value-type="float" office:value="0.0125694934450553" calcext:value-type="float">
            <text:p>0.0125694934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79]*2" office:value-type="float" office:value="6.08610207079484" calcext:value-type="float">
            <text:p>6.0861020708</text:p>
          </table:table-cell>
          <table:table-cell table:formula="of:=([.Q279]-[.B279])^2" office:value-type="float" office:value="3679.41553841948" calcext:value-type="float">
            <text:p>3679.4155384195</text:p>
          </table:table-cell>
          <table:table-cell/>
          <table:table-cell office:value-type="float" office:value="33.2950725749421" calcext:value-type="float">
            <text:p>33.2950725749</text:p>
          </table:table-cell>
          <table:table-cell table:formula="of:=[.T279]*2" office:value-type="float" office:value="66.5901451498842" calcext:value-type="float">
            <text:p>66.5901451499</text:p>
          </table:table-cell>
          <table:table-cell table:formula="of:=([.U279]-[.B279])^2" office:value-type="float" office:value="0.0237600644847023" calcext:value-type="float">
            <text:p>0.02376006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6.32797298" calcext:value-type="float">
            <text:p>66.32797298</text:p>
          </table:table-cell>
          <table:table-cell/>
          <table:table-cell office:value-type="float" office:value="32.8735551714145" calcext:value-type="float">
            <text:p>32.8735551714</text:p>
          </table:table-cell>
          <table:table-cell table:formula="of:=[.D280]*2" office:value-type="float" office:value="65.747110342829" calcext:value-type="float">
            <text:p>65.7471103428</text:p>
          </table:table-cell>
          <table:table-cell table:formula="of:=([.B280]-[.E280])^2" office:value-type="float" office:value="0.337401403261243" calcext:value-type="float">
            <text:p>0.3374014033</text:p>
          </table:table-cell>
          <table:table-cell/>
          <table:table-cell office:value-type="float" office:value="33.1811895831305" calcext:value-type="float">
            <text:p>33.1811895831</text:p>
          </table:table-cell>
          <table:table-cell table:formula="of:=[.H280]*2" office:value-type="float" office:value="66.362379166261" calcext:value-type="float">
            <text:p>66.3623791663</text:p>
          </table:table-cell>
          <table:table-cell table:formula="of:=([.B280]-[.I280])^2" office:value-type="float" office:value="0.00118378565302627" calcext:value-type="float">
            <text:p>0.0011837857</text:p>
          </table:table-cell>
          <table:table-cell/>
          <table:table-cell office:value-type="float" office:value="33.1550088530658" calcext:value-type="float">
            <text:p>33.1550088531</text:p>
          </table:table-cell>
          <table:table-cell table:formula="of:=[.L280]*2" office:value-type="float" office:value="66.3100177061316" calcext:value-type="float">
            <text:p>66.3100177061</text:p>
          </table:table-cell>
          <table:table-cell table:formula="of:=([.M280]-[.B280])^2" office:value-type="float" office:value="0.000322391859689077" calcext:value-type="float">
            <text:p>0.0003223919</text:p>
          </table:table-cell>
          <table:table-cell/>
          <table:table-cell office:value-type="float" office:value="3.05782486910636" calcext:value-type="float">
            <text:p>3.0578248691</text:p>
          </table:table-cell>
          <table:table-cell table:formula="of:=[.P280]*2" office:value-type="float" office:value="6.11564973821272" calcext:value-type="float">
            <text:p>6.1156497382</text:p>
          </table:table-cell>
          <table:table-cell table:formula="of:=([.Q280]-[.B280])^2" office:value-type="float" office:value="3625.52387017348" calcext:value-type="float">
            <text:p>3625.5238701735</text:p>
          </table:table-cell>
          <table:table-cell/>
          <table:table-cell office:value-type="float" office:value="33.1024996147787" calcext:value-type="float">
            <text:p>33.1024996148</text:p>
          </table:table-cell>
          <table:table-cell table:formula="of:=[.T280]*2" office:value-type="float" office:value="66.2049992295574" calcext:value-type="float">
            <text:p>66.2049992296</text:p>
          </table:table-cell>
          <table:table-cell table:formula="of:=([.U280]-[.B280])^2" office:value-type="float" office:value="0.0151225432979181" calcext:value-type="float">
            <text:p>0.01512254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5.90751095" calcext:value-type="float">
            <text:p>65.90751095</text:p>
          </table:table-cell>
          <table:table-cell/>
          <table:table-cell office:value-type="float" office:value="32.9328736022455" calcext:value-type="float">
            <text:p>32.9328736022</text:p>
          </table:table-cell>
          <table:table-cell table:formula="of:=[.D281]*2" office:value-type="float" office:value="65.865747204491" calcext:value-type="float">
            <text:p>65.8657472045</text:p>
          </table:table-cell>
          <table:table-cell table:formula="of:=([.B281]-[.E281])^2" office:value-type="float" office:value="0.00174421043894065" calcext:value-type="float">
            <text:p>0.0017442104</text:p>
          </table:table-cell>
          <table:table-cell/>
          <table:table-cell office:value-type="float" office:value="32.9537872067516" calcext:value-type="float">
            <text:p>32.9537872068</text:p>
          </table:table-cell>
          <table:table-cell table:formula="of:=[.H281]*2" office:value-type="float" office:value="65.9075744135032" calcext:value-type="float">
            <text:p>65.9075744135</text:p>
          </table:table-cell>
          <table:table-cell table:formula="of:=([.B281]-[.I281])^2" office:value-type="float" office:value="0.0000000040276162378768" calcext:value-type="float">
            <text:p>0.000000004</text:p>
          </table:table-cell>
          <table:table-cell/>
          <table:table-cell office:value-type="float" office:value="32.9570114892813" calcext:value-type="float">
            <text:p>32.9570114893</text:p>
          </table:table-cell>
          <table:table-cell table:formula="of:=[.L281]*2" office:value-type="float" office:value="65.9140229785626" calcext:value-type="float">
            <text:p>65.9140229786</text:p>
          </table:table-cell>
          <table:table-cell table:formula="of:=([.M281]-[.B281])^2" office:value-type="float" office:value="0.0000424065160000737" calcext:value-type="float">
            <text:p>4.24065160000737E-005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81]*2" office:value-type="float" office:value="6.08610207079484" calcext:value-type="float">
            <text:p>6.0861020708</text:p>
          </table:table-cell>
          <table:table-cell table:formula="of:=([.Q281]-[.B281])^2" office:value-type="float" office:value="3578.60096029305" calcext:value-type="float">
            <text:p>3578.6009602931</text:p>
          </table:table-cell>
          <table:table-cell/>
          <table:table-cell office:value-type="float" office:value="32.7925932867946" calcext:value-type="float">
            <text:p>32.7925932868</text:p>
          </table:table-cell>
          <table:table-cell table:formula="of:=[.T281]*2" office:value-type="float" office:value="65.5851865735892" calcext:value-type="float">
            <text:p>65.5851865736</text:p>
          </table:table-cell>
          <table:table-cell table:formula="of:=([.U281]-[.B281])^2" office:value-type="float" office:value="0.103893003628614" calcext:value-type="float">
            <text:p>0.10389300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.48282217" calcext:value-type="float">
            <text:p>65.48282217</text:p>
          </table:table-cell>
          <table:table-cell/>
          <table:table-cell office:value-type="float" office:value="32.8341399407218" calcext:value-type="float">
            <text:p>32.8341399407</text:p>
          </table:table-cell>
          <table:table-cell table:formula="of:=[.D282]*2" office:value-type="float" office:value="65.6682798814436" calcext:value-type="float">
            <text:p>65.6682798814</text:p>
          </table:table-cell>
          <table:table-cell table:formula="of:=([.B282]-[.E282])^2" office:value-type="float" office:value="0.0343945627338938" calcext:value-type="float">
            <text:p>0.0343945627</text:p>
          </table:table-cell>
          <table:table-cell/>
          <table:table-cell office:value-type="float" office:value="32.767716617501" calcext:value-type="float">
            <text:p>32.7677166175</text:p>
          </table:table-cell>
          <table:table-cell table:formula="of:=[.H282]*2" office:value-type="float" office:value="65.535433235002" calcext:value-type="float">
            <text:p>65.535433235</text:p>
          </table:table-cell>
          <table:table-cell table:formula="of:=([.B282]-[.I282])^2" office:value-type="float" office:value="0.00276792416064439" calcext:value-type="float">
            <text:p>0.0027679242</text:p>
          </table:table-cell>
          <table:table-cell/>
          <table:table-cell office:value-type="float" office:value="32.7264990681951" calcext:value-type="float">
            <text:p>32.7264990682</text:p>
          </table:table-cell>
          <table:table-cell table:formula="of:=[.L282]*2" office:value-type="float" office:value="65.4529981363902" calcext:value-type="float">
            <text:p>65.4529981364</text:p>
          </table:table-cell>
          <table:table-cell table:formula="of:=([.M282]-[.B282])^2" office:value-type="float" office:value="0.000889472980758421" calcext:value-type="float">
            <text:p>0.000889473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82]*2" office:value-type="float" office:value="6.08610207079484" calcext:value-type="float">
            <text:p>6.0861020708</text:p>
          </table:table-cell>
          <table:table-cell table:formula="of:=([.Q282]-[.B282])^2" office:value-type="float" office:value="3527.97035854332" calcext:value-type="float">
            <text:p>3527.9703585433</text:p>
          </table:table-cell>
          <table:table-cell/>
          <table:table-cell office:value-type="float" office:value="32.8227554351519" calcext:value-type="float">
            <text:p>32.8227554352</text:p>
          </table:table-cell>
          <table:table-cell table:formula="of:=[.T282]*2" office:value-type="float" office:value="65.6455108703038" calcext:value-type="float">
            <text:p>65.6455108703</text:p>
          </table:table-cell>
          <table:table-cell table:formula="of:=([.U282]-[.B282])^2" office:value-type="float" office:value="0.0264676132065362" calcext:value-type="float">
            <text:p>0.02646761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5.05382387" calcext:value-type="float">
            <text:p>65.05382387</text:p>
          </table:table-cell>
          <table:table-cell/>
          <table:table-cell office:value-type="float" office:value="32.5891277541208" calcext:value-type="float">
            <text:p>32.5891277541</text:p>
          </table:table-cell>
          <table:table-cell table:formula="of:=[.D283]*2" office:value-type="float" office:value="65.1782555082416" calcext:value-type="float">
            <text:p>65.1782555082</text:p>
          </table:table-cell>
          <table:table-cell table:formula="of:=([.B283]-[.E283])^2" office:value-type="float" office:value="0.0154832325954892" calcext:value-type="float">
            <text:p>0.0154832326</text:p>
          </table:table-cell>
          <table:table-cell/>
          <table:table-cell office:value-type="float" office:value="32.5471311072133" calcext:value-type="float">
            <text:p>32.5471311072</text:p>
          </table:table-cell>
          <table:table-cell table:formula="of:=[.H283]*2" office:value-type="float" office:value="65.0942622144266" calcext:value-type="float">
            <text:p>65.0942622144</text:p>
          </table:table-cell>
          <table:table-cell table:formula="of:=([.B283]-[.I283])^2" office:value-type="float" office:value="0.0016352596999647" calcext:value-type="float">
            <text:p>0.0016352597</text:p>
          </table:table-cell>
          <table:table-cell/>
          <table:table-cell office:value-type="float" office:value="32.4396744087732" calcext:value-type="float">
            <text:p>32.4396744088</text:p>
          </table:table-cell>
          <table:table-cell table:formula="of:=[.L283]*2" office:value-type="float" office:value="64.8793488175464" calcext:value-type="float">
            <text:p>64.8793488175</text:p>
          </table:table-cell>
          <table:table-cell table:formula="of:=([.M283]-[.B283])^2" office:value-type="float" office:value="0.030441543928687" calcext:value-type="float">
            <text:p>0.0304415439</text:p>
          </table:table-cell>
          <table:table-cell/>
          <table:table-cell office:value-type="float" office:value="3.05782486910636" calcext:value-type="float">
            <text:p>3.0578248691</text:p>
          </table:table-cell>
          <table:table-cell table:formula="of:=[.P283]*2" office:value-type="float" office:value="6.11564973821272" calcext:value-type="float">
            <text:p>6.1156497382</text:p>
          </table:table-cell>
          <table:table-cell table:formula="of:=([.Q283]-[.B283])^2" office:value-type="float" office:value="3473.70836998888" calcext:value-type="float">
            <text:p>3473.7083699889</text:p>
          </table:table-cell>
          <table:table-cell/>
          <table:table-cell office:value-type="float" office:value="32.5146466359682" calcext:value-type="float">
            <text:p>32.514646636</text:p>
          </table:table-cell>
          <table:table-cell table:formula="of:=[.T283]*2" office:value-type="float" office:value="65.0292932719364" calcext:value-type="float">
            <text:p>65.0292932719</text:p>
          </table:table-cell>
          <table:table-cell table:formula="of:=([.U283]-[.B283])^2" office:value-type="float" office:value="0.000601750241358197" calcext:value-type="float">
            <text:p>0.00060175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4.62043021" calcext:value-type="float">
            <text:p>64.62043021</text:p>
          </table:table-cell>
          <table:table-cell/>
          <table:table-cell office:value-type="float" office:value="32.1896288907853" calcext:value-type="float">
            <text:p>32.1896288908</text:p>
          </table:table-cell>
          <table:table-cell table:formula="of:=[.D284]*2" office:value-type="float" office:value="64.3792577815706" calcext:value-type="float">
            <text:p>64.3792577816</text:p>
          </table:table-cell>
          <table:table-cell table:formula="of:=([.B284]-[.E284])^2" office:value-type="float" office:value="0.0581641402345311" calcext:value-type="float">
            <text:p>0.0581641402</text:p>
          </table:table-cell>
          <table:table-cell/>
          <table:table-cell office:value-type="float" office:value="32.298897189305" calcext:value-type="float">
            <text:p>32.2988971893</text:p>
          </table:table-cell>
          <table:table-cell table:formula="of:=[.H284]*2" office:value-type="float" office:value="64.59779437861" calcext:value-type="float">
            <text:p>64.5977943786</text:p>
          </table:table-cell>
          <table:table-cell table:formula="of:=([.B284]-[.I284])^2" office:value-type="float" office:value="0.000512380862716093" calcext:value-type="float">
            <text:p>0.0005123809</text:p>
          </table:table-cell>
          <table:table-cell/>
          <table:table-cell office:value-type="float" office:value="32.3094874316811" calcext:value-type="float">
            <text:p>32.3094874317</text:p>
          </table:table-cell>
          <table:table-cell table:formula="of:=[.L284]*2" office:value-type="float" office:value="64.6189748633622" calcext:value-type="float">
            <text:p>64.6189748634</text:p>
          </table:table-cell>
          <table:table-cell table:formula="of:=([.M284]-[.B284])^2" office:value-type="float" office:value="0.00000211803383614866" calcext:value-type="float">
            <text:p>0.000002118</text:p>
          </table:table-cell>
          <table:table-cell/>
          <table:table-cell office:value-type="float" office:value="3.04305103539742" calcext:value-type="float">
            <text:p>3.0430510354</text:p>
          </table:table-cell>
          <table:table-cell table:formula="of:=[.P284]*2" office:value-type="float" office:value="6.08610207079484" calcext:value-type="float">
            <text:p>6.0861020708</text:p>
          </table:table-cell>
          <table:table-cell table:formula="of:=([.Q284]-[.B284])^2" office:value-type="float" office:value="3426.26757070814" calcext:value-type="float">
            <text:p>3426.2675707082</text:p>
          </table:table-cell>
          <table:table-cell/>
          <table:table-cell office:value-type="float" office:value="32.224771299498" calcext:value-type="float">
            <text:p>32.2247712995</text:p>
          </table:table-cell>
          <table:table-cell table:formula="of:=[.T284]*2" office:value-type="float" office:value="64.449542598996" calcext:value-type="float">
            <text:p>64.449542599</text:p>
          </table:table-cell>
          <table:table-cell table:formula="of:=([.U284]-[.B284])^2" office:value-type="float" office:value="0.0292025755946513" calcext:value-type="float">
            <text:p>0.02920257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4.18255215" calcext:value-type="float">
            <text:p>64.18255215</text:p>
          </table:table-cell>
          <table:table-cell/>
          <table:table-cell office:value-type="float" office:value="31.9281437666519" calcext:value-type="float">
            <text:p>31.9281437667</text:p>
          </table:table-cell>
          <table:table-cell table:formula="of:=[.D285]*2" office:value-type="float" office:value="63.8562875333038" calcext:value-type="float">
            <text:p>63.8562875333</text:p>
          </table:table-cell>
          <table:table-cell table:formula="of:=([.B285]-[.E285])^2" office:value-type="float" office:value="0.106448600107923" calcext:value-type="float">
            <text:p>0.1064486001</text:p>
          </table:table-cell>
          <table:table-cell/>
          <table:table-cell office:value-type="float" office:value="32.0987342960879" calcext:value-type="float">
            <text:p>32.0987342961</text:p>
          </table:table-cell>
          <table:table-cell table:formula="of:=[.H285]*2" office:value-type="float" office:value="64.1974685921758" calcext:value-type="float">
            <text:p>64.1974685922</text:p>
          </table:table-cell>
          <table:table-cell table:formula="of:=([.B285]-[.I285])^2" office:value-type="float" office:value="0.000222500247183651" calcext:value-type="float">
            <text:p>0.0002225002</text:p>
          </table:table-cell>
          <table:table-cell/>
          <table:table-cell office:value-type="float" office:value="31.9731731156193" calcext:value-type="float">
            <text:p>31.9731731156</text:p>
          </table:table-cell>
          <table:table-cell table:formula="of:=[.L285]*2" office:value-type="float" office:value="63.9463462312386" calcext:value-type="float">
            <text:p>63.9463462312</text:p>
          </table:table-cell>
          <table:table-cell table:formula="of:=([.M285]-[.B285])^2" office:value-type="float" office:value="0.0557932360579202" calcext:value-type="float">
            <text:p>0.0557932361</text:p>
          </table:table-cell>
          <table:table-cell/>
          <table:table-cell office:value-type="float" office:value="3.04089381872023" calcext:value-type="float">
            <text:p>3.0408938187</text:p>
          </table:table-cell>
          <table:table-cell table:formula="of:=[.P285]*2" office:value-type="float" office:value="6.08178763744046" calcext:value-type="float">
            <text:p>6.0817876374</text:p>
          </table:table-cell>
          <table:table-cell table:formula="of:=([.Q285]-[.B285])^2" office:value-type="float" office:value="3375.6988369439" calcext:value-type="float">
            <text:p>3375.6988369439</text:p>
          </table:table-cell>
          <table:table-cell/>
          <table:table-cell office:value-type="float" office:value="31.9307141468461" calcext:value-type="float">
            <text:p>31.9307141468</text:p>
          </table:table-cell>
          <table:table-cell table:formula="of:=[.T285]*2" office:value-type="float" office:value="63.8614282936922" calcext:value-type="float">
            <text:p>63.8614282937</text:p>
          </table:table-cell>
          <table:table-cell table:formula="of:=([.U285]-[.B285])^2" office:value-type="float" office:value="0.103120531089997" calcext:value-type="float">
            <text:p>0.10312053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3.74009727" calcext:value-type="float">
            <text:p>63.74009727</text:p>
          </table:table-cell>
          <table:table-cell/>
          <table:table-cell office:value-type="float" office:value="31.7878494853288" calcext:value-type="float">
            <text:p>31.7878494853</text:p>
          </table:table-cell>
          <table:table-cell table:formula="of:=[.D286]*2" office:value-type="float" office:value="63.5756989706576" calcext:value-type="float">
            <text:p>63.5756989707</text:p>
          </table:table-cell>
          <table:table-cell table:formula="of:=([.B286]-[.E286])^2" office:value-type="float" office:value="0.0270268008266739" calcext:value-type="float">
            <text:p>0.0270268008</text:p>
          </table:table-cell>
          <table:table-cell/>
          <table:table-cell office:value-type="float" office:value="31.9135677427513" calcext:value-type="float">
            <text:p>31.9135677428</text:p>
          </table:table-cell>
          <table:table-cell table:formula="of:=[.H286]*2" office:value-type="float" office:value="63.8271354855026" calcext:value-type="float">
            <text:p>63.8271354855</text:p>
          </table:table-cell>
          <table:table-cell table:formula="of:=([.B286]-[.I286])^2" office:value-type="float" office:value="0.00757565095787741" calcext:value-type="float">
            <text:p>0.007575651</text:p>
          </table:table-cell>
          <table:table-cell/>
          <table:table-cell office:value-type="float" office:value="31.7859235732253" calcext:value-type="float">
            <text:p>31.7859235732</text:p>
          </table:table-cell>
          <table:table-cell table:formula="of:=[.L286]*2" office:value-type="float" office:value="63.5718471464506" calcext:value-type="float">
            <text:p>63.5718471465</text:p>
          </table:table-cell>
          <table:table-cell table:formula="of:=([.M286]-[.B286])^2" office:value-type="float" office:value="0.0283081040743879" calcext:value-type="float">
            <text:p>0.0283081041</text:p>
          </table:table-cell>
          <table:table-cell/>
          <table:table-cell office:value-type="float" office:value="3.03559105394815" calcext:value-type="float">
            <text:p>3.0355910539</text:p>
          </table:table-cell>
          <table:table-cell table:formula="of:=[.P286]*2" office:value-type="float" office:value="6.0711821078963" calcext:value-type="float">
            <text:p>6.0711821079</text:p>
          </table:table-cell>
          <table:table-cell table:formula="of:=([.Q286]-[.B286])^2" office:value-type="float" office:value="3325.70377597391" calcext:value-type="float">
            <text:p>3325.7037759739</text:p>
          </table:table-cell>
          <table:table-cell/>
          <table:table-cell office:value-type="float" office:value="31.8215211654437" calcext:value-type="float">
            <text:p>31.8215211654</text:p>
          </table:table-cell>
          <table:table-cell table:formula="of:=[.T286]*2" office:value-type="float" office:value="63.6430423308874" calcext:value-type="float">
            <text:p>63.6430423309</text:p>
          </table:table-cell>
          <table:table-cell table:formula="of:=([.U286]-[.B286])^2" office:value-type="float" office:value="0.00941966120615103" calcext:value-type="float">
            <text:p>0.00941966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.29296959" calcext:value-type="float">
            <text:p>63.29296959</text:p>
          </table:table-cell>
          <table:table-cell/>
          <table:table-cell office:value-type="float" office:value="31.7669004094482" calcext:value-type="float">
            <text:p>31.7669004094</text:p>
          </table:table-cell>
          <table:table-cell table:formula="of:=[.D287]*2" office:value-type="float" office:value="63.5338008188964" calcext:value-type="float">
            <text:p>63.5338008189</text:p>
          </table:table-cell>
          <table:table-cell table:formula="of:=([.B287]-[.E287])^2" office:value-type="float" office:value="0.0579996808117522" calcext:value-type="float">
            <text:p>0.0579996808</text:p>
          </table:table-cell>
          <table:table-cell/>
          <table:table-cell office:value-type="float" office:value="31.7038553043671" calcext:value-type="float">
            <text:p>31.7038553044</text:p>
          </table:table-cell>
          <table:table-cell table:formula="of:=[.H287]*2" office:value-type="float" office:value="63.4077106087342" calcext:value-type="float">
            <text:p>63.4077106087</text:p>
          </table:table-cell>
          <table:table-cell table:formula="of:=([.B287]-[.I287])^2" office:value-type="float" office:value="0.0131655013801621" calcext:value-type="float">
            <text:p>0.0131655014</text:p>
          </table:table-cell>
          <table:table-cell/>
          <table:table-cell office:value-type="float" office:value="31.5598041766213" calcext:value-type="float">
            <text:p>31.5598041766</text:p>
          </table:table-cell>
          <table:table-cell table:formula="of:=[.L287]*2" office:value-type="float" office:value="63.1196083532426" calcext:value-type="float">
            <text:p>63.1196083532</text:p>
          </table:table-cell>
          <table:table-cell table:formula="of:=([.M287]-[.B287])^2" office:value-type="float" office:value="0.0300541184100557" calcext:value-type="float">
            <text:p>0.0300541184</text:p>
          </table:table-cell>
          <table:table-cell/>
          <table:table-cell office:value-type="float" office:value="3.22326441499433" calcext:value-type="float">
            <text:p>3.223264415</text:p>
          </table:table-cell>
          <table:table-cell table:formula="of:=[.P287]*2" office:value-type="float" office:value="6.44652882998866" calcext:value-type="float">
            <text:p>6.44652883</text:p>
          </table:table-cell>
          <table:table-cell table:formula="of:=([.Q287]-[.B287])^2" office:value-type="float" office:value="3231.51782708148" calcext:value-type="float">
            <text:p>3231.5178270815</text:p>
          </table:table-cell>
          <table:table-cell/>
          <table:table-cell office:value-type="float" office:value="31.5500189082578" calcext:value-type="float">
            <text:p>31.5500189083</text:p>
          </table:table-cell>
          <table:table-cell table:formula="of:=[.T287]*2" office:value-type="float" office:value="63.1000378165156" calcext:value-type="float">
            <text:p>63.1000378165</text:p>
          </table:table-cell>
          <table:table-cell table:formula="of:=([.U287]-[.B287])^2" office:value-type="float" office:value="0.0372226692198344" calcext:value-type="float">
            <text:p>0.03722266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2.84106937" calcext:value-type="float">
            <text:p>62.84106937</text:p>
          </table:table-cell>
          <table:table-cell/>
          <table:table-cell office:value-type="float" office:value="31.333336740161" calcext:value-type="float">
            <text:p>31.3333367402</text:p>
          </table:table-cell>
          <table:table-cell table:formula="of:=[.D288]*2" office:value-type="float" office:value="62.666673480322" calcext:value-type="float">
            <text:p>62.6666734803</text:p>
          </table:table-cell>
          <table:table-cell table:formula="of:=([.B288]-[.E288])^2" office:value-type="float" office:value="0.0304139263365822" calcext:value-type="float">
            <text:p>0.0304139263</text:p>
          </table:table-cell>
          <table:table-cell/>
          <table:table-cell office:value-type="float" office:value="31.3463820432338" calcext:value-type="float">
            <text:p>31.3463820432</text:p>
          </table:table-cell>
          <table:table-cell table:formula="of:=[.H288]*2" office:value-type="float" office:value="62.6927640864676" calcext:value-type="float">
            <text:p>62.6927640865</text:p>
          </table:table-cell>
          <table:table-cell table:formula="of:=([.B288]-[.I288])^2" office:value-type="float" office:value="0.0219944571236261" calcext:value-type="float">
            <text:p>0.0219944571</text:p>
          </table:table-cell>
          <table:table-cell/>
          <table:table-cell office:value-type="float" office:value="31.3748761912303" calcext:value-type="float">
            <text:p>31.3748761912</text:p>
          </table:table-cell>
          <table:table-cell table:formula="of:=[.L288]*2" office:value-type="float" office:value="62.7497523824606" calcext:value-type="float">
            <text:p>62.7497523825</text:p>
          </table:table-cell>
          <table:table-cell table:formula="of:=([.M288]-[.B288])^2" office:value-type="float" office:value="0.00833879221327101" calcext:value-type="float">
            <text:p>0.0083387922</text:p>
          </table:table-cell>
          <table:table-cell/>
          <table:table-cell office:value-type="float" office:value="3.22326441499433" calcext:value-type="float">
            <text:p>3.223264415</text:p>
          </table:table-cell>
          <table:table-cell table:formula="of:=[.P288]*2" office:value-type="float" office:value="6.44652882998866" calcext:value-type="float">
            <text:p>6.44652883</text:p>
          </table:table-cell>
          <table:table-cell table:formula="of:=([.Q288]-[.B288])^2" office:value-type="float" office:value="3180.34420271898" calcext:value-type="float">
            <text:p>3180.344202719</text:p>
          </table:table-cell>
          <table:table-cell/>
          <table:table-cell office:value-type="float" office:value="31.2342940450941" calcext:value-type="float">
            <text:p>31.2342940451</text:p>
          </table:table-cell>
          <table:table-cell table:formula="of:=[.T288]*2" office:value-type="float" office:value="62.4685880901882" calcext:value-type="float">
            <text:p>62.4685880902</text:p>
          </table:table-cell>
          <table:table-cell table:formula="of:=([.U288]-[.B288])^2" office:value-type="float" office:value="0.138742303810237" calcext:value-type="float">
            <text:p>0.13874230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2.38429289" calcext:value-type="float">
            <text:p>62.38429289</text:p>
          </table:table-cell>
          <table:table-cell/>
          <table:table-cell office:value-type="float" office:value="31.3032910216105" calcext:value-type="float">
            <text:p>31.3032910216</text:p>
          </table:table-cell>
          <table:table-cell table:formula="of:=[.D289]*2" office:value-type="float" office:value="62.606582043221" calcext:value-type="float">
            <text:p>62.6065820432</text:p>
          </table:table-cell>
          <table:table-cell table:formula="of:=([.B289]-[.E289])^2" office:value-type="float" office:value="0.0494124676397117" calcext:value-type="float">
            <text:p>0.0494124676</text:p>
          </table:table-cell>
          <table:table-cell/>
          <table:table-cell office:value-type="float" office:value="31.1550769664519" calcext:value-type="float">
            <text:p>31.1550769665</text:p>
          </table:table-cell>
          <table:table-cell table:formula="of:=[.H289]*2" office:value-type="float" office:value="62.3101539329038" calcext:value-type="float">
            <text:p>62.3101539329</text:p>
          </table:table-cell>
          <table:table-cell table:formula="of:=([.B289]-[.I289])^2" office:value-type="float" office:value="0.00549658495931154" calcext:value-type="float">
            <text:p>0.005496585</text:p>
          </table:table-cell>
          <table:table-cell/>
          <table:table-cell office:value-type="float" office:value="31.1293214349131" calcext:value-type="float">
            <text:p>31.1293214349</text:p>
          </table:table-cell>
          <table:table-cell table:formula="of:=[.L289]*2" office:value-type="float" office:value="62.2586428698262" calcext:value-type="float">
            <text:p>62.2586428698</text:p>
          </table:table-cell>
          <table:table-cell table:formula="of:=([.M289]-[.B289])^2" office:value-type="float" office:value="0.0157879275696765" calcext:value-type="float">
            <text:p>0.015787927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89]*2" office:value-type="float" office:value="6.41563068299314" calcext:value-type="float">
            <text:p>6.415630683</text:p>
          </table:table-cell>
          <table:table-cell table:formula="of:=([.Q289]-[.B289])^2" office:value-type="float" office:value="3132.49114924204" calcext:value-type="float">
            <text:p>3132.491149242</text:p>
          </table:table-cell>
          <table:table-cell/>
          <table:table-cell office:value-type="float" office:value="31.1041036378551" calcext:value-type="float">
            <text:p>31.1041036379</text:p>
          </table:table-cell>
          <table:table-cell table:formula="of:=[.T289]*2" office:value-type="float" office:value="62.2082072757102" calcext:value-type="float">
            <text:p>62.2082072757</text:p>
          </table:table-cell>
          <table:table-cell table:formula="of:=([.U289]-[.B289])^2" office:value-type="float" office:value="0.031006143559815" calcext:value-type="float">
            <text:p>0.03100614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1.92253225" calcext:value-type="float">
            <text:p>61.92253225</text:p>
          </table:table-cell>
          <table:table-cell/>
          <table:table-cell office:value-type="float" office:value="30.6627858655455" calcext:value-type="float">
            <text:p>30.6627858655</text:p>
          </table:table-cell>
          <table:table-cell table:formula="of:=[.D290]*2" office:value-type="float" office:value="61.325571731091" calcext:value-type="float">
            <text:p>61.3255717311</text:p>
          </table:table-cell>
          <table:table-cell table:formula="of:=([.B290]-[.E290])^2" office:value-type="float" office:value="0.356361861136103" calcext:value-type="float">
            <text:p>0.3563618611</text:p>
          </table:table-cell>
          <table:table-cell/>
          <table:table-cell office:value-type="float" office:value="31.0145923992492" calcext:value-type="float">
            <text:p>31.0145923992</text:p>
          </table:table-cell>
          <table:table-cell table:formula="of:=[.H290]*2" office:value-type="float" office:value="62.0291847984984" calcext:value-type="float">
            <text:p>62.0291847985</text:p>
          </table:table-cell>
          <table:table-cell table:formula="of:=([.B290]-[.I290])^2" office:value-type="float" office:value="0.0113747661012026" calcext:value-type="float">
            <text:p>0.0113747661</text:p>
          </table:table-cell>
          <table:table-cell/>
          <table:table-cell office:value-type="float" office:value="30.9309106075619" calcext:value-type="float">
            <text:p>30.9309106076</text:p>
          </table:table-cell>
          <table:table-cell table:formula="of:=[.L290]*2" office:value-type="float" office:value="61.8618212151238" calcext:value-type="float">
            <text:p>61.8618212151</text:p>
          </table:table-cell>
          <table:table-cell table:formula="of:=([.M290]-[.B290])^2" office:value-type="float" office:value="0.00368582975573994" calcext:value-type="float">
            <text:p>0.0036858298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0]*2" office:value-type="float" office:value="6.41563068299314" calcext:value-type="float">
            <text:p>6.415630683</text:p>
          </table:table-cell>
          <table:table-cell table:formula="of:=([.Q290]-[.B290])^2" office:value-type="float" office:value="3081.01612156939" calcext:value-type="float">
            <text:p>3081.0161215694</text:p>
          </table:table-cell>
          <table:table-cell/>
          <table:table-cell office:value-type="float" office:value="30.9867154451997" calcext:value-type="float">
            <text:p>30.9867154452</text:p>
          </table:table-cell>
          <table:table-cell table:formula="of:=[.T290]*2" office:value-type="float" office:value="61.9734308903994" calcext:value-type="float">
            <text:p>61.9734308904</text:p>
          </table:table-cell>
          <table:table-cell table:formula="of:=([.U290]-[.B290])^2" office:value-type="float" office:value="0.00259067159450701" calcext:value-type="float">
            <text:p>0.00259067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1.45567508" calcext:value-type="float">
            <text:p>61.45567508</text:p>
          </table:table-cell>
          <table:table-cell/>
          <table:table-cell office:value-type="float" office:value="30.7380704261495" calcext:value-type="float">
            <text:p>30.7380704261</text:p>
          </table:table-cell>
          <table:table-cell table:formula="of:=[.D291]*2" office:value-type="float" office:value="61.476140852299" calcext:value-type="float">
            <text:p>61.4761408523</text:p>
          </table:table-cell>
          <table:table-cell table:formula="of:=([.B291]-[.E291])^2" office:value-type="float" office:value="0.000418847835794426" calcext:value-type="float">
            <text:p>0.0004188478</text:p>
          </table:table-cell>
          <table:table-cell/>
          <table:table-cell office:value-type="float" office:value="30.7694950872128" calcext:value-type="float">
            <text:p>30.7694950872</text:p>
          </table:table-cell>
          <table:table-cell table:formula="of:=[.H291]*2" office:value-type="float" office:value="61.5389901744256" calcext:value-type="float">
            <text:p>61.5389901744</text:p>
          </table:table-cell>
          <table:table-cell table:formula="of:=([.B291]-[.I291])^2" office:value-type="float" office:value="0.00694140495914672" calcext:value-type="float">
            <text:p>0.006941405</text:p>
          </table:table-cell>
          <table:table-cell/>
          <table:table-cell office:value-type="float" office:value="30.5913447663829" calcext:value-type="float">
            <text:p>30.5913447664</text:p>
          </table:table-cell>
          <table:table-cell table:formula="of:=[.L291]*2" office:value-type="float" office:value="61.1826895327658" calcext:value-type="float">
            <text:p>61.1826895328</text:p>
          </table:table-cell>
          <table:table-cell table:formula="of:=([.M291]-[.B291])^2" office:value-type="float" office:value="0.0745211089987554" calcext:value-type="float">
            <text:p>0.074521109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1]*2" office:value-type="float" office:value="6.41563068299314" calcext:value-type="float">
            <text:p>6.415630683</text:p>
          </table:table-cell>
          <table:table-cell table:formula="of:=([.Q291]-[.B291])^2" office:value-type="float" office:value="3029.40648722449" calcext:value-type="float">
            <text:p>3029.4064872245</text:p>
          </table:table-cell>
          <table:table-cell/>
          <table:table-cell office:value-type="float" office:value="30.6938410146538" calcext:value-type="float">
            <text:p>30.6938410147</text:p>
          </table:table-cell>
          <table:table-cell table:formula="of:=[.T291]*2" office:value-type="float" office:value="61.3876820293076" calcext:value-type="float">
            <text:p>61.3876820293</text:p>
          </table:table-cell>
          <table:table-cell table:formula="of:=([.U291]-[.B291])^2" office:value-type="float" office:value="0.0046230549424594" calcext:value-type="float">
            <text:p>0.00462305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0.98360435" calcext:value-type="float">
            <text:p>60.98360435</text:p>
          </table:table-cell>
          <table:table-cell/>
          <table:table-cell office:value-type="float" office:value="30.3984396459898" calcext:value-type="float">
            <text:p>30.398439646</text:p>
          </table:table-cell>
          <table:table-cell table:formula="of:=[.D292]*2" office:value-type="float" office:value="60.7968792919796" calcext:value-type="float">
            <text:p>60.796879292</text:p>
          </table:table-cell>
          <table:table-cell table:formula="of:=([.B292]-[.E292])^2" office:value-type="float" office:value="0.0348662472927218" calcext:value-type="float">
            <text:p>0.0348662473</text:p>
          </table:table-cell>
          <table:table-cell/>
          <table:table-cell office:value-type="float" office:value="30.5273132832219" calcext:value-type="float">
            <text:p>30.5273132832</text:p>
          </table:table-cell>
          <table:table-cell table:formula="of:=[.H292]*2" office:value-type="float" office:value="61.0546265664438" calcext:value-type="float">
            <text:p>61.0546265664</text:p>
          </table:table-cell>
          <table:table-cell table:formula="of:=([.B292]-[.I292])^2" office:value-type="float" office:value="0.00504415522859009" calcext:value-type="float">
            <text:p>0.0050441552</text:p>
          </table:table-cell>
          <table:table-cell/>
          <table:table-cell office:value-type="float" office:value="30.4944043927064" calcext:value-type="float">
            <text:p>30.4944043927</text:p>
          </table:table-cell>
          <table:table-cell table:formula="of:=[.L292]*2" office:value-type="float" office:value="60.9888087854128" calcext:value-type="float">
            <text:p>60.9888087854</text:p>
          </table:table-cell>
          <table:table-cell table:formula="of:=([.M292]-[.B292])^2" office:value-type="float" office:value="0.0000270861479660069" calcext:value-type="float">
            <text:p>2.70861479660069E-005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2]*2" office:value-type="float" office:value="6.41563068299314" calcext:value-type="float">
            <text:p>6.415630683</text:p>
          </table:table-cell>
          <table:table-cell table:formula="of:=([.Q292]-[.B292])^2" office:value-type="float" office:value="2977.66375012315" calcext:value-type="float">
            <text:p>2977.6637501232</text:p>
          </table:table-cell>
          <table:table-cell/>
          <table:table-cell office:value-type="float" office:value="30.3768036033792" calcext:value-type="float">
            <text:p>30.3768036034</text:p>
          </table:table-cell>
          <table:table-cell table:formula="of:=[.T292]*2" office:value-type="float" office:value="60.7536072067584" calcext:value-type="float">
            <text:p>60.7536072068</text:p>
          </table:table-cell>
          <table:table-cell table:formula="of:=([.U292]-[.B292])^2" office:value-type="float" office:value="0.0528986858992958" calcext:value-type="float">
            <text:p>0.05289868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0.50619803" calcext:value-type="float">
            <text:p>60.50619803</text:p>
          </table:table-cell>
          <table:table-cell/>
          <table:table-cell office:value-type="float" office:value="30.2893216496672" calcext:value-type="float">
            <text:p>30.2893216497</text:p>
          </table:table-cell>
          <table:table-cell table:formula="of:=[.D293]*2" office:value-type="float" office:value="60.5786432993344" calcext:value-type="float">
            <text:p>60.5786432993</text:p>
          </table:table-cell>
          <table:table-cell table:formula="of:=([.B293]-[.E293])^2" office:value-type="float" office:value="0.00524831704893404" calcext:value-type="float">
            <text:p>0.005248317</text:p>
          </table:table-cell>
          <table:table-cell/>
          <table:table-cell office:value-type="float" office:value="30.2663052869316" calcext:value-type="float">
            <text:p>30.2663052869</text:p>
          </table:table-cell>
          <table:table-cell table:formula="of:=[.H293]*2" office:value-type="float" office:value="60.5326105738632" calcext:value-type="float">
            <text:p>60.5326105739</text:p>
          </table:table-cell>
          <table:table-cell table:formula="of:=([.B293]-[.I293])^2" office:value-type="float" office:value="0.000697622473325577" calcext:value-type="float">
            <text:p>0.0006976225</text:p>
          </table:table-cell>
          <table:table-cell/>
          <table:table-cell office:value-type="float" office:value="30.2014884970068" calcext:value-type="float">
            <text:p>30.201488497</text:p>
          </table:table-cell>
          <table:table-cell table:formula="of:=[.L293]*2" office:value-type="float" office:value="60.4029769940136" calcext:value-type="float">
            <text:p>60.402976994</text:p>
          </table:table-cell>
          <table:table-cell table:formula="of:=([.M293]-[.B293])^2" office:value-type="float" office:value="0.0106545822701059" calcext:value-type="float">
            <text:p>0.0106545823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3]*2" office:value-type="float" office:value="6.41563068299314" calcext:value-type="float">
            <text:p>6.415630683</text:p>
          </table:table-cell>
          <table:table-cell table:formula="of:=([.Q293]-[.B293])^2" office:value-type="float" office:value="2925.78947592108" calcext:value-type="float">
            <text:p>2925.7894759211</text:p>
          </table:table-cell>
          <table:table-cell/>
          <table:table-cell office:value-type="float" office:value="30.2448309146647" calcext:value-type="float">
            <text:p>30.2448309147</text:p>
          </table:table-cell>
          <table:table-cell table:formula="of:=[.T293]*2" office:value-type="float" office:value="60.4896618293294" calcext:value-type="float">
            <text:p>60.4896618293</text:p>
          </table:table-cell>
          <table:table-cell table:formula="of:=([.U293]-[.B293])^2" office:value-type="float" office:value="0.000273445932618367" calcext:value-type="float">
            <text:p>0.00027344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0.0233288" calcext:value-type="float">
            <text:p>60.0233288</text:p>
          </table:table-cell>
          <table:table-cell/>
          <table:table-cell office:value-type="float" office:value="29.7240351318563" calcext:value-type="float">
            <text:p>29.7240351319</text:p>
          </table:table-cell>
          <table:table-cell table:formula="of:=[.D294]*2" office:value-type="float" office:value="59.4480702637126" calcext:value-type="float">
            <text:p>59.4480702637</text:p>
          </table:table-cell>
          <table:table-cell table:formula="of:=([.B294]-[.E294])^2" office:value-type="float" office:value="0.330922383571522" calcext:value-type="float">
            <text:p>0.3309223836</text:p>
          </table:table-cell>
          <table:table-cell/>
          <table:table-cell office:value-type="float" office:value="29.981301870223" calcext:value-type="float">
            <text:p>29.9813018702</text:p>
          </table:table-cell>
          <table:table-cell table:formula="of:=[.H294]*2" office:value-type="float" office:value="59.962603740446" calcext:value-type="float">
            <text:p>59.9626037404</text:p>
          </table:table-cell>
          <table:table-cell table:formula="of:=([.B294]-[.I294])^2" office:value-type="float" office:value="0.00368753285783713" calcext:value-type="float">
            <text:p>0.0036875329</text:p>
          </table:table-cell>
          <table:table-cell/>
          <table:table-cell office:value-type="float" office:value="29.9232544271321" calcext:value-type="float">
            <text:p>29.9232544271</text:p>
          </table:table-cell>
          <table:table-cell table:formula="of:=[.L294]*2" office:value-type="float" office:value="59.8465088542642" calcext:value-type="float">
            <text:p>59.8465088543</text:p>
          </table:table-cell>
          <table:table-cell table:formula="of:=([.M294]-[.B294])^2" office:value-type="float" office:value="0.0312652932100116" calcext:value-type="float">
            <text:p>0.0312652932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4]*2" office:value-type="float" office:value="6.41563068299314" calcext:value-type="float">
            <text:p>6.415630683</text:p>
          </table:table-cell>
          <table:table-cell table:formula="of:=([.Q294]-[.B294])^2" office:value-type="float" office:value="2873.78529740414" calcext:value-type="float">
            <text:p>2873.7852974042</text:p>
          </table:table-cell>
          <table:table-cell/>
          <table:table-cell office:value-type="float" office:value="29.9007799034931" calcext:value-type="float">
            <text:p>29.9007799035</text:p>
          </table:table-cell>
          <table:table-cell table:formula="of:=[.T294]*2" office:value-type="float" office:value="59.8015598069862" calcext:value-type="float">
            <text:p>59.801559807</text:p>
          </table:table-cell>
          <table:table-cell table:formula="of:=([.U294]-[.B294])^2" office:value-type="float" office:value="0.0491814862623565" calcext:value-type="float">
            <text:p>0.04918148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.53486374" calcext:value-type="float">
            <text:p>59.53486374</text:p>
          </table:table-cell>
          <table:table-cell/>
          <table:table-cell office:value-type="float" office:value="29.8001378158126" calcext:value-type="float">
            <text:p>29.8001378158</text:p>
          </table:table-cell>
          <table:table-cell table:formula="of:=[.D295]*2" office:value-type="float" office:value="59.6002756316252" calcext:value-type="float">
            <text:p>59.6002756316</text:p>
          </table:table-cell>
          <table:table-cell table:formula="of:=([.B295]-[.E295])^2" office:value-type="float" office:value="0.00427871556598732" calcext:value-type="float">
            <text:p>0.0042787156</text:p>
          </table:table-cell>
          <table:table-cell/>
          <table:table-cell office:value-type="float" office:value="29.8375836284555" calcext:value-type="float">
            <text:p>29.8375836285</text:p>
          </table:table-cell>
          <table:table-cell table:formula="of:=[.H295]*2" office:value-type="float" office:value="59.675167256911" calcext:value-type="float">
            <text:p>59.6751672569</text:p>
          </table:table-cell>
          <table:table-cell table:formula="of:=([.B295]-[.I295])^2" office:value-type="float" office:value="0.0196850768575964" calcext:value-type="float">
            <text:p>0.0196850769</text:p>
          </table:table-cell>
          <table:table-cell/>
          <table:table-cell office:value-type="float" office:value="29.6828720873502" calcext:value-type="float">
            <text:p>29.6828720874</text:p>
          </table:table-cell>
          <table:table-cell table:formula="of:=[.L295]*2" office:value-type="float" office:value="59.3657441747004" calcext:value-type="float">
            <text:p>59.3657441747</text:p>
          </table:table-cell>
          <table:table-cell table:formula="of:=([.M295]-[.B295])^2" office:value-type="float" office:value="0.0286014273671243" calcext:value-type="float">
            <text:p>0.0286014274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5]*2" office:value-type="float" office:value="6.41563068299314" calcext:value-type="float">
            <text:p>6.415630683</text:p>
          </table:table-cell>
          <table:table-cell table:formula="of:=([.Q295]-[.B295])^2" office:value-type="float" office:value="2821.65292056461" calcext:value-type="float">
            <text:p>2821.6529205646</text:p>
          </table:table-cell>
          <table:table-cell/>
          <table:table-cell office:value-type="float" office:value="29.7519027345773" calcext:value-type="float">
            <text:p>29.7519027346</text:p>
          </table:table-cell>
          <table:table-cell table:formula="of:=[.T295]*2" office:value-type="float" office:value="59.5038054691546" calcext:value-type="float">
            <text:p>59.5038054692</text:p>
          </table:table-cell>
          <table:table-cell table:formula="of:=([.U295]-[.B295])^2" office:value-type="float" office:value="0.000964616187906177" calcext:value-type="float">
            <text:p>0.00096461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.04066395" calcext:value-type="float">
            <text:p>59.04066395</text:p>
          </table:table-cell>
          <table:table-cell/>
          <table:table-cell office:value-type="float" office:value="29.4593515286207" calcext:value-type="float">
            <text:p>29.4593515286</text:p>
          </table:table-cell>
          <table:table-cell table:formula="of:=[.D296]*2" office:value-type="float" office:value="58.9187030572414" calcext:value-type="float">
            <text:p>58.9187030572</text:p>
          </table:table-cell>
          <table:table-cell table:formula="of:=([.B296]-[.E296])^2" office:value-type="float" office:value="0.0148744593624749" calcext:value-type="float">
            <text:p>0.0148744594</text:p>
          </table:table-cell>
          <table:table-cell/>
          <table:table-cell office:value-type="float" office:value="29.5496029028812" calcext:value-type="float">
            <text:p>29.5496029029</text:p>
          </table:table-cell>
          <table:table-cell table:formula="of:=[.H296]*2" office:value-type="float" office:value="59.0992058057624" calcext:value-type="float">
            <text:p>59.0992058058</text:p>
          </table:table-cell>
          <table:table-cell table:formula="of:=([.B296]-[.I296])^2" office:value-type="float" office:value="0.00342714887610559" calcext:value-type="float">
            <text:p>0.0034271489</text:p>
          </table:table-cell>
          <table:table-cell/>
          <table:table-cell office:value-type="float" office:value="29.4241381879109" calcext:value-type="float">
            <text:p>29.4241381879</text:p>
          </table:table-cell>
          <table:table-cell table:formula="of:=[.L296]*2" office:value-type="float" office:value="58.8482763758218" calcext:value-type="float">
            <text:p>58.8482763758</text:p>
          </table:table-cell>
          <table:table-cell table:formula="of:=([.M296]-[.B296])^2" office:value-type="float" office:value="0.0370129786981745" calcext:value-type="float">
            <text:p>0.0370129787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6]*2" office:value-type="float" office:value="6.41563068299314" calcext:value-type="float">
            <text:p>6.415630683</text:p>
          </table:table-cell>
          <table:table-cell table:formula="of:=([.Q296]-[.B296])^2" office:value-type="float" office:value="2769.39412635358" calcext:value-type="float">
            <text:p>2769.3941263536</text:p>
          </table:table-cell>
          <table:table-cell/>
          <table:table-cell office:value-type="float" office:value="29.4797164153375" calcext:value-type="float">
            <text:p>29.4797164153</text:p>
          </table:table-cell>
          <table:table-cell table:formula="of:=[.T296]*2" office:value-type="float" office:value="58.959432830675" calcext:value-type="float">
            <text:p>58.9594328307</text:p>
          </table:table-cell>
          <table:table-cell table:formula="of:=([.U296]-[.B296])^2" office:value-type="float" office:value="0.00659849474679303" calcext:value-type="float">
            <text:p>0.00659849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.54058421" calcext:value-type="float">
            <text:p>58.54058421</text:p>
          </table:table-cell>
          <table:table-cell/>
          <table:table-cell office:value-type="float" office:value="29.243341861583" calcext:value-type="float">
            <text:p>29.2433418616</text:p>
          </table:table-cell>
          <table:table-cell table:formula="of:=[.D297]*2" office:value-type="float" office:value="58.486683723166" calcext:value-type="float">
            <text:p>58.4866837232</text:p>
          </table:table-cell>
          <table:table-cell table:formula="of:=([.B297]-[.E297])^2" office:value-type="float" office:value="0.00290526248094176" calcext:value-type="float">
            <text:p>0.0029052625</text:p>
          </table:table-cell>
          <table:table-cell/>
          <table:table-cell office:value-type="float" office:value="29.2284898887902" calcext:value-type="float">
            <text:p>29.2284898888</text:p>
          </table:table-cell>
          <table:table-cell table:formula="of:=[.H297]*2" office:value-type="float" office:value="58.4569797775804" calcext:value-type="float">
            <text:p>58.4569797776</text:p>
          </table:table-cell>
          <table:table-cell table:formula="of:=([.B297]-[.I297])^2" office:value-type="float" office:value="0.00698970112020315" calcext:value-type="float">
            <text:p>0.0069897011</text:p>
          </table:table-cell>
          <table:table-cell/>
          <table:table-cell office:value-type="float" office:value="29.1719840095627" calcext:value-type="float">
            <text:p>29.1719840096</text:p>
          </table:table-cell>
          <table:table-cell table:formula="of:=[.L297]*2" office:value-type="float" office:value="58.3439680191254" calcext:value-type="float">
            <text:p>58.3439680191</text:p>
          </table:table-cell>
          <table:table-cell table:formula="of:=([.M297]-[.B297])^2" office:value-type="float" office:value="0.0386579265140372" calcext:value-type="float">
            <text:p>0.0386579265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7]*2" office:value-type="float" office:value="6.41563068299314" calcext:value-type="float">
            <text:p>6.415630683</text:p>
          </table:table-cell>
          <table:table-cell table:formula="of:=([.Q297]-[.B297])^2" office:value-type="float" office:value="2717.01078019262" calcext:value-type="float">
            <text:p>2717.0107801926</text:p>
          </table:table-cell>
          <table:table-cell/>
          <table:table-cell office:value-type="float" office:value="29.1423257245582" calcext:value-type="float">
            <text:p>29.1423257246</text:p>
          </table:table-cell>
          <table:table-cell table:formula="of:=[.T297]*2" office:value-type="float" office:value="58.2846514491164" calcext:value-type="float">
            <text:p>58.2846514491</text:p>
          </table:table-cell>
          <table:table-cell table:formula="of:=([.U297]-[.B297])^2" office:value-type="float" office:value="0.0655015780934998" calcext:value-type="float">
            <text:p>0.06550157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8.03447251" calcext:value-type="float">
            <text:p>58.03447251</text:p>
          </table:table-cell>
          <table:table-cell/>
          <table:table-cell office:value-type="float" office:value="28.810896501814" calcext:value-type="float">
            <text:p>28.8108965018</text:p>
          </table:table-cell>
          <table:table-cell table:formula="of:=[.D298]*2" office:value-type="float" office:value="57.621793003628" calcext:value-type="float">
            <text:p>57.6217930036</text:p>
          </table:table-cell>
          <table:table-cell table:formula="of:=([.B298]-[.E298])^2" office:value-type="float" office:value="0.170304374979438" calcext:value-type="float">
            <text:p>0.170304375</text:p>
          </table:table-cell>
          <table:table-cell/>
          <table:table-cell office:value-type="float" office:value="29.0669340094469" calcext:value-type="float">
            <text:p>29.0669340094</text:p>
          </table:table-cell>
          <table:table-cell table:formula="of:=[.H298]*2" office:value-type="float" office:value="58.1338680188938" calcext:value-type="float">
            <text:p>58.1338680189</text:p>
          </table:table-cell>
          <table:table-cell table:formula="of:=([.B298]-[.I298])^2" office:value-type="float" office:value="0.00987946718825736" calcext:value-type="float">
            <text:p>0.0098794672</text:p>
          </table:table-cell>
          <table:table-cell/>
          <table:table-cell office:value-type="float" office:value="29.0781829194851" calcext:value-type="float">
            <text:p>29.0781829195</text:p>
          </table:table-cell>
          <table:table-cell table:formula="of:=[.L298]*2" office:value-type="float" office:value="58.1563658389702" calcext:value-type="float">
            <text:p>58.156365839</text:p>
          </table:table-cell>
          <table:table-cell table:formula="of:=([.M298]-[.B298])^2" office:value-type="float" office:value="0.0148579836474379" calcext:value-type="float">
            <text:p>0.014857983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8]*2" office:value-type="float" office:value="6.41563068299314" calcext:value-type="float">
            <text:p>6.415630683</text:p>
          </table:table-cell>
          <table:table-cell table:formula="of:=([.Q298]-[.B298])^2" office:value-type="float" office:value="2664.50483156155" calcext:value-type="float">
            <text:p>2664.5048315616</text:p>
          </table:table-cell>
          <table:table-cell/>
          <table:table-cell office:value-type="float" office:value="29.09898065751" calcext:value-type="float">
            <text:p>29.0989806575</text:p>
          </table:table-cell>
          <table:table-cell table:formula="of:=[.T298]*2" office:value-type="float" office:value="58.19796131502" calcext:value-type="float">
            <text:p>58.197961315</text:p>
          </table:table-cell>
          <table:table-cell table:formula="of:=([.U298]-[.B298])^2" office:value-type="float" office:value="0.0267285893668682" calcext:value-type="float">
            <text:p>0.02672858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7.52216964" calcext:value-type="float">
            <text:p>57.52216964</text:p>
          </table:table-cell>
          <table:table-cell/>
          <table:table-cell office:value-type="float" office:value="28.5795715945362" calcext:value-type="float">
            <text:p>28.5795715945</text:p>
          </table:table-cell>
          <table:table-cell table:formula="of:=[.D299]*2" office:value-type="float" office:value="57.1591431890724" calcext:value-type="float">
            <text:p>57.1591431891</text:p>
          </table:table-cell>
          <table:table-cell table:formula="of:=([.B299]-[.E299])^2" office:value-type="float" office:value="0.131788204073088" calcext:value-type="float">
            <text:p>0.1317882041</text:p>
          </table:table-cell>
          <table:table-cell/>
          <table:table-cell office:value-type="float" office:value="28.7977688035255" calcext:value-type="float">
            <text:p>28.7977688035</text:p>
          </table:table-cell>
          <table:table-cell table:formula="of:=[.H299]*2" office:value-type="float" office:value="57.595537607051" calcext:value-type="float">
            <text:p>57.5955376071</text:p>
          </table:table-cell>
          <table:table-cell table:formula="of:=([.B299]-[.I299])^2" office:value-type="float" office:value="0.00538285858919641" calcext:value-type="float">
            <text:p>0.0053828586</text:p>
          </table:table-cell>
          <table:table-cell/>
          <table:table-cell office:value-type="float" office:value="28.7623473590242" calcext:value-type="float">
            <text:p>28.762347359</text:p>
          </table:table-cell>
          <table:table-cell table:formula="of:=[.L299]*2" office:value-type="float" office:value="57.5246947180484" calcext:value-type="float">
            <text:p>57.524694718</text:p>
          </table:table-cell>
          <table:table-cell table:formula="of:=([.M299]-[.B299])^2" office:value-type="float" office:value="0.00000637601915051194" calcext:value-type="float">
            <text:p>0.00000637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299]*2" office:value-type="float" office:value="6.41563068299314" calcext:value-type="float">
            <text:p>6.415630683</text:p>
          </table:table-cell>
          <table:table-cell table:formula="of:=([.Q299]-[.B299])^2" office:value-type="float" office:value="2611.87832416406" calcext:value-type="float">
            <text:p>2611.8783241641</text:p>
          </table:table-cell>
          <table:table-cell/>
          <table:table-cell office:value-type="float" office:value="28.864924605238" calcext:value-type="float">
            <text:p>28.8649246052</text:p>
          </table:table-cell>
          <table:table-cell table:formula="of:=[.T299]*2" office:value-type="float" office:value="57.729849210476" calcext:value-type="float">
            <text:p>57.7298492105</text:p>
          </table:table-cell>
          <table:table-cell table:formula="of:=([.U299]-[.B299])^2" office:value-type="float" office:value="0.0431308039930942" calcext:value-type="float">
            <text:p>0.0431308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7.00350866" calcext:value-type="float">
            <text:p>57.00350866</text:p>
          </table:table-cell>
          <table:table-cell/>
          <table:table-cell office:value-type="float" office:value="28.3728747143628" calcext:value-type="float">
            <text:p>28.3728747144</text:p>
          </table:table-cell>
          <table:table-cell table:formula="of:=[.D300]*2" office:value-type="float" office:value="56.7457494287256" calcext:value-type="float">
            <text:p>56.7457494287</text:p>
          </table:table-cell>
          <table:table-cell table:formula="of:=([.B300]-[.E300])^2" office:value-type="float" office:value="0.066439821307169" calcext:value-type="float">
            <text:p>0.0664398213</text:p>
          </table:table-cell>
          <table:table-cell/>
          <table:table-cell office:value-type="float" office:value="28.5128060815092" calcext:value-type="float">
            <text:p>28.5128060815</text:p>
          </table:table-cell>
          <table:table-cell table:formula="of:=[.H300]*2" office:value-type="float" office:value="57.0256121630184" calcext:value-type="float">
            <text:p>57.025612163</text:p>
          </table:table-cell>
          <table:table-cell table:formula="of:=([.B300]-[.I300])^2" office:value-type="float" office:value="0.000488564845684409" calcext:value-type="float">
            <text:p>0.0004885648</text:p>
          </table:table-cell>
          <table:table-cell/>
          <table:table-cell office:value-type="float" office:value="28.3823772234711" calcext:value-type="float">
            <text:p>28.3823772235</text:p>
          </table:table-cell>
          <table:table-cell table:formula="of:=[.L300]*2" office:value-type="float" office:value="56.7647544469422" calcext:value-type="float">
            <text:p>56.7647544469</text:p>
          </table:table-cell>
          <table:table-cell table:formula="of:=([.M300]-[.B300])^2" office:value-type="float" office:value="0.0570035742528506" calcext:value-type="float">
            <text:p>0.0570035743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0]*2" office:value-type="float" office:value="6.41563068299314" calcext:value-type="float">
            <text:p>6.415630683</text:p>
          </table:table-cell>
          <table:table-cell table:formula="of:=([.Q300]-[.B300])^2" office:value-type="float" office:value="2559.13339821654" calcext:value-type="float">
            <text:p>2559.1333982165</text:p>
          </table:table-cell>
          <table:table-cell/>
          <table:table-cell office:value-type="float" office:value="28.3568722654961" calcext:value-type="float">
            <text:p>28.3568722655</text:p>
          </table:table-cell>
          <table:table-cell table:formula="of:=[.T300]*2" office:value-type="float" office:value="56.7137445309922" calcext:value-type="float">
            <text:p>56.713744531</text:p>
          </table:table-cell>
          <table:table-cell table:formula="of:=([.U300]-[.B300])^2" office:value-type="float" office:value="0.0839632504596489" calcext:value-type="float">
            <text:p>0.08396325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.47831442" calcext:value-type="float">
            <text:p>56.47831442</text:p>
          </table:table-cell>
          <table:table-cell/>
          <table:table-cell office:value-type="float" office:value="28.2313749634089" calcext:value-type="float">
            <text:p>28.2313749634</text:p>
          </table:table-cell>
          <table:table-cell table:formula="of:=[.D301]*2" office:value-type="float" office:value="56.4627499268178" calcext:value-type="float">
            <text:p>56.4627499268</text:p>
          </table:table-cell>
          <table:table-cell table:formula="of:=([.B301]-[.E301])^2" office:value-type="float" office:value="0.00024225344801865" calcext:value-type="float">
            <text:p>0.0002422534</text:p>
          </table:table-cell>
          <table:table-cell/>
          <table:table-cell office:value-type="float" office:value="28.1991169815053" calcext:value-type="float">
            <text:p>28.1991169815</text:p>
          </table:table-cell>
          <table:table-cell table:formula="of:=[.H301]*2" office:value-type="float" office:value="56.3982339630106" calcext:value-type="float">
            <text:p>56.398233963</text:p>
          </table:table-cell>
          <table:table-cell table:formula="of:=([.B301]-[.I301])^2" office:value-type="float" office:value="0.00641287959163111" calcext:value-type="float">
            <text:p>0.0064128796</text:p>
          </table:table-cell>
          <table:table-cell/>
          <table:table-cell office:value-type="float" office:value="28.1910880796226" calcext:value-type="float">
            <text:p>28.1910880796</text:p>
          </table:table-cell>
          <table:table-cell table:formula="of:=[.L301]*2" office:value-type="float" office:value="56.3821761592452" calcext:value-type="float">
            <text:p>56.3821761592</text:p>
          </table:table-cell>
          <table:table-cell table:formula="of:=([.M301]-[.B301])^2" office:value-type="float" office:value="0.00924256518095771" calcext:value-type="float">
            <text:p>0.0092425652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1]*2" office:value-type="float" office:value="6.41563068299314" calcext:value-type="float">
            <text:p>6.415630683</text:p>
          </table:table-cell>
          <table:table-cell table:formula="of:=([.Q301]-[.B301])^2" office:value-type="float" office:value="2506.27230295157" calcext:value-type="float">
            <text:p>2506.2723029516</text:p>
          </table:table-cell>
          <table:table-cell/>
          <table:table-cell office:value-type="float" office:value="28.2226057777285" calcext:value-type="float">
            <text:p>28.2226057777</text:p>
          </table:table-cell>
          <table:table-cell table:formula="of:=[.T301]*2" office:value-type="float" office:value="56.445211555457" calcext:value-type="float">
            <text:p>56.4452115555</text:p>
          </table:table-cell>
          <table:table-cell table:formula="of:=([.U301]-[.B301])^2" office:value-type="float" office:value="0.00109579964095199" calcext:value-type="float">
            <text:p>0.00109579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.94640292" calcext:value-type="float">
            <text:p>55.94640292</text:p>
          </table:table-cell>
          <table:table-cell/>
          <table:table-cell office:value-type="float" office:value="28.0294282378386" calcext:value-type="float">
            <text:p>28.0294282378</text:p>
          </table:table-cell>
          <table:table-cell table:formula="of:=[.D302]*2" office:value-type="float" office:value="56.0588564756772" calcext:value-type="float">
            <text:p>56.0588564757</text:p>
          </table:table-cell>
          <table:table-cell table:formula="of:=([.B302]-[.E302])^2" office:value-type="float" office:value="0.0126458021844465" calcext:value-type="float">
            <text:p>0.0126458022</text:p>
          </table:table-cell>
          <table:table-cell/>
          <table:table-cell office:value-type="float" office:value="27.9790759795231" calcext:value-type="float">
            <text:p>27.9790759795</text:p>
          </table:table-cell>
          <table:table-cell table:formula="of:=[.H302]*2" office:value-type="float" office:value="55.9581519590462" calcext:value-type="float">
            <text:p>55.958151959</text:p>
          </table:table-cell>
          <table:table-cell table:formula="of:=([.B302]-[.I302])^2" office:value-type="float" office:value="0.000138039918509155" calcext:value-type="float">
            <text:p>0.0001380399</text:p>
          </table:table-cell>
          <table:table-cell/>
          <table:table-cell office:value-type="float" office:value="27.9344531031354" calcext:value-type="float">
            <text:p>27.9344531031</text:p>
          </table:table-cell>
          <table:table-cell table:formula="of:=[.L302]*2" office:value-type="float" office:value="55.8689062062708" calcext:value-type="float">
            <text:p>55.8689062063</text:p>
          </table:table-cell>
          <table:table-cell table:formula="of:=([.M302]-[.B302])^2" office:value-type="float" office:value="0.00600574063882506" calcext:value-type="float">
            <text:p>0.006005740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2]*2" office:value-type="float" office:value="6.41563068299314" calcext:value-type="float">
            <text:p>6.415630683</text:p>
          </table:table-cell>
          <table:table-cell table:formula="of:=([.Q302]-[.B302])^2" office:value-type="float" office:value="2453.29739839425" calcext:value-type="float">
            <text:p>2453.2973983943</text:p>
          </table:table-cell>
          <table:table-cell/>
          <table:table-cell office:value-type="float" office:value="27.9775544642206" calcext:value-type="float">
            <text:p>27.9775544642</text:p>
          </table:table-cell>
          <table:table-cell table:formula="of:=[.T302]*2" office:value-type="float" office:value="55.9551089284412" calcext:value-type="float">
            <text:p>55.9551089284</text:p>
          </table:table-cell>
          <table:table-cell table:formula="of:=([.U302]-[.B302])^2" office:value-type="float" office:value="0.0000757945829782738" calcext:value-type="float">
            <text:p>7.57945829782738E-0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5.40758071" calcext:value-type="float">
            <text:p>55.40758071</text:p>
          </table:table-cell>
          <table:table-cell/>
          <table:table-cell office:value-type="float" office:value="27.637212453647" calcext:value-type="float">
            <text:p>27.6372124536</text:p>
          </table:table-cell>
          <table:table-cell table:formula="of:=[.D303]*2" office:value-type="float" office:value="55.274424907294" calcext:value-type="float">
            <text:p>55.2744249073</text:p>
          </table:table-cell>
          <table:table-cell table:formula="of:=([.B303]-[.E303])^2" office:value-type="float" office:value="0.0177304677942791" calcext:value-type="float">
            <text:p>0.0177304678</text:p>
          </table:table-cell>
          <table:table-cell/>
          <table:table-cell office:value-type="float" office:value="27.7407428719878" calcext:value-type="float">
            <text:p>27.740742872</text:p>
          </table:table-cell>
          <table:table-cell table:formula="of:=[.H303]*2" office:value-type="float" office:value="55.4814857439756" calcext:value-type="float">
            <text:p>55.481485744</text:p>
          </table:table-cell>
          <table:table-cell table:formula="of:=([.B303]-[.I303])^2" office:value-type="float" office:value="0.00546195404693446" calcext:value-type="float">
            <text:p>0.005461954</text:p>
          </table:table-cell>
          <table:table-cell/>
          <table:table-cell office:value-type="float" office:value="27.7870289786828" calcext:value-type="float">
            <text:p>27.7870289787</text:p>
          </table:table-cell>
          <table:table-cell table:formula="of:=[.L303]*2" office:value-type="float" office:value="55.5740579573656" calcext:value-type="float">
            <text:p>55.5740579574</text:p>
          </table:table-cell>
          <table:table-cell table:formula="of:=([.M303]-[.B303])^2" office:value-type="float" office:value="0.0277146738904267" calcext:value-type="float">
            <text:p>0.0277146739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3]*2" office:value-type="float" office:value="6.41563068299314" calcext:value-type="float">
            <text:p>6.415630683</text:p>
          </table:table-cell>
          <table:table-cell table:formula="of:=([.Q303]-[.B303])^2" office:value-type="float" office:value="2400.21116744874" calcext:value-type="float">
            <text:p>2400.2111674487</text:p>
          </table:table-cell>
          <table:table-cell/>
          <table:table-cell office:value-type="float" office:value="27.8070491853574" calcext:value-type="float">
            <text:p>27.8070491854</text:p>
          </table:table-cell>
          <table:table-cell table:formula="of:=[.T303]*2" office:value-type="float" office:value="55.6140983707148" calcext:value-type="float">
            <text:p>55.6140983707</text:p>
          </table:table-cell>
          <table:table-cell table:formula="of:=([.U303]-[.B303])^2" office:value-type="float" office:value="0.042649544187114" calcext:value-type="float">
            <text:p>0.042649544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.86164416" calcext:value-type="float">
            <text:p>54.86164416</text:p>
          </table:table-cell>
          <table:table-cell/>
          <table:table-cell office:value-type="float" office:value="27.1619873312774" calcext:value-type="float">
            <text:p>27.1619873313</text:p>
          </table:table-cell>
          <table:table-cell table:formula="of:=[.D304]*2" office:value-type="float" office:value="54.3239746625548" calcext:value-type="float">
            <text:p>54.3239746626</text:p>
          </table:table-cell>
          <table:table-cell table:formula="of:=([.B304]-[.E304])^2" office:value-type="float" office:value="0.289088488482975" calcext:value-type="float">
            <text:p>0.2890884885</text:p>
          </table:table-cell>
          <table:table-cell/>
          <table:table-cell office:value-type="float" office:value="27.3858443389932" calcext:value-type="float">
            <text:p>27.385844339</text:p>
          </table:table-cell>
          <table:table-cell table:formula="of:=[.H304]*2" office:value-type="float" office:value="54.7716886779864" calcext:value-type="float">
            <text:p>54.771688678</text:p>
          </table:table-cell>
          <table:table-cell table:formula="of:=([.B304]-[.I304])^2" office:value-type="float" office:value="0.00809198874429918" calcext:value-type="float">
            <text:p>0.0080919887</text:p>
          </table:table-cell>
          <table:table-cell/>
          <table:table-cell office:value-type="float" office:value="27.35349861706" calcext:value-type="float">
            <text:p>27.3534986171</text:p>
          </table:table-cell>
          <table:table-cell table:formula="of:=[.L304]*2" office:value-type="float" office:value="54.70699723412" calcext:value-type="float">
            <text:p>54.7069972341</text:p>
          </table:table-cell>
          <table:table-cell table:formula="of:=([.M304]-[.B304])^2" office:value-type="float" office:value="0.0239156716841325" calcext:value-type="float">
            <text:p>0.0239156717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4]*2" office:value-type="float" office:value="6.41563068299314" calcext:value-type="float">
            <text:p>6.415630683</text:p>
          </table:table-cell>
          <table:table-cell table:formula="of:=([.Q304]-[.B304])^2" office:value-type="float" office:value="2347.01622181433" calcext:value-type="float">
            <text:p>2347.0162218143</text:p>
          </table:table-cell>
          <table:table-cell/>
          <table:table-cell office:value-type="float" office:value="27.2925958397241" calcext:value-type="float">
            <text:p>27.2925958397</text:p>
          </table:table-cell>
          <table:table-cell table:formula="of:=[.T304]*2" office:value-type="float" office:value="54.5851916794482" calcext:value-type="float">
            <text:p>54.5851916794</text:p>
          </table:table-cell>
          <table:table-cell table:formula="of:=([.U304]-[.B304])^2" office:value-type="float" office:value="0.0764259740032414" calcext:value-type="float">
            <text:p>0.0764259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.30837873" calcext:value-type="float">
            <text:p>54.30837873</text:p>
          </table:table-cell>
          <table:table-cell/>
          <table:table-cell office:value-type="float" office:value="27.238691092526" calcext:value-type="float">
            <text:p>27.2386910925</text:p>
          </table:table-cell>
          <table:table-cell table:formula="of:=[.D305]*2" office:value-type="float" office:value="54.477382185052" calcext:value-type="float">
            <text:p>54.4773821851</text:p>
          </table:table-cell>
          <table:table-cell table:formula="of:=([.B305]-[.E305])^2" office:value-type="float" office:value="0.0285621678195133" calcext:value-type="float">
            <text:p>0.0285621678</text:p>
          </table:table-cell>
          <table:table-cell/>
          <table:table-cell office:value-type="float" office:value="27.0709766320232" calcext:value-type="float">
            <text:p>27.070976632</text:p>
          </table:table-cell>
          <table:table-cell table:formula="of:=[.H305]*2" office:value-type="float" office:value="54.1419532640464" calcext:value-type="float">
            <text:p>54.141953264</text:p>
          </table:table-cell>
          <table:table-cell table:formula="of:=([.B305]-[.I305])^2" office:value-type="float" office:value="0.0276974357178733" calcext:value-type="float">
            <text:p>0.0276974357</text:p>
          </table:table-cell>
          <table:table-cell/>
          <table:table-cell office:value-type="float" office:value="27.096204879584" calcext:value-type="float">
            <text:p>27.0962048796</text:p>
          </table:table-cell>
          <table:table-cell table:formula="of:=[.L305]*2" office:value-type="float" office:value="54.192409759168" calcext:value-type="float">
            <text:p>54.1924097592</text:p>
          </table:table-cell>
          <table:table-cell table:formula="of:=([.M305]-[.B305])^2" office:value-type="float" office:value="0.0134488021958333" calcext:value-type="float">
            <text:p>0.0134488022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5]*2" office:value-type="float" office:value="6.41563068299314" calcext:value-type="float">
            <text:p>6.415630683</text:p>
          </table:table-cell>
          <table:table-cell table:formula="of:=([.Q305]-[.B305])^2" office:value-type="float" office:value="2293.71531549408" calcext:value-type="float">
            <text:p>2293.7153154941</text:p>
          </table:table-cell>
          <table:table-cell/>
          <table:table-cell office:value-type="float" office:value="27.0005191681476" calcext:value-type="float">
            <text:p>27.0005191681</text:p>
          </table:table-cell>
          <table:table-cell table:formula="of:=[.T305]*2" office:value-type="float" office:value="54.0010383362952" calcext:value-type="float">
            <text:p>54.0010383363</text:p>
          </table:table-cell>
          <table:table-cell table:formula="of:=([.U305]-[.B305])^2" office:value-type="float" office:value="0.0944581176026205" calcext:value-type="float">
            <text:p>0.09445811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3.74755808" calcext:value-type="float">
            <text:p>53.74755808</text:p>
          </table:table-cell>
          <table:table-cell/>
          <table:table-cell office:value-type="float" office:value="26.7342825057029" calcext:value-type="float">
            <text:p>26.7342825057</text:p>
          </table:table-cell>
          <table:table-cell table:formula="of:=[.D306]*2" office:value-type="float" office:value="53.4685650114058" calcext:value-type="float">
            <text:p>53.4685650114</text:p>
          </table:table-cell>
          <table:table-cell table:formula="of:=([.B306]-[.E306])^2" office:value-type="float" office:value="0.0778371323236062" calcext:value-type="float">
            <text:p>0.0778371323</text:p>
          </table:table-cell>
          <table:table-cell/>
          <table:table-cell office:value-type="float" office:value="26.8731363724819" calcext:value-type="float">
            <text:p>26.8731363725</text:p>
          </table:table-cell>
          <table:table-cell table:formula="of:=[.H306]*2" office:value-type="float" office:value="53.7462727449638" calcext:value-type="float">
            <text:p>53.746272745</text:p>
          </table:table-cell>
          <table:table-cell table:formula="of:=([.B306]-[.I306])^2" office:value-type="float" office:value="0.00000165208615528522" calcext:value-type="float">
            <text:p>1.65208615528522E-006</text:p>
          </table:table-cell>
          <table:table-cell/>
          <table:table-cell office:value-type="float" office:value="26.8204292085928" calcext:value-type="float">
            <text:p>26.8204292086</text:p>
          </table:table-cell>
          <table:table-cell table:formula="of:=[.L306]*2" office:value-type="float" office:value="53.6408584171856" calcext:value-type="float">
            <text:p>53.6408584172</text:p>
          </table:table-cell>
          <table:table-cell table:formula="of:=([.M306]-[.B306])^2" office:value-type="float" office:value="0.0113848180447066" calcext:value-type="float">
            <text:p>0.011384818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6]*2" office:value-type="float" office:value="6.41563068299314" calcext:value-type="float">
            <text:p>6.415630683</text:p>
          </table:table-cell>
          <table:table-cell table:formula="of:=([.Q306]-[.B306])^2" office:value-type="float" office:value="2240.31135111553" calcext:value-type="float">
            <text:p>2240.3113511155</text:p>
          </table:table-cell>
          <table:table-cell/>
          <table:table-cell office:value-type="float" office:value="26.8161035654099" calcext:value-type="float">
            <text:p>26.8161035654</text:p>
          </table:table-cell>
          <table:table-cell table:formula="of:=[.T306]*2" office:value-type="float" office:value="53.6322071308198" calcext:value-type="float">
            <text:p>53.6322071308</text:p>
          </table:table-cell>
          <table:table-cell table:formula="of:=([.U306]-[.B306])^2" office:value-type="float" office:value="0.0133058414767724" calcext:value-type="float">
            <text:p>0.01330584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.1789432" calcext:value-type="float">
            <text:p>53.1789432</text:p>
          </table:table-cell>
          <table:table-cell/>
          <table:table-cell office:value-type="float" office:value="26.5331828874283" calcext:value-type="float">
            <text:p>26.5331828874</text:p>
          </table:table-cell>
          <table:table-cell table:formula="of:=[.D307]*2" office:value-type="float" office:value="53.0663657748566" calcext:value-type="float">
            <text:p>53.0663657749</text:p>
          </table:table-cell>
          <table:table-cell table:formula="of:=([.B307]-[.E307])^2" office:value-type="float" office:value="0.0126736766519177" calcext:value-type="float">
            <text:p>0.0126736767</text:p>
          </table:table-cell>
          <table:table-cell/>
          <table:table-cell office:value-type="float" office:value="26.564169278227" calcext:value-type="float">
            <text:p>26.5641692782</text:p>
          </table:table-cell>
          <table:table-cell table:formula="of:=[.H307]*2" office:value-type="float" office:value="53.128338556454" calcext:value-type="float">
            <text:p>53.1283385565</text:p>
          </table:table-cell>
          <table:table-cell table:formula="of:=([.B307]-[.I307])^2" office:value-type="float" office:value="0.00256082994841794" calcext:value-type="float">
            <text:p>0.0025608299</text:p>
          </table:table-cell>
          <table:table-cell/>
          <table:table-cell office:value-type="float" office:value="26.5171415791968" calcext:value-type="float">
            <text:p>26.5171415792</text:p>
          </table:table-cell>
          <table:table-cell table:formula="of:=[.L307]*2" office:value-type="float" office:value="53.0342831583936" calcext:value-type="float">
            <text:p>53.0342831584</text:p>
          </table:table-cell>
          <table:table-cell table:formula="of:=([.M307]-[.B307])^2" office:value-type="float" office:value="0.0209265276375654" calcext:value-type="float">
            <text:p>0.020926527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7]*2" office:value-type="float" office:value="6.41563068299314" calcext:value-type="float">
            <text:p>6.415630683</text:p>
          </table:table-cell>
          <table:table-cell table:formula="of:=([.Q307]-[.B307])^2" office:value-type="float" office:value="2186.80739756325" calcext:value-type="float">
            <text:p>2186.8073975633</text:p>
          </table:table-cell>
          <table:table-cell/>
          <table:table-cell office:value-type="float" office:value="26.4437755953109" calcext:value-type="float">
            <text:p>26.4437755953</text:p>
          </table:table-cell>
          <table:table-cell table:formula="of:=[.T307]*2" office:value-type="float" office:value="52.8875511906218" calcext:value-type="float">
            <text:p>52.8875511906</text:p>
          </table:table-cell>
          <table:table-cell table:formula="of:=([.U307]-[.B307])^2" office:value-type="float" office:value="0.0849093031294648" calcext:value-type="float">
            <text:p>0.08490930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2.60228132" calcext:value-type="float">
            <text:p>52.60228132</text:p>
          </table:table-cell>
          <table:table-cell/>
          <table:table-cell office:value-type="float" office:value="26.3906531815381" calcext:value-type="float">
            <text:p>26.3906531815</text:p>
          </table:table-cell>
          <table:table-cell table:formula="of:=[.D308]*2" office:value-type="float" office:value="52.7813063630762" calcext:value-type="float">
            <text:p>52.7813063631</text:p>
          </table:table-cell>
          <table:table-cell table:formula="of:=([.B308]-[.E308])^2" office:value-type="float" office:value="0.0320499660484332" calcext:value-type="float">
            <text:p>0.032049966</text:p>
          </table:table-cell>
          <table:table-cell/>
          <table:table-cell office:value-type="float" office:value="26.2591480419188" calcext:value-type="float">
            <text:p>26.2591480419</text:p>
          </table:table-cell>
          <table:table-cell table:formula="of:=[.H308]*2" office:value-type="float" office:value="52.5182960838376" calcext:value-type="float">
            <text:p>52.5182960838</text:p>
          </table:table-cell>
          <table:table-cell table:formula="of:=([.B308]-[.I308])^2" office:value-type="float" office:value="0.00705351989325501" calcext:value-type="float">
            <text:p>0.0070535199</text:p>
          </table:table-cell>
          <table:table-cell/>
          <table:table-cell office:value-type="float" office:value="26.2341826756569" calcext:value-type="float">
            <text:p>26.2341826757</text:p>
          </table:table-cell>
          <table:table-cell table:formula="of:=[.L308]*2" office:value-type="float" office:value="52.4683653513138" calcext:value-type="float">
            <text:p>52.4683653513</text:p>
          </table:table-cell>
          <table:table-cell table:formula="of:=([.M308]-[.B308])^2" office:value-type="float" office:value="0.0179334866691642" calcext:value-type="float">
            <text:p>0.0179334867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8]*2" office:value-type="float" office:value="6.41563068299314" calcext:value-type="float">
            <text:p>6.415630683</text:p>
          </table:table-cell>
          <table:table-cell table:formula="of:=([.Q308]-[.B308])^2" office:value-type="float" office:value="2133.20669706493" calcext:value-type="float">
            <text:p>2133.2066970649</text:p>
          </table:table-cell>
          <table:table-cell/>
          <table:table-cell office:value-type="float" office:value="26.244612940356" calcext:value-type="float">
            <text:p>26.2446129404</text:p>
          </table:table-cell>
          <table:table-cell table:formula="of:=[.T308]*2" office:value-type="float" office:value="52.489225880712" calcext:value-type="float">
            <text:p>52.4892258807</text:p>
          </table:table-cell>
          <table:table-cell table:formula="of:=([.U308]-[.B308])^2" office:value-type="float" office:value="0.0127815323526036" calcext:value-type="float">
            <text:p>0.01278153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2.01730481" calcext:value-type="float">
            <text:p>52.01730481</text:p>
          </table:table-cell>
          <table:table-cell/>
          <table:table-cell office:value-type="float" office:value="26.0848722637311" calcext:value-type="float">
            <text:p>26.0848722637</text:p>
          </table:table-cell>
          <table:table-cell table:formula="of:=[.D309]*2" office:value-type="float" office:value="52.1697445274622" calcext:value-type="float">
            <text:p>52.1697445275</text:p>
          </table:table-cell>
          <table:table-cell table:formula="of:=([.B309]-[.E309])^2" office:value-type="float" office:value="0.0232378674599557" calcext:value-type="float">
            <text:p>0.0232378675</text:p>
          </table:table-cell>
          <table:table-cell/>
          <table:table-cell office:value-type="float" office:value="26.030346121622" calcext:value-type="float">
            <text:p>26.0303461216</text:p>
          </table:table-cell>
          <table:table-cell table:formula="of:=[.H309]*2" office:value-type="float" office:value="52.060692243244" calcext:value-type="float">
            <text:p>52.0606922432</text:p>
          </table:table-cell>
          <table:table-cell table:formula="of:=([.B309]-[.I309])^2" office:value-type="float" office:value="0.00188246936350254" calcext:value-type="float">
            <text:p>0.0018824694</text:p>
          </table:table-cell>
          <table:table-cell/>
          <table:table-cell office:value-type="float" office:value="26.0366161946732" calcext:value-type="float">
            <text:p>26.0366161947</text:p>
          </table:table-cell>
          <table:table-cell table:formula="of:=[.L309]*2" office:value-type="float" office:value="52.0732323893464" calcext:value-type="float">
            <text:p>52.0732323893</text:p>
          </table:table-cell>
          <table:table-cell table:formula="of:=([.M309]-[.B309])^2" office:value-type="float" office:value="0.00312789413154814" calcext:value-type="float">
            <text:p>0.0031278941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09]*2" office:value-type="float" office:value="6.41563068299314" calcext:value-type="float">
            <text:p>6.415630683</text:p>
          </table:table-cell>
          <table:table-cell table:formula="of:=([.Q309]-[.B309])^2" office:value-type="float" office:value="2079.51268318573" calcext:value-type="float">
            <text:p>2079.5126831857</text:p>
          </table:table-cell>
          <table:table-cell/>
          <table:table-cell office:value-type="float" office:value="26.0527164584548" calcext:value-type="float">
            <text:p>26.0527164585</text:p>
          </table:table-cell>
          <table:table-cell table:formula="of:=[.T309]*2" office:value-type="float" office:value="52.1054329169096" calcext:value-type="float">
            <text:p>52.1054329169</text:p>
          </table:table-cell>
          <table:table-cell table:formula="of:=([.U309]-[.B309])^2" office:value-type="float" office:value="0.00776656322746997" calcext:value-type="float">
            <text:p>0.00776656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.42372993" calcext:value-type="float">
            <text:p>51.42372993</text:p>
          </table:table-cell>
          <table:table-cell/>
          <table:table-cell office:value-type="float" office:value="25.630458640518" calcext:value-type="float">
            <text:p>25.6304586405</text:p>
          </table:table-cell>
          <table:table-cell table:formula="of:=[.D310]*2" office:value-type="float" office:value="51.260917281036" calcext:value-type="float">
            <text:p>51.260917281</text:p>
          </table:table-cell>
          <table:table-cell table:formula="of:=([.B310]-[.E310])^2" office:value-type="float" office:value="0.0265079586626746" calcext:value-type="float">
            <text:p>0.0265079587</text:p>
          </table:table-cell>
          <table:table-cell/>
          <table:table-cell office:value-type="float" office:value="25.7674867236512" calcext:value-type="float">
            <text:p>25.7674867237</text:p>
          </table:table-cell>
          <table:table-cell table:formula="of:=[.H310]*2" office:value-type="float" office:value="51.5349734473024" calcext:value-type="float">
            <text:p>51.5349734473</text:p>
          </table:table-cell>
          <table:table-cell table:formula="of:=([.B310]-[.I310])^2" office:value-type="float" office:value="0.012375120141809" calcext:value-type="float">
            <text:p>0.0123751201</text:p>
          </table:table-cell>
          <table:table-cell/>
          <table:table-cell office:value-type="float" office:value="25.6796098973018" calcext:value-type="float">
            <text:p>25.6796098973</text:p>
          </table:table-cell>
          <table:table-cell table:formula="of:=[.L310]*2" office:value-type="float" office:value="51.3592197946036" calcext:value-type="float">
            <text:p>51.3592197946</text:p>
          </table:table-cell>
          <table:table-cell table:formula="of:=([.M310]-[.B310])^2" office:value-type="float" office:value="0.00416155756886234" calcext:value-type="float">
            <text:p>0.0041615576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0]*2" office:value-type="float" office:value="6.41563068299314" calcext:value-type="float">
            <text:p>6.415630683</text:p>
          </table:table-cell>
          <table:table-cell table:formula="of:=([.Q310]-[.B310])^2" office:value-type="float" office:value="2025.72899782842" calcext:value-type="float">
            <text:p>2025.7289978284</text:p>
          </table:table-cell>
          <table:table-cell/>
          <table:table-cell office:value-type="float" office:value="25.7121903956776" calcext:value-type="float">
            <text:p>25.7121903957</text:p>
          </table:table-cell>
          <table:table-cell table:formula="of:=[.T310]*2" office:value-type="float" office:value="51.4243807913552" calcext:value-type="float">
            <text:p>51.4243807914</text:p>
          </table:table-cell>
          <table:table-cell table:formula="of:=([.U310]-[.B310])^2" office:value-type="float" office:value="0.000000423620503689146" calcext:value-type="float">
            <text:p>4.23620503689146E-0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.8212554" calcext:value-type="float">
            <text:p>50.8212554</text:p>
          </table:table-cell>
          <table:table-cell/>
          <table:table-cell office:value-type="float" office:value="25.070654139106" calcext:value-type="float">
            <text:p>25.0706541391</text:p>
          </table:table-cell>
          <table:table-cell table:formula="of:=[.D311]*2" office:value-type="float" office:value="50.141308278212" calcext:value-type="float">
            <text:p>50.1413082782</text:p>
          </table:table-cell>
          <table:table-cell table:formula="of:=([.B311]-[.E311])^2" office:value-type="float" office:value="0.462328088427781" calcext:value-type="float">
            <text:p>0.4623280884</text:p>
          </table:table-cell>
          <table:table-cell/>
          <table:table-cell office:value-type="float" office:value="25.4178195304492" calcext:value-type="float">
            <text:p>25.4178195304</text:p>
          </table:table-cell>
          <table:table-cell table:formula="of:=[.H311]*2" office:value-type="float" office:value="50.8356390608984" calcext:value-type="float">
            <text:p>50.8356390609</text:p>
          </table:table-cell>
          <table:table-cell table:formula="of:=([.B311]-[.I311])^2" office:value-type="float" office:value="0.000206889700840252" calcext:value-type="float">
            <text:p>0.0002068897</text:p>
          </table:table-cell>
          <table:table-cell/>
          <table:table-cell office:value-type="float" office:value="25.2883551281937" calcext:value-type="float">
            <text:p>25.2883551282</text:p>
          </table:table-cell>
          <table:table-cell table:formula="of:=[.L311]*2" office:value-type="float" office:value="50.5767102563874" calcext:value-type="float">
            <text:p>50.5767102564</text:p>
          </table:table-cell>
          <table:table-cell table:formula="of:=([.M311]-[.B311])^2" office:value-type="float" office:value="0.0598023272645061" calcext:value-type="float">
            <text:p>0.0598023273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1]*2" office:value-type="float" office:value="6.41563068299314" calcext:value-type="float">
            <text:p>6.415630683</text:p>
          </table:table-cell>
          <table:table-cell table:formula="of:=([.Q311]-[.B311])^2" office:value-type="float" office:value="1971.85950650765" calcext:value-type="float">
            <text:p>1971.8595065077</text:p>
          </table:table-cell>
          <table:table-cell/>
          <table:table-cell office:value-type="float" office:value="25.406496955775" calcext:value-type="float">
            <text:p>25.4064969558</text:p>
          </table:table-cell>
          <table:table-cell table:formula="of:=[.T311]*2" office:value-type="float" office:value="50.81299391155" calcext:value-type="float">
            <text:p>50.8129939116</text:p>
          </table:table-cell>
          <table:table-cell table:formula="of:=([.U311]-[.B311])^2" office:value-type="float" office:value="0.0000682521914094186" calcext:value-type="float">
            <text:p>6.82521914094186E-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.20956084" calcext:value-type="float">
            <text:p>50.20956084</text:p>
          </table:table-cell>
          <table:table-cell/>
          <table:table-cell office:value-type="float" office:value="25.1655767380836" calcext:value-type="float">
            <text:p>25.1655767381</text:p>
          </table:table-cell>
          <table:table-cell table:formula="of:=[.D312]*2" office:value-type="float" office:value="50.3311534761672" calcext:value-type="float">
            <text:p>50.3311534762</text:p>
          </table:table-cell>
          <table:table-cell table:formula="of:=([.B312]-[.E312])^2" office:value-type="float" office:value="0.0147847691700892" calcext:value-type="float">
            <text:p>0.0147847692</text:p>
          </table:table-cell>
          <table:table-cell/>
          <table:table-cell office:value-type="float" office:value="25.1166131826503" calcext:value-type="float">
            <text:p>25.1166131827</text:p>
          </table:table-cell>
          <table:table-cell table:formula="of:=[.H312]*2" office:value-type="float" office:value="50.2332263653006" calcext:value-type="float">
            <text:p>50.2332263653</text:p>
          </table:table-cell>
          <table:table-cell table:formula="of:=([.B312]-[.I312])^2" office:value-type="float" office:value="0.000560057087753368" calcext:value-type="float">
            <text:p>0.0005600571</text:p>
          </table:table-cell>
          <table:table-cell/>
          <table:table-cell office:value-type="float" office:value="25.106946540809" calcext:value-type="float">
            <text:p>25.1069465408</text:p>
          </table:table-cell>
          <table:table-cell table:formula="of:=[.L312]*2" office:value-type="float" office:value="50.213893081618" calcext:value-type="float">
            <text:p>50.2138930816</text:p>
          </table:table-cell>
          <table:table-cell table:formula="of:=([.M312]-[.B312])^2" office:value-type="float" office:value="0.0000187683174366856" calcext:value-type="float">
            <text:p>1.87683174366856E-005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2]*2" office:value-type="float" office:value="6.41563068299314" calcext:value-type="float">
            <text:p>6.415630683</text:p>
          </table:table-cell>
          <table:table-cell table:formula="of:=([.Q312]-[.B312])^2" office:value-type="float" office:value="1917.9083185968" calcext:value-type="float">
            <text:p>1917.9083185968</text:p>
          </table:table-cell>
          <table:table-cell/>
          <table:table-cell office:value-type="float" office:value="25.0745649708361" calcext:value-type="float">
            <text:p>25.0745649708</text:p>
          </table:table-cell>
          <table:table-cell table:formula="of:=[.T312]*2" office:value-type="float" office:value="50.1491299416722" calcext:value-type="float">
            <text:p>50.1491299417</text:p>
          </table:table-cell>
          <table:table-cell table:formula="of:=([.U312]-[.B312])^2" office:value-type="float" office:value="0.0036518934727051" calcext:value-type="float">
            <text:p>0.00365189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.58830507" calcext:value-type="float">
            <text:p>49.58830507</text:p>
          </table:table-cell>
          <table:table-cell/>
          <table:table-cell office:value-type="float" office:value="24.9067152749433" calcext:value-type="float">
            <text:p>24.9067152749</text:p>
          </table:table-cell>
          <table:table-cell table:formula="of:=[.D313]*2" office:value-type="float" office:value="49.8134305498866" calcext:value-type="float">
            <text:p>49.8134305499</text:p>
          </table:table-cell>
          <table:table-cell table:formula="of:=([.B313]-[.E313])^2" office:value-type="float" office:value="0.050681481694172" calcext:value-type="float">
            <text:p>0.0506814817</text:p>
          </table:table-cell>
          <table:table-cell/>
          <table:table-cell office:value-type="float" office:value="24.859813367563" calcext:value-type="float">
            <text:p>24.8598133676</text:p>
          </table:table-cell>
          <table:table-cell table:formula="of:=[.H313]*2" office:value-type="float" office:value="49.719626735126" calcext:value-type="float">
            <text:p>49.7196267351</text:p>
          </table:table-cell>
          <table:table-cell table:formula="of:=([.B313]-[.I313])^2" office:value-type="float" office:value="0.0172453797314658" calcext:value-type="float">
            <text:p>0.0172453797</text:p>
          </table:table-cell>
          <table:table-cell/>
          <table:table-cell office:value-type="float" office:value="24.8789519022305" calcext:value-type="float">
            <text:p>24.8789519022</text:p>
          </table:table-cell>
          <table:table-cell table:formula="of:=[.L313]*2" office:value-type="float" office:value="49.757903804461" calcext:value-type="float">
            <text:p>49.7579038045</text:p>
          </table:table-cell>
          <table:table-cell table:formula="of:=([.M313]-[.B313])^2" office:value-type="float" office:value="0.0287637307307743" calcext:value-type="float">
            <text:p>0.0287637307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3]*2" office:value-type="float" office:value="6.41563068299314" calcext:value-type="float">
            <text:p>6.415630683</text:p>
          </table:table-cell>
          <table:table-cell table:formula="of:=([.Q313]-[.B313])^2" office:value-type="float" office:value="1863.87981372652" calcext:value-type="float">
            <text:p>1863.8798137265</text:p>
          </table:table-cell>
          <table:table-cell/>
          <table:table-cell office:value-type="float" office:value="24.8336560923024" calcext:value-type="float">
            <text:p>24.8336560923</text:p>
          </table:table-cell>
          <table:table-cell table:formula="of:=[.T313]*2" office:value-type="float" office:value="49.6673121846048" calcext:value-type="float">
            <text:p>49.6673121846</text:p>
          </table:table-cell>
          <table:table-cell table:formula="of:=([.U313]-[.B313])^2" office:value-type="float" office:value="0.00624212415817701" calcext:value-type="float">
            <text:p>0.00624212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8.9571241" calcext:value-type="float">
            <text:p>48.9571241</text:p>
          </table:table-cell>
          <table:table-cell/>
          <table:table-cell office:value-type="float" office:value="24.2163772714715" calcext:value-type="float">
            <text:p>24.2163772715</text:p>
          </table:table-cell>
          <table:table-cell table:formula="of:=[.D314]*2" office:value-type="float" office:value="48.432754542943" calcext:value-type="float">
            <text:p>48.4327545429</text:p>
          </table:table-cell>
          <table:table-cell table:formula="of:=([.B314]-[.E314])^2" office:value-type="float" office:value="0.274963432368154" calcext:value-type="float">
            <text:p>0.2749634324</text:p>
          </table:table-cell>
          <table:table-cell/>
          <table:table-cell office:value-type="float" office:value="24.4863902651522" calcext:value-type="float">
            <text:p>24.4863902652</text:p>
          </table:table-cell>
          <table:table-cell table:formula="of:=[.H314]*2" office:value-type="float" office:value="48.9727805303044" calcext:value-type="float">
            <text:p>48.9727805303</text:p>
          </table:table-cell>
          <table:table-cell table:formula="of:=([.B314]-[.I314])^2" office:value-type="float" office:value="0.000245123809876424" calcext:value-type="float">
            <text:p>0.0002451238</text:p>
          </table:table-cell>
          <table:table-cell/>
          <table:table-cell office:value-type="float" office:value="24.398096230028" calcext:value-type="float">
            <text:p>24.39809623</text:p>
          </table:table-cell>
          <table:table-cell table:formula="of:=[.L314]*2" office:value-type="float" office:value="48.796192460056" calcext:value-type="float">
            <text:p>48.7961924601</text:p>
          </table:table-cell>
          <table:table-cell table:formula="of:=([.M314]-[.B314])^2" office:value-type="float" office:value="0.0258989927350663" calcext:value-type="float">
            <text:p>0.0258989927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4]*2" office:value-type="float" office:value="6.41563068299314" calcext:value-type="float">
            <text:p>6.415630683</text:p>
          </table:table-cell>
          <table:table-cell table:formula="of:=([.Q314]-[.B314])^2" office:value-type="float" office:value="1809.77866214924" calcext:value-type="float">
            <text:p>1809.7786621492</text:p>
          </table:table-cell>
          <table:table-cell/>
          <table:table-cell office:value-type="float" office:value="24.4085501406907" calcext:value-type="float">
            <text:p>24.4085501407</text:p>
          </table:table-cell>
          <table:table-cell table:formula="of:=[.T314]*2" office:value-type="float" office:value="48.8171002813814" calcext:value-type="float">
            <text:p>48.8171002814</text:p>
          </table:table-cell>
          <table:table-cell table:formula="of:=([.U314]-[.B314])^2" office:value-type="float" office:value="0.019606669780535" calcext:value-type="float">
            <text:p>0.01960666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.31562894" calcext:value-type="float">
            <text:p>48.31562894</text:p>
          </table:table-cell>
          <table:table-cell/>
          <table:table-cell office:value-type="float" office:value="24.1286166131136" calcext:value-type="float">
            <text:p>24.1286166131</text:p>
          </table:table-cell>
          <table:table-cell table:formula="of:=[.D315]*2" office:value-type="float" office:value="48.2572332262272" calcext:value-type="float">
            <text:p>48.2572332262</text:p>
          </table:table-cell>
          <table:table-cell table:formula="of:=([.B315]-[.E315])^2" office:value-type="float" office:value="0.00341005938703519" calcext:value-type="float">
            <text:p>0.0034100594</text:p>
          </table:table-cell>
          <table:table-cell/>
          <table:table-cell office:value-type="float" office:value="24.1123385079852" calcext:value-type="float">
            <text:p>24.112338508</text:p>
          </table:table-cell>
          <table:table-cell table:formula="of:=[.H315]*2" office:value-type="float" office:value="48.2246770159704" calcext:value-type="float">
            <text:p>48.224677016</text:p>
          </table:table-cell>
          <table:table-cell table:formula="of:=([.B315]-[.I315])^2" office:value-type="float" office:value="0.00827225248468677" calcext:value-type="float">
            <text:p>0.0082722525</text:p>
          </table:table-cell>
          <table:table-cell/>
          <table:table-cell office:value-type="float" office:value="24.0959113501435" calcext:value-type="float">
            <text:p>24.0959113501</text:p>
          </table:table-cell>
          <table:table-cell table:formula="of:=[.L315]*2" office:value-type="float" office:value="48.191822700287" calcext:value-type="float">
            <text:p>48.1918227003</text:p>
          </table:table-cell>
          <table:table-cell table:formula="of:=([.M315]-[.B315])^2" office:value-type="float" office:value="0.0153279849918741" calcext:value-type="float">
            <text:p>0.015327985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5]*2" office:value-type="float" office:value="6.41563068299314" calcext:value-type="float">
            <text:p>6.415630683</text:p>
          </table:table-cell>
          <table:table-cell table:formula="of:=([.Q315]-[.B315])^2" office:value-type="float" office:value="1755.60985393718" calcext:value-type="float">
            <text:p>1755.6098539372</text:p>
          </table:table-cell>
          <table:table-cell/>
          <table:table-cell office:value-type="float" office:value="24.0916294715843" calcext:value-type="float">
            <text:p>24.0916294716</text:p>
          </table:table-cell>
          <table:table-cell table:formula="of:=[.T315]*2" office:value-type="float" office:value="48.1832589431686" calcext:value-type="float">
            <text:p>48.1832589432</text:p>
          </table:table-cell>
          <table:table-cell table:formula="of:=([.U315]-[.B315])^2" office:value-type="float" office:value="0.0175218160611449" calcext:value-type="float">
            <text:p>0.01752181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7.66340315" calcext:value-type="float">
            <text:p>47.66340315</text:p>
          </table:table-cell>
          <table:table-cell/>
          <table:table-cell office:value-type="float" office:value="23.938632687499" calcext:value-type="float">
            <text:p>23.9386326875</text:p>
          </table:table-cell>
          <table:table-cell table:formula="of:=[.D316]*2" office:value-type="float" office:value="47.877265374998" calcext:value-type="float">
            <text:p>47.877265375</text:p>
          </table:table-cell>
          <table:table-cell table:formula="of:=([.B316]-[.E316])^2" office:value-type="float" office:value="0.0457370512810935" calcext:value-type="float">
            <text:p>0.0457370513</text:p>
          </table:table-cell>
          <table:table-cell/>
          <table:table-cell office:value-type="float" office:value="23.8322405876132" calcext:value-type="float">
            <text:p>23.8322405876</text:p>
          </table:table-cell>
          <table:table-cell table:formula="of:=[.H316]*2" office:value-type="float" office:value="47.6644811752264" calcext:value-type="float">
            <text:p>47.6644811752</text:p>
          </table:table-cell>
          <table:table-cell table:formula="of:=([.B316]-[.I316])^2" office:value-type="float" office:value="0.0000011621383887514" calcext:value-type="float">
            <text:p>1.1621383887514E-006</text:p>
          </table:table-cell>
          <table:table-cell/>
          <table:table-cell office:value-type="float" office:value="23.9124612870483" calcext:value-type="float">
            <text:p>23.912461287</text:p>
          </table:table-cell>
          <table:table-cell table:formula="of:=[.L316]*2" office:value-type="float" office:value="47.8249225740966" calcext:value-type="float">
            <text:p>47.8249225741</text:p>
          </table:table-cell>
          <table:table-cell table:formula="of:=([.M316]-[.B316])^2" office:value-type="float" office:value="0.0260885243604961" calcext:value-type="float">
            <text:p>0.0260885244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6]*2" office:value-type="float" office:value="6.41563068299314" calcext:value-type="float">
            <text:p>6.415630683</text:p>
          </table:table-cell>
          <table:table-cell table:formula="of:=([.Q316]-[.B316])^2" office:value-type="float" office:value="1701.37873348997" calcext:value-type="float">
            <text:p>1701.37873349</text:p>
          </table:table-cell>
          <table:table-cell/>
          <table:table-cell office:value-type="float" office:value="23.8671261281158" calcext:value-type="float">
            <text:p>23.8671261281</text:p>
          </table:table-cell>
          <table:table-cell table:formula="of:=[.T316]*2" office:value-type="float" office:value="47.7342522562316" calcext:value-type="float">
            <text:p>47.7342522562</text:p>
          </table:table-cell>
          <table:table-cell table:formula="of:=([.U316]-[.B316])^2" office:value-type="float" office:value="0.00501959585381634" calcext:value-type="float">
            <text:p>0.00501959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.4375236499154" calcext:value-type="float">
            <text:p>23.4375236499</text:p>
          </table:table-cell>
          <table:table-cell table:formula="of:=[.D317]*2" office:value-type="float" office:value="46.8750472998308" calcext:value-type="float">
            <text:p>46.8750472998</text:p>
          </table:table-cell>
          <table:table-cell table:formula="of:=([.B317]-[.E317])^2" office:value-type="float" office:value="0.0156131772795747" calcext:value-type="float">
            <text:p>0.0156131773</text:p>
          </table:table-cell>
          <table:table-cell/>
          <table:table-cell office:value-type="float" office:value="23.4818554969641" calcext:value-type="float">
            <text:p>23.481855497</text:p>
          </table:table-cell>
          <table:table-cell table:formula="of:=[.H317]*2" office:value-type="float" office:value="46.9637109939282" calcext:value-type="float">
            <text:p>46.9637109939</text:p>
          </table:table-cell>
          <table:table-cell table:formula="of:=([.B317]-[.I317])^2" office:value-type="float" office:value="0.00131689196167894" calcext:value-type="float">
            <text:p>0.001316892</text:p>
          </table:table-cell>
          <table:table-cell/>
          <table:table-cell office:value-type="float" office:value="23.3358913714528" calcext:value-type="float">
            <text:p>23.3358913715</text:p>
          </table:table-cell>
          <table:table-cell table:formula="of:=[.L317]*2" office:value-type="float" office:value="46.6717827429056" calcext:value-type="float">
            <text:p>46.6717827429</text:p>
          </table:table-cell>
          <table:table-cell table:formula="of:=([.M317]-[.B317])^2" office:value-type="float" office:value="0.107726567854572" calcext:value-type="float">
            <text:p>0.1077265679</text:p>
          </table:table-cell>
          <table:table-cell/>
          <table:table-cell office:value-type="float" office:value="3.20781534149657" calcext:value-type="float">
            <text:p>3.2078153415</text:p>
          </table:table-cell>
          <table:table-cell table:formula="of:=[.P317]*2" office:value-type="float" office:value="6.41563068299314" calcext:value-type="float">
            <text:p>6.415630683</text:p>
          </table:table-cell>
          <table:table-cell table:formula="of:=([.Q317]-[.B317])^2" office:value-type="float" office:value="1647.09103285921" calcext:value-type="float">
            <text:p>1647.0910328592</text:p>
          </table:table-cell>
          <table:table-cell/>
          <table:table-cell office:value-type="float" office:value="23.2744131291525" calcext:value-type="float">
            <text:p>23.2744131292</text:p>
          </table:table-cell>
          <table:table-cell table:formula="of:=[.T317]*2" office:value-type="float" office:value="46.548826258305" calcext:value-type="float">
            <text:p>46.5488262583</text:p>
          </table:table-cell>
          <table:table-cell table:formula="of:=([.U317]-[.B317])^2" office:value-type="float" office:value="0.203557745195068" calcext:value-type="float">
            <text:p>0.20355774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.32493929" calcext:value-type="float">
            <text:p>46.32493929</text:p>
          </table:table-cell>
          <table:table-cell/>
          <table:table-cell office:value-type="float" office:value="23.0713310198733" calcext:value-type="float">
            <text:p>23.0713310199</text:p>
          </table:table-cell>
          <table:table-cell table:formula="of:=[.D318]*2" office:value-type="float" office:value="46.1426620397466" calcext:value-type="float">
            <text:p>46.1426620397</text:p>
          </table:table-cell>
          <table:table-cell table:formula="of:=([.B318]-[.E318])^2" office:value-type="float" office:value="0.033224995959943" calcext:value-type="float">
            <text:p>0.033224996</text:p>
          </table:table-cell>
          <table:table-cell/>
          <table:table-cell office:value-type="float" office:value="23.1524889442847" calcext:value-type="float">
            <text:p>23.1524889443</text:p>
          </table:table-cell>
          <table:table-cell table:formula="of:=[.H318]*2" office:value-type="float" office:value="46.3049778885694" calcext:value-type="float">
            <text:p>46.3049778886</text:p>
          </table:table-cell>
          <table:table-cell table:formula="of:=([.B318]-[.I318])^2" office:value-type="float" office:value="0.000398457547073816" calcext:value-type="float">
            <text:p>0.0003984575</text:p>
          </table:table-cell>
          <table:table-cell/>
          <table:table-cell office:value-type="float" office:value="23.1261652837044" calcext:value-type="float">
            <text:p>23.1261652837</text:p>
          </table:table-cell>
          <table:table-cell table:formula="of:=[.L318]*2" office:value-type="float" office:value="46.2523305674088" calcext:value-type="float">
            <text:p>46.2523305674</text:p>
          </table:table-cell>
          <table:table-cell table:formula="of:=([.M318]-[.B318])^2" office:value-type="float" office:value="0.00527202659632661" calcext:value-type="float">
            <text:p>0.0052720266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18]*2" office:value-type="float" office:value="6.40916342928588" calcext:value-type="float">
            <text:p>6.4091634293</text:p>
          </table:table-cell>
          <table:table-cell table:formula="of:=([.Q318]-[.B318])^2" office:value-type="float" office:value="1593.26916256277" calcext:value-type="float">
            <text:p>1593.2691625628</text:p>
          </table:table-cell>
          <table:table-cell/>
          <table:table-cell office:value-type="float" office:value="23.0238865216333" calcext:value-type="float">
            <text:p>23.0238865216</text:p>
          </table:table-cell>
          <table:table-cell table:formula="of:=[.T318]*2" office:value-type="float" office:value="46.0477730432666" calcext:value-type="float">
            <text:p>46.0477730433</text:p>
          </table:table-cell>
          <table:table-cell table:formula="of:=([.U318]-[.B318])^2" office:value-type="float" office:value="0.0768211283282806" calcext:value-type="float">
            <text:p>0.07682112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.63770371" calcext:value-type="float">
            <text:p>45.63770371</text:p>
          </table:table-cell>
          <table:table-cell/>
          <table:table-cell office:value-type="float" office:value="22.9914420406803" calcext:value-type="float">
            <text:p>22.9914420407</text:p>
          </table:table-cell>
          <table:table-cell table:formula="of:=[.D319]*2" office:value-type="float" office:value="45.9828840813606" calcext:value-type="float">
            <text:p>45.9828840814</text:p>
          </table:table-cell>
          <table:table-cell table:formula="of:=([.B319]-[.E319])^2" office:value-type="float" office:value="0.119149488772645" calcext:value-type="float">
            <text:p>0.1191494888</text:p>
          </table:table-cell>
          <table:table-cell/>
          <table:table-cell office:value-type="float" office:value="22.7803088865437" calcext:value-type="float">
            <text:p>22.7803088865</text:p>
          </table:table-cell>
          <table:table-cell table:formula="of:=[.H319]*2" office:value-type="float" office:value="45.5606177730874" calcext:value-type="float">
            <text:p>45.5606177731</text:p>
          </table:table-cell>
          <table:table-cell table:formula="of:=([.B319]-[.I319])^2" office:value-type="float" office:value="0.0059422416696927" calcext:value-type="float">
            <text:p>0.0059422417</text:p>
          </table:table-cell>
          <table:table-cell/>
          <table:table-cell office:value-type="float" office:value="22.8645851200411" calcext:value-type="float">
            <text:p>22.86458512</text:p>
          </table:table-cell>
          <table:table-cell table:formula="of:=[.L319]*2" office:value-type="float" office:value="45.7291702400822" calcext:value-type="float">
            <text:p>45.7291702401</text:p>
          </table:table-cell>
          <table:table-cell table:formula="of:=([.M319]-[.B319])^2" office:value-type="float" office:value="0.00836612612527815" calcext:value-type="float">
            <text:p>0.0083661261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19]*2" office:value-type="float" office:value="6.40916342928588" calcext:value-type="float">
            <text:p>6.4091634293</text:p>
          </table:table-cell>
          <table:table-cell table:formula="of:=([.Q319]-[.B319])^2" office:value-type="float" office:value="1538.87837255561" calcext:value-type="float">
            <text:p>1538.8783725556</text:p>
          </table:table-cell>
          <table:table-cell/>
          <table:table-cell office:value-type="float" office:value="22.8083406376547" calcext:value-type="float">
            <text:p>22.8083406377</text:p>
          </table:table-cell>
          <table:table-cell table:formula="of:=[.T319]*2" office:value-type="float" office:value="45.6166812753094" calcext:value-type="float">
            <text:p>45.6166812753</text:p>
          </table:table-cell>
          <table:table-cell table:formula="of:=([.U319]-[.B319])^2" office:value-type="float" office:value="0.000441942760320255" calcext:value-type="float">
            <text:p>0.00044194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.9377347" calcext:value-type="float">
            <text:p>44.9377347</text:p>
          </table:table-cell>
          <table:table-cell/>
          <table:table-cell office:value-type="float" office:value="22.0830768148275" calcext:value-type="float">
            <text:p>22.0830768148</text:p>
          </table:table-cell>
          <table:table-cell table:formula="of:=[.D320]*2" office:value-type="float" office:value="44.166153629655" calcext:value-type="float">
            <text:p>44.1661536297</text:p>
          </table:table-cell>
          <table:table-cell table:formula="of:=([.B320]-[.E320])^2" office:value-type="float" office:value="0.595337348114736" calcext:value-type="float">
            <text:p>0.5953373481</text:p>
          </table:table-cell>
          <table:table-cell/>
          <table:table-cell office:value-type="float" office:value="22.4695832850816" calcext:value-type="float">
            <text:p>22.4695832851</text:p>
          </table:table-cell>
          <table:table-cell table:formula="of:=[.H320]*2" office:value-type="float" office:value="44.9391665701632" calcext:value-type="float">
            <text:p>44.9391665702</text:p>
          </table:table-cell>
          <table:table-cell table:formula="of:=([.B320]-[.I320])^2" office:value-type="float" office:value="0.00000205025216426847" calcext:value-type="float">
            <text:p>2.05025216426847E-006</text:p>
          </table:table-cell>
          <table:table-cell/>
          <table:table-cell office:value-type="float" office:value="22.5127261774199" calcext:value-type="float">
            <text:p>22.5127261774</text:p>
          </table:table-cell>
          <table:table-cell table:formula="of:=[.L320]*2" office:value-type="float" office:value="45.0254523548398" calcext:value-type="float">
            <text:p>45.0254523548</text:p>
          </table:table-cell>
          <table:table-cell table:formula="of:=([.M320]-[.B320])^2" office:value-type="float" office:value="0.00769438697059425" calcext:value-type="float">
            <text:p>0.007694387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0]*2" office:value-type="float" office:value="6.40916342928588" calcext:value-type="float">
            <text:p>6.4091634293</text:p>
          </table:table-cell>
          <table:table-cell table:formula="of:=([.Q320]-[.B320])^2" office:value-type="float" office:value="1484.4508041625" calcext:value-type="float">
            <text:p>1484.4508041625</text:p>
          </table:table-cell>
          <table:table-cell/>
          <table:table-cell office:value-type="float" office:value="22.2815070166028" calcext:value-type="float">
            <text:p>22.2815070166</text:p>
          </table:table-cell>
          <table:table-cell table:formula="of:=[.T320]*2" office:value-type="float" office:value="44.5630140332056" calcext:value-type="float">
            <text:p>44.5630140332</text:p>
          </table:table-cell>
          <table:table-cell table:formula="of:=([.U320]-[.B320])^2" office:value-type="float" office:value="0.140415578122842" calcext:value-type="float">
            <text:p>0.14041557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.22442764" calcext:value-type="float">
            <text:p>44.22442764</text:p>
          </table:table-cell>
          <table:table-cell/>
          <table:table-cell office:value-type="float" office:value="22.1140637544839" calcext:value-type="float">
            <text:p>22.1140637545</text:p>
          </table:table-cell>
          <table:table-cell table:formula="of:=[.D321]*2" office:value-type="float" office:value="44.2281275089678" calcext:value-type="float">
            <text:p>44.228127509</text:p>
          </table:table-cell>
          <table:table-cell table:formula="of:=([.B321]-[.E321])^2" office:value-type="float" office:value="0.0000136890303788899" calcext:value-type="float">
            <text:p>0.000013689</text:p>
          </table:table-cell>
          <table:table-cell/>
          <table:table-cell office:value-type="float" office:value="22.1043022922308" calcext:value-type="float">
            <text:p>22.1043022922</text:p>
          </table:table-cell>
          <table:table-cell table:formula="of:=[.H321]*2" office:value-type="float" office:value="44.2086045844616" calcext:value-type="float">
            <text:p>44.2086045845</text:p>
          </table:table-cell>
          <table:table-cell table:formula="of:=([.B321]-[.I321])^2" office:value-type="float" office:value="0.000250369086571453" calcext:value-type="float">
            <text:p>0.0002503691</text:p>
          </table:table-cell>
          <table:table-cell/>
          <table:table-cell office:value-type="float" office:value="22.061830931667" calcext:value-type="float">
            <text:p>22.0618309317</text:p>
          </table:table-cell>
          <table:table-cell table:formula="of:=[.L321]*2" office:value-type="float" office:value="44.123661863334" calcext:value-type="float">
            <text:p>44.1236618633</text:p>
          </table:table-cell>
          <table:table-cell table:formula="of:=([.M321]-[.B321])^2" office:value-type="float" office:value="0.0101537417471025" calcext:value-type="float">
            <text:p>0.0101537417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1]*2" office:value-type="float" office:value="6.40916342928588" calcext:value-type="float">
            <text:p>6.4091634293</text:p>
          </table:table-cell>
          <table:table-cell table:formula="of:=([.Q321]-[.B321])^2" office:value-type="float" office:value="1429.99420732612" calcext:value-type="float">
            <text:p>1429.9942073261</text:p>
          </table:table-cell>
          <table:table-cell/>
          <table:table-cell office:value-type="float" office:value="21.9199476754484" calcext:value-type="float">
            <text:p>21.9199476754</text:p>
          </table:table-cell>
          <table:table-cell table:formula="of:=[.T321]*2" office:value-type="float" office:value="43.8398953508968" calcext:value-type="float">
            <text:p>43.8398953509</text:p>
          </table:table-cell>
          <table:table-cell table:formula="of:=([.U321]-[.B321])^2" office:value-type="float" office:value="0.147865081362946" calcext:value-type="float">
            <text:p>0.14786508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3.49712634" calcext:value-type="float">
            <text:p>43.49712634</text:p>
          </table:table-cell>
          <table:table-cell/>
          <table:table-cell office:value-type="float" office:value="21.9167673362807" calcext:value-type="float">
            <text:p>21.9167673363</text:p>
          </table:table-cell>
          <table:table-cell table:formula="of:=[.D322]*2" office:value-type="float" office:value="43.8335346725614" calcext:value-type="float">
            <text:p>43.8335346726</text:p>
          </table:table-cell>
          <table:table-cell table:formula="of:=([.B322]-[.E322])^2" office:value-type="float" office:value="0.11317056621674" calcext:value-type="float">
            <text:p>0.1131705662</text:p>
          </table:table-cell>
          <table:table-cell/>
          <table:table-cell office:value-type="float" office:value="21.7998334950343" calcext:value-type="float">
            <text:p>21.799833495</text:p>
          </table:table-cell>
          <table:table-cell table:formula="of:=[.H322]*2" office:value-type="float" office:value="43.5996669900686" calcext:value-type="float">
            <text:p>43.5996669901</text:p>
          </table:table-cell>
          <table:table-cell table:formula="of:=([.B322]-[.I322])^2" office:value-type="float" office:value="0.0105145849164906" calcext:value-type="float">
            <text:p>0.0105145849</text:p>
          </table:table-cell>
          <table:table-cell/>
          <table:table-cell office:value-type="float" office:value="21.8024710773373" calcext:value-type="float">
            <text:p>21.8024710773</text:p>
          </table:table-cell>
          <table:table-cell table:formula="of:=[.L322]*2" office:value-type="float" office:value="43.6049421546746" calcext:value-type="float">
            <text:p>43.6049421547</text:p>
          </table:table-cell>
          <table:table-cell table:formula="of:=([.M322]-[.B322])^2" office:value-type="float" office:value="0.0116242498939481" calcext:value-type="float">
            <text:p>0.0116242499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2]*2" office:value-type="float" office:value="6.40916342928588" calcext:value-type="float">
            <text:p>6.4091634293</text:p>
          </table:table-cell>
          <table:table-cell table:formula="of:=([.Q322]-[.B322])^2" office:value-type="float" office:value="1375.51699286651" calcext:value-type="float">
            <text:p>1375.5169928665</text:p>
          </table:table-cell>
          <table:table-cell/>
          <table:table-cell office:value-type="float" office:value="21.7756234137489" calcext:value-type="float">
            <text:p>21.7756234137</text:p>
          </table:table-cell>
          <table:table-cell table:formula="of:=[.T322]*2" office:value-type="float" office:value="43.5512468274978" calcext:value-type="float">
            <text:p>43.5512468275</text:p>
          </table:table-cell>
          <table:table-cell table:formula="of:=([.U322]-[.B322])^2" office:value-type="float" office:value="0.00292902716699929" calcext:value-type="float">
            <text:p>0.00292902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2.75511665" calcext:value-type="float">
            <text:p>42.75511665</text:p>
          </table:table-cell>
          <table:table-cell/>
          <table:table-cell office:value-type="float" office:value="21.2090258851752" calcext:value-type="float">
            <text:p>21.2090258852</text:p>
          </table:table-cell>
          <table:table-cell table:formula="of:=[.D323]*2" office:value-type="float" office:value="42.4180517703504" calcext:value-type="float">
            <text:p>42.4180517704</text:p>
          </table:table-cell>
          <table:table-cell table:formula="of:=([.B323]-[.E323])^2" office:value-type="float" office:value="0.113612733093196" calcext:value-type="float">
            <text:p>0.1136127331</text:p>
          </table:table-cell>
          <table:table-cell/>
          <table:table-cell office:value-type="float" office:value="21.3235198475714" calcext:value-type="float">
            <text:p>21.3235198476</text:p>
          </table:table-cell>
          <table:table-cell table:formula="of:=[.H323]*2" office:value-type="float" office:value="42.6470396951428" calcext:value-type="float">
            <text:p>42.6470396951</text:p>
          </table:table-cell>
          <table:table-cell table:formula="of:=([.B323]-[.I323])^2" office:value-type="float" office:value="0.0116806281712045" calcext:value-type="float">
            <text:p>0.0116806282</text:p>
          </table:table-cell>
          <table:table-cell/>
          <table:table-cell office:value-type="float" office:value="21.1968905028188" calcext:value-type="float">
            <text:p>21.1968905028</text:p>
          </table:table-cell>
          <table:table-cell table:formula="of:=[.L323]*2" office:value-type="float" office:value="42.3937810056376" calcext:value-type="float">
            <text:p>42.3937810056</text:p>
          </table:table-cell>
          <table:table-cell table:formula="of:=([.M323]-[.B323])^2" office:value-type="float" office:value="0.13056344788679" calcext:value-type="float">
            <text:p>0.1305634479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3]*2" office:value-type="float" office:value="6.40916342928588" calcext:value-type="float">
            <text:p>6.4091634293</text:p>
          </table:table-cell>
          <table:table-cell table:formula="of:=([.Q323]-[.B323])^2" office:value-type="float" office:value="1321.02831552234" calcext:value-type="float">
            <text:p>1321.0283155223</text:p>
          </table:table-cell>
          <table:table-cell/>
          <table:table-cell office:value-type="float" office:value="21.0271774888665" calcext:value-type="float">
            <text:p>21.0271774889</text:p>
          </table:table-cell>
          <table:table-cell table:formula="of:=[.T323]*2" office:value-type="float" office:value="42.054354977733" calcext:value-type="float">
            <text:p>42.0543549777</text:p>
          </table:table-cell>
          <table:table-cell table:formula="of:=([.U323]-[.B323])^2" office:value-type="float" office:value="0.491066921318441" calcext:value-type="float">
            <text:p>0.49106692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1.99761898" calcext:value-type="float">
            <text:p>41.99761898</text:p>
          </table:table-cell>
          <table:table-cell/>
          <table:table-cell office:value-type="float" office:value="20.9767734975178" calcext:value-type="float">
            <text:p>20.9767734975</text:p>
          </table:table-cell>
          <table:table-cell table:formula="of:=[.D324]*2" office:value-type="float" office:value="41.9535469950356" calcext:value-type="float">
            <text:p>41.953546995</text:p>
          </table:table-cell>
          <table:table-cell table:formula="of:=([.B324]-[.E324])^2" office:value-type="float" office:value="0.00194233985870203" calcext:value-type="float">
            <text:p>0.0019423399</text:p>
          </table:table-cell>
          <table:table-cell/>
          <table:table-cell office:value-type="float" office:value="21.046837119298" calcext:value-type="float">
            <text:p>21.0468371193</text:p>
          </table:table-cell>
          <table:table-cell table:formula="of:=[.H324]*2" office:value-type="float" office:value="42.093674238596" calcext:value-type="float">
            <text:p>42.0936742386</text:p>
          </table:table-cell>
          <table:table-cell table:formula="of:=([.B324]-[.I324])^2" office:value-type="float" office:value="0.00922661270394502" calcext:value-type="float">
            <text:p>0.0092266127</text:p>
          </table:table-cell>
          <table:table-cell/>
          <table:table-cell office:value-type="float" office:value="21.0249451139029" calcext:value-type="float">
            <text:p>21.0249451139</text:p>
          </table:table-cell>
          <table:table-cell table:formula="of:=[.L324]*2" office:value-type="float" office:value="42.0498902278058" calcext:value-type="float">
            <text:p>42.0498902278</text:p>
          </table:table-cell>
          <table:table-cell table:formula="of:=([.M324]-[.B324])^2" office:value-type="float" office:value="0.00273228334717517" calcext:value-type="float">
            <text:p>0.0027322833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4]*2" office:value-type="float" office:value="6.40916342928588" calcext:value-type="float">
            <text:p>6.4091634293</text:p>
          </table:table-cell>
          <table:table-cell table:formula="of:=([.Q324]-[.B324])^2" office:value-type="float" office:value="1266.53816848515" calcext:value-type="float">
            <text:p>1266.5381684852</text:p>
          </table:table-cell>
          <table:table-cell/>
          <table:table-cell office:value-type="float" office:value="21.0568591058486" calcext:value-type="float">
            <text:p>21.0568591058</text:p>
          </table:table-cell>
          <table:table-cell table:formula="of:=[.T324]*2" office:value-type="float" office:value="42.1137182116972" calcext:value-type="float">
            <text:p>42.1137182117</text:p>
          </table:table-cell>
          <table:table-cell table:formula="of:=([.U324]-[.B324])^2" office:value-type="float" office:value="0.0134790316006798" calcext:value-type="float">
            <text:p>0.01347903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1.22377955" calcext:value-type="float">
            <text:p>41.22377955</text:p>
          </table:table-cell>
          <table:table-cell/>
          <table:table-cell office:value-type="float" office:value="20.9545322747118" calcext:value-type="float">
            <text:p>20.9545322747</text:p>
          </table:table-cell>
          <table:table-cell table:formula="of:=[.D325]*2" office:value-type="float" office:value="41.9090645494236" calcext:value-type="float">
            <text:p>41.9090645494</text:p>
          </table:table-cell>
          <table:table-cell table:formula="of:=([.B325]-[.E325])^2" office:value-type="float" office:value="0.469615530434995" calcext:value-type="float">
            <text:p>0.4696155304</text:p>
          </table:table-cell>
          <table:table-cell/>
          <table:table-cell office:value-type="float" office:value="20.5688311241511" calcext:value-type="float">
            <text:p>20.5688311242</text:p>
          </table:table-cell>
          <table:table-cell table:formula="of:=[.H325]*2" office:value-type="float" office:value="41.1376622483022" calcext:value-type="float">
            <text:p>41.1376622483</text:p>
          </table:table-cell>
          <table:table-cell table:formula="of:=([.B325]-[.I325])^2" office:value-type="float" office:value="0.00741618965171065" calcext:value-type="float">
            <text:p>0.0074161897</text:p>
          </table:table-cell>
          <table:table-cell/>
          <table:table-cell office:value-type="float" office:value="20.5714954661343" calcext:value-type="float">
            <text:p>20.5714954661</text:p>
          </table:table-cell>
          <table:table-cell table:formula="of:=[.L325]*2" office:value-type="float" office:value="41.1429909322686" calcext:value-type="float">
            <text:p>41.1429909323</text:p>
          </table:table-cell>
          <table:table-cell table:formula="of:=([.M325]-[.B325])^2" office:value-type="float" office:value="0.00652680075495033" calcext:value-type="float">
            <text:p>0.0065268008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5]*2" office:value-type="float" office:value="6.40916342928588" calcext:value-type="float">
            <text:p>6.4091634293</text:p>
          </table:table-cell>
          <table:table-cell table:formula="of:=([.Q325]-[.B325])^2" office:value-type="float" office:value="1212.05749563269" calcext:value-type="float">
            <text:p>1212.0574956327</text:p>
          </table:table-cell>
          <table:table-cell/>
          <table:table-cell office:value-type="float" office:value="20.8905721780255" calcext:value-type="float">
            <text:p>20.890572178</text:p>
          </table:table-cell>
          <table:table-cell table:formula="of:=[.T325]*2" office:value-type="float" office:value="41.781144356051" calcext:value-type="float">
            <text:p>41.7811443561</text:p>
          </table:table-cell>
          <table:table-cell table:formula="of:=([.U325]-[.B325])^2" office:value-type="float" office:value="0.310655527024267" calcext:value-type="float">
            <text:p>0.3106555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.43266007" calcext:value-type="float">
            <text:p>40.43266007</text:p>
          </table:table-cell>
          <table:table-cell/>
          <table:table-cell office:value-type="float" office:value="20.0667811219243" calcext:value-type="float">
            <text:p>20.0667811219</text:p>
          </table:table-cell>
          <table:table-cell table:formula="of:=[.D326]*2" office:value-type="float" office:value="40.1335622438486" calcext:value-type="float">
            <text:p>40.1335622438</text:p>
          </table:table-cell>
          <table:table-cell table:formula="of:=([.B326]-[.E326])^2" office:value-type="float" office:value="0.0894595096084907" calcext:value-type="float">
            <text:p>0.0894595096</text:p>
          </table:table-cell>
          <table:table-cell/>
          <table:table-cell office:value-type="float" office:value="20.0755412978357" calcext:value-type="float">
            <text:p>20.0755412978</text:p>
          </table:table-cell>
          <table:table-cell table:formula="of:=[.H326]*2" office:value-type="float" office:value="40.1510825956714" calcext:value-type="float">
            <text:p>40.1510825957</text:p>
          </table:table-cell>
          <table:table-cell table:formula="of:=([.B326]-[.I326])^2" office:value-type="float" office:value="0.0792858740492733" calcext:value-type="float">
            <text:p>0.079285874</text:p>
          </table:table-cell>
          <table:table-cell/>
          <table:table-cell office:value-type="float" office:value="20.1393949809921" calcext:value-type="float">
            <text:p>20.139394981</text:p>
          </table:table-cell>
          <table:table-cell table:formula="of:=[.L326]*2" office:value-type="float" office:value="40.2787899619842" calcext:value-type="float">
            <text:p>40.278789962</text:p>
          </table:table-cell>
          <table:table-cell table:formula="of:=([.M326]-[.B326])^2" office:value-type="float" office:value="0.0236760101407924" calcext:value-type="float">
            <text:p>0.0236760101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6]*2" office:value-type="float" office:value="6.40916342928588" calcext:value-type="float">
            <text:p>6.4091634293</text:p>
          </table:table-cell>
          <table:table-cell table:formula="of:=([.Q326]-[.B326])^2" office:value-type="float" office:value="1157.59832366068" calcext:value-type="float">
            <text:p>1157.5983236607</text:p>
          </table:table-cell>
          <table:table-cell/>
          <table:table-cell office:value-type="float" office:value="20.147642883035" calcext:value-type="float">
            <text:p>20.147642883</text:p>
          </table:table-cell>
          <table:table-cell table:formula="of:=[.T326]*2" office:value-type="float" office:value="40.29528576607" calcext:value-type="float">
            <text:p>40.2952857661</text:p>
          </table:table-cell>
          <table:table-cell table:formula="of:=([.U326]-[.B326])^2" office:value-type="float" office:value="0.0188716993802507" calcext:value-type="float">
            <text:p>0.01887169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.62322551" calcext:value-type="float">
            <text:p>39.62322551</text:p>
          </table:table-cell>
          <table:table-cell/>
          <table:table-cell office:value-type="float" office:value="20.028976231536" calcext:value-type="float">
            <text:p>20.0289762315</text:p>
          </table:table-cell>
          <table:table-cell table:formula="of:=[.D327]*2" office:value-type="float" office:value="40.057952463072" calcext:value-type="float">
            <text:p>40.0579524631</text:p>
          </table:table-cell>
          <table:table-cell table:formula="of:=([.B327]-[.E327])^2" office:value-type="float" office:value="0.188987523727266" calcext:value-type="float">
            <text:p>0.1889875237</text:p>
          </table:table-cell>
          <table:table-cell/>
          <table:table-cell office:value-type="float" office:value="19.8885788466379" calcext:value-type="float">
            <text:p>19.8885788466</text:p>
          </table:table-cell>
          <table:table-cell table:formula="of:=[.H327]*2" office:value-type="float" office:value="39.7771576932758" calcext:value-type="float">
            <text:p>39.7771576933</text:p>
          </table:table-cell>
          <table:table-cell table:formula="of:=([.B327]-[.I327])^2" office:value-type="float" office:value="0.0236951170480542" calcext:value-type="float">
            <text:p>0.023695117</text:p>
          </table:table-cell>
          <table:table-cell/>
          <table:table-cell office:value-type="float" office:value="19.8309415963053" calcext:value-type="float">
            <text:p>19.8309415963</text:p>
          </table:table-cell>
          <table:table-cell table:formula="of:=[.L327]*2" office:value-type="float" office:value="39.6618831926106" calcext:value-type="float">
            <text:p>39.6618831926</text:p>
          </table:table-cell>
          <table:table-cell table:formula="of:=([.M327]-[.B327])^2" office:value-type="float" office:value="0.00149441642482228" calcext:value-type="float">
            <text:p>0.0014944164</text:p>
          </table:table-cell>
          <table:table-cell/>
          <table:table-cell office:value-type="float" office:value="3.20458171464294" calcext:value-type="float">
            <text:p>3.2045817146</text:p>
          </table:table-cell>
          <table:table-cell table:formula="of:=[.P327]*2" office:value-type="float" office:value="6.40916342928588" calcext:value-type="float">
            <text:p>6.4091634293</text:p>
          </table:table-cell>
          <table:table-cell table:formula="of:=([.Q327]-[.B327])^2" office:value-type="float" office:value="1103.17391990153" calcext:value-type="float">
            <text:p>1103.1739199015</text:p>
          </table:table-cell>
          <table:table-cell/>
          <table:table-cell office:value-type="float" office:value="19.830591108166" calcext:value-type="float">
            <text:p>19.8305911082</text:p>
          </table:table-cell>
          <table:table-cell table:formula="of:=[.T327]*2" office:value-type="float" office:value="39.661182216332" calcext:value-type="float">
            <text:p>39.6611822163</text:p>
          </table:table-cell>
          <table:table-cell table:formula="of:=([.U327]-[.B327])^2" office:value-type="float" office:value="0.00144071155557398" calcext:value-type="float">
            <text:p>0.00144071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.79432948" calcext:value-type="float">
            <text:p>38.79432948</text:p>
          </table:table-cell>
          <table:table-cell/>
          <table:table-cell office:value-type="float" office:value="19.1672602793917" calcext:value-type="float">
            <text:p>19.1672602794</text:p>
          </table:table-cell>
          <table:table-cell table:formula="of:=[.D328]*2" office:value-type="float" office:value="38.3345205587834" calcext:value-type="float">
            <text:p>38.3345205588</text:p>
          </table:table-cell>
          <table:table-cell table:formula="of:=([.B328]-[.E328])^2" office:value-type="float" office:value="0.211424244030372" calcext:value-type="float">
            <text:p>0.211424244</text:p>
          </table:table-cell>
          <table:table-cell/>
          <table:table-cell office:value-type="float" office:value="19.3109672137651" calcext:value-type="float">
            <text:p>19.3109672138</text:p>
          </table:table-cell>
          <table:table-cell table:formula="of:=[.H328]*2" office:value-type="float" office:value="38.6219344275302" calcext:value-type="float">
            <text:p>38.6219344275</text:p>
          </table:table-cell>
          <table:table-cell table:formula="of:=([.B328]-[.I328])^2" office:value-type="float" office:value="0.029720054116066" calcext:value-type="float">
            <text:p>0.0297200541</text:p>
          </table:table-cell>
          <table:table-cell/>
          <table:table-cell office:value-type="float" office:value="19.2937024270969" calcext:value-type="float">
            <text:p>19.2937024271</text:p>
          </table:table-cell>
          <table:table-cell table:formula="of:=[.L328]*2" office:value-type="float" office:value="38.5874048541938" calcext:value-type="float">
            <text:p>38.5874048542</text:p>
          </table:table-cell>
          <table:table-cell table:formula="of:=([.M328]-[.B328])^2" office:value-type="float" office:value="0.0428178007650368" calcext:value-type="float">
            <text:p>0.0428178008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28]*2" office:value-type="float" office:value="6.37424897769418" calcext:value-type="float">
            <text:p>6.3742489777</text:p>
          </table:table-cell>
          <table:table-cell table:formula="of:=([.Q328]-[.B328])^2" office:value-type="float" office:value="1051.06161977599" calcext:value-type="float">
            <text:p>1051.061619776</text:p>
          </table:table-cell>
          <table:table-cell/>
          <table:table-cell office:value-type="float" office:value="19.2634642685483" calcext:value-type="float">
            <text:p>19.2634642685</text:p>
          </table:table-cell>
          <table:table-cell table:formula="of:=[.T328]*2" office:value-type="float" office:value="38.5269285370966" calcext:value-type="float">
            <text:p>38.5269285371</text:p>
          </table:table-cell>
          <table:table-cell table:formula="of:=([.U328]-[.B328])^2" office:value-type="float" office:value="0.0715032642656275" calcext:value-type="float">
            <text:p>0.07150326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7.9446966" calcext:value-type="float">
            <text:p>37.9446966</text:p>
          </table:table-cell>
          <table:table-cell/>
          <table:table-cell office:value-type="float" office:value="18.9284005817034" calcext:value-type="float">
            <text:p>18.9284005817</text:p>
          </table:table-cell>
          <table:table-cell table:formula="of:=[.D329]*2" office:value-type="float" office:value="37.8568011634068" calcext:value-type="float">
            <text:p>37.8568011634</text:p>
          </table:table-cell>
          <table:table-cell table:formula="of:=([.B329]-[.E329])^2" office:value-type="float" office:value="0.0077256077739093" calcext:value-type="float">
            <text:p>0.0077256078</text:p>
          </table:table-cell>
          <table:table-cell/>
          <table:table-cell office:value-type="float" office:value="19.0097620338749" calcext:value-type="float">
            <text:p>19.0097620339</text:p>
          </table:table-cell>
          <table:table-cell table:formula="of:=[.H329]*2" office:value-type="float" office:value="38.0195240677498" calcext:value-type="float">
            <text:p>38.0195240677</text:p>
          </table:table-cell>
          <table:table-cell table:formula="of:=([.B329]-[.I329])^2" office:value-type="float" office:value="0.00559914992984719" calcext:value-type="float">
            <text:p>0.0055991499</text:p>
          </table:table-cell>
          <table:table-cell/>
          <table:table-cell office:value-type="float" office:value="18.9752823770456" calcext:value-type="float">
            <text:p>18.975282377</text:p>
          </table:table-cell>
          <table:table-cell table:formula="of:=[.L329]*2" office:value-type="float" office:value="37.9505647540912" calcext:value-type="float">
            <text:p>37.9505647541</text:p>
          </table:table-cell>
          <table:table-cell table:formula="of:=([.M329]-[.B329])^2" office:value-type="float" office:value="0.0000344352324381065" calcext:value-type="float">
            <text:p>3.44352324381065E-005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29]*2" office:value-type="float" office:value="6.37424897769418" calcext:value-type="float">
            <text:p>6.3742489777</text:p>
          </table:table-cell>
          <table:table-cell table:formula="of:=([.Q329]-[.B329])^2" office:value-type="float" office:value="996.693163072755" calcext:value-type="float">
            <text:p>996.6931630728</text:p>
          </table:table-cell>
          <table:table-cell/>
          <table:table-cell office:value-type="float" office:value="18.9874214566258" calcext:value-type="float">
            <text:p>18.9874214566</text:p>
          </table:table-cell>
          <table:table-cell table:formula="of:=[.T329]*2" office:value-type="float" office:value="37.9748429132516" calcext:value-type="float">
            <text:p>37.9748429133</text:p>
          </table:table-cell>
          <table:table-cell table:formula="of:=([.U329]-[.B329])^2" office:value-type="float" office:value="0.00090880020266354" calcext:value-type="float">
            <text:p>0.00090880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.07290115" calcext:value-type="float">
            <text:p>37.07290115</text:p>
          </table:table-cell>
          <table:table-cell/>
          <table:table-cell office:value-type="float" office:value="18.7139439303312" calcext:value-type="float">
            <text:p>18.7139439303</text:p>
          </table:table-cell>
          <table:table-cell table:formula="of:=[.D330]*2" office:value-type="float" office:value="37.4278878606624" calcext:value-type="float">
            <text:p>37.4278878607</text:p>
          </table:table-cell>
          <table:table-cell table:formula="of:=([.B330]-[.E330])^2" office:value-type="float" office:value="0.126015564746912" calcext:value-type="float">
            <text:p>0.1260155647</text:p>
          </table:table-cell>
          <table:table-cell/>
          <table:table-cell office:value-type="float" office:value="18.4846973048243" calcext:value-type="float">
            <text:p>18.4846973048</text:p>
          </table:table-cell>
          <table:table-cell table:formula="of:=[.H330]*2" office:value-type="float" office:value="36.9693946096486" calcext:value-type="float">
            <text:p>36.9693946096</text:p>
          </table:table-cell>
          <table:table-cell table:formula="of:=([.B330]-[.I330])^2" office:value-type="float" office:value="0.0107136038955153" calcext:value-type="float">
            <text:p>0.0107136039</text:p>
          </table:table-cell>
          <table:table-cell/>
          <table:table-cell office:value-type="float" office:value="18.5449846682987" calcext:value-type="float">
            <text:p>18.5449846683</text:p>
          </table:table-cell>
          <table:table-cell table:formula="of:=[.L330]*2" office:value-type="float" office:value="37.0899693365974" calcext:value-type="float">
            <text:p>37.0899693366</text:p>
          </table:table-cell>
          <table:table-cell table:formula="of:=([.M330]-[.B330])^2" office:value-type="float" office:value="0.000291322993723629" calcext:value-type="float">
            <text:p>0.000291323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0]*2" office:value-type="float" office:value="6.37424897769418" calcext:value-type="float">
            <text:p>6.3742489777</text:p>
          </table:table-cell>
          <table:table-cell table:formula="of:=([.Q330]-[.B330])^2" office:value-type="float" office:value="942.407245196217" calcext:value-type="float">
            <text:p>942.4072451962</text:p>
          </table:table-cell>
          <table:table-cell/>
          <table:table-cell office:value-type="float" office:value="18.3752426258009" calcext:value-type="float">
            <text:p>18.3752426258</text:p>
          </table:table-cell>
          <table:table-cell table:formula="of:=[.T330]*2" office:value-type="float" office:value="36.7504852516018" calcext:value-type="float">
            <text:p>36.7504852516</text:p>
          </table:table-cell>
          <table:table-cell table:formula="of:=([.U330]-[.B330])^2" office:value-type="float" office:value="0.103952011539917" calcext:value-type="float">
            <text:p>0.10395201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.17734097" calcext:value-type="float">
            <text:p>36.17734097</text:p>
          </table:table-cell>
          <table:table-cell/>
          <table:table-cell office:value-type="float" office:value="17.8979345020238" calcext:value-type="float">
            <text:p>17.897934502</text:p>
          </table:table-cell>
          <table:table-cell table:formula="of:=[.D331]*2" office:value-type="float" office:value="35.7958690040476" calcext:value-type="float">
            <text:p>35.795869004</text:p>
          </table:table-cell>
          <table:table-cell table:formula="of:=([.B331]-[.E331])^2" office:value-type="float" office:value="0.145520860807589" calcext:value-type="float">
            <text:p>0.1455208608</text:p>
          </table:table-cell>
          <table:table-cell/>
          <table:table-cell office:value-type="float" office:value="18.0701671176647" calcext:value-type="float">
            <text:p>18.0701671177</text:p>
          </table:table-cell>
          <table:table-cell table:formula="of:=[.H331]*2" office:value-type="float" office:value="36.1403342353294" calcext:value-type="float">
            <text:p>36.1403342353</text:p>
          </table:table-cell>
          <table:table-cell table:formula="of:=([.B331]-[.I331])^2" office:value-type="float" office:value="0.00136949841098057" calcext:value-type="float">
            <text:p>0.0013694984</text:p>
          </table:table-cell>
          <table:table-cell/>
          <table:table-cell office:value-type="float" office:value="17.9801180704911" calcext:value-type="float">
            <text:p>17.9801180705</text:p>
          </table:table-cell>
          <table:table-cell table:formula="of:=[.L331]*2" office:value-type="float" office:value="35.9602361409822" calcext:value-type="float">
            <text:p>35.960236141</text:p>
          </table:table-cell>
          <table:table-cell table:formula="of:=([.M331]-[.B331])^2" office:value-type="float" office:value="0.0471345067828509" calcext:value-type="float">
            <text:p>0.0471345068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1]*2" office:value-type="float" office:value="6.37424897769418" calcext:value-type="float">
            <text:p>6.3742489777</text:p>
          </table:table-cell>
          <table:table-cell table:formula="of:=([.Q331]-[.B331])^2" office:value-type="float" office:value="888.224292301844" calcext:value-type="float">
            <text:p>888.2242923018</text:p>
          </table:table-cell>
          <table:table-cell/>
          <table:table-cell office:value-type="float" office:value="17.7869433552644" calcext:value-type="float">
            <text:p>17.7869433553</text:p>
          </table:table-cell>
          <table:table-cell table:formula="of:=[.T331]*2" office:value-type="float" office:value="35.5738867105288" calcext:value-type="float">
            <text:p>35.5738867105</text:p>
          </table:table-cell>
          <table:table-cell table:formula="of:=([.U331]-[.B331])^2" office:value-type="float" office:value="0.364157043273942" calcext:value-type="float">
            <text:p>0.36415704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.25620513" calcext:value-type="float">
            <text:p>35.25620513</text:p>
          </table:table-cell>
          <table:table-cell/>
          <table:table-cell office:value-type="float" office:value="17.7237725078691" calcext:value-type="float">
            <text:p>17.7237725079</text:p>
          </table:table-cell>
          <table:table-cell table:formula="of:=[.D332]*2" office:value-type="float" office:value="35.4475450157382" calcext:value-type="float">
            <text:p>35.4475450157</text:p>
          </table:table-cell>
          <table:table-cell table:formula="of:=([.B332]-[.E332])^2" office:value-type="float" office:value="0.0366109518743082" calcext:value-type="float">
            <text:p>0.0366109519</text:p>
          </table:table-cell>
          <table:table-cell/>
          <table:table-cell office:value-type="float" office:value="17.6706488280286" calcext:value-type="float">
            <text:p>17.670648828</text:p>
          </table:table-cell>
          <table:table-cell table:formula="of:=[.H332]*2" office:value-type="float" office:value="35.3412976560572" calcext:value-type="float">
            <text:p>35.3412976561</text:p>
          </table:table-cell>
          <table:table-cell table:formula="of:=([.B332]-[.I332])^2" office:value-type="float" office:value="0.00724073799079571" calcext:value-type="float">
            <text:p>0.007240738</text:p>
          </table:table-cell>
          <table:table-cell/>
          <table:table-cell office:value-type="float" office:value="17.67125143819" calcext:value-type="float">
            <text:p>17.6712514382</text:p>
          </table:table-cell>
          <table:table-cell table:formula="of:=[.L332]*2" office:value-type="float" office:value="35.34250287638" calcext:value-type="float">
            <text:p>35.3425028764</text:p>
          </table:table-cell>
          <table:table-cell table:formula="of:=([.M332]-[.B332])^2" office:value-type="float" office:value="0.00744730103026766" calcext:value-type="float">
            <text:p>0.007447301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2]*2" office:value-type="float" office:value="6.37424897769418" calcext:value-type="float">
            <text:p>6.3742489777</text:p>
          </table:table-cell>
          <table:table-cell table:formula="of:=([.Q332]-[.B332])^2" office:value-type="float" office:value="834.167391183716" calcext:value-type="float">
            <text:p>834.1673911837</text:p>
          </table:table-cell>
          <table:table-cell/>
          <table:table-cell office:value-type="float" office:value="17.4906594229256" calcext:value-type="float">
            <text:p>17.4906594229</text:p>
          </table:table-cell>
          <table:table-cell table:formula="of:=[.T332]*2" office:value-type="float" office:value="34.9813188458512" calcext:value-type="float">
            <text:p>34.9813188459</text:p>
          </table:table-cell>
          <table:table-cell table:formula="of:=([.U332]-[.B332])^2" office:value-type="float" office:value="0.0755624692131343" calcext:value-type="float">
            <text:p>0.07556246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.3074336" calcext:value-type="float">
            <text:p>34.3074336</text:p>
          </table:table-cell>
          <table:table-cell/>
          <table:table-cell office:value-type="float" office:value="17.0009002717359" calcext:value-type="float">
            <text:p>17.0009002717</text:p>
          </table:table-cell>
          <table:table-cell table:formula="of:=[.D333]*2" office:value-type="float" office:value="34.0018005434718" calcext:value-type="float">
            <text:p>34.0018005435</text:p>
          </table:table-cell>
          <table:table-cell table:formula="of:=([.B333]-[.E333])^2" office:value-type="float" office:value="0.0934115652427705" calcext:value-type="float">
            <text:p>0.0934115652</text:p>
          </table:table-cell>
          <table:table-cell/>
          <table:table-cell office:value-type="float" office:value="17.1393034821173" calcext:value-type="float">
            <text:p>17.1393034821</text:p>
          </table:table-cell>
          <table:table-cell table:formula="of:=[.H333]*2" office:value-type="float" office:value="34.2786069642346" calcext:value-type="float">
            <text:p>34.2786069642</text:p>
          </table:table-cell>
          <table:table-cell table:formula="of:=([.B333]-[.I333])^2" office:value-type="float" office:value="0.00083097492955134" calcext:value-type="float">
            <text:p>0.0008309749</text:p>
          </table:table-cell>
          <table:table-cell/>
          <table:table-cell office:value-type="float" office:value="17.1864072310765" calcext:value-type="float">
            <text:p>17.1864072311</text:p>
          </table:table-cell>
          <table:table-cell table:formula="of:=[.L333]*2" office:value-type="float" office:value="34.372814462153" calcext:value-type="float">
            <text:p>34.3728144622</text:p>
          </table:table-cell>
          <table:table-cell table:formula="of:=([.M333]-[.B333])^2" office:value-type="float" office:value="0.00427465713586946" calcext:value-type="float">
            <text:p>0.0042746571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3]*2" office:value-type="float" office:value="6.37424897769418" calcext:value-type="float">
            <text:p>6.3742489777</text:p>
          </table:table-cell>
          <table:table-cell table:formula="of:=([.Q333]-[.B333])^2" office:value-type="float" office:value="780.262803143823" calcext:value-type="float">
            <text:p>780.2628031438</text:p>
          </table:table-cell>
          <table:table-cell/>
          <table:table-cell office:value-type="float" office:value="16.9492917178163" calcext:value-type="float">
            <text:p>16.9492917178</text:p>
          </table:table-cell>
          <table:table-cell table:formula="of:=[.T333]*2" office:value-type="float" office:value="33.8985834356326" calcext:value-type="float">
            <text:p>33.8985834356</text:p>
          </table:table-cell>
          <table:table-cell table:formula="of:=([.U333]-[.B333])^2" office:value-type="float" office:value="0.167158456903251" calcext:value-type="float">
            <text:p>0.167158456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.32866634" calcext:value-type="float">
            <text:p>33.32866634</text:p>
          </table:table-cell>
          <table:table-cell/>
          <table:table-cell office:value-type="float" office:value="16.7619448328383" calcext:value-type="float">
            <text:p>16.7619448328</text:p>
          </table:table-cell>
          <table:table-cell table:formula="of:=[.D334]*2" office:value-type="float" office:value="33.5238896656766" calcext:value-type="float">
            <text:p>33.5238896657</text:p>
          </table:table-cell>
          <table:table-cell table:formula="of:=([.B334]-[.E334])^2" office:value-type="float" office:value="0.0381121468882321" calcext:value-type="float">
            <text:p>0.0381121469</text:p>
          </table:table-cell>
          <table:table-cell/>
          <table:table-cell office:value-type="float" office:value="16.5698641185307" calcext:value-type="float">
            <text:p>16.5698641185</text:p>
          </table:table-cell>
          <table:table-cell table:formula="of:=[.H334]*2" office:value-type="float" office:value="33.1397282370614" calcext:value-type="float">
            <text:p>33.1397282371</text:p>
          </table:table-cell>
          <table:table-cell table:formula="of:=([.B334]-[.I334])^2" office:value-type="float" office:value="0.0356976067420371" calcext:value-type="float">
            <text:p>0.0356976067</text:p>
          </table:table-cell>
          <table:table-cell/>
          <table:table-cell office:value-type="float" office:value="16.6815213967786" calcext:value-type="float">
            <text:p>16.6815213968</text:p>
          </table:table-cell>
          <table:table-cell table:formula="of:=[.L334]*2" office:value-type="float" office:value="33.3630427935572" calcext:value-type="float">
            <text:p>33.3630427936</text:p>
          </table:table-cell>
          <table:table-cell table:formula="of:=([.M334]-[.B334])^2" office:value-type="float" office:value="0.00118174055917037" calcext:value-type="float">
            <text:p>0.0011817406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4]*2" office:value-type="float" office:value="6.37424897769418" calcext:value-type="float">
            <text:p>6.3742489777</text:p>
          </table:table-cell>
          <table:table-cell table:formula="of:=([.Q334]-[.B334])^2" office:value-type="float" office:value="726.540615341373" calcext:value-type="float">
            <text:p>726.5406153414</text:p>
          </table:table-cell>
          <table:table-cell/>
          <table:table-cell office:value-type="float" office:value="16.7634232501922" calcext:value-type="float">
            <text:p>16.7634232502</text:p>
          </table:table-cell>
          <table:table-cell table:formula="of:=[.T334]*2" office:value-type="float" office:value="33.5268465003844" calcext:value-type="float">
            <text:p>33.5268465004</text:p>
          </table:table-cell>
          <table:table-cell table:formula="of:=([.U334]-[.B334])^2" office:value-type="float" office:value="0.0392753759699878" calcext:value-type="float">
            <text:p>0.0392753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.31717809" calcext:value-type="float">
            <text:p>32.31717809</text:p>
          </table:table-cell>
          <table:table-cell/>
          <table:table-cell office:value-type="float" office:value="15.8275251729242" calcext:value-type="float">
            <text:p>15.8275251729</text:p>
          </table:table-cell>
          <table:table-cell table:formula="of:=[.D335]*2" office:value-type="float" office:value="31.6550503458484" calcext:value-type="float">
            <text:p>31.6550503458</text:p>
          </table:table-cell>
          <table:table-cell table:formula="of:=([.B335]-[.E335])^2" office:value-type="float" office:value="0.438413149575283" calcext:value-type="float">
            <text:p>0.4384131496</text:p>
          </table:table-cell>
          <table:table-cell/>
          <table:table-cell office:value-type="float" office:value="16.1828634060029" calcext:value-type="float">
            <text:p>16.182863406</text:p>
          </table:table-cell>
          <table:table-cell table:formula="of:=[.H335]*2" office:value-type="float" office:value="32.3657268120058" calcext:value-type="float">
            <text:p>32.365726812</text:p>
          </table:table-cell>
          <table:table-cell table:formula="of:=([.B335]-[.I335])^2" office:value-type="float" office:value="0.00235697840839691" calcext:value-type="float">
            <text:p>0.0023569784</text:p>
          </table:table-cell>
          <table:table-cell/>
          <table:table-cell office:value-type="float" office:value="16.1155057438858" calcext:value-type="float">
            <text:p>16.1155057439</text:p>
          </table:table-cell>
          <table:table-cell table:formula="of:=[.L335]*2" office:value-type="float" office:value="32.2310114877716" calcext:value-type="float">
            <text:p>32.2310114878</text:p>
          </table:table-cell>
          <table:table-cell table:formula="of:=([.M335]-[.B335])^2" office:value-type="float" office:value="0.00742468333958654" calcext:value-type="float">
            <text:p>0.0074246833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5]*2" office:value-type="float" office:value="6.37424897769418" calcext:value-type="float">
            <text:p>6.3742489777</text:p>
          </table:table-cell>
          <table:table-cell table:formula="of:=([.Q335]-[.B335])^2" office:value-type="float" office:value="673.035570926125" calcext:value-type="float">
            <text:p>673.0355709261</text:p>
          </table:table-cell>
          <table:table-cell/>
          <table:table-cell office:value-type="float" office:value="16.2905567723755" calcext:value-type="float">
            <text:p>16.2905567724</text:p>
          </table:table-cell>
          <table:table-cell table:formula="of:=[.T335]*2" office:value-type="float" office:value="32.581113544751" calcext:value-type="float">
            <text:p>32.5811135448</text:p>
          </table:table-cell>
          <table:table-cell table:formula="of:=([.U335]-[.B335])^2" office:value-type="float" office:value="0.0696619242746169" calcext:value-type="float">
            <text:p>0.06966192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.26979373" calcext:value-type="float">
            <text:p>31.26979373</text:p>
          </table:table-cell>
          <table:table-cell/>
          <table:table-cell office:value-type="float" office:value="15.9724938544956" calcext:value-type="float">
            <text:p>15.9724938545</text:p>
          </table:table-cell>
          <table:table-cell table:formula="of:=[.D336]*2" office:value-type="float" office:value="31.9449877089912" calcext:value-type="float">
            <text:p>31.944987709</text:p>
          </table:table-cell>
          <table:table-cell table:formula="of:=([.B336]-[.E336])^2" office:value-type="float" office:value="0.455886909265968" calcext:value-type="float">
            <text:p>0.4558869093</text:p>
          </table:table-cell>
          <table:table-cell/>
          <table:table-cell office:value-type="float" office:value="15.5632289077642" calcext:value-type="float">
            <text:p>15.5632289078</text:p>
          </table:table-cell>
          <table:table-cell table:formula="of:=[.H336]*2" office:value-type="float" office:value="31.1264578155284" calcext:value-type="float">
            <text:p>31.1264578155</text:p>
          </table:table-cell>
          <table:table-cell table:formula="of:=([.B336]-[.I336])^2" office:value-type="float" office:value="0.0205451843774096" calcext:value-type="float">
            <text:p>0.0205451844</text:p>
          </table:table-cell>
          <table:table-cell/>
          <table:table-cell office:value-type="float" office:value="15.5060175626873" calcext:value-type="float">
            <text:p>15.5060175627</text:p>
          </table:table-cell>
          <table:table-cell table:formula="of:=[.L336]*2" office:value-type="float" office:value="31.0120351253746" calcext:value-type="float">
            <text:p>31.0120351254</text:p>
          </table:table-cell>
          <table:table-cell table:formula="of:=([.M336]-[.B336])^2" office:value-type="float" office:value="0.0664394982584339" calcext:value-type="float">
            <text:p>0.0664394983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6]*2" office:value-type="float" office:value="6.37424897769418" calcext:value-type="float">
            <text:p>6.3742489777</text:p>
          </table:table-cell>
          <table:table-cell table:formula="of:=([.Q336]-[.B336])^2" office:value-type="float" office:value="619.788148514062" calcext:value-type="float">
            <text:p>619.7881485141</text:p>
          </table:table-cell>
          <table:table-cell/>
          <table:table-cell office:value-type="float" office:value="15.7052413942647" calcext:value-type="float">
            <text:p>15.7052413943</text:p>
          </table:table-cell>
          <table:table-cell table:formula="of:=[.T336]*2" office:value-type="float" office:value="31.4104827885294" calcext:value-type="float">
            <text:p>31.4104827885</text:p>
          </table:table-cell>
          <table:table-cell table:formula="of:=([.U336]-[.B336])^2" office:value-type="float" office:value="0.019793411189889" calcext:value-type="float">
            <text:p>0.01979341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.18277655" calcext:value-type="float">
            <text:p>30.18277655</text:p>
          </table:table-cell>
          <table:table-cell/>
          <table:table-cell office:value-type="float" office:value="14.8496108684788" calcext:value-type="float">
            <text:p>14.8496108685</text:p>
          </table:table-cell>
          <table:table-cell table:formula="of:=[.D337]*2" office:value-type="float" office:value="29.6992217369576" calcext:value-type="float">
            <text:p>29.699221737</text:p>
          </table:table-cell>
          <table:table-cell table:formula="of:=([.B337]-[.E337])^2" office:value-type="float" office:value="0.23382525721647" calcext:value-type="float">
            <text:p>0.2338252572</text:p>
          </table:table-cell>
          <table:table-cell/>
          <table:table-cell office:value-type="float" office:value="14.9823180997154" calcext:value-type="float">
            <text:p>14.9823180997</text:p>
          </table:table-cell>
          <table:table-cell table:formula="of:=[.H337]*2" office:value-type="float" office:value="29.9646361994308" calcext:value-type="float">
            <text:p>29.9646361994</text:p>
          </table:table-cell>
          <table:table-cell table:formula="of:=([.B337]-[.I337])^2" office:value-type="float" office:value="0.0475852125464536" calcext:value-type="float">
            <text:p>0.0475852125</text:p>
          </table:table-cell>
          <table:table-cell/>
          <table:table-cell office:value-type="float" office:value="15.0700020961183" calcext:value-type="float">
            <text:p>15.0700020961</text:p>
          </table:table-cell>
          <table:table-cell table:formula="of:=[.L337]*2" office:value-type="float" office:value="30.1400041922366" calcext:value-type="float">
            <text:p>30.1400041922</text:p>
          </table:table-cell>
          <table:table-cell table:formula="of:=([.M337]-[.B337])^2" office:value-type="float" office:value="0.00182947458864033" calcext:value-type="float">
            <text:p>0.0018294746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7]*2" office:value-type="float" office:value="6.37424897769418" calcext:value-type="float">
            <text:p>6.3742489777</text:p>
          </table:table-cell>
          <table:table-cell table:formula="of:=([.Q337]-[.B337])^2" office:value-type="float" office:value="566.845985161247" calcext:value-type="float">
            <text:p>566.8459851612</text:p>
          </table:table-cell>
          <table:table-cell/>
          <table:table-cell office:value-type="float" office:value="15.0312472986914" calcext:value-type="float">
            <text:p>15.0312472987</text:p>
          </table:table-cell>
          <table:table-cell table:formula="of:=[.T337]*2" office:value-type="float" office:value="30.0624945973828" calcext:value-type="float">
            <text:p>30.0624945974</text:p>
          </table:table-cell>
          <table:table-cell table:formula="of:=([.U337]-[.B337])^2" office:value-type="float" office:value="0.0144677481254067" calcext:value-type="float">
            <text:p>0.01446774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9.05167809" calcext:value-type="float">
            <text:p>29.05167809</text:p>
          </table:table-cell>
          <table:table-cell/>
          <table:table-cell office:value-type="float" office:value="14.3845069661171" calcext:value-type="float">
            <text:p>14.3845069661</text:p>
          </table:table-cell>
          <table:table-cell table:formula="of:=[.D338]*2" office:value-type="float" office:value="28.7690139322342" calcext:value-type="float">
            <text:p>28.7690139322</text:p>
          </table:table-cell>
          <table:table-cell table:formula="of:=([.B338]-[.E338])^2" office:value-type="float" office:value="0.0798990260854496" calcext:value-type="float">
            <text:p>0.0798990261</text:p>
          </table:table-cell>
          <table:table-cell/>
          <table:table-cell office:value-type="float" office:value="14.5093098941882" calcext:value-type="float">
            <text:p>14.5093098942</text:p>
          </table:table-cell>
          <table:table-cell table:formula="of:=[.H338]*2" office:value-type="float" office:value="29.0186197883764" calcext:value-type="float">
            <text:p>29.0186197884</text:p>
          </table:table-cell>
          <table:table-cell table:formula="of:=([.B338]-[.I338])^2" office:value-type="float" office:value="0.00109285130623676" calcext:value-type="float">
            <text:p>0.0010928513</text:p>
          </table:table-cell>
          <table:table-cell/>
          <table:table-cell office:value-type="float" office:value="14.4342473984753" calcext:value-type="float">
            <text:p>14.4342473985</text:p>
          </table:table-cell>
          <table:table-cell table:formula="of:=[.L338]*2" office:value-type="float" office:value="28.8684947969506" calcext:value-type="float">
            <text:p>28.868494797</text:p>
          </table:table-cell>
          <table:table-cell table:formula="of:=([.M338]-[.B338])^2" office:value-type="float" office:value="0.0335561188524222" calcext:value-type="float">
            <text:p>0.0335561189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8]*2" office:value-type="float" office:value="6.37424897769418" calcext:value-type="float">
            <text:p>6.3742489777</text:p>
          </table:table-cell>
          <table:table-cell table:formula="of:=([.Q338]-[.B338])^2" office:value-type="float" office:value="514.265791143656" calcext:value-type="float">
            <text:p>514.2657911437</text:p>
          </table:table-cell>
          <table:table-cell/>
          <table:table-cell office:value-type="float" office:value="14.4737171097124" calcext:value-type="float">
            <text:p>14.4737171097</text:p>
          </table:table-cell>
          <table:table-cell table:formula="of:=[.T338]*2" office:value-type="float" office:value="28.9474342194248" calcext:value-type="float">
            <text:p>28.9474342194</text:p>
          </table:table-cell>
          <table:table-cell table:formula="of:=([.U338]-[.B338])^2" office:value-type="float" office:value="0.010866784552499" calcext:value-type="float">
            <text:p>0.01086678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.87113202" calcext:value-type="float">
            <text:p>27.87113202</text:p>
          </table:table-cell>
          <table:table-cell/>
          <table:table-cell office:value-type="float" office:value="13.8178374717529" calcext:value-type="float">
            <text:p>13.8178374718</text:p>
          </table:table-cell>
          <table:table-cell table:formula="of:=[.D339]*2" office:value-type="float" office:value="27.6356749435058" calcext:value-type="float">
            <text:p>27.6356749435</text:p>
          </table:table-cell>
          <table:table-cell table:formula="of:=([.B339]-[.E339])^2" office:value-type="float" office:value="0.0554400348711954" calcext:value-type="float">
            <text:p>0.0554400349</text:p>
          </table:table-cell>
          <table:table-cell/>
          <table:table-cell office:value-type="float" office:value="13.9370626592076" calcext:value-type="float">
            <text:p>13.9370626592</text:p>
          </table:table-cell>
          <table:table-cell table:formula="of:=[.H339]*2" office:value-type="float" office:value="27.8741253184152" calcext:value-type="float">
            <text:p>27.8741253184</text:p>
          </table:table-cell>
          <table:table-cell table:formula="of:=([.B339]-[.I339])^2" office:value-type="float" office:value="0.00000895983540242897" calcext:value-type="float">
            <text:p>8.95983540242897E-006</text:p>
          </table:table-cell>
          <table:table-cell/>
          <table:table-cell office:value-type="float" office:value="13.9954063649277" calcext:value-type="float">
            <text:p>13.9954063649</text:p>
          </table:table-cell>
          <table:table-cell table:formula="of:=[.L339]*2" office:value-type="float" office:value="27.9908127298554" calcext:value-type="float">
            <text:p>27.9908127299</text:p>
          </table:table-cell>
          <table:table-cell table:formula="of:=([.M339]-[.B339])^2" office:value-type="float" office:value="0.014323472311492" calcext:value-type="float">
            <text:p>0.0143234723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39]*2" office:value-type="float" office:value="6.37424897769418" calcext:value-type="float">
            <text:p>6.3742489777</text:p>
          </table:table-cell>
          <table:table-cell table:formula="of:=([.Q339]-[.B339])^2" office:value-type="float" office:value="462.115980534576" calcext:value-type="float">
            <text:p>462.1159805346</text:p>
          </table:table-cell>
          <table:table-cell/>
          <table:table-cell office:value-type="float" office:value="13.8724552267653" calcext:value-type="float">
            <text:p>13.8724552268</text:p>
          </table:table-cell>
          <table:table-cell table:formula="of:=[.T339]*2" office:value-type="float" office:value="27.7449104535306" calcext:value-type="float">
            <text:p>27.7449104535</text:p>
          </table:table-cell>
          <table:table-cell table:formula="of:=([.U339]-[.B339])^2" office:value-type="float" office:value="0.0159318838419893" calcext:value-type="float">
            <text:p>0.01593188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.63456401" calcext:value-type="float">
            <text:p>26.63456401</text:p>
          </table:table-cell>
          <table:table-cell/>
          <table:table-cell office:value-type="float" office:value="13.3068490304941" calcext:value-type="float">
            <text:p>13.3068490305</text:p>
          </table:table-cell>
          <table:table-cell table:formula="of:=[.D340]*2" office:value-type="float" office:value="26.6136980609882" calcext:value-type="float">
            <text:p>26.613698061</text:p>
          </table:table-cell>
          <table:table-cell table:formula="of:=([.B340]-[.E340])^2" office:value-type="float" office:value="0.000435387828163017" calcext:value-type="float">
            <text:p>0.0004353878</text:p>
          </table:table-cell>
          <table:table-cell/>
          <table:table-cell office:value-type="float" office:value="13.2749271307234" calcext:value-type="float">
            <text:p>13.2749271307</text:p>
          </table:table-cell>
          <table:table-cell table:formula="of:=[.H340]*2" office:value-type="float" office:value="26.5498542614468" calcext:value-type="float">
            <text:p>26.5498542614</text:p>
          </table:table-cell>
          <table:table-cell table:formula="of:=([.B340]-[.I340])^2" office:value-type="float" office:value="0.00717574149994607" calcext:value-type="float">
            <text:p>0.0071757415</text:p>
          </table:table-cell>
          <table:table-cell/>
          <table:table-cell office:value-type="float" office:value="13.1257967637689" calcext:value-type="float">
            <text:p>13.1257967638</text:p>
          </table:table-cell>
          <table:table-cell table:formula="of:=[.L340]*2" office:value-type="float" office:value="26.2515935275378" calcext:value-type="float">
            <text:p>26.2515935275</text:p>
          </table:table-cell>
          <table:table-cell table:formula="of:=([.M340]-[.B340])^2" office:value-type="float" office:value="0.146666390437329" calcext:value-type="float">
            <text:p>0.1466663904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0]*2" office:value-type="float" office:value="6.37424897769418" calcext:value-type="float">
            <text:p>6.3742489777</text:p>
          </table:table-cell>
          <table:table-cell table:formula="of:=([.Q340]-[.B340])^2" office:value-type="float" office:value="410.480365208277" calcext:value-type="float">
            <text:p>410.4803652083</text:p>
          </table:table-cell>
          <table:table-cell/>
          <table:table-cell office:value-type="float" office:value="13.2389603708086" calcext:value-type="float">
            <text:p>13.2389603708</text:p>
          </table:table-cell>
          <table:table-cell table:formula="of:=[.T340]*2" office:value-type="float" office:value="26.4779207416172" calcext:value-type="float">
            <text:p>26.4779207416</text:p>
          </table:table-cell>
          <table:table-cell table:formula="of:=([.U340]-[.B340])^2" office:value-type="float" office:value="0.0245371135296452" calcext:value-type="float">
            <text:p>0.02453711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33377193" calcext:value-type="float">
            <text:p>25.33377193</text:p>
          </table:table-cell>
          <table:table-cell/>
          <table:table-cell office:value-type="float" office:value="12.7476691369698" calcext:value-type="float">
            <text:p>12.747669137</text:p>
          </table:table-cell>
          <table:table-cell table:formula="of:=[.D341]*2" office:value-type="float" office:value="25.4953382739396" calcext:value-type="float">
            <text:p>25.4953382739</text:p>
          </table:table-cell>
          <table:table-cell table:formula="of:=([.B341]-[.E341])^2" office:value-type="float" office:value="0.0261036834940083" calcext:value-type="float">
            <text:p>0.0261036835</text:p>
          </table:table-cell>
          <table:table-cell/>
          <table:table-cell office:value-type="float" office:value="12.6210304219961" calcext:value-type="float">
            <text:p>12.621030422</text:p>
          </table:table-cell>
          <table:table-cell table:formula="of:=[.H341]*2" office:value-type="float" office:value="25.2420608439922" calcext:value-type="float">
            <text:p>25.242060844</text:p>
          </table:table-cell>
          <table:table-cell table:formula="of:=([.B341]-[.I341])^2" office:value-type="float" office:value="0.00841092329673043" calcext:value-type="float">
            <text:p>0.0084109233</text:p>
          </table:table-cell>
          <table:table-cell/>
          <table:table-cell office:value-type="float" office:value="12.5979852083232" calcext:value-type="float">
            <text:p>12.5979852083</text:p>
          </table:table-cell>
          <table:table-cell table:formula="of:=[.L341]*2" office:value-type="float" office:value="25.1959704166464" calcext:value-type="float">
            <text:p>25.1959704166</text:p>
          </table:table-cell>
          <table:table-cell table:formula="of:=([.M341]-[.B341])^2" office:value-type="float" office:value="0.0189892570825427" calcext:value-type="float">
            <text:p>0.0189892571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1]*2" office:value-type="float" office:value="6.37424897769418" calcext:value-type="float">
            <text:p>6.3742489777</text:p>
          </table:table-cell>
          <table:table-cell table:formula="of:=([.Q341]-[.B341])^2" office:value-type="float" office:value="359.463510579011" calcext:value-type="float">
            <text:p>359.463510579</text:p>
          </table:table-cell>
          <table:table-cell/>
          <table:table-cell office:value-type="float" office:value="12.6215097680646" calcext:value-type="float">
            <text:p>12.6215097681</text:p>
          </table:table-cell>
          <table:table-cell table:formula="of:=[.T341]*2" office:value-type="float" office:value="25.2430195361292" calcext:value-type="float">
            <text:p>25.2430195361</text:p>
          </table:table-cell>
          <table:table-cell table:formula="of:=([.U341]-[.B341])^2" office:value-type="float" office:value="0.008235996993281" calcext:value-type="float">
            <text:p>0.0082359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9582971" calcext:value-type="float">
            <text:p>23.9582971</text:p>
          </table:table-cell>
          <table:table-cell/>
          <table:table-cell office:value-type="float" office:value="11.6898885074783" calcext:value-type="float">
            <text:p>11.6898885075</text:p>
          </table:table-cell>
          <table:table-cell table:formula="of:=[.D342]*2" office:value-type="float" office:value="23.3797770149566" calcext:value-type="float">
            <text:p>23.379777015</text:p>
          </table:table-cell>
          <table:table-cell table:formula="of:=([.B342]-[.E342])^2" office:value-type="float" office:value="0.334685488798624" calcext:value-type="float">
            <text:p>0.3346854888</text:p>
          </table:table-cell>
          <table:table-cell/>
          <table:table-cell office:value-type="float" office:value="11.9775276226398" calcext:value-type="float">
            <text:p>11.9775276226</text:p>
          </table:table-cell>
          <table:table-cell table:formula="of:=[.H342]*2" office:value-type="float" office:value="23.9550552452796" calcext:value-type="float">
            <text:p>23.9550552453</text:p>
          </table:table-cell>
          <table:table-cell table:formula="of:=([.B342]-[.I342])^2" office:value-type="float" office:value="0.0000105096220281816" calcext:value-type="float">
            <text:p>1.05096220281816E-005</text:p>
          </table:table-cell>
          <table:table-cell/>
          <table:table-cell office:value-type="float" office:value="11.9470143422104" calcext:value-type="float">
            <text:p>11.9470143422</text:p>
          </table:table-cell>
          <table:table-cell table:formula="of:=[.L342]*2" office:value-type="float" office:value="23.8940286844208" calcext:value-type="float">
            <text:p>23.8940286844</text:p>
          </table:table-cell>
          <table:table-cell table:formula="of:=([.M342]-[.B342])^2" office:value-type="float" office:value="0.00413042924106072" calcext:value-type="float">
            <text:p>0.0041304292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2]*2" office:value-type="float" office:value="6.37424897769418" calcext:value-type="float">
            <text:p>6.3742489777</text:p>
          </table:table-cell>
          <table:table-cell table:formula="of:=([.Q342]-[.B342])^2" office:value-type="float" office:value="309.198748367567" calcext:value-type="float">
            <text:p>309.1987483676</text:p>
          </table:table-cell>
          <table:table-cell/>
          <table:table-cell office:value-type="float" office:value="11.9523565307647" calcext:value-type="float">
            <text:p>11.9523565308</text:p>
          </table:table-cell>
          <table:table-cell table:formula="of:=[.T342]*2" office:value-type="float" office:value="23.9047130615294" calcext:value-type="float">
            <text:p>23.9047130615</text:p>
          </table:table-cell>
          <table:table-cell table:formula="of:=([.U342]-[.B342])^2" office:value-type="float" office:value="0.00287124917881873" calcext:value-type="float">
            <text:p>0.00287124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.49444376" calcext:value-type="float">
            <text:p>22.49444376</text:p>
          </table:table-cell>
          <table:table-cell/>
          <table:table-cell office:value-type="float" office:value="11.2278030785673" calcext:value-type="float">
            <text:p>11.2278030786</text:p>
          </table:table-cell>
          <table:table-cell table:formula="of:=[.D343]*2" office:value-type="float" office:value="22.4556061571346" calcext:value-type="float">
            <text:p>22.4556061571</text:p>
          </table:table-cell>
          <table:table-cell table:formula="of:=([.B343]-[.E343])^2" office:value-type="float" office:value="0.00150835939633048" calcext:value-type="float">
            <text:p>0.0015083594</text:p>
          </table:table-cell>
          <table:table-cell/>
          <table:table-cell office:value-type="float" office:value="11.1585661656025" calcext:value-type="float">
            <text:p>11.1585661656</text:p>
          </table:table-cell>
          <table:table-cell table:formula="of:=[.H343]*2" office:value-type="float" office:value="22.317132331205" calcext:value-type="float">
            <text:p>22.3171323312</text:p>
          </table:table-cell>
          <table:table-cell table:formula="of:=([.B343]-[.I343])^2" office:value-type="float" office:value="0.0314393427813247" calcext:value-type="float">
            <text:p>0.0314393428</text:p>
          </table:table-cell>
          <table:table-cell/>
          <table:table-cell office:value-type="float" office:value="11.1331622281904" calcext:value-type="float">
            <text:p>11.1331622282</text:p>
          </table:table-cell>
          <table:table-cell table:formula="of:=[.L343]*2" office:value-type="float" office:value="22.2663244563808" calcext:value-type="float">
            <text:p>22.2663244564</text:p>
          </table:table-cell>
          <table:table-cell table:formula="of:=([.M343]-[.B343])^2" office:value-type="float" office:value="0.0520384166837081" calcext:value-type="float">
            <text:p>0.0520384167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3]*2" office:value-type="float" office:value="6.37424897769418" calcext:value-type="float">
            <text:p>6.3742489777</text:p>
          </table:table-cell>
          <table:table-cell table:formula="of:=([.Q343]-[.B343])^2" office:value-type="float" office:value="259.86067981948" calcext:value-type="float">
            <text:p>259.8606798195</text:p>
          </table:table-cell>
          <table:table-cell/>
          <table:table-cell office:value-type="float" office:value="11.0566535245215" calcext:value-type="float">
            <text:p>11.0566535245</text:p>
          </table:table-cell>
          <table:table-cell table:formula="of:=[.T343]*2" office:value-type="float" office:value="22.113307049043" calcext:value-type="float">
            <text:p>22.113307049</text:p>
          </table:table-cell>
          <table:table-cell table:formula="of:=([.U343]-[.B343])^2" office:value-type="float" office:value="0.145265192439118" calcext:value-type="float">
            <text:p>0.14526519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.92367081" calcext:value-type="float">
            <text:p>20.92367081</text:p>
          </table:table-cell>
          <table:table-cell/>
          <table:table-cell office:value-type="float" office:value="10.3649521821876" calcext:value-type="float">
            <text:p>10.3649521822</text:p>
          </table:table-cell>
          <table:table-cell table:formula="of:=[.D344]*2" office:value-type="float" office:value="20.7299043643752" calcext:value-type="float">
            <text:p>20.7299043644</text:p>
          </table:table-cell>
          <table:table-cell table:formula="of:=([.B344]-[.E344])^2" office:value-type="float" office:value="0.0375454354500683" calcext:value-type="float">
            <text:p>0.0375454355</text:p>
          </table:table-cell>
          <table:table-cell/>
          <table:table-cell office:value-type="float" office:value="10.411503259371" calcext:value-type="float">
            <text:p>10.4115032594</text:p>
          </table:table-cell>
          <table:table-cell table:formula="of:=[.H344]*2" office:value-type="float" office:value="20.823006518742" calcext:value-type="float">
            <text:p>20.8230065187</text:p>
          </table:table-cell>
          <table:table-cell table:formula="of:=([.B344]-[.I344])^2" office:value-type="float" office:value="0.0101332995344753" calcext:value-type="float">
            <text:p>0.0101332995</text:p>
          </table:table-cell>
          <table:table-cell/>
          <table:table-cell office:value-type="float" office:value="10.4435577197886" calcext:value-type="float">
            <text:p>10.4435577198</text:p>
          </table:table-cell>
          <table:table-cell table:formula="of:=[.L344]*2" office:value-type="float" office:value="20.8871154395772" calcext:value-type="float">
            <text:p>20.8871154396</text:p>
          </table:table-cell>
          <table:table-cell table:formula="of:=([.M344]-[.B344])^2" office:value-type="float" office:value="0.00133629510674811" calcext:value-type="float">
            <text:p>0.0013362951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4]*2" office:value-type="float" office:value="6.37424897769418" calcext:value-type="float">
            <text:p>6.3742489777</text:p>
          </table:table-cell>
          <table:table-cell table:formula="of:=([.Q344]-[.B344])^2" office:value-type="float" office:value="211.685675654377" calcext:value-type="float">
            <text:p>211.6856756544</text:p>
          </table:table-cell>
          <table:table-cell/>
          <table:table-cell office:value-type="float" office:value="10.3857343141591" calcext:value-type="float">
            <text:p>10.3857343142</text:p>
          </table:table-cell>
          <table:table-cell table:formula="of:=[.T344]*2" office:value-type="float" office:value="20.7714686283182" calcext:value-type="float">
            <text:p>20.7714686283</text:p>
          </table:table-cell>
          <table:table-cell table:formula="of:=([.U344]-[.B344])^2" office:value-type="float" office:value="0.0231655041087" calcext:value-type="float">
            <text:p>0.02316550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.21978148" calcext:value-type="float">
            <text:p>19.21978148</text:p>
          </table:table-cell>
          <table:table-cell/>
          <table:table-cell office:value-type="float" office:value="9.45089793287509" calcext:value-type="float">
            <text:p>9.4508979329</text:p>
          </table:table-cell>
          <table:table-cell table:formula="of:=[.D345]*2" office:value-type="float" office:value="18.9017958657502" calcext:value-type="float">
            <text:p>18.9017958658</text:p>
          </table:table-cell>
          <table:table-cell table:formula="of:=([.B345]-[.E345])^2" office:value-type="float" office:value="0.101114850869836" calcext:value-type="float">
            <text:p>0.1011148509</text:p>
          </table:table-cell>
          <table:table-cell/>
          <table:table-cell office:value-type="float" office:value="9.42161494241993" calcext:value-type="float">
            <text:p>9.4216149424</text:p>
          </table:table-cell>
          <table:table-cell table:formula="of:=[.H345]*2" office:value-type="float" office:value="18.8432298848399" calcext:value-type="float">
            <text:p>18.8432298848</text:p>
          </table:table-cell>
          <table:table-cell table:formula="of:=([.B345]-[.I345])^2" office:value-type="float" office:value="0.141791103817647" calcext:value-type="float">
            <text:p>0.1417911038</text:p>
          </table:table-cell>
          <table:table-cell/>
          <table:table-cell office:value-type="float" office:value="9.50360938628562" calcext:value-type="float">
            <text:p>9.5036093863</text:p>
          </table:table-cell>
          <table:table-cell table:formula="of:=[.L345]*2" office:value-type="float" office:value="19.0072187725712" calcext:value-type="float">
            <text:p>19.0072187726</text:p>
          </table:table-cell>
          <table:table-cell table:formula="of:=([.M345]-[.B345])^2" office:value-type="float" office:value="0.0451829045894458" calcext:value-type="float">
            <text:p>0.0451829046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5]*2" office:value-type="float" office:value="6.37424897769418" calcext:value-type="float">
            <text:p>6.3742489777</text:p>
          </table:table-cell>
          <table:table-cell table:formula="of:=([.Q345]-[.B345])^2" office:value-type="float" office:value="165.007705267795" calcext:value-type="float">
            <text:p>165.0077052678</text:p>
          </table:table-cell>
          <table:table-cell/>
          <table:table-cell office:value-type="float" office:value="9.57427212150659" calcext:value-type="float">
            <text:p>9.5742721215</text:p>
          </table:table-cell>
          <table:table-cell table:formula="of:=[.T345]*2" office:value-type="float" office:value="19.1485442430132" calcext:value-type="float">
            <text:p>19.148544243</text:p>
          </table:table-cell>
          <table:table-cell table:formula="of:=([.U345]-[.B345])^2" office:value-type="float" office:value="0.00507474393351654" calcext:value-type="float">
            <text:p>0.00507474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.34358671" calcext:value-type="float">
            <text:p>17.34358671</text:p>
          </table:table-cell>
          <table:table-cell/>
          <table:table-cell office:value-type="float" office:value="8.62269886976944" calcext:value-type="float">
            <text:p>8.6226988698</text:p>
          </table:table-cell>
          <table:table-cell table:formula="of:=[.D346]*2" office:value-type="float" office:value="17.2453977395389" calcext:value-type="float">
            <text:p>17.2453977395</text:p>
          </table:table-cell>
          <table:table-cell table:formula="of:=([.B346]-[.E346])^2" office:value-type="float" office:value="0.00964107392021467" calcext:value-type="float">
            <text:p>0.0096410739</text:p>
          </table:table-cell>
          <table:table-cell/>
          <table:table-cell office:value-type="float" office:value="8.61122110704095" calcext:value-type="float">
            <text:p>8.611221107</text:p>
          </table:table-cell>
          <table:table-cell table:formula="of:=[.H346]*2" office:value-type="float" office:value="17.2224422140819" calcext:value-type="float">
            <text:p>17.2224422141</text:p>
          </table:table-cell>
          <table:table-cell table:formula="of:=([.B346]-[.I346])^2" office:value-type="float" office:value="0.0146759888912502" calcext:value-type="float">
            <text:p>0.0146759889</text:p>
          </table:table-cell>
          <table:table-cell/>
          <table:table-cell office:value-type="float" office:value="8.48100846388147" calcext:value-type="float">
            <text:p>8.4810084639</text:p>
          </table:table-cell>
          <table:table-cell table:formula="of:=[.L346]*2" office:value-type="float" office:value="16.9620169277629" calcext:value-type="float">
            <text:p>16.9620169278</text:p>
          </table:table-cell>
          <table:table-cell table:formula="of:=([.M346]-[.B346])^2" office:value-type="float" office:value="0.145595498716439" calcext:value-type="float">
            <text:p>0.1455954987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6]*2" office:value-type="float" office:value="6.37424897769418" calcext:value-type="float">
            <text:p>6.3742489777</text:p>
          </table:table-cell>
          <table:table-cell table:formula="of:=([.Q346]-[.B346])^2" office:value-type="float" office:value="120.326370285388" calcext:value-type="float">
            <text:p>120.3263702854</text:p>
          </table:table-cell>
          <table:table-cell/>
          <table:table-cell office:value-type="float" office:value="8.6492582048355" calcext:value-type="float">
            <text:p>8.6492582048</text:p>
          </table:table-cell>
          <table:table-cell table:formula="of:=[.T346]*2" office:value-type="float" office:value="17.298516409671" calcext:value-type="float">
            <text:p>17.2985164097</text:p>
          </table:table-cell>
          <table:table-cell table:formula="of:=([.U346]-[.B346])^2" office:value-type="float" office:value="0.0020313319717464" calcext:value-type="float">
            <text:p>0.0020313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.23154621" calcext:value-type="float">
            <text:p>15.23154621</text:p>
          </table:table-cell>
          <table:table-cell/>
          <table:table-cell office:value-type="float" office:value="7.1797652458839" calcext:value-type="float">
            <text:p>7.1797652459</text:p>
          </table:table-cell>
          <table:table-cell table:formula="of:=[.D347]*2" office:value-type="float" office:value="14.3595304917678" calcext:value-type="float">
            <text:p>14.3595304918</text:p>
          </table:table-cell>
          <table:table-cell table:formula="of:=([.B347]-[.E347])^2" office:value-type="float" office:value="0.76041141284402" calcext:value-type="float">
            <text:p>0.7604114128</text:p>
          </table:table-cell>
          <table:table-cell/>
          <table:table-cell office:value-type="float" office:value="7.48652456262472" calcext:value-type="float">
            <text:p>7.4865245626</text:p>
          </table:table-cell>
          <table:table-cell table:formula="of:=[.H347]*2" office:value-type="float" office:value="14.9730491252494" calcext:value-type="float">
            <text:p>14.9730491252</text:p>
          </table:table-cell>
          <table:table-cell table:formula="of:=([.B347]-[.I347])^2" office:value-type="float" office:value="0.0668207428245376" calcext:value-type="float">
            <text:p>0.0668207428</text:p>
          </table:table-cell>
          <table:table-cell/>
          <table:table-cell office:value-type="float" office:value="7.54080435455363" calcext:value-type="float">
            <text:p>7.5408043546</text:p>
          </table:table-cell>
          <table:table-cell table:formula="of:=[.L347]*2" office:value-type="float" office:value="15.0816087091073" calcext:value-type="float">
            <text:p>15.0816087091</text:p>
          </table:table-cell>
          <table:table-cell table:formula="of:=([.M347]-[.B347])^2" office:value-type="float" office:value="0.0224812541739605" calcext:value-type="float">
            <text:p>0.0224812542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7]*2" office:value-type="float" office:value="6.37424897769418" calcext:value-type="float">
            <text:p>6.3742489777</text:p>
          </table:table-cell>
          <table:table-cell table:formula="of:=([.Q347]-[.B347])^2" office:value-type="float" office:value="78.4517142614123" calcext:value-type="float">
            <text:p>78.4517142614</text:p>
          </table:table-cell>
          <table:table-cell/>
          <table:table-cell office:value-type="float" office:value="7.46887743119245" calcext:value-type="float">
            <text:p>7.4688774312</text:p>
          </table:table-cell>
          <table:table-cell table:formula="of:=[.T347]*2" office:value-type="float" office:value="14.9377548623849" calcext:value-type="float">
            <text:p>14.9377548624</text:p>
          </table:table-cell>
          <table:table-cell table:formula="of:=([.U347]-[.B347])^2" office:value-type="float" office:value="0.0863133559334965" calcext:value-type="float">
            <text:p>0.08631335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.76714533" calcext:value-type="float">
            <text:p>12.76714533</text:p>
          </table:table-cell>
          <table:table-cell/>
          <table:table-cell office:value-type="float" office:value="6.18477221745985" calcext:value-type="float">
            <text:p>6.1847722175</text:p>
          </table:table-cell>
          <table:table-cell table:formula="of:=[.D348]*2" office:value-type="float" office:value="12.3695444349197" calcext:value-type="float">
            <text:p>12.3695444349</text:p>
          </table:table-cell>
          <table:table-cell table:formula="of:=([.B348]-[.E348])^2" office:value-type="float" office:value="0.158086471768656" calcext:value-type="float">
            <text:p>0.1580864718</text:p>
          </table:table-cell>
          <table:table-cell/>
          <table:table-cell office:value-type="float" office:value="6.28918281363764" calcext:value-type="float">
            <text:p>6.2891828136</text:p>
          </table:table-cell>
          <table:table-cell table:formula="of:=[.H348]*2" office:value-type="float" office:value="12.5783656272753" calcext:value-type="float">
            <text:p>12.5783656273</text:p>
          </table:table-cell>
          <table:table-cell table:formula="of:=([.B348]-[.I348])^2" office:value-type="float" office:value="0.0356377761608335" calcext:value-type="float">
            <text:p>0.0356377762</text:p>
          </table:table-cell>
          <table:table-cell/>
          <table:table-cell office:value-type="float" office:value="6.28581646867601" calcext:value-type="float">
            <text:p>6.2858164687</text:p>
          </table:table-cell>
          <table:table-cell table:formula="of:=[.L348]*2" office:value-type="float" office:value="12.571632937352" calcext:value-type="float">
            <text:p>12.5716329374</text:p>
          </table:table-cell>
          <table:table-cell table:formula="of:=([.M348]-[.B348])^2" office:value-type="float" office:value="0.0382250956789382" calcext:value-type="float">
            <text:p>0.0382250957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8]*2" office:value-type="float" office:value="6.37424897769418" calcext:value-type="float">
            <text:p>6.3742489777</text:p>
          </table:table-cell>
          <table:table-cell table:formula="of:=([.Q348]-[.B348])^2" office:value-type="float" office:value="40.8691237713251" calcext:value-type="float">
            <text:p>40.8691237713</text:p>
          </table:table-cell>
          <table:table-cell/>
          <table:table-cell office:value-type="float" office:value="3.17116570916277" calcext:value-type="float">
            <text:p>3.1711657092</text:p>
          </table:table-cell>
          <table:table-cell table:formula="of:=[.T348]*2" office:value-type="float" office:value="6.34233141832554" calcext:value-type="float">
            <text:p>6.3423314183</text:p>
          </table:table-cell>
          <table:table-cell table:formula="of:=([.U348]-[.B348])^2" office:value-type="float" office:value="41.2782337996457" calcext:value-type="float">
            <text:p>41.27823379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68504001" calcext:value-type="float">
            <text:p>9.68504001</text:p>
          </table:table-cell>
          <table:table-cell/>
          <table:table-cell office:value-type="float" office:value="4.87232543696851" calcext:value-type="float">
            <text:p>4.872325437</text:p>
          </table:table-cell>
          <table:table-cell table:formula="of:=[.D349]*2" office:value-type="float" office:value="9.74465087393702" calcext:value-type="float">
            <text:p>9.7446508739</text:p>
          </table:table-cell>
          <table:table-cell table:formula="of:=([.B349]-[.E349])^2" office:value-type="float" office:value="0.003553455099318" calcext:value-type="float">
            <text:p>0.0035534551</text:p>
          </table:table-cell>
          <table:table-cell/>
          <table:table-cell office:value-type="float" office:value="4.67093051527342" calcext:value-type="float">
            <text:p>4.6709305153</text:p>
          </table:table-cell>
          <table:table-cell table:formula="of:=[.H349]*2" office:value-type="float" office:value="9.34186103054684" calcext:value-type="float">
            <text:p>9.3418610305</text:p>
          </table:table-cell>
          <table:table-cell table:formula="of:=([.B349]-[.I349])^2" office:value-type="float" office:value="0.117771811938513" calcext:value-type="float">
            <text:p>0.1177718119</text:p>
          </table:table-cell>
          <table:table-cell/>
          <table:table-cell office:value-type="float" office:value="4.24369625303564" calcext:value-type="float">
            <text:p>4.243696253</text:p>
          </table:table-cell>
          <table:table-cell table:formula="of:=[.L349]*2" office:value-type="float" office:value="8.48739250607128" calcext:value-type="float">
            <text:p>8.4873925061</text:p>
          </table:table-cell>
          <table:table-cell table:formula="of:=([.M349]-[.B349])^2" office:value-type="float" office:value="1.43435954366669" calcext:value-type="float">
            <text:p>1.4343595437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49]*2" office:value-type="float" office:value="6.37424897769418" calcext:value-type="float">
            <text:p>6.3742489777</text:p>
          </table:table-cell>
          <table:table-cell table:formula="of:=([.Q349]-[.B349])^2" office:value-type="float" office:value="10.9613372595966" calcext:value-type="float">
            <text:p>10.9613372596</text:p>
          </table:table-cell>
          <table:table-cell/>
          <table:table-cell office:value-type="float" office:value="3.17116570916277" calcext:value-type="float">
            <text:p>3.1711657092</text:p>
          </table:table-cell>
          <table:table-cell table:formula="of:=[.T349]*2" office:value-type="float" office:value="6.34233141832554" calcext:value-type="float">
            <text:p>6.3423314183</text:p>
          </table:table-cell>
          <table:table-cell table:formula="of:=([.U349]-[.B349])^2" office:value-type="float" office:value="11.1737007288543" calcext:value-type="float">
            <text:p>11.17370072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939635614" calcext:value-type="float">
            <text:p>4.939635614</text:p>
          </table:table-cell>
          <table:table-cell/>
          <table:table-cell office:value-type="float" office:value="1.86929141630119" calcext:value-type="float">
            <text:p>1.8692914163</text:p>
          </table:table-cell>
          <table:table-cell table:formula="of:=[.D350]*2" office:value-type="float" office:value="3.73858283260238" calcext:value-type="float">
            <text:p>3.7385828326</text:p>
          </table:table-cell>
          <table:table-cell table:formula="of:=([.B350]-[.E350])^2" office:value-type="float" office:value="1.44252778370296" calcext:value-type="float">
            <text:p>1.4425277837</text:p>
          </table:table-cell>
          <table:table-cell/>
          <table:table-cell office:value-type="float" office:value="1.9834925229936" calcext:value-type="float">
            <text:p>1.983492523</text:p>
          </table:table-cell>
          <table:table-cell table:formula="of:=[.H350]*2" office:value-type="float" office:value="3.9669850459872" calcext:value-type="float">
            <text:p>3.966985046</text:p>
          </table:table-cell>
          <table:table-cell table:formula="of:=([.B350]-[.I350])^2" office:value-type="float" office:value="0.946049127455623" calcext:value-type="float">
            <text:p>0.9460491275</text:p>
          </table:table-cell>
          <table:table-cell/>
          <table:table-cell office:value-type="float" office:value="4.24369625303564" calcext:value-type="float">
            <text:p>4.243696253</text:p>
          </table:table-cell>
          <table:table-cell table:formula="of:=[.L350]*2" office:value-type="float" office:value="8.48739250607128" calcext:value-type="float">
            <text:p>8.4873925061</text:p>
          </table:table-cell>
          <table:table-cell table:formula="of:=([.M350]-[.B350])^2" office:value-type="float" office:value="12.5865789652393" calcext:value-type="float">
            <text:p>12.5865789652</text:p>
          </table:table-cell>
          <table:table-cell/>
          <table:table-cell office:value-type="float" office:value="3.18712448884709" calcext:value-type="float">
            <text:p>3.1871244888</text:p>
          </table:table-cell>
          <table:table-cell table:formula="of:=[.P350]*2" office:value-type="float" office:value="6.37424897769418" calcext:value-type="float">
            <text:p>6.3742489777</text:p>
          </table:table-cell>
          <table:table-cell table:formula="of:=([.Q350]-[.B350])^2" office:value-type="float" office:value="2.05811550328993" calcext:value-type="float">
            <text:p>2.0581155033</text:p>
          </table:table-cell>
          <table:table-cell/>
          <table:table-cell office:value-type="float" office:value="3.17116570916277" calcext:value-type="float">
            <text:p>3.1711657092</text:p>
          </table:table-cell>
          <table:table-cell table:formula="of:=[.T350]*2" office:value-type="float" office:value="6.34233141832554" calcext:value-type="float">
            <text:p>6.3423314183</text:p>
          </table:table-cell>
          <table:table-cell table:formula="of:=([.U350]-[.B350])^2" office:value-type="float" office:value="1.96755551947247" calcext:value-type="float">
            <text:p>1.967555519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MSE</text:p>
          </table:table-cell>
          <table:table-cell table:formula="of:=SUM([.F3:.F350])/348" office:value-type="float" office:value="0.0993069390166438" calcext:value-type="float">
            <text:p>0.099306939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formula="of:=SUM([.J3:.J350])/348" office:value-type="float" office:value="0.0144817833774034" calcext:value-type="float">
            <text:p>0.0144817834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formula="of:=SUM([.N3:.N350])/348" office:value-type="float" office:value="0.0588119025905557" calcext:value-type="float">
            <text:p>0.0588119026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formula="of:=SUM([.R3:.R350])/348" office:value-type="float" office:value="7032.82871470292" calcext:value-type="float">
            <text:p>7032.8287147029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formula="of:=SUM([.V3:.V350])/348" office:value-type="float" office:value="0.226590467509955" calcext:value-type="float">
            <text:p>0.226590467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office:value-type="string" calcext:value-type="string">
            <text:p>Revised</text:p>
          </table:table-cell>
          <table:table-cell office:value-type="string" calcext:value-type="string">
            <text:p>MSE</text:p>
          </table:table-cell>
          <table:table-cell table:formula="of:=SUM([.R356:.R655])/348" office:value-type="float" office:value="0.0426236537192045" calcext:value-type="float">
            <text:p>0.042623653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rhat</text:p>
          </table:table-cell>
          <table:table-cell office:value-type="string" calcext:value-type="string">
            <text:p>dhat</text:p>
          </table:table-cell>
          <table:table-cell office:value-type="string" calcext:value-type="string">
            <text:p>(dhat-d)^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5.0915602280969" calcext:value-type="float">
            <text:p>55.0915602281</text:p>
          </table:table-cell>
          <table:table-cell table:formula="of:=[.P356]*2" office:value-type="float" office:value="110.183120456194" calcext:value-type="float">
            <text:p>110.1831204562</text:p>
          </table:table-cell>
          <table:table-cell table:formula="of:=([.Q356]-[.B3])^2" office:value-type="float" office:value="0.0335331014766273" calcext:value-type="float">
            <text:p>0.033533101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829703987963" calcext:value-type="float">
            <text:p>54.9829703988</text:p>
          </table:table-cell>
          <table:table-cell table:formula="of:=[.P357]*2" office:value-type="float" office:value="109.965940797593" calcext:value-type="float">
            <text:p>109.9659407976</text:p>
          </table:table-cell>
          <table:table-cell table:formula="of:=([.Q357]-[.B4])^2" office:value-type="float" office:value="0.0010989292896214" calcext:value-type="float">
            <text:p>0.00109892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61831279758" calcext:value-type="float">
            <text:p>54.9618312798</text:p>
          </table:table-cell>
          <table:table-cell table:formula="of:=[.P358]*2" office:value-type="float" office:value="109.923662559516" calcext:value-type="float">
            <text:p>109.9236625595</text:p>
          </table:table-cell>
          <table:table-cell table:formula="of:=([.Q358]-[.B5])^2" office:value-type="float" office:value="0.00541845278207316" calcext:value-type="float">
            <text:p>0.00541845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5.0646723233517" calcext:value-type="float">
            <text:p>55.0646723234</text:p>
          </table:table-cell>
          <table:table-cell table:formula="of:=[.P359]*2" office:value-type="float" office:value="110.129344646703" calcext:value-type="float">
            <text:p>110.1293446467</text:p>
          </table:table-cell>
          <table:table-cell table:formula="of:=([.Q359]-[.B6])^2" office:value-type="float" office:value="0.0181708638716642" calcext:value-type="float">
            <text:p>0.018170863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545061419666" calcext:value-type="float">
            <text:p>54.954506142</text:p>
          </table:table-cell>
          <table:table-cell table:formula="of:=[.P360]*2" office:value-type="float" office:value="109.909012283933" calcext:value-type="float">
            <text:p>109.9090122839</text:p>
          </table:table-cell>
          <table:table-cell table:formula="of:=([.Q360]-[.B7])^2" office:value-type="float" office:value="0.00670702296458832" calcext:value-type="float">
            <text:p>0.00670702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823174767998" calcext:value-type="float">
            <text:p>54.9823174768</text:p>
          </table:table-cell>
          <table:table-cell table:formula="of:=[.P361]*2" office:value-type="float" office:value="109.9646349536" calcext:value-type="float">
            <text:p>109.9646349536</text:p>
          </table:table-cell>
          <table:table-cell table:formula="of:=([.Q361]-[.B8])^2" office:value-type="float" office:value="0.000472099309199174" calcext:value-type="float">
            <text:p>0.00047209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210708222073" calcext:value-type="float">
            <text:p>54.9210708222</text:p>
          </table:table-cell>
          <table:table-cell table:formula="of:=[.P362]*2" office:value-type="float" office:value="109.842141644415" calcext:value-type="float">
            <text:p>109.8421416444</text:p>
          </table:table-cell>
          <table:table-cell table:formula="of:=([.Q362]-[.B9])^2" office:value-type="float" office:value="0.0192559349231899" calcext:value-type="float">
            <text:p>0.019255934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133330496642" calcext:value-type="float">
            <text:p>54.9133330497</text:p>
          </table:table-cell>
          <table:table-cell table:formula="of:=[.P363]*2" office:value-type="float" office:value="109.826666099328" calcext:value-type="float">
            <text:p>109.8266660993</text:p>
          </table:table-cell>
          <table:table-cell table:formula="of:=([.Q363]-[.B10])^2" office:value-type="float" office:value="0.0218674298755852" calcext:value-type="float">
            <text:p>0.021867429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5.0035770560893" calcext:value-type="float">
            <text:p>55.0035770561</text:p>
          </table:table-cell>
          <table:table-cell table:formula="of:=[.P364]*2" office:value-type="float" office:value="110.007154112179" calcext:value-type="float">
            <text:p>110.0071541122</text:p>
          </table:table-cell>
          <table:table-cell table:formula="of:=([.Q364]-[.B11])^2" office:value-type="float" office:value="0.00159090992195638" calcext:value-type="float">
            <text:p>0.001590909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5.0523987068822" calcext:value-type="float">
            <text:p>55.0523987069</text:p>
          </table:table-cell>
          <table:table-cell table:formula="of:=[.P365]*2" office:value-type="float" office:value="110.104797413764" calcext:value-type="float">
            <text:p>110.1047974138</text:p>
          </table:table-cell>
          <table:table-cell table:formula="of:=([.Q365]-[.B12])^2" office:value-type="float" office:value="0.0212326029501441" calcext:value-type="float">
            <text:p>0.02123260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159389292696" calcext:value-type="float">
            <text:p>54.9159389293</text:p>
          </table:table-cell>
          <table:table-cell table:formula="of:=[.P366]*2" office:value-type="float" office:value="109.831877858539" calcext:value-type="float">
            <text:p>109.8318778585</text:p>
          </table:table-cell>
          <table:table-cell table:formula="of:=([.Q366]-[.B13])^2" office:value-type="float" office:value="0.0139501472484191" calcext:value-type="float">
            <text:p>0.013950147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75624344869" calcext:value-type="float">
            <text:p>54.9756243449</text:p>
          </table:table-cell>
          <table:table-cell table:formula="of:=[.P367]*2" office:value-type="float" office:value="109.951248689738" calcext:value-type="float">
            <text:p>109.9512486897</text:p>
          </table:table-cell>
          <table:table-cell table:formula="of:=([.Q367]-[.B14])^2" office:value-type="float" office:value="0.000126902246804953" calcext:value-type="float">
            <text:p>0.000126902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438028471184" calcext:value-type="float">
            <text:p>54.9438028471</text:p>
          </table:table-cell>
          <table:table-cell table:formula="of:=[.P368]*2" office:value-type="float" office:value="109.887605694237" calcext:value-type="float">
            <text:p>109.8876056942</text:p>
          </table:table-cell>
          <table:table-cell table:formula="of:=([.Q368]-[.B15])^2" office:value-type="float" office:value="0.00171912279920144" calcext:value-type="float">
            <text:p>0.00171912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161001359359" calcext:value-type="float">
            <text:p>54.9161001359</text:p>
          </table:table-cell>
          <table:table-cell table:formula="of:=[.P369]*2" office:value-type="float" office:value="109.832200271872" calcext:value-type="float">
            <text:p>109.8322002719</text:p>
          </table:table-cell>
          <table:table-cell table:formula="of:=([.Q369]-[.B16])^2" office:value-type="float" office:value="0.00723202748980797" calcext:value-type="float">
            <text:p>0.007232027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5.0519651479163" calcext:value-type="float">
            <text:p>55.0519651479</text:p>
          </table:table-cell>
          <table:table-cell table:formula="of:=[.P370]*2" office:value-type="float" office:value="110.103930295833" calcext:value-type="float">
            <text:p>110.1039302958</text:p>
          </table:table-cell>
          <table:table-cell table:formula="of:=([.Q370]-[.B17])^2" office:value-type="float" office:value="0.0397708474695096" calcext:value-type="float">
            <text:p>0.039770847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784086690017" calcext:value-type="float">
            <text:p>54.978408669</text:p>
          </table:table-cell>
          <table:table-cell table:formula="of:=[.P371]*2" office:value-type="float" office:value="109.956817338003" calcext:value-type="float">
            <text:p>109.956817338</text:p>
          </table:table-cell>
          <table:table-cell table:formula="of:=([.Q371]-[.B18])^2" office:value-type="float" office:value="0.00435104322735374" calcext:value-type="float">
            <text:p>0.004351043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9804713741" calcext:value-type="float">
            <text:p>54.8980471374</text:p>
          </table:table-cell>
          <table:table-cell table:formula="of:=[.P372]*2" office:value-type="float" office:value="109.79609427482" calcext:value-type="float">
            <text:p>109.7960942748</text:p>
          </table:table-cell>
          <table:table-cell table:formula="of:=([.Q372]-[.B19])^2" office:value-type="float" office:value="0.00643201195890075" calcext:value-type="float">
            <text:p>0.00643201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431301024276" calcext:value-type="float">
            <text:p>54.8431301024</text:p>
          </table:table-cell>
          <table:table-cell table:formula="of:=[.P373]*2" office:value-type="float" office:value="109.686260204855" calcext:value-type="float">
            <text:p>109.6862602049</text:p>
          </table:table-cell>
          <table:table-cell table:formula="of:=([.Q373]-[.B20])^2" office:value-type="float" office:value="0.0304714712015846" calcext:value-type="float">
            <text:p>0.030471471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951617798251" calcext:value-type="float">
            <text:p>54.9516177983</text:p>
          </table:table-cell>
          <table:table-cell table:formula="of:=[.P374]*2" office:value-type="float" office:value="109.903235596502" calcext:value-type="float">
            <text:p>109.9032355965</text:p>
          </table:table-cell>
          <table:table-cell table:formula="of:=([.Q374]-[.B21])^2" office:value-type="float" office:value="0.00345745134864419" calcext:value-type="float">
            <text:p>0.003457451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300743973913" calcext:value-type="float">
            <text:p>54.8300743974</text:p>
          </table:table-cell>
          <table:table-cell table:formula="of:=[.P375]*2" office:value-type="float" office:value="109.660148794783" calcext:value-type="float">
            <text:p>109.6601487948</text:p>
          </table:table-cell>
          <table:table-cell table:formula="of:=([.Q375]-[.B22])^2" office:value-type="float" office:value="0.0278850272840972" calcext:value-type="float">
            <text:p>0.027885027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233959269233" calcext:value-type="float">
            <text:p>54.8233959269</text:p>
          </table:table-cell>
          <table:table-cell table:formula="of:=[.P376]*2" office:value-type="float" office:value="109.646791853847" calcext:value-type="float">
            <text:p>109.6467918538</text:p>
          </table:table-cell>
          <table:table-cell table:formula="of:=([.Q376]-[.B23])^2" office:value-type="float" office:value="0.0262871570816025" calcext:value-type="float">
            <text:p>0.026287157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146857607115" calcext:value-type="float">
            <text:p>54.8146857607</text:p>
          </table:table-cell>
          <table:table-cell table:formula="of:=[.P377]*2" office:value-type="float" office:value="109.629371521423" calcext:value-type="float">
            <text:p>109.6293715214</text:p>
          </table:table-cell>
          <table:table-cell table:formula="of:=([.Q377]-[.B24])^2" office:value-type="float" office:value="0.0257370400536079" calcext:value-type="float">
            <text:p>0.025737040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7571503037206" calcext:value-type="float">
            <text:p>54.7571503037</text:p>
          </table:table-cell>
          <table:table-cell table:formula="of:=[.P378]*2" office:value-type="float" office:value="109.514300607441" calcext:value-type="float">
            <text:p>109.5143006074</text:p>
          </table:table-cell>
          <table:table-cell table:formula="of:=([.Q378]-[.B25])^2" office:value-type="float" office:value="0.0652589903287226" calcext:value-type="float">
            <text:p>0.065258990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042493310232" calcext:value-type="float">
            <text:p>54.804249331</text:p>
          </table:table-cell>
          <table:table-cell table:formula="of:=[.P379]*2" office:value-type="float" office:value="109.608498662046" calcext:value-type="float">
            <text:p>109.608498662</text:p>
          </table:table-cell>
          <table:table-cell table:formula="of:=([.Q379]-[.B26])^2" office:value-type="float" office:value="0.0196856159193515" calcext:value-type="float">
            <text:p>0.019685615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491746858623" calcext:value-type="float">
            <text:p>54.8491746859</text:p>
          </table:table-cell>
          <table:table-cell table:formula="of:=[.P380]*2" office:value-type="float" office:value="109.698349371725" calcext:value-type="float">
            <text:p>109.6983493717</text:p>
          </table:table-cell>
          <table:table-cell table:formula="of:=([.Q380]-[.B27])^2" office:value-type="float" office:value="0.000817069539831156" calcext:value-type="float">
            <text:p>0.00081706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991809027796" calcext:value-type="float">
            <text:p>54.6991809028</text:p>
          </table:table-cell>
          <table:table-cell table:formula="of:=[.P381]*2" office:value-type="float" office:value="109.398361805559" calcext:value-type="float">
            <text:p>109.3983618056</text:p>
          </table:table-cell>
          <table:table-cell table:formula="of:=([.Q381]-[.B28])^2" office:value-type="float" office:value="0.0935049520817877" calcext:value-type="float">
            <text:p>0.093504952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176578821458" calcext:value-type="float">
            <text:p>54.8176578821</text:p>
          </table:table-cell>
          <table:table-cell table:formula="of:=[.P382]*2" office:value-type="float" office:value="109.635315764292" calcext:value-type="float">
            <text:p>109.6353157643</text:p>
          </table:table-cell>
          <table:table-cell table:formula="of:=([.Q382]-[.B29])^2" office:value-type="float" office:value="0.00203663888978657" calcext:value-type="float">
            <text:p>0.002036638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8598915150188" calcext:value-type="float">
            <text:p>54.859891515</text:p>
          </table:table-cell>
          <table:table-cell table:formula="of:=[.P383]*2" office:value-type="float" office:value="109.719783030038" calcext:value-type="float">
            <text:p>109.71978303</text:p>
          </table:table-cell>
          <table:table-cell table:formula="of:=([.Q383]-[.B30])^2" office:value-type="float" office:value="0.00409060402311964" calcext:value-type="float">
            <text:p>0.00409060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7470325870367" calcext:value-type="float">
            <text:p>54.747032587</text:p>
          </table:table-cell>
          <table:table-cell table:formula="of:=[.P384]*2" office:value-type="float" office:value="109.494065174073" calcext:value-type="float">
            <text:p>109.4940651741</text:p>
          </table:table-cell>
          <table:table-cell table:formula="of:=([.Q384]-[.B31])^2" office:value-type="float" office:value="0.0185566038143402" calcext:value-type="float">
            <text:p>0.01855660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961906162375" calcext:value-type="float">
            <text:p>54.6961906162</text:p>
          </table:table-cell>
          <table:table-cell table:formula="of:=[.P385]*2" office:value-type="float" office:value="109.392381232475" calcext:value-type="float">
            <text:p>109.3923812325</text:p>
          </table:table-cell>
          <table:table-cell table:formula="of:=([.Q385]-[.B32])^2" office:value-type="float" office:value="0.044711427086909" calcext:value-type="float">
            <text:p>0.044711427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928711122831" calcext:value-type="float">
            <text:p>54.6928711123</text:p>
          </table:table-cell>
          <table:table-cell table:formula="of:=[.P386]*2" office:value-type="float" office:value="109.385742224566" calcext:value-type="float">
            <text:p>109.3857422246</text:p>
          </table:table-cell>
          <table:table-cell table:formula="of:=([.Q386]-[.B33])^2" office:value-type="float" office:value="0.0363722399977202" calcext:value-type="float">
            <text:p>0.0363722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678322935672" calcext:value-type="float">
            <text:p>54.6678322936</text:p>
          </table:table-cell>
          <table:table-cell table:formula="of:=[.P387]*2" office:value-type="float" office:value="109.335664587134" calcext:value-type="float">
            <text:p>109.3356645871</text:p>
          </table:table-cell>
          <table:table-cell table:formula="of:=([.Q387]-[.B34])^2" office:value-type="float" office:value="0.0451555329707227" calcext:value-type="float">
            <text:p>0.04515553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7542602669131" calcext:value-type="float">
            <text:p>54.7542602669</text:p>
          </table:table-cell>
          <table:table-cell table:formula="of:=[.P388]*2" office:value-type="float" office:value="109.508520533826" calcext:value-type="float">
            <text:p>109.5085205338</text:p>
          </table:table-cell>
          <table:table-cell table:formula="of:=([.Q388]-[.B35])^2" office:value-type="float" office:value="0.000108734136309039" calcext:value-type="float">
            <text:p>0.000108734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7660249970727" calcext:value-type="float">
            <text:p>54.7660249971</text:p>
          </table:table-cell>
          <table:table-cell table:formula="of:=[.P389]*2" office:value-type="float" office:value="109.532049994145" calcext:value-type="float">
            <text:p>109.5320499941</text:p>
          </table:table-cell>
          <table:table-cell table:formula="of:=([.Q389]-[.B36])^2" office:value-type="float" office:value="0.0018695068425598" calcext:value-type="float">
            <text:p>0.00186950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5857335283353" calcext:value-type="float">
            <text:p>54.5857335283</text:p>
          </table:table-cell>
          <table:table-cell table:formula="of:=[.P390]*2" office:value-type="float" office:value="109.171467056671" calcext:value-type="float">
            <text:p>109.1714670567</text:p>
          </table:table-cell>
          <table:table-cell table:formula="of:=([.Q390]-[.B37])^2" office:value-type="float" office:value="0.0819604429506089" calcext:value-type="float">
            <text:p>0.08196044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026605927399" calcext:value-type="float">
            <text:p>54.6026605927</text:p>
          </table:table-cell>
          <table:table-cell table:formula="of:=[.P391]*2" office:value-type="float" office:value="109.20532118548" calcext:value-type="float">
            <text:p>109.2053211855</text:p>
          </table:table-cell>
          <table:table-cell table:formula="of:=([.Q391]-[.B38])^2" office:value-type="float" office:value="0.0485993993393214" calcext:value-type="float">
            <text:p>0.04859939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588929582182" calcext:value-type="float">
            <text:p>54.5889295822</text:p>
          </table:table-cell>
          <table:table-cell table:formula="of:=[.P392]*2" office:value-type="float" office:value="109.177859164364" calcext:value-type="float">
            <text:p>109.1778591644</text:p>
          </table:table-cell>
          <table:table-cell table:formula="of:=([.Q392]-[.B39])^2" office:value-type="float" office:value="0.0462296594408944" calcext:value-type="float">
            <text:p>0.046229659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7469419306066" calcext:value-type="float">
            <text:p>54.7469419306</text:p>
          </table:table-cell>
          <table:table-cell table:formula="of:=[.P393]*2" office:value-type="float" office:value="109.493883861213" calcext:value-type="float">
            <text:p>109.4938838612</text:p>
          </table:table-cell>
          <table:table-cell table:formula="of:=([.Q393]-[.B40])^2" office:value-type="float" office:value="0.0181824084406466" calcext:value-type="float">
            <text:p>0.01818240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426409321999" calcext:value-type="float">
            <text:p>54.6426409322</text:p>
          </table:table-cell>
          <table:table-cell table:formula="of:=[.P394]*2" office:value-type="float" office:value="109.2852818644" calcext:value-type="float">
            <text:p>109.2852818644</text:p>
          </table:table-cell>
          <table:table-cell table:formula="of:=([.Q394]-[.B41])^2" office:value-type="float" office:value="0.00152149421695478" calcext:value-type="float">
            <text:p>0.001521494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5195295746325" calcext:value-type="float">
            <text:p>54.5195295746</text:p>
          </table:table-cell>
          <table:table-cell table:formula="of:=[.P395]*2" office:value-type="float" office:value="109.039059149265" calcext:value-type="float">
            <text:p>109.0390591493</text:p>
          </table:table-cell>
          <table:table-cell table:formula="of:=([.Q395]-[.B42])^2" office:value-type="float" office:value="0.0622749782720389" calcext:value-type="float">
            <text:p>0.062274978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951472303923" calcext:value-type="float">
            <text:p>54.4951472304</text:p>
          </table:table-cell>
          <table:table-cell table:formula="of:=[.P396]*2" office:value-type="float" office:value="108.990294460785" calcext:value-type="float">
            <text:p>108.9902944608</text:p>
          </table:table-cell>
          <table:table-cell table:formula="of:=([.Q396]-[.B43])^2" office:value-type="float" office:value="0.0684909931067959" calcext:value-type="float">
            <text:p>0.068490993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750011084732" calcext:value-type="float">
            <text:p>54.4750011085</text:p>
          </table:table-cell>
          <table:table-cell table:formula="of:=[.P397]*2" office:value-type="float" office:value="108.950002216946" calcext:value-type="float">
            <text:p>108.9500022169</text:p>
          </table:table-cell>
          <table:table-cell table:formula="of:=([.Q397]-[.B44])^2" office:value-type="float" office:value="0.0699420975130076" calcext:value-type="float">
            <text:p>0.069942097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6373103314566" calcext:value-type="float">
            <text:p>54.6373103315</text:p>
          </table:table-cell>
          <table:table-cell table:formula="of:=[.P398]*2" office:value-type="float" office:value="109.274620662913" calcext:value-type="float">
            <text:p>109.2746206629</text:p>
          </table:table-cell>
          <table:table-cell table:formula="of:=([.Q398]-[.B45])^2" office:value-type="float" office:value="0.00972510814129772" calcext:value-type="float">
            <text:p>0.009725108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5061812158241" calcext:value-type="float">
            <text:p>54.5061812158</text:p>
          </table:table-cell>
          <table:table-cell table:formula="of:=[.P399]*2" office:value-type="float" office:value="109.012362431648" calcext:value-type="float">
            <text:p>109.0123624316</text:p>
          </table:table-cell>
          <table:table-cell table:formula="of:=([.Q399]-[.B46])^2" office:value-type="float" office:value="0.0154378558361128" calcext:value-type="float">
            <text:p>0.01543785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349946870349" calcext:value-type="float">
            <text:p>54.434994687</text:p>
          </table:table-cell>
          <table:table-cell table:formula="of:=[.P400]*2" office:value-type="float" office:value="108.86998937407" calcext:value-type="float">
            <text:p>108.8699893741</text:p>
          </table:table-cell>
          <table:table-cell table:formula="of:=([.Q400]-[.B47])^2" office:value-type="float" office:value="0.0512109323188119" calcext:value-type="float">
            <text:p>0.051210932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634386135739" calcext:value-type="float">
            <text:p>54.4634386136</text:p>
          </table:table-cell>
          <table:table-cell table:formula="of:=[.P401]*2" office:value-type="float" office:value="108.926877227148" calcext:value-type="float">
            <text:p>108.9268772271</text:p>
          </table:table-cell>
          <table:table-cell table:formula="of:=([.Q401]-[.B48])^2" office:value-type="float" office:value="0.0164236458047986" calcext:value-type="float">
            <text:p>0.01642364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418461804775" calcext:value-type="float">
            <text:p>54.4418461805</text:p>
          </table:table-cell>
          <table:table-cell table:formula="of:=[.P402]*2" office:value-type="float" office:value="108.883692360955" calcext:value-type="float">
            <text:p>108.883692361</text:p>
          </table:table-cell>
          <table:table-cell table:formula="of:=([.Q402]-[.B49])^2" office:value-type="float" office:value="0.0166799650562065" calcext:value-type="float">
            <text:p>0.016679965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452695079141" calcext:value-type="float">
            <text:p>54.4452695079</text:p>
          </table:table-cell>
          <table:table-cell table:formula="of:=[.P403]*2" office:value-type="float" office:value="108.890539015828" calcext:value-type="float">
            <text:p>108.8905390158</text:p>
          </table:table-cell>
          <table:table-cell table:formula="of:=([.Q403]-[.B50])^2" office:value-type="float" office:value="0.00626972327195683" calcext:value-type="float">
            <text:p>0.006269723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356132189909" calcext:value-type="float">
            <text:p>54.3561321899</text:p>
          </table:table-cell>
          <table:table-cell table:formula="of:=[.P404]*2" office:value-type="float" office:value="108.712264379818" calcext:value-type="float">
            <text:p>108.7122643798</text:p>
          </table:table-cell>
          <table:table-cell table:formula="of:=([.Q404]-[.B51])^2" office:value-type="float" office:value="0.0455388430565031" calcext:value-type="float">
            <text:p>0.045538843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3613663300818" calcext:value-type="float">
            <text:p>54.3613663301</text:p>
          </table:table-cell>
          <table:table-cell table:formula="of:=[.P405]*2" office:value-type="float" office:value="108.722732660164" calcext:value-type="float">
            <text:p>108.7227326602</text:p>
          </table:table-cell>
          <table:table-cell table:formula="of:=([.Q405]-[.B52])^2" office:value-type="float" office:value="0.0249437610920089" calcext:value-type="float">
            <text:p>0.024943761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3166286498482" calcext:value-type="float">
            <text:p>54.3166286498</text:p>
          </table:table-cell>
          <table:table-cell table:formula="of:=[.P406]*2" office:value-type="float" office:value="108.633257299696" calcext:value-type="float">
            <text:p>108.6332572997</text:p>
          </table:table-cell>
          <table:table-cell table:formula="of:=([.Q406]-[.B53])^2" office:value-type="float" office:value="0.0405941099303793" calcext:value-type="float">
            <text:p>0.040594109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4035901032099" calcext:value-type="float">
            <text:p>54.4035901032</text:p>
          </table:table-cell>
          <table:table-cell table:formula="of:=[.P407]*2" office:value-type="float" office:value="108.80718020642" calcext:value-type="float">
            <text:p>108.8071802064</text:p>
          </table:table-cell>
          <table:table-cell table:formula="of:=([.Q407]-[.B54])^2" office:value-type="float" office:value="0.000372999942213626" calcext:value-type="float">
            <text:p>0.000372999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620250686683" calcext:value-type="float">
            <text:p>54.2620250687</text:p>
          </table:table-cell>
          <table:table-cell table:formula="of:=[.P408]*2" office:value-type="float" office:value="108.524050137337" calcext:value-type="float">
            <text:p>108.5240501373</text:p>
          </table:table-cell>
          <table:table-cell table:formula="of:=([.Q408]-[.B55])^2" office:value-type="float" office:value="0.0466589647176813" calcext:value-type="float">
            <text:p>0.046658964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579512770831" calcext:value-type="float">
            <text:p>54.2579512771</text:p>
          </table:table-cell>
          <table:table-cell table:formula="of:=[.P409]*2" office:value-type="float" office:value="108.515902554166" calcext:value-type="float">
            <text:p>108.5159025542</text:p>
          </table:table-cell>
          <table:table-cell table:formula="of:=([.Q409]-[.B56])^2" office:value-type="float" office:value="0.0307663688103687" calcext:value-type="float">
            <text:p>0.030766368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370830580021" calcext:value-type="float">
            <text:p>54.237083058</text:p>
          </table:table-cell>
          <table:table-cell table:formula="of:=[.P410]*2" office:value-type="float" office:value="108.474166116004" calcext:value-type="float">
            <text:p>108.474166116</text:p>
          </table:table-cell>
          <table:table-cell table:formula="of:=([.Q410]-[.B57])^2" office:value-type="float" office:value="0.0280383584918617" calcext:value-type="float">
            <text:p>0.028038358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3255290744215" calcext:value-type="float">
            <text:p>54.3255290744</text:p>
          </table:table-cell>
          <table:table-cell table:formula="of:=[.P411]*2" office:value-type="float" office:value="108.651058148843" calcext:value-type="float">
            <text:p>108.6510581488</text:p>
          </table:table-cell>
          <table:table-cell table:formula="of:=([.Q411]-[.B58])^2" office:value-type="float" office:value="0.00360990065897231" calcext:value-type="float">
            <text:p>0.003609900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447890808652" calcext:value-type="float">
            <text:p>54.2447890809</text:p>
          </table:table-cell>
          <table:table-cell table:formula="of:=[.P412]*2" office:value-type="float" office:value="108.48957816173" calcext:value-type="float">
            <text:p>108.4895781617</text:p>
          </table:table-cell>
          <table:table-cell table:formula="of:=([.Q412]-[.B59])^2" office:value-type="float" office:value="0.00248159781620688" calcext:value-type="float">
            <text:p>0.002481597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026294993264" calcext:value-type="float">
            <text:p>54.2026294993</text:p>
          </table:table-cell>
          <table:table-cell table:formula="of:=[.P413]*2" office:value-type="float" office:value="108.405258998653" calcext:value-type="float">
            <text:p>108.4052589987</text:p>
          </table:table-cell>
          <table:table-cell table:formula="of:=([.Q413]-[.B60])^2" office:value-type="float" office:value="0.00665963738344146" calcext:value-type="float">
            <text:p>0.006659637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0705537321133" calcext:value-type="float">
            <text:p>54.0705537321</text:p>
          </table:table-cell>
          <table:table-cell table:formula="of:=[.P414]*2" office:value-type="float" office:value="108.141107464227" calcext:value-type="float">
            <text:p>108.1411074642</text:p>
          </table:table-cell>
          <table:table-cell table:formula="of:=([.Q414]-[.B61])^2" office:value-type="float" office:value="0.0854289053487052" calcext:value-type="float">
            <text:p>0.085428905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929325404862" calcext:value-type="float">
            <text:p>54.2929325405</text:p>
          </table:table-cell>
          <table:table-cell table:formula="of:=[.P415]*2" office:value-type="float" office:value="108.585865080972" calcext:value-type="float">
            <text:p>108.585865081</text:p>
          </table:table-cell>
          <table:table-cell table:formula="of:=([.Q415]-[.B62])^2" office:value-type="float" office:value="0.0428077676465241" calcext:value-type="float">
            <text:p>0.042807767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2484639370086" calcext:value-type="float">
            <text:p>54.248463937</text:p>
          </table:table-cell>
          <table:table-cell table:formula="of:=[.P416]*2" office:value-type="float" office:value="108.496927874017" calcext:value-type="float">
            <text:p>108.496927874</text:p>
          </table:table-cell>
          <table:table-cell table:formula="of:=([.Q416]-[.B63])^2" office:value-type="float" office:value="0.0300462612423192" calcext:value-type="float">
            <text:p>0.030046261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0644166840129" calcext:value-type="float">
            <text:p>54.064416684</text:p>
          </table:table-cell>
          <table:table-cell table:formula="of:=[.P417]*2" office:value-type="float" office:value="108.128833368026" calcext:value-type="float">
            <text:p>108.128833368</text:p>
          </table:table-cell>
          <table:table-cell table:formula="of:=([.Q417]-[.B64])^2" office:value-type="float" office:value="0.0191624584645319" calcext:value-type="float">
            <text:p>0.019162458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0429200643393" calcext:value-type="float">
            <text:p>54.0429200643</text:p>
          </table:table-cell>
          <table:table-cell table:formula="of:=[.P418]*2" office:value-type="float" office:value="108.085840128679" calcext:value-type="float">
            <text:p>108.0858401287</text:p>
          </table:table-cell>
          <table:table-cell table:formula="of:=([.Q418]-[.B65])^2" office:value-type="float" office:value="0.0154109807606195" calcext:value-type="float">
            <text:p>0.015410980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0421912548596" calcext:value-type="float">
            <text:p>54.0421912549</text:p>
          </table:table-cell>
          <table:table-cell table:formula="of:=[.P419]*2" office:value-type="float" office:value="108.084382509719" calcext:value-type="float">
            <text:p>108.0843825097</text:p>
          </table:table-cell>
          <table:table-cell table:formula="of:=([.Q419]-[.B66])^2" office:value-type="float" office:value="0.0045377320418654" calcext:value-type="float">
            <text:p>0.00453773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4.0359124365868" calcext:value-type="float">
            <text:p>54.0359124366</text:p>
          </table:table-cell>
          <table:table-cell table:formula="of:=[.P420]*2" office:value-type="float" office:value="108.071824873174" calcext:value-type="float">
            <text:p>108.0718248732</text:p>
          </table:table-cell>
          <table:table-cell table:formula="of:=([.Q420]-[.B67])^2" office:value-type="float" office:value="0.000429651096116136" calcext:value-type="float">
            <text:p>0.000429651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9672350205729" calcext:value-type="float">
            <text:p>53.9672350206</text:p>
          </table:table-cell>
          <table:table-cell table:formula="of:=[.P421]*2" office:value-type="float" office:value="107.934470041146" calcext:value-type="float">
            <text:p>107.9344700411</text:p>
          </table:table-cell>
          <table:table-cell table:formula="of:=([.Q421]-[.B68])^2" office:value-type="float" office:value="0.00959076649723012" calcext:value-type="float">
            <text:p>0.009590766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9380445134192" calcext:value-type="float">
            <text:p>53.9380445134</text:p>
          </table:table-cell>
          <table:table-cell table:formula="of:=[.P422]*2" office:value-type="float" office:value="107.876089026838" calcext:value-type="float">
            <text:p>107.8760890268</text:p>
          </table:table-cell>
          <table:table-cell table:formula="of:=([.Q422]-[.B69])^2" office:value-type="float" office:value="0.00906370130203222" calcext:value-type="float">
            <text:p>0.009063701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8178411312514" calcext:value-type="float">
            <text:p>53.8178411313</text:p>
          </table:table-cell>
          <table:table-cell table:formula="of:=[.P423]*2" office:value-type="float" office:value="107.635682262503" calcext:value-type="float">
            <text:p>107.6356822625</text:p>
          </table:table-cell>
          <table:table-cell table:formula="of:=([.Q423]-[.B70])^2" office:value-type="float" office:value="0.074823495619319" calcext:value-type="float">
            <text:p>0.074823495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9008245497502" calcext:value-type="float">
            <text:p>53.9008245498</text:p>
          </table:table-cell>
          <table:table-cell table:formula="of:=[.P424]*2" office:value-type="float" office:value="107.8016490995" calcext:value-type="float">
            <text:p>107.8016490995</text:p>
          </table:table-cell>
          <table:table-cell table:formula="of:=([.Q424]-[.B71])^2" office:value-type="float" office:value="0.00198360676579236" calcext:value-type="float">
            <text:p>0.00198360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8517215450246" calcext:value-type="float">
            <text:p>53.851721545</text:p>
          </table:table-cell>
          <table:table-cell table:formula="of:=[.P425]*2" office:value-type="float" office:value="107.703443090049" calcext:value-type="float">
            <text:p>107.7034430901</text:p>
          </table:table-cell>
          <table:table-cell table:formula="of:=([.Q425]-[.B72])^2" office:value-type="float" office:value="0.00620072934523518" calcext:value-type="float">
            <text:p>0.00620072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7608750346567" calcext:value-type="float">
            <text:p>53.7608750347</text:p>
          </table:table-cell>
          <table:table-cell table:formula="of:=[.P426]*2" office:value-type="float" office:value="107.521750069313" calcext:value-type="float">
            <text:p>107.5217500693</text:p>
          </table:table-cell>
          <table:table-cell table:formula="of:=([.Q426]-[.B73])^2" office:value-type="float" office:value="0.038209432064051" calcext:value-type="float">
            <text:p>0.038209432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7739189283138" calcext:value-type="float">
            <text:p>53.7739189283</text:p>
          </table:table-cell>
          <table:table-cell table:formula="of:=[.P427]*2" office:value-type="float" office:value="107.547837856628" calcext:value-type="float">
            <text:p>107.5478378566</text:p>
          </table:table-cell>
          <table:table-cell table:formula="of:=([.Q427]-[.B74])^2" office:value-type="float" office:value="0.0107021183748387" calcext:value-type="float">
            <text:p>0.01070211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6485950284152" calcext:value-type="float">
            <text:p>53.6485950284</text:p>
          </table:table-cell>
          <table:table-cell table:formula="of:=[.P428]*2" office:value-type="float" office:value="107.29719005683" calcext:value-type="float">
            <text:p>107.2971900568</text:p>
          </table:table-cell>
          <table:table-cell table:formula="of:=([.Q428]-[.B75])^2" office:value-type="float" office:value="0.0824812225773795" calcext:value-type="float">
            <text:p>0.082481222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8496447667833" calcext:value-type="float">
            <text:p>53.8496447668</text:p>
          </table:table-cell>
          <table:table-cell table:formula="of:=[.P429]*2" office:value-type="float" office:value="107.699289533567" calcext:value-type="float">
            <text:p>107.6992895336</text:p>
          </table:table-cell>
          <table:table-cell table:formula="of:=([.Q429]-[.B76])^2" office:value-type="float" office:value="0.0334082116673562" calcext:value-type="float">
            <text:p>0.033408211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6694509607344" calcext:value-type="float">
            <text:p>53.6694509607</text:p>
          </table:table-cell>
          <table:table-cell table:formula="of:=[.P430]*2" office:value-type="float" office:value="107.338901921469" calcext:value-type="float">
            <text:p>107.3389019215</text:p>
          </table:table-cell>
          <table:table-cell table:formula="of:=([.Q430]-[.B77])^2" office:value-type="float" office:value="0.0118286894261544" calcext:value-type="float">
            <text:p>0.011828689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7801225165625" calcext:value-type="float">
            <text:p>53.7801225166</text:p>
          </table:table-cell>
          <table:table-cell table:formula="of:=[.P431]*2" office:value-type="float" office:value="107.560245033125" calcext:value-type="float">
            <text:p>107.5602450331</text:p>
          </table:table-cell>
          <table:table-cell table:formula="of:=([.Q431]-[.B78])^2" office:value-type="float" office:value="0.0332724716592489" calcext:value-type="float">
            <text:p>0.033272471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5643473045467" calcext:value-type="float">
            <text:p>53.5643473045</text:p>
          </table:table-cell>
          <table:table-cell table:formula="of:=[.P432]*2" office:value-type="float" office:value="107.128694609093" calcext:value-type="float">
            <text:p>107.1286946091</text:p>
          </table:table-cell>
          <table:table-cell table:formula="of:=([.Q432]-[.B79])^2" office:value-type="float" office:value="0.0318056873787903" calcext:value-type="float">
            <text:p>0.031805687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6304443899231" calcext:value-type="float">
            <text:p>53.6304443899</text:p>
          </table:table-cell>
          <table:table-cell table:formula="of:=[.P433]*2" office:value-type="float" office:value="107.260888779846" calcext:value-type="float">
            <text:p>107.2608887798</text:p>
          </table:table-cell>
          <table:table-cell table:formula="of:=([.Q433]-[.B80])^2" office:value-type="float" office:value="0.000657070162339473" calcext:value-type="float">
            <text:p>0.000657070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5100125302475" calcext:value-type="float">
            <text:p>53.5100125302</text:p>
          </table:table-cell>
          <table:table-cell table:formula="of:=[.P434]*2" office:value-type="float" office:value="107.020025060495" calcext:value-type="float">
            <text:p>107.0200250605</text:p>
          </table:table-cell>
          <table:table-cell table:formula="of:=([.Q434]-[.B81])^2" office:value-type="float" office:value="0.0202972277613122" calcext:value-type="float">
            <text:p>0.020297227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480318661127" calcext:value-type="float">
            <text:p>53.4803186611</text:p>
          </table:table-cell>
          <table:table-cell table:formula="of:=[.P435]*2" office:value-type="float" office:value="106.960637322254" calcext:value-type="float">
            <text:p>106.9606373223</text:p>
          </table:table-cell>
          <table:table-cell table:formula="of:=([.Q435]-[.B82])^2" office:value-type="float" office:value="0.0164123969968496" calcext:value-type="float">
            <text:p>0.01641239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3970504462717" calcext:value-type="float">
            <text:p>53.3970504463</text:p>
          </table:table-cell>
          <table:table-cell table:formula="of:=[.P436]*2" office:value-type="float" office:value="106.794100892543" calcext:value-type="float">
            <text:p>106.7941008925</text:p>
          </table:table-cell>
          <table:table-cell table:formula="of:=([.Q436]-[.B83])^2" office:value-type="float" office:value="0.0483634461852779" calcext:value-type="float">
            <text:p>0.048363446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3738758728433" calcext:value-type="float">
            <text:p>53.3738758728</text:p>
          </table:table-cell>
          <table:table-cell table:formula="of:=[.P437]*2" office:value-type="float" office:value="106.747751745687" calcext:value-type="float">
            <text:p>106.7477517457</text:p>
          </table:table-cell>
          <table:table-cell table:formula="of:=([.Q437]-[.B84])^2" office:value-type="float" office:value="0.0363086372218836" calcext:value-type="float">
            <text:p>0.036308637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3186668033896" calcext:value-type="float">
            <text:p>53.3186668034</text:p>
          </table:table-cell>
          <table:table-cell table:formula="of:=[.P438]*2" office:value-type="float" office:value="106.637333606779" calcext:value-type="float">
            <text:p>106.6373336068</text:p>
          </table:table-cell>
          <table:table-cell table:formula="of:=([.Q438]-[.B85])^2" office:value-type="float" office:value="0.0502921408922194" calcext:value-type="float">
            <text:p>0.050292140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3618809506507" calcext:value-type="float">
            <text:p>53.3618809507</text:p>
          </table:table-cell>
          <table:table-cell table:formula="of:=[.P439]*2" office:value-type="float" office:value="106.723761901301" calcext:value-type="float">
            <text:p>106.7237619013</text:p>
          </table:table-cell>
          <table:table-cell table:formula="of:=([.Q439]-[.B86])^2" office:value-type="float" office:value="0.00361585726748773" calcext:value-type="float">
            <text:p>0.003615857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290031866055" calcext:value-type="float">
            <text:p>53.2900318661</text:p>
          </table:table-cell>
          <table:table-cell table:formula="of:=[.P440]*2" office:value-type="float" office:value="106.58006373211" calcext:value-type="float">
            <text:p>106.5800637321</text:p>
          </table:table-cell>
          <table:table-cell table:formula="of:=([.Q440]-[.B87])^2" office:value-type="float" office:value="0.0156594359249448" calcext:value-type="float">
            <text:p>0.015659435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2326877243377" calcext:value-type="float">
            <text:p>53.2326877243</text:p>
          </table:table-cell>
          <table:table-cell table:formula="of:=[.P441]*2" office:value-type="float" office:value="106.465375448675" calcext:value-type="float">
            <text:p>106.4653754487</text:p>
          </table:table-cell>
          <table:table-cell table:formula="of:=([.Q441]-[.B88])^2" office:value-type="float" office:value="0.0256440033167391" calcext:value-type="float">
            <text:p>0.025644003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2538259706678" calcext:value-type="float">
            <text:p>53.2538259707</text:p>
          </table:table-cell>
          <table:table-cell table:formula="of:=[.P442]*2" office:value-type="float" office:value="106.507651941336" calcext:value-type="float">
            <text:p>106.5076519413</text:p>
          </table:table-cell>
          <table:table-cell table:formula="of:=([.Q442]-[.B89])^2" office:value-type="float" office:value="0.00138192550724828" calcext:value-type="float">
            <text:p>0.001381925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0764614390939" calcext:value-type="float">
            <text:p>53.0764614391</text:p>
          </table:table-cell>
          <table:table-cell table:formula="of:=[.P443]*2" office:value-type="float" office:value="106.152922878188" calcext:value-type="float">
            <text:p>106.1529228782</text:p>
          </table:table-cell>
          <table:table-cell table:formula="of:=([.Q443]-[.B90])^2" office:value-type="float" office:value="0.096234166318694" calcext:value-type="float">
            <text:p>0.096234166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1000617014985" calcext:value-type="float">
            <text:p>53.1000617015</text:p>
          </table:table-cell>
          <table:table-cell table:formula="of:=[.P444]*2" office:value-type="float" office:value="106.200123402997" calcext:value-type="float">
            <text:p>106.200123403</text:p>
          </table:table-cell>
          <table:table-cell table:formula="of:=([.Q444]-[.B91])^2" office:value-type="float" office:value="0.0325174291299371" calcext:value-type="float">
            <text:p>0.032517429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1331567841472" calcext:value-type="float">
            <text:p>53.1331567841</text:p>
          </table:table-cell>
          <table:table-cell table:formula="of:=[.P445]*2" office:value-type="float" office:value="106.266313568294" calcext:value-type="float">
            <text:p>106.2663135683</text:p>
          </table:table-cell>
          <table:table-cell table:formula="of:=([.Q445]-[.B92])^2" office:value-type="float" office:value="0.000926644234928931" calcext:value-type="float">
            <text:p>0.000926644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9922325275459" calcext:value-type="float">
            <text:p>52.9922325275</text:p>
          </table:table-cell>
          <table:table-cell table:formula="of:=[.P446]*2" office:value-type="float" office:value="105.984465055092" calcext:value-type="float">
            <text:p>105.9844650551</text:p>
          </table:table-cell>
          <table:table-cell table:formula="of:=([.Q446]-[.B93])^2" office:value-type="float" office:value="0.0517958174926465" calcext:value-type="float">
            <text:p>0.051795817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3.0713091411152" calcext:value-type="float">
            <text:p>53.0713091411</text:p>
          </table:table-cell>
          <table:table-cell table:formula="of:=[.P447]*2" office:value-type="float" office:value="106.14261828223" calcext:value-type="float">
            <text:p>106.1426182822</text:p>
          </table:table-cell>
          <table:table-cell table:formula="of:=([.Q447]-[.B94])^2" office:value-type="float" office:value="0.000264988983725603" calcext:value-type="float">
            <text:p>0.00026498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8954421749013" calcext:value-type="float">
            <text:p>52.8954421749</text:p>
          </table:table-cell>
          <table:table-cell table:formula="of:=[.P448]*2" office:value-type="float" office:value="105.790884349803" calcext:value-type="float">
            <text:p>105.7908843498</text:p>
          </table:table-cell>
          <table:table-cell table:formula="of:=([.Q448]-[.B95])^2" office:value-type="float" office:value="0.0618670358399235" calcext:value-type="float">
            <text:p>0.06186703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9394867173211" calcext:value-type="float">
            <text:p>52.9394867173</text:p>
          </table:table-cell>
          <table:table-cell table:formula="of:=[.P449]*2" office:value-type="float" office:value="105.878973434642" calcext:value-type="float">
            <text:p>105.8789734346</text:p>
          </table:table-cell>
          <table:table-cell table:formula="of:=([.Q449]-[.B96])^2" office:value-type="float" office:value="0.00531476945524515" calcext:value-type="float">
            <text:p>0.00531476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8256872754506" calcext:value-type="float">
            <text:p>52.8256872755</text:p>
          </table:table-cell>
          <table:table-cell table:formula="of:=[.P450]*2" office:value-type="float" office:value="105.651374550901" calcext:value-type="float">
            <text:p>105.6513745509</text:p>
          </table:table-cell>
          <table:table-cell table:formula="of:=([.Q450]-[.B97])^2" office:value-type="float" office:value="0.0448357964219758" calcext:value-type="float">
            <text:p>0.044835796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9309187387961" calcext:value-type="float">
            <text:p>52.9309187388</text:p>
          </table:table-cell>
          <table:table-cell table:formula="of:=[.P451]*2" office:value-type="float" office:value="105.861837477592" calcext:value-type="float">
            <text:p>105.8618374776</text:p>
          </table:table-cell>
          <table:table-cell table:formula="of:=([.Q451]-[.B98])^2" office:value-type="float" office:value="0.00783134336005793" calcext:value-type="float">
            <text:p>0.007831343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7900314213957" calcext:value-type="float">
            <text:p>52.7900314214</text:p>
          </table:table-cell>
          <table:table-cell table:formula="of:=[.P452]*2" office:value-type="float" office:value="105.580062842791" calcext:value-type="float">
            <text:p>105.5800628428</text:p>
          </table:table-cell>
          <table:table-cell table:formula="of:=([.Q452]-[.B99])^2" office:value-type="float" office:value="0.0105022851019041" calcext:value-type="float">
            <text:p>0.010502285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6932059633766" calcext:value-type="float">
            <text:p>52.6932059634</text:p>
          </table:table-cell>
          <table:table-cell table:formula="of:=[.P453]*2" office:value-type="float" office:value="105.386411926753" calcext:value-type="float">
            <text:p>105.3864119268</text:p>
          </table:table-cell>
          <table:table-cell table:formula="of:=([.Q453]-[.B100])^2" office:value-type="float" office:value="0.0417415027630097" calcext:value-type="float">
            <text:p>0.04174150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8101441459922" calcext:value-type="float">
            <text:p>52.810144146</text:p>
          </table:table-cell>
          <table:table-cell table:formula="of:=[.P454]*2" office:value-type="float" office:value="105.620288291984" calcext:value-type="float">
            <text:p>105.620288292</text:p>
          </table:table-cell>
          <table:table-cell table:formula="of:=([.Q454]-[.B101])^2" office:value-type="float" office:value="0.0149868992784442" calcext:value-type="float">
            <text:p>0.01498689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6592364928689" calcext:value-type="float">
            <text:p>52.6592364929</text:p>
          </table:table-cell>
          <table:table-cell table:formula="of:=[.P455]*2" office:value-type="float" office:value="105.318472985738" calcext:value-type="float">
            <text:p>105.3184729857</text:p>
          </table:table-cell>
          <table:table-cell table:formula="of:=([.Q455]-[.B102])^2" office:value-type="float" office:value="0.00731225327605952" calcext:value-type="float">
            <text:p>0.007312253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5539377928456" calcext:value-type="float">
            <text:p>52.5539377928</text:p>
          </table:table-cell>
          <table:table-cell table:formula="of:=[.P456]*2" office:value-type="float" office:value="105.107875585691" calcext:value-type="float">
            <text:p>105.1078755857</text:p>
          </table:table-cell>
          <table:table-cell table:formula="of:=([.Q456]-[.B103])^2" office:value-type="float" office:value="0.0404787497225579" calcext:value-type="float">
            <text:p>0.040478749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3993833282684" calcext:value-type="float">
            <text:p>52.3993833283</text:p>
          </table:table-cell>
          <table:table-cell table:formula="of:=[.P457]*2" office:value-type="float" office:value="104.798766656537" calcext:value-type="float">
            <text:p>104.7987666565</text:p>
          </table:table-cell>
          <table:table-cell table:formula="of:=([.Q457]-[.B104])^2" office:value-type="float" office:value="0.171686289998156" calcext:value-type="float">
            <text:p>0.1716862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3285895443532" calcext:value-type="float">
            <text:p>52.3285895444</text:p>
          </table:table-cell>
          <table:table-cell table:formula="of:=[.P458]*2" office:value-type="float" office:value="104.657179088706" calcext:value-type="float">
            <text:p>104.6571790887</text:p>
          </table:table-cell>
          <table:table-cell table:formula="of:=([.Q458]-[.B105])^2" office:value-type="float" office:value="0.210632542754177" calcext:value-type="float">
            <text:p>0.21063254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4533690131677" calcext:value-type="float">
            <text:p>52.4533690132</text:p>
          </table:table-cell>
          <table:table-cell table:formula="of:=[.P459]*2" office:value-type="float" office:value="104.906738026335" calcext:value-type="float">
            <text:p>104.9067380263</text:p>
          </table:table-cell>
          <table:table-cell table:formula="of:=([.Q459]-[.B106])^2" office:value-type="float" office:value="0.0124000860572948" calcext:value-type="float">
            <text:p>0.012400086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3678605920089" calcext:value-type="float">
            <text:p>52.367860592</text:p>
          </table:table-cell>
          <table:table-cell table:formula="of:=[.P460]*2" office:value-type="float" office:value="104.735721184018" calcext:value-type="float">
            <text:p>104.735721184</text:p>
          </table:table-cell>
          <table:table-cell table:formula="of:=([.Q460]-[.B107])^2" office:value-type="float" office:value="0.0335971362019608" calcext:value-type="float">
            <text:p>0.033597136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3255608321487" calcext:value-type="float">
            <text:p>52.3255608321</text:p>
          </table:table-cell>
          <table:table-cell table:formula="of:=[.P461]*2" office:value-type="float" office:value="104.651121664297" calcext:value-type="float">
            <text:p>104.6511216643</text:p>
          </table:table-cell>
          <table:table-cell table:formula="of:=([.Q461]-[.B108])^2" office:value-type="float" office:value="0.0281466842177176" calcext:value-type="float">
            <text:p>0.028146684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2582097290533" calcext:value-type="float">
            <text:p>52.2582097291</text:p>
          </table:table-cell>
          <table:table-cell table:formula="of:=[.P462]*2" office:value-type="float" office:value="104.516419458107" calcext:value-type="float">
            <text:p>104.5164194581</text:p>
          </table:table-cell>
          <table:table-cell table:formula="of:=([.Q462]-[.B109])^2" office:value-type="float" office:value="0.0405202172596631" calcext:value-type="float">
            <text:p>0.040520217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3566778134741" calcext:value-type="float">
            <text:p>52.3566778135</text:p>
          </table:table-cell>
          <table:table-cell table:formula="of:=[.P463]*2" office:value-type="float" office:value="104.713355626948" calcext:value-type="float">
            <text:p>104.7133556269</text:p>
          </table:table-cell>
          <table:table-cell table:formula="of:=([.Q463]-[.B110])^2" office:value-type="float" office:value="0.00957838558343932" calcext:value-type="float">
            <text:p>0.009578385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2593887840809" calcext:value-type="float">
            <text:p>52.2593887841</text:p>
          </table:table-cell>
          <table:table-cell table:formula="of:=[.P464]*2" office:value-type="float" office:value="104.518777568162" calcext:value-type="float">
            <text:p>104.5187775682</text:p>
          </table:table-cell>
          <table:table-cell table:formula="of:=([.Q464]-[.B111])^2" office:value-type="float" office:value="0.0000432617719358573" calcext:value-type="float">
            <text:p>4.32617719358573E-0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2165070638708" calcext:value-type="float">
            <text:p>52.2165070639</text:p>
          </table:table-cell>
          <table:table-cell table:formula="of:=[.P465]*2" office:value-type="float" office:value="104.433014127742" calcext:value-type="float">
            <text:p>104.4330141277</text:p>
          </table:table-cell>
          <table:table-cell table:formula="of:=([.Q465]-[.B112])^2" office:value-type="float" office:value="0.000633026995958382" calcext:value-type="float">
            <text:p>0.0006330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0789154978304" calcext:value-type="float">
            <text:p>52.0789154978</text:p>
          </table:table-cell>
          <table:table-cell table:formula="of:=[.P466]*2" office:value-type="float" office:value="104.157830995661" calcext:value-type="float">
            <text:p>104.1578309957</text:p>
          </table:table-cell>
          <table:table-cell table:formula="of:=([.Q466]-[.B113])^2" office:value-type="float" office:value="0.0209131524054567" calcext:value-type="float">
            <text:p>0.020913152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004165260474" calcext:value-type="float">
            <text:p>52.0041652605</text:p>
          </table:table-cell>
          <table:table-cell table:formula="of:=[.P467]*2" office:value-type="float" office:value="104.008330520948" calcext:value-type="float">
            <text:p>104.0083305209</text:p>
          </table:table-cell>
          <table:table-cell table:formula="of:=([.Q467]-[.B114])^2" office:value-type="float" office:value="0.0352082738763795" calcext:value-type="float">
            <text:p>0.035208273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2.0538714895184" calcext:value-type="float">
            <text:p>52.0538714895</text:p>
          </table:table-cell>
          <table:table-cell table:formula="of:=[.P468]*2" office:value-type="float" office:value="104.107742979037" calcext:value-type="float">
            <text:p>104.107742979</text:p>
          </table:table-cell>
          <table:table-cell table:formula="of:=([.Q468]-[.B115])^2" office:value-type="float" office:value="0.000373226814830317" calcext:value-type="float">
            <text:p>0.00037322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9523996877405" calcext:value-type="float">
            <text:p>51.9523996877</text:p>
          </table:table-cell>
          <table:table-cell table:formula="of:=[.P469]*2" office:value-type="float" office:value="103.904799375481" calcext:value-type="float">
            <text:p>103.9047993755</text:p>
          </table:table-cell>
          <table:table-cell table:formula="of:=([.Q469]-[.B116])^2" office:value-type="float" office:value="0.00562594871784878" calcext:value-type="float">
            <text:p>0.005625948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9238878104051" calcext:value-type="float">
            <text:p>51.9238878104</text:p>
          </table:table-cell>
          <table:table-cell table:formula="of:=[.P470]*2" office:value-type="float" office:value="103.84777562081" calcext:value-type="float">
            <text:p>103.8477756208</text:p>
          </table:table-cell>
          <table:table-cell table:formula="of:=([.Q470]-[.B117])^2" office:value-type="float" office:value="0.000498878097743832" calcext:value-type="float">
            <text:p>0.000498878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7508152449148" calcext:value-type="float">
            <text:p>51.7508152449</text:p>
          </table:table-cell>
          <table:table-cell table:formula="of:=[.P471]*2" office:value-type="float" office:value="103.50163048983" calcext:value-type="float">
            <text:p>103.5016304898</text:p>
          </table:table-cell>
          <table:table-cell table:formula="of:=([.Q471]-[.B118])^2" office:value-type="float" office:value="0.0664125938429143" calcext:value-type="float">
            <text:p>0.06641259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691583058784" calcext:value-type="float">
            <text:p>51.6915830588</text:p>
          </table:table-cell>
          <table:table-cell table:formula="of:=[.P472]*2" office:value-type="float" office:value="103.383166117568" calcext:value-type="float">
            <text:p>103.3831661176</text:p>
          </table:table-cell>
          <table:table-cell table:formula="of:=([.Q472]-[.B119])^2" office:value-type="float" office:value="0.0698615641326486" calcext:value-type="float">
            <text:p>0.069861564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6873949317403" calcext:value-type="float">
            <text:p>51.6873949317</text:p>
          </table:table-cell>
          <table:table-cell table:formula="of:=[.P473]*2" office:value-type="float" office:value="103.374789863481" calcext:value-type="float">
            <text:p>103.3747898635</text:p>
          </table:table-cell>
          <table:table-cell table:formula="of:=([.Q473]-[.B120])^2" office:value-type="float" office:value="0.025518604488774" calcext:value-type="float">
            <text:p>0.025518604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5449432800049" calcext:value-type="float">
            <text:p>51.54494328</text:p>
          </table:table-cell>
          <table:table-cell table:formula="of:=[.P474]*2" office:value-type="float" office:value="103.08988656001" calcext:value-type="float">
            <text:p>103.08988656</text:p>
          </table:table-cell>
          <table:table-cell table:formula="of:=([.Q474]-[.B121])^2" office:value-type="float" office:value="0.10930584180715" calcext:value-type="float">
            <text:p>0.109305841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5325310009756" calcext:value-type="float">
            <text:p>51.532531001</text:p>
          </table:table-cell>
          <table:table-cell table:formula="of:=[.P475]*2" office:value-type="float" office:value="103.065062001951" calcext:value-type="float">
            <text:p>103.065062002</text:p>
          </table:table-cell>
          <table:table-cell table:formula="of:=([.Q475]-[.B122])^2" office:value-type="float" office:value="0.0577491835345688" calcext:value-type="float">
            <text:p>0.057749183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456554823935" calcext:value-type="float">
            <text:p>51.4565548239</text:p>
          </table:table-cell>
          <table:table-cell table:formula="of:=[.P476]*2" office:value-type="float" office:value="102.91310964787" calcext:value-type="float">
            <text:p>102.9131096479</text:p>
          </table:table-cell>
          <table:table-cell table:formula="of:=([.Q476]-[.B123])^2" office:value-type="float" office:value="0.0761964541486166" calcext:value-type="float">
            <text:p>0.076196454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4387386486819" calcext:value-type="float">
            <text:p>51.4387386487</text:p>
          </table:table-cell>
          <table:table-cell table:formula="of:=[.P477]*2" office:value-type="float" office:value="102.877477297364" calcext:value-type="float">
            <text:p>102.8774772974</text:p>
          </table:table-cell>
          <table:table-cell table:formula="of:=([.Q477]-[.B124])^2" office:value-type="float" office:value="0.0377689305939408" calcext:value-type="float">
            <text:p>0.037768930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3899072654124" calcext:value-type="float">
            <text:p>51.3899072654</text:p>
          </table:table-cell>
          <table:table-cell table:formula="of:=[.P478]*2" office:value-type="float" office:value="102.779814530825" calcext:value-type="float">
            <text:p>102.7798145308</text:p>
          </table:table-cell>
          <table:table-cell table:formula="of:=([.Q478]-[.B125])^2" office:value-type="float" office:value="0.0301275756282988" calcext:value-type="float">
            <text:p>0.030127575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3219798353604" calcext:value-type="float">
            <text:p>51.3219798354</text:p>
          </table:table-cell>
          <table:table-cell table:formula="of:=[.P479]*2" office:value-type="float" office:value="102.643959670721" calcext:value-type="float">
            <text:p>102.6439596707</text:p>
          </table:table-cell>
          <table:table-cell table:formula="of:=([.Q479]-[.B126])^2" office:value-type="float" office:value="0.0360570459110828" calcext:value-type="float">
            <text:p>0.036057045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2236885341553" calcext:value-type="float">
            <text:p>51.2236885342</text:p>
          </table:table-cell>
          <table:table-cell table:formula="of:=[.P480]*2" office:value-type="float" office:value="102.447377068311" calcext:value-type="float">
            <text:p>102.4473770683</text:p>
          </table:table-cell>
          <table:table-cell table:formula="of:=([.Q480]-[.B127])^2" office:value-type="float" office:value="0.0706580563767246" calcext:value-type="float">
            <text:p>0.070658056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161957869275" calcext:value-type="float">
            <text:p>51.1619578693</text:p>
          </table:table-cell>
          <table:table-cell table:formula="of:=[.P481]*2" office:value-type="float" office:value="102.32391573855" calcext:value-type="float">
            <text:p>102.3239157386</text:p>
          </table:table-cell>
          <table:table-cell table:formula="of:=([.Q481]-[.B128])^2" office:value-type="float" office:value="0.0715599209228306" calcext:value-type="float">
            <text:p>0.071559920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1045554904145" calcext:value-type="float">
            <text:p>51.1045554904</text:p>
          </table:table-cell>
          <table:table-cell table:formula="of:=[.P482]*2" office:value-type="float" office:value="102.209110980829" calcext:value-type="float">
            <text:p>102.2091109808</text:p>
          </table:table-cell>
          <table:table-cell table:formula="of:=([.Q482]-[.B129])^2" office:value-type="float" office:value="0.0672991614193517" calcext:value-type="float">
            <text:p>0.067299161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0005360602677" calcext:value-type="float">
            <text:p>51.0005360603</text:p>
          </table:table-cell>
          <table:table-cell table:formula="of:=[.P483]*2" office:value-type="float" office:value="102.001072120535" calcext:value-type="float">
            <text:p>102.0010721205</text:p>
          </table:table-cell>
          <table:table-cell table:formula="of:=([.Q483]-[.B130])^2" office:value-type="float" office:value="0.117953835719289" calcext:value-type="float">
            <text:p>0.117953835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9862200834856" calcext:value-type="float">
            <text:p>50.9862200835</text:p>
          </table:table-cell>
          <table:table-cell table:formula="of:=[.P484]*2" office:value-type="float" office:value="101.972440166971" calcext:value-type="float">
            <text:p>101.972440167</text:p>
          </table:table-cell>
          <table:table-cell table:formula="of:=([.Q484]-[.B131])^2" office:value-type="float" office:value="0.0609752807766076" calcext:value-type="float">
            <text:p>0.060975280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9231661356732" calcext:value-type="float">
            <text:p>50.9231661357</text:p>
          </table:table-cell>
          <table:table-cell table:formula="of:=[.P485]*2" office:value-type="float" office:value="101.846332271346" calcext:value-type="float">
            <text:p>101.8463322713</text:p>
          </table:table-cell>
          <table:table-cell table:formula="of:=([.Q485]-[.B132])^2" office:value-type="float" office:value="0.0608917455475211" calcext:value-type="float">
            <text:p>0.060891745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1.1382096071411" calcext:value-type="float">
            <text:p>51.1382096071</text:p>
          </table:table-cell>
          <table:table-cell table:formula="of:=[.P486]*2" office:value-type="float" office:value="102.276419214282" calcext:value-type="float">
            <text:p>102.2764192143</text:p>
          </table:table-cell>
          <table:table-cell table:formula="of:=([.Q486]-[.B133])^2" office:value-type="float" office:value="0.0965585485537516" calcext:value-type="float">
            <text:p>0.096558548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8907074309622" calcext:value-type="float">
            <text:p>50.890707431</text:p>
          </table:table-cell>
          <table:table-cell table:formula="of:=[.P487]*2" office:value-type="float" office:value="101.781414861924" calcext:value-type="float">
            <text:p>101.7814148619</text:p>
          </table:table-cell>
          <table:table-cell table:formula="of:=([.Q487]-[.B134])^2" office:value-type="float" office:value="0.00310360834238509" calcext:value-type="float">
            <text:p>0.003103608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8695051389929" calcext:value-type="float">
            <text:p>50.869505139</text:p>
          </table:table-cell>
          <table:table-cell table:formula="of:=[.P488]*2" office:value-type="float" office:value="101.739010277986" calcext:value-type="float">
            <text:p>101.739010278</text:p>
          </table:table-cell>
          <table:table-cell table:formula="of:=([.Q488]-[.B135])^2" office:value-type="float" office:value="0.000997724543523834" calcext:value-type="float">
            <text:p>0.000997724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7774452122142" calcext:value-type="float">
            <text:p>50.7774452122</text:p>
          </table:table-cell>
          <table:table-cell table:formula="of:=[.P489]*2" office:value-type="float" office:value="101.554890424428" calcext:value-type="float">
            <text:p>101.5548904244</text:p>
          </table:table-cell>
          <table:table-cell table:formula="of:=([.Q489]-[.B136])^2" office:value-type="float" office:value="0.000470095055592099" calcext:value-type="float">
            <text:p>0.000470095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8091937550757" calcext:value-type="float">
            <text:p>50.8091937551</text:p>
          </table:table-cell>
          <table:table-cell table:formula="of:=[.P490]*2" office:value-type="float" office:value="101.618387510151" calcext:value-type="float">
            <text:p>101.6183875102</text:p>
          </table:table-cell>
          <table:table-cell table:formula="of:=([.Q490]-[.B137])^2" office:value-type="float" office:value="0.0302138826270179" calcext:value-type="float">
            <text:p>0.030213882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6888970647631" calcext:value-type="float">
            <text:p>50.6888970648</text:p>
          </table:table-cell>
          <table:table-cell table:formula="of:=[.P491]*2" office:value-type="float" office:value="101.377794129526" calcext:value-type="float">
            <text:p>101.3777941295</text:p>
          </table:table-cell>
          <table:table-cell table:formula="of:=([.Q491]-[.B138])^2" office:value-type="float" office:value="0.00440803436966637" calcext:value-type="float">
            <text:p>0.004408034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5841506037382" calcext:value-type="float">
            <text:p>50.5841506037</text:p>
          </table:table-cell>
          <table:table-cell table:formula="of:=[.P492]*2" office:value-type="float" office:value="101.168301207476" calcext:value-type="float">
            <text:p>101.1683012075</text:p>
          </table:table-cell>
          <table:table-cell table:formula="of:=([.Q492]-[.B139])^2" office:value-type="float" office:value="0.0000769355725343954" calcext:value-type="float">
            <text:p>7.69355725343954E-0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3493264860598" calcext:value-type="float">
            <text:p>50.3493264861</text:p>
          </table:table-cell>
          <table:table-cell table:formula="of:=[.P493]*2" office:value-type="float" office:value="100.69865297212" calcext:value-type="float">
            <text:p>100.6986529721</text:p>
          </table:table-cell>
          <table:table-cell table:formula="of:=([.Q493]-[.B140])^2" office:value-type="float" office:value="0.117595928712398" calcext:value-type="float">
            <text:p>0.117595928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3274761686329" calcext:value-type="float">
            <text:p>50.3274761686</text:p>
          </table:table-cell>
          <table:table-cell table:formula="of:=[.P494]*2" office:value-type="float" office:value="100.654952337266" calcext:value-type="float">
            <text:p>100.6549523373</text:p>
          </table:table-cell>
          <table:table-cell table:formula="of:=([.Q494]-[.B141])^2" office:value-type="float" office:value="0.0624766835421362" calcext:value-type="float">
            <text:p>0.062476683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0956753137767" calcext:value-type="float">
            <text:p>50.0956753138</text:p>
          </table:table-cell>
          <table:table-cell table:formula="of:=[.P495]*2" office:value-type="float" office:value="100.191350627553" calcext:value-type="float">
            <text:p>100.1913506276</text:p>
          </table:table-cell>
          <table:table-cell table:formula="of:=([.Q495]-[.B142])^2" office:value-type="float" office:value="0.331439093830847" calcext:value-type="float">
            <text:p>0.33143909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0862566663986" calcext:value-type="float">
            <text:p>50.0862566664</text:p>
          </table:table-cell>
          <table:table-cell table:formula="of:=[.P496]*2" office:value-type="float" office:value="100.172513332797" calcext:value-type="float">
            <text:p>100.1725133328</text:p>
          </table:table-cell>
          <table:table-cell table:formula="of:=([.Q496]-[.B143])^2" office:value-type="float" office:value="0.207493520933965" calcext:value-type="float">
            <text:p>0.207493520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1327698143046" calcext:value-type="float">
            <text:p>50.1327698143</text:p>
          </table:table-cell>
          <table:table-cell table:formula="of:=[.P497]*2" office:value-type="float" office:value="100.265539628609" calcext:value-type="float">
            <text:p>100.2655396286</text:p>
          </table:table-cell>
          <table:table-cell table:formula="of:=([.Q497]-[.B144])^2" office:value-type="float" office:value="0.0494042069063901" calcext:value-type="float">
            <text:p>0.049404206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.1403725697014" calcext:value-type="float">
            <text:p>50.1403725697</text:p>
          </table:table-cell>
          <table:table-cell table:formula="of:=[.P498]*2" office:value-type="float" office:value="100.280745139403" calcext:value-type="float">
            <text:p>100.2807451394</text:p>
          </table:table-cell>
          <table:table-cell table:formula="of:=([.Q498]-[.B145])^2" office:value-type="float" office:value="0.00431056072003859" calcext:value-type="float">
            <text:p>0.004310560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9730479745648" calcext:value-type="float">
            <text:p>49.9730479746</text:p>
          </table:table-cell>
          <table:table-cell table:formula="of:=[.P499]*2" office:value-type="float" office:value="99.9460959491296" calcext:value-type="float">
            <text:p>99.9460959491</text:p>
          </table:table-cell>
          <table:table-cell table:formula="of:=([.Q499]-[.B146])^2" office:value-type="float" office:value="0.0664074092519224" calcext:value-type="float">
            <text:p>0.066407409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9940672690619" calcext:value-type="float">
            <text:p>49.9940672691</text:p>
          </table:table-cell>
          <table:table-cell table:formula="of:=[.P500]*2" office:value-type="float" office:value="99.9881345381238" calcext:value-type="float">
            <text:p>99.9881345381</text:p>
          </table:table-cell>
          <table:table-cell table:formula="of:=([.Q500]-[.B147])^2" office:value-type="float" office:value="0.00516205777805245" calcext:value-type="float">
            <text:p>0.005162057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9572067252298" calcext:value-type="float">
            <text:p>49.9572067252</text:p>
          </table:table-cell>
          <table:table-cell table:formula="of:=[.P501]*2" office:value-type="float" office:value="99.9144134504596" calcext:value-type="float">
            <text:p>99.9144134505</text:p>
          </table:table-cell>
          <table:table-cell table:formula="of:=([.Q501]-[.B148])^2" office:value-type="float" office:value="0.000000302928646174376" calcext:value-type="float">
            <text:p>3.02928646174376E-00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7831079212108" calcext:value-type="float">
            <text:p>49.7831079212</text:p>
          </table:table-cell>
          <table:table-cell table:formula="of:=[.P502]*2" office:value-type="float" office:value="99.5662158424216" calcext:value-type="float">
            <text:p>99.5662158424</text:p>
          </table:table-cell>
          <table:table-cell table:formula="of:=([.Q502]-[.B149])^2" office:value-type="float" office:value="0.0410130289994012" calcext:value-type="float">
            <text:p>0.04101302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8110379389184" calcext:value-type="float">
            <text:p>49.8110379389</text:p>
          </table:table-cell>
          <table:table-cell table:formula="of:=[.P503]*2" office:value-type="float" office:value="99.6220758778368" calcext:value-type="float">
            <text:p>99.6220758778</text:p>
          </table:table-cell>
          <table:table-cell table:formula="of:=([.Q503]-[.B150])^2" office:value-type="float" office:value="0.000000628861429233835" calcext:value-type="float">
            <text:p>6.28861429233835E-00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5616547086335" calcext:value-type="float">
            <text:p>49.5616547086</text:p>
          </table:table-cell>
          <table:table-cell table:formula="of:=[.P504]*2" office:value-type="float" office:value="99.123309417267" calcext:value-type="float">
            <text:p>99.1233094173</text:p>
          </table:table-cell>
          <table:table-cell table:formula="of:=([.Q504]-[.B151])^2" office:value-type="float" office:value="0.122010408077292" calcext:value-type="float">
            <text:p>0.122010408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6730437297055" calcext:value-type="float">
            <text:p>49.6730437297</text:p>
          </table:table-cell>
          <table:table-cell table:formula="of:=[.P505]*2" office:value-type="float" office:value="99.346087459411" calcext:value-type="float">
            <text:p>99.3460874594</text:p>
          </table:table-cell>
          <table:table-cell table:formula="of:=([.Q505]-[.B152])^2" office:value-type="float" office:value="0.00054667534204468" calcext:value-type="float">
            <text:p>0.000546675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5133676568016" calcext:value-type="float">
            <text:p>49.5133676568</text:p>
          </table:table-cell>
          <table:table-cell table:formula="of:=[.P506]*2" office:value-type="float" office:value="99.0267353136032" calcext:value-type="float">
            <text:p>99.0267353136</text:p>
          </table:table-cell>
          <table:table-cell table:formula="of:=([.Q506]-[.B153])^2" office:value-type="float" office:value="0.0209766547785149" calcext:value-type="float">
            <text:p>0.020976654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4490975736804" calcext:value-type="float">
            <text:p>49.4490975737</text:p>
          </table:table-cell>
          <table:table-cell table:formula="of:=[.P507]*2" office:value-type="float" office:value="98.8981951473608" calcext:value-type="float">
            <text:p>98.8981951474</text:p>
          </table:table-cell>
          <table:table-cell table:formula="of:=([.Q507]-[.B154])^2" office:value-type="float" office:value="0.0146397688845688" calcext:value-type="float">
            <text:p>0.014639768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2411534356268" calcext:value-type="float">
            <text:p>49.2411534356</text:p>
          </table:table-cell>
          <table:table-cell table:formula="of:=[.P508]*2" office:value-type="float" office:value="98.4823068712536" calcext:value-type="float">
            <text:p>98.4823068713</text:p>
          </table:table-cell>
          <table:table-cell table:formula="of:=([.Q508]-[.B155])^2" office:value-type="float" office:value="0.146887015539997" calcext:value-type="float">
            <text:p>0.146887015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2901705470387" calcext:value-type="float">
            <text:p>49.290170547</text:p>
          </table:table-cell>
          <table:table-cell table:formula="of:=[.P509]*2" office:value-type="float" office:value="98.5803410940774" calcext:value-type="float">
            <text:p>98.5803410941</text:p>
          </table:table-cell>
          <table:table-cell table:formula="of:=([.Q509]-[.B156])^2" office:value-type="float" office:value="0.0169904149473871" calcext:value-type="float">
            <text:p>0.016990414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2347386205955" calcext:value-type="float">
            <text:p>49.2347386206</text:p>
          </table:table-cell>
          <table:table-cell table:formula="of:=[.P510]*2" office:value-type="float" office:value="98.469477241191" calcext:value-type="float">
            <text:p>98.4694772412</text:p>
          </table:table-cell>
          <table:table-cell table:formula="of:=([.Q510]-[.B157])^2" office:value-type="float" office:value="0.00723795620074162" calcext:value-type="float">
            <text:p>0.007237956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1832137423898" calcext:value-type="float">
            <text:p>49.1832137424</text:p>
          </table:table-cell>
          <table:table-cell table:formula="of:=[.P511]*2" office:value-type="float" office:value="98.3664274847796" calcext:value-type="float">
            <text:p>98.3664274848</text:p>
          </table:table-cell>
          <table:table-cell table:formula="of:=([.Q511]-[.B158])^2" office:value-type="float" office:value="0.000944145162577093" calcext:value-type="float">
            <text:p>0.000944145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9.2120248692686" calcext:value-type="float">
            <text:p>49.2120248693</text:p>
          </table:table-cell>
          <table:table-cell table:formula="of:=[.P512]*2" office:value-type="float" office:value="98.4240497385372" calcext:value-type="float">
            <text:p>98.4240497385</text:p>
          </table:table-cell>
          <table:table-cell table:formula="of:=([.Q512]-[.B159])^2" office:value-type="float" office:value="0.0344341497157621" calcext:value-type="float">
            <text:p>0.034434149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9206984395725" calcext:value-type="float">
            <text:p>48.9206984396</text:p>
          </table:table-cell>
          <table:table-cell table:formula="of:=[.P513]*2" office:value-type="float" office:value="97.841396879145" calcext:value-type="float">
            <text:p>97.8413968791</text:p>
          </table:table-cell>
          <table:table-cell table:formula="of:=([.Q513]-[.B160])^2" office:value-type="float" office:value="0.0562368407974039" calcext:value-type="float">
            <text:p>0.056236840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9442350901271" calcext:value-type="float">
            <text:p>48.9442350901</text:p>
          </table:table-cell>
          <table:table-cell table:formula="of:=[.P514]*2" office:value-type="float" office:value="97.8884701802542" calcext:value-type="float">
            <text:p>97.8884701803</text:p>
          </table:table-cell>
          <table:table-cell table:formula="of:=([.Q514]-[.B161])^2" office:value-type="float" office:value="0.000831853450433933" calcext:value-type="float">
            <text:p>0.000831853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895137557659" calcext:value-type="float">
            <text:p>48.8951375577</text:p>
          </table:table-cell>
          <table:table-cell table:formula="of:=[.P515]*2" office:value-type="float" office:value="97.790275115318" calcext:value-type="float">
            <text:p>97.7902751153</text:p>
          </table:table-cell>
          <table:table-cell table:formula="of:=([.Q515]-[.B162])^2" office:value-type="float" office:value="0.00125881871419241" calcext:value-type="float">
            <text:p>0.001258818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8328852029029" calcext:value-type="float">
            <text:p>48.8328852029</text:p>
          </table:table-cell>
          <table:table-cell table:formula="of:=[.P516]*2" office:value-type="float" office:value="97.6657704058058" calcext:value-type="float">
            <text:p>97.6657704058</text:p>
          </table:table-cell>
          <table:table-cell table:formula="of:=([.Q516]-[.B163])^2" office:value-type="float" office:value="0.00559312764798311" calcext:value-type="float">
            <text:p>0.005593127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7925362152317" calcext:value-type="float">
            <text:p>48.7925362152</text:p>
          </table:table-cell>
          <table:table-cell table:formula="of:=[.P517]*2" office:value-type="float" office:value="97.5850724304634" calcext:value-type="float">
            <text:p>97.5850724305</text:p>
          </table:table-cell>
          <table:table-cell table:formula="of:=([.Q517]-[.B164])^2" office:value-type="float" office:value="0.0253456526696598" calcext:value-type="float">
            <text:p>0.02534565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5091543498589" calcext:value-type="float">
            <text:p>48.5091543499</text:p>
          </table:table-cell>
          <table:table-cell table:formula="of:=[.P518]*2" office:value-type="float" office:value="97.0183086997178" calcext:value-type="float">
            <text:p>97.0183086997</text:p>
          </table:table-cell>
          <table:table-cell table:formula="of:=([.Q518]-[.B165])^2" office:value-type="float" office:value="0.0581476026987526" calcext:value-type="float">
            <text:p>0.05814760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4306404525468" calcext:value-type="float">
            <text:p>48.4306404525</text:p>
          </table:table-cell>
          <table:table-cell table:formula="of:=[.P519]*2" office:value-type="float" office:value="96.8612809050936" calcext:value-type="float">
            <text:p>96.8612809051</text:p>
          </table:table-cell>
          <table:table-cell table:formula="of:=([.Q519]-[.B166])^2" office:value-type="float" office:value="0.0530972083106053" calcext:value-type="float">
            <text:p>0.053097208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3151238346301" calcext:value-type="float">
            <text:p>48.3151238346</text:p>
          </table:table-cell>
          <table:table-cell table:formula="of:=[.P520]*2" office:value-type="float" office:value="96.6302476692602" calcext:value-type="float">
            <text:p>96.6302476693</text:p>
          </table:table-cell>
          <table:table-cell table:formula="of:=([.Q520]-[.B167])^2" office:value-type="float" office:value="0.0854988715562504" calcext:value-type="float">
            <text:p>0.08549887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4685640503174" calcext:value-type="float">
            <text:p>48.4685640503</text:p>
          </table:table-cell>
          <table:table-cell table:formula="of:=[.P521]*2" office:value-type="float" office:value="96.9371281006348" calcext:value-type="float">
            <text:p>96.9371281006</text:p>
          </table:table-cell>
          <table:table-cell table:formula="of:=([.Q521]-[.B168])^2" office:value-type="float" office:value="0.0341758596864844" calcext:value-type="float">
            <text:p>0.034175859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26201575166" calcext:value-type="float">
            <text:p>48.2620157517</text:p>
          </table:table-cell>
          <table:table-cell table:formula="of:=[.P522]*2" office:value-type="float" office:value="96.52403150332" calcext:value-type="float">
            <text:p>96.5240315033</text:p>
          </table:table-cell>
          <table:table-cell table:formula="of:=([.Q522]-[.B169])^2" office:value-type="float" office:value="0.0031927965682325" calcext:value-type="float">
            <text:p>0.003192796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1523118525207" calcext:value-type="float">
            <text:p>48.1523118525</text:p>
          </table:table-cell>
          <table:table-cell table:formula="of:=[.P523]*2" office:value-type="float" office:value="96.3046237050414" calcext:value-type="float">
            <text:p>96.304623705</text:p>
          </table:table-cell>
          <table:table-cell table:formula="of:=([.Q523]-[.B170])^2" office:value-type="float" office:value="0.0105770703621476" calcext:value-type="float">
            <text:p>0.010577070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0333595692989" calcext:value-type="float">
            <text:p>48.0333595693</text:p>
          </table:table-cell>
          <table:table-cell table:formula="of:=[.P524]*2" office:value-type="float" office:value="96.0667191385978" calcext:value-type="float">
            <text:p>96.0667191386</text:p>
          </table:table-cell>
          <table:table-cell table:formula="of:=([.Q524]-[.B171])^2" office:value-type="float" office:value="0.0276661084794009" calcext:value-type="float">
            <text:p>0.027666108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0798024329445" calcext:value-type="float">
            <text:p>48.0798024329</text:p>
          </table:table-cell>
          <table:table-cell table:formula="of:=[.P525]*2" office:value-type="float" office:value="96.159604865889" calcext:value-type="float">
            <text:p>96.1596048659</text:p>
          </table:table-cell>
          <table:table-cell table:formula="of:=([.Q525]-[.B172])^2" office:value-type="float" office:value="0.0104714874101237" calcext:value-type="float">
            <text:p>0.010471487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8.0069794670316" calcext:value-type="float">
            <text:p>48.006979467</text:p>
          </table:table-cell>
          <table:table-cell table:formula="of:=[.P526]*2" office:value-type="float" office:value="96.0139589340632" calcext:value-type="float">
            <text:p>96.0139589341</text:p>
          </table:table-cell>
          <table:table-cell table:formula="of:=([.Q526]-[.B173])^2" office:value-type="float" office:value="0.0179092468022033" calcext:value-type="float">
            <text:p>0.01790924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8565986662722" calcext:value-type="float">
            <text:p>47.8565986663</text:p>
          </table:table-cell>
          <table:table-cell table:formula="of:=[.P527]*2" office:value-type="float" office:value="95.7131973325444" calcext:value-type="float">
            <text:p>95.7131973325</text:p>
          </table:table-cell>
          <table:table-cell table:formula="of:=([.Q527]-[.B174])^2" office:value-type="float" office:value="0.000134043196206615" calcext:value-type="float">
            <text:p>0.000134043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9483067692246" calcext:value-type="float">
            <text:p>47.9483067692</text:p>
          </table:table-cell>
          <table:table-cell table:formula="of:=[.P528]*2" office:value-type="float" office:value="95.8966135384492" calcext:value-type="float">
            <text:p>95.8966135384</text:p>
          </table:table-cell>
          <table:table-cell table:formula="of:=([.Q528]-[.B175])^2" office:value-type="float" office:value="0.140541206323077" calcext:value-type="float">
            <text:p>0.140541206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6675512748653" calcext:value-type="float">
            <text:p>47.6675512749</text:p>
          </table:table-cell>
          <table:table-cell table:formula="of:=[.P529]*2" office:value-type="float" office:value="95.3351025497306" calcext:value-type="float">
            <text:p>95.3351025497</text:p>
          </table:table-cell>
          <table:table-cell table:formula="of:=([.Q529]-[.B176])^2" office:value-type="float" office:value="0.0000285164572835442" calcext:value-type="float">
            <text:p>2.85164572835442E-0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5709382934465" calcext:value-type="float">
            <text:p>47.5709382934</text:p>
          </table:table-cell>
          <table:table-cell table:formula="of:=[.P530]*2" office:value-type="float" office:value="95.141876586893" calcext:value-type="float">
            <text:p>95.1418765869</text:p>
          </table:table-cell>
          <table:table-cell table:formula="of:=([.Q530]-[.B177])^2" office:value-type="float" office:value="0.00025240163384487" calcext:value-type="float">
            <text:p>0.00025240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4101983523808" calcext:value-type="float">
            <text:p>47.4101983524</text:p>
          </table:table-cell>
          <table:table-cell table:formula="of:=[.P531]*2" office:value-type="float" office:value="94.8203967047616" calcext:value-type="float">
            <text:p>94.8203967048</text:p>
          </table:table-cell>
          <table:table-cell table:formula="of:=([.Q531]-[.B178])^2" office:value-type="float" office:value="0.0234959402767465" calcext:value-type="float">
            <text:p>0.023495940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3823545449068" calcext:value-type="float">
            <text:p>47.3823545449</text:p>
          </table:table-cell>
          <table:table-cell table:formula="of:=[.P532]*2" office:value-type="float" office:value="94.7647090898136" calcext:value-type="float">
            <text:p>94.7647090898</text:p>
          </table:table-cell>
          <table:table-cell table:formula="of:=([.Q532]-[.B179])^2" office:value-type="float" office:value="0.000551114602940647" calcext:value-type="float">
            <text:p>0.000551114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4238406642777" calcext:value-type="float">
            <text:p>47.4238406643</text:p>
          </table:table-cell>
          <table:table-cell table:formula="of:=[.P533]*2" office:value-type="float" office:value="94.8476813285554" calcext:value-type="float">
            <text:p>94.8476813286</text:p>
          </table:table-cell>
          <table:table-cell table:formula="of:=([.Q533]-[.B180])^2" office:value-type="float" office:value="0.0607192870049299" calcext:value-type="float">
            <text:p>0.06071928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1517225719177" calcext:value-type="float">
            <text:p>47.1517225719</text:p>
          </table:table-cell>
          <table:table-cell table:formula="of:=[.P534]*2" office:value-type="float" office:value="94.3034451438354" calcext:value-type="float">
            <text:p>94.3034451438</text:p>
          </table:table-cell>
          <table:table-cell table:formula="of:=([.Q534]-[.B181])^2" office:value-type="float" office:value="0.0119853659575061" calcext:value-type="float">
            <text:p>0.01198536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2234720260663" calcext:value-type="float">
            <text:p>47.2234720261</text:p>
          </table:table-cell>
          <table:table-cell table:formula="of:=[.P535]*2" office:value-type="float" office:value="94.4469440521326" calcext:value-type="float">
            <text:p>94.4469440521</text:p>
          </table:table-cell>
          <table:table-cell table:formula="of:=([.Q535]-[.B182])^2" office:value-type="float" office:value="0.0500885178400975" calcext:value-type="float">
            <text:p>0.050088517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7.0024697873742" calcext:value-type="float">
            <text:p>47.0024697874</text:p>
          </table:table-cell>
          <table:table-cell table:formula="of:=[.P536]*2" office:value-type="float" office:value="94.0049395747484" calcext:value-type="float">
            <text:p>94.0049395747</text:p>
          </table:table-cell>
          <table:table-cell table:formula="of:=([.Q536]-[.B183])^2" office:value-type="float" office:value="0.000727375789279762" calcext:value-type="float">
            <text:p>0.00072737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9273697116711" calcext:value-type="float">
            <text:p>46.9273697117</text:p>
          </table:table-cell>
          <table:table-cell table:formula="of:=[.P537]*2" office:value-type="float" office:value="93.8547394233422" calcext:value-type="float">
            <text:p>93.8547394233</text:p>
          </table:table-cell>
          <table:table-cell table:formula="of:=([.Q537]-[.B184])^2" office:value-type="float" office:value="0.000240721845053914" calcext:value-type="float">
            <text:p>0.000240721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7447066894493" calcext:value-type="float">
            <text:p>46.7447066894</text:p>
          </table:table-cell>
          <table:table-cell table:formula="of:=[.P538]*2" office:value-type="float" office:value="93.4894133788986" calcext:value-type="float">
            <text:p>93.4894133789</text:p>
          </table:table-cell>
          <table:table-cell table:formula="of:=([.Q538]-[.B185])^2" office:value-type="float" office:value="0.0242304219812278" calcext:value-type="float">
            <text:p>0.02423042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7255329713634" calcext:value-type="float">
            <text:p>46.7255329714</text:p>
          </table:table-cell>
          <table:table-cell table:formula="of:=[.P539]*2" office:value-type="float" office:value="93.4510659427268" calcext:value-type="float">
            <text:p>93.4510659427</text:p>
          </table:table-cell>
          <table:table-cell table:formula="of:=([.Q539]-[.B186])^2" office:value-type="float" office:value="0.00000260616701367447" calcext:value-type="float">
            <text:p>2.60616701367447E-00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6365370162949" calcext:value-type="float">
            <text:p>46.6365370163</text:p>
          </table:table-cell>
          <table:table-cell table:formula="of:=[.P540]*2" office:value-type="float" office:value="93.2730740325898" calcext:value-type="float">
            <text:p>93.2730740326</text:p>
          </table:table-cell>
          <table:table-cell table:formula="of:=([.Q540]-[.B187])^2" office:value-type="float" office:value="0.0004296592117327" calcext:value-type="float">
            <text:p>0.000429659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4119074107563" calcext:value-type="float">
            <text:p>46.4119074108</text:p>
          </table:table-cell>
          <table:table-cell table:formula="of:=[.P541]*2" office:value-type="float" office:value="92.8238148215126" calcext:value-type="float">
            <text:p>92.8238148215</text:p>
          </table:table-cell>
          <table:table-cell table:formula="of:=([.Q541]-[.B188])^2" office:value-type="float" office:value="0.0528692251813543" calcext:value-type="float">
            <text:p>0.052869225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4348545818526" calcext:value-type="float">
            <text:p>46.4348545819</text:p>
          </table:table-cell>
          <table:table-cell table:formula="of:=[.P542]*2" office:value-type="float" office:value="92.8697091637052" calcext:value-type="float">
            <text:p>92.8697091637</text:p>
          </table:table-cell>
          <table:table-cell table:formula="of:=([.Q542]-[.B189])^2" office:value-type="float" office:value="0.00025795166417439" calcext:value-type="float">
            <text:p>0.000257951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2313612059182" calcext:value-type="float">
            <text:p>46.2313612059</text:p>
          </table:table-cell>
          <table:table-cell table:formula="of:=[.P543]*2" office:value-type="float" office:value="92.4627224118364" calcext:value-type="float">
            <text:p>92.4627224118</text:p>
          </table:table-cell>
          <table:table-cell table:formula="of:=([.Q543]-[.B190])^2" office:value-type="float" office:value="0.0358400928037275" calcext:value-type="float">
            <text:p>0.03584009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0529725653356" calcext:value-type="float">
            <text:p>46.0529725653</text:p>
          </table:table-cell>
          <table:table-cell table:formula="of:=[.P544]*2" office:value-type="float" office:value="92.1059451306712" calcext:value-type="float">
            <text:p>92.1059451307</text:p>
          </table:table-cell>
          <table:table-cell table:formula="of:=([.Q544]-[.B191])^2" office:value-type="float" office:value="0.117621341645313" calcext:value-type="float">
            <text:p>0.11762134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6.1380868183394" calcext:value-type="float">
            <text:p>46.1380868183</text:p>
          </table:table-cell>
          <table:table-cell table:formula="of:=[.P545]*2" office:value-type="float" office:value="92.2761736366788" calcext:value-type="float">
            <text:p>92.2761736367</text:p>
          </table:table-cell>
          <table:table-cell table:formula="of:=([.Q545]-[.B192])^2" office:value-type="float" office:value="0.00101969264660822" calcext:value-type="float">
            <text:p>0.001019692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975825048698" calcext:value-type="float">
            <text:p>45.9758250487</text:p>
          </table:table-cell>
          <table:table-cell table:formula="of:=[.P546]*2" office:value-type="float" office:value="91.951650097396" calcext:value-type="float">
            <text:p>91.9516500974</text:p>
          </table:table-cell>
          <table:table-cell table:formula="of:=([.Q546]-[.B193])^2" office:value-type="float" office:value="0.00746245851556696" calcext:value-type="float">
            <text:p>0.007462458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960188699778" calcext:value-type="float">
            <text:p>45.9601886998</text:p>
          </table:table-cell>
          <table:table-cell table:formula="of:=[.P547]*2" office:value-type="float" office:value="91.920377399556" calcext:value-type="float">
            <text:p>91.9203773996</text:p>
          </table:table-cell>
          <table:table-cell table:formula="of:=([.Q547]-[.B194])^2" office:value-type="float" office:value="0.00811786035468049" calcext:value-type="float">
            <text:p>0.008117860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8515936210521" calcext:value-type="float">
            <text:p>45.8515936211</text:p>
          </table:table-cell>
          <table:table-cell table:formula="of:=[.P548]*2" office:value-type="float" office:value="91.7031872421042" calcext:value-type="float">
            <text:p>91.7031872421</text:p>
          </table:table-cell>
          <table:table-cell table:formula="of:=([.Q548]-[.B195])^2" office:value-type="float" office:value="0.00676159891957729" calcext:value-type="float">
            <text:p>0.006761598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8754891989548" calcext:value-type="float">
            <text:p>45.875489199</text:p>
          </table:table-cell>
          <table:table-cell table:formula="of:=[.P549]*2" office:value-type="float" office:value="91.7509783979096" calcext:value-type="float">
            <text:p>91.7509783979</text:p>
          </table:table-cell>
          <table:table-cell table:formula="of:=([.Q549]-[.B196])^2" office:value-type="float" office:value="0.116221883509867" calcext:value-type="float">
            <text:p>0.116221883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6379693808408" calcext:value-type="float">
            <text:p>45.6379693808</text:p>
          </table:table-cell>
          <table:table-cell table:formula="of:=[.P550]*2" office:value-type="float" office:value="91.2759387616816" calcext:value-type="float">
            <text:p>91.2759387617</text:p>
          </table:table-cell>
          <table:table-cell table:formula="of:=([.Q550]-[.B197])^2" office:value-type="float" office:value="0.0061388904336545" calcext:value-type="float">
            <text:p>0.006138890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3151464945759" calcext:value-type="float">
            <text:p>45.3151464946</text:p>
          </table:table-cell>
          <table:table-cell table:formula="of:=[.P551]*2" office:value-type="float" office:value="90.6302929891518" calcext:value-type="float">
            <text:p>90.6302929892</text:p>
          </table:table-cell>
          <table:table-cell table:formula="of:=([.Q551]-[.B198])^2" office:value-type="float" office:value="0.12476578188321" calcext:value-type="float">
            <text:p>0.124765781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4108911154035" calcext:value-type="float">
            <text:p>45.4108911154</text:p>
          </table:table-cell>
          <table:table-cell table:formula="of:=[.P552]*2" office:value-type="float" office:value="90.821782230807" calcext:value-type="float">
            <text:p>90.8217822308</text:p>
          </table:table-cell>
          <table:table-cell table:formula="of:=([.Q552]-[.B199])^2" office:value-type="float" office:value="0.00291022710718037" calcext:value-type="float">
            <text:p>0.002910227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2674729712141" calcext:value-type="float">
            <text:p>45.2674729712</text:p>
          </table:table-cell>
          <table:table-cell table:formula="of:=[.P553]*2" office:value-type="float" office:value="90.5349459424282" calcext:value-type="float">
            <text:p>90.5349459424</text:p>
          </table:table-cell>
          <table:table-cell table:formula="of:=([.Q553]-[.B200])^2" office:value-type="float" office:value="0.00024312379758194" calcext:value-type="float">
            <text:p>0.00024312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1693864612436" calcext:value-type="float">
            <text:p>45.1693864612</text:p>
          </table:table-cell>
          <table:table-cell table:formula="of:=[.P554]*2" office:value-type="float" office:value="90.3387729224872" calcext:value-type="float">
            <text:p>90.3387729225</text:p>
          </table:table-cell>
          <table:table-cell table:formula="of:=([.Q554]-[.B201])^2" office:value-type="float" office:value="0.0000512888366490094" calcext:value-type="float">
            <text:p>5.12888366490094E-0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5.0875441288404" calcext:value-type="float">
            <text:p>45.0875441288</text:p>
          </table:table-cell>
          <table:table-cell table:formula="of:=[.P555]*2" office:value-type="float" office:value="90.1750882576808" calcext:value-type="float">
            <text:p>90.1750882577</text:p>
          </table:table-cell>
          <table:table-cell table:formula="of:=([.Q555]-[.B202])^2" office:value-type="float" office:value="0.00410184498685314" calcext:value-type="float">
            <text:p>0.00410184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9091423880949" calcext:value-type="float">
            <text:p>44.9091423881</text:p>
          </table:table-cell>
          <table:table-cell table:formula="of:=[.P556]*2" office:value-type="float" office:value="89.8182847761898" calcext:value-type="float">
            <text:p>89.8182847762</text:p>
          </table:table-cell>
          <table:table-cell table:formula="of:=([.Q556]-[.B203])^2" office:value-type="float" office:value="0.00497524883350197" calcext:value-type="float">
            <text:p>0.004975248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8367096169542" calcext:value-type="float">
            <text:p>44.836709617</text:p>
          </table:table-cell>
          <table:table-cell table:formula="of:=[.P557]*2" office:value-type="float" office:value="89.6734192339084" calcext:value-type="float">
            <text:p>89.6734192339</text:p>
          </table:table-cell>
          <table:table-cell table:formula="of:=([.Q557]-[.B204])^2" office:value-type="float" office:value="0.0000720360251043947" calcext:value-type="float">
            <text:p>0.00007203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7383562870362" calcext:value-type="float">
            <text:p>44.738356287</text:p>
          </table:table-cell>
          <table:table-cell table:formula="of:=[.P558]*2" office:value-type="float" office:value="89.4767125740724" calcext:value-type="float">
            <text:p>89.4767125741</text:p>
          </table:table-cell>
          <table:table-cell table:formula="of:=([.Q558]-[.B205])^2" office:value-type="float" office:value="0.00139484577080513" calcext:value-type="float">
            <text:p>0.00139484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593287294333" calcext:value-type="float">
            <text:p>44.5932872943</text:p>
          </table:table-cell>
          <table:table-cell table:formula="of:=[.P559]*2" office:value-type="float" office:value="89.186574588666" calcext:value-type="float">
            <text:p>89.1865745887</text:p>
          </table:table-cell>
          <table:table-cell table:formula="of:=([.Q559]-[.B206])^2" office:value-type="float" office:value="0.000651893815603821" calcext:value-type="float">
            <text:p>0.00065189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3479903424254" calcext:value-type="float">
            <text:p>44.3479903424</text:p>
          </table:table-cell>
          <table:table-cell table:formula="of:=[.P560]*2" office:value-type="float" office:value="88.6959806848508" calcext:value-type="float">
            <text:p>88.6959806849</text:p>
          </table:table-cell>
          <table:table-cell table:formula="of:=([.Q560]-[.B207])^2" office:value-type="float" office:value="0.0824630395012182" calcext:value-type="float">
            <text:p>0.08246303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4289867604557" calcext:value-type="float">
            <text:p>44.4289867605</text:p>
          </table:table-cell>
          <table:table-cell table:formula="of:=[.P561]*2" office:value-type="float" office:value="88.8579735209114" calcext:value-type="float">
            <text:p>88.8579735209</text:p>
          </table:table-cell>
          <table:table-cell table:formula="of:=([.Q561]-[.B208])^2" office:value-type="float" office:value="0.0111321007392341" calcext:value-type="float">
            <text:p>0.011132100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4.144797344578" calcext:value-type="float">
            <text:p>44.1447973446</text:p>
          </table:table-cell>
          <table:table-cell table:formula="of:=[.P562]*2" office:value-type="float" office:value="88.289594689156" calcext:value-type="float">
            <text:p>88.2895946892</text:p>
          </table:table-cell>
          <table:table-cell table:formula="of:=([.Q562]-[.B209])^2" office:value-type="float" office:value="0.0531115999660251" calcext:value-type="float">
            <text:p>0.05311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9101245553191" calcext:value-type="float">
            <text:p>43.9101245553</text:p>
          </table:table-cell>
          <table:table-cell table:formula="of:=[.P563]*2" office:value-type="float" office:value="87.8202491106382" calcext:value-type="float">
            <text:p>87.8202491106</text:p>
          </table:table-cell>
          <table:table-cell table:formula="of:=([.Q563]-[.B210])^2" office:value-type="float" office:value="0.21683001503565" calcext:value-type="float">
            <text:p>0.21683001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9033749434699" calcext:value-type="float">
            <text:p>43.9033749435</text:p>
          </table:table-cell>
          <table:table-cell table:formula="of:=[.P564]*2" office:value-type="float" office:value="87.8067498869398" calcext:value-type="float">
            <text:p>87.8067498869</text:p>
          </table:table-cell>
          <table:table-cell table:formula="of:=([.Q564]-[.B211])^2" office:value-type="float" office:value="0.059163709402231" calcext:value-type="float">
            <text:p>0.059163709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8899344010687" calcext:value-type="float">
            <text:p>43.8899344011</text:p>
          </table:table-cell>
          <table:table-cell table:formula="of:=[.P565]*2" office:value-type="float" office:value="87.7798688021374" calcext:value-type="float">
            <text:p>87.7798688021</text:p>
          </table:table-cell>
          <table:table-cell table:formula="of:=([.Q565]-[.B212])^2" office:value-type="float" office:value="0.00105177091960469" calcext:value-type="float">
            <text:p>0.001051770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6384203655653" calcext:value-type="float">
            <text:p>43.6384203656</text:p>
          </table:table-cell>
          <table:table-cell table:formula="of:=[.P566]*2" office:value-type="float" office:value="87.2768407311306" calcext:value-type="float">
            <text:p>87.2768407311</text:p>
          </table:table-cell>
          <table:table-cell table:formula="of:=([.Q566]-[.B213])^2" office:value-type="float" office:value="0.0876077766436482" calcext:value-type="float">
            <text:p>0.087607776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5502674738099" calcext:value-type="float">
            <text:p>43.5502674738</text:p>
          </table:table-cell>
          <table:table-cell table:formula="of:=[.P567]*2" office:value-type="float" office:value="87.1005349476198" calcext:value-type="float">
            <text:p>87.1005349476</text:p>
          </table:table-cell>
          <table:table-cell table:formula="of:=([.Q567]-[.B214])^2" office:value-type="float" office:value="0.0533689431752272" calcext:value-type="float">
            <text:p>0.053368943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3778028393181" calcext:value-type="float">
            <text:p>43.3778028393</text:p>
          </table:table-cell>
          <table:table-cell table:formula="of:=[.P568]*2" office:value-type="float" office:value="86.7556056786362" calcext:value-type="float">
            <text:p>86.7556056786</text:p>
          </table:table-cell>
          <table:table-cell table:formula="of:=([.Q568]-[.B215])^2" office:value-type="float" office:value="0.110792511846802" calcext:value-type="float">
            <text:p>0.110792511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3250840899027" calcext:value-type="float">
            <text:p>43.3250840899</text:p>
          </table:table-cell>
          <table:table-cell table:formula="of:=[.P569]*2" office:value-type="float" office:value="86.6501681798054" calcext:value-type="float">
            <text:p>86.6501681798</text:p>
          </table:table-cell>
          <table:table-cell table:formula="of:=([.Q569]-[.B216])^2" office:value-type="float" office:value="0.0373916823903619" calcext:value-type="float">
            <text:p>0.037391682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1417961125598" calcext:value-type="float">
            <text:p>43.1417961126</text:p>
          </table:table-cell>
          <table:table-cell table:formula="of:=[.P570]*2" office:value-type="float" office:value="86.2835922251196" calcext:value-type="float">
            <text:p>86.2835922251</text:p>
          </table:table-cell>
          <table:table-cell table:formula="of:=([.Q570]-[.B217])^2" office:value-type="float" office:value="0.0980782391896335" calcext:value-type="float">
            <text:p>0.098078239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1354700142936" calcext:value-type="float">
            <text:p>43.1354700143</text:p>
          </table:table-cell>
          <table:table-cell table:formula="of:=[.P571]*2" office:value-type="float" office:value="86.2709400285872" calcext:value-type="float">
            <text:p>86.2709400286</text:p>
          </table:table-cell>
          <table:table-cell table:formula="of:=([.Q571]-[.B218])^2" office:value-type="float" office:value="0.00595868999361668" calcext:value-type="float">
            <text:p>0.0059586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0110305696116" calcext:value-type="float">
            <text:p>43.0110305696</text:p>
          </table:table-cell>
          <table:table-cell table:formula="of:=[.P572]*2" office:value-type="float" office:value="86.0220611392232" calcext:value-type="float">
            <text:p>86.0220611392</text:p>
          </table:table-cell>
          <table:table-cell table:formula="of:=([.Q572]-[.B219])^2" office:value-type="float" office:value="0.00570899183632439" calcext:value-type="float">
            <text:p>0.005708991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3.0036423081627" calcext:value-type="float">
            <text:p>43.0036423082</text:p>
          </table:table-cell>
          <table:table-cell table:formula="of:=[.P573]*2" office:value-type="float" office:value="86.0072846163254" calcext:value-type="float">
            <text:p>86.0072846163</text:p>
          </table:table-cell>
          <table:table-cell table:formula="of:=([.Q573]-[.B220])^2" office:value-type="float" office:value="0.0262683336073864" calcext:value-type="float">
            <text:p>0.026268333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7665413760737" calcext:value-type="float">
            <text:p>42.7665413761</text:p>
          </table:table-cell>
          <table:table-cell table:formula="of:=[.P574]*2" office:value-type="float" office:value="85.5330827521474" calcext:value-type="float">
            <text:p>85.5330827521</text:p>
          </table:table-cell>
          <table:table-cell table:formula="of:=([.Q574]-[.B221])^2" office:value-type="float" office:value="0.00334137384508637" calcext:value-type="float">
            <text:p>0.00334137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4442960643215" calcext:value-type="float">
            <text:p>42.4442960643</text:p>
          </table:table-cell>
          <table:table-cell table:formula="of:=[.P575]*2" office:value-type="float" office:value="84.888592128643" calcext:value-type="float">
            <text:p>84.8885921286</text:p>
          </table:table-cell>
          <table:table-cell table:formula="of:=([.Q575]-[.B222])^2" office:value-type="float" office:value="0.198954608843726" calcext:value-type="float">
            <text:p>0.198954608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4190313530491" calcext:value-type="float">
            <text:p>42.419031353</text:p>
          </table:table-cell>
          <table:table-cell table:formula="of:=[.P576]*2" office:value-type="float" office:value="84.8380627060982" calcext:value-type="float">
            <text:p>84.8380627061</text:p>
          </table:table-cell>
          <table:table-cell table:formula="of:=([.Q576]-[.B223])^2" office:value-type="float" office:value="0.0568219321298944" calcext:value-type="float">
            <text:p>0.056821932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3080602108652" calcext:value-type="float">
            <text:p>42.3080602109</text:p>
          </table:table-cell>
          <table:table-cell table:formula="of:=[.P577]*2" office:value-type="float" office:value="84.6161204217304" calcext:value-type="float">
            <text:p>84.6161204217</text:p>
          </table:table-cell>
          <table:table-cell table:formula="of:=([.Q577]-[.B224])^2" office:value-type="float" office:value="0.040060662289875" calcext:value-type="float">
            <text:p>0.040060662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2067114920611" calcext:value-type="float">
            <text:p>42.2067114921</text:p>
          </table:table-cell>
          <table:table-cell table:formula="of:=[.P578]*2" office:value-type="float" office:value="84.4134229841222" calcext:value-type="float">
            <text:p>84.4134229841</text:p>
          </table:table-cell>
          <table:table-cell table:formula="of:=([.Q578]-[.B225])^2" office:value-type="float" office:value="0.0197969672228874" calcext:value-type="float">
            <text:p>0.019796967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2.0671800252188" calcext:value-type="float">
            <text:p>42.0671800252</text:p>
          </table:table-cell>
          <table:table-cell table:formula="of:=[.P579]*2" office:value-type="float" office:value="84.1343600504376" calcext:value-type="float">
            <text:p>84.1343600504</text:p>
          </table:table-cell>
          <table:table-cell table:formula="of:=([.Q579]-[.B226])^2" office:value-type="float" office:value="0.0242162241640992" calcext:value-type="float">
            <text:p>0.024216224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9533189846411" calcext:value-type="float">
            <text:p>41.9533189846</text:p>
          </table:table-cell>
          <table:table-cell table:formula="of:=[.P580]*2" office:value-type="float" office:value="83.9066379692822" calcext:value-type="float">
            <text:p>83.9066379693</text:p>
          </table:table-cell>
          <table:table-cell table:formula="of:=([.Q580]-[.B227])^2" office:value-type="float" office:value="0.0137283825727185" calcext:value-type="float">
            <text:p>0.013728382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7163415100983" calcext:value-type="float">
            <text:p>41.7163415101</text:p>
          </table:table-cell>
          <table:table-cell table:formula="of:=[.P581]*2" office:value-type="float" office:value="83.4326830201966" calcext:value-type="float">
            <text:p>83.4326830202</text:p>
          </table:table-cell>
          <table:table-cell table:formula="of:=([.Q581]-[.B228])^2" office:value-type="float" office:value="0.104273328561744" calcext:value-type="float">
            <text:p>0.104273328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6875172963581" calcext:value-type="float">
            <text:p>41.6875172964</text:p>
          </table:table-cell>
          <table:table-cell table:formula="of:=[.P582]*2" office:value-type="float" office:value="83.3750345927162" calcext:value-type="float">
            <text:p>83.3750345927</text:p>
          </table:table-cell>
          <table:table-cell table:formula="of:=([.Q582]-[.B229])^2" office:value-type="float" office:value="0.0121646467196139" calcext:value-type="float">
            <text:p>0.012164646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6822417250701" calcext:value-type="float">
            <text:p>41.6822417251</text:p>
          </table:table-cell>
          <table:table-cell table:formula="of:=[.P583]*2" office:value-type="float" office:value="83.3644834501402" calcext:value-type="float">
            <text:p>83.3644834501</text:p>
          </table:table-cell>
          <table:table-cell table:formula="of:=([.Q583]-[.B230])^2" office:value-type="float" office:value="0.0229533681260986" calcext:value-type="float">
            <text:p>0.022953368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3876637153542" calcext:value-type="float">
            <text:p>41.3876637154</text:p>
          </table:table-cell>
          <table:table-cell table:formula="of:=[.P584]*2" office:value-type="float" office:value="82.7753274307084" calcext:value-type="float">
            <text:p>82.7753274307</text:p>
          </table:table-cell>
          <table:table-cell table:formula="of:=([.Q584]-[.B231])^2" office:value-type="float" office:value="0.0266355551770107" calcext:value-type="float">
            <text:p>0.026635555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236448001312" calcext:value-type="float">
            <text:p>41.2364480013</text:p>
          </table:table-cell>
          <table:table-cell table:formula="of:=[.P585]*2" office:value-type="float" office:value="82.472896002624" calcext:value-type="float">
            <text:p>82.4728960026</text:p>
          </table:table-cell>
          <table:table-cell table:formula="of:=([.Q585]-[.B232])^2" office:value-type="float" office:value="0.0357460383341944" calcext:value-type="float">
            <text:p>0.035746038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1.1629486290089" calcext:value-type="float">
            <text:p>41.162948629</text:p>
          </table:table-cell>
          <table:table-cell table:formula="of:=[.P586]*2" office:value-type="float" office:value="82.3258972580178" calcext:value-type="float">
            <text:p>82.325897258</text:p>
          </table:table-cell>
          <table:table-cell table:formula="of:=([.Q586]-[.B233])^2" office:value-type="float" office:value="0.00328941960134397" calcext:value-type="float">
            <text:p>0.003289419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98445269474" calcext:value-type="float">
            <text:p>40.9844526947</text:p>
          </table:table-cell>
          <table:table-cell table:formula="of:=[.P587]*2" office:value-type="float" office:value="81.96890538948" calcext:value-type="float">
            <text:p>81.9689053895</text:p>
          </table:table-cell>
          <table:table-cell table:formula="of:=([.Q587]-[.B234])^2" office:value-type="float" office:value="0.0178141689650828" calcext:value-type="float">
            <text:p>0.01781416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9606719585493" calcext:value-type="float">
            <text:p>40.9606719585</text:p>
          </table:table-cell>
          <table:table-cell table:formula="of:=[.P588]*2" office:value-type="float" office:value="81.9213439170986" calcext:value-type="float">
            <text:p>81.9213439171</text:p>
          </table:table-cell>
          <table:table-cell table:formula="of:=([.Q588]-[.B235])^2" office:value-type="float" office:value="0.0104102835565742" calcext:value-type="float">
            <text:p>0.010410283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7603709785558" calcext:value-type="float">
            <text:p>40.7603709786</text:p>
          </table:table-cell>
          <table:table-cell table:formula="of:=[.P589]*2" office:value-type="float" office:value="81.5207419571116" calcext:value-type="float">
            <text:p>81.5207419571</text:p>
          </table:table-cell>
          <table:table-cell table:formula="of:=([.Q589]-[.B236])^2" office:value-type="float" office:value="0.000176890342831813" calcext:value-type="float">
            <text:p>0.000176890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6604000498667" calcext:value-type="float">
            <text:p>40.6604000499</text:p>
          </table:table-cell>
          <table:table-cell table:formula="of:=[.P590]*2" office:value-type="float" office:value="81.3208000997334" calcext:value-type="float">
            <text:p>81.3208000997</text:p>
          </table:table-cell>
          <table:table-cell table:formula="of:=([.Q590]-[.B237])^2" office:value-type="float" office:value="0.00551480153252867" calcext:value-type="float">
            <text:p>0.005514801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3036899889602" calcext:value-type="float">
            <text:p>40.303689989</text:p>
          </table:table-cell>
          <table:table-cell table:formula="of:=[.P591]*2" office:value-type="float" office:value="80.6073799779204" calcext:value-type="float">
            <text:p>80.6073799779</text:p>
          </table:table-cell>
          <table:table-cell table:formula="of:=([.Q591]-[.B238])^2" office:value-type="float" office:value="0.122079390123148" calcext:value-type="float">
            <text:p>0.122079390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2671284504707" calcext:value-type="float">
            <text:p>40.2671284505</text:p>
          </table:table-cell>
          <table:table-cell table:formula="of:=[.P592]*2" office:value-type="float" office:value="80.5342569009414" calcext:value-type="float">
            <text:p>80.5342569009</text:p>
          </table:table-cell>
          <table:table-cell table:formula="of:=([.Q592]-[.B239])^2" office:value-type="float" office:value="0.0170253876714066" calcext:value-type="float">
            <text:p>0.017025387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1334556106954" calcext:value-type="float">
            <text:p>40.1334556107</text:p>
          </table:table-cell>
          <table:table-cell table:formula="of:=[.P593]*2" office:value-type="float" office:value="80.2669112213908" calcext:value-type="float">
            <text:p>80.2669112214</text:p>
          </table:table-cell>
          <table:table-cell table:formula="of:=([.Q593]-[.B240])^2" office:value-type="float" office:value="0.0107083874403519" calcext:value-type="float">
            <text:p>0.010708387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40.0417879834168" calcext:value-type="float">
            <text:p>40.0417879834</text:p>
          </table:table-cell>
          <table:table-cell table:formula="of:=[.P594]*2" office:value-type="float" office:value="80.0835759668336" calcext:value-type="float">
            <text:p>80.0835759668</text:p>
          </table:table-cell>
          <table:table-cell table:formula="of:=([.Q594]-[.B241])^2" office:value-type="float" office:value="0.0000972181571642023" calcext:value-type="float">
            <text:p>9.72181571642023E-0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8948274667428" calcext:value-type="float">
            <text:p>39.8948274667</text:p>
          </table:table-cell>
          <table:table-cell table:formula="of:=[.P595]*2" office:value-type="float" office:value="79.7896549334856" calcext:value-type="float">
            <text:p>79.7896549335</text:p>
          </table:table-cell>
          <table:table-cell table:formula="of:=([.Q595]-[.B242])^2" office:value-type="float" office:value="0.000224167775547134" calcext:value-type="float">
            <text:p>0.000224167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7705327301975" calcext:value-type="float">
            <text:p>39.7705327302</text:p>
          </table:table-cell>
          <table:table-cell table:formula="of:=[.P596]*2" office:value-type="float" office:value="79.541065460395" calcext:value-type="float">
            <text:p>79.5410654604</text:p>
          </table:table-cell>
          <table:table-cell table:formula="of:=([.Q596]-[.B243])^2" office:value-type="float" office:value="0.00459677360980243" calcext:value-type="float">
            <text:p>0.004596773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5679048785675" calcext:value-type="float">
            <text:p>39.5679048786</text:p>
          </table:table-cell>
          <table:table-cell table:formula="of:=[.P597]*2" office:value-type="float" office:value="79.135809757135" calcext:value-type="float">
            <text:p>79.1358097571</text:p>
          </table:table-cell>
          <table:table-cell table:formula="of:=([.Q597]-[.B244])^2" office:value-type="float" office:value="0.00113089570955627" calcext:value-type="float">
            <text:p>0.001130895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3166542969115" calcext:value-type="float">
            <text:p>39.3166542969</text:p>
          </table:table-cell>
          <table:table-cell table:formula="of:=[.P598]*2" office:value-type="float" office:value="78.633308593823" calcext:value-type="float">
            <text:p>78.6333085938</text:p>
          </table:table-cell>
          <table:table-cell table:formula="of:=([.Q598]-[.B245])^2" office:value-type="float" office:value="0.0528374843221398" calcext:value-type="float">
            <text:p>0.052837484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2444489190426" calcext:value-type="float">
            <text:p>39.244448919</text:p>
          </table:table-cell>
          <table:table-cell table:formula="of:=[.P599]*2" office:value-type="float" office:value="78.4888978380852" calcext:value-type="float">
            <text:p>78.4888978381</text:p>
          </table:table-cell>
          <table:table-cell table:formula="of:=([.Q599]-[.B246])^2" office:value-type="float" office:value="0.00429573828493503" calcext:value-type="float">
            <text:p>0.004295738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0083474327929" calcext:value-type="float">
            <text:p>39.0083474328</text:p>
          </table:table-cell>
          <table:table-cell table:formula="of:=[.P600]*2" office:value-type="float" office:value="78.0166948655858" calcext:value-type="float">
            <text:p>78.0166948656</text:p>
          </table:table-cell>
          <table:table-cell table:formula="of:=([.Q600]-[.B247])^2" office:value-type="float" office:value="0.05130936434626" calcext:value-type="float">
            <text:p>0.051309364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0122233655794" calcext:value-type="float">
            <text:p>39.0122233656</text:p>
          </table:table-cell>
          <table:table-cell table:formula="of:=[.P601]*2" office:value-type="float" office:value="78.0244467311588" calcext:value-type="float">
            <text:p>78.0244467312</text:p>
          </table:table-cell>
          <table:table-cell table:formula="of:=([.Q601]-[.B248])^2" office:value-type="float" office:value="0.0090233757932556" calcext:value-type="float">
            <text:p>0.00902337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9.0650071990568" calcext:value-type="float">
            <text:p>39.0650071991</text:p>
          </table:table-cell>
          <table:table-cell table:formula="of:=[.P602]*2" office:value-type="float" office:value="78.1300143981136" calcext:value-type="float">
            <text:p>78.1300143981</text:p>
          </table:table-cell>
          <table:table-cell table:formula="of:=([.Q602]-[.B249])^2" office:value-type="float" office:value="0.267155814764545" calcext:value-type="float">
            <text:p>0.267155814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8.7383951194157" calcext:value-type="float">
            <text:p>38.7383951194</text:p>
          </table:table-cell>
          <table:table-cell table:formula="of:=[.P603]*2" office:value-type="float" office:value="77.4767902388314" calcext:value-type="float">
            <text:p>77.4767902388</text:p>
          </table:table-cell>
          <table:table-cell table:formula="of:=([.Q603]-[.B250])^2" office:value-type="float" office:value="0.0333234980559122" calcext:value-type="float">
            <text:p>0.033323498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8.3771472525506" calcext:value-type="float">
            <text:p>38.3771472526</text:p>
          </table:table-cell>
          <table:table-cell table:formula="of:=[.P604]*2" office:value-type="float" office:value="76.7542945051012" calcext:value-type="float">
            <text:p>76.7542945051</text:p>
          </table:table-cell>
          <table:table-cell table:formula="of:=([.Q604]-[.B251])^2" office:value-type="float" office:value="0.0477107627441538" calcext:value-type="float">
            <text:p>0.04771076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8.1426301396079" calcext:value-type="float">
            <text:p>38.1426301396</text:p>
          </table:table-cell>
          <table:table-cell table:formula="of:=[.P605]*2" office:value-type="float" office:value="76.2852602792158" calcext:value-type="float">
            <text:p>76.2852602792</text:p>
          </table:table-cell>
          <table:table-cell table:formula="of:=([.Q605]-[.B252])^2" office:value-type="float" office:value="0.131978389486665" calcext:value-type="float">
            <text:p>0.13197838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8.0186995065697" calcext:value-type="float">
            <text:p>38.0186995066</text:p>
          </table:table-cell>
          <table:table-cell table:formula="of:=[.P606]*2" office:value-type="float" office:value="76.0373990131394" calcext:value-type="float">
            <text:p>76.0373990131</text:p>
          </table:table-cell>
          <table:table-cell table:formula="of:=([.Q606]-[.B253])^2" office:value-type="float" office:value="0.0808200063049638" calcext:value-type="float">
            <text:p>0.080820006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85724441153" calcext:value-type="float">
            <text:p>37.8572444115</text:p>
          </table:table-cell>
          <table:table-cell table:formula="of:=[.P607]*2" office:value-type="float" office:value="75.71448882306" calcext:value-type="float">
            <text:p>75.7144888231</text:p>
          </table:table-cell>
          <table:table-cell table:formula="of:=([.Q607]-[.B254])^2" office:value-type="float" office:value="0.077070658413956" calcext:value-type="float">
            <text:p>0.07707065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7801270425256" calcext:value-type="float">
            <text:p>37.7801270425</text:p>
          </table:table-cell>
          <table:table-cell table:formula="of:=[.P608]*2" office:value-type="float" office:value="75.5602540850512" calcext:value-type="float">
            <text:p>75.5602540851</text:p>
          </table:table-cell>
          <table:table-cell table:formula="of:=([.Q608]-[.B255])^2" office:value-type="float" office:value="0.00990237044833941" calcext:value-type="float">
            <text:p>0.009902370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5707884375723" calcext:value-type="float">
            <text:p>37.5707884376</text:p>
          </table:table-cell>
          <table:table-cell table:formula="of:=[.P609]*2" office:value-type="float" office:value="75.1415768751446" calcext:value-type="float">
            <text:p>75.1415768751</text:p>
          </table:table-cell>
          <table:table-cell table:formula="of:=([.Q609]-[.B256])^2" office:value-type="float" office:value="0.0335087284217337" calcext:value-type="float">
            <text:p>0.03350872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4305741296688" calcext:value-type="float">
            <text:p>37.4305741297</text:p>
          </table:table-cell>
          <table:table-cell table:formula="of:=[.P610]*2" office:value-type="float" office:value="74.8611482593376" calcext:value-type="float">
            <text:p>74.8611482593</text:p>
          </table:table-cell>
          <table:table-cell table:formula="of:=([.Q610]-[.B257])^2" office:value-type="float" office:value="0.0157545726828142" calcext:value-type="float">
            <text:p>0.01575457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3410236065546" calcext:value-type="float">
            <text:p>37.3410236066</text:p>
          </table:table-cell>
          <table:table-cell table:formula="of:=[.P611]*2" office:value-type="float" office:value="74.6820472131092" calcext:value-type="float">
            <text:p>74.6820472131</text:p>
          </table:table-cell>
          <table:table-cell table:formula="of:=([.Q611]-[.B258])^2" office:value-type="float" office:value="0.00131165537877859" calcext:value-type="float">
            <text:p>0.001311655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7.1067071985946" calcext:value-type="float">
            <text:p>37.1067071986</text:p>
          </table:table-cell>
          <table:table-cell table:formula="of:=[.P612]*2" office:value-type="float" office:value="74.2134143971892" calcext:value-type="float">
            <text:p>74.2134143972</text:p>
          </table:table-cell>
          <table:table-cell table:formula="of:=([.Q612]-[.B259])^2" office:value-type="float" office:value="0.00786267265280231" calcext:value-type="float">
            <text:p>0.00786267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6.9143040762545" calcext:value-type="float">
            <text:p>36.9143040763</text:p>
          </table:table-cell>
          <table:table-cell table:formula="of:=[.P613]*2" office:value-type="float" office:value="73.828608152509" calcext:value-type="float">
            <text:p>73.8286081525</text:p>
          </table:table-cell>
          <table:table-cell table:formula="of:=([.Q613]-[.B260])^2" office:value-type="float" office:value="0.0160741338419136" calcext:value-type="float">
            <text:p>0.01607413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6.8844032290625" calcext:value-type="float">
            <text:p>36.8844032291</text:p>
          </table:table-cell>
          <table:table-cell table:formula="of:=[.P614]*2" office:value-type="float" office:value="73.768806458125" calcext:value-type="float">
            <text:p>73.7688064581</text:p>
          </table:table-cell>
          <table:table-cell table:formula="of:=([.Q614]-[.B261])^2" office:value-type="float" office:value="0.0266016615804015" calcext:value-type="float">
            <text:p>0.02660166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6.6702405547226" calcext:value-type="float">
            <text:p>36.6702405547</text:p>
          </table:table-cell>
          <table:table-cell table:formula="of:=[.P615]*2" office:value-type="float" office:value="73.3404811094452" calcext:value-type="float">
            <text:p>73.3404811094</text:p>
          </table:table-cell>
          <table:table-cell table:formula="of:=([.Q615]-[.B262])^2" office:value-type="float" office:value="0.0076553434297477" calcext:value-type="float">
            <text:p>0.007655343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6.4148636704505" calcext:value-type="float">
            <text:p>36.4148636705</text:p>
          </table:table-cell>
          <table:table-cell table:formula="of:=[.P616]*2" office:value-type="float" office:value="72.829727340901" calcext:value-type="float">
            <text:p>72.8297273409</text:p>
          </table:table-cell>
          <table:table-cell table:formula="of:=([.Q616]-[.B263])^2" office:value-type="float" office:value="0.00455092298631628" calcext:value-type="float">
            <text:p>0.00455092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6.2209813588933" calcext:value-type="float">
            <text:p>36.2209813589</text:p>
          </table:table-cell>
          <table:table-cell table:formula="of:=[.P617]*2" office:value-type="float" office:value="72.4419627177866" calcext:value-type="float">
            <text:p>72.4419627178</text:p>
          </table:table-cell>
          <table:table-cell table:formula="of:=([.Q617]-[.B264])^2" office:value-type="float" office:value="0.00927427593955721" calcext:value-type="float">
            <text:p>0.009274275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5.8827540557992" calcext:value-type="float">
            <text:p>35.8827540558</text:p>
          </table:table-cell>
          <table:table-cell table:formula="of:=[.P618]*2" office:value-type="float" office:value="71.7655081115984" calcext:value-type="float">
            <text:p>71.7655081116</text:p>
          </table:table-cell>
          <table:table-cell table:formula="of:=([.Q618]-[.B265])^2" office:value-type="float" office:value="0.168645938031448" calcext:value-type="float">
            <text:p>0.16864593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5.8729858664261" calcext:value-type="float">
            <text:p>35.8729858664</text:p>
          </table:table-cell>
          <table:table-cell table:formula="of:=[.P619]*2" office:value-type="float" office:value="71.7459717328522" calcext:value-type="float">
            <text:p>71.7459717329</text:p>
          </table:table-cell>
          <table:table-cell table:formula="of:=([.Q619]-[.B266])^2" office:value-type="float" office:value="0.00421083631955707" calcext:value-type="float">
            <text:p>0.004210836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5.5839710578872" calcext:value-type="float">
            <text:p>35.5839710579</text:p>
          </table:table-cell>
          <table:table-cell table:formula="of:=[.P620]*2" office:value-type="float" office:value="71.1679421157744" calcext:value-type="float">
            <text:p>71.1679421158</text:p>
          </table:table-cell>
          <table:table-cell table:formula="of:=([.Q620]-[.B267])^2" office:value-type="float" office:value="0.0752636889141259" calcext:value-type="float">
            <text:p>0.075263688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5.454480444691" calcext:value-type="float">
            <text:p>35.4544804447</text:p>
          </table:table-cell>
          <table:table-cell table:formula="of:=[.P621]*2" office:value-type="float" office:value="70.908960889382" calcext:value-type="float">
            <text:p>70.9089608894</text:p>
          </table:table-cell>
          <table:table-cell table:formula="of:=([.Q621]-[.B268])^2" office:value-type="float" office:value="0.0260585958150878" calcext:value-type="float">
            <text:p>0.026058595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5.3710335224128" calcext:value-type="float">
            <text:p>35.3710335224</text:p>
          </table:table-cell>
          <table:table-cell table:formula="of:=[.P622]*2" office:value-type="float" office:value="70.7420670448256" calcext:value-type="float">
            <text:p>70.7420670448</text:p>
          </table:table-cell>
          <table:table-cell table:formula="of:=([.Q622]-[.B269])^2" office:value-type="float" office:value="0.00220401938421602" calcext:value-type="float">
            <text:p>0.002204019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996638224768" calcext:value-type="float">
            <text:p>34.9966382248</text:p>
          </table:table-cell>
          <table:table-cell table:formula="of:=[.P623]*2" office:value-type="float" office:value="69.993276449536" calcext:value-type="float">
            <text:p>69.9932764495</text:p>
          </table:table-cell>
          <table:table-cell table:formula="of:=([.Q623]-[.B270])^2" office:value-type="float" office:value="0.104426711287372" calcext:value-type="float">
            <text:p>0.104426711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8950666269295" calcext:value-type="float">
            <text:p>34.8950666269</text:p>
          </table:table-cell>
          <table:table-cell table:formula="of:=[.P624]*2" office:value-type="float" office:value="69.790133253859" calcext:value-type="float">
            <text:p>69.7901332539</text:p>
          </table:table-cell>
          <table:table-cell table:formula="of:=([.Q624]-[.B271])^2" office:value-type="float" office:value="0.0207710315917969" calcext:value-type="float">
            <text:p>0.020771031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8499021169488" calcext:value-type="float">
            <text:p>34.8499021169</text:p>
          </table:table-cell>
          <table:table-cell table:formula="of:=[.P625]*2" office:value-type="float" office:value="69.6998042338976" calcext:value-type="float">
            <text:p>69.6998042339</text:p>
          </table:table-cell>
          <table:table-cell table:formula="of:=([.Q625]-[.B272])^2" office:value-type="float" office:value="0.0228795978547031" calcext:value-type="float">
            <text:p>0.022879597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6820720186919" calcext:value-type="float">
            <text:p>34.6820720187</text:p>
          </table:table-cell>
          <table:table-cell table:formula="of:=[.P626]*2" office:value-type="float" office:value="69.3641440373838" calcext:value-type="float">
            <text:p>69.3641440374</text:p>
          </table:table-cell>
          <table:table-cell table:formula="of:=([.Q626]-[.B273])^2" office:value-type="float" office:value="0.041987078385939" calcext:value-type="float">
            <text:p>0.04198707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2029564401905" calcext:value-type="float">
            <text:p>34.2029564402</text:p>
          </table:table-cell>
          <table:table-cell table:formula="of:=[.P627]*2" office:value-type="float" office:value="68.405912880381" calcext:value-type="float">
            <text:p>68.4059128804</text:p>
          </table:table-cell>
          <table:table-cell table:formula="of:=([.Q627]-[.B274])^2" office:value-type="float" office:value="0.129857830232138" calcext:value-type="float">
            <text:p>0.129857830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3.9492114815928" calcext:value-type="float">
            <text:p>33.9492114816</text:p>
          </table:table-cell>
          <table:table-cell table:formula="of:=[.P628]*2" office:value-type="float" office:value="67.8984229631856" calcext:value-type="float">
            <text:p>67.8984229632</text:p>
          </table:table-cell>
          <table:table-cell table:formula="of:=([.Q628]-[.B275])^2" office:value-type="float" office:value="0.221992609533384" calcext:value-type="float">
            <text:p>0.22199260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4.0437152036339" calcext:value-type="float">
            <text:p>34.0437152036</text:p>
          </table:table-cell>
          <table:table-cell table:formula="of:=[.P629]*2" office:value-type="float" office:value="68.0874304072678" calcext:value-type="float">
            <text:p>68.0874304073</text:p>
          </table:table-cell>
          <table:table-cell table:formula="of:=([.Q629]-[.B276])^2" office:value-type="float" office:value="0.0139995696927018" calcext:value-type="float">
            <text:p>0.013999569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3.6166269863913" calcext:value-type="float">
            <text:p>33.6166269864</text:p>
          </table:table-cell>
          <table:table-cell table:formula="of:=[.P630]*2" office:value-type="float" office:value="67.2332539727826" calcext:value-type="float">
            <text:p>67.2332539728</text:p>
          </table:table-cell>
          <table:table-cell table:formula="of:=([.Q630]-[.B277])^2" office:value-type="float" office:value="0.109911979920626" calcext:value-type="float">
            <text:p>0.109911979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3.5881730407634" calcext:value-type="float">
            <text:p>33.5881730408</text:p>
          </table:table-cell>
          <table:table-cell table:formula="of:=[.P631]*2" office:value-type="float" office:value="67.1763460815268" calcext:value-type="float">
            <text:p>67.1763460815</text:p>
          </table:table-cell>
          <table:table-cell table:formula="of:=([.Q631]-[.B278])^2" office:value-type="float" office:value="0.000392536009249998" calcext:value-type="float">
            <text:p>0.00039253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3.1093722791369" calcext:value-type="float">
            <text:p>33.1093722791</text:p>
          </table:table-cell>
          <table:table-cell table:formula="of:=[.P632]*2" office:value-type="float" office:value="66.2187445582738" calcext:value-type="float">
            <text:p>66.2187445583</text:p>
          </table:table-cell>
          <table:table-cell table:formula="of:=([.Q632]-[.B279])^2" office:value-type="float" office:value="0.27619606680448" calcext:value-type="float">
            <text:p>0.27619606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8941324465702" calcext:value-type="float">
            <text:p>32.8941324466</text:p>
          </table:table-cell>
          <table:table-cell table:formula="of:=[.P633]*2" office:value-type="float" office:value="65.7882648931404" calcext:value-type="float">
            <text:p>65.7882648931</text:p>
          </table:table-cell>
          <table:table-cell table:formula="of:=([.Q633]-[.B280])^2" office:value-type="float" office:value="0.291284819021655" calcext:value-type="float">
            <text:p>0.29128481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8897382480144" calcext:value-type="float">
            <text:p>32.889738248</text:p>
          </table:table-cell>
          <table:table-cell table:formula="of:=[.P634]*2" office:value-type="float" office:value="65.7794764960288" calcext:value-type="float">
            <text:p>65.779476496</text:p>
          </table:table-cell>
          <table:table-cell table:formula="of:=([.Q634]-[.B281])^2" office:value-type="float" office:value="0.0163928214037024" calcext:value-type="float">
            <text:p>0.016392821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5872247263482" calcext:value-type="float">
            <text:p>32.5872247263</text:p>
          </table:table-cell>
          <table:table-cell table:formula="of:=[.P635]*2" office:value-type="float" office:value="65.1744494526964" calcext:value-type="float">
            <text:p>65.1744494527</text:p>
          </table:table-cell>
          <table:table-cell table:formula="of:=([.Q635]-[.B282])^2" office:value-type="float" office:value="0.0950937327772136" calcext:value-type="float">
            <text:p>0.095093732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2708832021412" calcext:value-type="float">
            <text:p>32.2708832021</text:p>
          </table:table-cell>
          <table:table-cell table:formula="of:=[.P636]*2" office:value-type="float" office:value="64.5417664042824" calcext:value-type="float">
            <text:p>64.5417664043</text:p>
          </table:table-cell>
          <table:table-cell table:formula="of:=([.Q636]-[.B283])^2" office:value-type="float" office:value="0.262202848197135" calcext:value-type="float">
            <text:p>0.262202848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1016142570679" calcext:value-type="float">
            <text:p>32.1016142571</text:p>
          </table:table-cell>
          <table:table-cell table:formula="of:=[.P637]*2" office:value-type="float" office:value="64.2032285141358" calcext:value-type="float">
            <text:p>64.2032285141</text:p>
          </table:table-cell>
          <table:table-cell table:formula="of:=([.Q637]-[.B284])^2" office:value-type="float" office:value="0.174057255031959" calcext:value-type="float">
            <text:p>0.17405725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2.1380132643035" calcext:value-type="float">
            <text:p>32.1380132643</text:p>
          </table:table-cell>
          <table:table-cell table:formula="of:=[.P638]*2" office:value-type="float" office:value="64.276026528607" calcext:value-type="float">
            <text:p>64.2760265286</text:p>
          </table:table-cell>
          <table:table-cell table:formula="of:=([.Q638]-[.B285])^2" office:value-type="float" office:value="0.00873745945596454" calcext:value-type="float">
            <text:p>0.008737459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1.723703848316" calcext:value-type="float">
            <text:p>31.7237038483</text:p>
          </table:table-cell>
          <table:table-cell table:formula="of:=[.P639]*2" office:value-type="float" office:value="63.447407696632" calcext:value-type="float">
            <text:p>63.4474076966</text:p>
          </table:table-cell>
          <table:table-cell table:formula="of:=([.Q639]-[.B286])^2" office:value-type="float" office:value="0.0856671863583426" calcext:value-type="float">
            <text:p>0.085667186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1.4637744939786" calcext:value-type="float">
            <text:p>31.463774494</text:p>
          </table:table-cell>
          <table:table-cell table:formula="of:=[.P640]*2" office:value-type="float" office:value="62.9275489879572" calcext:value-type="float">
            <text:p>62.927548988</text:p>
          </table:table-cell>
          <table:table-cell table:formula="of:=([.Q640]-[.B287])^2" office:value-type="float" office:value="0.13353221639732" calcext:value-type="float">
            <text:p>0.133532216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1.2579070747212" calcext:value-type="float">
            <text:p>31.2579070747</text:p>
          </table:table-cell>
          <table:table-cell table:formula="of:=[.P641]*2" office:value-type="float" office:value="62.5158141494424" calcext:value-type="float">
            <text:p>62.5158141494</text:p>
          </table:table-cell>
          <table:table-cell table:formula="of:=([.Q641]-[.B288])^2" office:value-type="float" office:value="0.105790958499974" calcext:value-type="float">
            <text:p>0.105790958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1.0237070096548" calcext:value-type="float">
            <text:p>31.0237070097</text:p>
          </table:table-cell>
          <table:table-cell table:formula="of:=[.P642]*2" office:value-type="float" office:value="62.0474140193096" calcext:value-type="float">
            <text:p>62.0474140193</text:p>
          </table:table-cell>
          <table:table-cell table:formula="of:=([.Q642]-[.B289])^2" office:value-type="float" office:value="0.113487373517638" calcext:value-type="float">
            <text:p>0.113487373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0.8426032264815" calcext:value-type="float">
            <text:p>30.8426032265</text:p>
          </table:table-cell>
          <table:table-cell table:formula="of:=[.P643]*2" office:value-type="float" office:value="61.685206452963" calcext:value-type="float">
            <text:p>61.685206453</text:p>
          </table:table-cell>
          <table:table-cell table:formula="of:=([.Q643]-[.B290])^2" office:value-type="float" office:value="0.0563235339392483" calcext:value-type="float">
            <text:p>0.0563235339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0.4831415011947" calcext:value-type="float">
            <text:p>30.4831415012</text:p>
          </table:table-cell>
          <table:table-cell table:formula="of:=[.P644]*2" office:value-type="float" office:value="60.9662830023894" calcext:value-type="float">
            <text:p>60.9662830024</text:p>
          </table:table-cell>
          <table:table-cell table:formula="of:=([.Q644]-[.B291])^2" office:value-type="float" office:value="0.239504605628015" calcext:value-type="float">
            <text:p>0.239504605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0.1965583818522" calcext:value-type="float">
            <text:p>30.1965583819</text:p>
          </table:table-cell>
          <table:table-cell table:formula="of:=[.P645]*2" office:value-type="float" office:value="60.3931167637044" calcext:value-type="float">
            <text:p>60.3931167637</text:p>
          </table:table-cell>
          <table:table-cell table:formula="of:=([.Q645]-[.B292])^2" office:value-type="float" office:value="0.348675589569206" calcext:value-type="float">
            <text:p>0.348675589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9.8790562444575" calcext:value-type="float">
            <text:p>29.8790562445</text:p>
          </table:table-cell>
          <table:table-cell table:formula="of:=[.P646]*2" office:value-type="float" office:value="59.758112488915" calcext:value-type="float">
            <text:p>59.7581124889</text:p>
          </table:table-cell>
          <table:table-cell table:formula="of:=([.Q646]-[.B293])^2" office:value-type="float" office:value="0.559631976780433" calcext:value-type="float">
            <text:p>0.5596319768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0.1504699975196" calcext:value-type="float">
            <text:p>30.1504699975</text:p>
          </table:table-cell>
          <table:table-cell table:formula="of:=[.P647]*2" office:value-type="float" office:value="60.3009399950392" calcext:value-type="float">
            <text:p>60.300939995</text:p>
          </table:table-cell>
          <table:table-cell table:formula="of:=([.Q647]-[.B294])^2" office:value-type="float" office:value="0.0770679756110923" calcext:value-type="float">
            <text:p>0.077067975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9.7548444503841" calcext:value-type="float">
            <text:p>29.7548444504</text:p>
          </table:table-cell>
          <table:table-cell table:formula="of:=[.P648]*2" office:value-type="float" office:value="59.5096889007682" calcext:value-type="float">
            <text:p>59.5096889008</text:p>
          </table:table-cell>
          <table:table-cell table:formula="of:=([.Q648]-[.B295])^2" office:value-type="float" office:value="0.000633772530347081" calcext:value-type="float">
            <text:p>0.000633772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9.1891657703268" calcext:value-type="float">
            <text:p>29.1891657703</text:p>
          </table:table-cell>
          <table:table-cell table:formula="of:=[.P649]*2" office:value-type="float" office:value="58.3783315406536" calcext:value-type="float">
            <text:p>58.3783315407</text:p>
          </table:table-cell>
          <table:table-cell table:formula="of:=([.Q649]-[.B296])^2" office:value-type="float" office:value="0.438684220470614" calcext:value-type="float">
            <text:p>0.4386842205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9.0789530168188" calcext:value-type="float">
            <text:p>29.0789530168</text:p>
          </table:table-cell>
          <table:table-cell table:formula="of:=[.P650]*2" office:value-type="float" office:value="58.1579060336376" calcext:value-type="float">
            <text:p>58.1579060336</text:p>
          </table:table-cell>
          <table:table-cell table:formula="of:=([.Q650]-[.B297])^2" office:value-type="float" office:value="0.14644258666405" calcext:value-type="float">
            <text:p>0.146442586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9.1134545389325" calcext:value-type="float">
            <text:p>29.1134545389</text:p>
          </table:table-cell>
          <table:table-cell table:formula="of:=[.P651]*2" office:value-type="float" office:value="58.226909077865" calcext:value-type="float">
            <text:p>58.2269090779</text:p>
          </table:table-cell>
          <table:table-cell table:formula="of:=([.Q651]-[.B298])^2" office:value-type="float" office:value="0.0370318326516615" calcext:value-type="float">
            <text:p>0.037031832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8.4459042762669" calcext:value-type="float">
            <text:p>28.4459042763</text:p>
          </table:table-cell>
          <table:table-cell table:formula="of:=[.P652]*2" office:value-type="float" office:value="56.8918085525338" calcext:value-type="float">
            <text:p>56.8918085525</text:p>
          </table:table-cell>
          <table:table-cell table:formula="of:=([.Q652]-[.B299])^2" office:value-type="float" office:value="0.397355100591568" calcext:value-type="float">
            <text:p>0.3973551006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8.2262036652702" calcext:value-type="float">
            <text:p>28.2262036653</text:p>
          </table:table-cell>
          <table:table-cell table:formula="of:=[.P653]*2" office:value-type="float" office:value="56.4524073305404" calcext:value-type="float">
            <text:p>56.4524073305</text:p>
          </table:table-cell>
          <table:table-cell table:formula="of:=([.Q653]-[.B300])^2" office:value-type="float" office:value="0.303712675332137" calcext:value-type="float">
            <text:p>0.3037126753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7.9539459525878" calcext:value-type="float">
            <text:p>27.9539459526</text:p>
          </table:table-cell>
          <table:table-cell table:formula="of:=[.P654]*2" office:value-type="float" office:value="55.9078919051756" calcext:value-type="float">
            <text:p>55.9078919052</text:p>
          </table:table-cell>
          <table:table-cell table:formula="of:=([.Q654]-[.B301])^2" office:value-type="float" office:value="0.325381845418585" calcext:value-type="float">
            <text:p>0.325381845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8.2140060935719" calcext:value-type="float">
            <text:p>28.2140060936</text:p>
          </table:table-cell>
          <table:table-cell table:formula="of:=[.P655]*2" office:value-type="float" office:value="56.4280121871438" calcext:value-type="float">
            <text:p>56.4280121871</text:p>
          </table:table-cell>
          <table:table-cell table:formula="of:=([.Q655]-[.B302])^2" office:value-type="float" office:value="0.231947486198791" calcext:value-type="float">
            <text:p>0.231947486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56]*2" office:value-type="string" office:string-value="" calcext:value-type="error">
            <text:p>#VALUE!</text:p>
          </table:table-cell>
          <table:table-cell table:formula="of:=([.Q656]-[.B303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57]*2" office:value-type="string" office:string-value="" calcext:value-type="error">
            <text:p>#VALUE!</text:p>
          </table:table-cell>
          <table:table-cell table:formula="of:=([.Q657]-[.B304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58]*2" office:value-type="string" office:string-value="" calcext:value-type="error">
            <text:p>#VALUE!</text:p>
          </table:table-cell>
          <table:table-cell table:formula="of:=([.Q658]-[.B305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59]*2" office:value-type="string" office:string-value="" calcext:value-type="error">
            <text:p>#VALUE!</text:p>
          </table:table-cell>
          <table:table-cell table:formula="of:=([.Q659]-[.B306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0]*2" office:value-type="string" office:string-value="" calcext:value-type="error">
            <text:p>#VALUE!</text:p>
          </table:table-cell>
          <table:table-cell table:formula="of:=([.Q660]-[.B307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1]*2" office:value-type="string" office:string-value="" calcext:value-type="error">
            <text:p>#VALUE!</text:p>
          </table:table-cell>
          <table:table-cell table:formula="of:=([.Q661]-[.B308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2]*2" office:value-type="string" office:string-value="" calcext:value-type="error">
            <text:p>#VALUE!</text:p>
          </table:table-cell>
          <table:table-cell table:formula="of:=([.Q662]-[.B309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3]*2" office:value-type="string" office:string-value="" calcext:value-type="error">
            <text:p>#VALUE!</text:p>
          </table:table-cell>
          <table:table-cell table:formula="of:=([.Q663]-[.B310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4]*2" office:value-type="string" office:string-value="" calcext:value-type="error">
            <text:p>#VALUE!</text:p>
          </table:table-cell>
          <table:table-cell table:formula="of:=([.Q664]-[.B311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5]*2" office:value-type="string" office:string-value="" calcext:value-type="error">
            <text:p>#VALUE!</text:p>
          </table:table-cell>
          <table:table-cell table:formula="of:=([.Q665]-[.B312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6]*2" office:value-type="string" office:string-value="" calcext:value-type="error">
            <text:p>#VALUE!</text:p>
          </table:table-cell>
          <table:table-cell table:formula="of:=([.Q666]-[.B313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7]*2" office:value-type="string" office:string-value="" calcext:value-type="error">
            <text:p>#VALUE!</text:p>
          </table:table-cell>
          <table:table-cell table:formula="of:=([.Q667]-[.B314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8]*2" office:value-type="string" office:string-value="" calcext:value-type="error">
            <text:p>#VALUE!</text:p>
          </table:table-cell>
          <table:table-cell table:formula="of:=([.Q668]-[.B315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69]*2" office:value-type="string" office:string-value="" calcext:value-type="error">
            <text:p>#VALUE!</text:p>
          </table:table-cell>
          <table:table-cell table:formula="of:=([.Q669]-[.B316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0]*2" office:value-type="string" office:string-value="" calcext:value-type="error">
            <text:p>#VALUE!</text:p>
          </table:table-cell>
          <table:table-cell table:formula="of:=([.Q670]-[.B317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1]*2" office:value-type="string" office:string-value="" calcext:value-type="error">
            <text:p>#VALUE!</text:p>
          </table:table-cell>
          <table:table-cell table:formula="of:=([.Q671]-[.B318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2]*2" office:value-type="string" office:string-value="" calcext:value-type="error">
            <text:p>#VALUE!</text:p>
          </table:table-cell>
          <table:table-cell table:formula="of:=([.Q672]-[.B319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3]*2" office:value-type="string" office:string-value="" calcext:value-type="error">
            <text:p>#VALUE!</text:p>
          </table:table-cell>
          <table:table-cell table:formula="of:=([.Q673]-[.B320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4]*2" office:value-type="string" office:string-value="" calcext:value-type="error">
            <text:p>#VALUE!</text:p>
          </table:table-cell>
          <table:table-cell table:formula="of:=([.Q674]-[.B321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5]*2" office:value-type="string" office:string-value="" calcext:value-type="error">
            <text:p>#VALUE!</text:p>
          </table:table-cell>
          <table:table-cell table:formula="of:=([.Q675]-[.B322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6]*2" office:value-type="string" office:string-value="" calcext:value-type="error">
            <text:p>#VALUE!</text:p>
          </table:table-cell>
          <table:table-cell table:formula="of:=([.Q676]-[.B323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7]*2" office:value-type="string" office:string-value="" calcext:value-type="error">
            <text:p>#VALUE!</text:p>
          </table:table-cell>
          <table:table-cell table:formula="of:=([.Q677]-[.B324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8]*2" office:value-type="string" office:string-value="" calcext:value-type="error">
            <text:p>#VALUE!</text:p>
          </table:table-cell>
          <table:table-cell table:formula="of:=([.Q678]-[.B325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79]*2" office:value-type="string" office:string-value="" calcext:value-type="error">
            <text:p>#VALUE!</text:p>
          </table:table-cell>
          <table:table-cell table:formula="of:=([.Q679]-[.B326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0]*2" office:value-type="string" office:string-value="" calcext:value-type="error">
            <text:p>#VALUE!</text:p>
          </table:table-cell>
          <table:table-cell table:formula="of:=([.Q680]-[.B327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1]*2" office:value-type="string" office:string-value="" calcext:value-type="error">
            <text:p>#VALUE!</text:p>
          </table:table-cell>
          <table:table-cell table:formula="of:=([.Q681]-[.B328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2]*2" office:value-type="string" office:string-value="" calcext:value-type="error">
            <text:p>#VALUE!</text:p>
          </table:table-cell>
          <table:table-cell table:formula="of:=([.Q682]-[.B329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3]*2" office:value-type="string" office:string-value="" calcext:value-type="error">
            <text:p>#VALUE!</text:p>
          </table:table-cell>
          <table:table-cell table:formula="of:=([.Q683]-[.B330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4]*2" office:value-type="string" office:string-value="" calcext:value-type="error">
            <text:p>#VALUE!</text:p>
          </table:table-cell>
          <table:table-cell table:formula="of:=([.Q684]-[.B331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5]*2" office:value-type="string" office:string-value="" calcext:value-type="error">
            <text:p>#VALUE!</text:p>
          </table:table-cell>
          <table:table-cell table:formula="of:=([.Q685]-[.B332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6]*2" office:value-type="string" office:string-value="" calcext:value-type="error">
            <text:p>#VALUE!</text:p>
          </table:table-cell>
          <table:table-cell table:formula="of:=([.Q686]-[.B333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7]*2" office:value-type="string" office:string-value="" calcext:value-type="error">
            <text:p>#VALUE!</text:p>
          </table:table-cell>
          <table:table-cell table:formula="of:=([.Q687]-[.B334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8]*2" office:value-type="string" office:string-value="" calcext:value-type="error">
            <text:p>#VALUE!</text:p>
          </table:table-cell>
          <table:table-cell table:formula="of:=([.Q688]-[.B335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89]*2" office:value-type="string" office:string-value="" calcext:value-type="error">
            <text:p>#VALUE!</text:p>
          </table:table-cell>
          <table:table-cell table:formula="of:=([.Q689]-[.B336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0]*2" office:value-type="string" office:string-value="" calcext:value-type="error">
            <text:p>#VALUE!</text:p>
          </table:table-cell>
          <table:table-cell table:formula="of:=([.Q690]-[.B337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1]*2" office:value-type="string" office:string-value="" calcext:value-type="error">
            <text:p>#VALUE!</text:p>
          </table:table-cell>
          <table:table-cell table:formula="of:=([.Q691]-[.B338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2]*2" office:value-type="string" office:string-value="" calcext:value-type="error">
            <text:p>#VALUE!</text:p>
          </table:table-cell>
          <table:table-cell table:formula="of:=([.Q692]-[.B339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3]*2" office:value-type="string" office:string-value="" calcext:value-type="error">
            <text:p>#VALUE!</text:p>
          </table:table-cell>
          <table:table-cell table:formula="of:=([.Q693]-[.B340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4]*2" office:value-type="string" office:string-value="" calcext:value-type="error">
            <text:p>#VALUE!</text:p>
          </table:table-cell>
          <table:table-cell table:formula="of:=([.Q694]-[.B341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5]*2" office:value-type="string" office:string-value="" calcext:value-type="error">
            <text:p>#VALUE!</text:p>
          </table:table-cell>
          <table:table-cell table:formula="of:=([.Q695]-[.B342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6]*2" office:value-type="string" office:string-value="" calcext:value-type="error">
            <text:p>#VALUE!</text:p>
          </table:table-cell>
          <table:table-cell table:formula="of:=([.Q696]-[.B343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7]*2" office:value-type="string" office:string-value="" calcext:value-type="error">
            <text:p>#VALUE!</text:p>
          </table:table-cell>
          <table:table-cell table:formula="of:=([.Q697]-[.B344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8]*2" office:value-type="string" office:string-value="" calcext:value-type="error">
            <text:p>#VALUE!</text:p>
          </table:table-cell>
          <table:table-cell table:formula="of:=([.Q698]-[.B345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699]*2" office:value-type="string" office:string-value="" calcext:value-type="error">
            <text:p>#VALUE!</text:p>
          </table:table-cell>
          <table:table-cell table:formula="of:=([.Q699]-[.B346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700]*2" office:value-type="string" office:string-value="" calcext:value-type="error">
            <text:p>#VALUE!</text:p>
          </table:table-cell>
          <table:table-cell table:formula="of:=([.Q700]-[.B347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701]*2" office:value-type="string" office:string-value="" calcext:value-type="error">
            <text:p>#VALUE!</text:p>
          </table:table-cell>
          <table:table-cell table:formula="of:=([.Q701]-[.B348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702]*2" office:value-type="string" office:string-value="" calcext:value-type="error">
            <text:p>#VALUE!</text:p>
          </table:table-cell>
          <table:table-cell table:formula="of:=([.Q702]-[.B349])^2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NaN</text:p>
          </table:table-cell>
          <table:table-cell table:formula="of:=[.P703]*2" office:value-type="string" office:string-value="" calcext:value-type="error">
            <text:p>#VALUE!</text:p>
          </table:table-cell>
          <table:table-cell table:formula="of:=([.Q703]-[.B350])^2" office:value-type="string" office:string-value="" calcext:value-type="error">
            <text:p>#VALUE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7:34:23.389360837</dc:date>
    <meta:generator>LibreOffice/4.2.8.2$Linux_X86_64 LibreOffice_project/420m0$Build-2</meta:generator>
    <meta:editing-duration>PT2H48M49S</meta:editing-duration>
    <meta:editing-cycles>6</meta:editing-cycles>
    <meta:document-statistic meta:table-count="1" meta:cell-count="6761" meta:object-count="0"/>
  </office:meta>
</office:document-meta>
</file>